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05</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Kupiansk and Lyman directions Russian army shelled Petro-Ivanivka, Novomlynsk, Kupyansk of...</text:span>
</text:h>
      <text:p text:style-name="P4">
Authors: liveuamap (Language: en)</text:p>
      <text:p text:style-name="P4">
Time: 2023-07-04T-49:40:00</text:p>
      <text:p text:style-name="P4">
Location: Donetsk (Latitude:48.75177 Longtitude:38.07861)</text:p>
      <text:p text:style-name="P4">
Videos: []</text:p>
      <text:p text:style-name="P4">
Images: []</text:p>
      <text:p text:style-name="P4">
Tags: ["Russia"]</text:p>
      <text:p text:style-name="P4">
ID: 22573585</text:p>
      <!--METADATA-->
      <text:p text:style-name="P4">
At Kupiansk and Lyman directions Russian army shelled Petro-Ivanivka,Novomlynsk, Kupyansk of Kharkiv region; Nevske and Bilohorivka of Luhanskregion and Verkhnokamyanske, Berestove and Rozdolivka of Donetsk region, -General Staff of Armed Forces of Ukraine says in the morning report</text:p>
      <text:p text:style-name="P4">
News Collection Link: <text:a xlink:type="simple" xlink:href="https:\/\/liveuamap.com\/en\/2023\/4-july-at-kupiansk-and-lyman-directions-russian-army-shelled" text:style-name="Internet_20_link" text:visited-style-name="Visited_20_Internet_20_Link">
https:\/\/liveuamap.com\/en\/2023\/4-july-at-kupiansk-and-lyman-directions-russian-army-shelled</text:a>
</text:p>
      <text:p text:style-name="P4">
Source: <text:a xlink:type="simple" xlink:href="https://t.me/lumsrc/5265" text:style-name="Internet_20_link" text:visited-style-name="Visited_20_Internet_20_Link">
https://t.me/lumsrc/5265</text:a>
</text:p>
      <!--NEWS-->
      <text:h text:style-name="P10" text:outline-level="1">
<text:span text:style-name="T4">
At Bakhmut direction Russian army shelled Kramatorsk, Kostyantynivka, Vasukivka, Bohdanivka, ...</text:span>
</text:h>
      <text:p text:style-name="P4">
Authors: liveuamap (Language: en)</text:p>
      <text:p text:style-name="P4">
Time: 2023-07-04T-51:40:00</text:p>
      <text:p text:style-name="P4">
Location: Bakhmut (Latitude:48.52763 Longtitude:37.94952)</text:p>
      <text:p text:style-name="P4">
Videos: []</text:p>
      <text:p text:style-name="P4">
Images: []</text:p>
      <text:p text:style-name="P4">
Tags: ["Russia"]</text:p>
      <text:p text:style-name="P4">
ID: 22573584</text:p>
      <!--METADATA-->
      <text:p text:style-name="P4">
At Bakhmut direction Russian army shelled Kramatorsk, Kostyantynivka,Vasukivka, Bohdanivka, Chasiv Yar, Predtechyne and Klischiyivka of Donetskregion, - General Staff of Armed Forces of Ukraine says in the morning report</text:p>
      <text:p text:style-name="P4">
News Collection Link: <text:a xlink:type="simple" xlink:href="https:\/\/liveuamap.com\/en\/2023\/4-july-at-bakhmut-direction-russian-army-shelled-kramatorsk" text:style-name="Internet_20_link" text:visited-style-name="Visited_20_Internet_20_Link">
https:\/\/liveuamap.com\/en\/2023\/4-july-at-bakhmut-direction-russian-army-shelled-kramatorsk</text:a>
</text:p>
      <text:p text:style-name="P4">
Source: <text:a xlink:type="simple" xlink:href="https://t.me/lumsrc/5266" text:style-name="Internet_20_link" text:visited-style-name="Visited_20_Internet_20_Link">
https://t.me/lumsrc/5266</text:a>
</text:p>
      <!--NEWS-->
      <text:h text:style-name="P10" text:outline-level="1">
<text:span text:style-name="T4">
At Avdiyivka direction Russian army shelled Keramik, Avdiyivka, Syeverne, Vodyane and Nevelsk...</text:span>
</text:h>
      <text:p text:style-name="P4">
Authors: liveuamap (Language: en)</text:p>
      <text:p text:style-name="P4">
Time: 2023-07-04T-53:40:00</text:p>
      <text:p text:style-name="P4">
Location: Donetsk Oblast (Latitude:48.058 Longtitude:37.57599)</text:p>
      <text:p text:style-name="P4">
Videos: []</text:p>
      <text:p text:style-name="P4">
Images: []</text:p>
      <text:p text:style-name="P4">
Tags: ["Russia"]</text:p>
      <text:p text:style-name="P4">
ID: 22573583</text:p>
      <!--METADATA-->
      <text:p text:style-name="P4">
At Avdiyivka direction Russian army shelled Keramik, Avdiyivka, Syeverne,Vodyane and Nevelske of Donetsk region, - General Staff of Armed Forces ofUkraine says in the morning report</text:p>
      <text:p text:style-name="P4">
News Collection Link: <text:a xlink:type="simple" xlink:href="https:\/\/liveuamap.com\/en\/2023\/4-july-at-avdiyivka-direction-russian-army-shelled-keramik" text:style-name="Internet_20_link" text:visited-style-name="Visited_20_Internet_20_Link">
https:\/\/liveuamap.com\/en\/2023\/4-july-at-avdiyivka-direction-russian-army-shelled-keramik</text:a>
</text:p>
      <text:p text:style-name="P4">
Source: <text:a xlink:type="simple" xlink:href="https://t.me/lumsrc/5267" text:style-name="Internet_20_link" text:visited-style-name="Visited_20_Internet_20_Link">
https://t.me/lumsrc/5267</text:a>
</text:p>
      <!--NEWS-->
      <text:h text:style-name="P10" text:outline-level="1">
<text:span text:style-name="T4">
At Maryinka direction Russian army shelled Krasnohorivka, Heorhiyivka, Maksymilyanivka, Hostr...</text:span>
</text:h>
      <text:p text:style-name="P4">
Authors: liveuamap (Language: en)</text:p>
      <text:p text:style-name="P4">
Time: 2023-07-04T-55:40:00</text:p>
      <text:p text:style-name="P4">
Location: Donetsk Oblast (Latitude:47.91623 Longtitude:37.46338)</text:p>
      <text:p text:style-name="P4">
Videos: []</text:p>
      <text:p text:style-name="P4">
Images: []</text:p>
      <text:p text:style-name="P4">
Tags: ["Russia"]</text:p>
      <text:p text:style-name="P4">
ID: 22573582</text:p>
      <!--METADATA-->
      <text:p text:style-name="P4">
At Maryinka direction Russian army shelled Krasnohorivka, Heorhiyivka,Maksymilyanivka, Hostre and Pobyeda of Donetsk region, - General Staff ofArmed Forces of Ukraine says in the morning report</text:p>
      <text:p text:style-name="P4">
News Collection Link: <text:a xlink:type="simple" xlink:href="https:\/\/liveuamap.com\/en\/2023\/4-july-at-maryinka-direction-russian-army-shelled-krasnohorivka" text:style-name="Internet_20_link" text:visited-style-name="Visited_20_Internet_20_Link">
https:\/\/liveuamap.com\/en\/2023\/4-july-at-maryinka-direction-russian-army-shelled-krasnohorivka</text:a>
</text:p>
      <text:p text:style-name="P4">
Source: <text:a xlink:type="simple" xlink:href="https://t.me/lumsrc/5268" text:style-name="Internet_20_link" text:visited-style-name="Visited_20_Internet_20_Link">
https://t.me/lumsrc/5268</text:a>
</text:p>
      <!--NEWS-->
      <text:h text:style-name="P10" text:outline-level="1">
<text:span text:style-name="T4">
At Shakhtarske direction Russian army shelled Blahodatne, Vuhledar, Bohoyavlenka, Shakhtarske...</text:span>
</text:h>
      <text:p text:style-name="P4">
Authors: liveuamap (Language: en)</text:p>
      <text:p text:style-name="P4">
Time: 2023-07-04T-57:40:00</text:p>
      <text:p text:style-name="P4">
Location: Donetsk (Latitude:47.78906 Longtitude:36.99011)</text:p>
      <text:p text:style-name="P4">
Videos: []</text:p>
      <text:p text:style-name="P4">
Images: []</text:p>
      <text:p text:style-name="P4">
Tags: ["Russia"]</text:p>
      <text:p text:style-name="P4">
ID: 22573581</text:p>
      <!--METADATA-->
      <text:p text:style-name="P4">
At Shakhtarske direction Russian army shelled Blahodatne, Vuhledar,Bohoyavlenka, Shakhtarske and Zolota Nyva of Donetsk region. Russian aviationconducted airstrike at Blahodatne of Donetsk region, - General Staff of ArmedForces of Ukraine says in the morning report</text:p>
      <text:p text:style-name="P4">
News Collection Link: <text:a xlink:type="simple" xlink:href="https:\/\/liveuamap.com\/en\/2023\/4-july-at-shakhtarske-direction-russian-army-shelled-blahodatne" text:style-name="Internet_20_link" text:visited-style-name="Visited_20_Internet_20_Link">
https:\/\/liveuamap.com\/en\/2023\/4-july-at-shakhtarske-direction-russian-army-shelled-blahodatne</text:a>
</text:p>
      <text:p text:style-name="P4">
Source: <text:a xlink:type="simple" xlink:href="https://t.me/lumsrc/5269" text:style-name="Internet_20_link" text:visited-style-name="Visited_20_Internet_20_Link">
https://t.me/lumsrc/5269</text:a>
</text:p>
      <!--NEWS-->
      <text:h text:style-name="P10" text:outline-level="1">
<text:span text:style-name="T4">
At Zaporizhzhia and Kherson directions Russian army shelled Huliaipilske, Bilohirya, Mala Tok...</text:span>
</text:h>
      <text:p text:style-name="P4">
Authors: liveuamap (Language: en)</text:p>
      <text:p text:style-name="P4">
Time: 2023-07-04T-59:40:00</text:p>
      <text:p text:style-name="P4">
Location: Kherson (Latitude:46.64307 Longtitude:32.62939)</text:p>
      <text:p text:style-name="P4">
Videos: []</text:p>
      <text:p text:style-name="P4">
Images: []</text:p>
      <text:p text:style-name="P4">
Tags: ["Russia"]</text:p>
      <text:p text:style-name="P4">
ID: 22573580</text:p>
      <!--METADATA-->
      <text:p text:style-name="P4">
At Zaporizhzhia and Kherson directions Russian army shelled Huliaipilske,Bilohirya, Mala Tokmachka of Zaporizhzhia region; Marhanets, Nikopol ofDnipropetrovsk region; Antonivka of Kherson region and Kherson city, - GeneralStaff of Armed Forces of Ukraine says in the morning report</text:p>
      <text:p text:style-name="P4">
News Collection Link: <text:a xlink:type="simple" xlink:href="https:\/\/liveuamap.com\/en\/2023\/4-july-at-zaporizhzhia-and-kherson-directions-russian-army" text:style-name="Internet_20_link" text:visited-style-name="Visited_20_Internet_20_Link">
https:\/\/liveuamap.com\/en\/2023\/4-july-at-zaporizhzhia-and-kherson-directions-russian-army</text:a>
</text:p>
      <text:p text:style-name="P4">
Source: <text:a xlink:type="simple" xlink:href="https://t.me/lumsrc/5270" text:style-name="Internet_20_link" text:visited-style-name="Visited_20_Internet_20_Link">
https://t.me/lumsrc/5270</text:a>
</text:p>
      <!--NEWS-->
      <text:h text:style-name="P10" text:outline-level="1">
<text:span text:style-name="T4">
Виникли запитання під час проходження ВЛК — телефонуй на гарячу лінію</text:span>
</text:h>
      <text:p text:style-name="P4">
Author: ['АРМІЯINFORM']</text:p>
      <text:p text:style-name="P4">
Time: 2023-07-04T10:00:00-04:00</text:p>
      <text:p text:style-name="P4">
Description: Кабінет Міністрів України затвердив план заходів з оптимізації процес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image.png" text:style-name="Internet_20_link" text:visited-style-name="Visited_20_Internet_20_Link">
image.png</text:a>
']</text:p>
      <text:p text:style-name="P4">
Tags: ['ВЛК', 'МСЕК', 'ПОРАНЕНІ', 'ТУРБОТА']</text:p>
      <text:p text:style-name="P4">
Category: News</text:p>
      <!--METADATA-->
      <text:p text:style-name="P4">
<draw:frame draw:style-name="fr1" draw:name="Image2" text:anchor-type="as-char" svg:width="6.9236in" svg:height="6.9236in" draw:z-index="0">
<draw:image xlink:href="../Images/AРМІЯINFORM/2023-07-04T10-00-00-04-00/image.png" xlink:type="simple" xlink:show="embed" xlink:actuate="onLoad" draw:mime-type="image/png"/>
</draw:frame>
</text:p>
      <text:p text:style-name="P4">
Кабінет Міністрів України затвердив план заходів з оптимізації процесіввійськово-лікарської експертизи на 2023 рік, завдяки якому військовослужбовціотримають належний та швидкий сервіс проходження ВЛК. Також зменшитьсянавантаження на заклади охорони здоров’я в системі Міністерства оборониУкраїни, інші складових Сил оборони та комунальні заклади охорони здоров’я.</text:p>
      <text:p text:style-name="P4">
Якщо у вас виникли запитання під час проходження ВЛК, ось перелік гарячихліній, на які варто телефонувати:</text:p>
      <text:p text:style-name="P4">
<text:span text:style-name="T4">
Міністерство оборони України</text:span>
</text:p>
      <text:p text:style-name="P4">
Інформаційна підтримка військовослужбовців ЗСУ з питань отримання направленняна лікування, проходження ВЛК, отримання соціальних гарантій, процедуриоскарження рішень ВЛК та інших питань.  <text:a xlink:type="simple" xlink:href="tel:0800500442" text:style-name="Internet_20_link" text:visited-style-name="Visited_20_Internet_20_Link">
<text:span text:style-name="T4">
0 800 500 442</text:span>
</text:a>
</text:p>
      <text:p text:style-name="P4">
<text:span text:style-name="T4">
Командування Медичних Сил Збройних Сил України</text:span>
</text:p>
      <text:p text:style-name="P4">
Медичне забезпечення військовослужбовців ЗСУ  <text:a xlink:type="simple" xlink:href="tel:0445228358" text:style-name="Internet_20_link" text:visited-style-name="Visited_20_Internet_20_Link">
<text:span text:style-name="T4">
(044) 522 83 58</text:span>
</text:a>
</text:p>
      <text:p text:style-name="P4">
<text:span text:style-name="T4">
Сили Територіальної Оборони ЗСУ</text:span>
</text:p>
      <text:p text:style-name="P4">
Інформаційна підтримка військовослужбовців Сил ТрО ЗСУ з питань отриманнянаправлення на лікування, проходження ВЛК, отримання соціальних гарантій,процедури оскарження рішень ВЛК та інших питань.  <text:a xlink:type="simple" xlink:href="tel:0800507028" text:style-name="Internet_20_link" text:visited-style-name="Visited_20_Internet_20_Link">
<text:span text:style-name="T4">
0 800 507 028</text:span>
</text:a>
</text:p>
      <text:p text:style-name="P4">
<text:span text:style-name="T4">
Міністерство охорони здоров’я України</text:span>
</text:p>
      <text:p text:style-name="P4">
Підтримка військовослужбовців з питань проходження МСЕК, ВЛК у цивільнихзакладах охорони здоров’я, прийом скарг на обслуговування в цивільних закладахохорони здоров’я.  <text:a xlink:type="simple" xlink:href="tel:0800602019" text:style-name="Internet_20_link" text:visited-style-name="Visited_20_Internet_20_Link">
<text:span text:style-name="T4">
0 800 60 20 19</text:span>
</text:a>
</text:p>
      <text:p text:style-name="P4">
<text:span text:style-name="T4">
Міністерство у справах ветеранів України</text:span>
</text:p>
      <text:p text:style-name="P4">
Підтримка ветеранів війни  <text:a xlink:type="simple" xlink:href="tel:+380632271427" text:style-name="Internet_20_link" text:visited-style-name="Visited_20_Internet_20_Link">
<text:span text:style-name="T4">
+38 (063) 227-14-27</text:span>
</text:a>
 (з питань встановлення статусівта соціального захисту);  <text:a xlink:type="simple" xlink:href="tel:+380630355468" text:style-name="Internet_20_link" text:visited-style-name="Visited_20_Internet_20_Link">
<text:span text:style-name="T4">
+38 (063) 035-54-68</text:span>
</text:a>
 (з питань психологічної допомоги,оздоровлення, освіти)</text:p>
      <text:p text:style-name="P4">
<text:span text:style-name="T4">
Національне інформаційне бюро з питань військовополонених, примусоводепортованих та зниклих осіб</text:span>
</text:p>
      <text:p text:style-name="P4">
Підтримка родин військовополонених, примусово депортованих та зниклих осіб  <text:a xlink:type="simple" xlink:href="tel:+380442878165" text:style-name="Internet_20_link" text:visited-style-name="Visited_20_Internet_20_Link">
<text:span text:style-name="T4">
+38 (044) 287-81-65</text:span>
</text:a>
(дзвінки з-за кордону)</text:p>
      <text:p text:style-name="P4">
<text:span text:style-name="T4">
Урядовий контактний центр</text:span>
</text:p>
      <text:p text:style-name="P4">
Гаряча лінія Уряду України  <text:a xlink:type="simple" xlink:href="tel:1545" text:style-name="Internet_20_link" text:visited-style-name="Visited_20_Internet_20_Link">
<text:span text:style-name="T4">
1545</text:span>
</text:a>
 — загальна урядова «гаряча лінія»  <text:a xlink:type="simple" xlink:href="tel:1545" text:style-name="Internet_20_link" text:visited-style-name="Visited_20_Internet_20_Link">
<text:span text:style-name="T4">
1545</text:span>
</text:a>
 (на IVR кнопка 9) — «Гаряча лінія» з питань ветераніввійни та членів їх сімей</text:p>
      <text:p text:style-name="P4">
Джерело: сайт <text:a xlink:type="simple" xlink:href="https://turbota.mil.gov.ua/korysni-kontakty" text:style-name="Internet_20_link" text:visited-style-name="Visited_20_Internet_20_Link">
Турбота</text:a>
</text:p>
      <text:p text:style-name="P4">
Source: <text:a xlink:type="simple" xlink:href="https://armyinform.com.ua/2023/07/04/vynykly-pytannya-pry-prohodzhenni-vlk-telefonuj-na-garyachu-liniyu/" text:style-name="Internet_20_link" text:visited-style-name="Visited_20_Internet_20_Link">
https://armyinform.com.ua/2023/07/04/vynykly-pytannya-pry-prohodzhenni-vlk-telefonuj-na-garyachu-liniyu/</text:a>
</text:p>
      <!--NEWS-->
      <text:h text:style-name="P10" text:outline-level="1">
<text:span text:style-name="T4">
Ситуація із зовнішніми електропостачанням ЗАЕС залишається дуже вразливою — МАГАТЕ</text:span>
</text:h>
      <text:p text:style-name="P4">
Author: ['АРМІЯINFORM']</text:p>
      <text:p text:style-name="P4">
Time: 2023-07-04T12:00:00-04:00</text:p>
      <text:p text:style-name="P4">
Description: Запорізьку атомну електростанцію вперше за чотири місяці підключили до єдиної доступ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zaes-1.jpg" text:style-name="Internet_20_link" text:visited-style-name="Visited_20_Internet_20_Link">
zaes-1.jpg</text:a>
']</text:p>
      <text:p text:style-name="P4">
Tags: ['ЗАЕС', 'МАГАТЕ']</text:p>
      <text:p text:style-name="P4">
Category: News</text:p>
      <!--METADATA-->
      <text:p text:style-name="P4">
<draw:frame draw:style-name="fr1" draw:name="Image3" text:anchor-type="as-char" svg:width="6.9236in" svg:height="3.894525in" draw:z-index="0">
<draw:image xlink:href="../Images/AРМІЯINFORM/2023-07-04T12-00-00-04-00/zaes-1.jpg" xlink:type="simple" xlink:show="embed" xlink:actuate="onLoad" draw:mime-type="image/jpeg"/>
</draw:frame>
</text:p>
      <text:p text:style-name="P4">
Запорізьку атомну електростанцію вперше за чотири місяці підключили до єдиноїдоступної резервної лінії електропередач, проте ситуація залишається«надзвичайно вразливою» та нестабільною. Про це<text:a xlink:type="simple" xlink:href="https://www.iaea.org/newscenter/pressreleases/update-169-iaea-director-general-statement-on-situation-in-ukraine-0" text:style-name="Internet_20_link" text:visited-style-name="Visited_20_Internet_20_Link">
повідомляється</text:a>
 на сайті МАГАТЕ.</text:p>
      <text:p text:style-name="P4">
«Хоча повторне підключення резервної лінії електропередач є позитивним,ситуація із зовнішніми електропостачанням станції залишається дуже вразливою,що підкреслює ненадійну ситуацію з ядерною безпекою та безпекою на об’єкті», —зазначив гендиректор МАГАТЕ Гроссі.</text:p>
      <text:p text:style-name="P4">
Підключення ЗАЕС до єдиної лінії електропередач 330 кіловольт (кВ), щозалишилася з шести таких резервних ліній до конфлікту, було розірвано 1березня через пошкодження на іншому березі річки Дніпро та відновлено ввечері1 липня. Роботи з відновлення лінії електропередач були ускладнені черезскладну безпекову ситуацію в південному регіоні.</text:p>
      <text:p text:style-name="P4">
Повторне підключення лінії 330 кВ є важливим, оскільки протягом останніхкількох місяців ЗАЕС покладалася на єдину магістральну лінію 750 кВ длязовнішньої електроенергії, необхідної для охолодження реактора та іншихважливих функцій ядерної безпеки. До початку конфлікту в лютому 2022 року вньому було чотири лінії 750 кВ.</text:p>
      <text:p text:style-name="P4">
Нині лінія 330 кВ під напругою і зберігається як резервна та готова доживлення ЗАЕС, якщо лінія 750 кВ стане недоступною або буде пошкоджена.</text:p>
      <text:p text:style-name="P4">
Під час конфлікту ЗАЕС наразі сім разів втрачала електропостачання за межамимайданчика, що змушує її тимчасово використовувати аварійні дизель-генераторидля отримання електроенергії.</text:p>
      <text:p text:style-name="P4">
Source: <text:a xlink:type="simple" xlink:href="https://armyinform.com.ua/2023/07/04/sytuacziya-iz-zovnishnimy-elektropostachannyam-zaes-zalyshayetsya-duzhe-vrazlyvoyu-magate/" text:style-name="Internet_20_link" text:visited-style-name="Visited_20_Internet_20_Link">
https://armyinform.com.ua/2023/07/04/sytuacziya-iz-zovnishnimy-elektropostachannyam-zaes-zalyshayetsya-duzhe-vrazlyvoyu-magate/</text:a>
</text:p>
      <!--NEWS-->
      <text:h text:style-name="P10" text:outline-level="1">
<text:span text:style-name="T4">
Чернігівська область: розпочав роботу пересувний мобільний клас із мінної безпеки</text:span>
</text:h>
      <text:p text:style-name="P4">
Author: ['АРМІЯINFORM']</text:p>
      <text:p text:style-name="P4">
Time: 2023-07-04T14:00:00-04:00</text:p>
      <text:p text:style-name="P4">
Description: Навчання заходів безпеки життєдіяльності є одним з пріоритетних завдань для фахівців ДСН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imagetools2.jpg" text:style-name="Internet_20_link" text:visited-style-name="Visited_20_Internet_20_Link">
imagetools2.jpg</text:a>
', '<text:a xlink:type="simple" xlink:href="https://armyinform.com.ua/wp-content/uploads/2023/07/imagetools0.jpg" text:style-name="Internet_20_link" text:visited-style-name="Visited_20_Internet_20_Link">
imagetools0.jpg</text:a>
']</text:p>
      <text:p text:style-name="P4">
Tags: ['ДСНС', 'ДСНС УКРАЇНИ']</text:p>
      <text:p text:style-name="P4">
Category: News</text:p>
      <!--METADATA-->
      <text:p text:style-name="P4">
<draw:frame draw:style-name="fr1" draw:name="Image4" text:anchor-type="as-char" svg:width="6.9236in" svg:height="4.618041in" draw:z-index="0">
<draw:image xlink:href="../Images/AРМІЯINFORM/2023-07-04T14-00-00-04-00/imagetools2.jpg" xlink:type="simple" xlink:show="embed" xlink:actuate="onLoad" draw:mime-type="image/jpeg"/>
</draw:frame>
</text:p>
      <text:p text:style-name="P4">
Навчання заходів безпеки життєдіяльності є одним з пріоритетних завдань дляфахівців ДСНС України. В нашій державі іде війна, і кожен має знати та чітковиконувати необхідні дії у разі виявлення вибухонебезпечних та підозрілихпредметів. Про це <text:a xlink:type="simple" xlink:href="https://dsns.gov.ua/uk/news/ostanni-novini/cernigivska-oblast-rozpocav-robotu-peresuvnii-mobilnii-klas-z-minnoyi-bezpeki" text:style-name="Internet_20_link" text:visited-style-name="Visited_20_Internet_20_Link">
повідомляється</text:a>
 на сайті ДСНС України.</text:p>
      <text:p text:style-name="P4">
Тому рятувальники Чернігівщини, аби навчити населення протистояти ризикам,пов’язаним з вибухонебезпечними предметами, та як діяти у разі загрозивиникнення надзвичайних ситуацій воєнного характеру, створили мобільний клас змінної безпеки, який днями розпочав свою роботу.</text:p>
      <text:p text:style-name="P4">
<draw:frame draw:style-name="fr1" draw:name="Image5" text:anchor-type="as-char" svg:width="6.9236in" svg:height="4.618041in" draw:z-index="0">
<draw:image xlink:href="../Images/AРМІЯINFORM/2023-07-04T14-00-00-04-00/imagetools0.jpg" xlink:type="simple" xlink:show="embed" xlink:actuate="onLoad" draw:mime-type="image/jpeg"/>
</draw:frame>
</text:p>
      <text:p text:style-name="P4">
Так, під час виїзної лекції в одну з громад Чернігівського району рятувальникипровели роз’яснювальну роботу, щоб навчити присутніх та нагадати про правилабезпеки життєдіяльності. За допомогою 3D-макетів надзвичайники розповіли пронайпоширеніші види вибухонебезпечних предметів: їх види, наслідки необережногоповодження, а також розповіли основні вимоги у разі виявлення підозрілихпредметів. Громадянам наголосили, що натрапити на небезпечну знахідку можнаскрізь, адже вибухівка може бути замаскована в іграшки, яскраві пакунки,побутові речі тощо, тож необхідно бути максимально уважним і обережним.</text:p>
      <text:p text:style-name="P4">
Всім присутнім рятувальники роздали тематичні пам’ятки, буклети, розмальовкивід Дитячого фонду ООН UNICEF Ukraine.</text:p>
      <text:p text:style-name="P4">
Source: <text:a xlink:type="simple" xlink:href="https://armyinform.com.ua/2023/07/04/chernigivska-oblast-rozpochav-robotu-peresuvnyj-mobilnyj-klas-z-minnoyi-bezpeky/" text:style-name="Internet_20_link" text:visited-style-name="Visited_20_Internet_20_Link">
https://armyinform.com.ua/2023/07/04/chernigivska-oblast-rozpochav-robotu-peresuvnyj-mobilnyj-klas-z-minnoyi-bezpeky/</text:a>
</text:p>
      <!--NEWS-->
      <text:h text:style-name="P10" text:outline-level="1">
<text:span text:style-name="T4">
Протягом минулої доби у протиповітряному бою наші воїни знищили 16 «шахедів»</text:span>
</text:h>
      <text:p text:style-name="P4">
Author: ['АРМІЯINFORM']</text:p>
      <text:p text:style-name="P4">
Time: 2023-07-04T16:00:00-04:00</text:p>
      <text:p text:style-name="P4">
Description: Про це повідомляє ГШ ЗС України.    «За уточненою інформацією, протягом минулої до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geran-shahed.jpg" text:style-name="Internet_20_link" text:visited-style-name="Visited_20_Internet_20_Link">
geran-shahed.jpg</text:a>
']</text:p>
      <text:p text:style-name="P4">
Tags: ['SHAHED', 'STOPRUSSIA', 'ВТОРГНЕННЯ РФ', 'ГШ ЗС УКРАЇНИ', 'ХРОНІКА ОБОРОНИ']</text:p>
      <text:p text:style-name="P4">
Category: News</text:p>
      <!--METADATA-->
      <text:p text:style-name="P4">
<draw:frame draw:style-name="fr1" draw:name="Image6" text:anchor-type="as-char" svg:width="6.9236in" svg:height="3.499428in" draw:z-index="0">
<draw:image xlink:href="../Images/AРМІЯINFORM/2023-07-04T16-00-00-04-00/geran-shahed.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pkdwwHKJ5eZcJc9FQ6u2pJAfj4vkxsmmVQTVdqqNbJFGN4KTPEKy7wywg3ATtH9ol" text:style-name="Internet_20_link" text:visited-style-name="Visited_20_Internet_20_Link">
повідомляє</text:a>
ГШ ЗС України.</text:p>
      <text:p text:style-name="P4">
«За уточненою інформацією, протягом минулої доби російські окупантизастосували 3 зенітні керовані ракети із ЗРК С-300 та 22 іранських ударнихБПЛА типу Shahed по цивільних інфраструктурних об’єктах у Сумській, Донецькійта Запорізькій областях. В результаті протиповітряного бою наші воїни знищили16 ударних БПЛА типу Shahed», — йдеться у повідомленні.</text:p>
      <text:p text:style-name="P4">
Також зазначається, що сьогодні вночі російська федерація завдала черговогоудару іранськими ударними БПЛА Shahed. Інформація щодо наслідків російськоїтерористичної атаки наразі уточнюється.</text:p>
      <text:p text:style-name="P4">
У ГШ ЗС України нагадують, що ймовірність завдання ракетних та авіаційнихударів по всій території України залишається дуже високою.</text:p>
      <text:p text:style-name="P4">
Source: <text:a xlink:type="simple" xlink:href="https://armyinform.com.ua/2023/07/04/u-protypovitryanomu-boyu-nashi-voyiny-znyshhyly-16-shahed-iv/" text:style-name="Internet_20_link" text:visited-style-name="Visited_20_Internet_20_Link">
https://armyinform.com.ua/2023/07/04/u-protypovitryanomu-boyu-nashi-voyiny-znyshhyly-16-shahed-iv/</text:a>
</text:p>
      <!--NEWS-->
      <text:h text:style-name="P10" text:outline-level="1">
<text:span text:style-name="T4">
Spokesperson of Tavriya direction Defense forces claims Russian troops using lewisite in combat</text:span>
</text:h>
      <text:p text:style-name="P4">
Authors: liveuamap (Language: en)</text:p>
      <text:p text:style-name="P4">
Time: 2023-07-04T17:44:00</text:p>
      <text:p text:style-name="P4">
Location: Vuhledar (Latitude:47.71518 Longtitude:37.22651)</text:p>
      <text:p text:style-name="P4">
Videos: []</text:p>
      <text:p text:style-name="P4">
Images: ["<text:a xlink:type="simple" xlink:href="https://liveuamap.com/pics/2023/07/05/22573943_0.jpg" text:style-name="Internet_20_link" text:visited-style-name="Visited_20_Internet_20_Link">
22573943_0.jpg</text:a>
"]</text:p>
      <text:p text:style-name="P4">
Tags: ["Europe", "Central and Eastern Europe"]</text:p>
      <text:p text:style-name="P4">
ID: 22573943</text:p>
      <!--METADATA-->
      <text:p text:style-name="P4">
Spokesperson of Tavriya direction Defense forces claims Russian troops usinglewisite in combat</text:p>
      <text:p text:style-name="P4">
<draw:frame draw:style-name="fr1" draw:name="Image7" text:anchor-type="as-char" svg:width="6.9236in" svg:height="4.615733in" draw:z-index="0">
<draw:image xlink:href="../Images/liveuamap/2023-07-04T17-44-00/22573943_0.jpg" xlink:type="simple" xlink:show="embed" xlink:actuate="onLoad" draw:mime-type="image/jpeg"/>
</draw:frame>
</text:p>
      <text:p text:style-name="P4">
News Collection Link: <text:a xlink:type="simple" xlink:href="https:\/\/liveuamap.com\/en\/2023\/4-july-spokesperson-of-tavriya-direction-defense-forces-claims" text:style-name="Internet_20_link" text:visited-style-name="Visited_20_Internet_20_Link">
https:\/\/liveuamap.com\/en\/2023\/4-july-spokesperson-of-tavriya-direction-defense-forces-claims</text:a>
</text:p>
      <text:p text:style-name="P4">
Source: <text:a xlink:type="simple" xlink:href="https://t.me/Tsaplienko/35136" text:style-name="Internet_20_link" text:visited-style-name="Visited_20_Internet_20_Link">
https://t.me/Tsaplienko/35136</text:a>
</text:p>
      <!--NEWS-->
      <text:h text:style-name="P10" text:outline-level="1">
<text:span text:style-name="T4">
На Бахмутському напрямку відбито 9 атак противника, на Мар’їнському — 15</text:span>
</text:h>
      <text:p text:style-name="P4">
Author: ['АРМІЯINFORM']</text:p>
      <text:p text:style-name="P4">
Time: 2023-07-04T18:00:00-04:00</text:p>
      <text:p text:style-name="P4">
Description: Про це повідомляє ГШ ЗС України.    «Противник зосереджує основні зусилля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6227513_612425501070532_8508136626950614308_n.jpg" text:style-name="Internet_20_link" text:visited-style-name="Visited_20_Internet_20_Link">
356227513_612425501070532_8508136626950614308_n.jpg</text:a>
']</text:p>
      <text:p text:style-name="P4">
Tags: ['STOPRUSSIA', 'БАХМУТ', 'ВТОРГНЕННЯ РФ', 'ГШ ЗС УКРАЇНИ', 'ЛИМАН', 'МАР’ЇНКА']</text:p>
      <text:p text:style-name="P4">
Category: News</text:p>
      <!--METADATA-->
      <text:p text:style-name="P4">
<draw:frame draw:style-name="fr1" draw:name="Image8" text:anchor-type="as-char" svg:width="6.9236in" svg:height="4.622945in" draw:z-index="0">
<draw:image xlink:href="../Images/AРМІЯINFORM/2023-07-04T18-00-00-04-00/356227513_612425501070532_8508136626950614308_n.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2pkdwwHKJ5eZcJc9FQ6u2pJAfj4vkxsmmVQTVdqqNbJFGN4KTPEKy7wywg3ATtH9ol" text:style-name="Internet_20_link" text:visited-style-name="Visited_20_Internet_20_Link">
повідомляє</text:a>
ГШ ЗС України.</text:p>
      <text:p text:style-name="P4">
«Противник зосереджує основні зусилля на Лиманському, Бахмутському,Авдіївському та Мар’їнському напрямках, тривають важкі бої. Протягом добивідбулось понад 40 бойових зіткнень», — йдеться у повідомленні.</text:p>
      <text:p text:style-name="P4">
Зазначається, що на Бахмутському напрямку, під щільним вогнем авіації таартилерії противника, наші захисники успішно відбили 9 атак противника врайонах Григорівки, Богданівки, західніше Ягідного, Іванівського та південо-східніше Білої Гори Донецької області, а на Мар’їнському напрямку, підворожими авіаударами та вогнем артилерії, наші захисники відбили 15 атакпротивника в районі міста Мар’їнка.</text:p>
      <text:p text:style-name="P4">
Також на Куп’янському та Лиманському напрямках ворог активно завдавававіаударів, при цьому наші захисники успішно відбили 7 атак противника врайонах південніше Новоселівського, Нововодяного, західніше Діброви Луганськоїобласті та північно-східніше Серебрянського лісництва і неподалік ВеселогоДонецької області.</text:p>
      <text:p text:style-name="P4">
Source: <text:a xlink:type="simple" xlink:href="https://armyinform.com.ua/2023/07/04/na-bahmutskomu-napryamku-vidbyto-9-atak-protyvnyka-na-maryinskomu-15/" text:style-name="Internet_20_link" text:visited-style-name="Visited_20_Internet_20_Link">
https://armyinform.com.ua/2023/07/04/na-bahmutskomu-napryamku-vidbyto-9-atak-protyvnyka-na-maryinskomu-15/</text:a>
</text:p>
      <!--NEWS-->
      <text:h text:style-name="P10" text:outline-level="1">
<text:span text:style-name="T4">
На Луганщині окупанти влаштували два шпиталі в дитячих оздоровчих таборах</text:span>
</text:h>
      <text:p text:style-name="P4">
Author: ['АРМІЯINFORM']</text:p>
      <text:p text:style-name="P4">
Time: 2023-07-04T20:00:00-04:00</text:p>
      <text:p text:style-name="P4">
Description: Про це повідомляє ГШ ЗС України.    «Російські окупанти продовжують порушення нор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4247daa90f1ad1d8f723a3395b60312edcc45c2.jpg" text:style-name="Internet_20_link" text:visited-style-name="Visited_20_Internet_20_Link">
64247daa90f1ad1d8f723a3395b60312edcc45c2.jpg</text:a>
']</text:p>
      <text:p text:style-name="P4">
Tags: ['STOPRUSSIA', 'ВОЄННІ ЗЛОЧИНИ ЗС РФ', 'ВТОРГНЕННЯ РФ', 'ГШ ЗС УКРАЇНИ', 'ЛИМАН']</text:p>
      <text:p text:style-name="P4">
Category: News</text:p>
      <!--METADATA-->
      <text:p text:style-name="P4">
<draw:frame draw:style-name="fr1" draw:name="Image9" text:anchor-type="as-char" svg:width="6.9236in" svg:height="5.189751in" draw:z-index="0">
<draw:image xlink:href="../Images/AРМІЯINFORM/2023-07-04T20-00-00-04-00/64247daa90f1ad1d8f723a3395b60312edcc45c2.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2pkdwwHKJ5eZcJc9FQ6u2pJAfj4vkxsmmVQTVdqqNbJFGN4KTPEKy7wywg3ATtH9ol" text:style-name="Internet_20_link" text:visited-style-name="Visited_20_Internet_20_Link">
повідомляє</text:a>
ГШ ЗС України.</text:p>
      <text:p text:style-name="P4">
«Російські окупанти продовжують порушення норм міжнародного гуманітарногоправа та використання дитячих закладів тимчасово окупованих населених пунктівдля надання медичної допомоги своїм пораненим військовослужбовцям. Так, внаселеному пункті Макарове Луганської області, на території дитячогооздоровчого табору, російські військовослужбовці облаштували військовийшпиталь, де знаходиться понад 100 поранених окупантів. По всій територіїтабору розосереджена російська військова техніка та блокпости. В безпосереднійблизькості знаходяться житлові будинки місцевого населення», — йдеться уповідомленні.</text:p>
      <text:p text:style-name="P4">
Зазначається, що подібна ситуація і в місті Лиман Луганської області, деросійські окупанти переобладнали під військовий шпиталь дитячий оздоровчийтабір “Ялинка”, в якому на лікуванні також перебуває понад 100 пораненихзагарбників. Територія табору також використовується для зберігання військовоїтехніки.</text:p>
      <text:p text:style-name="P4">
Source: <text:a xlink:type="simple" xlink:href="https://armyinform.com.ua/2023/07/04/na-luganshhyni-okupanty-vlashtuvaly-dva-shpytali-u-dytyachyh-ozdorovchyh-taborah/" text:style-name="Internet_20_link" text:visited-style-name="Visited_20_Internet_20_Link">
https://armyinform.com.ua/2023/07/04/na-luganshhyni-okupanty-vlashtuvaly-dva-shpytali-u-dytyachyh-ozdorovchyh-taborah/</text:a>
</text:p>
      <!--NEWS-->
      <text:h text:style-name="P10" text:outline-level="1">
<text:span text:style-name="T4">
Українські захисники за добу ліквідували майже 800 окупантів, знищили 32 артсистеми і 6 РСЗВ</text:span>
</text:h>
      <text:p text:style-name="P4">
Author: ['АРМІЯINFORM']</text:p>
      <text:p text:style-name="P4">
Time: 2023-07-04T22:00:00-04:00</text:p>
      <text:p text:style-name="P4">
Description: Загальні бойові втрати противника з 24.02.22 по 04.07.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d09eeee2-ce46-4b4f-9df0-8d86cd6350ec-scaled.jpg" text:style-name="Internet_20_link" text:visited-style-name="Visited_20_Internet_20_Link">
d09eeee2-ce46-4b4f-9df0-8d86cd6350ec-scaled.jpg</text:a>
']</text:p>
      <text:p text:style-name="P4">
Tags: ['АГРЕСІЯ РФ', 'ВТОРГНЕННЯ РФ', 'ВТРАТИ ВОРОГА', 'ГШ ЗСУ']</text:p>
      <text:p text:style-name="P4">
Category: News</text:p>
      <!--METADATA-->
      <text:p text:style-name="P4">
<draw:frame draw:style-name="fr1" draw:name="Image10" text:anchor-type="as-char" svg:width="6.9236in" svg:height="6.958218in" draw:z-index="0">
<draw:image xlink:href="../Images/AРМІЯINFORM/2023-07-04T22-00-00-04-00/d09eeee2-ce46-4b4f-9df0-8d86cd6350ec-scaled.jpg" xlink:type="simple" xlink:show="embed" xlink:actuate="onLoad" draw:mime-type="image/jpeg"/>
</draw:frame>
</text:p>
      <text:p text:style-name="P4">
Загальні бойові втрати противника з 24.02.22 по 04.07.23 орієнтовностановлять:</text:p>
      <ul>
        <li>
<text:span text:style-name="T4">
особового складу ‒</text:span>
 231030 (+770) осіб ліквідовано  * <text:span text:style-name="T4">
танків ‒</text:span>
 4059 (+2)  * <text:span text:style-name="T4">
бойових броньованих машин ‒</text:span>
 7908 (+9)  * <text:span text:style-name="T4">
артилерійських систем ‒</text:span>
 4252 (+32)  * <text:span text:style-name="T4">
РСЗВ ‒</text:span>
 647 (+6)  * <text:span text:style-name="T4">
засоби ППО ‒</text:span>
 394 (+3)  * <text:span text:style-name="T4">
літаків ‒</text:span>
 315 (0)  * <text:span text:style-name="T4">
гелікоптерів ‒</text:span>
 309 (0)  * <text:span text:style-name="T4">
БПЛА оперативно-тактичного рівня ‒</text:span>
 3602 (+29)  * <text:span text:style-name="T4">
крилаті ракети ‒</text:span>
 1264 (0)  * <text:span text:style-name="T4">
кораблі / катери ‒</text:span>
 18 (0)  * <text:span text:style-name="T4">
автомобільної техніки та автоцистерн ‒</text:span>
 6843 (+9)  * <text:span text:style-name="T4">
спеціальна техніка ‒</text:span>
 590 (0)</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4.07.23.</text:p>
      <text:p text:style-name="P4">
Source: <text:a xlink:type="simple" xlink:href="https://armyinform.com.ua/2023/07/04/ukrayinski-zahysnyky-za-dobu-likviduvaly-majzhe-800-okupantiv-znyshhyly-32-artsystemy-i-6-rszv/" text:style-name="Internet_20_link" text:visited-style-name="Visited_20_Internet_20_Link">
https://armyinform.com.ua/2023/07/04/ukrayinski-zahysnyky-za-dobu-likviduvaly-majzhe-800-okupantiv-znyshhyly-32-artsystemy-i-6-rszv/</text:a>
</text:p>
      <!--NEWS-->
      <text:h text:style-name="P10" text:outline-level="1">
<text:span text:style-name="T4">
Міністри оборони Польщі та Німеччини: Нам потрібно якнайшвидше знайти найкращі рішення для допомоги Україні</text:span>
</text:h>
      <text:p text:style-name="P4">
Author: ['АРМІЯINFORM']</text:p>
      <text:p text:style-name="P4">
Time: 2023-07-04T24:00:00-04:00</text:p>
      <text:p text:style-name="P4">
Description: Міністр національної оборони Польщі Маріуш Блащак під час зустрічі зі своїм німецьк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blashhak_pistorius.jpg" text:style-name="Internet_20_link" text:visited-style-name="Visited_20_Internet_20_Link">
blashhak_pistorius.jpg</text:a>
']</text:p>
      <text:p text:style-name="P4">
Tags: ['STOPRUSSIA', 'АГРЕСІЯ РФ', 'ВТОРГНЕННЯ РФ', 'НІМЕЧЧИНА', 'ПОЛЬЩА']</text:p>
      <text:p text:style-name="P4">
Category: News</text:p>
      <!--METADATA-->
      <text:p text:style-name="P4">
<draw:frame draw:style-name="fr1" draw:name="Image11" text:anchor-type="as-char" svg:width="6.9236in" svg:height="3.894525in" draw:z-index="0">
<draw:image xlink:href="../Images/AРМІЯINFORM/2023-07-04T24-00-00-04-00/blashhak_pistorius.jpg" xlink:type="simple" xlink:show="embed" xlink:actuate="onLoad" draw:mime-type="image/jpeg"/>
</draw:frame>
</text:p>
      <text:p text:style-name="P4">
Міністр національної оборони Польщі Маріуш Блащак під час зустрічі зі своїмнімецьким колегою Борисом Пісторіусом у 18-му зенітному полку у Замостізаявив, що міністри зустрічаються регулярно і обмінюються думками щодопідтримки України.</text:p>
      <text:p text:style-name="P4">
Про це <text:a xlink:type="simple" xlink:href="https://twitter.com/MON_GOV_PL/status/1675816777194848256" text:style-name="Internet_20_link" text:visited-style-name="Visited_20_Internet_20_Link">
повідомляє</text:a>
пресслужба Міністерства національної оборони Польщі.</text:p>
      <text:p text:style-name="P4">
«Ми також говорили про промислову кооперацію. Ми вступили в переговори. Зпольського боку — повна відкритість. Ми хочемо разом підтримати Україну», —<text:a xlink:type="simple" xlink:href="https://twitter.com/MON_GOV_PL/status/1675817728697827328" text:style-name="Internet_20_link" text:visited-style-name="Visited_20_Internet_20_Link">
сказав</text:a>
 міністрнаціональної оборони Польщі Маріуш Блащак.</text:p>
      <text:p text:style-name="P4">
Міністр оборони ФРН Борис Пісторіус подякував польському колезі за відвертурозмову про підтримку України проти нападу росії.</text:p>
      <text:p text:style-name="P4">
«Обидві наші країни відчувають відповідальність за цю допомогу. Нам потрібноякомога швидше знайти найкращі рішення», —<text:a xlink:type="simple" xlink:href="https://twitter.com/MON_GOV_PL/status/1675819108561043463" text:style-name="Internet_20_link" text:visited-style-name="Visited_20_Internet_20_Link">
акцентував</text:a>
 БорисПісторіус.</text:p>
      <text:p text:style-name="P4">
Source: <text:a xlink:type="simple" xlink:href="https://armyinform.com.ua/2023/07/04/ministry-oborony-polshhi-ta-nimechchyny-nam-potribno-yaknajshvydshe-znajty-najkrashhi-rishennya-dlya-dopomogy-ukrayini/" text:style-name="Internet_20_link" text:visited-style-name="Visited_20_Internet_20_Link">
https://armyinform.com.ua/2023/07/04/ministry-oborony-polshhi-ta-nimechchyny-nam-potribno-yaknajshvydshe-znajty-najkrashhi-rishennya-dlya-dopomogy-ukrayini/</text:a>
</text:p>
      <!--NEWS-->
      <text:h text:style-name="P10" text:outline-level="1">
<text:span text:style-name="T4">
російські окупанти знищили 585 об’єктів культурної інфраструктури — МКІП</text:span>
</text:h>
      <text:p text:style-name="P4">
Author: ['АРМІЯINFORM']</text:p>
      <text:p text:style-name="P4">
Time: 2023-07-04T53:00:00-04:00</text:p>
      <text:p text:style-name="P4">
Description: Станом на 26 червня 2023 року збитків зазнали 1582 об’єкти культурної інфраструкту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029834_582962920654599_4764260850840966688_n.jpg" text:style-name="Internet_20_link" text:visited-style-name="Visited_20_Internet_20_Link">
358029834_582962920654599_4764260850840966688_n.jpg</text:a>
']</text:p>
      <text:p text:style-name="P4">
Tags: ['STOPRUSSIA', 'ВОЄННІ ЗЛОЧИНИ ЗС РФ', 'ВТОРГНЕННЯ РФ', 'МІНІСТЕРСТВО КУЛЬТУРИ ТА ІНФОРМАЦІЙНОЇ ПОЛІТИКИ УКРАЇНИ']</text:p>
      <text:p text:style-name="P4">
Category: News</text:p>
      <!--METADATA-->
      <text:p text:style-name="P4">
<draw:frame draw:style-name="fr1" draw:name="Image12" text:anchor-type="as-char" svg:width="6.9236in" svg:height="6.9236in" draw:z-index="0">
<draw:image xlink:href="../Images/AРМІЯINFORM/2023-07-04T53-00-00-04-00/358029834_582962920654599_4764260850840966688_n.jpg" xlink:type="simple" xlink:show="embed" xlink:actuate="onLoad" draw:mime-type="image/jpeg"/>
</draw:frame>
</text:p>
      <text:p text:style-name="P4">
Станом на 26 червня 2023 року збитків зазнали 1582 об’єкти культурноїінфраструктури, з них 585 — зруйновані.</text:p>
      <text:p text:style-name="P4">
Про це<text:a xlink:type="simple" xlink:href="https://www.facebook.com/MCIPUkraine/posts/pfbid0adZZW2RZ4dpcw5mvv84TUfznYpyRLvqRhXLASxVHv5A75dnngKnHkDSDnMF8ybc9l" text:style-name="Internet_20_link" text:visited-style-name="Visited_20_Internet_20_Link">
повідомляє</text:a>
Міністерство культури та інформаційної політики України.</text:p>
      <text:p text:style-name="P4">
«Міністерство культури та інформаційної політики України продовжує фіксуватипошкодження об’єктів культурної інфраструктури в Україні внаслідок російськоїагресії. Так, станом на 26 червня 2023 року збитків зазнали 1582 об’єктикультурної інфраструктури, без урахування пам’яток культурної спадщини. З нихмайже третина (585) — зруйновані.</text:p>
      <text:p text:style-name="P4">
За останній місяць загальна чисельність постраждалих об’єктів культурноїінфраструктури зросла на 62, більша частина з яких припадає на Херсонщину (25одиниць або 40%)», — йдеться у повідомленні.</text:p>
      <text:p text:style-name="P4">
Зазначається, що найбільших втрат і збитків культурна інфраструктура зазнала вДонецькій, Херсонській, Харківській, Київській, Миколаївській, Запорізькій таЛуганській областях.</text:p>
      <text:p text:style-name="P4">
Найчисленнішою групою об’єктів культурної інфраструктури, які були пошкодженічи зруйновані, є клубні заклади. Це 48% від загальної кількості закладівкультурної інфраструктури, які зазнали збитків.</text:p>
      <text:p text:style-name="P4">
Загалом постраждали:</text:p>
      <text:p text:style-name="P4">
клубні заклади — 755;</text:p>
      <text:p text:style-name="P4">
бібліотеки — 598;</text:p>
      <text:p text:style-name="P4">
музеї та галереї — 84;</text:p>
      <text:p text:style-name="P4">
театри та філармонії — 26;</text:p>
      <text:p text:style-name="P4">
заклади мистецької освіти — 119.</text:p>
      <text:p text:style-name="P4">
Пошкоджень і руйнувань зазнали клубні заклади, бібліотеки, музеї, театри,філармонії, заклади мистецької освіти (мистецькі школи та коледжі) натериторії 222 територіальних громад. Це 15,1% територіальних громад України.Зокрема у Вінницькій — це 3% ТГ, Дніпропетровській — 17%, Донецькій — 87%,Житомирській — 12%, Закарпатській — 2%, Запорізькій — 33%, Київській — 29%,Луганській — 42%, Львівській — 2%, Миколаївській — 42%, Одеській — 4%,Сумській — 49%, Харківській — 36%, Херсонської — 37%, Хмельницькій — 5%,Черкаській — 3%, Чернігівській — 14% областях та м. Києві.</text:p>
      <text:p text:style-name="P4">
«Водночас підкреслюємо, майже вся територія Луганської та значні частинитериторій Херсонської, Запорізької та Донецької областей досі перебувають утимчасовій окупації. Це унеможливлює обрахунок точної кількості об’єктівкультурної інфраструктури, що постраждали в ході бойових дій та окупації», —уточнили у відомстві.</text:p>
      <text:p text:style-name="P4">
Source: <text:a xlink:type="simple" xlink:href="https://armyinform.com.ua/2023/07/04/rosijski-okupanty-znyshhyly-585-obyektiv-kulturnoyi-infrastruktury-mkip/" text:style-name="Internet_20_link" text:visited-style-name="Visited_20_Internet_20_Link">
https://armyinform.com.ua/2023/07/04/rosijski-okupanty-znyshhyly-585-obyektiv-kulturnoyi-infrastruktury-mkip/</text:a>
</text:p>
      <!--NEWS-->
      <text:h text:style-name="P10" text:outline-level="1">
<text:span text:style-name="T4">
«Кожен постріл точно в ціль!»: кадри роботи снайперів ССО у Бахмуті</text:span>
</text:h>
      <text:p text:style-name="P4">
Author: ['АРМІЯINFORM']</text:p>
      <text:p text:style-name="P4">
Time: 2023-07-04T55:00:00-04:00</text:p>
      <text:p text:style-name="P4">
Description: У Генеральному штабі ЗС України оприлюднили відео про роботу снайперів ССО в Бахмуті.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sso.jpg" text:style-name="Internet_20_link" text:visited-style-name="Visited_20_Internet_20_Link">
sso.jpg</text:a>
']</text:p>
      <text:p text:style-name="P4">
Tags: ['STOPRUSSIA', 'БАХМУТ', 'ВТОРГНЕННЯ РФ', 'СИЛИ СПЕЦІАЛЬНИХ ОПЕРАЦІЙ']</text:p>
      <text:p text:style-name="P4">
Category: News</text:p>
      <!--METADATA-->
      <text:p text:style-name="P4">
<draw:frame draw:style-name="fr1" draw:name="Image13" text:anchor-type="as-char" svg:width="6.9236in" svg:height="4.548237in" draw:z-index="0">
<draw:image xlink:href="../Images/AРМІЯINFORM/2023-07-04T55-00-00-04-00/sso.jpg" xlink:type="simple" xlink:show="embed" xlink:actuate="onLoad" draw:mime-type="image/jpeg"/>
</draw:frame>
</text:p>
      <text:p text:style-name="P4">
У Генеральному штабі ЗС України<text:a xlink:type="simple" xlink:href="https://www.facebook.com/watch/" text:style-name="Internet_20_link" text:visited-style-name="Visited_20_Internet_20_Link">
оприлюднили</text:a>
 відео пророботу снайперів ССО в Бахмуті.    «В районі міста Бахмут снайпери ССО ЗСУ знищують живу силу противника. Навідео кадри бойової роботи в міських умовах. Кожен постріл точно в ціль!» —йдеться в анотації до відео.</text:p>
      <text:p text:style-name="P4">
Source: <text:a xlink:type="simple" xlink:href="https://armyinform.com.ua/2023/07/04/kozhen-postril-tochno-v-czil-kadry-roboty-snajperiv-sso-u-bahmuti/" text:style-name="Internet_20_link" text:visited-style-name="Visited_20_Internet_20_Link">
https://armyinform.com.ua/2023/07/04/kozhen-postril-tochno-v-czil-kadry-roboty-snajperiv-sso-u-bahmuti/</text:a>
</text:p>
      <!--NEWS-->
      <text:h text:style-name="P10" text:outline-level="1">
<text:span text:style-name="T4">
Спеціальних роботів-розміновувачів планують передати американці вінницьким рятувальникам</text:span>
</text:h>
      <text:p text:style-name="P4">
Author: ['АРМІЯINFORM']</text:p>
      <text:p text:style-name="P4">
Time: 2023-07-04T57:00:00-04:00</text:p>
      <text:p text:style-name="P4">
Description: Сьогодні до вінницьких рятувальників уже вдруге прибула делегація зі Сполучених Штат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6411461_3499026043700287_7447902634460690525_n.jpg" text:style-name="Internet_20_link" text:visited-style-name="Visited_20_Internet_20_Link">
356411461_3499026043700287_7447902634460690525_n.jpg</text:a>
', '<text:a xlink:type="simple" xlink:href="https://armyinform.com.ua/wp-content/uploads/2023/07/355690031_3499026150366943_1634621036787609956_n.jpg" text:style-name="Internet_20_link" text:visited-style-name="Visited_20_Internet_20_Link">
355690031_3499026150366943_1634621036787609956_n.jpg</text:a>
', '<text:a xlink:type="simple" xlink:href="https://armyinform.com.ua/wp-content/uploads/2023/07/356638448_3499025930366965_8206588357712571273_n.jpg" text:style-name="Internet_20_link" text:visited-style-name="Visited_20_Internet_20_Link">
356638448_3499025930366965_8206588357712571273_n.jpg</text:a>
']</text:p>
      <text:p text:style-name="P4">
Tags: ['МІЖНАРОДНА ДОПОМОГА УКРАЇНІ']</text:p>
      <text:p text:style-name="P4">
Category: News</text:p>
      <!--METADATA-->
      <text:p text:style-name="P4">
<draw:frame draw:style-name="fr1" draw:name="Image14" text:anchor-type="as-char" svg:width="6.9236in" svg:height="4.61393in" draw:z-index="0">
<draw:image xlink:href="../Images/AРМІЯINFORM/2023-07-04T57-00-00-04-00/356411461_3499026043700287_7447902634460690525_n.jpg" xlink:type="simple" xlink:show="embed" xlink:actuate="onLoad" draw:mime-type="image/jpeg"/>
</draw:frame>
</text:p>
      <text:p text:style-name="P4">
Сьогодні до вінницьких рятувальників уже вдруге прибула делегація зіСполучених Штатів Америки. Про це на своїй<text:a xlink:type="simple" xlink:href="https://www.facebook.com/permalink.php" text:style-name="Internet_20_link" text:visited-style-name="Visited_20_Internet_20_Link">
сторінці</text:a>
у Facebook повідомив начальник Головного управління ДСНС у Вінницькій областіРуслан Шевчук.</text:p>
      <text:p text:style-name="P4">
<draw:frame draw:style-name="fr1" draw:name="Image15" text:anchor-type="as-char" svg:width="6.9236in" svg:height="4.61393in" draw:z-index="0">
<draw:image xlink:href="../Images/AРМІЯINFORM/2023-07-04T57-00-00-04-00/355690031_3499026150366943_1634621036787609956_n.jpg" xlink:type="simple" xlink:show="embed" xlink:actuate="onLoad" draw:mime-type="image/jpeg"/>
</draw:frame>
</text:p>
      <text:p text:style-name="P4">
Він зауважив, що головною метою візиту був обмін досвідом та окресленнянагальних потреб. У складі делегації були представники Firefighter RescueNetwork, які пообіцяли допомогти з дороговартісним обладнанням для українськихрятувальників. В організації планують передати ДСНС спеціальних роботів-розміновувачів.</text:p>
      <text:p text:style-name="P4">
<draw:frame draw:style-name="fr1" draw:name="Image16" text:anchor-type="as-char" svg:width="6.9236in" svg:height="4.61393in" draw:z-index="0">
<draw:image xlink:href="../Images/AРМІЯINFORM/2023-07-04T57-00-00-04-00/356638448_3499025930366965_8206588357712571273_n.jpg" xlink:type="simple" xlink:show="embed" xlink:actuate="onLoad" draw:mime-type="image/jpeg"/>
</draw:frame>
</text:p>
      <text:p text:style-name="P4">
Вінницькі рятувальники подякували американцям за співпрацю та підтримку.</text:p>
      <text:p text:style-name="P4">
Source: <text:a xlink:type="simple" xlink:href="https://armyinform.com.ua/2023/07/04/speczialnyh-robotiv-rozminovuvachiv-planuyut-peredaty-amerykanczi-vinnyczkym-ryatuvalnykam/" text:style-name="Internet_20_link" text:visited-style-name="Visited_20_Internet_20_Link">
https://armyinform.com.ua/2023/07/04/speczialnyh-robotiv-rozminovuvachiv-planuyut-peredaty-amerykanczi-vinnyczkym-ryatuvalnykam/</text:a>
</text:p>
      <!--NEWS-->
      <text:h text:style-name="P10" text:outline-level="1">
<text:span text:style-name="T4">
Підрозділи РВіА вразили три ЗРК та станцію РЕБ противника</text:span>
</text:h>
      <text:p text:style-name="P4">
Author: ['АРМІЯINFORM']</text:p>
      <text:p text:style-name="P4">
Time: 2023-07-04T59:00:00-04:00</text:p>
      <text:p text:style-name="P4">
Description: Про це повідомляє ГШ ЗС України.    «Підрозділи ракетних військ і артилерії протяг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110749_616390990673983_1999238386288792356_n-1.jpg" text:style-name="Internet_20_link" text:visited-style-name="Visited_20_Internet_20_Link">
358110749_616390990673983_1999238386288792356_n-1.jpg</text:a>
']</text:p>
      <text:p text:style-name="P4">
Tags: ['STOPRUSSIA', 'ВТОРГНЕННЯ РФ', 'ГШ ЗС УКРАЇНИ', 'РВІА']</text:p>
      <text:p text:style-name="P4">
Category: News</text:p>
      <!--METADATA-->
      <text:p text:style-name="P4">
<draw:frame draw:style-name="fr1" draw:name="Image17" text:anchor-type="as-char" svg:width="6.9236in" svg:height="4.018933in" draw:z-index="0">
<draw:image xlink:href="../Images/AРМІЯINFORM/2023-07-04T59-00-00-04-00/358110749_616390990673983_1999238386288792356_n-1.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2pkdwwHKJ5eZcJc9FQ6u2pJAfj4vkxsmmVQTVdqqNbJFGN4KTPEKy7wywg3ATtH9ol" text:style-name="Internet_20_link" text:visited-style-name="Visited_20_Internet_20_Link">
повідомляє</text:a>
ГШ ЗС України.</text:p>
      <text:p text:style-name="P4">
«Підрозділи ракетних військ і артилерії протягом доби уразили 3 зенітно-ракетних комплекси, 2 райони зосередження живої сили, 26 артилерійськихзасобів на вогневих позиціях та станцію РЕБ ворога», — йдеться у повідомленні.</text:p>
      <text:p text:style-name="P4">
Крім того, авіація Сил оборони за минулу добу завдала 16 ударів по районахзосередження особового складу противника.</text:p>
      <text:p text:style-name="P4">
Source: <text:a xlink:type="simple" xlink:href="https://armyinform.com.ua/2023/07/04/pidrozdily-rvia-urazyly-try-zrk-ta-stancziyu-reb-protyvnyka/" text:style-name="Internet_20_link" text:visited-style-name="Visited_20_Internet_20_Link">
https://armyinform.com.ua/2023/07/04/pidrozdily-rvia-urazyly-try-zrk-ta-stancziyu-reb-protyvnyka/</text:a>
</text:p>
      <!--NEWS-->
      <text:h text:style-name="P10" text:outline-level="1">
<text:span text:style-name="T4">
У Литві розпочались міжнародні навчання ССО «Сильні та єдині — 2023»</text:span>
</text:h>
      <text:p text:style-name="P4">
Author: ['АРМІЯINFORM']</text:p>
      <text:p text:style-name="P4">
Time: 2023-07-04T61:00:00-04:00</text:p>
      <text:p text:style-name="P4">
Description: У регіонах Литви стартують міжнародні навчання Сил спеціальних операцій «Силь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resize_828x826_sop.-asoc.-lk-nuotrauka.jpg" text:style-name="Internet_20_link" text:visited-style-name="Visited_20_Internet_20_Link">
resize_828x826_sop.-asoc.-lk-nuotrauka.jpg</text:a>
']</text:p>
      <text:p text:style-name="P4">
Tags: ['ЛИТВА', 'МІЖНАРОДНІ НАВЧАННЯ', 'НАВЧАННЯ', 'ССО']</text:p>
      <text:p text:style-name="P4">
Category: News</text:p>
      <!--METADATA-->
      <text:p text:style-name="P4">
<draw:frame draw:style-name="fr1" draw:name="Image18" text:anchor-type="as-char" svg:width="6.9236in" svg:height="4.615733in" draw:z-index="0">
<draw:image xlink:href="../Images/AРМІЯINFORM/2023-07-04T61-00-00-04-00/resize_828x826_sop.-asoc.-lk-nuotrauka.jpg" xlink:type="simple" xlink:show="embed" xlink:actuate="onLoad" draw:mime-type="image/jpeg"/>
</draw:frame>
</text:p>
      <text:p text:style-name="P4">
У регіонах Литви стартують міжнародні навчання Сил спеціальних операцій«Сильні та єдині — 2023» (Strong &amp; United 2023).</text:p>
      <text:p text:style-name="P4">
Про це <text:a xlink:type="simple" xlink:href="https://kariuomene.lt/informacija-gyventojams-prasideda-tarptautines-specialiuju-operaciju-pajegu-pratybos-mokymai-vyks-ir-miestu-teritorijose/25429" text:style-name="Internet_20_link" text:visited-style-name="Visited_20_Internet_20_Link">
йдеться</text:a>
 у повідомленні Збройних сил Литви.</text:p>
      <text:p text:style-name="P4">
Міжнародні навчання Сил спеціальних операцій Strong &amp; United 2023, в якихберуть участь підрозділи спеціальних операцій Литви, Польщі та Німеччини,триватимуть до 13 липня. Під час навчань, які відбуватимуться в Клайпеді,Вільнюсі, Казлу-Руді та інших районах Литви, буде відпрацьоване реагування наможливі загрози в різних ситуаціях. Навчання відбуватимуться у військовій тацивільній місцевості, очікуються польоти винищувачів та вертольотів.</text:p>
      <text:p text:style-name="P4">
«Міжнародні навчання Сил спеціальних операцій Strong &amp; United 2023 є частиноюбезперервного циклу спільних навчань із союзниками, що відбуваються в Литві, вяких беруть участь усі сили литовських Збройних сил», — йдеться уповідомленні.</text:p>
      <text:p text:style-name="P4">
Source: <text:a xlink:type="simple" xlink:href="https://armyinform.com.ua/2023/07/04/u-lytvi-tryvayut-mizhnarodni-navchannya-sso-sylni-ta-yedyni-2023/" text:style-name="Internet_20_link" text:visited-style-name="Visited_20_Internet_20_Link">
https://armyinform.com.ua/2023/07/04/u-lytvi-tryvayut-mizhnarodni-navchannya-sso-sylni-ta-yedyni-2023/</text:a>
</text:p>
      <!--NEWS-->
      <text:h text:style-name="P10" text:outline-level="1">
<text:span text:style-name="T4">
Українські правоохоронці у Франції запозичували досвід розслідування воєнних злочинів стосовно дітей</text:span>
</text:h>
      <text:p text:style-name="P4">
Author: ['АРМІЯINFORM']</text:p>
      <text:p text:style-name="P4">
Time: 2023-07-04T6:00:00-04:00</text:p>
      <text:p text:style-name="P4">
Description: Українські прокурори та слідчі Нацполіції пройшли навчання в Парижі з розслід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whatsapp-image-2023-07-03-at-152721-2.jpeg" text:style-name="Internet_20_link" text:visited-style-name="Visited_20_Internet_20_Link">
whatsapp-image-2023-07-03-at-152721-2.jpeg</text:a>
']</text:p>
      <text:p text:style-name="P4">
Tags: ['STOPRUSSIA', 'ВОЄННІ ЗЛОЧИНИ ЗС РФ', 'ВТОРГНЕННЯ РФ', 'ОФІС ГЕНЕРАЛЬНОГО ПРОКУРОРА', 'ФРАНЦІЯ']</text:p>
      <text:p text:style-name="P4">
Category: News</text:p>
      <!--METADATA-->
      <text:p text:style-name="P4">
<draw:frame draw:style-name="fr1" draw:name="Image19" text:anchor-type="as-char" svg:width="6.9236in" svg:height="4.61393in" draw:z-index="0">
<draw:image xlink:href="../Images/AРМІЯINFORM/2023-07-04T6-00-00-04-00/whatsapp-image-2023-07-03-at-152721-2.jpeg" xlink:type="simple" xlink:show="embed" xlink:actuate="onLoad" draw:mime-type="image/jpeg"/>
</draw:frame>
</text:p>
      <text:p text:style-name="P4">
Українські прокурори та слідчі Нацполіції пройшли навчання в Парижі зрозслідування воєнних злочинів стосовно дітей. Навчання відбулися на базіНаціональної школи суддів Французької Республіки,<text:a xlink:type="simple" xlink:href="https://www.gp.gov.ua/ua/posts/u-franciyi-20-ukrayinskix-prokuroriv-ta-slidcix-pereimali-dosvid-rozsliduvannya-vojennix-zlociniv-stosovno-ditei" text:style-name="Internet_20_link" text:visited-style-name="Visited_20_Internet_20_Link">
повідомляє</text:a>
 Офіс Генерального прокурора.</text:p>
      <text:p text:style-name="P4">
Упродовж п’яти днів французькі фахівці — слідчі, судді, адвокати, судовіексперти, криміналісти та психологи — ділилися власним досвідом розслідуваннявоєнних злочинів в контексті їх вчинення стосовно дітей.</text:p>
      <text:p text:style-name="P4">
Під час навчання обговорювали питання міжнародного правового співробітництвапід час розслідування воєнних злочинів, особливостей проведення слідчих дій зпостраждалими дітьми, методики збору цифрових доказів.</text:p>
      <text:p text:style-name="P4">
Також приділили увагу роботі з відкритими джерелами та взаємодії з неурядовимигромадськими організаціями.</text:p>
      <text:p text:style-name="P4">
Заступник Генерального прокурора Вікторія Літвінова, яка очолила делегаціюпрокурорів, наголосила на важливості документування кожного воєнного злочинустосовно дітей.</text:p>
      <text:p text:style-name="P4">
Вона також зазначила про необхідність напрацювання практик роботи з цієюособливо вразливою категорією постраждалих та свідків для захисту їхніх правта покарання винних.</text:p>
      <text:p text:style-name="P4">
Учасники навчального візиту — 20 прокурорів та слідчих поліції з Донецької,Запорізької, Київської, Харківської, Херсонської та Автономної РеспублікиКрим.</text:p>
      <text:p text:style-name="P4">
Обмін досвідом з іноземними колегами сприятиме підвищенню інституційноїспроможності українських органів правопорядку у розслідуванні воєнних злочинівстосовно дітей та посиленню міжнародної співпраці.</text:p>
      <text:p text:style-name="P4">
Все це для однієї мети — притягнення винних до відповідальності нанаціональному та міжнародному рівнях.</text:p>
      <text:p text:style-name="P4">
Source: <text:a xlink:type="simple" xlink:href="https://armyinform.com.ua/2023/07/04/ukrayinski-pravoohoronczi-u-francziyi-perejmaly-dosvid-rozsliduvannya-voyennyh-zlochyniv-stosovno-ditej/" text:style-name="Internet_20_link" text:visited-style-name="Visited_20_Internet_20_Link">
https://armyinform.com.ua/2023/07/04/ukrayinski-pravoohoronczi-u-francziyi-perejmaly-dosvid-rozsliduvannya-voyennyh-zlochyniv-stosovno-ditej/</text:a>
</text:p>
      <!--NEWS-->
      <text:h text:style-name="P10" text:outline-level="1">
<text:span text:style-name="T4">
Володимир Зеленський провів телефонну розмову з Генеральним секретарем НАТО</text:span>
</text:h>
      <text:p text:style-name="P4">
Author: ['АРМІЯINFORM']</text:p>
      <text:p text:style-name="P4">
Time: 2023-07-04T88:00:00-04:00</text:p>
      <text:p text:style-name="P4">
Description: Президент України Володимир Зеленський провів телефонну розмову з Генеральним секретаре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eb20a313d25c56f0b0d930d7d2eccbc8_1688490778_extra_large.jpeg" text:style-name="Internet_20_link" text:visited-style-name="Visited_20_Internet_20_Link">
eb20a313d25c56f0b0d930d7d2eccbc8_1688490778_extra_large.jpeg</text:a>
']</text:p>
      <text:p text:style-name="P4">
Tags: ['STOPRUSSIA', 'АГРЕСІЯ РФ', 'ВОЛОДИМИР ЗЕЛЕНСЬКИЙ', 'ВТОРГНЕННЯ РФ', 'ЄНС СТОЛТЕНБЕРГ', 'НАТО']</text:p>
      <text:p text:style-name="P4">
Category: News</text:p>
      <!--METADATA-->
      <text:p text:style-name="P4">
<draw:frame draw:style-name="fr1" draw:name="Image20" text:anchor-type="as-char" svg:width="6.9236in" svg:height="4.604691in" draw:z-index="0">
<draw:image xlink:href="../Images/AРМІЯINFORM/2023-07-04T88-00-00-04-00/eb20a313d25c56f0b0d930d7d2eccbc8_1688490778_extra_large.jpeg" xlink:type="simple" xlink:show="embed" xlink:actuate="onLoad" draw:mime-type="image/jpeg"/>
</draw:frame>
</text:p>
      <text:p text:style-name="P4">
Президент України Володимир Зеленський провів телефонну розмову з Генеральнимсекретарем НАТО Єнсом Столтенбергом напередодні Вільнюського саміту НАТО 11-12липня.</text:p>
      <text:p text:style-name="P4">
Про це <text:a xlink:type="simple" xlink:href="https://www.president.gov.ua/news/prezident-ukrayini-proviv-telefonnu-rozmovu-z-generalnim-sek-84057" text:style-name="Internet_20_link" text:visited-style-name="Visited_20_Internet_20_Link">
повідомляє</text:a>
 Офіс Президента України.</text:p>
      <text:p text:style-name="P4">
Глава держави привітав Єнса Столтенберга з рішенням членів Альянсу продовжититермін його повноважень на посаді Генерального секретаря НАТО ще на один рік.Президент висловив сподівання на продовження плідної співпраці.</text:p>
      <text:p text:style-name="P4">
— Зараз саме час для потужних рішень та конкретних кроків у цьому напрямі.Вітаю Єнса Столтенберга з рішенням членів Альянсу продовжити термін йогоповноважень на посаді Генерального секретаря НАТО ще на один рік. Сподіваюсяна продовження плідної співпраці, — зазначив Володимир Зеленський.</text:p>
      <text:p text:style-name="P4">
Водночас Глава держави подякував Єнсу Столтенбергу за постійні особистізусилля щодо підтримки євроатлантичних прагнень України.</text:p>
      <text:p text:style-name="P4">
Також під час розмови обидві сторони скоординували позиції напередодніВільнюського саміту НАТО.</text:p>
      <text:p text:style-name="P4">
Source: <text:a xlink:type="simple" xlink:href="https://armyinform.com.ua/2023/07/04/volodymyr-zelenskyj-proviv-telefonnu-rozmovu-z-generalnym-sekretarem-nato/" text:style-name="Internet_20_link" text:visited-style-name="Visited_20_Internet_20_Link">
https://armyinform.com.ua/2023/07/04/volodymyr-zelenskyj-proviv-telefonnu-rozmovu-z-generalnym-sekretarem-nato/</text:a>
</text:p>
      <!--NEWS-->
      <text:h text:style-name="P10" text:outline-level="1">
<text:span text:style-name="T4">
Швейцарія збільшує підтримку відновлення українських шкіл</text:span>
</text:h>
      <text:p text:style-name="P4">
Author: ['АРМІЯINFORM']</text:p>
      <text:p text:style-name="P4">
Time: 2023-07-04T8:00:00-04:00</text:p>
      <text:p text:style-name="P4">
Description: Федеральний радник Ігнаціо Кассіс схвалив виділення додаткових 5,5 мільйонів швейцар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30_360_1595322303-296.jpg" text:style-name="Internet_20_link" text:visited-style-name="Visited_20_Internet_20_Link">
630_360_1595322303-296.jpg</text:a>
']</text:p>
      <text:p text:style-name="P4">
Tags: ['ШВЕЙЦАРІЯ']</text:p>
      <text:p text:style-name="P4">
Category: News</text:p>
      <!--METADATA-->
      <text:p text:style-name="P4">
<draw:frame draw:style-name="fr1" draw:name="Image21" text:anchor-type="as-char" svg:width="6.9236in" svg:height="3.956343in" draw:z-index="0">
<draw:image xlink:href="../Images/AРМІЯINFORM/2023-07-04T8-00-00-04-00/630_360_1595322303-296.jpg" xlink:type="simple" xlink:show="embed" xlink:actuate="onLoad" draw:mime-type="image/jpeg"/>
</draw:frame>
</text:p>
      <text:p text:style-name="P4">
<text:span text:style-name="T4">
Федеральний радник Ігнаціо Кассіс схвалив виділення додаткових 5,5 мільйонівшвейцарських франків на реконструкцію та ремонт близько 30 шкіл в Україні.Мета</text:span>
 — <text:span text:style-name="T4">
забезпечити майже 15 тисячам школярів доступ до гідної та безпечноїосвіти. Проце<text:a xlink:type="simple" xlink:href="https://www.admin.ch/gov/en/start/documentation/media-releases.msg-id-96330.html" text:style-name="Internet_20_link" text:visited-style-name="Visited_20_Internet_20_Link">
повідомляється</text:a>
 на офіційній сторінці Федеральної радиШвейцарії.</text:span>
</text:p>
      <text:p text:style-name="P4">
Російська військова агресія завдала серйозного удару по освітній галузіУкраїни. Тисячі шкіл по всій країні були пошкоджені або зруйновані, а багатовчителів покинули зони конфлікту, тим самим перериваючи навчання мільйонівучнів.</text:p>
      <text:p text:style-name="P4">
У відповідь на цю кризу федеральний радник Ігнаціо Кассіс збільшив підтримкуШвейцарією проєкту «Децентралізація для вдосконалення демократичної освіти»(DECIDE) на 5,5 млн швейцарських франків, щоб відновити близько 30 шкіл урегіонах, які безпосередньо постраждали від бойових дій у Чернігові, Одесі таПолтаві. Проєкт передбачає встановлення захищених багатоцільових класів длязабезпечення безперебійного навчання навіть під час попередження проповітряний наліт.</text:p>
      <text:p text:style-name="P4">
Реконструкція та модернізація шкіл у муніципалітетах, які мають давніпартнерські стосунки з SDC, забезпечить учням безпечне та відповіднесередовище для очного навчання в класі. Ця ініціатива не тільки зміцнитьмісцеві державні служби, але й зміцнить стійкість системи освіти в кризовихситуаціях. Продовження очного навчання також сприятиме інтеграції дітей-переселенців та їхніх сімей у приймаючі громади.</text:p>
      <text:p text:style-name="P4">
Цей додатковий внесок Швейцарії також дозволить проєкту DECIDE надаватитехнічну та педагогічну підтримку для онлайн-освіти для дітей-переміщених осібта дітей, які живуть у районах, особливо вразливих до військових дій, деособисте навчання є неможливим. Завдяки цьому внеску Швейцарської Конфедераціїмайже 15 000 школярів зможуть продовжувати навчання в безпеці та гідності.</text:p>
      <text:p text:style-name="P4">
Міністерство освіти і науки України прагне відновити освітній сектор,забезпечити повернення дітей до школи та гарантувати безпечне середовищенавчання й освітні послуги на час війни. Проєкт DECIDE реалізується у тіснійспівпраці з Міністерством освіти і науки України, Міністерством у справахгромад, територій та розвитку інфраструктури України та місцевою владою.</text:p>
      <text:p text:style-name="P4">
Підтримка шкіл Швейцарією є частиною плану допомоги Україні на суму 140мільйонів швейцарських франків, оголошеного Федеральною радою в лютому тасхваленого парламентом.</text:p>
      <text:p text:style-name="P4">
Source: <text:a xlink:type="simple" xlink:href="https://armyinform.com.ua/2023/07/04/shvejczariya-zbilshuye-pidtrymku-vidnovlennya-ukrayinskyh-shkil/" text:style-name="Internet_20_link" text:visited-style-name="Visited_20_Internet_20_Link">
https://armyinform.com.ua/2023/07/04/shvejczariya-zbilshuye-pidtrymku-vidnovlennya-ukrayinskyh-shkil/</text:a>
</text:p>
      <!--NEWS-->
      <text:h text:style-name="P10" text:outline-level="1">
<text:span text:style-name="T4">
У МОЗ нагадали про дії в разі радіаційної аварії</text:span>
</text:h>
      <text:p text:style-name="P4">
Author: ['АРМІЯINFORM']</text:p>
      <text:p text:style-name="P4">
Time: 2023-07-04T90:00:00-04:00</text:p>
      <text:p text:style-name="P4">
Description: «У разі вибуху на ЗАЕС мешканці потенційної зони радіаційної аварії мають бути готов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zaes.jpg" text:style-name="Internet_20_link" text:visited-style-name="Visited_20_Internet_20_Link">
zaes.jpg</text:a>
']</text:p>
      <text:p text:style-name="P4">
Tags: ['НЕБЕЗПЕКА ПІДРИВУ ЗАЕС', 'НОВИНИ']</text:p>
      <text:p text:style-name="P4">
Category: News</text:p>
      <!--METADATA-->
      <text:p text:style-name="P4">
<draw:frame draw:style-name="fr1" draw:name="Image22" text:anchor-type="as-char" svg:width="6.9236in" svg:height="3.900295in" draw:z-index="0">
<draw:image xlink:href="../Images/AРМІЯINFORM/2023-07-04T90-00-00-04-00/zaes.jpg" xlink:type="simple" xlink:show="embed" xlink:actuate="onLoad" draw:mime-type="image/jpeg"/>
</draw:frame>
</text:p>
      <text:p text:style-name="P4">
«У разі вибуху на ЗАЕС мешканці потенційної зони радіаційної аварії мають бутиготовими до можливої евакуації. Якщо органи влади офіційно повідомили прорадіаційну аварію, залишайтеся в приміщенні або дістаньтеся приміщення якомогашвидше. Слідкуйте за подальшими повідомленнями та дотримуйтеся інструкцій відвлади», — йдеться у <text:a xlink:type="simple" xlink:href="https://t.me/mozofficial/3551" text:style-name="Internet_20_link" text:visited-style-name="Visited_20_Internet_20_Link">
повідомленні</text:a>
 Міністерстваохорони здоров’я.</text:p>
      <text:p text:style-name="P4">
У міністерстві радять на випадок евакуації підготувати валізу чи наплічник.Зокрема необхідно зібрати документи та їхні копії (документи, що посвідчуютьособу, медичні документи, правовстановлювальні документи, які засвідчуютьправо власності на рухоме та нерухоме майно, контакти осіб, із якими можназв’язатися в екстрених випадках), маску для обличчя або респіратор.</text:p>
      <text:p text:style-name="P4">
Також необхідно підготувати аптечку і тижневий запас ліків (якщо ви маєтехронічні захворювання), вологі серветки, змінний одяг та взуття, мінімальнонеобхідний запас води та їжі.</text:p>
      <text:p text:style-name="P4">
Щільно обмотайте валізу або наплічник харчовою плівкою або скотчем. Це значнополегшить процес їхньої дезактивації на санітарних постах.</text:p>
      <text:p text:style-name="P4">
У МОЗ наголошують, що люди, які перебувають у зоні радіаційної аварії, маютьвиходити з будівель лише після відповідних вказівок влади.</text:p>
      <text:p text:style-name="P4">
«Органи місцевої влади повідомлять про розташування пунктів евакуації, а такожнайбезпечніші маршрути пересування, якщо ви здійснюватимете евакуацію власнимавтомобілем. Дотримуйтесь інструкцій та зберігайте спокій», — йдеться уповідомленні.</text:p>
      <text:p text:style-name="P4">
Source: <text:a xlink:type="simple" xlink:href="https://armyinform.com.ua/2023/07/04/u-moz-nagadaly-pro-diyi-u-razi-radiaczijnoyi-avariyi/" text:style-name="Internet_20_link" text:visited-style-name="Visited_20_Internet_20_Link">
https://armyinform.com.ua/2023/07/04/u-moz-nagadaly-pro-diyi-u-razi-radiaczijnoyi-avariyi/</text:a>
</text:p>
      <!--NEWS-->
      <text:h text:style-name="P10" text:outline-level="1">
<text:span text:style-name="T4">
Німеччина і Данія передадуть Україні танки Leopard</text:span>
</text:h>
      <text:p text:style-name="P4">
Author: ['АРМІЯINFORM']</text:p>
      <text:p text:style-name="P4">
Time: 2023-07-04T92:00:00-04:00</text:p>
      <text:p text:style-name="P4">
Description: Про це повідомляє Служба зовнішньої розвідки України у своєму фейсбуці.    Президен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leopard.jpg" text:style-name="Internet_20_link" text:visited-style-name="Visited_20_Internet_20_Link">
leopard.jpg</text:a>
']</text:p>
      <text:p text:style-name="P4">
Tags: ['LEOPARD 1A5', 'НОВИНИ', 'ТАНКИ ДЛЯ УКРАЇНИ']</text:p>
      <text:p text:style-name="P4">
Category: News</text:p>
      <!--METADATA-->
      <text:p text:style-name="P4">
<draw:frame draw:style-name="fr1" draw:name="Image23" text:anchor-type="as-char" svg:width="6.9236in" svg:height="4.038767in" draw:z-index="0">
<draw:image xlink:href="../Images/AРМІЯINFORM/2023-07-04T92-00-00-04-00/leopard.jpg" xlink:type="simple" xlink:show="embed" xlink:actuate="onLoad" draw:mime-type="image/jpeg"/>
</draw:frame>
</text:p>
      <text:p text:style-name="P4">
Про це<text:a xlink:type="simple" xlink:href="https://www.facebook.com/SZRUkraine/posts/pfbid02mMd5MfmsJUyGXEx6x7Df7h82AEcpDBKz5wHFrz9QXhdR2R3GZu3cRyS7Zb9AE5dYl" text:style-name="Internet_20_link" text:visited-style-name="Visited_20_Internet_20_Link">
повідомляє</text:a>
Служба зовнішньої розвідки України у своєму фейсбуці.</text:p>
      <text:p text:style-name="P4">
Президент Європейської ради Шарль Мішель заявив, що Україна стоїть напередовій у боротьбі за європейські принципи та цінності, тож обов’язком ЄС єзробити все можливе, щоб підтримувати її так довго, як це буде необхідно.</text:p>
      <text:p text:style-name="P4">
Міністр оборони Німеччини Борис Пісторіус закликає прискорити запуск центруобслуговування танків Leopard 2 на території Польщі. Водночас Пісторіусповідомив, що Німеччина разом з Данією передасть Україні кілька десятківтанків Leopard 1A5 «найближчими тижнями».</text:p>
      <text:p text:style-name="P4">
Глава Військового комітету НАТО адмірал Роб Бауер вважає, що контрнаступУкраїни є складним через мінні поля та інші перешкоди, але українські військамають рацію, коли діють обережно.</text:p>
      <text:p text:style-name="P4">
Source: <text:a xlink:type="simple" xlink:href="https://armyinform.com.ua/2023/07/04/nimechchyna-i-daniya-peredadut-ukrayini-tanky-leopard/" text:style-name="Internet_20_link" text:visited-style-name="Visited_20_Internet_20_Link">
https://armyinform.com.ua/2023/07/04/nimechchyna-i-daniya-peredadut-ukrayini-tanky-leopard/</text:a>
</text:p>
      <!--NEWS-->
      <text:h text:style-name="P10" text:outline-level="1">
<text:span text:style-name="T4">
На саміті у Вільнюсі НАТО внесе зміни у систему планування Альянсу</text:span>
</text:h>
      <text:p text:style-name="P4">
Author: ['АРМІЯINFORM']</text:p>
      <text:p text:style-name="P4">
Time: 2023-07-04T94:00:00-04:00</text:p>
      <text:p text:style-name="P4">
Description: Президент США Джо Байден і його колеги по НАТО на саміті у Вільнюсі мають намір схвали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nato-1-1.jpg" text:style-name="Internet_20_link" text:visited-style-name="Visited_20_Internet_20_Link">
nato-1-1.jpg</text:a>
']</text:p>
      <text:p text:style-name="P4">
Tags: ['ДЖО БАЙДЕН', 'НОВИНИ', 'ПІВНІЧНОАТЛАНТИЧНИЙ АЛЬЯНС']</text:p>
      <text:p text:style-name="P4">
Category: News</text:p>
      <!--METADATA-->
      <text:p text:style-name="P4">
<draw:frame draw:style-name="fr1" draw:name="Image24" text:anchor-type="as-char" svg:width="6.9236in" svg:height="3.894525in" draw:z-index="0">
<draw:image xlink:href="../Images/AРМІЯINFORM/2023-07-04T94-00-00-04-00/nato-1-1.jpg" xlink:type="simple" xlink:show="embed" xlink:actuate="onLoad" draw:mime-type="image/jpeg"/>
</draw:frame>
</text:p>
      <text:p text:style-name="P4">
Президент США Джо Байден і його колеги по НАТО на саміті у Вільнюсі маютьнамір схвалити зміни у системі планування Альянсу. Про це йдеться у<text:a xlink:type="simple" xlink:href="https://www.facebook.com/SZRUkraine/posts/pfbid02mMd5MfmsJUyGXEx6x7Df7h82AEcpDBKz5wHFrz9QXhdR2R3GZu3cRyS7Zb9AE5dYl" text:style-name="Internet_20_link" text:visited-style-name="Visited_20_Internet_20_Link">
повідомленні</text:a>
Служби зовнішньої розвідки України.</text:p>
      <text:p text:style-name="P4">
Згідно з новими планами, НАТО прагне мати до 300 тисяч військовослужбовців,готових до передислокації на східний фланг протягом 30 днів. Плани поділяютьтериторію Альянсу на три зони — крайню північ і Атлантику, зону на північ відАльп і ще одну зону на півдні Європи. Наразі близько 40 тисячвійськовослужбовців перебувають у стані готовності — від Естонії на півночі доРумунії на Чорному морі. Щодня небо над цією територією контролюють близько100 літаків, а в Балтійському і Середземному морях дислокуються 27 військовихкораблів.</text:p>
      <text:p text:style-name="P4">
Австрія приєднається до європейської ініціативи із захисту повітряногопростору «Небесний щит».</text:p>
      <text:p text:style-name="P4">
Source: <text:a xlink:type="simple" xlink:href="https://armyinform.com.ua/2023/07/04/na-samiti-u-vilnyusi-nato-vnese-zminy-u-systemu-planuvannya-alyansu/" text:style-name="Internet_20_link" text:visited-style-name="Visited_20_Internet_20_Link">
https://armyinform.com.ua/2023/07/04/na-samiti-u-vilnyusi-nato-vnese-zminy-u-systemu-planuvannya-alyansu/</text:a>
</text:p>
      <!--NEWS-->
      <text:h text:style-name="P10" text:outline-level="1">
<text:span text:style-name="T4">
«Наші результати: ми просуваємось, ворог — ні» — Ганна Маляр</text:span>
</text:h>
      <text:p text:style-name="P4">
Author: ['АРМІЯINFORM']</text:p>
      <text:p text:style-name="P4">
Time: 2023-07-04T95:00:00-04:00</text:p>
      <text:p text:style-name="P4">
Description: Заступник Міністра оборони Ганна Маляр прокоментувала обстановку на лінії розмежування.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malyar-ganna-1.jpg" text:style-name="Internet_20_link" text:visited-style-name="Visited_20_Internet_20_Link">
malyar-ganna-1.jpg</text:a>
']</text:p>
      <text:p text:style-name="P4">
Tags: ['STOPRUSSIA', 'АГРЕСІЯ РФ', 'ВТОРГНЕННЯ РФ', 'ГАННА МАЛЯР']</text:p>
      <text:p text:style-name="P4">
Category: News</text:p>
      <!--METADATA-->
      <text:p text:style-name="P4">
<draw:frame draw:style-name="fr1" draw:name="Image25" text:anchor-type="as-char" svg:width="6.9236in" svg:height="5.532059in" draw:z-index="0">
<draw:image xlink:href="../Images/AРМІЯINFORM/2023-07-04T95-00-00-04-00/malyar-ganna-1.jpg" xlink:type="simple" xlink:show="embed" xlink:actuate="onLoad" draw:mime-type="image/jpeg"/>
</draw:frame>
</text:p>
      <text:p text:style-name="P4">
Заступник Міністра оборони Ганна Маляр прокоментувала обстановку на лініїрозмежування.</text:p>
      <text:p text:style-name="P4">
— На південному фланзі довкола Бахмута в нас є просування. На північному —тривають бої. У самому Бахмуті ворогу важко пересуватися та неможливо вийти.Водночас ворог наступає на Лиманському, Авдіївському та Мар‘їнськомунапрямках. Там дуже гаряче, але просунутись противник не може, — повідомилаГанна Маляр.</text:p>
      <text:p text:style-name="P4">
Також вона зазначила, що на всіх напрямках наші сили оборони інтенсивно нищатьнаступальні сили ворожої армії. За її словами, знищено пункти управління,особовий склад, техніка та озброєння — це все те, що планували використатипроти нас, але вже не зможуть.</text:p>
      <text:p text:style-name="P4">
Source: <text:a xlink:type="simple" xlink:href="https://armyinform.com.ua/2023/07/04/nashi-rezultaty-my-prosuvayemos-vorog-ni-ganna-malyar/" text:style-name="Internet_20_link" text:visited-style-name="Visited_20_Internet_20_Link">
https://armyinform.com.ua/2023/07/04/nashi-rezultaty-my-prosuvayemos-vorog-ni-ganna-malyar/</text:a>
</text:p>
      <!--NEWS-->
      <text:h text:style-name="P10" text:outline-level="1">
<text:span text:style-name="T4">
Світ бачить, що єдиним джерелом небезпеки для Запорізької АЕС є саме Росія — звернення Президента України</text:span>
</text:h>
      <text:p text:style-name="P4">
Author: ['АРМІЯINFORM']</text:p>
      <text:p text:style-name="P4">
Time: 2023-07-04T96:00:00-04:00</text:p>
      <text:p text:style-name="P4">
Description: https://youtu.be/Mch0DW1JR6A    Бажаю здоров’я, шановні українці, українки!    Щой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ІДЕОЗВЕРНЕННЯ ПРЕЗИДЕНТА УКРАЇНИ', 'ВОЛОДИМИР ЗЕЛЕНСЬКИЙ', 'НОВИНИ']</text:p>
      <text:p text:style-name="P4">
Category: News</text:p>
      <!--METADATA-->
      <text:p text:style-name="P4">
<text:span text:style-name="T4">
<text:span text:style-name="T5">
Бажаю здоров’я, шановні українці, українки!</text:span>
</text:span>
</text:p>
      <text:p text:style-name="P4">
Щойно завершив розмову з паном Президентом Франції Макроном, і це вже третіміжнародні переговори за сьогодні — після розмов із Генеральним секретаремНАТО та Прем’єр-міністром Швеції. Головне — наша оборона, фронт, зброя,можливості наших воїнів, і я вдячний партнерам за розуміння наших потреб.Домовилися про нові оборонні пакети, і, до речі, дякую, Еммануелю, за те, щосьогодні почала надходити та зброя, про яку ми домовлялися, — ракети, танки.</text:p>
      <text:p text:style-name="P4">
Але, звичайно, говорили сьогодні й про більш стратегічні речі — про те, якимбуде безпековий фундамент Європи після цієї війни та нашої перемоги.</text:p>
      <text:p text:style-name="P4">
Щоб мир настав швидше й був тривалим, чесним, справжнім, російське зло маєбачити, яку межу для амбіцій Кремля встановимо ми. Саме ми — усі вільнієвропейські нації, усі в нашій євроатлантичній спільноті, а не російськітерористи та будь-які їхні шантажі й агресія.</text:p>
      <text:p text:style-name="P4">
Ми щодня додаємо змісту саміту НАТО, який відбудеться у Вільнюсі вженаступного тижня, і я вдячний усім нашим партнерам, які працюють разом із намина посилення Альянсу, а отже, на безпеку у Європі — реальну безпеку. Сьогодніу розмовах із Президентом Франції, із Прем’єр-міністром Швеції та з ГенсекомНАТО скоординували наші кроки перед Вільнюсом.</text:p>
      <text:p text:style-name="P4">
Провів і кілька нарад з урядовцями та нашою командою міжнародників Офісу щодопідготовки до зовнішньополітичних заходів, які відбудуться найближчим часом.</text:p>
      <text:p text:style-name="P4">
Дуже важливо — щодо ситуації на Запорізькій атомній станції. Зараз увесь світмає бути свідомий того, що спільна безпека повністю залежить від глобальноїуваги до дій окупантів на станції. Росія повинна чітко усвідомлювати: світбачить, до яких сценаріїв готуються терористи, і світ готовий реагувати.</text:p>
      <text:p text:style-name="P4">
Радіація — це загроза для всіх у світі, і атомна станція повинна бути повністюубезпечена від будь-яких радіаційних інцидентів. Сьогодні рівно 16 місяців, якросійські військові повністю контролюють територію та споруди Запорізької АЕС.У різних держав світу є власні розвідувальні та інші можливості, щоб точнознати, що відбувається і хто в цьому винен.</text:p>
      <text:p text:style-name="P4">
Зараз від нашої розвідки ми маємо інформацію про те, що на даху кількохенергоблоків Запорізької атомної станції російські військові розмістилипредмети, схожі на вибухівку. Можливо, щоб імітувати удар по станції. Можливо,у них якийсь інший сценарій. Але в будь-якому разі світ бачить , і не може небачити, що єдиним джерелом небезпеки для Запорізької атомної станції є самеРосія. І ніхто інший.</text:p>
      <text:p text:style-name="P4">
На жаль, не було вчасної та масштабної реакції на теракт на Каховськійгідроелектростанції. І це може надихати Кремль на нове зло.</text:p>
      <text:p text:style-name="P4">
Зупинити його — це обов’язок усіх у світі, і ніхто не може залишитисьосторонь, бо радіація нікого не залишає осторонь.</text:p>
      <text:p text:style-name="P4">
Дякую пану Президенту Макрону за увагу до ситуації на ЗАЕС і за готовністьробити все необхідне, щоб гарантувати безпеку.</text:p>
      <text:p text:style-name="P4">
Ще одне.</text:p>
      <text:p text:style-name="P4">
Сьогодні росія вкотре ударила по Харківщині, по місту Первомайський. Імовірно,ракета «Іскандер». Пошкоджено вісім звичайних багатоповерхівок. Понад 40 людейдістали поранення, із них 12 — діти, двоє — немовлята, їм менш як рік… Станомна цей час рятувальники разом із поліцейськими ще проводять обхід пошкодженихбудинків. Усім, хто був поранений цим ракетним ударом, буде надано всюнеобхідну допомогу.</text:p>
      <text:p text:style-name="P4">
І за цей удар ворог відповідатиме, як і за всі інші їхні удари.</text:p>
      <text:p text:style-name="P4">
Російські терористи хочуть стати взірцевими в тому, як вони знищують життя. Миж станемо взірцевими в тому, як життя захищаємо і як потім життя відповідає —справедливо й неминуче — на кожен завданий удар кожному терористу.</text:p>
      <text:p text:style-name="P4">
Нацисти намагалися сховатися від правосуддя. Доволі довго. Але багатьох із нихзнайшли й досі притягають до відповідальності. Рашистів зловимо значно швидше.</text:p>
      <text:p text:style-name="P4">
До речі, зараз у мене ще буде нарада з міністром внутрішніх справ Клименком такерівником Служби безпеки Малюком — і щодо нових викликів нашій безпеці, іщодо загальної ситуації. Була сьогодні нарада також і з розвідкою…</text:p>
      <text:p text:style-name="P4">
Знаємо, як ставити терористів на місце.</text:p>
      <text:p text:style-name="P4">
Дякую всім нашим воїнам!</text:p>
      <text:p text:style-name="P4">
<text:span text:style-name="T4">
<text:span text:style-name="T5">
Слава Україні!</text:span>
</text:span>
</text:p>
      <text:p text:style-name="P4">
Source: <text:a xlink:type="simple" xlink:href="https://armyinform.com.ua/2023/07/04/svit-bachyt-shho-yedynym-dzherelom-nebezpeky-dlya-zaporizkoyi-aes-ye-same-rosiya-zvernennya-prezydenta-ukrayiny/" text:style-name="Internet_20_link" text:visited-style-name="Visited_20_Internet_20_Link">
https://armyinform.com.ua/2023/07/04/svit-bachyt-shho-yedynym-dzherelom-nebezpeky-dlya-zaporizkoyi-aes-ye-same-rosiya-zvernennya-prezydenta-ukrayiny/</text:a>
</text:p>
      <!--NEWS-->
      <text:h text:style-name="P10" text:outline-level="1">
<text:span text:style-name="T4">
Володимир Зеленський: У росії немає простору для маневрів на полі бою</text:span>
</text:h>
      <text:p text:style-name="P4">
Author: ['АРМІЯINFORM']</text:p>
      <text:p text:style-name="P4">
Time: 2023-07-04T97:00:00-04:00</text:p>
      <text:p text:style-name="P4">
Description: Про це Президент України заявив під час спілкування із Президентом Франції Еммануеле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zelenskyj-studenty.jpg" text:style-name="Internet_20_link" text:visited-style-name="Visited_20_Internet_20_Link">
zelenskyj-studenty.jpg</text:a>
']</text:p>
      <text:p text:style-name="P4">
Tags: ['ВОЛОДИМИР ЗЕЛЕНСЬКИЙ', 'ЕММАНУЕЛЬ МАКРОН', 'НОВИНИ']</text:p>
      <text:p text:style-name="P4">
Category: News</text:p>
      <!--METADATA-->
      <text:p text:style-name="P4">
<draw:frame draw:style-name="fr1" draw:name="Image26" text:anchor-type="as-char" svg:width="6.9236in" svg:height="4.613273in" draw:z-index="0">
<draw:image xlink:href="../Images/AРМІЯINFORM/2023-07-04T97-00-00-04-00/zelenskyj-studenty.jpg" xlink:type="simple" xlink:show="embed" xlink:actuate="onLoad" draw:mime-type="image/jpeg"/>
</draw:frame>
</text:p>
      <text:p text:style-name="P4">
Про це Президент України <text:a xlink:type="simple" xlink:href="https://t.me/V_Zelenskiy_official/6844" text:style-name="Internet_20_link" text:visited-style-name="Visited_20_Internet_20_Link">
заявив</text:a>
 підчас спілкування із Президентом Франції Еммануелем Макроном.</text:p>
      <text:p text:style-name="P4">
Лідери країн обговорили виконання попередніх та досягли нових обороннихдомовленостей. Володимир Зеленський подякував народу Франції за велику партіюброньованих машин, зокрема дуже потрібний санітарно-евакуаційний транспорт,додаткові легкі танки та ППО.</text:p>
      <text:p text:style-name="P4">
Також президенти України та Франції детально обговорили ситуацію в росії та наполі бою.</text:p>
      <text:p text:style-name="P4">
«Після дій Пригожина весь світ побачив, що в росії немає простору для маневрівна полі бою. А для нас, навпаки, відкривається вікно можливостей. Треба діятирішуче — і військово, і політично. Тому дуже важливо, щоб саміт у Вільнюсі буврезультативним», — наголосив Президент України.</text:p>
      <text:p text:style-name="P4">
Також у розмові Володимир Зеленський попередив Еммануеля Макрона пропідготовку окупаційними військами небезпечних провокацій на Запорізькій АЕС.Голови держав домовилися тримати ситуацію на максимальному контролі разом ізМАГАТЕ.</text:p>
      <text:p text:style-name="P4">
Source: <text:a xlink:type="simple" xlink:href="https://armyinform.com.ua/2023/07/04/volodymyr-zelenskyj-u-rosiyi-nemaye-prostoru-dlya-manevriv-na-poli-boyu/" text:style-name="Internet_20_link" text:visited-style-name="Visited_20_Internet_20_Link">
https://armyinform.com.ua/2023/07/04/volodymyr-zelenskyj-u-rosiyi-nemaye-prostoru-dlya-manevriv-na-poli-boyu/</text:a>
</text:p>
      <!--NEWS-->
      <text:h text:style-name="P10" text:outline-level="1">
<text:span text:style-name="T4">
Понад 500 БПЛА передадуть для ЗСУ — Михайло Федоров</text:span>
</text:h>
      <text:p text:style-name="P4">
Author: ['АРМІЯINFORM']</text:p>
      <text:p text:style-name="P4">
Time: 2023-07-04T98:00:00-04:00</text:p>
      <text:p text:style-name="P4">
Description: Більш як 500 безпілотників посилять наших військових на передових позиціях. В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7b6410cf-8468-4d0e-a3b9-da2490eb5957.jpg" text:style-name="Internet_20_link" text:visited-style-name="Visited_20_Internet_20_Link">
7b6410cf-8468-4d0e-a3b9-da2490eb5957.jpg</text:a>
', '<text:a xlink:type="simple" xlink:href="https://armyinform.com.ua/wp-content/uploads/2023/07/d46d54b5-e2b4-4f20-9f0a-b3179e883343.jpg" text:style-name="Internet_20_link" text:visited-style-name="Visited_20_Internet_20_Link">
d46d54b5-e2b4-4f20-9f0a-b3179e883343.jpg</text:a>
']</text:p>
      <text:p text:style-name="P4">
Tags: ['STOPRUSSIA', 'АГРЕСІЯ РФ', 'БПЛА', 'ВТОРГНЕННЯ РФ']</text:p>
      <text:p text:style-name="P4">
Category: News</text:p>
      <!--METADATA-->
      <text:p text:style-name="P4">
<draw:frame draw:style-name="fr1" draw:name="Image27" text:anchor-type="as-char" svg:width="6.9236in" svg:height="4.61393in" draw:z-index="0">
<draw:image xlink:href="../Images/AРМІЯINFORM/2023-07-04T98-00-00-04-00/7b6410cf-8468-4d0e-a3b9-da2490eb5957.jpg" xlink:type="simple" xlink:show="embed" xlink:actuate="onLoad" draw:mime-type="image/jpeg"/>
</draw:frame>
</text:p>
      <text:p text:style-name="P4">
Більш як 500 безпілотників посилять наших військових на передових позиціях.Вони закуплені за кошти, зібрані для Армії дронів через<text:a xlink:type="simple" xlink:href="https://t.me/U24_gov_ua" text:style-name="Internet_20_link" text:visited-style-name="Visited_20_Internet_20_Link">
UNITED24.</text:a>
</text:p>
      <text:p text:style-name="P4">
Про це <text:a xlink:type="simple" xlink:href="https://t.me/zedigital/3348" text:style-name="Internet_20_link" text:visited-style-name="Visited_20_Internet_20_Link">
повідомляє</text:a>
 Міністр цифровоїтрансформації України Михайло Федоров.</text:p>
      <text:p text:style-name="P4">
«Це розвідувальні й ударні коптери, що допоможуть вести аеророзвідку,коригувати роботу артилерії, знищувати позиції росіян, а головне — зберігатижиття наших героїв», — йдеться у повідомленні.</text:p>
      <text:p text:style-name="P4">
Як зазначається, серед БПЛА — авіаційні комплекси Penguine MK-2, що передаютьдані зашифрованими цифровими каналами, тому надійно захищені від перешкод.Потужні FPV-коптери Phoenix 03 Heavy UCAV, які здатні з максимальною точністюуражати пункти спостереження, влучати в бліндажі та атакувати бронетехніку.Октокоптери R18, щоб знищувати танки, системи ППО, «Гради».</text:p>
      <text:p text:style-name="P4">
<draw:frame draw:style-name="fr1" draw:name="Image28" text:anchor-type="as-char" svg:width="6.9236in" svg:height="4.61393in" draw:z-index="0">
<draw:image xlink:href="../Images/AРМІЯINFORM/2023-07-04T98-00-00-04-00/d46d54b5-e2b4-4f20-9f0a-b3179e883343.jpg" xlink:type="simple" xlink:show="embed" xlink:actuate="onLoad" draw:mime-type="image/jpeg"/>
</draw:frame>
</text:p>
      <text:p text:style-name="P4">
Кілька комплектацій квадрокоптерів Mavic для ефективної розвідки, коригуванняартилерії та знищення техніки на мільйони доларів. І ще багато різних«пташок». Тож на росіян чекає безліч неприємних сюрпризів.</text:p>
      <text:p text:style-name="P4">
Також передали 13 позашляховиків Renault Duster для виконання завдань,пов’язаних із забезпеченням спецзв’язку. Машини закупили завдяки донорамUNITED24.</text:p>
      <text:p text:style-name="P4">
Source: <text:a xlink:type="simple" xlink:href="https://armyinform.com.ua/2023/07/04/ponad-500-bpla-peredadut-dlya-zsu-myhajlo-fedorov/" text:style-name="Internet_20_link" text:visited-style-name="Visited_20_Internet_20_Link">
https://armyinform.com.ua/2023/07/04/ponad-500-bpla-peredadut-dlya-zsu-myhajlo-fedorov/</text:a>
</text:p>
      <!--NEWS-->
      <text:h text:style-name="P10" text:outline-level="1">
<text:span text:style-name="T4">
Обстановка в зоні відповідальності ОК «Південь» залишається складною та напруженою</text:span>
</text:h>
      <text:p text:style-name="P4">
Author: ['Оксана Іванець']</text:p>
      <text:p text:style-name="P4">
Time: 2023-07-04T99:00:00-04:00</text:p>
      <text:p text:style-name="P4">
Description: Ворог нарощує кількість обстрілів і намагається максимально тиснути на місцеве насел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umenyuk_1-1.jpg" text:style-name="Internet_20_link" text:visited-style-name="Visited_20_Internet_20_Link">
gumenyuk_1-1.jpg</text:a>
']</text:p>
      <text:p text:style-name="P4">
Tags: ['БПЛА', 'НАТАЛІЯ ГУМЕНЮК', 'НОВИНИ', 'ХЕРСОНЩИНА']</text:p>
      <text:p text:style-name="P4">
Category: News</text:p>
      <!--METADATA-->
      <text:p text:style-name="P4">
<draw:frame draw:style-name="fr1" draw:name="Image29" text:anchor-type="as-char" svg:width="6.9236in" svg:height="3.883237in" draw:z-index="0">
<draw:image xlink:href="../Images/AРМІЯINFORM/2023-07-04T99-00-00-04-00/gumenyuk_1-1.jpg" xlink:type="simple" xlink:show="embed" xlink:actuate="onLoad" draw:mime-type="image/jpeg"/>
</draw:frame>
</text:p>
      <text:p text:style-name="P4">
Ворог нарощує кількість обстрілів і намагається максимально тиснути на місцевенаселення правобережжя Дніпра. Про це в етері телемарафону «Єдині новини»повідомила керівник Об’єднаного координаційного пресцентру Сил оборони півдняУкраїни Наталія Гуменюк.</text:p>
      <text:p text:style-name="P4">
— Упродовж цієї доби росіяни вели обстріл підконтрольних українській владітериторій з тимчасово окупованої Кінбурнської коси, намагаючись таким чиномвідтягнути увагу Сил оборони від дій російських підрозділів, які розміщуютьсявздовж русла Дніпра, — зазначила спікер.</text:p>
      <text:p text:style-name="P4">
За словами Гуменюк, ворог дедалі частіше розширює зону роботи тактичноїавіації. Тепер від російських авіаснарядів потерпає не тільки Бериславський, ай Херсонський район — сьогодні окупанти з повітря поцілили сюди двічі</text:p>
      <text:p text:style-name="P4">
— Таким чином російські загарбники намагаються уникнути концентрації дійукраїнських сил, — зазначила керівник Об’єднаного координаційного пресцентруСил оборони півдня України.</text:p>
      <text:p text:style-name="P4">
Також Гуменюк повідомила, що віднедавна посилились і артилерійські ворожіобстріли — окупантам вдалося повернутися на колишні позиції, де вода вжевідійшла після повені, викликаної підривом Каховської ГЕС.</text:p>
      <text:p text:style-name="P4">
За словами спікера, окупанти продовжують розподіляти зусилля по лінії фронту,оскільки усвідомлюють, що максимальний тиск від українських підрозділівприпадає на Запорізький напрямок — особливо це відчутно по суходолу. Крімтого, російські загарбники активно застосовують невеликі диверсійно-розвідувальні групи на човнах, аби дізнатися про задуми українськихпідрозділів, що розташовуються на лівому березі Дніпра.</text:p>
      <text:p text:style-name="P4">
— Тому майже щодня в наших зведеннях проходить інформація про знищення такихчовнів та груп окупантів. Загалом за поточний день на цьому напрямку булознешкоджено 66 окупантів, 2 надводних човни, 8 одиниць техніки та ворожийБПЛА, який збили над Миколаївщиною. Саме виявлення розвідувального дронусвідчить про підготовку окупантами ракетно-дронових ударів вже незабаром.Прошу не ігнорувати сигнали повітряних тривог, особливо вночі, — зазначилаГуменюк.</text:p>
      <text:p text:style-name="P4">
Source: <text:a xlink:type="simple" xlink:href="https://armyinform.com.ua/2023/07/04/obstanovka-v-zoni-vidpovidalnosti-ok-pivden-zalyshayetsya-skladnoyu-ta-napruzhenoyu/" text:style-name="Internet_20_link" text:visited-style-name="Visited_20_Internet_20_Link">
https://armyinform.com.ua/2023/07/04/obstanovka-v-zoni-vidpovidalnosti-ok-pivden-zalyshayetsya-skladnoyu-ta-napruzhenoyu/</text:a>
</text:p>
      <!--NEWS-->
      <text:h text:style-name="P10" text:outline-level="1">
<text:span text:style-name="T4">
At Avdiyivka direction Russian army shelled Ocheretyne, Berdychi, Stepove, Avdiyivka, Tonenke...</text:span>
</text:h>
      <text:p text:style-name="P4">
Authors: liveuamap (Language: en)</text:p>
      <text:p text:style-name="P4">
Time: 2023-07-05T-11:13:00</text:p>
      <text:p text:style-name="P4">
Location: Donetsk (Latitude:48.09161 Longtitude:37.60345)</text:p>
      <text:p text:style-name="P4">
Videos: []</text:p>
      <text:p text:style-name="P4">
Images: []</text:p>
      <text:p text:style-name="P4">
Tags: ["Russia"]</text:p>
      <text:p text:style-name="P4">
ID: 22573972</text:p>
      <!--METADATA-->
      <text:p text:style-name="P4">
At Avdiyivka direction Russian army shelled Ocheretyne, Berdychi, Stepove,Avdiyivka, Tonenke and Pervomayske of Donetsk region, - General Staff of ArmedForces of Ukraine says in the morning report</text:p>
      <text:p text:style-name="P4">
News Collection Link: <text:a xlink:type="simple" xlink:href="https:\/\/liveuamap.com\/en\/2023\/5-july-at-avdiyivka-direction-russian-army-shelled-ocheretyne" text:style-name="Internet_20_link" text:visited-style-name="Visited_20_Internet_20_Link">
https:\/\/liveuamap.com\/en\/2023\/5-july-at-avdiyivka-direction-russian-army-shelled-ocheretyne</text:a>
</text:p>
      <text:p text:style-name="P4">
Source: <text:a xlink:type="simple" xlink:href="https://t.me/lumsrc/5276" text:style-name="Internet_20_link" text:visited-style-name="Visited_20_Internet_20_Link">
https://t.me/lumsrc/5276</text:a>
</text:p>
      <!--NEWS-->
      <text:h text:style-name="P10" text:outline-level="1">
<text:span text:style-name="T4">
Вибух у суді Києва: правопорушник загинув на місці</text:span>
</text:h>
      <text:p text:style-name="P4">
Authors: Ukrinform (Person)</text:p>
      <text:p text:style-name="P4">
Publisher: Укринформ (Organization)</text:p>
      <text:p text:style-name="P4">
Published Time: 2023-07-05T-11:57:00+03:00</text:p>
      <text:p text:style-name="P4">
Modified Time: 2023-07-05T19:57:00+03:00</text:p>
      <text:p text:style-name="P4">
Description: Правопорушник, який підірвав вибуховий пристрій у Шевченківському райсуді Києва, загинув на місці. — Укрінформ.</text:p>
      <text:p text:style-name="P4">
Images: ['<text:a xlink:type="simple" xlink:href="https://static.ukrinform.com/photos/2023_07/thumb_files/630_360_1688574294-4382.jpeg" text:style-name="Internet_20_link" text:visited-style-name="Visited_20_Internet_20_Link">
630_360_16885...</text:a>
']</text:p>
      <text:p text:style-name="P4">
Tags: ['Клименко', 'Суд', 'Вибух', 'Київ']</text:p>
      <text:p text:style-name="P4">
Type: Article</text:p>
      <!--METADATA-->
      <text:p text:style-name="P4">
<draw:frame draw:style-name="fr1" draw:name="Image30" text:anchor-type="as-char" svg:width="6.9236in" svg:height="3.956343in" draw:z-index="0">
<draw:image xlink:href="../Images/yкринформ/2023-07-05T-11-57-00-03-00/630_360_1688574294-4382.jpeg" xlink:type="simple" xlink:show="embed" xlink:actuate="onLoad" draw:mime-type="image/jpeg"/>
</draw:frame>
Правопорушник, який підірвав вибуховий пристрій у Шевченківському райсудіКиєва, загинув на місці.</text:p>
      <text:p text:style-name="P4">
Як передає Укрінформ, про це глава МВС України Ігор Клименко повідомляє у <text:a xlink:type="simple" xlink:href="https://t.me/Klymenko_MVS/101" text:style-name="Internet_20_link" text:visited-style-name="Visited_20_Internet_20_Link">
Телеграмі </text:a>
 .</text:p>
      <text:p text:style-name="P4">
"Правопорушник загинув на місці події. За попередньою інформацією, підірвавсебе", - ідеться у повідомленні.</text:p>
      <text:p text:style-name="P4">
За словами Клименка, під час штурму приміщення поранені двоє бійців КОРДу.</text:p>
      <text:p text:style-name="P4">
"Їхні життя врятували щити, з якими рухалися спецпризначенці", - зазначивглава МВС.</text:p>
      <text:p text:style-name="P4">
<text:span text:style-name="T4">
Читайте також:</text:span>
 <text:a xlink:type="simple" xlink:href="https://www.ukrinform.ua/rubric-kyiv/3731935-vibuh-u-sevcenkivskomu-sudi-u-radiusi-kilometra-perekrili-dorogi.html" text:style-name="Internet_20_link" text:visited-style-name="Visited_20_Internet_20_Link">
 <text:span text:style-name="T4">
Вибух</text:span>
 у Шевченківському суді: у радіусі кілометраперекрили дороги </text:a>
</text:p>
      <text:p text:style-name="P4">
Як повідомляв Укрінформ, <text:a xlink:type="simple" xlink:href="https://www.ukrinform.ua/rubric-other_news/3731924-u-kievi-v-primisenni-sudu-prolunav-vibuh.html" text:style-name="Internet_20_link" text:visited-style-name="Visited_20_Internet_20_Link">
 у приміщенні Шевченківського районного суду в Києвіо 17.20 пролунав вибух. </text:a>
</text:p>
      <text:p text:style-name="P4">
За <text:a xlink:type="simple" xlink:href="https://t.me/Klymenko_MVS/100" text:style-name="Internet_20_link" text:visited-style-name="Visited_20_Internet_20_Link">
 інформацією </text:a>
 глави <text:a xlink:type="simple" xlink:href="https://www.ukrinform.ua/tag-mvs" text:style-name="Internet_20_link" text:visited-style-name="Visited_20_Internet_20_Link">
 МВС</text:a>
 України Ігоря Клименка, за попереднімиданими, невстановлений пристрій підірвав чоловік, якого доправили на судовезасідання.</text:p>
      <text:p text:style-name="P4">
</text:p>
      <text:p text:style-name="P4">
<text:span text:style-name="T5">
Фото: sudreporter.org</text:span>
</text:p>
      <text:p text:style-name="P4">
За інформацією <text:a xlink:type="simple" xlink:href="https://t.me/suspilnenews/22235" text:style-name="Internet_20_link" text:visited-style-name="Visited_20_Internet_20_Link">
 Суспільного</text:a>
, вибухи пролунали під час конвоювання з зали суду Ігоря Гуменюка, якогообвинувачують у скоєнні теракту під Верховною Радою 31 серпня 2015 року. Заданими слідства, тоді Гуменюк під час акції протесту кинув у правоохоронцівбойову гранату, унаслідок чого загинули четверо нацгвардійців, понад 140 людейзазнали поранень.</text:p>
      <text:p text:style-name="P4">
На сьогоднішньому засіданні Гуменюку продовжили запобіжний захід у виглядітримання під вартою.</text:p>
      <text:p text:style-name="P4">
Працюють усі екстрені служби.</text:p>
      <text:p text:style-name="P4">
Source: <text:a xlink:type="simple" xlink:href="https://www.ukrinform.ua/rubric-kyiv/3731961-vibuh-u-sudi-kieva-pravoporusnik-zaginuv-na-misci.html" text:style-name="Internet_20_link" text:visited-style-name="Visited_20_Internet_20_Link">
https://www.ukrinform.ua/rubric-kyiv/3731961-vibuh-u-sudi-kieva-pravoporusnik-zaginuv-na-misci.html</text:a>
</text:p>
      <!--NEWS-->
      <text:h text:style-name="P10" text:outline-level="1">
<text:span text:style-name="T4">
Внаслідок вибуху у Шевченківському суді постраждали двоє правоохоронців</text:span>
</text:h>
      <text:p text:style-name="P4">
Authors: Ukrinform (Person)</text:p>
      <text:p text:style-name="P4">
Publisher: Укринформ (Organization)</text:p>
      <text:p text:style-name="P4">
Published Time: 2023-07-05T-12:43:00+03:00</text:p>
      <text:p text:style-name="P4">
Modified Time: 2023-07-05T19:43:00+03:00</text:p>
      <text:p text:style-name="P4">
Description: Внаслідок вибуху у приміщенні Шевченківського районного суду міста Києва попередньо постраждали двоє правоохоронців. — Укрінформ.</text:p>
      <text:p text:style-name="P4">
Images: ['<text:a xlink:type="simple" xlink:href="https://static.ukrinform.com/photos/2023_07/thumb_files/630_360_1688574294-8937.jpeg" text:style-name="Internet_20_link" text:visited-style-name="Visited_20_Internet_20_Link">
630_360_16885...</text:a>
']</text:p>
      <text:p text:style-name="P4">
Tags: ['Прокуратура', 'Суд', 'Вибух', 'Київ']</text:p>
      <text:p text:style-name="P4">
Type: Article</text:p>
      <!--METADATA-->
      <text:p text:style-name="P4">
<draw:frame draw:style-name="fr1" draw:name="Image32" text:anchor-type="as-char" svg:width="6.9236in" svg:height="3.956343in" draw:z-index="0">
<draw:image xlink:href="../Images/yкринформ/2023-07-05T-12-43-00-03-00/630_360_1688574294-8937.jpeg" xlink:type="simple" xlink:show="embed" xlink:actuate="onLoad" draw:mime-type="image/jpeg"/>
</draw:frame>
Внаслідок вибуху у приміщенні Шевченківського районного суду міста Києвапопередньо постраждали двоє правоохоронців.</text:p>
      <text:p text:style-name="P4">
Як передає Укрінформ, про це Офіс генерального прокурора повідомляє у <text:a xlink:type="simple" xlink:href="https://t.me/pgo_gov_ua/14160" text:style-name="Internet_20_link" text:visited-style-name="Visited_20_Internet_20_Link">
Телеграмі </text:a>
 .</text:p>
      <text:p text:style-name="P4">
За процесуального керівництва Шевченківської окружної прокуратури м. Києварозпочато досудове розслідування за фактом спроби втечі підсудного з-підварти, вчинене способом небезпечним для життя багатьох людей (ч. 2 ст. 15 ч. 2ст. 393 Кримінального кодексу України).</text:p>
      <text:p text:style-name="P4">
5 липня біля 17.20 год. на спецлінію 102 надійшло повідомлення про <text:a xlink:type="simple" xlink:href="https://www.ukrinform.ua/tag-vibuh" text:style-name="Internet_20_link" text:visited-style-name="Visited_20_Internet_20_Link">
 вибух</text:a>
 у приміщенні Шевченківського районногосуду м. Києва.</text:p>
      <text:p text:style-name="P4">
<text:span text:style-name="T4">
Читайте також:</text:span>
 <text:a xlink:type="simple" xlink:href="https://www.ukrinform.ua/rubric-kyiv/3731946-na-teritorii-sevcenkivskogo-sudu-jmovirno-prolunav-povtornij-vibuh.html" text:style-name="Internet_20_link" text:visited-style-name="Visited_20_Internet_20_Link">
 На території Шевченківського суду, ймовірно, пролунавповторний <text:span text:style-name="T4">
вибух</text:span>
 </text:a>
</text:p>
      <text:p text:style-name="P4">
«Попередньо встановлено, що обвинувачений, якого доставили в суд для участі усудовому засіданні, перебуваючи у вбиральні, вчинив спробу втечі з-під варти.При цьому він використав невстановлений вибуховий пристрій», - ідеться уповідомленні.</text:p>
      <text:p text:style-name="P4">
Наразі він зачинився в середині конвойного приміщення. Вживаються заходи дляйого затримання.</text:p>
      <text:p text:style-name="P4">
В ОГП зазначили, що є інформація про двох постраждалих серед правоохоронців.Дані уточнюються.</text:p>
      <text:p text:style-name="P4">
<text:span text:style-name="T4">
Читайте також:</text:span>
 <text:a xlink:type="simple" xlink:href="https://www.ukrinform.ua/rubric-kyiv/3731935-vibuh-u-sevcenkivskomu-sudi-u-radiusi-kilometra-perekrili-dorogi.html" text:style-name="Internet_20_link" text:visited-style-name="Visited_20_Internet_20_Link">
 <text:span text:style-name="T4">
Вибух</text:span>
 у Шевченківському суді: у радіусі кілометраперекрили дороги </text:a>
</text:p>
      <text:p text:style-name="P4">
На даний час на місці події перебувають прокурори, слідчо-оперативна група,вибухотехніки та кінологи.</text:p>
      <text:p text:style-name="P4">
Як повідомляв Укрінформ, <text:a xlink:type="simple" xlink:href="https://www.ukrinform.ua/rubric-other_news/3731924-u-kievi-v-primisenni-sudu-prolunav-vibuh.html" text:style-name="Internet_20_link" text:visited-style-name="Visited_20_Internet_20_Link">
 у приміщенні Шевченківського районного суду в Києвіо 17.20 пролунав вибух. </text:a>
</text:p>
      <text:p text:style-name="P4">
За <text:a xlink:type="simple" xlink:href="https://t.me/Klymenko_MVS/100" text:style-name="Internet_20_link" text:visited-style-name="Visited_20_Internet_20_Link">
 інформацією </text:a>
 глави МВС України ІгоряКлименка, за попередніми даними, невстановлений пристрій підірвав чоловік,якого доправили на судове засідання.</text:p>
      <text:p text:style-name="P4">
За інформацією <text:a xlink:type="simple" xlink:href="https://t.me/suspilnenews/22235" text:style-name="Internet_20_link" text:visited-style-name="Visited_20_Internet_20_Link">
 Суспільного</text:a>
, вибухи пролунали під час конвоювання з зали суду Ігоря Гуменюка, якогообвинувачують у скоєнні теракту під Верховною Радою 31 серпня 2015 року. Заданими слідства, тоді Гуменюк під час акції протесту кинув у правоохоронцівбойову гранату, унаслідок чого загинули четверо нацгвардійців, понад 140 людейзазнали поранень.</text:p>
      <text:p text:style-name="P4">
На сьогоднішньому засіданні Гуменюку продовжили запобіжний захід у виглядітримання під вартою.</text:p>
      <text:p text:style-name="P4">
Працюють усі екстрені служби.</text:p>
      <text:p text:style-name="P4">
Source: <text:a xlink:type="simple" xlink:href="https://www.ukrinform.ua/rubric-kyiv/3731954-vnaslidok-vibuhu-u-sevcenkivskomu-sudi-postrazdali-dvoe-pravoohoronciv.html" text:style-name="Internet_20_link" text:visited-style-name="Visited_20_Internet_20_Link">
https://www.ukrinform.ua/rubric-kyiv/3731954-vnaslidok-vibuhu-u-sevcenkivskomu-sudi-postrazdali-dvoe-pravoohoronciv.html</text:a>
</text:p>
      <!--NEWS-->
      <text:h text:style-name="P10" text:outline-level="1">
<text:span text:style-name="T4">
At Maryinka direction Russian army shelled Krasnohorivka, Heorhiyivka, Hostre, Maryinka and P...</text:span>
</text:h>
      <text:p text:style-name="P4">
Authors: liveuamap (Language: en)</text:p>
      <text:p text:style-name="P4">
Time: 2023-07-05T-13:13:00</text:p>
      <text:p text:style-name="P4">
Location: Donetsk Oblast (Latitude:47.91565 Longtitude:37.46098)</text:p>
      <text:p text:style-name="P4">
Videos: []</text:p>
      <text:p text:style-name="P4">
Images: []</text:p>
      <text:p text:style-name="P4">
Tags: ["Russia"]</text:p>
      <text:p text:style-name="P4">
ID: 22573967</text:p>
      <!--METADATA-->
      <text:p text:style-name="P4">
At Maryinka direction Russian army shelled Krasnohorivka, Heorhiyivka, Hostre,Maryinka and Pobyeda of Donetsk region, - General Staff of Armed Forces ofUkraine says in the morning report</text:p>
      <text:p text:style-name="P4">
News Collection Link: <text:a xlink:type="simple" xlink:href="https:\/\/liveuamap.com\/en\/2023\/5-july-at-maryinka-direction-russian-army-shelled-krasnohorivka" text:style-name="Internet_20_link" text:visited-style-name="Visited_20_Internet_20_Link">
https:\/\/liveuamap.com\/en\/2023\/5-july-at-maryinka-direction-russian-army-shelled-krasnohorivka</text:a>
</text:p>
      <text:p text:style-name="P4">
Source: <text:a xlink:type="simple" xlink:href="https://t.me/lumsrc/5277" text:style-name="Internet_20_link" text:visited-style-name="Visited_20_Internet_20_Link">
https://t.me/lumsrc/5277</text:a>
</text:p>
      <!--NEWS-->
      <text:h text:style-name="P10" text:outline-level="1">
<text:span text:style-name="T4">
До Шевченківського райсуду Києва прибув Клименко</text:span>
</text:h>
      <text:p text:style-name="P4">
Authors: Ukrinform (Person)</text:p>
      <text:p text:style-name="P4">
Publisher: Укринформ (Organization)</text:p>
      <text:p text:style-name="P4">
Published Time: 2023-07-05T-13:34:00+03:00</text:p>
      <text:p text:style-name="P4">
Modified Time: 2023-07-05T19:34:00+03:00</text:p>
      <text:p text:style-name="P4">
Description: До Шевченківського районного суду міста Києва прибув міністр внутрішніх справ України Ігор Клименко.</text:p>
      <text:p text:style-name="P4">
— Укрінформ.</text:p>
      <text:p text:style-name="P4">
Images: ['<text:a xlink:type="simple" xlink:href="https://static.ukrinform.com/photos/2023_07/thumb_files/630_360_1688576850-805.jpg" text:style-name="Internet_20_link" text:visited-style-name="Visited_20_Internet_20_Link">
630_360_16885...</text:a>
']</text:p>
      <text:p text:style-name="P4">
Tags: ['Клименко', 'Суд', 'Вибух', 'Київ']</text:p>
      <text:p text:style-name="P4">
Type: Article</text:p>
      <!--METADATA-->
      <text:p text:style-name="P4">
<draw:frame draw:style-name="fr1" draw:name="Image33" text:anchor-type="as-char" svg:width="6.9236in" svg:height="3.956343in" draw:z-index="0">
<draw:image xlink:href="../Images/yкринформ/2023-07-05T-13-34-00-03-00/630_360_1688576850-805.jpg" xlink:type="simple" xlink:show="embed" xlink:actuate="onLoad" draw:mime-type="image/jpeg"/>
</draw:frame>
 ДоШевченківського районного суду міста Києва прибув міністр внутрішніх справУкраїни Ігор Клименко.</text:p>
      <text:p text:style-name="P4">
Про це повідомляє кореспондент Укрінформу.</text:p>
      <text:p text:style-name="P4">
Міністр у супроводі правоохоронців зайшов до будівлі суду.</text:p>
      <text:p text:style-name="P4">
Раніше на території суду пролунав звук, схожий на повторний вибух. Офіційноїінформації щодо цього наразі немає. Прокуратура повідомила про двохпостраждалих серед правоохоронців.</text:p>
      <text:p text:style-name="P4">
<text:span text:style-name="T4">
Читайте також:</text:span>
 <text:a xlink:type="simple" xlink:href="https://www.ukrinform.ua/rubric-kyiv/3731935-vibuh-u-sevcenkivskomu-sudi-u-radiusi-kilometra-perekrili-dorogi.html" text:style-name="Internet_20_link" text:visited-style-name="Visited_20_Internet_20_Link">
 Вибух у Шевченківському суді: у радіусі кілометраперекрили <text:span text:style-name="T4">
дороги</text:span>
 </text:a>
</text:p>
      <text:p text:style-name="P4">
Як повідомляв Укрінформ, <text:a xlink:type="simple" xlink:href="https://www.ukrinform.ua/rubric-other_news/3731924-u-kievi-v-primisenni-sudu-prolunav-vibuh.html" text:style-name="Internet_20_link" text:visited-style-name="Visited_20_Internet_20_Link">
 у приміщенні Шевченківського районного суду Києвапідсудний підірвав невідомий вибуховий пристрій</text:a>
 . За попередньою інформацією, військовослужбовціконвойної служби Національної гвардії України до приміщення суду привезлипідсудну особу. Чоловік з невстановлених обставин підірвав у приміщенні суду(попередньо у вбиральні) невідомий вибуховий пристрій.</text:p>
      <text:p text:style-name="P4">
За інформацією <text:a xlink:type="simple" xlink:href="https://t.me/suspilnenews/22235" text:style-name="Internet_20_link" text:visited-style-name="Visited_20_Internet_20_Link">
 Суспільного</text:a>
, вибухи пролунали під час конвоювання з зали суду Ігоря Гуменюка, якогообвинувачують у скоєнні теракту під Верховною Радою 31 серпня 2015 року. Заданими слідства, тоді Гуменюк під час акції протесту кинув у правоохоронцівбойову гранату, унаслідок чого загинули четверо нацгвардійців, понад 140 людейзазнали поранень.</text:p>
      <text:p text:style-name="P4">
На сьогоднішньому засіданні Гуменюку продовжили запобіжний захід у виглядітримання під вартою.</text:p>
      <text:p text:style-name="P4">
Source: <text:a xlink:type="simple" xlink:href="https://www.ukrinform.ua/rubric-kyiv/3731953-do-sevcenkivskogo-rajsudu-kieva-pribuv-klimenko.html" text:style-name="Internet_20_link" text:visited-style-name="Visited_20_Internet_20_Link">
https://www.ukrinform.ua/rubric-kyiv/3731953-do-sevcenkivskogo-rajsudu-kieva-pribuv-klimenko.html</text:a>
</text:p>
      <!--NEWS-->
      <text:h text:style-name="P10" text:outline-level="1">
<text:span text:style-name="T4">
На Сумщині за держзраду судитимуть настоятеля храму УПЦ МП</text:span>
</text:h>
      <text:p text:style-name="P4">
Authors: Ukrinform (Person)</text:p>
      <text:p text:style-name="P4">
Publisher: Укринформ (Organization)</text:p>
      <text:p text:style-name="P4">
Published Time: 2023-07-05T-14:01:00+03:00</text:p>
      <text:p text:style-name="P4">
Modified Time: 2023-07-05T19:01:00+03:00</text:p>
      <text:p text:style-name="P4">
Description: На Сумщині скерували до суду обвинувальний акт стосовно настоятеля одного з храмів УПЦ МП у Шосткинському районі за вчинення держзради в умовах воєнного стану (ч. 2 ст. 111 КК України). — Укрінформ.</text:p>
      <text:p text:style-name="P4">
Images: ['<text:a xlink:type="simple" xlink:href="https://static.ukrinform.com/photos/2017_12/thumb_files/630_360_1514464397-1884.jpg" text:style-name="Internet_20_link" text:visited-style-name="Visited_20_Internet_20_Link">
630_360_15144...</text:a>
']</text:p>
      <text:p text:style-name="P4">
Tags: ['Сумщина', 'УПЦ МП', 'Держзрада', 'Колаборант', 'Священник', 'Війна з Росією']</text:p>
      <text:p text:style-name="P4">
Type: Article</text:p>
      <!--METADATA-->
      <text:p text:style-name="P4">
<draw:frame draw:style-name="fr1" draw:name="Image34" text:anchor-type="as-char" svg:width="6.9236in" svg:height="3.956343in" draw:z-index="0">
<draw:image xlink:href="../Images/yкринформ/2023-07-05T-14-01-00-03-00/630_360_1514464397-1884.jpg" xlink:type="simple" xlink:show="embed" xlink:actuate="onLoad" draw:mime-type="image/jpeg"/>
</draw:frame>
 НаСумщині скерували до суду обвинувальний акт стосовно настоятеля одного зхрамів УПЦ МП у Шосткинському районі за вчинення держзради в умовах воєнногостану (ч. 2 ст. 111 КК України).</text:p>
      <text:p text:style-name="P4">
Про це повідомляє <text:a xlink:type="simple" xlink:href="https://sumy.gp.gov.ua/ua/news.html" text:style-name="Internet_20_link" text:visited-style-name="Visited_20_Internet_20_Link">
 Сумська облпрокуратура</text:a>
, передає Укрінформ.</text:p>
      <text:p text:style-name="P4">
 <text:span text:style-name="T5">
Фото: Сумськаоблпрокуратура</text:span>
</text:p>
      <text:p text:style-name="P4">
"Слідством встановлено, що після початку повномасштабного вторгненняРосійської Федерації в Україну співробітник Федеральної служби безпекивстановив зв'язок із настоятелем одного з храмів Шосткинського району. <text:a xlink:type="simple" xlink:href="https://www.ukrinform.ua/tag-upc-mp" text:style-name="Internet_20_link" text:visited-style-name="Visited_20_Internet_20_Link">
Священнослужитель </text:a>
 погодився наспівпрацю, оскільки мав проросійські переконання та очікував на прихід"русского міра".</text:p>
      <text:p text:style-name="P4">
На виконання завдання окупантів агент в рясі збирав дані щодо кількостівійськових на території регіону та їх озброєння, а також інформацію прокерівників місцевих органів влади, правоохоронних органів, громадськихактивістів, їх політичні погляди та авторитет серед місцевого населення", -йдеться у повідомленні.</text:p>
      <text:p text:style-name="P4">
<text:span text:style-name="T4">
Читайте також:</text:span>
 <text:a xlink:type="simple" xlink:href="https://www.ukrinform.ua/rubric-society/3731863-situacia-v-lavri-komisia-viselati-nikogo-ne-pospisae-i-pravilno-robit.html" text:style-name="Internet_20_link" text:visited-style-name="Visited_20_Internet_20_Link">
 Ситуація в Лаврі: комісія виселяти нікого не поспішає. Іправильно робить </text:a>
</text:p>
      <text:p text:style-name="P4">
Як зазначають у прокуратурі, настоятель храму записував точні адреси,фотографував місцевість, де розташовуються військовослужбовці та військоватехніка на території Шосткинського району. Збирав інформацію про патріотичноналаштованих громадян, які можуть впливати на суспільство. Розвідувальні даніпередавав оперативному співробітнику ФСБ РФ за допомогою одного з месенджерів.</text:p>
      <text:p text:style-name="P4">
Правоохоронці затримали "агента в рясі" 1 березня 2023 року. На даний час вінперебуває під вартою.</text:p>
      <text:p text:style-name="P4">
Як повідомляв Укрінформ, 3 липня росіяни вбили двох і поранили одного жителяприкордонного населеного пункту Сумської області під час спроби проникнення натериторію України.</text:p>
      <text:p text:style-name="P4">
Source: <text:a xlink:type="simple" xlink:href="https://www.ukrinform.ua/rubric-regions/3731932-na-sumsini-za-derzzradu-suditimut-nastoatela-hramu-upc-mp.html" text:style-name="Internet_20_link" text:visited-style-name="Visited_20_Internet_20_Link">
https://www.ukrinform.ua/rubric-regions/3731932-na-sumsini-za-derzzradu-suditimut-nastoatela-hramu-upc-mp.html</text:a>
</text:p>
      <!--NEWS-->
      <text:h text:style-name="P10" text:outline-level="1">
<text:span text:style-name="T4">
Вибух у Шевченківському суді: у радіусі кілометра перекрили дороги</text:span>
</text:h>
      <text:p text:style-name="P4">
Authors: Ukrinform (Person)</text:p>
      <text:p text:style-name="P4">
Publisher: Укринформ (Organization)</text:p>
      <text:p text:style-name="P4">
Published Time: 2023-07-05T-15:00:00+03:00</text:p>
      <text:p text:style-name="P4">
Modified Time: 2023-07-05T19:00:00+03:00</text:p>
      <text:p text:style-name="P4">
Description: У радіусі кілометра від Шевченківського суду, де пролунав вибух, перекрили дороги. — Укрінформ.</text:p>
      <text:p text:style-name="P4">
Images: ['<text:a xlink:type="simple" xlink:href="https://static.ukrinform.com/photos/2023_07/thumb_files/630_360_1688574294-4638.jpeg" text:style-name="Internet_20_link" text:visited-style-name="Visited_20_Internet_20_Link">
630_360_16885...</text:a>
']</text:p>
      <text:p text:style-name="P4">
Tags: ['Суд', 'Вибух', 'Київ']</text:p>
      <text:p text:style-name="P4">
Type: Article</text:p>
      <!--METADATA-->
      <text:p text:style-name="P4">
<draw:frame draw:style-name="fr1" draw:name="Image36" text:anchor-type="as-char" svg:width="6.9236in" svg:height="3.956343in" draw:z-index="0">
<draw:image xlink:href="../Images/yкринформ/2023-07-05T-15-00-00-03-00/630_360_1688574294-4638.jpeg" xlink:type="simple" xlink:show="embed" xlink:actuate="onLoad" draw:mime-type="image/jpeg"/>
</draw:frame>
 Урадіусі кілометра від Шевченківського суду, де пролунав вибух, перекрилидороги.</text:p>
      <text:p text:style-name="P4">
Про це повідомляє Укрінформ.</text:p>
      <text:p text:style-name="P4">
На місці працюють спецпризначенці, слідчо-оперативна група, вибухотехніки такінологи.</text:p>
      <text:p text:style-name="P4">
<text:span text:style-name="T4">
Читайте також:</text:span>
 <text:a xlink:type="simple" xlink:href="https://www.ukrinform.ua/rubric-kyiv/3731914-u-kievi-v-primisenni-sudu-prolunav-vibuh.html" text:style-name="Internet_20_link" text:visited-style-name="Visited_20_Internet_20_Link">
 У Києві в приміщенні суду пролунав <text:span text:style-name="T4">
вибух</text:span>
</text:a>
</text:p>
      <text:p text:style-name="P4">
</text:p>
      <text:p text:style-name="P4">
<text:a xlink:type="simple" xlink:href="https://static.ukrinform.com/photos/2023_07/1688574294-8937.jpeg" text:style-name="Internet_20_link" text:visited-style-name="Visited_20_Internet_20_Link">
 </text:a>
 <text:a xlink:type="simple" xlink:href="https://static.ukrinform.com/photos/2023_07/1688574294-8096.jpeg" text:style-name="Internet_20_link" text:visited-style-name="Visited_20_Internet_20_Link">
</text:a>
 <text:a xlink:type="simple" xlink:href="https://static.ukrinform.com/photos/2023_07/1688574294-8086.jpeg" text:style-name="Internet_20_link" text:visited-style-name="Visited_20_Internet_20_Link">
</text:a>
 <text:a xlink:type="simple" xlink:href="https://static.ukrinform.com/photos/2023_07/1688574294-4638.jpeg" text:style-name="Internet_20_link" text:visited-style-name="Visited_20_Internet_20_Link">
<draw:frame draw:style-name="fr1" draw:name="Image41" text:anchor-type="as-char" svg:width="6.9236in" svg:height="3.956343in" draw:z-index="0">
<draw:image xlink:href="../Images/yкринформ/2023-07-05T-15-00-00-03-00/630_360_1688574294-4638.jpeg" xlink:type="simple" xlink:show="embed" xlink:actuate="onLoad" draw:mime-type="image/jpeg"/>
</draw:frame>
</text:a>
 <text:a xlink:type="simple" xlink:href="https://static.ukrinform.com/photos/2023_07/1688574294-4382.jpeg" text:style-name="Internet_20_link" text:visited-style-name="Visited_20_Internet_20_Link">
</text:a>
 <text:a xlink:type="simple" xlink:href="https://static.ukrinform.com/photos/2023_07/1688574294-9230.jpeg" text:style-name="Internet_20_link" text:visited-style-name="Visited_20_Internet_20_Link">
</text:a>
 <text:a xlink:type="simple" xlink:href="https://static.ukrinform.com/photos/2023_07/1688574296-1438.jpeg" text:style-name="Internet_20_link" text:visited-style-name="Visited_20_Internet_20_Link">
</text:a>
 <text:a xlink:type="simple" xlink:href="https://static.ukrinform.com/photos/2023_07/1688574296-8198.jpeg" text:style-name="Internet_20_link" text:visited-style-name="Visited_20_Internet_20_Link">
</text:a>
 <text:a xlink:type="simple" xlink:href="https://static.ukrinform.com/photos/2023_07/1688574296-5656.jpeg" text:style-name="Internet_20_link" text:visited-style-name="Visited_20_Internet_20_Link">
</text:a>
 <text:a xlink:type="simple" xlink:href="https://static.ukrinform.com/photos/2023_07/1688574296-9316.jpeg" text:style-name="Internet_20_link" text:visited-style-name="Visited_20_Internet_20_Link">
</text:a>
 <text:a xlink:type="simple" xlink:href="https://static.ukrinform.com/photos/2023_07/1688577220-8960.jpeg" text:style-name="Internet_20_link" text:visited-style-name="Visited_20_Internet_20_Link">
</text:a>
 <text:a xlink:type="simple" xlink:href="https://static.ukrinform.com/photos/2023_07/1688577220-5912.jpeg" text:style-name="Internet_20_link" text:visited-style-name="Visited_20_Internet_20_Link">
</text:a>
 <text:a xlink:type="simple" xlink:href="https://static.ukrinform.com/photos/2023_07/1688577220-4247.jpeg" text:style-name="Internet_20_link" text:visited-style-name="Visited_20_Internet_20_Link">
</text:a>
 <text:a xlink:type="simple" xlink:href="https://static.ukrinform.com/photos/2023_07/1688577220-9477.jpeg" text:style-name="Internet_20_link" text:visited-style-name="Visited_20_Internet_20_Link">
</text:a>
 <text:a xlink:type="simple" xlink:href="https://static.ukrinform.com/photos/2023_07/1688577220-2260.jpeg" text:style-name="Internet_20_link" text:visited-style-name="Visited_20_Internet_20_Link">
</text:a>
 <text:a xlink:type="simple" xlink:href="https://static.ukrinform.com/photos/2023_07/1688577220-2010.jpeg" text:style-name="Internet_20_link" text:visited-style-name="Visited_20_Internet_20_Link">
</text:a>
</text:p>
      <text:p text:style-name="P4">
Як повідомляв Укрінформ, <text:a xlink:type="simple" xlink:href="https://www.ukrinform.ua/tag-vibuh" text:style-name="Internet_20_link" text:visited-style-name="Visited_20_Internet_20_Link">
 вибух </text:a>
пролунав о 17.20. За інформацією КМВА, військовослужбовці конвойної служби НГУпривезли до приміщення Шевченківського суду столиці підсудну особу, яка зневстановлених обставин підірвала у приміщенні суду (попередньо вбиральня)невідомий вибуховий пристрій.</text:p>
      <text:p text:style-name="P4">
Source: <text:a xlink:type="simple" xlink:href="https://www.ukrinform.ua/rubric-kyiv/3731935-vibuh-u-sevcenkivskomu-sudi-u-radiusi-kilometra-perekrili-dorogi.html" text:style-name="Internet_20_link" text:visited-style-name="Visited_20_Internet_20_Link">
https://www.ukrinform.ua/rubric-kyiv/3731935-vibuh-u-sevcenkivskomu-sudi-u-radiusi-kilometra-perekrili-dorogi.html</text:a>
</text:p>
      <!--NEWS-->
      <text:h text:style-name="P10" text:outline-level="1">
<text:span text:style-name="T4">
At Shakhtarske direction Russian army shelled Novomykhaylivka, Vuhledar, Novoukrayinka, Prech...</text:span>
</text:h>
      <text:p text:style-name="P4">
Authors: liveuamap (Language: en)</text:p>
      <text:p text:style-name="P4">
Time: 2023-07-05T-15:13:00</text:p>
      <text:p text:style-name="P4">
Location: Vuhledar, Donetsk Oblast (Latitude:47.77671 Longtitude:37.24709)</text:p>
      <text:p text:style-name="P4">
Videos: []</text:p>
      <text:p text:style-name="P4">
Images: []</text:p>
      <text:p text:style-name="P4">
Tags: ["Russia"]</text:p>
      <text:p text:style-name="P4">
ID: 22573963</text:p>
      <!--METADATA-->
      <text:p text:style-name="P4">
At Shakhtarske direction Russian army shelled Novomykhaylivka, Vuhledar,Novoukrayinka, Prechystivka, Makarivka and Zelene Pole of Donetsk region.Russian aviation conducted airstrike at Vuhledar of Donetsk region, - GeneralStaff of Armed Forces of Ukraine says in the morning report</text:p>
      <text:p text:style-name="P4">
News Collection Link: <text:a xlink:type="simple" xlink:href="https:\/\/liveuamap.com\/en\/2023\/5-july-at-shakhtarske-direction-russian-army-shelled-novomykhaylivka" text:style-name="Internet_20_link" text:visited-style-name="Visited_20_Internet_20_Link">
https:\/\/liveuamap.com\/en\/2023\/5-july-at-shakhtarske-direction-russian-army-shelled-novomykhaylivka</text:a>
</text:p>
      <text:p text:style-name="P4">
Source: <text:a xlink:type="simple" xlink:href="https://t.me/lumsrc/5278" text:style-name="Internet_20_link" text:visited-style-name="Visited_20_Internet_20_Link">
https://t.me/lumsrc/5278</text:a>
</text:p>
      <!--NEWS-->
      <text:h text:style-name="P10" text:outline-level="1">
<text:span text:style-name="T4">
At Zaporizhzhia and Kherson directions Russian army shelled Levadne, Olhivske, Malynivka, Hul...</text:span>
</text:h>
      <text:p text:style-name="P4">
Authors: liveuamap (Language: en)</text:p>
      <text:p text:style-name="P4">
Time: 2023-07-05T-17:13:00</text:p>
      <text:p text:style-name="P4">
Location: Zaporizhzhia (Latitude:47.78657 Longtitude:36.69959)</text:p>
      <text:p text:style-name="P4">
Videos: []</text:p>
      <text:p text:style-name="P4">
Images: []</text:p>
      <text:p text:style-name="P4">
Tags: ["Russia"]</text:p>
      <text:p text:style-name="P4">
ID: 22573962</text:p>
      <!--METADATA-->
      <text:p text:style-name="P4">
At Zaporizhzhia and Kherson directions Russian army shelled Levadne, Olhivske,Malynivka, Huliaipole, Bilohirya of Zaporizhzhia region; Zmiyivka, Lvove,Tokarivka, Antonivka, Veletenske, Stanislav of Kherson region and Khersoncity. Russian aviation conducted airstrike at Rivnopill of Zaporizhzhia region, - General Staff of Armed Forces of Ukraine says in the morning report</text:p>
      <text:p text:style-name="P4">
News Collection Link: <text:a xlink:type="simple" xlink:href="https:\/\/liveuamap.com\/en\/2023\/5-july-at-zaporizhzhia-and-kherson-directions-russian-army" text:style-name="Internet_20_link" text:visited-style-name="Visited_20_Internet_20_Link">
https:\/\/liveuamap.com\/en\/2023\/5-july-at-zaporizhzhia-and-kherson-directions-russian-army</text:a>
</text:p>
      <text:p text:style-name="P4">
Source: <text:a xlink:type="simple" xlink:href="https://t.me/lumsrc/5279" text:style-name="Internet_20_link" text:visited-style-name="Visited_20_Internet_20_Link">
https://t.me/lumsrc/5279</text:a>
</text:p>
      <!--NEWS-->
      <text:h text:style-name="P10" text:outline-level="1">
<text:span text:style-name="T4">
Russian forces conducting offensive actions in Donetsk and Luhansk regions. Ukrainian militar...</text:span>
</text:h>
      <text:p text:style-name="P4">
Authors: liveuamap (Language: en)</text:p>
      <text:p text:style-name="P4">
Time: 2023-07-05T-19:13:00</text:p>
      <text:p text:style-name="P4">
Location: Marinka, Donetsk Oblast (Latitude:47.93958 Longtitude:37.50046)</text:p>
      <text:p text:style-name="P4">
Videos: []</text:p>
      <text:p text:style-name="P4">
Images: []</text:p>
      <text:p text:style-name="P4">
Tags: ["Russia"]</text:p>
      <text:p text:style-name="P4">
ID: 22573961</text:p>
      <!--METADATA-->
      <text:p text:style-name="P4">
Russian forces conducting offensive actions in Donetsk and Luhansk regions.Ukrainian military had 40 combat engagements with Russian forces south toNovoselivske of Luhansk region, west to Novovodyane and south to Dibrova ofLuhansk region, Orikhovo-Vasylivka and Bohdanivka of Donetsk region, Avdiyivkaof Donetsk region, Maryinka, - General Staff of Armed Forces of Ukraine saysin the morning report</text:p>
      <text:p text:style-name="P4">
News Collection Link: <text:a xlink:type="simple" xlink:href="https:\/\/liveuamap.com\/en\/2023\/5-july-russian-forces-conducting-offensive-actions-in-donetsk" text:style-name="Internet_20_link" text:visited-style-name="Visited_20_Internet_20_Link">
https:\/\/liveuamap.com\/en\/2023\/5-july-russian-forces-conducting-offensive-actions-in-donetsk</text:a>
</text:p>
      <text:p text:style-name="P4">
Source: <text:a xlink:type="simple" xlink:href="https://t.me/lumsrc/5280" text:style-name="Internet_20_link" text:visited-style-name="Visited_20_Internet_20_Link">
https://t.me/lumsrc/5280</text:a>
</text:p>
      <!--NEWS-->
      <text:h text:style-name="P10" text:outline-level="1">
<text:span text:style-name="T4">
Росіяни замість енергетики тепер атакують інші цілі - Генштаб</text:span>
</text:h>
      <text:p text:style-name="P4">
Authors: Ukrinform (Person)</text:p>
      <text:p text:style-name="P4">
Publisher: Укринформ (Organization)</text:p>
      <text:p text:style-name="P4">
Published Time: 2023-07-05T-19:27:00+03:00</text:p>
      <text:p text:style-name="P4">
Modified Time: 2023-07-05T16:27:00+03:00</text:p>
      <text:p text:style-name="P4">
Description: Російські війська дещо змінили пріоритетність цілей обстрілів, припинивши концентруватися на об’єктах енергетичної інфраструктури. — Укрінформ.</text:p>
      <text:p text:style-name="P4">
Images: ['<text:a xlink:type="simple" xlink:href="https://static.ukrinform.com/photos/2022_11/thumb_files/630_360_1668526942-619.jpg" text:style-name="Internet_20_link" text:visited-style-name="Visited_20_Internet_20_Link">
630_360_16685...</text:a>
']</text:p>
      <text:p text:style-name="P4">
Tags: ['Генштаб', 'Війна з Росією', 'Ракетний удар']</text:p>
      <text:p text:style-name="P4">
Type: Article</text:p>
      <!--METADATA-->
      <text:p text:style-name="P4">
<draw:frame draw:style-name="fr1" draw:name="Image54" text:anchor-type="as-char" svg:width="6.9236in" svg:height="3.956343in" draw:z-index="0">
<draw:image xlink:href="../Images/yкринформ/2023-07-05T-19-27-00-03-00/630_360_1668526942-619.jpg" xlink:type="simple" xlink:show="embed" xlink:actuate="onLoad" draw:mime-type="image/jpeg"/>
</draw:frame>
 Російськівійська дещо змінили пріоритетність цілей обстрілів, припинившиконцентруватися на об’єктах енергетичної інфраструктури.</text:p>
      <text:p text:style-name="P4">
Натомість вони намагаються вразити об’єкти нафтової, газовидобувноїпромисловості, ймовірні місця зосередження сил та засобів Збройних силУкраїни, будівлі урядових органів, повідомив в <text:a xlink:type="simple" xlink:href="https://www.ukrinform.ua/rubric-ato/3731271-oleksij-gromov-zastupnik-nacalnika-golovnogo-operativnogo-upravlinna-genstabu-zsu.html" text:style-name="Internet_20_link" text:visited-style-name="Visited_20_Internet_20_Link">
 інтерв’ю Укрінформу</text:a>
 заступникначальника Головного оперативного управління Генштабу ЗСУ бригадний генералОлексій Громов.</text:p>
      <text:p text:style-name="P4">
"Незважаючи на втрати, яких зазнала тактична та армійська авіація противника(станом на 3 липня 2023 року українською армією знищено 309 вертольотів і 315літаків), ворог продовжує застосування тактики нанесення ракетних ударів зменшими інтервалами між ударами та менш чисельних ударів замість масованих.Ймовірно, з метою перевантаження нашої системи ППО противник комбінує ракетнеозброєння з ударними БпЛА", — сказав бригадний генерал.</text:p>
      <text:p text:style-name="P4">
<text:span text:style-name="T4">
Читайте також:</text:span>
 <text:a xlink:type="simple" xlink:href="https://www.ukrinform.ua/rubric-ato/3731807-rosia-formue-novi-vijskovi-castini-ta-pidrozdili-ak-strategicnij-rezerv-genstab.html" text:style-name="Internet_20_link" text:visited-style-name="Visited_20_Internet_20_Link">
 Росія формує нові військові частини та підрозділи якстратегічний резерв - <text:span text:style-name="T4">
Генштаб</text:span>
 </text:a>
</text:p>
      <text:p text:style-name="P4">
Водночас Громов зазначив, що росіяни перестали концентрувати зусилля наоб’єктах енергетичної інфраструктури (хоча повністю не відмовилися від цієїмети та періодично намагаються завдавати таких ударів, насамперед поенергопідстанціях різної потужності) та змінили пріоритетність цілей.</text:p>
      <text:p text:style-name="P4">
"Наразі ворог намагається <text:a xlink:type="simple" xlink:href="https://www.ukrinform.ua/tag-raketnij-udar" text:style-name="Internet_20_link" text:visited-style-name="Visited_20_Internet_20_Link">
 вразити </text:a>
 об’єкти нафтової, газовидобувної промисловості, ймовірні місцязосередження сил та засобів Збройних сил України, а також – будівлі урядовихорганів – як із застосуванням БпЛА-камікадзе типу Shahed-136, так і ракетамирізних типів", – додав він.</text:p>
      <text:p text:style-name="P4">
Як повідомляв Укрінформ, <text:a xlink:type="simple" xlink:href="https://www.ukrinform.ua/rubric-ato/3731760-rosijskij-vpk-moze-viroblati-za-misac-blizko-100-raket-genstab.html" text:style-name="Internet_20_link" text:visited-style-name="Visited_20_Internet_20_Link">
 російський військово-промисловий комплексспроможний виробляти за місяць близько 100 ракет.</text:a>
</text:p>
      <text:p text:style-name="P4">
Source: <text:a xlink:type="simple" xlink:href="https://www.ukrinform.ua/rubric-ato/3731830-rosiani-zamist-energetiki-teper-atakuut-insi-cili-genstab.html" text:style-name="Internet_20_link" text:visited-style-name="Visited_20_Internet_20_Link">
https://www.ukrinform.ua/rubric-ato/3731830-rosiani-zamist-energetiki-teper-atakuut-insi-cili-genstab.html</text:a>
</text:p>
      <!--NEWS-->
      <text:h text:style-name="P10" text:outline-level="1">
<text:span text:style-name="T4">
Гральний бізнес від початку року сплатив майже ₴3 мільярди податків – депутат</text:span>
</text:h>
      <text:p text:style-name="P4">
Authors: Ukrinform (Person)</text:p>
      <text:p text:style-name="P4">
Publisher: Укринформ (Organization)</text:p>
      <text:p text:style-name="P4">
Published Time: 2023-07-05T-1:43:00+03:00</text:p>
      <text:p text:style-name="P4">
Modified Time: 2023-07-05T21:43:00+03:00</text:p>
      <text:p text:style-name="P4">
Description: Оператори азартних ігор упродовж січня – червня сплатили до бюджету України 2,94 млрд грн податків, що в 14 разів більше, ніж за аналогічний період минулого року. — Укрінформ.</text:p>
      <text:p text:style-name="P4">
Images: ['<text:a xlink:type="simple" xlink:href="https://static.ukrinform.com/photos/2019_10/thumb_files/630_360_1570186561-885.jpg" text:style-name="Internet_20_link" text:visited-style-name="Visited_20_Internet_20_Link">
630_360_15701...</text:a>
']</text:p>
      <text:p text:style-name="P4">
Tags: ['Бюджет', 'Депутат', 'Податки', 'Гральний бізнес']</text:p>
      <text:p text:style-name="P4">
Type: Article</text:p>
      <!--METADATA-->
      <text:p text:style-name="P4">
<draw:frame draw:style-name="fr1" draw:name="Image55" text:anchor-type="as-char" svg:width="6.9236in" svg:height="3.956343in" draw:z-index="0">
<draw:image xlink:href="../Images/yкринформ/2023-07-05T-1-43-00-03-00/630_360_1570186561-885.jpg" xlink:type="simple" xlink:show="embed" xlink:actuate="onLoad" draw:mime-type="image/jpeg"/>
</draw:frame>
 Операториазартних ігор упродовж січня – червня сплатили до бюджету України 2,94 млрдгрн податків, що в 14 разів більше, ніж за аналогічний період минулого року.</text:p>
      <text:p text:style-name="P4">
Про це в <text:a xlink:type="simple" xlink:href="https://t.me/yzheleznyak/4491" text:style-name="Internet_20_link" text:visited-style-name="Visited_20_Internet_20_Link">
 Телеграмі </text:a>
 повідомив першийзаступник голови комітету Верховної Ради з питань фінансів, податкової тамитної політики Ярослав Железняк, передає Укрінформ.</text:p>
      <text:p text:style-name="P4">
«Результат за 6 місяців 2023 такий: вже 2,94 млрд грн <text:a xlink:type="simple" xlink:href="https://www.ukrinform.ua/tag-podatki" text:style-name="Internet_20_link" text:visited-style-name="Visited_20_Internet_20_Link">
 податків</text:a>
 . Тобто у 14 разів більше, ніж зааналогічний період 2022-го», - написав парламентарій.</text:p>
      <text:p text:style-name="P4">
За його інформацією, упродовж січня – червня 2022 року гральний бізнес сплативлише 209 млн грн податків.</text:p>
      <text:p text:style-name="P4">
Железняк підкреслив, що надходження почали зростати після скасуванняподаткової пільги, якою скористалися торік оператори азартних ігор. Зокрема, учервні 2023 року зібрано 562 млн грн податків.</text:p>
      <text:p text:style-name="P4">
«Тут дуже важливо зрозуміти, що це шостий місяць року, і тому требапорівнювати умовно з березнем (оскільки податок на прибуток тут платять раз уквартал). У березні, нагадаю, було на 100 млн грн менше (462 млн)», - додавЖелезняк.</text:p>
      <text:p text:style-name="P4">
<text:span text:style-name="T4">
Читайте також:</text:span>
 <text:a xlink:type="simple" xlink:href="https://www.ukrinform.ua/rubric-economy/3721903-gralnij-biznes-aktivizuvav-splatu-podatkiv-pisla-pocatku-rozsliduvanna-beb.html" text:style-name="Internet_20_link" text:visited-style-name="Visited_20_Internet_20_Link">
 <text:span text:style-name="T4">
Гральний</text:span>
 <text:span text:style-name="T4">
бізнес</text:span>
 активізував сплату податків післяпочатку розслідування БЕБ </text:a>
</text:p>
      <text:p text:style-name="P4">
Як повідомлялося, Верховна Рада у січні 2023 року ухвалила зміни доПодаткового кодексу, якими відновлюється норма про те, що платниками єдиногоподатку третьої групи, які використовують особливості оподаткування в умовахвоєнного стану (зокрема, ставку цього податку у розмірі 2% доходу), не можутьбути організатори проведення азартних ігор, лотерей, парі (букмекерське парі,парі тоталізатора). Президент підписав документ 6 лютого.</text:p>
      <text:p text:style-name="P4">
Source: <text:a xlink:type="simple" xlink:href="https://www.ukrinform.ua/rubric-economy/3731997-gralnij-biznes-vid-pocatku-roku-splativ-majze-3-milardi-podatkiv-deputat.html" text:style-name="Internet_20_link" text:visited-style-name="Visited_20_Internet_20_Link">
https://www.ukrinform.ua/rubric-economy/3731997-gralnij-biznes-vid-pocatku-roku-splativ-majze-3-milardi-podatkiv-deputat.html</text:a>
</text:p>
      <!--NEWS-->
      <text:h text:style-name="P10" text:outline-level="1">
<text:span text:style-name="T4">
Експортно-кредитне агентство Польщі може долучитись до страхування воєнних ризиків</text:span>
</text:h>
      <text:p text:style-name="P4">
Authors: Ukrinform (Person)</text:p>
      <text:p text:style-name="P4">
Publisher: Укринформ (Organization)</text:p>
      <text:p text:style-name="P4">
Published Time: 2023-07-05T-2:42:00+03:00</text:p>
      <text:p text:style-name="P4">
Modified Time: 2023-07-05T21:42:00+03:00</text:p>
      <text:p text:style-name="P4">
Description: Україна і Польща обговорили долучення до страхування воєнних ризиків Експортно-кредитного агентства Польщі (KUKE). — Укрінформ.</text:p>
      <text:p text:style-name="P4">
Images: ['<text:a xlink:type="simple" xlink:href="https://static.ukrinform.com/photos/2023_03/thumb_files/630_360_1677777427-956.jpg" text:style-name="Internet_20_link" text:visited-style-name="Visited_20_Internet_20_Link">
630_360_16777...</text:a>
']</text:p>
      <text:p text:style-name="P4">
Tags: ['Економіка', 'Кредит', 'Польща', 'Страхування', 'Україна']</text:p>
      <text:p text:style-name="P4">
Type: Article</text:p>
      <!--METADATA-->
      <text:p text:style-name="P4">
<draw:frame draw:style-name="fr1" draw:name="Image56" text:anchor-type="as-char" svg:width="6.9236in" svg:height="3.956343in" draw:z-index="0">
<draw:image xlink:href="../Images/yкринформ/2023-07-05T-2-42-00-03-00/630_360_1677777427-956.jpg" xlink:type="simple" xlink:show="embed" xlink:actuate="onLoad" draw:mime-type="image/jpeg"/>
</draw:frame>
 Україна іПольща обговорили долучення до страхування воєнних ризиків Експортно-кредитного агентства Польщі (KUKE).</text:p>
      <text:p text:style-name="P4">
Як повідомляє Мінекономіки, про це йшлося під час зустрічі заступника міністраекономіки – торгового представника України Тараса Качки з урядовоюуповноваженою з питань польсько-українського співробітництва в сфері розвиткуЯдвігою Емілєвич, передає Укрінформ.</text:p>
      <text:p text:style-name="P4">
«Ми з нашими польськими партнерами працюємо над залученням інвестицій вукраїнський бізнес для його відновлення, в тому числі з боку польських таукраїнських фондів розвитку підприємництва. Важливою складовою цього процесуможе стати страхування воєнних ризиків з боку KUKE – Експортно-кредитногоагентства Польщі», - зазначив Качка.</text:p>
      <text:p text:style-name="P4">
<text:span text:style-name="T4">
Читайте також:</text:span>
 <text:span text:style-name="T4">
<text:a xlink:type="simple" xlink:href="https://www.ukrinform.ua/rubric-polytics/3731808-polsa-j-italia-pidtrimuut-nadanna-ukraini-u-vilnusi-silnih-garantij-bezpeki-moraveckij.html" text:style-name="Internet_20_link" text:visited-style-name="Visited_20_Internet_20_Link">
 Польща й Італія підтримують надання Україні у Вільнюсісильних гарантій безпеки - Моравецький </text:a>
 </text:span>
</text:p>
      <text:p text:style-name="P4">
Він зазначив, що приватні інвестиції стануть основою реконструкції тавідновлення України. Проте важливо почати інвестувати в Україну вже зараз, нечекаючи закінчення війни. Страхування воєнних ризиків дасть змогу іноземнимінвесторам розпочати кооперацію з українським бізнесом та працювати надвідновленням України.</text:p>
      <text:p text:style-name="P4">
Крім того, учасники зустрічі обговорили спрощення ведення бізнесу в Україні тав Польщі для фірм обох країн. Зокрема, йшлося про законодавство у сферіпублічних закупівель. Сторони обговорили план на наступні місяці, як заохотитиактивізацію бізнесу та економічних зв’язків.</text:p>
      <text:p text:style-name="P4">
<text:span text:style-name="T4">
Читайте також:</text:span>
 <text:span text:style-name="T4">
<text:a xlink:type="simple" xlink:href="https://www.ukrinform.ua/rubric-economy/3728974-ukraina-ta-polsa-prodovzili-diu-dozvoliv-na-vantazni-perevezenna-do-tretih-krain.html" text:style-name="Internet_20_link" text:visited-style-name="Visited_20_Internet_20_Link">
 Україна та Польща продовжили дію дозволів на вантажніперевезення до третіх країн </text:a>
 </text:span>
</text:p>
      <text:p text:style-name="P4">
KUKE є офіційним експортно-кредитним агентством <text:span text:style-name="T4">
<text:a xlink:type="simple" xlink:href="https://www.ukrinform.ua/tag-polsa" text:style-name="Internet_20_link" text:visited-style-name="Visited_20_Internet_20_Link">
 Польщі</text:a>
 </text:span>
 . Корпорація уповноважена надаватиекспортне страхування польським компаніям за підтримки Державногоказначейства.</text:p>
      <text:p text:style-name="P4">
Як повідомлялося, багатостороннє агентство з гарантій інвестицій (MIGA) ГрупиСвітового банку почало надавати гарантії для страхування воєнних ризиків вУкраїні із Трастового фонду підтримки реконструкції та економіки України(SURE).</text:p>
      <text:p text:style-name="P4">
Source: <text:a xlink:type="simple" xlink:href="https://www.ukrinform.ua/rubric-economy/3731998-eksportnokreditne-agentstvo-polsi-moze-dolucitis-do-strahuvanna-voennih-rizikiv.html" text:style-name="Internet_20_link" text:visited-style-name="Visited_20_Internet_20_Link">
https://www.ukrinform.ua/rubric-economy/3731998-eksportnokreditne-agentstvo-polsi-moze-dolucitis-do-strahuvanna-voennih-rizikiv.html</text:a>
</text:p>
      <!--NEWS-->
      <text:h text:style-name="P10" text:outline-level="1">
<text:span text:style-name="T4">
ОБСЄ пропонує замінити миротворчу місію в невизнаному Придністров'ї на міжнародну цивільну</text:span>
</text:h>
      <text:p text:style-name="P4">
Authors: Ukrinform (Person)</text:p>
      <text:p text:style-name="P4">
Publisher: Укринформ (Organization)</text:p>
      <text:p text:style-name="P4">
Published Time: 2023-07-05T-3:39:00+03:00</text:p>
      <text:p text:style-name="P4">
Modified Time: 2023-07-05T21:39:00+03:00</text:p>
      <text:p text:style-name="P4">
Description: В ОБСЄ вперше запропонували замінити миротворців у невизнаному Придністров'ї на міжнародну цивільну місію. Парламентська асамблея ОБСЄ ухвалила відповідну резолюцію, а також закликала Росію вивести свої війська з території Молдови. — Укрінформ.</text:p>
      <text:p text:style-name="P4">
Images: ['<text:a xlink:type="simple" xlink:href="https://static.ukrinform.com/photos/2023_02/thumb_files/630_360_1676811786-290.jpg" text:style-name="Internet_20_link" text:visited-style-name="Visited_20_Internet_20_Link">
630_360_16768...</text:a>
']</text:p>
      <text:p text:style-name="P4">
Tags: ['Молдова', 'ОБСЄ', "Придністров'я", 'Росія']</text:p>
      <text:p text:style-name="P4">
Type: Article</text:p>
      <!--METADATA-->
      <text:p text:style-name="P4">
<draw:frame draw:style-name="fr1" draw:name="Image57" text:anchor-type="as-char" svg:width="6.9236in" svg:height="3.956343in" draw:z-index="0">
<draw:image xlink:href="../Images/yкринформ/2023-07-05T-3-39-00-03-00/630_360_1676811786-290.jpg" xlink:type="simple" xlink:show="embed" xlink:actuate="onLoad" draw:mime-type="image/jpeg"/>
</draw:frame>
 В ОБСЄвперше запропонували замінити миротворців у невизнаному Придністров'ї наміжнародну цивільну місію. Парламентська асамблея ОБСЄ ухвалила відповіднурезолюцію, а також закликала Росію вивести свої війська з території Молдови.</text:p>
      <text:p text:style-name="P4">
Як передає Укрінформ, про це повідомляє <text:a xlink:type="simple" xlink:href="https://newsmaker.md/rus/novosti/obse-vpervye-predlozhila-zamenit-mirotvortsev-v-pridnestrove-na-grazhdanskuyu-missiyu/" text:style-name="Internet_20_link" text:visited-style-name="Visited_20_Internet_20_Link">
 News Maker</text:a>
 .</text:p>
      <text:p text:style-name="P4">
З 30 червня до 4 липня у Ванкувері, Канада, відбулася щорічна сесіяПарламентської асамблеї Організації з безпеки і співробітництва в Європі ( <text:a xlink:type="simple" xlink:href="https://www.ukrinform.ua/tag-obse" text:style-name="Internet_20_link" text:visited-style-name="Visited_20_Internet_20_Link">
ОБСЄ </text:a>
 ). На сесії ухвалили резолюцію проситуацію в Молдові.</text:p>
      <text:p text:style-name="P4">
"Уперше делегати закликали всі сторони розпочати політичні дискусії, щобзамінити нинішню миротворчу місію в придністровському регіоні набагатосторонню міжнародну цивільну місію", - йдеться в повідомленні.</text:p>
      <text:p text:style-name="P4">
Також члени Парламентської асамблеї ОБСЄ визнали, що конфлікт упридністровському регіоні Молдови, як і раніше, становить серйозну загрозубезпеці та стабільності в регіоні ОБСЄ.</text:p>
      <text:p text:style-name="P4">
Члени організації підтвердили свою прихильність досягненню мирного,всеосяжного і міцного розв'язання тривалого конфлікту за повної поваги досуверенітету, незалежності та територіальної цілісності Молдови в межах їїміжнародно визнаних кордонів.</text:p>
      <text:p text:style-name="P4">
Водночас Парламентська асамблея ОБСЄ закликала Росію вивести свої війська зтериторії Молдови та утилізувати боєприпаси, що перебувають на складі поблизусела Колбасна в придністровському регіоні Молдови.</text:p>
      <text:p text:style-name="P4">
Варто зазначити, що 2020 року президентка Мая Санду запропонувала замінитиросійських миротворців у невизнаному Придністров'ї на цивільну місію підегідою Організації з безпеки та співробітництва в Європі.</text:p>
      <text:p text:style-name="P4">
"Оскільки давно немає небезпеки військових дій, цю місію потрібно зробитицивільною під егідою ОБСЄ. Це - позиція Молдови, яку я підкреслюю", - сказалатоді Санду.</text:p>
      <text:p text:style-name="P4">
<text:span text:style-name="T4">
Читайте також:</text:span>
 <text:a xlink:type="simple" xlink:href="https://www.ukrinform.ua/rubric-ato/3731777-jmovirnist-zbilsenna-vijskovoi-prisutnosti-u-pridnistrovi-e-nizkou-genstab.html" text:style-name="Internet_20_link" text:visited-style-name="Visited_20_Internet_20_Link">
 Ймовірність збільшення військової присутності у<text:span text:style-name="T4">
Придністров</text:span>
 ’ї є низькою - Генштаб </text:a>
</text:p>
      <text:p text:style-name="P4">
Глава зовнішньополітичного відомства Тирасполя Віталій Ігнатьєв тоді заявив,що змінити формат миротворчої місії не можна, оскільки придністровськийконфлікт не врегульовано.</text:p>
      <text:p text:style-name="P4">
Як повідомляв Укрінформ представник невизнаного Придністров'я у Москві озвучивзаклик до Росії збільшити кількість так званих "миротворців" через "погіршенняризиків безпеки" в регіоні.</text:p>
      <text:p text:style-name="P4">
Source: <text:a xlink:type="simple" xlink:href="https://www.ukrinform.ua/rubric-ato/3731995-obse-proponue-zaminiti-mirotvorcu-misiu-v-neviznanomu-pridnistrovi-na-miznarodnu-civilnu.html" text:style-name="Internet_20_link" text:visited-style-name="Visited_20_Internet_20_Link">
https://www.ukrinform.ua/rubric-ato/3731995-obse-proponue-zaminiti-mirotvorcu-misiu-v-neviznanomu-pridnistrovi-na-miznarodnu-civilnu.html</text:a>
</text:p>
      <!--NEWS-->
      <text:h text:style-name="P10" text:outline-level="1">
<text:span text:style-name="T4">
Обстріл Білозерської громади на Херсонщині: кількість поранених зросла до п'яти</text:span>
</text:h>
      <text:p text:style-name="P4">
Authors: Ukrinform (Person)</text:p>
      <text:p text:style-name="P4">
Publisher: Укринформ (Organization)</text:p>
      <text:p text:style-name="P4">
Published Time: 2023-07-05T-4:38:00+03:00</text:p>
      <text:p text:style-name="P4">
Modified Time: 2023-07-05T21:38:00+03:00</text:p>
      <text:p text:style-name="P4">
Description: Внаслідок обстрілу російською армією Білозерської громади Херсонської області кількість поранених зросла до п'яти, одна людина загинула. — Укрінформ.</text:p>
      <text:p text:style-name="P4">
Images: ['<text:a xlink:type="simple" xlink:href="https://static.ukrinform.com/photos/2023_07/thumb_files/630_360_1688580593-112.jpg" text:style-name="Internet_20_link" text:visited-style-name="Visited_20_Internet_20_Link">
630_360_16885...</text:a>
']</text:p>
      <text:p text:style-name="P4">
Tags: ['Херсонщина', 'Обстріл', 'Поранені', 'Офіс Президента', 'Війна з Росією']</text:p>
      <text:p text:style-name="P4">
Type: Article</text:p>
      <!--METADATA-->
      <text:p text:style-name="P4">
<draw:frame draw:style-name="fr1" draw:name="Image58" text:anchor-type="as-char" svg:width="6.9236in" svg:height="3.956343in" draw:z-index="0">
<draw:image xlink:href="../Images/yкринформ/2023-07-05T-4-38-00-03-00/630_360_1688580593-112.jpg" xlink:type="simple" xlink:show="embed" xlink:actuate="onLoad" draw:mime-type="image/jpeg"/>
</draw:frame>
 Внаслідокобстрілу російською армією Білозерської громади Херсонської області кількістьпоранених зросла до п'яти, одна людина загинула.</text:p>
      <text:p text:style-name="P4">
Як передає Укрінформ, про це керівник Офісу Президента України Андрій Єрмакповідомляє у <text:a xlink:type="simple" xlink:href="https://t.me/ermaka2022/3122" text:style-name="Internet_20_link" text:visited-style-name="Visited_20_Internet_20_Link">
 Телеграмі. </text:a>
</text:p>
      <text:p text:style-name="P4">
"російська армія вдарила по житлових будинках в Білозерці. Відомо про те, щопостраждали шестеро мирних людей", - зазначив Єрмак.</text:p>
      <text:p text:style-name="P4">
Травми, несумісні з життям, отримав 58-річний чоловік, котрий знаходився угаражі. У самому будинку сталася пожежа.</text:p>
      <text:p text:style-name="P4">
Також постраждав 10-річний хлопчик та 56-річна жінка.</text:p>
      <text:p text:style-name="P4">
Внаслідок удару по ще одній оселі легкі <text:a xlink:type="simple" xlink:href="https://www.ukrinform.ua/tag-poraneni" text:style-name="Internet_20_link" text:visited-style-name="Visited_20_Internet_20_Link">
 поранення</text:a>
 отримав 51-річний чоловік, а такождвоє жінок, 70 та 41 рік.</text:p>
      <text:p text:style-name="P4">
<text:span text:style-name="T4">
Читайте також:</text:span>
 <text:a xlink:type="simple" xlink:href="https://www.ukrinform.ua/rubric-ato/3731969-armia-rf-obstrilala-gromadu-na-nikopolsini.html" text:style-name="Internet_20_link" text:visited-style-name="Visited_20_Internet_20_Link">
 Армія РФ <text:span text:style-name="T4">
обстріл</text:span>
 яла громаду на Дніпропетровщині</text:a>
</text:p>
      <text:p text:style-name="P4">
Як повідомляв Укрінформ, за інформацією Офіса генерального прокурора, 5 липняблизько 19:00 російські загарбники обстріляли селища у Білозерській громаді.Повідомлялось про <text:a xlink:type="simple" xlink:href="https://www.ukrinform.ua/rubric-ato/3731981-vorog-obstrilav-bilozersku-gromadu-na-hersonsini-odin-zagiblij-troe-poraneni.html" text:style-name="Internet_20_link" text:visited-style-name="Visited_20_Internet_20_Link">
 одного загиблого та щонайменше трьох поранених.</text:a>
</text:p>
      <text:p text:style-name="P4">
<text:span text:style-name="T5">
Фото: Офіс генерального прокурора</text:span>
</text:p>
      <text:p text:style-name="P4">
Source: <text:a xlink:type="simple" xlink:href="https://www.ukrinform.ua/rubric-ato/3731996-obstril-bilozerskoi-gromadi-na-hersonsini-kilkist-poranenih-zrosla-do-5.html" text:style-name="Internet_20_link" text:visited-style-name="Visited_20_Internet_20_Link">
https://www.ukrinform.ua/rubric-ato/3731996-obstril-bilozerskoi-gromadi-na-hersonsini-kilkist-poranenih-zrosla-do-5.html</text:a>
</text:p>
      <!--NEWS-->
      <text:h text:style-name="P10" text:outline-level="1">
<text:span text:style-name="T4">
ЗСУ просуваються в умовах переваги ворога у озброєнні — Маляр</text:span>
</text:h>
      <text:p text:style-name="P4">
Authors: Ukrinform (Person)</text:p>
      <text:p text:style-name="P4">
Publisher: Укринформ (Organization)</text:p>
      <text:p text:style-name="P4">
Published Time: 2023-07-05T-5:31:00+03:00</text:p>
      <text:p text:style-name="P4">
Modified Time: 2023-07-05T21:31:00+03:00</text:p>
      <text:p text:style-name="P4">
Description: Збройні сили України мають значно менше зброї, ніж у ворога, але все одно просуваються. — Укрінформ.</text:p>
      <text:p text:style-name="P4">
Images: ['<text:a xlink:type="simple" xlink:href="https://static.ukrinform.com/photos/2023_05/thumb_files/630_360_1684772130-475.jpg" text:style-name="Internet_20_link" text:visited-style-name="Visited_20_Internet_20_Link">
630_360_16847...</text:a>
']</text:p>
      <text:p text:style-name="P4">
Tags: ['ЗСУ', 'Війна з Росією', 'Ганна Маляр', 'Єдині новини']</text:p>
      <text:p text:style-name="P4">
Type: Article</text:p>
      <!--METADATA-->
      <text:p text:style-name="P4">
<draw:frame draw:style-name="fr1" draw:name="Image59" text:anchor-type="as-char" svg:width="6.9236in" svg:height="3.956343in" draw:z-index="0">
<draw:image xlink:href="../Images/yкринформ/2023-07-05T-5-31-00-03-00/630_360_1684772130-475.jpg" xlink:type="simple" xlink:show="embed" xlink:actuate="onLoad" draw:mime-type="image/jpeg"/>
</draw:frame>
 Збройнісили України мають значно менше зброї, ніж у ворога, але все однопросуваються.</text:p>
      <text:p text:style-name="P4">
Про це в ефірі телемарафону "Єдині новини" сказала заступниця міністра оборониГанна Маляр, передає кореспондент Укрінформу.</text:p>
      <text:p text:style-name="P4">
"Ворог все ще має велику перевагу в озброєнні. Тобто наші (військові - ред.)рухаються в умовах, коли у них значно менше зброї, значно менше боєприпасів,але менше з тим, у наших втрати менші і наші повільно, але рухаються. Всевідбувається так, як воно найкраще може відбуватися за таких умов", - сказалаМаляр.</text:p>
      <text:p text:style-name="P4">
<text:span text:style-name="T4">
Читайте також:</text:span>
 <text:a xlink:type="simple" xlink:href="https://www.ukrinform.ua/rubric-crimea/3731680-rosijski-vijska-v-krimu-aktivno-gotuutsa-do-oboroni-genstab.html" text:style-name="Internet_20_link" text:visited-style-name="Visited_20_Internet_20_Link">
 Російські війська в Криму активно готуються до оборони —Генштаб </text:a>
</text:p>
      <text:p text:style-name="P4">
За її словами, українські військові наразі створюють умови для того, щоб ворогбільше не мав наступальних спроможностей, а також для швидшого просування <text:a xlink:type="simple" xlink:href="https://www.ukrinform.ua/tag-zsu" text:style-name="Internet_20_link" text:visited-style-name="Visited_20_Internet_20_Link">
ЗСУ </text:a>
 у майбутньому.</text:p>
      <text:p text:style-name="P4">
Як повідомлялось, війська РФ протягом доби завдали 48 авіаційних ударів таздійснили 54 обстріли з реактивних систем залпового вогню по позиціях ЗСУ танаселених пунктах України.</text:p>
      <text:p text:style-name="P4">
<text:span text:style-name="T5">
Фото: Генштаб</text:span>
</text:p>
      <text:p text:style-name="P4">
Source: <text:a xlink:type="simple" xlink:href="https://www.ukrinform.ua/rubric-ato/3731994-zsu-prosuvautsa-v-umovah-perevagi-voroga-u-ozbroenni-malar.html" text:style-name="Internet_20_link" text:visited-style-name="Visited_20_Internet_20_Link">
https://www.ukrinform.ua/rubric-ato/3731994-zsu-prosuvautsa-v-umovah-perevagi-voroga-u-ozbroenni-malar.html</text:a>
</text:p>
      <!--NEWS-->
      <text:h text:style-name="P10" text:outline-level="1">
<text:span text:style-name="T4">
At Kupiansk direction Russian army shelled Odradne, Novomlynsk, Dvorichna, Zapadne, Kupyansk,...</text:span>
</text:h>
      <text:p text:style-name="P4">
Authors: liveuamap (Language: en)</text:p>
      <text:p text:style-name="P4">
Time: 2023-07-05T-6:12:00</text:p>
      <text:p text:style-name="P4">
Location: Kupiansk (Latitude:49.63706 Longtitude:37.90798)</text:p>
      <text:p text:style-name="P4">
Videos: []</text:p>
      <text:p text:style-name="P4">
Images: []</text:p>
      <text:p text:style-name="P4">
Tags: ["Russia"]</text:p>
      <text:p text:style-name="P4">
ID: 22573993</text:p>
      <!--METADATA-->
      <text:p text:style-name="P4">
At Kupiansk direction Russian army shelled Odradne, Novomlynsk, Dvorichna,Zapadne, Kupyansk, Masutivka and Kyslivka of Kharkiv region, - General Staffof Armed Forces of Ukraine says in the morning report</text:p>
      <text:p text:style-name="P4">
News Collection Link: <text:a xlink:type="simple" xlink:href="https:\/\/liveuamap.com\/en\/2023\/5-july-at-kupiansk-direction-russian-army-shelled-odradne" text:style-name="Internet_20_link" text:visited-style-name="Visited_20_Internet_20_Link">
https:\/\/liveuamap.com\/en\/2023\/5-july-at-kupiansk-direction-russian-army-shelled-odradne</text:a>
</text:p>
      <text:p text:style-name="P4">
Source: <text:a xlink:type="simple" xlink:href="https://t.me/lumsrc/5273" text:style-name="Internet_20_link" text:visited-style-name="Visited_20_Internet_20_Link">
https://t.me/lumsrc/5273</text:a>
</text:p>
      <!--NEWS-->
      <text:h text:style-name="P10" text:outline-level="1">
<text:span text:style-name="T4">
Громадяни та бізнес цьогоріч придбали військових облігацій на ₴59,2 мільярда – НБУ</text:span>
</text:h>
      <text:p text:style-name="P4">
Authors: Ukrinform (Person)</text:p>
      <text:p text:style-name="P4">
Publisher: Укринформ (Organization)</text:p>
      <text:p text:style-name="P4">
Published Time: 2023-07-05T-6:20:00+03:00</text:p>
      <text:p text:style-name="P4">
Modified Time: 2023-07-05T21:20:00+03:00</text:p>
      <text:p text:style-name="P4">
Description: Станом на 1 липня портфель військових облігацій у власності фізичних та юридичних осіб становив 59,2 млрд грн в еквіваленті. — Укрінформ.</text:p>
      <text:p text:style-name="P4">
Images: ['<text:a xlink:type="simple" xlink:href="https://static.ukrinform.com/photos/2019_02/thumb_files/630_360_1550144984-323.jpg" text:style-name="Internet_20_link" text:visited-style-name="Visited_20_Internet_20_Link">
630_360_15501...</text:a>
']</text:p>
      <text:p text:style-name="P4">
Tags: ['Нацбанк', 'Гроші', 'Військові облігації']</text:p>
      <text:p text:style-name="P4">
Type: Article</text:p>
      <!--METADATA-->
      <text:p text:style-name="P4">
<draw:frame draw:style-name="fr1" draw:name="Image60" text:anchor-type="as-char" svg:width="6.9236in" svg:height="3.956343in" draw:z-index="0">
<draw:image xlink:href="../Images/yкринформ/2023-07-05T-6-20-00-03-00/630_360_1550144984-323.jpg" xlink:type="simple" xlink:show="embed" xlink:actuate="onLoad" draw:mime-type="image/jpeg"/>
</draw:frame>
 Станом на1 липня портфель військових облігацій у власності фізичних та юридичних осібстановив 59,2 млрд грн в еквіваленті.</text:p>
      <text:p text:style-name="P4">
Як передає Укрінформ, про це повідомляє пресслужба <text:a xlink:type="simple" xlink:href="https://bank.gov.ua/ua/news/all/z-pochatku-2023-roku-uryad-zaluchiv-vid-prodaju-ovdp-na-auktsionah-ekvivalent-293-mlrd-grn-a-zagalom-uprodovj-voyennogo-stanu--545-mlrd-grn" text:style-name="Internet_20_link" text:visited-style-name="Visited_20_Internet_20_Link">
 Національного банкуУкраїни </text:a>
 .</text:p>
      <text:p text:style-name="P4">
«Загалом з початку року портфель <text:a xlink:type="simple" xlink:href="https://www.ukrinform.ua/tag-vijskovi-obligacii" text:style-name="Internet_20_link" text:visited-style-name="Visited_20_Internet_20_Link">
 військових облігацій</text:a>
 у власності фізичних таюридичних осіб збільшився на 71% – до 59,2 млрд грн в еквіваленті», - йдетьсяв повідомленні.</text:p>
      <text:p text:style-name="P4">
За інформацією Депозитарію НБУ, станом на 1 липня 2023 року громадяни табізнес придбали військових ОВДП на 26 090,9 млн грн, або 36,8% від загальногообсягу придбаних гривневих військових ОВДП. Крім того, було придбано облігаційна 822,0 млн дол. США, або 52,6% від загального обсягу військових ОВДП,номінованих у доларах, та на 76,5 млн євро, або 12,2% від загального обсягуОВДП, номінованих у євро.</text:p>
      <text:p text:style-name="P4">
Наголошується, що портфель військових облігацій у власності громадян табізнесу України є другим за обсягом після сконцентрованого обсягу цих ціннихпаперів у банках – первинних дилерів.</text:p>
      <text:p text:style-name="P4">
<text:span text:style-name="T4">
Читайте також:</text:span>
 <text:a xlink:type="simple" xlink:href="https://www.ukrinform.ua/rubric-economy/3731424-minfin-rozmistiv-ovdp-na-ponad-6-milardiv.html" text:style-name="Internet_20_link" text:visited-style-name="Visited_20_Internet_20_Link">
 <text:span text:style-name="T4">
Мінфін</text:span>
 <text:span text:style-name="T4">
розмістив</text:span>
 <text:span text:style-name="T4">
ОВДП</text:span>
 на <text:span text:style-name="T4">
понад</text:span>
 ₴6<text:span text:style-name="T4">
мільярдів</text:span>
 </text:a>
</text:p>
      <text:p text:style-name="P4">
Обсяг військових ОВДП у власності нерезидентів на 1 липня становив 12 911,3млн грн та 22,7 млн дол. США, збільшившись за перше півріччя 2023 року більшяк у 4,5 раза.</text:p>
      <text:p text:style-name="P4">
Як повідомляв Укрінформ, у зв’язку з російською агресією український урядухвалив рішення про поетапний випуск військових облігацій в обсязі до 400 млрдгрн. Мінфін проводить аукціони з продажу ОВДП щовівторка, починаючи з 1березня 2022 року.</text:p>
      <text:p text:style-name="P4">
За січень - червень 2023 року уряд України <text:a xlink:type="simple" xlink:href="https://www.ukrinform.ua/rubric-economy/3731950-cogoric-zavdaki-ovdp-do-budzetu-zalucili-ponad-293-milardi-nacbank.html" text:style-name="Internet_20_link" text:visited-style-name="Visited_20_Internet_20_Link">
 залучив від розміщення ОВДП нааукціонах 293 млрд грн в еквіваленті </text:a>
 , загалом упродовж воєнного стану – 545 млрд грн.</text:p>
      <text:p text:style-name="P4">
Source: <text:a xlink:type="simple" xlink:href="https://www.ukrinform.ua/rubric-economy/3731959-gromadani-ta-biznes-cogoric-pridbali-vijskovih-obligacij-na-592-milarda-nbu.html" text:style-name="Internet_20_link" text:visited-style-name="Visited_20_Internet_20_Link">
https://www.ukrinform.ua/rubric-economy/3731959-gromadani-ta-biznes-cogoric-pridbali-vijskovih-obligacij-na-592-milarda-nbu.html</text:a>
</text:p>
      <!--NEWS-->
      <text:h text:style-name="P10" text:outline-level="1">
<text:span text:style-name="T4">
Рух вулицею Дегтярівською поблизу Шевченківського райсуду відновили</text:span>
</text:h>
      <text:p text:style-name="P4">
Authors: Ukrinform (Person)</text:p>
      <text:p text:style-name="P4">
Publisher: Укринформ (Organization)</text:p>
      <text:p text:style-name="P4">
Published Time: 2023-07-05T-7:18:00+03:00</text:p>
      <text:p text:style-name="P4">
Modified Time: 2023-07-05T21:18:00+03:00</text:p>
      <text:p text:style-name="P4">
Description: Рух вулицею Дегтярівською поблизу Шевченківського районного суду Києва відновлено. — Укрінформ.</text:p>
      <text:p text:style-name="P4">
Images: ['<text:a xlink:type="simple" xlink:href="https://static.ukrinform.com/photos/2023_07/thumb_files/630_360_1688573267-455.jpg" text:style-name="Internet_20_link" text:visited-style-name="Visited_20_Internet_20_Link">
630_360_16885...</text:a>
']</text:p>
      <text:p text:style-name="P4">
Tags: ['Дороги', 'Київ', 'рух']</text:p>
      <text:p text:style-name="P4">
Type: Article</text:p>
      <!--METADATA-->
      <text:p text:style-name="P4">
<draw:frame draw:style-name="fr1" draw:name="Image61" text:anchor-type="as-char" svg:width="6.9236in" svg:height="3.956343in" draw:z-index="0">
<draw:image xlink:href="../Images/yкринформ/2023-07-05T-7-18-00-03-00/630_360_1688573267-455.jpg" xlink:type="simple" xlink:show="embed" xlink:actuate="onLoad" draw:mime-type="image/jpeg"/>
</draw:frame>
 Рухвулицею Дегтярівською поблизу Шевченківського районного суду Києва відновлено.</text:p>
      <text:p text:style-name="P4">
Про це повідомляє кореспондент Укрінформу.</text:p>
      <text:p text:style-name="P4">
Проїзд вулицею Дегтярівською орієнтовно в межах одного кілометра навколоШевченківського райсуду, у приміщенні якого сталися вибухи, було обмежено узв’язку зі слідчими діями.</text:p>
      <text:p text:style-name="P4">
Після від'їзду машин правоохоронців і "швидких" рух відновили.</text:p>
      <text:p text:style-name="P4">
<text:span text:style-name="T4">
Читайте також:</text:span>
 <text:a xlink:type="simple" xlink:href="https://www.ukrinform.ua/rubric-kyiv/3731976-slidstvo-zasovuvatime-ak-vibuhivka-potrapila-u-sevcenkivskij-rajsud-klimenko.html" text:style-name="Internet_20_link" text:visited-style-name="Visited_20_Internet_20_Link">
 Слідство з’ясовуватиме, як вибухівка потрапила уШевченківський <text:span text:style-name="T4">
райсуд</text:span>
 - Клименко </text:a>
</text:p>
      <text:p text:style-name="P4">
Як повідомляв Укрінформ, <text:a xlink:type="simple" xlink:href="https://www.ukrinform.ua/rubric-other_news/3731924-u-kievi-v-primisenni-sudu-prolunav-vibuh.html" text:style-name="Internet_20_link" text:visited-style-name="Visited_20_Internet_20_Link">
 о 17.20 у Шевченківському районному суді містаКиєва пролунав вибух. </text:a>
 Запопередніми даними міністра внутрішніх справи Ігоря Клименка, загалом було двавибухи.</text:p>
      <text:p text:style-name="P4">
Це сталося під час конвоювання з зали суду Ігоря Гуменюка, якого обвинувачуютьу скоєнні теракту під Верховною Радою 31 серпня 2015 року. За даними слідства,тоді Гуменюк під час акції протесту кинув у правоохоронців бойову гранату,унаслідок чого загинули четверо нацгвардійців, понад 140 людей зазналипоранень.</text:p>
      <text:p text:style-name="P4">
Унаслідок інциденту в Шевченківському райсуді поранені два працівники КОРД.Гуменюк <text:a xlink:type="simple" xlink:href="https://www.ukrinform.ua/rubric-kyiv/3731961-vibuh-u-sudi-kieva-pravoporusnik-zaginuv-na-misci.html" text:style-name="Internet_20_link" text:visited-style-name="Visited_20_Internet_20_Link">
 загинув. </text:a>
</text:p>
      <text:p text:style-name="P4">
Source: <text:a xlink:type="simple" xlink:href="https://www.ukrinform.ua/rubric-kyiv/3731991-ruh-vuliceu-degtarivskou-poblizu-sevcenkivskogo-rajsudu-vidnovili.html" text:style-name="Internet_20_link" text:visited-style-name="Visited_20_Internet_20_Link">
https://www.ukrinform.ua/rubric-kyiv/3731991-ruh-vuliceu-degtarivskou-poblizu-sevcenkivskogo-rajsudu-vidnovili.html</text:a>
</text:p>
      <!--NEWS-->
      <text:h text:style-name="P10" text:outline-level="1">
<text:span text:style-name="T4">
Злочини Росії проти українських дітей не є спонтанними чи випадковими - Штати в ООН</text:span>
</text:h>
      <text:p text:style-name="P4">
Authors: Ukrinform (Person)</text:p>
      <text:p text:style-name="P4">
Publisher: Укринформ (Organization)</text:p>
      <text:p text:style-name="P4">
Published Time: 2023-07-05T-8:07:00+03:00</text:p>
      <text:p text:style-name="P4">
Modified Time: 2023-07-05T21:07:00+03:00</text:p>
      <text:p text:style-name="P4">
Description: Сполучені Штати звернули увагу ООН на злочини проти людяності, у тому числі проти дітей, які Росія чинить в Україні, назвавши це діями, які не можуть бути спонтанними або випадковими. — Укрінформ.</text:p>
      <text:p text:style-name="P4">
Images: ['<text:a xlink:type="simple" xlink:href="https://static.ukrinform.com/photos/2023_07/thumb_files/630_360_1688579980-711.jpg" text:style-name="Internet_20_link" text:visited-style-name="Visited_20_Internet_20_Link">
630_360_16885...</text:a>
']</text:p>
      <text:p text:style-name="P4">
Tags: ['Діти', 'США', 'Радбез ООН', 'Війна з Росією']</text:p>
      <text:p text:style-name="P4">
Type: Article</text:p>
      <!--METADATA-->
      <text:p text:style-name="P4">
<draw:frame draw:style-name="fr1" draw:name="Image62" text:anchor-type="as-char" svg:width="6.9236in" svg:height="3.956343in" draw:z-index="0">
<draw:image xlink:href="../Images/yкринформ/2023-07-05T-8-07-00-03-00/630_360_1688579980-711.jpg" xlink:type="simple" xlink:show="embed" xlink:actuate="onLoad" draw:mime-type="image/jpeg"/>
</draw:frame>
 СполученіШтати звернули увагу ООН на злочини проти людяності, у тому числі проти дітей,які Росія чинить в Україні, назвавши це діями, які не можуть бути спонтаннимиабо випадковими.</text:p>
      <text:p text:style-name="P4">
З такою заявою виступив у середу на засіданні РБ ООН посол США з особливихполітичних питань Джеффрі ДеЛаурентіс, передає власний кореспондентУкрінформу.</text:p>
      <text:p text:style-name="P4">
«Продовжуючи російську війну за вибором, військові збройних сил та посадовціРФ вчиняли злочини проти людяності, зокрема проти дітей. Представникиросійських військ вдавалися до страт українських чоловіків, жінок і <text:a xlink:type="simple" xlink:href="https://www.ukrinform.ua/tag-diti" text:style-name="Internet_20_link" text:visited-style-name="Visited_20_Internet_20_Link">
 дітей</text:a>
 . Також разом з іншими російськимичиновниками депортували до РФ сотні тисяч українських цивільних, у тому числідітей, яких насильно розлучили зі своїми сім’ями», - зауважив він.</text:p>
      <text:p text:style-name="P4">
При цьому представник США наголосив: «Ці дії не є випадковими або спонтанними– вони є частиною широкомасштабної й систематичної атаки на цивільне населенняУкраїни».</text:p>
      <text:p text:style-name="P4">
Дипломат підкреслив, що російські війська продовжують атакувати місця, де явноперебувають діти, в тому числі, школи, лікарні та житлові будинки.</text:p>
      <text:p text:style-name="P4">
«Ця сувора реальність служить гострим нагадуванням про терміновість інеобхідність зміцнення потенціалу міжнародної спільноти у сфері захисту дітей,а також про вкрай важливу необхідність для всіх держав поважати міжнароднеправо та принципи, закріплені в Статуті ООН», - зауважив представник США.</text:p>
      <text:p text:style-name="P4">
<text:span text:style-name="T4">
Читайте також:</text:span>
 <text:a xlink:type="simple" xlink:href="https://www.ukrinform.ua/rubric-polytics/3731979-ukraina-v-oon-rosijska-armia-stoit-v-odnomu-radu-z-idil-alsabab-i-talibanom.html" text:style-name="Internet_20_link" text:visited-style-name="Visited_20_Internet_20_Link">
 Україна в ООН: Російська армія стоїть в одному ряду зІДІЛ, «Аль-Шабаб» і «Талібаном» </text:a>
</text:p>
      <text:p text:style-name="P4">
Як повідомляв <text:a xlink:type="simple" xlink:href="https://www.ukrinform.ua/rubric-ato/3726480-oon-vnesla-rosiu-do-spisku-ganbi-za-vbivstva-ditej-v-ukraini-op.html" text:style-name="Internet_20_link" text:visited-style-name="Visited_20_Internet_20_Link">
 Укрінформ </text:a>
 , генсек ООНАнтоніу Гутерреш схвалив рішення додати збройні сили РФ до глобального спискузлісних порушників, що містяться в доповіді «Діти та збройний конфлікт» завбивства і каліцтва дітей та атаки на школи та лікарні.</text:p>
      <text:p text:style-name="P4">
Source: <text:a xlink:type="simple" xlink:href="https://www.ukrinform.ua/rubric-polytics/3731987-zlocini-rosii-proti-ukrainskih-ditej-ne-e-spontannimi-ci-vipadkovimi-stati-v-oon.html" text:style-name="Internet_20_link" text:visited-style-name="Visited_20_Internet_20_Link">
https://www.ukrinform.ua/rubric-polytics/3731987-zlocini-rosii-proti-ukrainskih-ditej-ne-e-spontannimi-ci-vipadkovimi-stati-v-oon.html</text:a>
</text:p>
      <!--NEWS-->
      <text:h text:style-name="P10" text:outline-level="1">
<text:span text:style-name="T4">
At Lyman direction Russian army shelled Nevske, Bilohorivka of Luhansk region and Verkhnokamy...</text:span>
</text:h>
      <text:p text:style-name="P4">
Authors: liveuamap (Language: en)</text:p>
      <text:p text:style-name="P4">
Time: 2023-07-05T-8:12:00</text:p>
      <text:p text:style-name="P4">
Location: Donetsk (Latitude:48.7537 Longtitude:38.07552)</text:p>
      <text:p text:style-name="P4">
Videos: []</text:p>
      <text:p text:style-name="P4">
Images: []</text:p>
      <text:p text:style-name="P4">
Tags: ["Russia"]</text:p>
      <text:p text:style-name="P4">
ID: 22573984</text:p>
      <!--METADATA-->
      <text:p text:style-name="P4">
At Lyman direction Russian army shelled Nevske, Bilohorivka of Luhansk regionand Verkhnokamyanske, Berestove, Vesele and Rozdolivka of Donetsk region, -General Staff of Armed Forces of Ukraine says in the morning report</text:p>
      <text:p text:style-name="P4">
News Collection Link: <text:a xlink:type="simple" xlink:href="https:\/\/liveuamap.com\/en\/2023\/5-july-at-lyman-direction-russian-army-shelled-nevske-bilohorivka" text:style-name="Internet_20_link" text:visited-style-name="Visited_20_Internet_20_Link">
https:\/\/liveuamap.com\/en\/2023\/5-july-at-lyman-direction-russian-army-shelled-nevske-bilohorivka</text:a>
</text:p>
      <text:p text:style-name="P4">
Source: <text:a xlink:type="simple" xlink:href="https://t.me/lumsrc/5274" text:style-name="Internet_20_link" text:visited-style-name="Visited_20_Internet_20_Link">
https://t.me/lumsrc/5274</text:a>
</text:p>
      <!--NEWS-->
      <text:h text:style-name="P10" text:outline-level="1">
<text:span text:style-name="T4">
1 person wounded as result of shelling in Kozacha Lopan overnight</text:span>
</text:h>
      <text:p text:style-name="P4">
Authors: liveuamap (Language: en)</text:p>
      <text:p text:style-name="P4">
Time: 2023-07-05T03:16:00</text:p>
      <text:p text:style-name="P4">
Location: Kharkiv (Latitude:50.32826 Longtitude:36.1948)</text:p>
      <text:p text:style-name="P4">
Videos: []</text:p>
      <text:p text:style-name="P4">
Images: []</text:p>
      <text:p text:style-name="P4">
Tags: ["Europe", "Central and Eastern Europe"]</text:p>
      <text:p text:style-name="P4">
ID: 22573953</text:p>
      <!--METADATA-->
      <text:p text:style-name="P4">
1 person wounded as result of shelling in Kozacha Lopan overnight</text:p>
      <text:p text:style-name="P4">
News Collection Link: <text:a xlink:type="simple" xlink:href="https:\/\/liveuamap.com\/en\/2023\/5-july-1-person-wounded-as-result-of-shelling-in-kozacha" text:style-name="Internet_20_link" text:visited-style-name="Visited_20_Internet_20_Link">
https:\/\/liveuamap.com\/en\/2023\/5-july-1-person-wounded-as-result-of-shelling-in-kozacha</text:a>
</text:p>
      <text:p text:style-name="P4">
Source: <text:a xlink:type="simple" xlink:href="https://t.me/suspilnekharkiv/26512" text:style-name="Internet_20_link" text:visited-style-name="Visited_20_Internet_20_Link">
https://t.me/suspilnekharkiv/26512</text:a>
</text:p>
      <!--NEWS-->
      <text:h text:style-name="P10" text:outline-level="1">
<text:span text:style-name="T4">
The Russian army attacked the village of Novoukrayinka in the Bogodukhiv district with a dron...</text:span>
</text:h>
      <text:p text:style-name="P4">
Authors: liveuamap (Language: en)</text:p>
      <text:p text:style-name="P4">
Time: 2023-07-05T03:26:00</text:p>
      <text:p text:style-name="P4">
Location: Bogodukhiv (Latitude:50.2516 Longtitude:35.43915)</text:p>
      <text:p text:style-name="P4">
Videos: []</text:p>
      <text:p text:style-name="P4">
Images: []</text:p>
      <text:p text:style-name="P4">
Tags: ["Europe", "Central and Eastern Europe"]</text:p>
      <text:p text:style-name="P4">
ID: 22573954</text:p>
      <!--METADATA-->
      <text:p text:style-name="P4">
The Russian army attacked the village of Novoukrayinka in the Bogodukhivdistrict with a drone overnight</text:p>
      <text:p text:style-name="P4">
News Collection Link: <text:a xlink:type="simple" xlink:href="https:\/\/liveuamap.com\/en\/2023\/5-july-the-russian-army-attacked-the-village-of-novoukrayinka" text:style-name="Internet_20_link" text:visited-style-name="Visited_20_Internet_20_Link">
https:\/\/liveuamap.com\/en\/2023\/5-july-the-russian-army-attacked-the-village-of-novoukrayinka</text:a>
</text:p>
      <text:p text:style-name="P4">
Source: <text:a xlink:type="simple" xlink:href="https://t.me/suspilnekharkiv/26513" text:style-name="Internet_20_link" text:visited-style-name="Visited_20_Internet_20_Link">
https://t.me/suspilnekharkiv/26513</text:a>
</text:p>
      <!--NEWS-->
      <text:h text:style-name="P10" text:outline-level="1">
<text:span text:style-name="T4">
Russian aviation dropping guided bombs at Zmiivka village of Kherson region for the 2nd day i...</text:span>
</text:h>
      <text:p text:style-name="P4">
Authors: liveuamap (Language: en)</text:p>
      <text:p text:style-name="P4">
Time: 2023-07-05T04:10:17</text:p>
      <text:p text:style-name="P4">
Location: Kherson (Latitude:46.86612 Longtitude:33.58323)</text:p>
      <text:p text:style-name="P4">
Videos: []</text:p>
      <text:p text:style-name="P4">
Images: ["<text:a xlink:type="simple" xlink:href="https://liveuamap.com/pics/2023/07/05/22573947_0.jpg" text:style-name="Internet_20_link" text:visited-style-name="Visited_20_Internet_20_Link">
22573947_0.jpg</text:a>
"]</text:p>
      <text:p text:style-name="P4">
Tags: ["Europe", "Central and Eastern Europe"]</text:p>
      <text:p text:style-name="P4">
ID: 22573947</text:p>
      <!--METADATA-->
      <text:p text:style-name="P4">
Russian aviation dropping guided bombs at Zmiivka village of Kherson regionfor the 2nd day in a row</text:p>
      <text:p text:style-name="P4">
<draw:frame draw:style-name="fr1" draw:name="Image63" text:anchor-type="as-char" svg:width="6.9236in" svg:height="4.601309in" draw:z-index="0">
<draw:image xlink:href="../Images/liveuamap/2023-07-05T04-10-17/22573947_0.jpg" xlink:type="simple" xlink:show="embed" xlink:actuate="onLoad" draw:mime-type="image/jpeg"/>
</draw:frame>
</text:p>
      <text:p text:style-name="P4">
News Collection Link: <text:a xlink:type="simple" xlink:href="https:\/\/liveuamap.com\/en\/2023\/5-july-russian-aviation-dropping-guided-bombs-at-zmiivka" text:style-name="Internet_20_link" text:visited-style-name="Visited_20_Internet_20_Link">
https:\/\/liveuamap.com\/en\/2023\/5-july-russian-aviation-dropping-guided-bombs-at-zmiivka</text:a>
</text:p>
      <text:p text:style-name="P4">
Source: <text:a xlink:type="simple" xlink:href="https://twitter.com/hochu_dodomu/status/1676490977094127616" text:style-name="Internet_20_link" text:visited-style-name="Visited_20_Internet_20_Link">
https://twitter.com/hochu_dodomu/status/1676490977094127616</text:a>
</text:p>
      <!--NEWS-->
      <text:h text:style-name="P10" text:outline-level="1">
<text:span text:style-name="T4">
Death toll of Kakhovka Dam collapse in occupied parts of Kherson region increased to 50</text:span>
</text:h>
      <text:p text:style-name="P4">
Authors: liveuamap (Language: en)</text:p>
      <text:p text:style-name="P4">
Time: 2023-07-05T04:12:45</text:p>
      <text:p text:style-name="P4">
Location: Kherson (Latitude:46.61901 Longtitude:32.72854)</text:p>
      <text:p text:style-name="P4">
Videos: []</text:p>
      <text:p text:style-name="P4">
Images: []</text:p>
      <text:p text:style-name="P4">
Tags: ["Europe", "Central and Eastern Europe"]</text:p>
      <text:p text:style-name="P4">
ID: 22573948</text:p>
      <!--METADATA-->
      <text:p text:style-name="P4">
Death toll of Kakhovka Dam collapse in occupied parts of Kherson regionincreased to 50</text:p>
      <text:p text:style-name="P4">
News Collection Link: <text:a xlink:type="simple" xlink:href="https:\/\/liveuamap.com\/en\/2023\/5-july-death-toll-of-kakhovka-dam-collapse-in-occupied-parts" text:style-name="Internet_20_link" text:visited-style-name="Visited_20_Internet_20_Link">
https:\/\/liveuamap.com\/en\/2023\/5-july-death-toll-of-kakhovka-dam-collapse-in-occupied-parts</text:a>
</text:p>
      <text:p text:style-name="P4">
Source: <text:a xlink:type="simple" xlink:href="https://t.me/rusbrief/133362" text:style-name="Internet_20_link" text:visited-style-name="Visited_20_Internet_20_Link">
https://t.me/rusbrief/133362</text:a>
</text:p>
      <!--NEWS-->
      <text:h text:style-name="P10" text:outline-level="1">
<text:span text:style-name="T4">
Kaliber missile launches reported from the Black Sea</text:span>
</text:h>
      <text:p text:style-name="P4">
Authors: liveuamap (Language: en)</text:p>
      <text:p text:style-name="P4">
Time: 2023-07-05T04:13:33</text:p>
      <text:p text:style-name="P4">
Location: Black Sea (Latitude:44.73893 Longtitude:33.19794)</text:p>
      <text:p text:style-name="P4">
Videos: []</text:p>
      <text:p text:style-name="P4">
Images: []</text:p>
      <text:p text:style-name="P4">
Tags: ["Central and Eastern Europe"]</text:p>
      <text:p text:style-name="P4">
ID: 22573949</text:p>
      <!--METADATA-->
      <text:p text:style-name="P4">
Kaliber missile launches reported from the Black Sea</text:p>
      <text:p text:style-name="P4">
News Collection Link: <text:a xlink:type="simple" xlink:href="https:\/\/liveuamap.com\/en\/2023\/5-july-kaliber-missile-launches-reported-from-the-black-sea" text:style-name="Internet_20_link" text:visited-style-name="Visited_20_Internet_20_Link">
https:\/\/liveuamap.com\/en\/2023\/5-july-kaliber-missile-launches-reported-from-the-black-sea</text:a>
</text:p>
      <text:p text:style-name="P4">
Source: <text:a xlink:type="simple" xlink:href="https://t.me/war_monitor/8537" text:style-name="Internet_20_link" text:visited-style-name="Visited_20_Internet_20_Link">
https://t.me/war_monitor/8537</text:a>
</text:p>
      <!--NEWS-->
      <text:h text:style-name="P10" text:outline-level="1">
<text:span text:style-name="T4">
FSB detained a man in Koreiz, accused him in saboteur activity on behalf of Ukraine</text:span>
</text:h>
      <text:p text:style-name="P4">
Authors: liveuamap (Language: en)</text:p>
      <text:p text:style-name="P4">
Time: 2023-07-05T04:15:08</text:p>
      <text:p text:style-name="P4">
Location: Yalta, (Latitude:44.43304 Longtitude:34.09126)</text:p>
      <text:p text:style-name="P4">
Videos: []</text:p>
      <text:p text:style-name="P4">
Images: ["<text:a xlink:type="simple" xlink:href="https://liveuamap.com/pics/2023/07/05/22573951_0.jpg" text:style-name="Internet_20_link" text:visited-style-name="Visited_20_Internet_20_Link">
22573951_0.jpg</text:a>
"]</text:p>
      <text:p text:style-name="P4">
Tags: ["Central and Eastern Europe"]</text:p>
      <text:p text:style-name="P4">
ID: 22573951</text:p>
      <!--METADATA-->
      <text:p text:style-name="P4">
FSB detained a man in Koreiz, accused him in saboteur activity on behalf ofUkraine</text:p>
      <text:p text:style-name="P4">
<draw:frame draw:style-name="fr1" draw:name="Image64" text:anchor-type="as-char" svg:width="5.625in" svg:height="10.0in" draw:z-index="0">
<draw:image xlink:href="../Images/liveuamap/2023-07-05T04-15-08/22573951_0.jpg" xlink:type="simple" xlink:show="embed" xlink:actuate="onLoad" draw:mime-type="image/jpeg"/>
</draw:frame>
</text:p>
      <text:p text:style-name="P4">
News Collection Link: <text:a xlink:type="simple" xlink:href="https:\/\/liveuamap.com\/en\/2023\/5-july-fsb-detained-a-man-in-koreiz-accused-him-in-saboteur" text:style-name="Internet_20_link" text:visited-style-name="Visited_20_Internet_20_Link">
https:\/\/liveuamap.com\/en\/2023\/5-july-fsb-detained-a-man-in-koreiz-accused-him-in-saboteur</text:a>
</text:p>
      <text:p text:style-name="P4">
Source: <text:a xlink:type="simple" xlink:href="https://t.me/bazabazon/19213" text:style-name="Internet_20_link" text:visited-style-name="Visited_20_Internet_20_Link">
https://t.me/bazabazon/19213</text:a>
</text:p>
      <!--NEWS-->
      <text:h text:style-name="P10" text:outline-level="1">
<text:span text:style-name="T4">
FSB detained a man at Sakhalin, accused him in saboteur activity on behalf of Ukraine</text:span>
</text:h>
      <text:p text:style-name="P4">
Authors: liveuamap (Language: en)</text:p>
      <text:p text:style-name="P4">
Time: 2023-07-05T04:15:54</text:p>
      <text:p text:style-name="P4">
Location: Yuzhno-Sakhalinsk,Сахалинская (Latitude:46.95729 Longtitude:142.72957)</text:p>
      <text:p text:style-name="P4">
Videos: []</text:p>
      <text:p text:style-name="P4">
Images: []</text:p>
      <text:p text:style-name="P4">
Tags: ["Central and Eastern Europe", "Russia"]</text:p>
      <text:p text:style-name="P4">
ID: 22573952</text:p>
      <!--METADATA-->
      <text:p text:style-name="P4">
FSB detained a man at Sakhalin, accused him in saboteur activity on behalf ofUkraine</text:p>
      <text:p text:style-name="P4">
News Collection Link: <text:a xlink:type="simple" xlink:href="https:\/\/liveuamap.com\/en\/2023\/5-july-fsb-detained-a-man-at-sakhalin-accused-him-in-saboteur" text:style-name="Internet_20_link" text:visited-style-name="Visited_20_Internet_20_Link">
https:\/\/liveuamap.com\/en\/2023\/5-july-fsb-detained-a-man-at-sakhalin-accused-him-in-saboteur</text:a>
</text:p>
      <text:p text:style-name="P4">
Source: <text:a xlink:type="simple" xlink:href="https://t.me/sputnikossetia/32783" text:style-name="Internet_20_link" text:visited-style-name="Visited_20_Internet_20_Link">
https://t.me/sputnikossetia/32783</text:a>
</text:p>
      <!--NEWS-->
      <text:h text:style-name="P10" text:outline-level="1">
<text:span text:style-name="T4">
Russian bloggers reporting withdrawal from Klischiyivka</text:span>
</text:h>
      <text:p text:style-name="P4">
Authors: liveuamap (Language: en)</text:p>
      <text:p text:style-name="P4">
Time: 2023-07-05T04:20:50</text:p>
      <text:p text:style-name="P4">
Location: Bakhmut (Latitude:48.52752 Longtitude:37.96193)</text:p>
      <text:p text:style-name="P4">
Videos: []</text:p>
      <text:p text:style-name="P4">
Images: []</text:p>
      <text:p text:style-name="P4">
Tags: ["Europe"]</text:p>
      <text:p text:style-name="P4">
ID: 22573956</text:p>
      <!--METADATA-->
      <text:p text:style-name="P4">
Russian bloggers reporting withdrawal from Klischiyivka</text:p>
      <text:p text:style-name="P4">
News Collection Link: <text:a xlink:type="simple" xlink:href="https:\/\/liveuamap.com\/en\/2023\/5-july-russian-bloggers-reporting-withdrawal-from-klischiyivka" text:style-name="Internet_20_link" text:visited-style-name="Visited_20_Internet_20_Link">
https:\/\/liveuamap.com\/en\/2023\/5-july-russian-bloggers-reporting-withdrawal-from-klischiyivka</text:a>
</text:p>
      <text:p text:style-name="P4">
Source: <text:a xlink:type="simple" xlink:href="https://t.me/Sladkov_plus/8089" text:style-name="Internet_20_link" text:visited-style-name="Visited_20_Internet_20_Link">
https://t.me/Sladkov_plus/8089</text:a>
</text:p>
      <!--NEWS-->
      <text:h text:style-name="P10" text:outline-level="1">
<text:span text:style-name="T4">
The Armed Forces of Ukraine have success during offensive in Klishchiivka area in the Bakhmut...</text:span>
</text:h>
      <text:p text:style-name="P4">
Authors: liveuamap (Language: en)</text:p>
      <text:p text:style-name="P4">
Time: 2023-07-05T05:08:53</text:p>
      <text:p text:style-name="P4">
Location: Bakhmut (Latitude:48.52888 Longtitude:37.9509)</text:p>
      <text:p text:style-name="P4">
Videos: []</text:p>
      <text:p text:style-name="P4">
Images: ["<text:a xlink:type="simple" xlink:href="https://liveuamap.com/pics/2023/07/05/22573960_0.jpg" text:style-name="Internet_20_link" text:visited-style-name="Visited_20_Internet_20_Link">
22573960_0.jpg</text:a>
"]</text:p>
      <text:p text:style-name="P4">
Tags: ["Minsk Monitor", "Europe"]</text:p>
      <text:p text:style-name="P4">
ID: 22573960</text:p>
      <!--METADATA-->
      <text:p text:style-name="P4">
The Armed Forces of Ukraine have success during offensive in Klishchiivka areain the Bakhmut direction, - the spokesman of the General Staff said</text:p>
      <text:p text:style-name="P4">
<draw:frame draw:style-name="fr1" draw:name="Image65" text:anchor-type="as-char" svg:width="6.9236in" svg:height="5.461951in" draw:z-index="0">
<draw:image xlink:href="../Images/liveuamap/2023-07-05T05-08-53/22573960_0.jpg" xlink:type="simple" xlink:show="embed" xlink:actuate="onLoad" draw:mime-type="image/jpeg"/>
</draw:frame>
</text:p>
      <text:p text:style-name="P4">
News Collection Link: <text:a xlink:type="simple" xlink:href="https:\/\/liveuamap.com\/en\/2023\/5-july-the-armed-forces-of-ukraine-have-success-during-offensive" text:style-name="Internet_20_link" text:visited-style-name="Visited_20_Internet_20_Link">
https:\/\/liveuamap.com\/en\/2023\/5-july-the-armed-forces-of-ukraine-have-success-during-offensive</text:a>
</text:p>
      <text:p text:style-name="P4">
Source: <text:a xlink:type="simple" xlink:href="https://t.me/lachentyt/31393" text:style-name="Internet_20_link" text:visited-style-name="Visited_20_Internet_20_Link">
https://t.me/lachentyt/31393</text:a>
</text:p>
      <!--NEWS-->
      <text:h text:style-name="P10" text:outline-level="1">
<text:span text:style-name="T4">
At Sivershchyna and Slobozhanschyna directions Russian army shelled Hirsk, Karpovychi, Mykhal...</text:span>
</text:h>
      <text:p text:style-name="P4">
Authors: liveuamap (Language: en)</text:p>
      <text:p text:style-name="P4">
Time: 2023-07-05T05:12:00</text:p>
      <text:p text:style-name="P4">
Location: Vovchansk (Latitude:50.39057 Longtitude:37.44553)</text:p>
      <text:p text:style-name="P4">
Videos: []</text:p>
      <text:p text:style-name="P4">
Images: []</text:p>
      <text:p text:style-name="P4">
Tags: ["Russia"]</text:p>
      <text:p text:style-name="P4">
ID: 22573996</text:p>
      <!--METADATA-->
      <text:p text:style-name="P4">
At Sivershchyna and Slobozhanschyna directions Russian army shelled Hirsk,Karpovychi, Mykhalchyna Sloboda, Chaykyne of Chernihiv region; Seredyna-Buda,Vovkivka, Myropillya, Ryasne of Sumy region and Odnorobivka, Udy, Vovchansk,Okhrimivka, Zemlyanky of Kharkiv region, - General Staff of Armed Forces ofUkraine says in the morning report</text:p>
      <text:p text:style-name="P4">
News Collection Link: <text:a xlink:type="simple" xlink:href="https:\/\/liveuamap.com\/en\/2023\/5-july-at-sivershchyna-and-slobozhanschyna-directions-russian" text:style-name="Internet_20_link" text:visited-style-name="Visited_20_Internet_20_Link">
https:\/\/liveuamap.com\/en\/2023\/5-july-at-sivershchyna-and-slobozhanschyna-directions-russian</text:a>
</text:p>
      <text:p text:style-name="P4">
Source: <text:a xlink:type="simple" xlink:href="https://t.me/lumsrc/5272" text:style-name="Internet_20_link" text:visited-style-name="Visited_20_Internet_20_Link">
https://t.me/lumsrc/5272</text:a>
</text:p>
      <!--NEWS-->
      <text:h text:style-name="P10" text:outline-level="1">
<text:span text:style-name="T4">
At Bakhmut direction Russian army shelled Vasukivka, Markove, Bohdanivka, Khromove, Ivanivske...</text:span>
</text:h>
      <text:p text:style-name="P4">
Authors: liveuamap (Language: en)</text:p>
      <text:p text:style-name="P4">
Time: 2023-07-05T05:13:00</text:p>
      <text:p text:style-name="P4">
Location: Markove, Donetsk Oblast (Latitude:48.65287 Longtitude:37.79366)</text:p>
      <text:p text:style-name="P4">
Videos: []</text:p>
      <text:p text:style-name="P4">
Images: []</text:p>
      <text:p text:style-name="P4">
Tags: ["Russia"]</text:p>
      <text:p text:style-name="P4">
ID: 22573977</text:p>
      <!--METADATA-->
      <text:p text:style-name="P4">
At Bakhmut direction Russian army shelled Vasukivka, Markove, Bohdanivka,Khromove, Ivanivske, Chasiv Yar, Klischiyivka, Oleksandro-Shultyne andPivnichne of Donetsk region, - General Staff of Armed Forces of Ukraine saysin the morning report</text:p>
      <text:p text:style-name="P4">
News Collection Link: <text:a xlink:type="simple" xlink:href="https:\/\/liveuamap.com\/en\/2023\/5-july-at-bakhmut-direction-russian-army-shelled-vasukivka" text:style-name="Internet_20_link" text:visited-style-name="Visited_20_Internet_20_Link">
https:\/\/liveuamap.com\/en\/2023\/5-july-at-bakhmut-direction-russian-army-shelled-vasukivka</text:a>
</text:p>
      <text:p text:style-name="P4">
Source: <text:a xlink:type="simple" xlink:href="https://t.me/lumsrc/5275" text:style-name="Internet_20_link" text:visited-style-name="Visited_20_Internet_20_Link">
https://t.me/lumsrc/5275</text:a>
</text:p>
      <!--NEWS-->
      <text:h text:style-name="P10" text:outline-level="1">
<text:span text:style-name="T4">
Explosions reported near Yasynuvata</text:span>
</text:h>
      <text:p text:style-name="P4">
Authors: liveuamap (Language: en)</text:p>
      <text:p text:style-name="P4">
Time: 2023-07-05T05:58:45</text:p>
      <text:p text:style-name="P4">
Location: Donetsk Oblast (Latitude:48.11866 Longtitude:37.84704)</text:p>
      <text:p text:style-name="P4">
Videos: []</text:p>
      <text:p text:style-name="P4">
Images: ["<text:a xlink:type="simple" xlink:href="https://liveuamap.com/pics/2023/07/05/22574016_0.jpg" text:style-name="Internet_20_link" text:visited-style-name="Visited_20_Internet_20_Link">
22574016_0.jpg</text:a>
"]</text:p>
      <text:p text:style-name="P4">
Tags: ["Minsk Monitor", "Europe"]</text:p>
      <text:p text:style-name="P4">
ID: 22574016</text:p>
      <!--METADATA-->
      <text:p text:style-name="P4">
Explosions reported near Yasynuvata</text:p>
      <text:p text:style-name="P4">
<draw:frame draw:style-name="fr1" draw:name="Image66" text:anchor-type="as-char" svg:width="6.9236in" svg:height="8.791873in" draw:z-index="0">
<draw:image xlink:href="../Images/liveuamap/2023-07-05T05-58-45/22574016_0.jpg" xlink:type="simple" xlink:show="embed" xlink:actuate="onLoad" draw:mime-type="image/jpeg"/>
</draw:frame>
</text:p>
      <text:p text:style-name="P4">
News Collection Link: <text:a xlink:type="simple" xlink:href="https:\/\/liveuamap.com\/en\/2023\/5-july-explosions-reported-near-yasynuvata" text:style-name="Internet_20_link" text:visited-style-name="Visited_20_Internet_20_Link">
https:\/\/liveuamap.com\/en\/2023\/5-july-explosions-reported-near-yasynuvata</text:a>
</text:p>
      <text:p text:style-name="P4">
Source: <text:a xlink:type="simple" xlink:href="https://t.me/novosti_donbass24/50477" text:style-name="Internet_20_link" text:visited-style-name="Visited_20_Internet_20_Link">
https://t.me/novosti_donbass24/50477</text:a>
</text:p>
      <!--NEWS-->
      <text:h text:style-name="P10" text:outline-level="1">
<text:span text:style-name="T4">
President Zelensky held military command meeting to discuss military situation and situation ...</text:span>
</text:h>
      <text:p text:style-name="P4">
Authors: liveuamap (Language: en)</text:p>
      <text:p text:style-name="P4">
Time: 2023-07-05T06:34:15</text:p>
      <text:p text:style-name="P4">
Location: Kyiv, Kyiv city (Latitude:50.44329 Longtitude:30.5298)</text:p>
      <text:p text:style-name="P4">
Videos: []</text:p>
      <text:p text:style-name="P4">
Images: []</text:p>
      <text:p text:style-name="P4">
Tags: ["Europe", "Central and Eastern Europe"]</text:p>
      <text:p text:style-name="P4">
ID: 22574037</text:p>
      <!--METADATA-->
      <text:p text:style-name="P4">
President Zelensky held military command meeting to discuss military situationand situation at Zaporizhzhia Nuclear power plant</text:p>
      <text:p text:style-name="P4">
News Collection Link: <text:a xlink:type="simple" xlink:href="https:\/\/liveuamap.com\/en\/2023\/5-july-president-zelensky-held-military-command-meeting-to" text:style-name="Internet_20_link" text:visited-style-name="Visited_20_Internet_20_Link">
https:\/\/liveuamap.com\/en\/2023\/5-july-president-zelensky-held-military-command-meeting-to</text:a>
</text:p>
      <text:p text:style-name="P4">
Source: <text:a xlink:type="simple" xlink:href="https://t.me/ukrinform_news/103946" text:style-name="Internet_20_link" text:visited-style-name="Visited_20_Internet_20_Link">
https://t.me/ukrinform_news/103946</text:a>
</text:p>
      <!--NEWS-->
      <text:h text:style-name="P10" text:outline-level="1">
<text:span text:style-name="T4">
Explosions were reported in Tokmak</text:span>
</text:h>
      <text:p text:style-name="P4">
Authors: liveuamap (Language: en)</text:p>
      <text:p text:style-name="P4">
Time: 2023-07-05T06:35:14</text:p>
      <text:p text:style-name="P4">
Location: Tokmak (Latitude:47.28185 Longtitude:35.71562)</text:p>
      <text:p text:style-name="P4">
Videos: []</text:p>
      <text:p text:style-name="P4">
Images: []</text:p>
      <text:p text:style-name="P4">
Tags: ["Europe", "Central and Eastern Europe"]</text:p>
      <text:p text:style-name="P4">
ID: 22574038</text:p>
      <!--METADATA-->
      <text:p text:style-name="P4">
Explosions were reported in Tokmak</text:p>
      <text:p text:style-name="P4">
News Collection Link: <text:a xlink:type="simple" xlink:href="https:\/\/liveuamap.com\/en\/2023\/5-july-explosions-were-reported-in-tokmak" text:style-name="Internet_20_link" text:visited-style-name="Visited_20_Internet_20_Link">
https:\/\/liveuamap.com\/en\/2023\/5-july-explosions-were-reported-in-tokmak</text:a>
</text:p>
      <text:p text:style-name="P4">
Source: <text:a xlink:type="simple" xlink:href="https://t.me/war_monitor/8544" text:style-name="Internet_20_link" text:visited-style-name="Visited_20_Internet_20_Link">
https://t.me/war_monitor/8544</text:a>
</text:p>
      <!--NEWS-->
      <text:h text:style-name="P10" text:outline-level="1">
<text:span text:style-name="T4">
Російська війна торкнулася всіх 7,5 мільйона українських дітей — Кислиця в Радбезі ООН</text:span>
</text:h>
      <text:p text:style-name="P4">
Authors: Ukrinform (Person)</text:p>
      <text:p text:style-name="P4">
Publisher: Укринформ (Organization)</text:p>
      <text:p text:style-name="P4">
Published Time: 2023-07-05T0:50:00+03:00</text:p>
      <text:p text:style-name="P4">
Modified Time: 2023-07-05T21:50:00+03:00</text:p>
      <text:p text:style-name="P4">
Description: Вторгнення Росії в Україну торкнулося всіх 7,5 мільйона українських дітей, заявив у середу на засіданні Ради Безпеки ООН постпред України Сергій Кислиця. — Укрінформ.</text:p>
      <text:p text:style-name="P4">
Images: ['<text:a xlink:type="simple" xlink:href="https://static.ukrinform.com/photos/2022_05/thumb_files/630_360_1651793847-938.jpeg" text:style-name="Internet_20_link" text:visited-style-name="Visited_20_Internet_20_Link">
630_360_16517...</text:a>
']</text:p>
      <text:p text:style-name="P4">
Tags: ['Діти', 'Кислиця', 'Радбез ООН', 'Війна з Росією']</text:p>
      <text:p text:style-name="P4">
Type: Article</text:p>
      <!--METADATA-->
      <text:p text:style-name="P4">
<draw:frame draw:style-name="fr1" draw:name="Image67" text:anchor-type="as-char" svg:width="6.9236in" svg:height="3.956343in" draw:z-index="0">
<draw:image xlink:href="../Images/yкринформ/2023-07-05T0-50-00-03-00/630_360_1651793847-938.jpeg" xlink:type="simple" xlink:show="embed" xlink:actuate="onLoad" draw:mime-type="image/jpeg"/>
</draw:frame>
 ВторгненняРосії в Україну торкнулося всіх 7,5 мільйона українських дітей, заявив усереду на засіданні Ради Безпеки ООН постпред України Сергій Кислиця.</text:p>
      <text:p text:style-name="P4">
Про це передає власний кореспондент Укрінформу у Нью-Йорку.</text:p>
      <text:p text:style-name="P4">
За словами Кислиці, майже дві третини дітей залишили свої домівки.</text:p>
      <text:p text:style-name="P4">
Внаслідок безперервних бомбардувань та обстрілів з боку російських збройнихсил станом на 3 липня щонайменше 494 <text:a xlink:type="simple" xlink:href="https://www.ukrinform.ua/tag-diti" text:style-name="Internet_20_link" text:visited-style-name="Visited_20_Internet_20_Link">
 дитини </text:a>
 загинули, 1036 отримали поранення, 379 — вважаються зниклими безвістипід час бойових дій, розповів він.</text:p>
      <text:p text:style-name="P4">
Крім того, Генеральна прокуратура України зафіксувала 13 випадків сексуальногонасильства над дітьми в різних регіонах, додав постпред.</text:p>
      <text:p text:style-name="P4">
Він зазначив, що по всій країні пошкоджено майже 3450 навчальних закладів, 331з них - зруйновано. Крім того, завдано пошкоджень близько 1500 медзакладів,185 з яких зруйновані.</text:p>
      <text:p text:style-name="P4">
<text:span text:style-name="T4">
Читайте також:</text:span>
 <text:a xlink:type="simple" xlink:href="https://www.ukrinform.ua/rubric-polytics/3731979-ukraina-v-oon-rosijska-armia-stoit-v-odnomu-radu-z-idil-alsabab-i-talibanom.html" text:style-name="Internet_20_link" text:visited-style-name="Visited_20_Internet_20_Link">
 Україна в ООН: Російська армія стоїть в одному ряду зІДІЛ, «Аль-Шабаб» і «Талібаном» </text:a>
</text:p>
      <text:p text:style-name="P4">
Також Кислиця розповів, що 4 липня Росія вкотре вчинила терористичний акт,обстрілявши цивільний квартал у Первомайському Харківської області», внаслідокчого було поранено 43 людини, у тому числі 12 дітей, серед яких - тримісячне йдесятимісячне немовля та однорічна дитина.</text:p>
      <text:p text:style-name="P4">
Як повідомляв Укрінформ, у середу Велика Британія, яка головує в липні вРадбезі ООН, організувала засідання РБ у форматі відкритих дебатів щодо дітейта збройних конфліктів.</text:p>
      <text:p text:style-name="P4">
Source: <text:a xlink:type="simple" xlink:href="https://www.ukrinform.ua/rubric-ato/3731983-rosijska-vijna-torknulasa-vsih-75-miljona-ukrainskih-ditej-kislica-v-radbezi-oon.html" text:style-name="Internet_20_link" text:visited-style-name="Visited_20_Internet_20_Link">
https://www.ukrinform.ua/rubric-ato/3731983-rosijska-vijna-torknulasa-vsih-75-miljona-ukrainskih-ditej-kislica-v-radbezi-oon.html</text:a>
</text:p>
      <!--NEWS-->
      <text:h text:style-name="P10" text:outline-level="1">
<text:span text:style-name="T4">
На рф засекретили борги міннападу та інших силовиків</text:span>
</text:h>
      <text:p text:style-name="P4">
Author: ['АРМІЯINFORM']</text:p>
      <text:p text:style-name="P4">
Time: 2023-07-05T10:00:00-04:00</text:p>
      <text:p text:style-name="P4">
Description: Про це повідомляє Служба зовнішньої розвідки України.    Тож у 2022 році заборгован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85dd58b0750403c339d810b93870963.jpeg" text:style-name="Internet_20_link" text:visited-style-name="Visited_20_Internet_20_Link">
685dd58b0750403c339d810b93870963.jpeg</text:a>
']</text:p>
      <text:p text:style-name="P4">
Tags: ['КРАХ ЕКОНОМІКИ РФ', 'НОВИНИ']</text:p>
      <text:p text:style-name="P4">
Category: News</text:p>
      <!--METADATA-->
      <text:p text:style-name="P4">
<draw:frame draw:style-name="fr1" draw:name="Image68" text:anchor-type="as-char" svg:width="6.9236in" svg:height="3.63489in" draw:z-index="0">
<draw:image xlink:href="../Images/AРМІЯINFORM/2023-07-05T10-00-00-04-00/685dd58b0750403c339d810b93870963.jpeg" xlink:type="simple" xlink:show="embed" xlink:actuate="onLoad" draw:mime-type="image/jpeg"/>
</draw:frame>
</text:p>
      <text:p text:style-name="P4">
Про це<text:a xlink:type="simple" xlink:href="https://www.facebook.com/SZRUkraine/posts/pfbid02mMd5MfmsJUyGXEx6x7Df7h82AEcpDBKz5wHFrz9QXhdR2R3GZu3cRyS7Zb9AE5dYl" text:style-name="Internet_20_link" text:visited-style-name="Visited_20_Internet_20_Link">
повідомляє</text:a>
Служба зовнішньої розвідки України.</text:p>
      <text:p text:style-name="P4">
Тож у 2022 році заборгованість російських федеральних органів переддержбюджетом зросла на 53,3 % (на 3,26 трлн руб.); сукупні борги відомствстановлять 9,37 трлн руб.</text:p>
      <text:p text:style-name="P4">
Найбільшими боржниками є мінпромторг, мінтранс, мінстрой, мінздрав,росавтодор, міністєрство науки і висшего образованія.</text:p>
      <text:p text:style-name="P4">
Інформація щодо заборгованості міноборони, роскосмоса, росатома, мвд,росгвардії, спецслужб засекречена.</text:p>
      <text:p text:style-name="P4">
Source: <text:a xlink:type="simple" xlink:href="https://armyinform.com.ua/2023/07/05/na-rf-zasekretyly-borgy-minnapadu-ta-inshyh-sylovykiv/" text:style-name="Internet_20_link" text:visited-style-name="Visited_20_Internet_20_Link">
https://armyinform.com.ua/2023/07/05/na-rf-zasekretyly-borgy-minnapadu-ta-inshyh-sylovykiv/</text:a>
</text:p>
      <!--NEWS-->
      <text:h text:style-name="P10" text:outline-level="1">
<text:span text:style-name="T4">
IAEA: IAEA experts at Ukraine's Zaporizhzhya nuclear power plant have inspected parts of the ...</text:span>
</text:h>
      <text:p text:style-name="P4">
Authors: liveuamap (Language: en)</text:p>
      <text:p text:style-name="P4">
Time: 2023-07-05T10:17:42</text:p>
      <text:p text:style-name="P4">
Location: Enerhodar,Zaporiz'ka oblast (Latitude:47.5252 Longtitude:34.54771)</text:p>
      <text:p text:style-name="P4">
Videos: []</text:p>
      <text:p text:style-name="P4">
Images: []</text:p>
      <text:p text:style-name="P4">
Tags: ["Energy", "Central and Eastern Europe"]</text:p>
      <text:p text:style-name="P4">
ID: 22574057</text:p>
      <!--METADATA-->
      <text:p text:style-name="P4">
IAEA: IAEA experts at Ukraine's Zaporizhzhya nuclear power plant haveinspected parts of the facility – including sections of the perimeter of thelarge cooling pond - so far without observing any visible signs of mines orexplosives, but additional access is needed</text:p>
      <text:p text:style-name="P4">
News Collection Link: <text:a xlink:type="simple" xlink:href="https:\/\/liveuamap.com\/en\/2023\/5-july-iaea-iaea-experts-at-ukraines-zaporizhzhya-nuclear" text:style-name="Internet_20_link" text:visited-style-name="Visited_20_Internet_20_Link">
https:\/\/liveuamap.com\/en\/2023\/5-july-iaea-iaea-experts-at-ukraines-zaporizhzhya-nuclear</text:a>
</text:p>
      <text:p text:style-name="P4">
Source: <text:a xlink:type="simple" xlink:href="https://twitter.com/iaeaorg/status/1676592251231772675" text:style-name="Internet_20_link" text:visited-style-name="Visited_20_Internet_20_Link">
https://twitter.com/iaeaorg/status/1676592251231772675</text:a>
</text:p>
      <!--NEWS-->
      <text:h text:style-name="P10" text:outline-level="1">
<text:span text:style-name="T4">
Зеленський закликав Латинську Америку і Аргентину підтримати Формулу миру</text:span>
</text:h>
      <text:p text:style-name="P4">
Authors: Ukrinform (Person)</text:p>
      <text:p text:style-name="P4">
Publisher: Укринформ (Organization)</text:p>
      <text:p text:style-name="P4">
Published Time: 2023-07-05T10:34:00+03:00</text:p>
      <text:p text:style-name="P4">
Modified Time: 2023-07-05T22:34:00+03:00</text:p>
      <text:p text:style-name="P4">
Description: Президент Володимир Зеленський закликав Латинську Америку і Аргентину підтримати українську Формулу миру. — Укрінформ.</text:p>
      <text:p text:style-name="P4">
Images: ['<text:a xlink:type="simple" xlink:href="https://static.ukrinform.com/photos/2022_10/thumb_files/630_360_1665719857-744.png" text:style-name="Internet_20_link" text:visited-style-name="Visited_20_Internet_20_Link">
630_360_16657...</text:a>
']</text:p>
      <text:p text:style-name="P4">
Tags: ['Аргентина', 'Латинська Америка', 'Зеленський', 'Формула миру']</text:p>
      <text:p text:style-name="P4">
Type: Article</text:p>
      <!--METADATA-->
      <text:p text:style-name="P4">
<draw:frame draw:style-name="fr1" draw:name="Image69" text:anchor-type="as-char" svg:width="6.9236in" svg:height="3.956343in" draw:z-index="0">
<draw:image xlink:href="../Images/yкринформ/2023-07-05T10-34-00-03-00/630_360_1665719857-744.png" xlink:type="simple" xlink:show="embed" xlink:actuate="onLoad" draw:mime-type="image/png"/>
</draw:frame>
 ПрезидентВолодимир Зеленський закликав Латинську Америку і Аргентину підтриматиукраїнську Формулу миру.</text:p>
      <text:p text:style-name="P4">
Про це він зазначив під час <text:a xlink:type="simple" xlink:href="https://www.youtube.com/watch" text:style-name="Internet_20_link" text:visited-style-name="Visited_20_Internet_20_Link">
 спілкування</text:a>
 зі студентами тавикладачами Університету Буенос-Айреса, передає Укрінформ.</text:p>
      <text:p text:style-name="P4">
«Ми повинні тиснути на всі керівництва, всіх держав, я не виключаю державивсього світу, не виключаю держави Латинської Америки. Не можна тиснути рукулідеру <text:a xlink:type="simple" xlink:href="https://www.ukrinform.ua/tag-rosia" text:style-name="Internet_20_link" text:visited-style-name="Visited_20_Internet_20_Link">
 Росії </text:a>
 , яка в крові, тому щовін віддавав всі злочинні накази», - зазначив Глава Української держави.</text:p>
      <text:p text:style-name="P4">
_Відео:<text:a xlink:type="simple" xlink:href="https://www.youtube.com/watch" text:style-name="Internet_20_link" text:visited-style-name="Visited_20_Internet_20_Link">
 ОП </text:a>
 _</text:p>
      <text:p text:style-name="P4">
Він акцентував, що дуже потрібною та важливою є політична ізоляція РосійськоїФедерації.</text:p>
      <text:p text:style-name="P4">
«Ми запропонували Формулу миру, і хочемо, щоб туди об'єдналися всі держави», -наголосив Зеленський.</text:p>
      <text:p text:style-name="P4">
Він зазначив, що українські військові зброєю витісняють ворога, але політики ізвичайні люди інших держав не повинні бути залучені на полі бою, але можутьпідтримувати Україну в різних мирних ініціативах.</text:p>
      <text:p text:style-name="P4">
<text:span text:style-name="T4">
Читайте також:</text:span>
 <text:a xlink:type="simple" xlink:href="https://www.ukrinform.ua/rubric-polytics/3729998-ukraina-spodivaetsa-na-dopomogu-ispanii-sob-otrimati-vpliv-u-latinskij-americi-zelenskij.html" text:style-name="Internet_20_link" text:visited-style-name="Visited_20_Internet_20_Link">
 Україна сподівається на допомогу Іспанії, щоб отримативплив у Латинській Америці - Зеленський </text:a>
</text:p>
      <text:p text:style-name="P4">
«Ми хочемо, щоб Латинська Америка долучилась, і щоб долучилась Аргентина. Цедуже важливо», - резюмував Президент України.</text:p>
      <text:p text:style-name="P4">
Як повідомляв <text:a xlink:type="simple" xlink:href="https://www.ukrinform.ua/rubric-polytics/3729534-zelenskij-obgovoriv-iz-prezidentom-gvatemali-mozlivi-formati-samitu-ukraina-latinska-amerika.html" text:style-name="Internet_20_link" text:visited-style-name="Visited_20_Internet_20_Link">
 Укрінформ </text:a>
 , Президент України Володимир Зеленськийобговорив із президентом Гватемали Алехандро Джамматтеї військову співпрацю іможливі формати проведення саміту Україна – Латинська Америка.</text:p>
      <text:p text:style-name="P4">
<text:span text:style-name="T5">
Фото: ОП</text:span>
</text:p>
      <text:p text:style-name="P4">
Source: <text:a xlink:type="simple" xlink:href="https://www.ukrinform.ua/rubric-polytics/3732015-zelenskij-zaklikav-latinsku-ameriku-i-argentinu-pidtrimati-formulu-miru.html" text:style-name="Internet_20_link" text:visited-style-name="Visited_20_Internet_20_Link">
https://www.ukrinform.ua/rubric-polytics/3732015-zelenskij-zaklikav-latinsku-ameriku-i-argentinu-pidtrimati-formulu-miru.html</text:a>
</text:p>
      <!--NEWS-->
      <text:h text:style-name="P10" text:outline-level="1">
<text:span text:style-name="T4">
3 person were wounded as result of shelling in Ivanivka, Sadove and Antonivka of Zaporizhzhia...</text:span>
</text:h>
      <text:p text:style-name="P4">
Authors: liveuamap (Language: en)</text:p>
      <text:p text:style-name="P4">
Time: 2023-07-05T10:49:38</text:p>
      <text:p text:style-name="P4">
Location: Kherson (Latitude:46.74592 Longtitude:33.0256)</text:p>
      <text:p text:style-name="P4">
Videos: []</text:p>
      <text:p text:style-name="P4">
Images: ["<text:a xlink:type="simple" xlink:href="https://liveuamap.com/pics/2023/07/05/22574058_0.jpg" text:style-name="Internet_20_link" text:visited-style-name="Visited_20_Internet_20_Link">
22574058_0.jpg</text:a>
", "<text:a xlink:type="simple" xlink:href="https://liveuamap.com/pics/2023/07/05/22574058_1.jpg" text:style-name="Internet_20_link" text:visited-style-name="Visited_20_Internet_20_Link">
22574058_1.jpg</text:a>
"]</text:p>
      <text:p text:style-name="P4">
Tags: ["Europe", "Central and Eastern Europe"]</text:p>
      <text:p text:style-name="P4">
ID: 22574058</text:p>
      <!--METADATA-->
      <text:p text:style-name="P4">
3 person were wounded as result of shelling in Ivanivka, Sadove and Antonivkaof Zaporizhzhia region</text:p>
      <text:p text:style-name="P4">
<draw:frame draw:style-name="fr1" draw:name="Image70" text:anchor-type="as-char" svg:width="6.9236in" svg:height="5.210009in" draw:z-index="0">
<draw:image xlink:href="../Images/liveuamap/2023-07-05T10-49-38/22574058_0.jpg" xlink:type="simple" xlink:show="embed" xlink:actuate="onLoad" draw:mime-type="image/jpeg"/>
</draw:frame>
<draw:frame draw:style-name="fr1" draw:name="Image71" text:anchor-type="as-char" svg:width="6.9236in" svg:height="5.1927in" draw:z-index="0">
<draw:image xlink:href="../Images/liveuamap/2023-07-05T10-49-38/22574058_1.jpg" xlink:type="simple" xlink:show="embed" xlink:actuate="onLoad" draw:mime-type="image/jpeg"/>
</draw:frame>
</text:p>
      <text:p text:style-name="P4">
News Collection Link: <text:a xlink:type="simple" xlink:href="https:\/\/liveuamap.com\/en\/2023\/5-july-3-person-were-wounded-as-result-of-shelling-in-ivanivka" text:style-name="Internet_20_link" text:visited-style-name="Visited_20_Internet_20_Link">
https:\/\/liveuamap.com\/en\/2023\/5-july-3-person-were-wounded-as-result-of-shelling-in-ivanivka</text:a>
</text:p>
      <text:p text:style-name="P4">
Source: <text:a xlink:type="simple" xlink:href="https://t.me/suspilnekherson/28733" text:style-name="Internet_20_link" text:visited-style-name="Visited_20_Internet_20_Link">
https://t.me/suspilnekherson/28733</text:a>
</text:p>
      <!--NEWS-->
      <text:h text:style-name="P10" text:outline-level="1">
<text:span text:style-name="T4">
Shooting reported at Schevchenkovsky district court in Kyiv</text:span>
</text:h>
      <text:p text:style-name="P4">
Authors: liveuamap (Language: en)</text:p>
      <text:p text:style-name="P4">
Time: 2023-07-05T11:02:52</text:p>
      <text:p text:style-name="P4">
Location: Kyiv (Latitude:50.46157 Longtitude:30.45054)</text:p>
      <text:p text:style-name="P4">
Videos: []</text:p>
      <text:p text:style-name="P4">
Images: []</text:p>
      <text:p text:style-name="P4">
Tags: ["Europe", "Central and Eastern Europe"]</text:p>
      <text:p text:style-name="P4">
ID: 22574059</text:p>
      <!--METADATA-->
      <text:p text:style-name="P4">
Shooting reported at Schevchenkovsky district court in Kyiv</text:p>
      <text:p text:style-name="P4">
News Collection Link: <text:a xlink:type="simple" xlink:href="https:\/\/liveuamap.com\/en\/2023\/5-july-shooting-reported-at-schevchenkovsky-district-court" text:style-name="Internet_20_link" text:visited-style-name="Visited_20_Internet_20_Link">
https:\/\/liveuamap.com\/en\/2023\/5-july-shooting-reported-at-schevchenkovsky-district-court</text:a>
</text:p>
      <text:p text:style-name="P4">
Source: <text:a xlink:type="simple" xlink:href="https://t.me/Novoeizdanie/55871" text:style-name="Internet_20_link" text:visited-style-name="Visited_20_Internet_20_Link">
https://t.me/Novoeizdanie/55871</text:a>
</text:p>
      <!--NEWS-->
      <text:h text:style-name="P10" text:outline-level="1">
<text:span text:style-name="T4">
Police confirm explosion inside building of Schevchenkovsky district court in Kyiv</text:span>
</text:h>
      <text:p text:style-name="P4">
Authors: liveuamap (Language: en)</text:p>
      <text:p text:style-name="P4">
Time: 2023-07-05T11:11:07</text:p>
      <text:p text:style-name="P4">
Location: Kyiv (Latitude:50.4616 Longtitude:30.45039)</text:p>
      <text:p text:style-name="P4">
Videos: []</text:p>
      <text:p text:style-name="P4">
Images: []</text:p>
      <text:p text:style-name="P4">
Tags: []</text:p>
      <text:p text:style-name="P4">
ID: 22574060</text:p>
      <!--METADATA-->
      <text:p text:style-name="P4">
Police confirm explosion inside building of Schevchenkovsky district court inKyiv</text:p>
      <text:p text:style-name="P4">
News Collection Link: <text:a xlink:type="simple" xlink:href="https:\/\/liveuamap.com\/en\/2023\/5-july-police-confirm-explosion-inside-building-of-schevchenkovsky" text:style-name="Internet_20_link" text:visited-style-name="Visited_20_Internet_20_Link">
https:\/\/liveuamap.com\/en\/2023\/5-july-police-confirm-explosion-inside-building-of-schevchenkovsky</text:a>
</text:p>
      <text:p text:style-name="P4">
Source: <text:a xlink:type="simple" xlink:href="https://t.me/liganet/28931" text:style-name="Internet_20_link" text:visited-style-name="Visited_20_Internet_20_Link">
https://t.me/liganet/28931</text:a>
</text:p>
      <!--NEWS-->
      <text:h text:style-name="P10" text:outline-level="1">
<text:span text:style-name="T4">
Середа зможе взяти участь у чемпіонаті світу з водних видів спорту - головний тренер стрибунів у воду</text:span>
</text:h>
      <text:p text:style-name="P4">
Authors: Ukrinform (Person)</text:p>
      <text:p text:style-name="P4">
Publisher: Укринформ (Organization)</text:p>
      <text:p text:style-name="P4">
Published Time: 2023-07-05T11:44:02+03:00</text:p>
      <text:p text:style-name="P4">
Modified Time: 2023-07-05T22:44:02+03:00</text:p>
      <text:p text:style-name="P4">
Description: Головний тренер збірної України зі стрибків у воду Ілля Целютін запевнив, що лідер команди Олексій Середа встигне відновитися від травми до чемпіонату світу з водних видів спорту в Японії. — Укрінформ.</text:p>
      <text:p text:style-name="P4">
Images: ['<text:a xlink:type="simple" xlink:href="https://static.ukrinform.com/photos/2023_07/thumb_files/630_360_1688586088-545.jpg" text:style-name="Internet_20_link" text:visited-style-name="Visited_20_Internet_20_Link">
630_360_16885...</text:a>
']</text:p>
      <text:p text:style-name="P4">
Tags: ['Стрибки у воду']</text:p>
      <text:p text:style-name="P4">
Type: Article</text:p>
      <!--METADATA-->
      <text:p text:style-name="P4">
<draw:frame draw:style-name="fr1" draw:name="Image72" text:anchor-type="as-char" svg:width="6.9236in" svg:height="3.956343in" draw:z-index="0">
<draw:image xlink:href="../Images/yкринформ/2023-07-05T11-44-02-03-00/630_360_1688586088-545.jpg" xlink:type="simple" xlink:show="embed" xlink:actuate="onLoad" draw:mime-type="image/jpeg"/>
</draw:frame>
 Головнийтренер збірної України зі стрибків у воду Ілля Целютін запевнив, що лідеркоманди Олексій Середа встигне відновитися від травми до чемпіонату світу зводних видів спорту в Японії.</text:p>
      <text:p text:style-name="P4">
Він розповів про це ексклюзивно в коментарі Укрінформу під час урочистихпроводів команди на змагання.</text:p>
      <text:p text:style-name="P4">
«Середа має проблеми зі спиною. Вони почалися на останньому етапі кубку світу.На європейських іграх він відпрацював два снаряди, але ми вирішили йогоприберегти для чемпіонату світу. Сезон не закінчився, тому ми ухвалили рішенняпро його дострокове закінчення виступів на Європейських іграх. Він заразвідновлюється за допомогою масажів, фізіотерапії і робить комплекс вправ длятого, щоб вилікуватися», - сказав він.</text:p>
      <text:p text:style-name="P4">
Целютін також зауважив, що збірна України є конкурентною на світовій ареніпопри юний вік спортсменів.</text:p>
      <text:p text:style-name="P4">
«Ми розпочали підготовку до змагань з 1 вересня. У нашому складі дуже молодіспортсмени. На щастя, ми маємо максимально хороші умови, тому є можливістьдемонструвати хороший результат. Ми - конкурентно спроможні на міжнародномурівні, тому їхатимемо на чемпіонат світу за нагородами і ліцензіями. Післязакінчення сезону аналізуватимемо нашу роботу і робитимемо корективи запотреби», - пояснив головний тренер збірної України зі стрибків у воду.</text:p>
      <text:p text:style-name="P4">
<text:span text:style-name="T4">
Читайте також:</text:span>
 <text:a xlink:type="simple" xlink:href="https://www.ukrinform.ua/rubric-sports/3730603-ukraina-zaversila-vistup-na-iii-evropejskih-igrah-41-medal-trete-komandne-misce.html" text:style-name="Internet_20_link" text:visited-style-name="Visited_20_Internet_20_Link">
 Україна завершила виступ на III Європейських іграх: 41медаль, третє командне місце </text:a>
</text:p>
      <text:p text:style-name="P4">
Як повідомлялося, українські стрибуни у воду стали найкращою командоюЄвропейських ігор у Варшаві, завоювавши 4 золоті й 1 срібні медалі.</text:p>
      <text:p text:style-name="P4">
Чемпіонат світу з водних видів спорту розпочнеться 14 липня в Японії.</text:p>
      <text:p text:style-name="P4">
Source: <text:a xlink:type="simple" xlink:href="https://www.ukrinform.ua/rubric-sports/3732018-sereda-zmoze-vzati-ucast-u-cempionati-svitu-z-vodnih-vidiv-sportu-golovnij-trener-stribuniv-u-vodu.html" text:style-name="Internet_20_link" text:visited-style-name="Visited_20_Internet_20_Link">
https://www.ukrinform.ua/rubric-sports/3732018-sereda-zmoze-vzati-ucast-u-cempionati-svitu-z-vodnih-vidiv-sportu-golovnij-trener-stribuniv-u-vodu.html</text:a>
</text:p>
      <!--NEWS-->
      <text:h text:style-name="P10" text:outline-level="1">
<text:span text:style-name="T4">
Тюремні строки отримали двоє полонених бойовиків, які допомогли рф захопити Дебальцеве і Попасну — СБУ</text:span>
</text:h>
      <text:p text:style-name="P4">
Author: ['АРМІЯINFORM']</text:p>
      <text:p text:style-name="P4">
Time: 2023-07-05T12:00:00-04:00</text:p>
      <text:p text:style-name="P4">
Description: Військова контррозвідка та слідчі Служби безпеки зібрали ґрунтовну доказову базу, я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Tags: ['STOPRUSSIA', 'АГРЕСІЯ РФ', 'ВТОРГНЕННЯ РФ', 'СБУ']</text:p>
      <text:p text:style-name="P4">
Category: News</text:p>
      <!--METADATA-->
      <text:p text:style-name="P4">
<draw:frame draw:style-name="fr1" draw:name="Image73" text:anchor-type="as-char" svg:width="6.9236in" svg:height="4.367194in" draw:z-index="0">
<draw:image xlink:href="../Images/AРМІЯINFORM/2023-07-05T12-00-00-04-00/a8879da467f5ef3186c59aa101cecbce_id76321_1300x820_141_650x410.jpg" xlink:type="simple" xlink:show="embed" xlink:actuate="onLoad" draw:mime-type="image/jpeg"/>
</draw:frame>
Ілюстративне фото</text:p>
      <text:p text:style-name="P4">
Військова контррозвідка та слідчі Служби безпеки зібрали ґрунтовну доказовубазу, яка дозволила притягнути до відповідальності ще двох учасниківтерористичних організацій «л/днр».</text:p>
      <text:p text:style-name="P4">
Про це <text:a xlink:type="simple" xlink:href="https://ssu.gov.ua/novyny/za-materialamy-sbu-tiuremni-stroky-otrymaly-dvoie-polonenykh-boiovykiv-yaki-dopomohly-rf-zakhopyty-debaltseve-i-popasnu" text:style-name="Internet_20_link" text:visited-style-name="Visited_20_Internet_20_Link">
повідомляє</text:a>
 Служба безпеки України.</text:p>
      <text:p text:style-name="P4">
«Бойовики перебували у складі окупаційних угруповань рф і воювали проти Силоборони на східному фронті. Обидва зловмисники потрапили в полон українськихзахисників під час бойових зіткнень у Донецькій та Луганській областях», —йдеться у повідомленні.</text:p>
      <text:p text:style-name="P4">
За матеріалами СБУ їм призначено по 10 і 13 років за ґратами.</text:p>
      <text:p text:style-name="P4">
«Так, 13 років тюрми отримав бойовик із позивним Трєфа, який ще з 2017 рокубрав активну участь у бойових діях проти підрозділів АТО на сході України.Після початку широкомасштабного вторгнення рф він обстрілював цивільнуінфраструктуру Попасної на Луганщині зі ствольної артилерії та мінометів», —зазначається у повідомленні.</text:p>
      <text:p text:style-name="P4">
Ще один засуджений — оператор-навідник бойової машини піхоти 11-го окремогогвардійського мотострілкового полку зс рф (більш відомий як батальйон«Восток»).</text:p>
      <text:p text:style-name="P4">
Встановлено, що на початку 2015 року він штурмував Дебальцеве, а з 2022 —воював проти Сил оборони на Авдіївському напрямку.</text:p>
      <text:p text:style-name="P4">
На підставі зібраних доказів суд визнав зловмисників винними за двома статтямиКримінального кодексу України.</text:p>
      <text:p text:style-name="P4">
Source: <text:a xlink:type="simple" xlink:href="https://armyinform.com.ua/2023/07/05/tyuremni-stroky-otrymaly-dvoye-polonenyh-bojovykiv-yaki-dopomogly-rf-zahopyty-debalczeve-i-popasnu-sbu/" text:style-name="Internet_20_link" text:visited-style-name="Visited_20_Internet_20_Link">
https://armyinform.com.ua/2023/07/05/tyuremni-stroky-otrymaly-dvoye-polonenyh-bojovykiv-yaki-dopomogly-rf-zahopyty-debalczeve-i-popasnu-sbu/</text:a>
</text:p>
      <!--NEWS-->
      <text:h text:style-name="P10" text:outline-level="1">
<text:span text:style-name="T4">
Єрмак провів телефонну розмову з Держсекретарем Святого Престолу</text:span>
</text:h>
      <text:p text:style-name="P4">
Authors: Ukrinform (Person)</text:p>
      <text:p text:style-name="P4">
Publisher: Укринформ (Organization)</text:p>
      <text:p text:style-name="P4">
Published Time: 2023-07-05T12:53:00+03:00</text:p>
      <text:p text:style-name="P4">
Modified Time: 2023-07-05T22:53:00+03:00</text:p>
      <text:p text:style-name="P4">
Description: Керівник Офісу Президента України Андрій Єрмак провів телефонну розмову з Державним секретарем Святого Престолу кардиналом П’єтро Пароліном. — Укрінформ.</text:p>
      <text:p text:style-name="P4">
Images: ['<text:a xlink:type="simple" xlink:href="https://static.ukrinform.com/photos/2023_07/thumb_files/630_360_1688586153-848.jpeg" text:style-name="Internet_20_link" text:visited-style-name="Visited_20_Internet_20_Link">
630_360_16885...</text:a>
']</text:p>
      <text:p text:style-name="P4">
Tags: ['Ватикан', 'Єрмак', 'Офіс Президента']</text:p>
      <text:p text:style-name="P4">
Type: Article</text:p>
      <!--METADATA-->
      <text:p text:style-name="P4">
<draw:frame draw:style-name="fr1" draw:name="Image74" text:anchor-type="as-char" svg:width="6.9236in" svg:height="3.956343in" draw:z-index="0">
<draw:image xlink:href="../Images/yкринформ/2023-07-05T12-53-00-03-00/630_360_1688586153-848.jpeg" xlink:type="simple" xlink:show="embed" xlink:actuate="onLoad" draw:mime-type="image/jpeg"/>
</draw:frame>
 КерівникОфісу Президента України Андрій Єрмак провів телефонну розмову з Державнимсекретарем Святого Престолу кардиналом П’єтро Пароліном.</text:p>
      <text:p text:style-name="P4">
Як передає Укрінформ, про це повідомляє <text:a xlink:type="simple" xlink:href="https://president.gov.ua/news/kerivnik-ofisu-prezidenta-ukrayini-proviv-rozmovu-z-derzhavn-84089" text:style-name="Internet_20_link" text:visited-style-name="Visited_20_Internet_20_Link">
 пресслужба Офісу Президента України</text:a>
 .</text:p>
      <text:p text:style-name="P4">
«Керівник Офісу Президента поінформував співрозмовника про зусилля <text:a xlink:type="simple" xlink:href="https://www.ukrinform.ua/tag-ukraina" text:style-name="Internet_20_link" text:visited-style-name="Visited_20_Internet_20_Link">
 України</text:a>
 , спрямовані на досягнення миру вУкраїні, зокрема про консультації щодо ключових принципів миру на рівнірадників з питань національної безпеки та політичних радників лідерівБразилії, Великої Британії, Данії, ЄС, Італії, Індії, Канади, Німеччини,Південної Африки, Саудівської Аравії, США, Туреччини, України, Франції таЯпонії, що відбулись у Копенгагені», - йдеться у повідомленні.</text:p>
      <text:p text:style-name="P4">
Як розповів Андрій Єрмак, ці консультації мали продовження у вигляді йогощотижневих зустрічей з представниками іноземних дипломатичних місій у Києві.Зокрема сьогодні відбулася друга така зустріч. У ній взяли участь посли країнG-7, Представництва ЄС в Україні та глави дипломатичних представництвПівденно-Африканської Республіки, КНР, Данії, Іспанії, Індії, РеспублікиКорея, Нідерландів, Індонезії, Австралії, Саудівської Аравії, Мексики, Польщі,Туреччини, Словаччини, Чехії, Бразилії, Аргентини та Ватикану в Україні.</text:p>
      <text:p text:style-name="P4">
Андрій Єрмак окремо подякував П’єтро Пароліну за участь у сьогоднішнійзустрічі в Києві апостольського нунція в Україні і титулярного архиєпископаМартани – архиєпископа Вісвальдаса Кульбокаса.</text:p>
      <text:p text:style-name="P4">
<text:span text:style-name="T4">
Читайте також:</text:span>
 <text:a xlink:type="simple" xlink:href="https://www.ukrinform.ua/rubric-polytics/3731541-ermak-ta-posol-ssa-vidvidali-vistavku-prisvacenu-borotbi-ukraini-z-rosijskou-agresieu.html" text:style-name="Internet_20_link" text:visited-style-name="Visited_20_Internet_20_Link">
 <text:span text:style-name="T4">
Єрмак</text:span>
 та посол США відвідали виставку, присвяченуборотьбі України з російською агресією </text:a>
</text:p>
      <text:p text:style-name="P4">
Керівник Офісу Глави держави висловив вдячність П’єтро Пароліну за готовністьсприяти процесу повернення на батьківщину українських дітей, незаконнодепортованих Росією.</text:p>
      <text:p text:style-name="P4">
Андрій Єрмак зауважив, що повернення громадян України – серед 10 пунктівФормули миру Президента України Володимира Зеленського.</text:p>
      <text:p text:style-name="P4">
Як повідомляв <text:a xlink:type="simple" xlink:href="https://www.ukrinform.ua/rubric-polytics/3732015-zelenskij-zaklikav-latinsku-ameriku-i-argentinu-pidtrimati-formulu-miru.html" text:style-name="Internet_20_link" text:visited-style-name="Visited_20_Internet_20_Link">
 Укрінформ </text:a>
 , Президент Володимир Зеленський закликав Латинську Америкуі Аргентину підтримати українську Формулу миру.</text:p>
      <text:p text:style-name="P4">
<text:span text:style-name="T5">
Фото: ОП</text:span>
</text:p>
      <text:p text:style-name="P4">
Source: <text:a xlink:type="simple" xlink:href="https://www.ukrinform.ua/rubric-polytics/3732019-ermak-proviv-telefonnu-rozmovu-z-derzsekretarem-svatogo-prestolu.html" text:style-name="Internet_20_link" text:visited-style-name="Visited_20_Internet_20_Link">
https://www.ukrinform.ua/rubric-polytics/3732019-ermak-proviv-telefonnu-rozmovu-z-derzsekretarem-svatogo-prestolu.html</text:a>
</text:p>
      <!--NEWS-->
      <text:h text:style-name="P10" text:outline-level="1">
<text:span text:style-name="T4">
ССО показали, як вдало нищать артилерію рашистів</text:span>
</text:h>
      <text:p text:style-name="P4">
Author: ['АРМІЯINFORM']</text:p>
      <text:p text:style-name="P4">
Time: 2023-07-05T14:00:00-04:00</text:p>
      <text:p text:style-name="P4">
Description: Перший заступник Міністра оборони України генерал-лейтенант Олександр Павлюк оприлюдн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img_20230616_101945-2.jpg" text:style-name="Internet_20_link" text:visited-style-name="Visited_20_Internet_20_Link">
img_20230616_101945-2.jpg</text:a>
']</text:p>
      <text:p text:style-name="P4">
Tags: ['STOPRUSSIA', 'АГРЕСІЯ РФ', 'ВТОРГНЕННЯ РФ', 'ССО ЗСУ']</text:p>
      <text:p text:style-name="P4">
Category: News</text:p>
      <!--METADATA-->
      <text:p text:style-name="P4">
<draw:frame draw:style-name="fr1" draw:name="Image75" text:anchor-type="as-char" svg:width="6.9236in" svg:height="3.838431in" draw:z-index="0">
<draw:image xlink:href="../Images/AРМІЯINFORM/2023-07-05T14-00-00-04-00/img_20230616_101945-2.jpg" xlink:type="simple" xlink:show="embed" xlink:actuate="onLoad" draw:mime-type="image/jpeg"/>
</draw:frame>
</text:p>
      <text:p text:style-name="P4">
Перший заступник Міністра оборони України генерал-лейтенант Олександр Павлюк<text:a xlink:type="simple" xlink:href="https://t.me/Pavliuk_KSV/4627" text:style-name="Internet_20_link" text:visited-style-name="Visited_20_Internet_20_Link">
оприлюднив</text:a>
 відео, на якому наші Силиспеціальних операцій перетворюють російську техніку на брухт.</text:p>
      <text:p text:style-name="P4">
«Знищення реактивної артилерії противника — надскладне завдання, яке вимагаємайстерності та злагодженої роботи аеророзвідників, артилеристів, операторівударних БПЛА та інших видів озброєнь, здатних вражати цілі на значнихвідстанях. Сили спеціальних операцій Збройних Сил України знають, яквирішувати такі завдання: високоточно, оперативно та в щільній координації зіншими підрозділами Сил оборони України», — йдеться у повідомленні.</text:p>
      <text:p text:style-name="P4">
На відео зафіксовано влучання та повне знищення російської БМ 21 -«Град».</text:p>
      <text:p text:style-name="P4">
Source: <text:a xlink:type="simple" xlink:href="https://armyinform.com.ua/2023/07/05/sso-pokazaly-yak-vdalo-nyshhat-artyleriyu-rashystiv/" text:style-name="Internet_20_link" text:visited-style-name="Visited_20_Internet_20_Link">
https://armyinform.com.ua/2023/07/05/sso-pokazaly-yak-vdalo-nyshhat-artyleriyu-rashystiv/</text:a>
</text:p>
      <!--NEWS-->
      <text:h text:style-name="P10" text:outline-level="1">
<text:span text:style-name="T4">
У Нацгвардії розпочали службове розслідування за фактом вибуху в Шевченківському райсуді</text:span>
</text:h>
      <text:p text:style-name="P4">
Authors: Ukrinform (Person)</text:p>
      <text:p text:style-name="P4">
Publisher: Укринформ (Organization)</text:p>
      <text:p text:style-name="P4">
Published Time: 2023-07-05T14:01:00+03:00</text:p>
      <text:p text:style-name="P4">
Modified Time: 2023-07-05T23:01:00+03:00</text:p>
      <text:p text:style-name="P4">
Description: За вказівкою міністра внутрішніх справ у Національній гвардії розпочато службове розслідування за фактом подій, які трапилися 5 липня в Шевченківському суді Києва. — Укрінформ.</text:p>
      <text:p text:style-name="P4">
Images: ['<text:a xlink:type="simple" xlink:href="https://static.ukrinform.com/photos/2022_12/thumb_files/630_360_1671282972-726.jpg" text:style-name="Internet_20_link" text:visited-style-name="Visited_20_Internet_20_Link">
630_360_16712...</text:a>
']</text:p>
      <text:p text:style-name="P4">
Tags: ['Нацгвардія', 'Суд', 'Вибух']</text:p>
      <text:p text:style-name="P4">
Type: Article</text:p>
      <!--METADATA-->
      <text:p text:style-name="P4">
<draw:frame draw:style-name="fr1" draw:name="Image76" text:anchor-type="as-char" svg:width="6.9236in" svg:height="3.956343in" draw:z-index="0">
<draw:image xlink:href="../Images/yкринформ/2023-07-05T14-01-00-03-00/630_360_1671282972-726.jpg" xlink:type="simple" xlink:show="embed" xlink:actuate="onLoad" draw:mime-type="image/jpeg"/>
</draw:frame>
 Завказівкою міністра внутрішніх справ у Національній гвардії розпочато службоверозслідування за фактом подій, які трапилися 5 липня в Шевченківському судіКиєва.</text:p>
      <text:p text:style-name="P4">
Про це <text:a xlink:type="simple" xlink:href="https://t.me/mvs_ukraine/27070" text:style-name="Internet_20_link" text:visited-style-name="Visited_20_Internet_20_Link">
 повідомили</text:a>
в Міністерстві внутрішніх справ, передає Укрінформ.</text:p>
      <text:p text:style-name="P4">
Метою розслідування, як зазначено в повідомленні, є "всебічне й об'єктивневстановлення всіх обставин події, що трапилася". Зокрема, перевірятьправильність дій особового складу варти Національної гвардії, яка конвоювалапідсудного до суду.</text:p>
      <text:p text:style-name="P4">
<text:span text:style-name="T4">
Читайте також:</text:span>
 <text:span text:style-name="T4">
<text:a xlink:type="simple" xlink:href="https://www.ukrinform.ua/rubric-kyiv/3731961-vibuh-u-sudi-kieva-pravoporusnik-zaginuv-na-misci.html" text:style-name="Internet_20_link" text:visited-style-name="Visited_20_Internet_20_Link">
 Вибух у суді Києва: правопорушник загинув на місці</text:a>
 </text:span>
</text:p>
      <text:p text:style-name="P4">
Як повідомляв Укрінформ, о 17.20 у Шевченківському районному суді міста Києвапролунав вибух. За попередніми даними міністра внутрішніх справи ІгоряКлименка, загалом було два вибухи.</text:p>
      <text:p text:style-name="P4">
Це сталося під час конвоювання з зали суду Ігоря Гуменюка, якого обвинувачуютьу скоєнні теракту під Верховною Радою 31 серпня 2015 року. За даними слідства,тоді Гуменюк під час акції протесту кинув у правоохоронців бойову гранату,унаслідок чого загинули четверо нацгвардійців, понад 140 людей зазналипоранень.</text:p>
      <text:p text:style-name="P4">
<text:span text:style-name="T4">
Читайте також:</text:span>
 <text:span text:style-name="T4">
<text:a xlink:type="simple" xlink:href="https://www.ukrinform.ua/rubric-kyiv/3731976-slidstvo-zasovuvatime-ak-vibuhivka-potrapila-u-sevcenkivskij-rajsud-klimenko.html" text:style-name="Internet_20_link" text:visited-style-name="Visited_20_Internet_20_Link">
 Слідство з’ясовуватиме, як вибухівка потрапила уШевченківський райсуд - Клименко </text:a>
 </text:span>
</text:p>
      <text:p text:style-name="P4">
Унаслідок інциденту в Шевченківському райсуді поранені два працівники КОРД.Гуменюк загинув.</text:p>
      <text:p text:style-name="P4">
Source: <text:a xlink:type="simple" xlink:href="https://www.ukrinform.ua/rubric-kyiv/3732020-u-nacgvardii-rozpocali-sluzbove-rozsliduvanna-za-faktom-vibuhu-v-sevcenkivskomu-rajsudi.html" text:style-name="Internet_20_link" text:visited-style-name="Visited_20_Internet_20_Link">
https://www.ukrinform.ua/rubric-kyiv/3732020-u-nacgvardii-rozpocali-sluzbove-rozsliduvanna-za-faktom-vibuhu-v-sevcenkivskomu-rajsudi.html</text:a>
</text:p>
      <!--NEWS-->
      <text:h text:style-name="P10" text:outline-level="1">
<text:span text:style-name="T4">
Зеленський: Справедливість - це перемога України у війні і вироки вбивцям</text:span>
</text:h>
      <text:p text:style-name="P4">
Authors: Ukrinform (Person)</text:p>
      <text:p text:style-name="P4">
Publisher: Укринформ (Organization)</text:p>
      <text:p text:style-name="P4">
Published Time: 2023-07-05T15:18:00+03:00</text:p>
      <text:p text:style-name="P4">
Modified Time: 2023-07-05T23:18:00+03:00</text:p>
      <text:p text:style-name="P4">
Description: Закінчення війни – це справедливість, а справедливість – це, перш за все, вироки вбивцям. — Укрінформ.</text:p>
      <text:p text:style-name="P4">
Images: ['<text:a xlink:type="simple" xlink:href="https://static.ukrinform.com/photos/2022_07/thumb_files/630_360_1658192913-591.jpeg" text:style-name="Internet_20_link" text:visited-style-name="Visited_20_Internet_20_Link">
630_360_16581...</text:a>
']</text:p>
      <text:p text:style-name="P4">
Tags: ['Латинська Америка', 'Вирок', 'Зеленський', 'Війна з Росією']</text:p>
      <text:p text:style-name="P4">
Type: Article</text:p>
      <!--METADATA-->
      <text:p text:style-name="P4">
<draw:frame draw:style-name="fr1" draw:name="Image77" text:anchor-type="as-char" svg:width="6.9236in" svg:height="3.956343in" draw:z-index="0">
<draw:image xlink:href="../Images/yкринформ/2023-07-05T15-18-00-03-00/630_360_1658192913-591.jpeg" xlink:type="simple" xlink:show="embed" xlink:actuate="onLoad" draw:mime-type="image/jpeg"/>
</draw:frame>
Закінчення війни – це справедливість, а справедливість – це, перш за все,вироки вбивцям.</text:p>
      <text:p text:style-name="P4">
Про це заявив Президент України Володимир Зеленський під час <text:a xlink:type="simple" xlink:href="https://www.youtube.com/watch" text:style-name="Internet_20_link" text:visited-style-name="Visited_20_Internet_20_Link">
 спілкування</text:a>
 зі студентами тавикладачами університету Буенос-Айреса, передає Укрінформ</text:p>
      <text:p text:style-name="P4">
«Відповідаючи на запитання щодо того, коли закінчиться війна. <text:a xlink:type="simple" xlink:href="https://www.ukrinform.ua/tag-vijna" text:style-name="Internet_20_link" text:visited-style-name="Visited_20_Internet_20_Link">
 Війну</text:a>
 закінчити Росія могла давно, якби вонавийшла з нашої території», - зазначив Глава Української держави.</text:p>
      <text:p text:style-name="P4">
_Відео:<text:a xlink:type="simple" xlink:href="https://www.youtube.com/watch" text:style-name="Internet_20_link" text:visited-style-name="Visited_20_Internet_20_Link">
 ОП </text:a>
 _</text:p>
      <text:p text:style-name="P4">
Він наголосив, що війна закінчиться не лише тоді, коли Україна відновить своютериторіальну цілісність, а війська РФ повністю вийдуть з території України«або ми їх витиснемо».</text:p>
      <text:p text:style-name="P4">
За словами Президента, перемога – це досягнення справедливості.</text:p>
      <text:p text:style-name="P4">
«Не можна просто «ну ось, все, ми закінчили, вже ніхто не стріляє»! Так невийде! Закінчення війни – це справедливість, а справедливість – це, перш завсе, вироки вбивцям», - акцентував Зеленський.</text:p>
      <text:p text:style-name="P4">
За його словами, коли суд над злочинцями буде організовано, коли вироки будутьпідтверджені, тоді закінчиться війна.</text:p>
      <text:p text:style-name="P4">
«Ми будемо наближати цей час», - резюмував він.</text:p>
      <text:p text:style-name="P4">
<text:span text:style-name="T4">
Читайте також:</text:span>
 <text:a xlink:type="simple" xlink:href="https://www.ukrinform.ua/rubric-polytics/3732015-zelenskij-zaklikav-latinsku-ameriku-i-argentinu-pidtrimati-formulu-miru.html" text:style-name="Internet_20_link" text:visited-style-name="Visited_20_Internet_20_Link">
 <text:span text:style-name="T4">
Зеленський</text:span>
 закликав Латинську Америку і Аргентинупідтримати Формулу миру </text:a>
</text:p>
      <text:p text:style-name="P4">
Як повідомлялося, Російська Федерація розпочала вторгнення в Україну у 2014році. Тоді агресору вдалося захопити Крим, а також частину Донецької іЛуганської областей включно з обласними центрами. 24 лютого 2022 року Росіярозпочала новий етап війни проти України – повномасштабний наступ.</text:p>
      <text:p text:style-name="P4">
<text:span text:style-name="T5">
Фото: ОП</text:span>
</text:p>
      <text:p text:style-name="P4">
Source: <text:a xlink:type="simple" xlink:href="https://www.ukrinform.ua/rubric-ato/3732021-zelenskij-spravedlivist-ce-peremoga-ukraini-u-vijni-i-viroki-vbivcam.html" text:style-name="Internet_20_link" text:visited-style-name="Visited_20_Internet_20_Link">
https://www.ukrinform.ua/rubric-ato/3732021-zelenskij-spravedlivist-ce-peremoga-ukraini-u-vijni-i-viroki-vbivcam.html</text:a>
</text:p>
      <!--NEWS-->
      <text:h text:style-name="P10" text:outline-level="1">
<text:span text:style-name="T4">
Explosions were reported in Makiivka</text:span>
</text:h>
      <text:p text:style-name="P4">
Authors: liveuamap (Language: en)</text:p>
      <text:p text:style-name="P4">
Time: 2023-07-05T15:23:00</text:p>
      <text:p text:style-name="P4">
Location: Makiivka,Donetsk Oblast (Latitude:48.04607 Longtitude:37.9545)</text:p>
      <text:p text:style-name="P4">
Videos: []</text:p>
      <text:p text:style-name="P4">
Images: []</text:p>
      <text:p text:style-name="P4">
Tags: []</text:p>
      <text:p text:style-name="P4">
ID: 22574106</text:p>
      <!--METADATA-->
      <text:p text:style-name="P4">
Explosions were reported in Makiivka</text:p>
      <text:p text:style-name="P4">
News Collection Link: <text:a xlink:type="simple" xlink:href="https:\/\/liveuamap.com\/en\/2023\/5-july-explosions-were-reported-in-makiivka-" text:style-name="Internet_20_link" text:visited-style-name="Visited_20_Internet_20_Link">
https:\/\/liveuamap.com\/en\/2023\/5-july-explosions-were-reported-in-makiivka-</text:a>
</text:p>
      <text:p text:style-name="P4">
Source: <text:a xlink:type="simple" xlink:href="https://t.me/war_monitor/8550" text:style-name="Internet_20_link" text:visited-style-name="Visited_20_Internet_20_Link">
https://t.me/war_monitor/8550</text:a>
</text:p>
      <!--NEWS-->
      <text:h text:style-name="P10" text:outline-level="1">
<text:span text:style-name="T4">
У Нідерландах через шторм загинула людина, ще двоє травмовані</text:span>
</text:h>
      <text:p text:style-name="P4">
Authors: Ukrinform (Person)</text:p>
      <text:p text:style-name="P4">
Publisher: Укринформ (Organization)</text:p>
      <text:p text:style-name="P4">
Published Time: 2023-07-05T15:32:00+03:00</text:p>
      <text:p text:style-name="P4">
Modified Time: 2023-07-05T15:32:00+03:00</text:p>
      <text:p text:style-name="P4">
Description: У Нідерландах, які охопив найпотужніший шторм “Полі”, загинула 51-річна жінка і ще двоє людей зазнали тяжких травм. — Укрінформ.</text:p>
      <text:p text:style-name="P4">
Images: ['<text:a xlink:type="simple" xlink:href="https://static.ukrinform.com/photos/2023_07/thumb_files/630_360_1688560106-945.jpg" text:style-name="Internet_20_link" text:visited-style-name="Visited_20_Internet_20_Link">
630_360_16885...</text:a>
']</text:p>
      <text:p text:style-name="P4">
Tags: ['Нідерланди', 'Загибель', 'Негода', 'Шторм']</text:p>
      <text:p text:style-name="P4">
Type: Article</text:p>
      <!--METADATA-->
      <text:p text:style-name="P4">
<draw:frame draw:style-name="fr1" draw:name="Image78" text:anchor-type="as-char" svg:width="6.9236in" svg:height="3.956343in" draw:z-index="0">
<draw:image xlink:href="../Images/yкринформ/2023-07-05T15-32-00-03-00/630_360_1688560106-945.jpg" xlink:type="simple" xlink:show="embed" xlink:actuate="onLoad" draw:mime-type="image/jpeg"/>
</draw:frame>
 УНідерландах, які охопив найпотужніший шторм “Полі”, загинула 51-річна жінка іще двоє людей зазнали тяжких травм.</text:p>
      <text:p text:style-name="P4">
Про це повідомляє <text:a xlink:type="simple" xlink:href="https://nos.nl/liveblog/2481528-storm-afgezwakt-en-trekt-richting-noorden-staatsbosbeheer-blijf-na-storm-in-open-gebieden" text:style-name="Internet_20_link" text:visited-style-name="Visited_20_Internet_20_Link">
 NOS </text:a>
 ,передає Укрінформ.</text:p>
      <text:p text:style-name="P4">
“У Харлемі 51-річна жінка <text:a xlink:type="simple" xlink:href="https://www.ukrinform.ua/tag-zagibel" text:style-name="Internet_20_link" text:visited-style-name="Visited_20_Internet_20_Link">
 загинула </text:a>
після того, як на її автомобіль впало дерево”, - йдеться у повідомленні.</text:p>
      <text:p text:style-name="P4">
</text:p>
      <text:p text:style-name="P4">
Зазначається, що в машині була ще одна людина, однак вона не постраждала.</text:p>
      <text:p text:style-name="P4">
</text:p>
      <text:p text:style-name="P4">
Крім того, в Амстердамі серйозно постраждали двоє людей. Чоловік, на машинуякого впало дерево, сам вибрався з неї, після чого знепритомнів і бувдоправлений до лікарні.</text:p>
      <text:p text:style-name="P4">
</text:p>
      <text:p text:style-name="P4">
Ще одну особу довелося реанімувати. Медики припускають, що чоловік постраждав,коли дерево впало на трамвайні дроти.</text:p>
      <text:p text:style-name="P4">
</text:p>
      <text:p text:style-name="P4">
У Нідерландах паралізовано рух транспорту, в аеропорту "Схіпгол" через штормскасовано понад 400 рейсів.</text:p>
      <text:p text:style-name="P4">
Внаслідок повалення дерев у країні перекрито багато доріг.</text:p>
      <text:p text:style-name="P4">
<text:span text:style-name="T4">
Читайте також:</text:span>
 <text:a xlink:type="simple" xlink:href="https://www.ukrinform.ua/rubric-economy/3731270-cerez-negodu-spozivaci-u-semi-oblastah-zalisalisa-bez-svitla-minenergo.html" text:style-name="Internet_20_link" text:visited-style-name="Visited_20_Internet_20_Link">
 Через <text:span text:style-name="T4">
негоду</text:span>
 споживачі у семи областях залишалися безсвітла — Міненерго </text:a>
</text:p>
      <text:p text:style-name="P4">
Як повідомляв <text:a xlink:type="simple" xlink:href="https://www.ukrinform.ua/rubric-world/3731730-u-niderlandah-cerez-negodu-skasuvali-sotni-aviarejsiv-ta-poizdiv.html" text:style-name="Internet_20_link" text:visited-style-name="Visited_20_Internet_20_Link">
 Укрінформ </text:a>
 , у Нідерландах через негоду скасували сотні авіарейсів тапоїздів, влада закликала людей залишатися вдома.</text:p>
      <text:p text:style-name="P4">
Згідно з даними нідерландської метеорологічної служби, у північному портуЕймейден був зафіксований вітер силою 11 балів, що робить його «першим дужесильним літнім штормом», який будь-коли фіксували в країні.</text:p>
      <text:p text:style-name="P4">
Пориви вітру зі швидкістю 146 км/год, зафіксовані в Еймейдені, також єнайсильнішими за всю історію спостережень влітку в Нідерландах, де сезонштормів зазвичай триває з жовтня по квітень.</text:p>
      <text:p text:style-name="P4">
<text:span text:style-name="T5">
Фото: Staatsbosbeheer / Kappers media / Mizzle Media / Michel van Bergen /VLN Nieuws</text:span>
</text:p>
      <text:p text:style-name="P4">
Source: <text:a xlink:type="simple" xlink:href="https://www.ukrinform.ua/rubric-world/3731836-u-niderlandah-unaslidok-stormu-zaginula-ludina-se-dvoe-tazko-travmovani.html" text:style-name="Internet_20_link" text:visited-style-name="Visited_20_Internet_20_Link">
https://www.ukrinform.ua/rubric-world/3731836-u-niderlandah-unaslidok-stormu-zaginula-ludina-se-dvoe-tazko-travmovani.html</text:a>
</text:p>
      <!--NEWS-->
      <text:h text:style-name="P10" text:outline-level="1">
<text:span text:style-name="T4">
У Києві відбудеться виставка французького вуличного художника Крістіана Ґемі, відомого як C215</text:span>
</text:h>
      <text:p text:style-name="P4">
Authors: Ukrinform (Person)</text:p>
      <text:p text:style-name="P4">
Publisher: Укринформ (Organization)</text:p>
      <text:p text:style-name="P4">
Published Time: 2023-07-05T15:33:00+03:00</text:p>
      <text:p text:style-name="P4">
Modified Time: 2023-07-05T15:33:00+03:00</text:p>
      <text:p text:style-name="P4">
Description: У Національному музеї історії України у Другій світовій війні 8 липня о 16:00 відбудеться презентація виставки GUERRE EN UKRAINE французького вуличного художника Крістіана Ґемі, відомого як C215. — Укрінформ.</text:p>
      <text:p text:style-name="P4">
Images: ['<text:a xlink:type="simple" xlink:href="https://static.ukrinform.com/photos/2023_07/thumb_files/630_360_1688560105-665.jpg" text:style-name="Internet_20_link" text:visited-style-name="Visited_20_Internet_20_Link">
630_360_16885...</text:a>
']</text:p>
      <text:p text:style-name="P4">
Tags: ['Музей', 'Виставка', 'Київ', 'Художник']</text:p>
      <text:p text:style-name="P4">
Type: Article</text:p>
      <!--METADATA-->
      <text:p text:style-name="P4">
<draw:frame draw:style-name="fr1" draw:name="Image83" text:anchor-type="as-char" svg:width="6.9236in" svg:height="3.956343in" draw:z-index="0">
<draw:image xlink:href="../Images/yкринформ/2023-07-05T15-33-00-03-00/630_360_1688560105-665.jpg" xlink:type="simple" xlink:show="embed" xlink:actuate="onLoad" draw:mime-type="image/jpeg"/>
</draw:frame>
 УНаціональному музеї історії України у Другій світовій війні 8 липня о 16:00відбудеться презентація виставки GUERRE EN UKRAINE французького вуличногохудожника Крістіана Ґемі, відомого як C215.</text:p>
      <text:p text:style-name="P4">
Як передає Укрінформ, про це Міністерство культури та інформаційної політикиповідомляє у <text:a xlink:type="simple" xlink:href="https://t.me/mkipu/6697" text:style-name="Internet_20_link" text:visited-style-name="Visited_20_Internet_20_Link">
 Телеграмі </text:a>
 .</text:p>
      <text:p text:style-name="P4">
На <text:a xlink:type="simple" xlink:href="https://www.ukrinform.ua/tag-vistavka" text:style-name="Internet_20_link" text:visited-style-name="Visited_20_Internet_20_Link">
 виставці </text:a>
 будуть представленінайновіші роботи митця, створені в Україні під час повномасштабної російсько-української війни.</text:p>
      <text:p text:style-name="P4">
«Вони є рефлексією автора на жорстокість агресора та хоробрість українськогонароду в боротьбі за свою свободу й мирне майбутнє всієї Європи», - зазначилиу МКІП.</text:p>
      <text:p text:style-name="P4">
Частина експонованих робіт С215 створена на артефактах війни, зібраних музеємпід час експедицій до постраждалих регіонів України. На відкритті виставкибуде можливість безпосередньо зустрітися та поспілкуватися з митцем.</text:p>
      <text:p text:style-name="P4">
<text:span text:style-name="T4">
Читайте також:</text:span>
 <text:a xlink:type="simple" xlink:href="https://www.ukrinform.ua/rubric-culture/3649858-parizkij-hudoznik-kristian-gemi-stvoriv-grafiti-na-zrujnovanih-budinkah-kiivsini.html" text:style-name="Internet_20_link" text:visited-style-name="Visited_20_Internet_20_Link">
 <text:span text:style-name="T4">
Паризький</text:span>
 <text:span text:style-name="T4">
художник</text:span>
 <text:span text:style-name="T4">
Крістіан</text:span>
 <text:span text:style-name="T4">
Гемі</text:span>
<text:span text:style-name="T4">
створив</text:span>
 <text:span text:style-name="T4">
графіті</text:span>
 на <text:span text:style-name="T4">
зруйнованих</text:span>
 <text:span text:style-name="T4">
будинках</text:span>
 <text:span text:style-name="T4">
Київщини</text:span>
</text:a>
</text:p>
      <text:p text:style-name="P4">
Проєкт реалізований за ініціативи Міністерства культури та інформаційноїполітики України.</text:p>
      <text:p text:style-name="P4">
Як повідомляв Укрінформ, в Українському національному інформаційному агентстві«Укрінформ» <text:a xlink:type="simple" xlink:href="https://www.ukrinform.ua/rubric-kyiv/3730838-u-kievi-vidkrili-fotovistavku-zbrojni-sili-ukraini.html" text:style-name="Internet_20_link" text:visited-style-name="Visited_20_Internet_20_Link">
 відкрилася фотовиставка «Збройні сили України»</text:a>
 у межах проєкту «Нескорена нація. Національно-визвольна війна України проти Росії (2013–2023)».</text:p>
      <text:p text:style-name="P4">
<text:span text:style-name="T5">
Фото: МКІП</text:span>
</text:p>
      <text:p text:style-name="P4">
Source: <text:a xlink:type="simple" xlink:href="https://www.ukrinform.ua/rubric-culture/3731837-u-kievi-vidbudetsa-vistavka-francuzkogo-vulicnogo-hudoznika-kristiana-gemi-vidomogo-ak-c215.html" text:style-name="Internet_20_link" text:visited-style-name="Visited_20_Internet_20_Link">
https://www.ukrinform.ua/rubric-culture/3731837-u-kievi-vidbudetsa-vistavka-francuzkogo-vulicnogo-hudoznika-kristiana-gemi-vidomogo-ak-c215.html</text:a>
</text:p>
      <!--NEWS-->
      <text:h text:style-name="P10" text:outline-level="1">
<text:span text:style-name="T4">
Україні потрібні F-16 для ефективної боротьби з флотом РФ у Чорному морі - Громов</text:span>
</text:h>
      <text:p text:style-name="P4">
Authors: Ukrinform (Person)</text:p>
      <text:p text:style-name="P4">
Publisher: Укринформ (Organization)</text:p>
      <text:p text:style-name="P4">
Published Time: 2023-07-05T15:39:00+03:00</text:p>
      <text:p text:style-name="P4">
Modified Time: 2023-07-05T15:39:00+03:00</text:p>
      <text:p text:style-name="P4">
Description: Для ефективної боротьби з чорноморським флотом Російської Федерації необхідна далекобійна, високоточна зброя. — Укрінформ.</text:p>
      <text:p text:style-name="P4">
Images: ['<text:a xlink:type="simple" xlink:href="https://static.ukrinform.com/photos/2017_01/thumb_files/630_360_1483511006-6498.jpg" text:style-name="Internet_20_link" text:visited-style-name="Visited_20_Internet_20_Link">
630_360_14835...</text:a>
']</text:p>
      <text:p text:style-name="P4">
Tags: ['Ракета', ' Чорне море', 'Росія', 'Винищувач', 'Флот', 'Війна з Росією']</text:p>
      <text:p text:style-name="P4">
Type: Article</text:p>
      <!--METADATA-->
      <text:p text:style-name="P4">
<draw:frame draw:style-name="fr1" draw:name="Image84" text:anchor-type="as-char" svg:width="6.9236in" svg:height="3.956343in" draw:z-index="0">
<draw:image xlink:href="../Images/yкринформ/2023-07-05T15-39-00-03-00/630_360_1483511006-6498.jpg" xlink:type="simple" xlink:show="embed" xlink:actuate="onLoad" draw:mime-type="image/jpeg"/>
</draw:frame>
 Дляефективної боротьби з чорноморським флотом Російської Федерації необхіднадалекобійна, високоточна зброя.</text:p>
      <text:p text:style-name="P4">
Про це заступник начальника Головного оперативного управління Генеральногоштабу Збройних сил України бригадний генерал Олексій Громов заявив в <text:a xlink:type="simple" xlink:href="https://www.ukrinform.ua/rubric-ato/3731271-oleksij-gromov-zastupnik-nacalnika-golovnogo-operativnogo-upravlinna-genstabu-zsu.html" text:style-name="Internet_20_link" text:visited-style-name="Visited_20_Internet_20_Link">
інтерв’ю Укрінформу. </text:a>
</text:p>
      <text:p text:style-name="P4">
“Одним із варіантів знищення російських ракетоносіїв у Чорному морі єнаявність сучасних багатоцільових винищувачів покоління 4++, що дозволяютьзастосовувати авіаційні засоби ураження по морських цілях на дальності 200 кмі більше. За умов отримання Україною сучасних літаків F-16 (F-18) звідповідним обладнанням та озброєнням – це стане можливим”, – сказав він.</text:p>
      <text:p text:style-name="P4">
Окрім того, Громов зазначив, що боротьба з ракетною зброєю полягає не тільки узнищенні її носіїв, а також в ураженні місць її зосередження, зберігання,перевантаження під час транспортування.</text:p>
      <text:p text:style-name="P4">
“Всі можливі варіанти нами враховуються та використовуються, в залежності відобстановки та даних розвідки. Слід розуміти, що засоби та способи протидіїударним можливостям противника є досить чутливою інформацією, розповсюдженняякої може надати ворогу перевагу в питаннях збереження своєї ударної зброї”, –додав бригадний генерал.</text:p>
      <text:p text:style-name="P4">
<text:span text:style-name="T4">
Читайте також:</text:span>
 <text:a xlink:type="simple" xlink:href="https://www.ukrinform.ua/rubric-ato/3731779-sili-oboroni-bili-po-congarskomu-mostu-raketami-storm-shadow-gromov.html" text:style-name="Internet_20_link" text:visited-style-name="Visited_20_Internet_20_Link">
 Сили оборони били по Чонгарському мосту ракетами StormShadow — <text:span text:style-name="T4">
Громов</text:span>
 </text:a>
</text:p>
      <text:p text:style-name="P4">
Заступник начальника Головного оперативного управління Генерального штабу ЗСУрозповів, що для ураження суден ворога під час переходу морем або на рейдінеобхідні останні модифікації протикорабельних крилатих ракет типу Harpoon,Brimstone, “Нептун” або їх аналоги. У цьому контексті він зауважив, що Україназдатна самостійно виробляти відповідні засоби протидії і вже це робить.</text:p>
      <text:p text:style-name="P4">
“Підтвердженням цього є застосування противником своїх носіїв ракетної зброїлише на відстанях, які убезпечують їх від ураження нашої ударної зброї. Уподальшому ми будемо нарощувати свої ударні можливості, щоб нівелюватиостанній козир ворога – просторову перевагу, позбавивши його ініціативи череззагрозу ураження носіїв ракетної зброї в будь-якому районі Чорного моря”, –уточнив Громов.</text:p>
      <text:p text:style-name="P4">
Він наголосив, що для ефективної боротьби з Чорноморським <text:a xlink:type="simple" xlink:href="https://www.ukrinform.ua/tag-flot" text:style-name="Internet_20_link" text:visited-style-name="Visited_20_Internet_20_Link">
 флотом</text:a>
 РФ необхідна далекобійна, високоточназброя. Наприклад, для ураження бойових кораблів противника в місцях базуванняпотрібні балістичні ракети ATACMS або їх вітчизняні аналоги – балістичніракети “Сапсан”.</text:p>
      <text:p text:style-name="P4">
Як повідомлялося, станом на ранок 5 липня у Чорному морі на бойовомучергуванні перебувають 7 ворожих кораблів, серед яких <text:a xlink:type="simple" xlink:href="https://www.ukrinform.ua/rubric-ato/3731674-u-cornomu-mori-perebuvaut-cotiri-raketonosii-iz-zagalnim-zalpom-24-kalibri.html" text:style-name="Internet_20_link" text:visited-style-name="Visited_20_Internet_20_Link">
 4 носії крилатих ракет"Калібр", загальний залп становить 24 ракети.</text:a>
</text:p>
      <text:p text:style-name="P4">
Source: <text:a xlink:type="simple" xlink:href="https://www.ukrinform.ua/rubric-ato/3731796-ukraini-potribni-f16-dla-efektivnoi-borotbi-z-flotom-rf-u-cornomu-mori-gromov.html" text:style-name="Internet_20_link" text:visited-style-name="Visited_20_Internet_20_Link">
https://www.ukrinform.ua/rubric-ato/3731796-ukraini-potribni-f16-dla-efektivnoi-borotbi-z-flotom-rf-u-cornomu-mori-gromov.html</text:a>
</text:p>
      <!--NEWS-->
      <text:h text:style-name="P10" text:outline-level="1">
<text:span text:style-name="T4">
Папі Римському передали «Бучанську монету»</text:span>
</text:h>
      <text:p text:style-name="P4">
Authors: Ukrinform (Person)</text:p>
      <text:p text:style-name="P4">
Publisher: Укринформ (Organization)</text:p>
      <text:p text:style-name="P4">
Published Time: 2023-07-05T15:41:00+03:00</text:p>
      <text:p text:style-name="P4">
Modified Time: 2023-07-05T15:41:00+03:00</text:p>
      <text:p text:style-name="P4">
Description: Папі Римському Франциску передали від начальника Київської ОВА Руслана Кравченка «Бучанську монету» із зображенням храму святого апостола Андрія Первозваного. — Укрінформ.</text:p>
      <text:p text:style-name="P4">
Images: ['<text:a xlink:type="simple" xlink:href="https://static.ukrinform.com/photos/2023_07/thumb_files/630_360_1688560644-208.jpg" text:style-name="Internet_20_link" text:visited-style-name="Visited_20_Internet_20_Link">
630_360_16885...</text:a>
']</text:p>
      <text:p text:style-name="P4">
Tags: ['Буча', 'Папа Франциск', 'Монета', 'Війна з Росією']</text:p>
      <text:p text:style-name="P4">
Type: Article</text:p>
      <!--METADATA-->
      <text:p text:style-name="P4">
<draw:frame draw:style-name="fr1" draw:name="Image85" text:anchor-type="as-char" svg:width="6.9236in" svg:height="3.956343in" draw:z-index="0">
<draw:image xlink:href="../Images/yкринформ/2023-07-05T15-41-00-03-00/630_360_1688560644-208.jpg" xlink:type="simple" xlink:show="embed" xlink:actuate="onLoad" draw:mime-type="image/jpeg"/>
</draw:frame>
 ПапіРимському Франциску передали від начальника Київської ОВА Руслана Кравченка«Бучанську монету» із зображенням храму святого апостола Андрія Первозваного.</text:p>
      <text:p text:style-name="P4">
Про це у <text:a xlink:type="simple" xlink:href="http://www.facebook.com/RuslanKravchenkoKyiv/posts/pfbid02a51zG7XrVeckzZ2pnWgYRum9cSDawYdedkD45cSGiHggJZvBP985a3McvmTmSYL8l" text:style-name="Internet_20_link" text:visited-style-name="Visited_20_Internet_20_Link">
 Фейсбуці</text:a>
повідомив голова Київської обласної військової адміністрації Руслан Кравченко,передає Укрінформ.</text:p>
      <text:p text:style-name="P4">
“Попросив Спецпосланника передати Папі Римському «Бучанську монету» іззображенням церкви Андрія Первозваного. Саме тут під час російської окупаціїбули поховані 119 мирних мешканців. Вдячний, що монета, яка символізуєнескореність українців, уже потрапила до адресата”, - зазначив Кравченко.</text:p>
      <text:p text:style-name="P4">
</text:p>
      <text:p text:style-name="P4">
Він наголосив, що цивілізований світ не повинен забувати про злочини росіян.</text:p>
      <text:p text:style-name="P4">
</text:p>
      <text:p text:style-name="P4">
“Російські воєнні злочинці вбивали та продовжують вбивати. Знищують усе, щопов’язано з Україною та українцями. Тероризують світ ядерною <text:a xlink:type="simple" xlink:href="https://www.ukrinform.ua/tag-zbroa" text:style-name="Internet_20_link" text:visited-style-name="Visited_20_Internet_20_Link">
 зброєю</text:a>
 . Тому сьогодні мир та безпека як ніколизалежать від спільних дій усього світу”, - підкреслив голова КОВА.</text:p>
      <text:p text:style-name="P4">
<text:span text:style-name="T4">
Читайте також:</text:span>
 <text:a xlink:type="simple" xlink:href="https://www.ukrinform.ua/rubric-society/3729716-druzini-ukrainskih-diplomativ-zustrilisa-z-vselenskim-patriarhom-i-papou-rimskim.html" text:style-name="Internet_20_link" text:visited-style-name="Visited_20_Internet_20_Link">
 Дружини українських дипломатів зустрілися з ВселенськимПатріархом і Папою <text:span text:style-name="T4">
Римським</text:span>
 </text:a>
</text:p>
      <text:p text:style-name="P4">
Як повідомляв Укрінформ, кілька тижнів тому в Бучі з візитом <text:a xlink:type="simple" xlink:href="https://www.ukrinform.ua/rubric-society/3718656-specialnij-poslannik-papi-rimskogo-vidvidav-bucu.html#:~:text=%E2%80%9C%D0%9A%D0%B0%D1%80%D0%B4%D0%B8%D0%BD%D0%B0%D0%BB%20%D0%9C%D0%B0%D1%82%D1%82%D0%B5%D0%BE%20%D0%97%D1%83%D0%BF%D0%BF%D1%96%2C%20%D1%81%D0%BF%D0%B5%D1%86%D1%96%D0%B0%D0%BB%D1%8C%D0%BD%D0%B8%D0%B9%20%D0%BF%D0%BE%D1%81%D0%BB%D0%B0%D0%BD%D0%BD%D0%B8%D0%BA,%D0%9A%D1%80%D0%B0%D0%B2%D1%87%D0%B5%D0%BD%D0%BA%D0%BE%20%D1%82%D0%B0%20%D0%BF%D1%80%D0%B5%D0%B4%D1%81%D1%82%D0%B0%D0%B2%D0%BD%D0%B8%D0%BA%D0%B8%20%D0%BC%D1%96%D1%81%D1%86%D0%B5%D0%B2%D0%BE%D1%97%20%D0%B2%D0%BB%D0%B0%D0%B4%D0%B8." text:style-name="Internet_20_link" text:visited-style-name="Visited_20_Internet_20_Link">
 побувавСпеціальний посланник Папи Римського </text:a>
Франциска, кардинал Маттео Зуппі.</text:p>
      <text:p text:style-name="P4">
<text:span text:style-name="T5">
Фото: facebook.com/RuslanKravchenko</text:span>
</text:p>
      <text:p text:style-name="P4">
Source: <text:a xlink:type="simple" xlink:href="https://www.ukrinform.ua/rubric-society/3731838-papa-rimskij-peredali-bucansku-monetu.html" text:style-name="Internet_20_link" text:visited-style-name="Visited_20_Internet_20_Link">
https://www.ukrinform.ua/rubric-society/3731838-papa-rimskij-peredali-bucansku-monetu.html</text:a>
</text:p>
      <!--NEWS-->
      <text:h text:style-name="P10" text:outline-level="1">
<text:span text:style-name="T4">
Енергетиків у Києві перевели у підвищену готовність – через ймовірну негоду</text:span>
</text:h>
      <text:p text:style-name="P4">
Authors: Ukrinform (Person)</text:p>
      <text:p text:style-name="P4">
Publisher: Укринформ (Organization)</text:p>
      <text:p text:style-name="P4">
Published Time: 2023-07-05T15:42:00+03:00</text:p>
      <text:p text:style-name="P4">
Modified Time: 2023-07-05T15:42:00+03:00</text:p>
      <text:p text:style-name="P4">
Description: Через імовірне погіршення погодних умов у Києві ремонтні бригади ДТЕК переведені у посилений режим. — Укрінформ.</text:p>
      <text:p text:style-name="P4">
Images: ['<text:a xlink:type="simple" xlink:href="https://static.ukrinform.com/photos/2023_02/thumb_files/630_360_1677090548-641.jpg" text:style-name="Internet_20_link" text:visited-style-name="Visited_20_Internet_20_Link">
630_360_16770...</text:a>
']</text:p>
      <text:p text:style-name="P4">
Tags: ['ДТЕК', 'Електроенергія', 'Погода', 'Київ']</text:p>
      <text:p text:style-name="P4">
Type: Article</text:p>
      <!--METADATA-->
      <text:p text:style-name="P4">
<draw:frame draw:style-name="fr1" draw:name="Image88" text:anchor-type="as-char" svg:width="6.9236in" svg:height="3.956343in" draw:z-index="0">
<draw:image xlink:href="../Images/yкринформ/2023-07-05T15-42-00-03-00/630_360_1677090548-641.jpg" xlink:type="simple" xlink:show="embed" xlink:actuate="onLoad" draw:mime-type="image/jpeg"/>
</draw:frame>
 Черезімовірне погіршення погодних умов у Києві ремонтні бригади ДТЕК переведені упосилений режим.</text:p>
      <text:p text:style-name="P4">
Як передає Укрінформ, про це повідомляє ДТЕК у <text:a xlink:type="simple" xlink:href="https://t.me/dtek_ua/618" text:style-name="Internet_20_link" text:visited-style-name="Visited_20_Internet_20_Link">
 Телеграмі</text:a>
 .</text:p>
      <text:p text:style-name="P4">
«На завтра метеорологи прогнозують у Києві дощ та грозу. Тому енергетикипереведені в підвищену готовність, щоб у разі аварій якнайшвидше повертатисвітло в домівки киян», – йдеться у повідомленні.</text:p>
      <text:p text:style-name="P4">
<text:span text:style-name="T4">
Читайте також:</text:span>
 <text:a xlink:type="simple" xlink:href="https://www.ukrinform.ua/rubric-economy/3726689-na-kiivsini-planuut-pobuduvati-persi-v-ukraini-rozumni-elektromerezi.html" text:style-name="Internet_20_link" text:visited-style-name="Visited_20_Internet_20_Link">
 На Київщині планують побудувати перші в Україні «розумні»електромережі </text:a>
</text:p>
      <text:p text:style-name="P4">
Зазначається, що складні погодні умови можуть призвести до падіння дерев таобриву проводів.</text:p>
      <text:p text:style-name="P4">
Як повідомлялося, за червень ДТЕК повернув світло 277 тис. родин у Донецькій,Дніпропетровській, Одеській, Київській областях, а також у Києві.</text:p>
      <text:p text:style-name="P4">
Source: <text:a xlink:type="simple" xlink:href="https://www.ukrinform.ua/rubric-kyiv/3731840-energetikiv-u-kievi-pereveli-u-pidvisenu-gotovnist-cerez-jmovirnu-negodu.html" text:style-name="Internet_20_link" text:visited-style-name="Visited_20_Internet_20_Link">
https://www.ukrinform.ua/rubric-kyiv/3731840-energetikiv-u-kievi-pereveli-u-pidvisenu-gotovnist-cerez-jmovirnu-negodu.html</text:a>
</text:p>
      <!--NEWS-->
      <text:h text:style-name="P10" text:outline-level="1">
<text:span text:style-name="T4">
ПЦУ практично готова до переходу на новоюліанський календар – Епіфаній</text:span>
</text:h>
      <text:p text:style-name="P4">
Authors: Ukrinform (Person)</text:p>
      <text:p text:style-name="P4">
Publisher: Укринформ (Organization)</text:p>
      <text:p text:style-name="P4">
Published Time: 2023-07-05T15:54:00+03:00</text:p>
      <text:p text:style-name="P4">
Modified Time: 2023-07-05T15:54:00+03:00</text:p>
      <text:p text:style-name="P4">
Description: Православна церква України (ПЦУ) практично готова до переходу на новоюліанський календар. — Укрінформ.</text:p>
      <text:p text:style-name="P4">
Images: ['<text:a xlink:type="simple" xlink:href="https://static.ukrinform.com/photos/2021_09/thumb_files/630_360_1631014057-553.jpg" text:style-name="Internet_20_link" text:visited-style-name="Visited_20_Internet_20_Link">
630_360_16310...</text:a>
']</text:p>
      <text:p text:style-name="P4">
Tags: ['Календар', 'Епіфаній', 'Православна церква України']</text:p>
      <text:p text:style-name="P4">
Type: Article</text:p>
      <!--METADATA-->
      <text:p text:style-name="P4">
<draw:frame draw:style-name="fr1" draw:name="Image89" text:anchor-type="as-char" svg:width="6.9236in" svg:height="3.956343in" draw:z-index="0">
<draw:image xlink:href="../Images/yкринформ/2023-07-05T15-54-00-03-00/630_360_1631014057-553.jpg" xlink:type="simple" xlink:show="embed" xlink:actuate="onLoad" draw:mime-type="image/jpeg"/>
</draw:frame>
Православна церква України (ПЦУ) практично готова до переходу нановоюліанський календар.</text:p>
      <text:p text:style-name="P4">
Про це предстоятель Православної церкви України, митрополит Київський і всієїУкраїни Епіфаній заявив у коментарі Укрінформу.</text:p>
      <text:p text:style-name="P4">
"ПЦУ вже практично готова до переходу на новоюліанський календар. Нам потрібнотільки ухвалити остаточне рішення на Помісному соборі, який відбудеться 27липня. Ми відкрита, соборна церква, тому рішення ухвалюємо колегіально", –сказав Епіфаній.</text:p>
      <text:p text:style-name="P4">
Він розповів, що рішення про перехід на новоюліанський календар уже ухваленочленами Синоду Архієрейського собору, залишилося остаточно затвердити його наПомісному соборі. У цьому контексті предстоятель ПЦУ зауважив, що під часАрхієрейського собору 99% учасників підтримали відповідне рішення.</text:p>
      <text:p text:style-name="P4">
Митрополит підкреслив, що зараз перехід на новий календар засвоюється середнаселення. На його переконання, люди не демонструють спротиву, оскільки це ненасаджується силою. "Хто бажає на певний час залишатися на старому календарі,залишиться. Але зараз видно, що це буде меншість. Абсолютна більшість ухвалитьрішення про перехід із 1 вересня на новоюліанський календар", – додавпредстоятель Православної церкви України.</text:p>
      <text:p text:style-name="P4">
<text:span text:style-name="T4">
Читайте також:</text:span>
 <text:a xlink:type="simple" xlink:href="https://www.ukrinform.ua/rubric-society/3731757-epifanij-pro-perehid-kievopecerskoi-ta-pocaivskoi-lavri-potribno-triski-poterpiti.html" text:style-name="Internet_20_link" text:visited-style-name="Visited_20_Internet_20_Link">
 <text:span text:style-name="T4">
Епіфаній</text:span>
 - про перехід Києво-Печерської таПочаївської лаври до ПЦУ: Потрібно трішки потерпіти</text:a>
</text:p>
      <text:p text:style-name="P4">
<text:a xlink:type="simple" xlink:href="https://www.ukrinform.ua/tag-epifanij" text:style-name="Internet_20_link" text:visited-style-name="Visited_20_Internet_20_Link">
 Епіфаній </text:a>
 наголосив, що настав часдля цього рішення, оскільки більшість церков у світі перебувають нановоюліанському календарі, натомість тільки російська православна церква ідекілька сателітів дотримуються календаря старого стилю. "Настав час, коли миприєднаємося до більшості в православному світі і святкуватимемо з нимиправославні свята", – констатував Митрополит.</text:p>
      <text:p text:style-name="P4">
Він закликав усіх переходити на новоюліанський календар.</text:p>
      <text:p text:style-name="P4">
Як повідомляв Укрінформ, <text:a xlink:type="simple" xlink:href="https://www.ukrinform.ua/rubric-society/3713534-pcu-oficijno-povidomila-pro-perehid-na-novij-kalendar.html" text:style-name="Internet_20_link" text:visited-style-name="Visited_20_Internet_20_Link">
 Православна церква України (ПЦУ) 24 травня офіційноповідомила про рішення перейти на новоюліанський календар</text:a>
 . Загальне вживання новоюліанського календаря,після затвердження цього рішення Помісним Собором 27 липня, буде запровадженез 1 вересня 2023 року.</text:p>
      <text:p text:style-name="P4">
Таким чином, із 1 вересня більшість християн України почнуть відзначатирелігійні свята за новим календарем. Зокрема, Різдво святкуватимуть 25 грудня,а не 7 січня, День Святого Миколая 6 грудня, а не 19 грудня, Водохреще 6січня, а не 18 січня.</text:p>
      <text:p text:style-name="P4">
Source: <text:a xlink:type="simple" xlink:href="https://www.ukrinform.ua/rubric-society/3731843-pcu-prakticno-gotova-do-perehodu-na-novoulianskij-kalendar-epifanij.html" text:style-name="Internet_20_link" text:visited-style-name="Visited_20_Internet_20_Link">
https://www.ukrinform.ua/rubric-society/3731843-pcu-prakticno-gotova-do-perehodu-na-novoulianskij-kalendar-epifanij.html</text:a>
</text:p>
      <!--NEWS-->
      <text:h text:style-name="P10" text:outline-level="1">
<text:span text:style-name="T4">
Цьогоріч жителі Києва отримали ₴73 мільйони матеріальної допомоги</text:span>
</text:h>
      <text:p text:style-name="P4">
Authors: Ukrinform (Person)</text:p>
      <text:p text:style-name="P4">
Publisher: Укринформ (Organization)</text:p>
      <text:p text:style-name="P4">
Published Time: 2023-07-05T15:57:48+03:00</text:p>
      <text:p text:style-name="P4">
Modified Time: 2023-07-05T15:57:48+03:00</text:p>
      <text:p text:style-name="P4">
Description: У Києві виплатили з початку року 73 млн грн адресної матеріальної допомоги жителям міста, які потрапили у складні життєві обставини. — Укрінформ.</text:p>
      <text:p text:style-name="P4">
Images: ['<text:a xlink:type="simple" xlink:href="https://static.ukrinform.com/photos/2022_09/thumb_files/630_360_1664184137-668.jpg" text:style-name="Internet_20_link" text:visited-style-name="Visited_20_Internet_20_Link">
630_360_16641...</text:a>
']</text:p>
      <text:p text:style-name="P4">
Tags: ['КМДА', 'Гроші', 'Київ', 'допомога']</text:p>
      <text:p text:style-name="P4">
Type: Article</text:p>
      <!--METADATA-->
      <text:p text:style-name="P4">
<draw:frame draw:style-name="fr1" draw:name="Image90" text:anchor-type="as-char" svg:width="6.9236in" svg:height="3.956343in" draw:z-index="0">
<draw:image xlink:href="../Images/yкринформ/2023-07-05T15-57-48-03-00/630_360_1664184137-668.jpg" xlink:type="simple" xlink:show="embed" xlink:actuate="onLoad" draw:mime-type="image/jpeg"/>
</draw:frame>
 У Києвівиплатили з початку року 73 млн грн адресної матеріальної допомоги жителямміста, які потрапили у складні життєві обставини.</text:p>
      <text:p text:style-name="P4">
Як передає Укрінформ, про це повідомляє <text:a xlink:type="simple" xlink:href="https://kyivcity.gov.ua/news/vid_pochatku_roku_kiv_viplativ_73_milyoni_griven_materialno_dopomogi_zhitelyam_mista/" text:style-name="Internet_20_link" text:visited-style-name="Visited_20_Internet_20_Link">
 Київська міська державнаадміністрація</text:a>
.</text:p>
      <text:p text:style-name="P4">
"Так, одноразову адресну матеріальну допомогу на загальну суму майже 63мільйони гривень цьогоріч виплатили 15 736 жителям Києва, які потрапили ускладні життєві обставини", - ідеться у повідомленні.</text:p>
      <text:p text:style-name="P4">
Цей вид допомоги виплачується з бюджету столиці за міською цільовою програмою"Турбота. Назустріч киянам" на 2022-2024 роки.</text:p>
      <text:p text:style-name="P4">
Ще 1 050 киян отримали допомогу у зв’язку з пошкодженням чи руйнуванням житлачерез повномасштабне вторгнення.</text:p>
      <text:p text:style-name="P4">
Виплати склали 10,5 млн гривень. Такий вид допомоги надається відповідно дорозпорядження Київського міського голови від 13 січня № 22 "Про деякі питаннянадання одноразової адресної матеріальної допомоги киянам, які опинилися вскладних життєвих обставинах в результаті пошкодження чи руйнування житловогобудинку (квартири) внаслідок надзвичайної ситуації воєнного характеру,спричиненої збройною агресією російської федерації проти України у 2023 році".</text:p>
      <text:p text:style-name="P4">
Як зазначили у <text:a xlink:type="simple" xlink:href="https://www.ukrinform.ua/tag-kmda" text:style-name="Internet_20_link" text:visited-style-name="Visited_20_Internet_20_Link">
 КМДА </text:a>
 , найчастіше людизвертаються у зв’язку з необхідністю дороговартісного лікування.</text:p>
      <text:p text:style-name="P4">
Сума допомоги на одну людину залежить від розміру доходу і життєвої ситуації,ступеня захворювання тощо.</text:p>
      <text:p text:style-name="P4">
Кожну заяву про виділення одноразової адресної матеріальної допомоги разом ізпакетом документів розглядає відповідна комісія департаменту соціальноїполітики.</text:p>
      <text:p text:style-name="P4">
<text:span text:style-name="T4">
Читайте також:</text:span>
 <text:a xlink:type="simple" xlink:href="https://www.ukrinform.ua/rubric-kyiv/3731752-meskanci-kieva-z-10-lipna-zmozut-povnistu-perejti-na-eplatezi-za-komunalku.html" text:style-name="Internet_20_link" text:visited-style-name="Visited_20_Internet_20_Link">
 <text:span text:style-name="T4">
Жителі</text:span>
 <text:span text:style-name="T4">
Києва</text:span>
 з 10 <text:span text:style-name="T4">
липня</text:span>
 <text:span text:style-name="T4">
зможуть</text:span>
<text:span text:style-name="T4">
повністю</text:span>
 <text:span text:style-name="T4">
перейти</text:span>
 на е- <text:span text:style-name="T4">
платежі</text:span>
 за « <text:span text:style-name="T4">
комуналку</text:span>
 »</text:a>
</text:p>
      <text:p text:style-name="P4">
У КМДА нагадали, що одноразову адресну матеріальну допомогу може отриматисім’я чи особа, яка опинилася у складних життєвих обставинах, що негативновпливають на життя, стан здоров’я та розвиток особи, функціонування сім’ї, таякі людина (сім’я) не може подолати самостійно.</text:p>
      <text:p text:style-name="P4">
Цей вид допомоги призначається працездатним особам, пенсіонерам та людям зінвалідністю.</text:p>
      <text:p text:style-name="P4">
Для її отримання потрібно звернутися із письмовою заявою до одного зістоличних центрів надання адміністративних послуг та з пакетом <text:a xlink:type="simple" xlink:href="https://dsp.kyivcity.gov.ua/content/materialna-dopomoga-malozabezpechenym-kyyanam.html" text:style-name="Internet_20_link" text:visited-style-name="Visited_20_Internet_20_Link">
 документів</text:a>
 .</text:p>
      <text:p text:style-name="P4">
Як повідомляв Укрінформ, у березні <text:a xlink:type="simple" xlink:href="https://www.ukrinform.ua/rubric-kyiv/3686568-kiivrada-zatverdila-programu-pidtrimka-kian-zahisnikiv-ta-zahisnic-ukraini.html" text:style-name="Internet_20_link" text:visited-style-name="Visited_20_Internet_20_Link">
 Київрада затвердила міську програму"Підтримка киян – захисників та захисниць України"</text:a>
 . Ідеться про соціальніпільги, медичні послуги (в тому числі – психологічну допомогу) і комплекснуреінтеграцію та адаптацію.</text:p>
      <text:p text:style-name="P4">
Source: <text:a xlink:type="simple" xlink:href="https://www.ukrinform.ua/rubric-kyiv/3731844-cogoric-ziteli-kieva-otrimali-73-miljoni-materialnoi-dopomogi.html" text:style-name="Internet_20_link" text:visited-style-name="Visited_20_Internet_20_Link">
https://www.ukrinform.ua/rubric-kyiv/3731844-cogoric-ziteli-kieva-otrimali-73-miljoni-materialnoi-dopomogi.html</text:a>
</text:p>
      <!--NEWS-->
      <text:h text:style-name="P10" text:outline-level="1">
<text:span text:style-name="T4">
«У селі вже нікого не залишилося, немає людей» — рашист скаржиться на мобілізацію</text:span>
</text:h>
      <text:p text:style-name="P4">
Author: ['АРМІЯINFORM']</text:p>
      <text:p text:style-name="P4">
Time: 2023-07-05T16:00:00-04:00</text:p>
      <text:p text:style-name="P4">
Description: Мобілізований військовослужбовець з ростовської області розповідає про мобілізацію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STOPRUSSIA', 'АГРЕСІЯ РФ', 'ВТОРГНЕННЯ РФ', 'ГУР ПЕРЕХОПЛЕННЯ', 'МОБІЛІЗАЦІЯ В РФ']</text:p>
      <text:p text:style-name="P4">
Category: News</text:p>
      <!--METADATA-->
      <text:p text:style-name="P4">
<draw:frame draw:style-name="fr1" draw:name="Image91" text:anchor-type="as-char" svg:width="6.9236in" svg:height="3.894525in" draw:z-index="0">
<draw:image xlink:href="../Images/AРМІЯINFORM/2023-07-05T16-00-00-04-00/337531944_232614265847457_8544501692430122370_n.jpg" xlink:type="simple" xlink:show="embed" xlink:actuate="onLoad" draw:mime-type="image/jpeg"/>
</draw:frame>
</text:p>
      <text:p text:style-name="P4">
Мобілізований військовослужбовець з ростовської області розповідає промобілізацію у населених пунктах рф</text:p>
      <text:p text:style-name="P4">
— Усіх вигребли із села. Сидим у палатці, чоловік 40, і половина з них зодного села, інша з другого. Хтось брат, хтось кум, сват. Нікого не залишилосяв селі, — зазначається в аудіоповідомленні.</text:p>
      <text:p text:style-name="P4">
За кожен воєнний злочин, здійснений проти України, буде справедлива відплата.</text:p>
      <text:p text:style-name="P4">
Source: <text:a xlink:type="simple" xlink:href="https://armyinform.com.ua/2023/07/05/v-seli-vzhe-nikogo-ne-zalyshylosya-nemaye-lyudej-perehoplennya-gur/" text:style-name="Internet_20_link" text:visited-style-name="Visited_20_Internet_20_Link">
https://armyinform.com.ua/2023/07/05/v-seli-vzhe-nikogo-ne-zalyshylosya-nemaye-lyudej-perehoplennya-gur/</text:a>
</text:p>
      <!--NEWS-->
      <text:h text:style-name="P10" text:outline-level="1">
<text:span text:style-name="T4">
Air defense was active in Dnipro city</text:span>
</text:h>
      <text:p text:style-name="P4">
Authors: liveuamap (Language: en)</text:p>
      <text:p text:style-name="P4">
Time: 2023-07-05T16:01:00</text:p>
      <text:p text:style-name="P4">
Location: Dnipro (Latitude:48.42761 Longtitude:35.09754)</text:p>
      <text:p text:style-name="P4">
Videos: []</text:p>
      <text:p text:style-name="P4">
Images: []</text:p>
      <text:p text:style-name="P4">
Tags: ["Europe", "Central and Eastern Europe"]</text:p>
      <text:p text:style-name="P4">
ID: 22574107</text:p>
      <!--METADATA-->
      <text:p text:style-name="P4">
Air defense was active in Dnipro city</text:p>
      <text:p text:style-name="P4">
News Collection Link: <text:a xlink:type="simple" xlink:href="https:\/\/liveuamap.com\/en\/2023\/5-july-air-defense-was-active-in-dnipro-city-" text:style-name="Internet_20_link" text:visited-style-name="Visited_20_Internet_20_Link">
https:\/\/liveuamap.com\/en\/2023\/5-july-air-defense-was-active-in-dnipro-city-</text:a>
</text:p>
      <text:p text:style-name="P4">
Source: <text:a xlink:type="simple" xlink:href="https://t.me/hyevuy_dnepr/55818" text:style-name="Internet_20_link" text:visited-style-name="Visited_20_Internet_20_Link">
https://t.me/hyevuy_dnepr/55818</text:a>
</text:p>
      <!--NEWS-->
      <text:h text:style-name="P10" text:outline-level="1">
<text:span text:style-name="T4">
У Німеччині українці здійснили паломництво до блаженної Едіґни, онуки Ярослава Мудрого</text:span>
</text:h>
      <text:p text:style-name="P4">
Authors: Ukrinform (Person)</text:p>
      <text:p text:style-name="P4">
Publisher: Укринформ (Organization)</text:p>
      <text:p text:style-name="P4">
Published Time: 2023-07-05T16:05:00+03:00</text:p>
      <text:p text:style-name="P4">
Modified Time: 2023-07-05T16:05:00+03:00</text:p>
      <text:p text:style-name="P4">
Description: Апостольський екзарх для українців греко-католиків у Німеччині та країнах Скандинавії, владика УГКЦ Богдан Дзюрах очолив прощу до блаженної Едіґни, онуки київського князя Ярослава Мудрого, останки якої спочивають у м. Пух, що в Баварії. — Укрінформ.</text:p>
      <text:p text:style-name="P4">
Images: ['<text:a xlink:type="simple" xlink:href="https://static.ukrinform.com/photos/2023_07/thumb_files/630_360_1688555708-365.jpg" text:style-name="Internet_20_link" text:visited-style-name="Visited_20_Internet_20_Link">
630_360_16885...</text:a>
']</text:p>
      <text:p text:style-name="P4">
Tags: ['Церква', 'Діаспора', 'Німеччина', 'Релігія', 'УГКЦ']</text:p>
      <text:p text:style-name="P4">
Type: Article</text:p>
      <!--METADATA-->
      <text:p text:style-name="P4">
<draw:frame draw:style-name="fr1" draw:name="Image92" text:anchor-type="as-char" svg:width="6.9236in" svg:height="3.956343in" draw:z-index="0">
<draw:image xlink:href="../Images/yкринформ/2023-07-05T16-05-00-03-00/630_360_1688555708-365.jpg" xlink:type="simple" xlink:show="embed" xlink:actuate="onLoad" draw:mime-type="image/jpeg"/>
</draw:frame>
Апостольський екзарх для українців греко-католиків у Німеччині та країнахСкандинавії, владика УГКЦ Богдан Дзюрах очолив прощу до блаженної Едіґни,онуки київського князя Ярослава Мудрого, останки якої спочивають у м. Пух, щов Баварії.</text:p>
      <text:p text:style-name="P4">
Як передає Укрінформ, про це повідомив <text:a xlink:type="simple" xlink:href="https://ukrainische-kirche.eu/news/nash-narod-stikae-krovyu-shchob-evropa-ne-musila-hovatysya-u-bunkerah-i-v-pidvalah-vladyka-bogdan-pid-chas-proshchi-ukrayntsiv-u-m-puh-398/" text:style-name="Internet_20_link" text:visited-style-name="Visited_20_Internet_20_Link">
 Апостольський екзархат у Німеччині такраїнах Скандинавії </text:a>
 .</text:p>
      <text:p text:style-name="P4">
</text:p>
      <text:p text:style-name="P4">
Блаженна Едіґна вважається святою, яка об'єднує три народи: український,французький і німецький.</text:p>
      <text:p text:style-name="P4">
Також у паломництві взяв участь єпископ-помічник Івано-ФранківськоїАрхієпархії УГКЦ владика Микола.</text:p>
      <text:p text:style-name="P4">
</text:p>
      <text:p text:style-name="P4">
Під час літургії у своєму духовному слові до прочан владика Богдан зазначив,що український народ гідно здійснює свою місію впродовж віків в історії цілогоєвропейського континенту, а відтак, беручи до уваги трагічні моменти історії,а зокрема теперішню війну російських окупантів проти України, проповідникокреслив українців народом, який несе в собі рани.</text:p>
      <text:p text:style-name="P4">
</text:p>
      <text:p text:style-name="P4">
І одним з моментів зцілення таких ран народу владика Богдан назвав прощі, якізокрема також були взяті до уваги під час проведеного Синоду УГКЦ і СоборуАпостольського Екзархату торік, під час яких говорили про працю над духовнимвідродженням народу та зціленням ран.</text:p>
      <text:p text:style-name="P4">
</text:p>
      <text:p text:style-name="P4">
«Тисячу років тому сюди тягнулися місцеві жителі, бо чули про святість нашоїкраянки. Пустельниця поселилась у їхніх околицях. Пустельниця, яка була колисьна королівському дворі, а зійшла до низин убозтва. Жила не просто між людьми,але між Божим творінням у дуплі багатовікової липи. І там сіяла святістю івеликою любов’ю до всіх без винятку людей. Вони йшли сюди, бо потребували їїмолитви, хотіли почути з її вуст Божу науку, а ще вона мала Божий дарзцілювати, лікувати людські душі і тіла, навіть лікувала домашніх тварин. Мидолучилися сьогодні до того тисячолітнього потоку людей, які тут черпали Божублагодать і Боже зцілення», — сказав єпископ, застановляючись над ознакоюєднання, яка притаманна святим людям.</text:p>
      <text:p text:style-name="P4">
</text:p>
      <text:p text:style-name="P4">
Відтак владика Богдан висловив прагнення укріпити єдність українців у цьомупаломництві та щоб кожен приніс свої болі та страждання до цього місця.</text:p>
      <text:p text:style-name="P4">
Потім єпископ згадав досвід терпінь українського народу в минулому столітті таімперські зазіхання російських окупантів сьогодні, коли вони не полишили своїхзазіхань поневолити вільнолюбний народ України.</text:p>
      <text:p text:style-name="P4">
</text:p>
      <text:p text:style-name="P4">
На завершення архиєрей зачитав молитву святого Папи Івана Павла ІІ заукраїнський народ, яку він промовив під час свого візиту до України у 2001році.</text:p>
      <text:p text:style-name="P4">
Після літургії до українців звернулась зі словами вітання і підтримки паніЕдіґна Келлерман, голова товариства блаженної Едіґни міста Пух.</text:p>
      <text:p text:style-name="P4">
</text:p>
      <text:p text:style-name="P4">
Своєю чергою владика Богдан подякував пані Едіґні за її сприяння у цій прощіта солідарності з українцями, які знайшли свій прихисток у Німеччині,подарувавши Папську срібну медаль «Мир в Україні», на аверсі якої зображенийголуб миру, герб Папи Франциска та частина молитви, яку він промовивнаприкінці загальної аудієнції 16 березня 2022 року: «Господи Ісусе, щонародився під бомбардуваннями Києва, що помер в обіймах мами в сховищіХаркова, відправлений двадцятирічним на фронт, помилуй нас».</text:p>
      <text:p text:style-name="P4">
</text:p>
      <text:p text:style-name="P4">
Потім усі прочани разом з духовенством помолились молебень біля липи, у якій,за приданням, проживала блаженна Едіґна.</text:p>
      <text:p text:style-name="P4">
</text:p>
      <text:p text:style-name="P4">
Нагадаємо, владика УГКЦ Богдан Дзюрах також <text:a xlink:type="simple" xlink:href="https://www.ukrinform.ua/rubric-diaspora/3521734-u-nimeccini-vladika-ugkc-ocoliv-prosu-ukrainciv-do-blazennoi-edigni.html" text:style-name="Internet_20_link" text:visited-style-name="Visited_20_Internet_20_Link">
 очолив</text:a>
 прощу українців до блаженноїЕдіґни у німецькому місті Пух влітку 2022 року.</text:p>
      <text:p text:style-name="P4">
<text:span text:style-name="T5">
Фото: ukrainische-kirche.eu</text:span>
</text:p>
      <text:p text:style-name="P4">
Source: <text:a xlink:type="simple" xlink:href="https://www.ukrinform.ua/rubric-diaspora/3731787-u-nimeccini-ukrainci-zdijsnili-palomnictvo-do-blazennoi-edigni-onucki-aroslava-mudrogo.html" text:style-name="Internet_20_link" text:visited-style-name="Visited_20_Internet_20_Link">
https://www.ukrinform.ua/rubric-diaspora/3731787-u-nimeccini-ukrainci-zdijsnili-palomnictvo-do-blazennoi-edigni-onucki-aroslava-mudrogo.html</text:a>
</text:p>
      <!--NEWS-->
      <text:h text:style-name="P10" text:outline-level="1">
<text:span text:style-name="T4">
Окупанти збираються пограбувати «Херсонес Таврійський»</text:span>
</text:h>
      <text:p text:style-name="P4">
Authors: Ukrinform (Person)</text:p>
      <text:p text:style-name="P4">
Publisher: Укринформ (Organization)</text:p>
      <text:p text:style-name="P4">
Published Time: 2023-07-05T16:05:23+03:00</text:p>
      <text:p text:style-name="P4">
Modified Time: 2023-07-05T16:05:23+03:00</text:p>
      <text:p text:style-name="P4">
Description: Російські загарбники готують документи для вивезення за межі тимчасово окупованого Криму експонатів музею-заповідника "Херсонес Таврійський". — Укрінформ.</text:p>
      <text:p text:style-name="P4">
Images: ['<text:a xlink:type="simple" xlink:href="https://static.ukrinform.com/photos/2018_06/thumb_files/630_360_1529317564-6434.jpg" text:style-name="Internet_20_link" text:visited-style-name="Visited_20_Internet_20_Link">
630_360_15293...</text:a>
']</text:p>
      <text:p text:style-name="P4">
Tags: ['Херсонес', 'Музей', 'Окупація Криму']</text:p>
      <text:p text:style-name="P4">
Type: Article</text:p>
      <!--METADATA-->
      <text:p text:style-name="P4">
<draw:frame draw:style-name="fr1" draw:name="Image102" text:anchor-type="as-char" svg:width="6.9236in" svg:height="3.956343in" draw:z-index="0">
<draw:image xlink:href="../Images/yкринформ/2023-07-05T16-05-23-03-00/630_360_1529317564-6434.jpg" xlink:type="simple" xlink:show="embed" xlink:actuate="onLoad" draw:mime-type="image/jpeg"/>
</draw:frame>
 Російськізагарбники готують документи для вивезення за межі тимчасово окупованого Кримуекспонатів музею-заповідника "Херсонес Таврійський".</text:p>
      <text:p text:style-name="P4">
Про це повідомив <text:a xlink:type="simple" xlink:href="http://sprotyv.mod.gov.ua/rosiyany-gotuyut-vyvezennya-bilshist-eksponativ-hersonesu-z-pivostrova/" text:style-name="Internet_20_link" text:visited-style-name="Visited_20_Internet_20_Link">
 "Центр національного спротиву"</text:a>
 , передає Укрінформ.</text:p>
      <text:p text:style-name="P4">
Зазначається, що окупаційна адміністрація музею готує "акти передачі нареставрацію для подальшого експонування за межами <text:a xlink:type="simple" xlink:href="https://www.ukrinform.ua/tag-muzej" text:style-name="Internet_20_link" text:visited-style-name="Visited_20_Internet_20_Link">
 музею</text:a>
 " 300 тисяч експонатів.</text:p>
      <text:p text:style-name="P4">
"Кому планується передавати фонди - поки невідомо, але відомо, що це - замежами півострова. Відтак ворог, фактично, готує документи на вивезеннябільшості експонатів музею", - йдеться в дописі.</text:p>
      <text:p text:style-name="P4">
У центрі наголосили, що у 2014-му році в фондах музею зберігалося близько 500тисяч одиниць, із них 300 тисяч – основний фонд.</text:p>
      <text:p text:style-name="P4">
<text:span text:style-name="T4">
Читайте також:</text:span>
 <text:a xlink:type="simple" xlink:href="https://www.ukrinform.ua/rubric-culture/3729227-vandalizm-i-maroderstvo-vijna-rosii-proti-kulturnoi-spadsini-ukraini.html" text:style-name="Internet_20_link" text:visited-style-name="Visited_20_Internet_20_Link">
 Вандалізм і мародерство: війна Росії проти культурноїспадщини України </text:a>
</text:p>
      <text:p text:style-name="P4">
Як повідомлялося, у Херсонесі Таврійському у тимчасово окупованому Севастополізагарбники виставили експонати, викрадені з історико-археологічногозаповідника "Кам'яна Могила", що на тимчасово захопленій території Запорізькоїобласті.</text:p>
      <text:p text:style-name="P4">
Source: <text:a xlink:type="simple" xlink:href="https://www.ukrinform.ua/rubric-crimea/3731845-okupanti-zbirautsa-pograbuvati-hersones-tavrijskij.html" text:style-name="Internet_20_link" text:visited-style-name="Visited_20_Internet_20_Link">
https://www.ukrinform.ua/rubric-crimea/3731845-okupanti-zbirautsa-pograbuvati-hersones-tavrijskij.html</text:a>
</text:p>
      <!--NEWS-->
      <text:h text:style-name="P10" text:outline-level="1">
<text:span text:style-name="T4">
Кількість суддів у новому Київському окружному суді планують визначити на засіданні ВРП</text:span>
</text:h>
      <text:p text:style-name="P4">
Authors: Ukrinform (Person)</text:p>
      <text:p text:style-name="P4">
Publisher: Укринформ (Organization)</text:p>
      <text:p text:style-name="P4">
Published Time: 2023-07-05T16:10:49+03:00</text:p>
      <text:p text:style-name="P4">
Modified Time: 2023-07-05T16:10:49+03:00</text:p>
      <text:p text:style-name="P4">
Description: Вища рада правосуддя планує на найближчому засіданні розглянути питання щодо визначення чисельності суддів Київського міського окружного адміністративного суду, утвореного після ліквідації Окружного адмінсуду Києва. — Укрінформ.</text:p>
      <text:p text:style-name="P4">
Images: ['<text:a xlink:type="simple" xlink:href="https://static.ukrinform.com/photos/2023_07/thumb_files/630_360_1688553904-690.jpg" text:style-name="Internet_20_link" text:visited-style-name="Visited_20_Internet_20_Link">
630_360_16885...</text:a>
']</text:p>
      <text:p text:style-name="P4">
Tags: ['Судді', 'Вища рада правосуддя', 'Окружний адмінсуд Києва']</text:p>
      <text:p text:style-name="P4">
Type: Article</text:p>
      <!--METADATA-->
      <text:p text:style-name="P4">
<draw:frame draw:style-name="fr1" draw:name="Image103" text:anchor-type="as-char" svg:width="6.9236in" svg:height="3.956343in" draw:z-index="0">
<draw:image xlink:href="../Images/yкринформ/2023-07-05T16-10-49-03-00/630_360_1688553904-690.jpg" xlink:type="simple" xlink:show="embed" xlink:actuate="onLoad" draw:mime-type="image/jpeg"/>
</draw:frame>
 Вища радаправосуддя планує на найближчому засіданні розглянути питання щодо визначеннячисельності суддів Київського міського окружного адміністративного суду,утвореного після ліквідації Окружного адмінсуду Києва.</text:p>
      <text:p text:style-name="P4">
Про це в <text:a xlink:type="simple" xlink:href="https://www.ukrinform.ua/rubric-polytics/3731742-grigorij-usik-golova-visoi-radi-pravosudda.html" text:style-name="Internet_20_link" text:visited-style-name="Visited_20_Internet_20_Link">
 інтерв’ю Укрінформу </text:a>
 сказавголова ВРП Григорій Усик.</text:p>
      <text:p text:style-name="P4">
Зокрема, він повідомив, що наразі судді ліквідованого Окружногоадміністративного суду міста Києва перебувають у статусі суддів, продовжуютьотримувати оклад, але не здійснюють правосуддя.</text:p>
      <text:p text:style-name="P4">
“Із повідомлень Державної судової адміністрації відомо, що Київський міськийокружний суд буде працювати в приміщеннях, які використовував ОАСК. Наступнепитання – визначення Вищою радою правосуддя кількості суддів, якіпрацюватимуть у новоствореному суді. Ми його попередньо обговорили на нарадіза участю голови та представника ДСАУ. На одному з найближчих засіданьпризначимо це питання до розгляду”, - зазначив Усик.</text:p>
      <text:p text:style-name="P4">
<text:span text:style-name="T4">
Читайте також:</text:span>
 <text:a xlink:type="simple" xlink:href="https://www.ukrinform.ua/rubric-society/3685850-u-radi-rozpovili-koli-moze-zapracuvati-kiivskij-miskij-okruznij-adminsud.html" text:style-name="Internet_20_link" text:visited-style-name="Visited_20_Internet_20_Link">
 У Раді розповіли, коли може запрацювати Київський міськийокружний адмінсуд </text:a>
</text:p>
      <text:p text:style-name="P4">
Потім, за його словами, під визначену кількість відбуватиметься процедурапризначення суддів.</text:p>
      <text:p text:style-name="P4">
“В будь-якому випадку передбачено, що цей суд має запрацювати до грудня цьогороку”, - уточнив голова ВРП.</text:p>
      <text:p text:style-name="P4">
Водночас він зауважив, що не може відповісти на запитання, якою буде процедурадобору до Київського міського окружного адмінсуду, “бо вона ніде непрописана”.</text:p>
      <text:p text:style-name="P4">
“Можливо, будуть переведення до цього суду суддів, які вже пройшли перевіркута кваліфоцінювання, з інших окружних судів”, - припускає голова <text:a xlink:type="simple" xlink:href="https://www.ukrinform.ua/tag-visa-rada-pravosudda" text:style-name="Internet_20_link" text:visited-style-name="Visited_20_Internet_20_Link">
 ВРП</text:a>
 .</text:p>
      <text:p text:style-name="P4">
За словами Усика, судді “теж можуть подаватися на переведення, але стосовноних, мабуть, буде проводитися відповідна перевірка”.</text:p>
      <text:p text:style-name="P4">
“В мене немає чіткої відповіді, хто її проводитиме. Ця процедура має бутипрописана у законі. Тоді не буде жодних питань. У будь-якому випадку думаю, щосудді ОАСК без відповідної перевірки не потраплять до новоствореного суду, бож жоден із них не пройшов кваліфікаційне оцінювання, а без нього вони неможуть бути переведені до іншого суду. Тому побоювання, що їх автоматичнопереведуть у новий суд, даремні”, - підкреслив голова ВРП.</text:p>
      <text:p text:style-name="P4">
<text:span text:style-name="T4">
Читайте також:</text:span>
 <text:a xlink:type="simple" xlink:href="https://www.ukrinform.ua/rubric-society/3731832-do-vrp-ne-nadhodilo-klopotanna-pro-vidstoronenna-knazeva-vid-zdijsnenna-pravosudda.html" text:style-name="Internet_20_link" text:visited-style-name="Visited_20_Internet_20_Link">
 <text:span text:style-name="T4">
ВРП</text:span>
 не отримувала клопотання про відстороненняКнязєва від здійснення правосуддя </text:a>
</text:p>
      <text:p text:style-name="P4">
Як повідомлялося, 13 грудня 2022 року Верховна Рада ухвалила закон проліквідацію Окружного адміністративного суду міста Києва та утворенняКиївського міського окружного адміністративного суду. Того ж дня законпідписав Президент.</text:p>
      <text:p text:style-name="P4">
У березні 2023 року в Державній судовій адміністрації України повідомили прореєстрацію Київського міського окружного адміністративного суду, утвореногопісля ліквідації Окружного адмінсуду.</text:p>
      <text:p text:style-name="P4">
ОАСК відомий ухваленням <text:a xlink:type="simple" xlink:href="https://www.ukrinform.ua/rubric-polytics/3634415-oask-zneskodzeno-ale-jogo-suddi-zalisautsa-na-zarplati.html" text:style-name="Internet_20_link" text:visited-style-name="Visited_20_Internet_20_Link">
 резонансних рішень</text:a>
 , серед яких – скасування новогоукраїнського правопису, скасування рішення Київради про перейменуванняМосковського проспекту на проспект Бандери, визнання незаконною націоналізаціїПриватбанку, призупинення процесу перейменування УПЦ (МП), поновлення РоманаНасірова на посаді голови Державної фіскальної служби та інші.</text:p>
      <text:p text:style-name="P4">
Source: <text:a xlink:type="simple" xlink:href="https://www.ukrinform.ua/rubric-society/3731847-kilkist-suddiv-u-novomu-kiivskomu-okruznomu-sudi-planuut-viznaciti-na-zasidanni-vrp.html" text:style-name="Internet_20_link" text:visited-style-name="Visited_20_Internet_20_Link">
https://www.ukrinform.ua/rubric-society/3731847-kilkist-suddiv-u-novomu-kiivskomu-okruznomu-sudi-planuut-viznaciti-na-zasidanni-vrp.html</text:a>
</text:p>
      <!--NEWS-->
      <text:h text:style-name="P10" text:outline-level="1">
<text:span text:style-name="T4">
УЗА збільшила прогноз цьогорічного врожаю олійних та зернових до 69 мільйонів тонн</text:span>
</text:h>
      <text:p text:style-name="P4">
Authors: Ukrinform (Person)</text:p>
      <text:p text:style-name="P4">
Publisher: Укринформ (Organization)</text:p>
      <text:p text:style-name="P4">
Published Time: 2023-07-05T16:13:31+03:00</text:p>
      <text:p text:style-name="P4">
Modified Time: 2023-07-05T16:13:31+03:00</text:p>
      <text:p text:style-name="P4">
Description: Українська зернова асоціація збільшила оцінку цьогорічного потенційного врожаю зернових та олійних культур в Україні на 1 млн т – до 69 млн т. — Укрінформ.</text:p>
      <text:p text:style-name="P4">
Images: ['<text:a xlink:type="simple" xlink:href="https://static.ukrinform.com/photos/2017_06/thumb_files/630_360_1498110571-7758.jpg" text:style-name="Internet_20_link" text:visited-style-name="Visited_20_Internet_20_Link">
630_360_14981...</text:a>
']</text:p>
      <text:p text:style-name="P4">
Tags: ['Зерно', 'Прогноз', 'Аграрії', 'Врожай']</text:p>
      <text:p text:style-name="P4">
Type: Article</text:p>
      <!--METADATA-->
      <text:p text:style-name="P4">
<draw:frame draw:style-name="fr1" draw:name="Image104" text:anchor-type="as-char" svg:width="6.9236in" svg:height="3.956343in" draw:z-index="0">
<draw:image xlink:href="../Images/yкринформ/2023-07-05T16-13-31-03-00/630_360_1498110571-7758.jpg" xlink:type="simple" xlink:show="embed" xlink:actuate="onLoad" draw:mime-type="image/jpeg"/>
</draw:frame>
Українська зернова асоціація збільшила оцінку цьогорічного потенційного врожаюзернових та олійних культур в Україні на 1 млн т – до 69 млн т.</text:p>
      <text:p text:style-name="P4">
Як передає Укрінформ, про це повідомляє <text:a xlink:type="simple" xlink:href="https://uga.ua/news/uza-zbilshila-prognoz-vrozhayu-v-2023-rotsi-na-1-mln-t-do-69-mln-t-zernovih-ta-olijnih/" text:style-name="Internet_20_link" text:visited-style-name="Visited_20_Internet_20_Link">
 пресслужба УЗА</text:a>
 .</text:p>
      <text:p text:style-name="P4">
Зазначається, що оцінка <text:a xlink:type="simple" xlink:href="https://www.ukrinform.ua/tag-vrozaj" text:style-name="Internet_20_link" text:visited-style-name="Visited_20_Internet_20_Link">
 врожаю </text:a>
пшениці в 2023 році не змінилася – 17,9 млн т (в 2022 було 20,2 млн т, а в2021 – рекордні 33 млн т). Експорт пшениці в 2023/2024 МР з огляду на меншийврожай може становити близько 15 млн т з врахуванням того, що на початкусезону перехідні залишки становили 4,3 млн т.</text:p>
      <text:p text:style-name="P4">
</text:p>
      <text:p text:style-name="P4">
Оцінка врожаю ячменю в 2023 році теж не змінилася – 4,4 млн т (в 2021 – 10,1млн т, а в 2022 – 5,8 млн т), а експорт в 2023/2024 МР можна очікувати нарівні 2 млн т. Очікування щодо врожаю кукурудзи в новому сезоні зросли з 23,3млн т до 24,2 млн т (в 2021 році – 37,6 млн т, в 2022 – 27,3 млн т), при цьомуекспорт може становити близько 20 млн т, з врахуванням перехідних запасів напочатку нового сезону на рівні 1,3 млн т.</text:p>
      <text:p text:style-name="P4">
<text:span text:style-name="T4">
Читайте також:</text:span>
 <text:a xlink:type="simple" xlink:href="https://www.ukrinform.ua/rubric-economy/3729789-agrarii-troh-oblastej-pocali-zbirati-ozimi.html" text:style-name="Internet_20_link" text:visited-style-name="Visited_20_Internet_20_Link">
 Аграрії трьох областей почали збирати озимі</text:a>
</text:p>
      <text:p text:style-name="P4">
Врожай соняшнику в 2023 році очікується на рівні 12,7 млн т (в 2021 – 16,9 млнт, 2022 – 11,1 млн т), а експорт може становити 1,1 млн т. Переробка соняшникана олію може сягнути 11,5 млн т.</text:p>
      <text:p text:style-name="P4">
Врожай ріпаку попередньо в 2023 році асоціація оцінює в 3,8 млн т, при цьомуекспорт у 2023/2024 МР очікується на рівні 3,5 млн т. УЗА очікує врожай сої нарівні майже 4,4 млн т, а експорт у 2023/2024 МР – на рівні 3 млн т.</text:p>
      <text:p text:style-name="P4">
Загалом експорт з України зернових та олійних у новому сезоні 2023/2024 можестановити 44,8 млн т. У минулому сезоні (який закінчився 30 червня 2023) заоцінкою УЗА експорт сягнув 58 млн т. Виручка України від експорту зернових,олійних та олії сягнула за минулий маркетинговий рік близько $20 млрд.</text:p>
      <text:p text:style-name="P4">
</text:p>
      <text:p text:style-name="P4">
При цьому, перехідні залишки на початку нового сезону становили майже 10 млн тзернових та олійних, що в 2,5 рази більше, ніж у попередні сезони, окрім2022/2023 МР, коли залишки були максимальні – близько 25 млн т.</text:p>
      <text:p text:style-name="P4">
В асоціації наголошують, що експорт зернових та олійних в 2023/2024 МР можнаочікувати на зазначеному рівні, якщо збережеться робота українськихчорноморських портів і розвиватимуться активно альтернативні маршрути, зокремаДунайський шлях.</text:p>
      <text:p text:style-name="P4">
Як повідомляв Укрінформ, Українська зернова асоціація у червні прогнозувала,що у 2023 році в Україні <text:a xlink:type="simple" xlink:href="https://www.ukrinform.ua/rubric-economy/3717036-urozaj-zernovih-ta-olijnih-v-ukraini-cogoric-prognozuut-na-rivni-68-miljoniv-tonn.html" text:style-name="Internet_20_link" text:visited-style-name="Visited_20_Internet_20_Link">
 буде зібрано 68 млн т зернових та олійних</text:a>
 , що на 5,8 млн тменше, ніж врожай 2022 року (за оцінками асоціації торік було зібрано 73,8 млнт) та на 36% менше, ніж врожай 2021 року (106 млн т).</text:p>
      <text:p text:style-name="P4">
Source: <text:a xlink:type="simple" xlink:href="https://www.ukrinform.ua/rubric-economy/3731850-uza-zbilsila-prognoz-cogoricnogo-vrozau-olijnih-ta-zernovih-do-69-miljoniv-tonn.html" text:style-name="Internet_20_link" text:visited-style-name="Visited_20_Internet_20_Link">
https://www.ukrinform.ua/rubric-economy/3731850-uza-zbilsila-prognoz-cogoricnogo-vrozau-olijnih-ta-zernovih-do-69-miljoniv-tonn.html</text:a>
</text:p>
      <!--NEWS-->
      <text:h text:style-name="P10" text:outline-level="1">
<text:span text:style-name="T4">
Рух «Жовта Стрічка» заявив, що готується зривати «вибори» загарбників на Луганщині</text:span>
</text:h>
      <text:p text:style-name="P4">
Authors: Ukrinform (Person)</text:p>
      <text:p text:style-name="P4">
Publisher: Укринформ (Organization)</text:p>
      <text:p text:style-name="P4">
Published Time: 2023-07-05T16:16:11+03:00</text:p>
      <text:p text:style-name="P4">
Modified Time: 2023-07-05T16:16:11+03:00</text:p>
      <text:p text:style-name="P4">
Description: Рух громадського спротиву «Жовта стрічка» перешкоджатиме псевдовиборам на тимчасово окупованих територіях Луганської області. — Укрінформ.</text:p>
      <text:p text:style-name="P4">
Images: ['<text:a xlink:type="simple" xlink:href="https://static.ukrinform.com/photos/2023_07/thumb_files/630_360_1688562885-403.jpg" text:style-name="Internet_20_link" text:visited-style-name="Visited_20_Internet_20_Link">
630_360_16885...</text:a>
']</text:p>
      <text:p text:style-name="P4">
Tags: ['Луганщина', 'Вибори', 'Війна з Росією', 'Рух опору «Жовта стрічка»']</text:p>
      <text:p text:style-name="P4">
Type: Article</text:p>
      <!--METADATA-->
      <text:p text:style-name="P4">
<draw:frame draw:style-name="fr1" draw:name="Image107" text:anchor-type="as-char" svg:width="6.9236in" svg:height="3.956343in" draw:z-index="0">
<draw:image xlink:href="../Images/yкринформ/2023-07-05T16-16-11-03-00/630_360_1688562885-403.jpg" xlink:type="simple" xlink:show="embed" xlink:actuate="onLoad" draw:mime-type="image/jpeg"/>
</draw:frame>
 Рухгромадського спротиву «Жовта стрічка» перешкоджатиме псевдовиборам натимчасово окупованих територіях Луганської області.</text:p>
      <text:p text:style-name="P4">
Як передає Укрінформ, активісти Руху повідомили про це в <text:a xlink:type="simple" xlink:href="https://t.me/yellowribbon_ua/5541" text:style-name="Internet_20_link" text:visited-style-name="Visited_20_Internet_20_Link">
 Телеграмі</text:a>
 .</text:p>
      <text:p text:style-name="P4">
«Рашисти планують провести свої так звані «місцеві вибори» на окупованихтериторіях 10 вересня. Рух «Жовта Стрічка» закликає місцевих жителівбойкотувати цей захід. Також ми готуємо низку заходів для зриву процесу«голосування» та фіксуємо всіх колаборантів, які братимуть участь в підготовці«виборів», - ідеться в повідомленні.</text:p>
      <text:p text:style-name="P4">
Зазначається, що в Луганську активісти вже маркують приміщення, де будутьпроходити «вибори», літерою «Ї». Уже промарковані дві перші «дільниці» вцентральному районі міста.</text:p>
      <text:p text:style-name="P4">
Також вони поширюють стікери в самому центрі Луганська.</text:p>
      <text:p text:style-name="P4">
<text:span text:style-name="T4">
Читайте також:</text:span>
 <text:a xlink:type="simple" xlink:href="https://www.ukrinform.ua/rubric-kyiv/3731703-u-kievi-zatrimali-kolaboranta-akij-u-zaporizkij-oblasti-sukav-ucasnikiv-ruhu-zovta-stricka.html" text:style-name="Internet_20_link" text:visited-style-name="Visited_20_Internet_20_Link">
 У Києві затримали колаборанта, який у Запорізькій областішукав учасників руху « <text:span text:style-name="T4">
Жовта</text:span>
 <text:span text:style-name="T4">
стрічка</text:span>
 »</text:a>
</text:p>
      <text:p text:style-name="P4">
Як повідомляв «Центр національного спротиву, більша частина населення <text:a xlink:type="simple" xlink:href="https://sprotyv.mod.gov.ua/naselennya-tymchasovo-okupovanogo-pivdnya-ne-pidtrymuye-okupatsiyu-rezultaty-sotsdoslidzhennya-voroga/" text:style-name="Internet_20_link" text:visited-style-name="Visited_20_Internet_20_Link">
 ТОТУкраїни не підтримують окупацію </text:a>
 регіону російсько-окупаційними військами.</text:p>
      <text:p text:style-name="P4">
Source: <text:a xlink:type="simple" xlink:href="https://www.ukrinform.ua/rubric-regions/3731851-ruh-zovta-stricka-zaaviv-so-gotuetsa-zrivati-vibori-zagarbnikiv-na-lugansini.html" text:style-name="Internet_20_link" text:visited-style-name="Visited_20_Internet_20_Link">
https://www.ukrinform.ua/rubric-regions/3731851-ruh-zovta-stricka-zaaviv-so-gotuetsa-zrivati-vibori-zagarbnikiv-na-lugansini.html</text:a>
</text:p>
      <!--NEWS-->
      <text:h text:style-name="P10" text:outline-level="1">
<text:span text:style-name="T4">
У Британії новобранці ЗСУ опановують навички з вогневої підготовки</text:span>
</text:h>
      <text:p text:style-name="P4">
Authors: Ukrinform (Person)</text:p>
      <text:p text:style-name="P4">
Publisher: Укринформ (Organization)</text:p>
      <text:p text:style-name="P4">
Published Time: 2023-07-05T16:20:01+03:00</text:p>
      <text:p text:style-name="P4">
Modified Time: 2023-07-05T16:20:01+03:00</text:p>
      <text:p text:style-name="P4">
Description: У Великій Британії українські військові під керівництвом новозеландських інструкторів опановують навички з вогневої підготовки. — Укрінформ.</text:p>
      <text:p text:style-name="P4">
Images: ['<text:a xlink:type="simple" xlink:href="https://static.ukrinform.com/photos/2023_07/thumb_files/630_360_1688562447-198.jpg" text:style-name="Internet_20_link" text:visited-style-name="Visited_20_Internet_20_Link">
630_360_16885...</text:a>
']</text:p>
      <text:p text:style-name="P4">
Tags: ['Британія', 'Генштаб', 'ЗСУ', 'Військові навчання', 'Війна з Росією']</text:p>
      <text:p text:style-name="P4">
Type: Article</text:p>
      <!--METADATA-->
      <text:p text:style-name="P4">
<draw:frame draw:style-name="fr1" draw:name="Image108" text:anchor-type="as-char" svg:width="6.9236in" svg:height="3.956343in" draw:z-index="0">
<draw:image xlink:href="../Images/yкринформ/2023-07-05T16-20-01-03-00/630_360_1688562447-198.jpg" xlink:type="simple" xlink:show="embed" xlink:actuate="onLoad" draw:mime-type="image/jpeg"/>
</draw:frame>
 У ВеликійБританії українські військові під керівництвом новозеландських інструкторівопановують навички з вогневої підготовки.</text:p>
      <text:p text:style-name="P4">
Як передає Укрінформ, про це Генеральний штаб Збройних сил України повідомляєу <text:a xlink:type="simple" xlink:href="https://www.facebook.com/GeneralStaff.ua/posts/pfbid0x34fXfApHVx1BBVRCATwLvhau9jfQkC8EUMDw97QHn8pW9aV3GnrHBM1JvbtfjiFl" text:style-name="Internet_20_link" text:visited-style-name="Visited_20_Internet_20_Link">
 Фейсбуці</text:a>
<text:a xlink:type="simple" xlink:href="https://www.facebook.com/GeneralStaff.ua/posts/pfbid0x34fXfApHVx1BBVRCATwLvhau9jfQkC8EUMDw97QHn8pW9aV3GnrHBM1JvbtfjiFl" text:style-name="Internet_20_link" text:visited-style-name="Visited_20_Internet_20_Link">
 .</text:a>
</text:p>
      <text:p text:style-name="P4">
"Військові інструктори Сил оборони Нової Зеландії NZ Defence Force проводятьзаняття з вогневої підготовки із військовослужбовцями Збройних сил України врамках багатонаціональної навчальної операції "Інтерфлекс" з базовоїзагальновійськової підготовки особового складу <text:a xlink:type="simple" xlink:href="https://www.ukrinform.ua/tag-zsu" text:style-name="Internet_20_link" text:visited-style-name="Visited_20_Internet_20_Link">
 Збройних сил України</text:a>
 у Великій Британії, що сприяєпрофесійнішій підготовці українських воїнів до захисту України від російськоїагресії", - йдеться у повідомленні.</text:p>
      <text:p text:style-name="P4">
<text:span text:style-name="T4">
Читайте також:</text:span>
 <text:a xlink:type="simple" xlink:href="https://www.ukrinform.ua/rubric-ato/3731659-ukraina-obgovorila-v-aviacijnomu-komiteti-nato-organizaciu-polotiv-i-pidgotovku-lotcikiv.html" text:style-name="Internet_20_link" text:visited-style-name="Visited_20_Internet_20_Link">
 Україна обговорила в Авіаційному комітеті НАТОорганізацію польотів і підготовку льотчиків </text:a>
</text:p>
      <text:p text:style-name="P4">
Зокрема висококваліфіковані військові інструктори Сил оборони Нової Зеландіїдопомагають перетворити вмотивованих новобранців ЗСУ на боєздатних солдатів,навчаючи їх навичкам, необхідним для виживання та ефективного ведення бойовихдій на передовій.</text:p>
      <text:p text:style-name="P4">
Загалом військовослужбовці Сил оборони Нової Зеландії у Великій Британіїнавчатимуть українських новобранців поводженню зі зброєю, влучній стрільбі,наданню першої медичної допомоги на полі бою, а також наступальним таоборонним операціям у різних умовах.</text:p>
      <text:p text:style-name="P4">
Як повідомляв Укрінформ, у Великій Британії військовослужбовці ЗСУ підкерівництвом канадських інструкторів вчаться поводженню з <text:a xlink:type="simple" xlink:href="https://www.ukrinform.ua/rubric-ato/3725823-novobranci-zsu-opanovuut-nlaw-u-britanii.html" text:style-name="Internet_20_link" text:visited-style-name="Visited_20_Internet_20_Link">
 переносною легкоюпротитанковою зброєю </text:a>
 наступного покоління NLAW.</text:p>
      <text:p text:style-name="P4">
<text:span text:style-name="T5">
Фото: Генштаб ЗСУ</text:span>
</text:p>
      <text:p text:style-name="P4">
Source: <text:a xlink:type="simple" xlink:href="https://www.ukrinform.ua/rubric-ato/3731852-u-britanii-novobranci-zsu-opanovuut-navicki-z-vognevoi-pidgotovki.html" text:style-name="Internet_20_link" text:visited-style-name="Visited_20_Internet_20_Link">
https://www.ukrinform.ua/rubric-ato/3731852-u-britanii-novobranci-zsu-opanovuut-navicki-z-vognevoi-pidgotovki.html</text:a>
</text:p>
      <!--NEWS-->
      <text:h text:style-name="P10" text:outline-level="1">
<text:span text:style-name="T4">
Уряд Болгарії проведе реформу спецслужб – викриватимуть російських агентів</text:span>
</text:h>
      <text:p text:style-name="P4">
Authors: Ukrinform (Person)</text:p>
      <text:p text:style-name="P4">
Publisher: Укринформ (Organization)</text:p>
      <text:p text:style-name="P4">
Published Time: 2023-07-05T16:23:00+03:00</text:p>
      <text:p text:style-name="P4">
Modified Time: 2023-07-05T16:23:00+03:00</text:p>
      <text:p text:style-name="P4">
Description: Прем'єр-міністр Болгарії Николай Денков заявив, що Софія більше не закриватиме очі на спроби Росії впливати на внутрішню політику країни. — Укрінформ.</text:p>
      <text:p text:style-name="P4">
Images: ['<text:a xlink:type="simple" xlink:href="https://static.ukrinform.com/photos/2023_06/thumb_files/630_360_1687808061-750.jpg" text:style-name="Internet_20_link" text:visited-style-name="Visited_20_Internet_20_Link">
630_360_16878...</text:a>
']</text:p>
      <text:p text:style-name="P4">
Tags: ['Болгарія', "Прем'єр", 'Росія']</text:p>
      <text:p text:style-name="P4">
Type: Article</text:p>
      <!--METADATA-->
      <text:p text:style-name="P4">
<draw:frame draw:style-name="fr1" draw:name="Image109" text:anchor-type="as-char" svg:width="6.9236in" svg:height="3.956343in" draw:z-index="0">
<draw:image xlink:href="../Images/yкринформ/2023-07-05T16-23-00-03-00/630_360_1687808061-750.jpg" xlink:type="simple" xlink:show="embed" xlink:actuate="onLoad" draw:mime-type="image/jpeg"/>
</draw:frame>
 Прем'єр-міністр Болгарії Николай Денков заявив, що Софія більше не закриватиме очі наспроби Росії впливати на внутрішню політику країни.</text:p>
      <text:p text:style-name="P4">
Про це він сказав у інтерв'ю <text:a xlink:type="simple" xlink:href="https://www.politico.eu/article/bulgaria-nikolai-denkov-pm-russia-influence-rumen-radev/" text:style-name="Internet_20_link" text:visited-style-name="Visited_20_Internet_20_Link">
 Politico</text:a>
 , передає Укрінформ.</text:p>
      <text:p text:style-name="P4">
За словами Денкова, він має намір провести реформу спецслужб, аби викоренитиіз силових структур російську агентуру.</text:p>
      <text:p text:style-name="P4">
Прем'єр-міністр заявив про необхідність покласти край бездіяльностіправоохоронних органів, які "закривають очі" на підривні дії РФ усерединікраїни, зокрема коли доходить до розслідування втручання Росії у внутрішнісправи <text:a xlink:type="simple" xlink:href="https://www.ukrinform.ua/tag-bolgaria" text:style-name="Internet_20_link" text:visited-style-name="Visited_20_Internet_20_Link">
 Болгарії. </text:a>
</text:p>
      <text:p text:style-name="P4">
У цьому зв'язку Денков згадав про багаторічну бездіяльність силових структурпісля низки диверсій на арсеналах та військових заводах Болгарії, щорозпочалися у 2011 році.</text:p>
      <text:p text:style-name="P4">
<text:span text:style-name="T4">
Читайте також:</text:span>
 <text:a xlink:type="simple" xlink:href="https://www.ukrinform.ua/rubric-world/3717064-kanada-vvede-sankcii-proti-rosijskih-oligarhiv-za-sprobu-vtrucanna-u-vnutrisni-spravi-moldovi.html" text:style-name="Internet_20_link" text:visited-style-name="Visited_20_Internet_20_Link">
 Канада введе санкції проти російських олігархів за спробувтручання у <text:span text:style-name="T4">
внутрішні</text:span>
 <text:span text:style-name="T4">
справи</text:span>
 Молдови</text:a>
</text:p>
      <text:p text:style-name="P4">
Зазначається, що реформа спецслужб наражається на протидію президента БолгаріїРумена Радева, якого вважають проросійським. Тож уряд планує внестизаконодавчі зміни, які допоможуть це обійти.</text:p>
      <text:p text:style-name="P4">
Як повідомлялося, <text:a xlink:type="simple" xlink:href="https://www.ukrinform.ua/rubric-world/3719090-parlament-bolgarii-zatverdiv-sklad-uradu.html" text:style-name="Internet_20_link" text:visited-style-name="Visited_20_Internet_20_Link">
 6 червня парламент Болгарії затвердив склад нового уряду.</text:a>
</text:p>
      <text:p text:style-name="P4">
Згідно з коаліційною домовленістю між двома найбільшими парламентськимипартіями «ГЕРБ» та «Ми продовжуємо зміни - Демократична Болгарія», НиколайДенков очолюватиме уряд впродовж дев’яти місяців.</text:p>
      <text:p text:style-name="P4">
У квітні глава МЗС Болгарії Николай Милков <text:a xlink:type="simple" xlink:href="https://www.ukrinform.ua/rubric-world/3701589-u-bolgarii-zaavili-pro-bezprecedentni-gibridni-ataki-z-boku-rosii.html" text:style-name="Internet_20_link" text:visited-style-name="Visited_20_Internet_20_Link">
 заявив</text:a>
 , що його країна стикається збезпрецедентними гібридними нападами з боку Росії.</text:p>
      <text:p text:style-name="P4">
Source: <text:a xlink:type="simple" xlink:href="https://www.ukrinform.ua/rubric-world/3731853-urad-bolgarii-provede-reformu-specsluzb-vikrivatimut-rosijskih-agentiv.html" text:style-name="Internet_20_link" text:visited-style-name="Visited_20_Internet_20_Link">
https://www.ukrinform.ua/rubric-world/3731853-urad-bolgarii-provede-reformu-specsluzb-vikrivatimut-rosijskih-agentiv.html</text:a>
</text:p>
      <!--NEWS-->
      <text:h text:style-name="P10" text:outline-level="1">
<text:span text:style-name="T4">
Північний апеляційний господарський суд Києва відхилив апеляційну скаргу УПЦ МП</text:span>
</text:h>
      <text:p text:style-name="P4">
Authors: Ukrinform (Person)</text:p>
      <text:p text:style-name="P4">
Publisher: Укринформ (Organization)</text:p>
      <text:p text:style-name="P4">
Published Time: 2023-07-05T16:27:00+03:00</text:p>
      <text:p text:style-name="P4">
Modified Time: 2023-07-05T23:27:00+03:00</text:p>
      <text:p text:style-name="P4">
Description: Північний апеляційний господарський суд міста Києва залишив без змін вирок столичного Господарського суду, який заборонив УПЦ МП перешкоджати роботі комісії Мінкульту на території Києво-Печерської лаври. — Укрінформ.</text:p>
      <text:p text:style-name="P4">
Images: ['<text:a xlink:type="simple" xlink:href="https://static.ukrinform.com/photos/2017_12/thumb_files/630_360_1514464397-1884.jpg" text:style-name="Internet_20_link" text:visited-style-name="Visited_20_Internet_20_Link">
630_360_15144...</text:a>
']</text:p>
      <text:p text:style-name="P4">
Tags: ['Культура', 'Суд', 'Міністерство культури', 'Київська Лавра']</text:p>
      <text:p text:style-name="P4">
Type: Article</text:p>
      <!--METADATA-->
      <text:p text:style-name="P4">
<draw:frame draw:style-name="fr1" draw:name="Image110" text:anchor-type="as-char" svg:width="6.9236in" svg:height="3.956343in" draw:z-index="0">
<draw:image xlink:href="../Images/yкринформ/2023-07-05T16-27-00-03-00/630_360_1514464397-1884.jpg" xlink:type="simple" xlink:show="embed" xlink:actuate="onLoad" draw:mime-type="image/jpeg"/>
</draw:frame>
 Північнийапеляційний господарський суд міста Києва залишив без змін вирок столичногоГосподарського суду, який заборонив УПЦ МП перешкоджати роботі комісіїМінкульту на території Києво-Печерської лаври.</text:p>
      <text:p text:style-name="P4">
Про це передає Укрінформ із <text:a xlink:type="simple" xlink:href="https://www.facebook.com/100068226896722/posts/pfbid025VRi42AZhdi15ChqKWYrxLK9NHoGx8tkGAWzZTL2an1ypZD4u5ZM8JcHWknUHHrDl" text:style-name="Internet_20_link" text:visited-style-name="Visited_20_Internet_20_Link">
 посиланням</text:a>
на Міністерство культури та інформаційної політики України.</text:p>
      <text:p text:style-name="P4">
"Сьогодні, за результатами розгляду апеляційної скарги Північним апеляційнимгосподарським судом апеляційну скаргу УПЦ МП залишено без задоволення, аухвалу Господарського суду міста Києва від 24.04.2023 про забезпечення позовуу справі №910/5094/23 залишено без змін", - йдеться у повідомленні.</text:p>
      <text:p text:style-name="P4">
<text:span text:style-name="T4">
Читайте також:</text:span>
 <text:span text:style-name="T4">
<text:a xlink:type="simple" xlink:href="https://www.ukrinform.ua/rubric-society/3731757-epifanij-pro-perehid-kievopecerskoi-ta-pocaivskoi-lavri-potribno-triski-poterpiti.html" text:style-name="Internet_20_link" text:visited-style-name="Visited_20_Internet_20_Link">
 Епіфаній - про перехід Києво-Печерської та Почаївськоїлаври до ПЦУ: Потрібно трішки потерпіти </text:a>
 </text:span>
</text:p>
      <text:p text:style-name="P4">
Нагадаємо: 24 квітня 2023 року Господарський суд міста Києва задовольнив заявуНаціонального заповідника «Києво-Печерська лавра» в якій той просив заборонитиУПЦ МП перешкоджати роботі комісії Міністерства культури та інформаційноїполітики на території Києво-Печерської лаври до закінчення судового розглядупозову про усунення перешкод у користуванні майном Заповідника.</text:p>
      <text:p text:style-name="P4">
<text:span text:style-name="T4">
Читайте також:</text:span>
 <text:span text:style-name="T4">
<text:a xlink:type="simple" xlink:href="https://www.ukrinform.ua/rubric-kyiv/3731644-u-kievopecerskij-lavri-vveli-obmezenna-na-vhid.html" text:style-name="Internet_20_link" text:visited-style-name="Visited_20_Internet_20_Link">
 У Києво-Печерській лаврі ввели обмеження на вхід</text:a>
 </text:span>
</text:p>
      <text:p text:style-name="P4">
Не погоджуючись з таким рішенням суду УПЦ МП подав апеляційну скаргу, в якійпросив скасувати рішення суду.</text:p>
      <text:p text:style-name="P4">
Source: <text:a xlink:type="simple" xlink:href="https://www.ukrinform.ua/rubric-kyiv/3732022-pivnicnij-apelacijnij-gospodarskij-sud-kieva-vidhiliv-apelacijnu-skargu-upc-mp.html" text:style-name="Internet_20_link" text:visited-style-name="Visited_20_Internet_20_Link">
https://www.ukrinform.ua/rubric-kyiv/3732022-pivnicnij-apelacijnij-gospodarskij-sud-kieva-vidhiliv-apelacijnu-skargu-upc-mp.html</text:a>
</text:p>
      <!--NEWS-->
      <text:h text:style-name="P10" text:outline-level="1">
<text:span text:style-name="T4">
Російські хакери паралізували роботу порту в Японії - вимагають викуп</text:span>
</text:h>
      <text:p text:style-name="P4">
Authors: Ukrinform (Person)</text:p>
      <text:p text:style-name="P4">
Publisher: Укринформ (Organization)</text:p>
      <text:p text:style-name="P4">
Published Time: 2023-07-05T16:29:00+03:00</text:p>
      <text:p text:style-name="P4">
Modified Time: 2023-07-05T16:29:00+03:00</text:p>
      <text:p text:style-name="P4">
Description: Внаслідок кібератаки російської хакерської групи LockBit 3.0 другий день не працює найбільший вантажний порт Японії Нагоя, через який здійснюється більшість експортно-імпортних операцій компанії Toyota Motor. — Укрінформ.</text:p>
      <text:p text:style-name="P4">
Images: ['<text:a xlink:type="simple" xlink:href="https://static.ukrinform.com/photos/2023_07/thumb_files/630_360_1688563178-253.png" text:style-name="Internet_20_link" text:visited-style-name="Visited_20_Internet_20_Link">
630_360_16885...</text:a>
']</text:p>
      <text:p text:style-name="P4">
Tags: ['Японія', 'Порт', 'Росія', 'Хакери']</text:p>
      <text:p text:style-name="P4">
Type: Article</text:p>
      <!--METADATA-->
      <text:p text:style-name="P4">
<draw:frame draw:style-name="fr1" draw:name="Image111" text:anchor-type="as-char" svg:width="6.9236in" svg:height="3.956343in" draw:z-index="0">
<draw:image xlink:href="../Images/yкринформ/2023-07-05T16-29-00-03-00/630_360_1688563178-253.png" xlink:type="simple" xlink:show="embed" xlink:actuate="onLoad" draw:mime-type="image/png"/>
</draw:frame>
 Внаслідоккібератаки російської хакерської групи LockBit 3.0 другий день не працюєнайбільший вантажний порт Японії Нагоя, через який здійснюється більшістьекспортно-імпортних операцій компанії Toyota Motor.</text:p>
      <text:p text:style-name="P4">
Про це з посиланням на адміністрацію порту повідомляє <text:a xlink:type="simple" xlink:href="https://english.kyodonews.net/news/2023/07/3ec31b352357-japans-biggest-port-hit-by-suspected-cyberattack-operations-halted.html" text:style-name="Internet_20_link" text:visited-style-name="Visited_20_Internet_20_Link">
 Kyodo</text:a>
 , передає Укрінформ.</text:p>
      <text:p text:style-name="P4">
<text:a xlink:type="simple" xlink:href="https://www.ukrinform.ua/tag-hakeri" text:style-name="Internet_20_link" text:visited-style-name="Visited_20_Internet_20_Link">
 Хакери </text:a>
 заблокували операційну системупорту й висунули вимогу викупу в обмін на відновлення її роботи.</text:p>
      <text:p text:style-name="P4">
Наразі порт не проводить завантажень і розвантажень контейнерів, а йогооператор має намір відновити роботу до ранку четверга.</text:p>
      <text:p text:style-name="P4">
За даними адміністрації порту, системний збій стався близько 6:30 ранку увівторок, коли один із працівників порту не зміг запустити ПК.</text:p>
      <text:p text:style-name="P4">
Як розповів Kyodo представник портової адміністрації, повідомлення про те, щокомп’ютерна система була заражена програмою-вимагачем, якимось чином булонадіслане на принтер.</text:p>
      <text:p text:style-name="P4">
<text:span text:style-name="T4">
Читайте також:</text:span>
 <text:a xlink:type="simple" xlink:href="https://www.ukrinform.ua/rubric-ato/3730002-rosijski-hakeri-rozsilaut-fejkovi-listi-pro-vidpustki-dla-vijskovih-zsu.html" text:style-name="Internet_20_link" text:visited-style-name="Visited_20_Internet_20_Link">
 <text:span text:style-name="T4">
Російські</text:span>
 <text:span text:style-name="T4">
хакери</text:span>
 <text:span text:style-name="T4">
розсилають</text:span>
 <text:span text:style-name="T4">
фейкові</text:span>
<text:span text:style-name="T4">
листи</text:span>
 <text:span text:style-name="T4">
про</text:span>
 <text:span text:style-name="T4">
відпустки</text:span>
 <text:span text:style-name="T4">
для</text:span>
 <text:span text:style-name="T4">
військових</text:span>
 <text:span text:style-name="T4">
ЗСУ</text:span>
</text:a>
</text:p>
      <text:p text:style-name="P4">
Порт Нагоя є головним для експорту та імпорту Toyota. Виробник автомобілівзаявив, що не може завантажити або вивантажити автозапчастини й автомобілічерез збій, проте в компанії наголосили, що збоїв в її виробництві чи порушеньлогістики готових транспортних засобів не сталося.</text:p>
      <text:p text:style-name="P4">
Нагоя є найбільшим портом Японії з 2002 року. Його вантажообіг у 2021 роцідосяг 177,79 млн тонн.</text:p>
      <text:p text:style-name="P4">
Як повідомляв Укрінформ, <text:a xlink:type="simple" xlink:href="https://www.ukrinform.ua/rubric-world/3729042-u-kazahstani-zatrimali-rosijskogo-itsnika-akogo-rozsukuut-vasington-i-moskva-zmi.html" text:style-name="Internet_20_link" text:visited-style-name="Visited_20_Internet_20_Link">
 влада Казахстану затримала російського експерта зкібербезпеки </text:a>
 ,якого розшукують Сполучені Штати. Москва заявила, що також домагатиметься йогоекстрадиції.</text:p>
      <text:p text:style-name="P4">
<text:span text:style-name="T5">
Фото: Kyodo</text:span>
</text:p>
      <text:p text:style-name="P4">
Source: <text:a xlink:type="simple" xlink:href="https://www.ukrinform.ua/rubric-world/3731856-rosijski-hakeri-paralizuvali-robotu-portu-v-aponii-vimagaut-vikup.html" text:style-name="Internet_20_link" text:visited-style-name="Visited_20_Internet_20_Link">
https://www.ukrinform.ua/rubric-world/3731856-rosijski-hakeri-paralizuvali-robotu-portu-v-aponii-vimagaut-vikup.html</text:a>
</text:p>
      <!--NEWS-->
      <text:h text:style-name="P10" text:outline-level="1">
<text:span text:style-name="T4">
Ексгенпрокурор Луценко йде з армії через інвалідність</text:span>
</text:h>
      <text:p text:style-name="P4">
Authors: Ukrinform (Person)</text:p>
      <text:p text:style-name="P4">
Publisher: Укринформ (Organization)</text:p>
      <text:p text:style-name="P4">
Published Time: 2023-07-05T16:30:30+03:00</text:p>
      <text:p text:style-name="P4">
Modified Time: 2023-07-05T16:30:30+03:00</text:p>
      <text:p text:style-name="P4">
Description: Колишній генпрокурор Юрій Луценко йде з армії через встановлення у нього військовою лікарською комісією інвалідності. — Укрінформ.</text:p>
      <text:p text:style-name="P4">
Images: ['<text:a xlink:type="simple" xlink:href="https://static.ukrinform.com/photos/2023_07/thumb_files/630_360_1688563641-350.jpg" text:style-name="Internet_20_link" text:visited-style-name="Visited_20_Internet_20_Link">
630_360_16885...</text:a>
']</text:p>
      <text:p text:style-name="P4">
Tags: ['Армія', 'Інвалідність', 'Юрій Луценко']</text:p>
      <text:p text:style-name="P4">
Type: Article</text:p>
      <!--METADATA-->
      <text:p text:style-name="P4">
<draw:frame draw:style-name="fr1" draw:name="Image112" text:anchor-type="as-char" svg:width="6.9236in" svg:height="3.956343in" draw:z-index="0">
<draw:image xlink:href="../Images/yкринформ/2023-07-05T16-30-30-03-00/630_360_1688563641-350.jpg" xlink:type="simple" xlink:show="embed" xlink:actuate="onLoad" draw:mime-type="image/jpeg"/>
</draw:frame>
 Колишнійгенпрокурор Юрій Луценко йде з армії через встановлення у нього військовоюлікарською комісією інвалідності.</text:p>
      <text:p text:style-name="P4">
Про це він повідомив на своїй сторінці у <text:a xlink:type="simple" xlink:href="http://www.facebook.com/LlutsenkoYuri/posts/pfbid02cbUA38GjH7xV5nBfjWto1L3wBeVGMmEcdrud7NurznGcZ6sWKNxJAkHQ76KhdQ57l" text:style-name="Internet_20_link" text:visited-style-name="Visited_20_Internet_20_Link">
 Фейсбуці</text:a>
, передає Укрінформ.</text:p>
      <text:p text:style-name="P4">
" <text:a xlink:type="simple" xlink:href="https://www.ukrinform.ua/tag-kiiv" text:style-name="Internet_20_link" text:visited-style-name="Visited_20_Internet_20_Link">
 Київ </text:a>
 , Миколаївщина, Бахмут. Честьбуло служити в такій Армії, з такими людьми, в такий час. Але фізіологіяневблаганна – військова лікарська комісія встановила інвалідність, що призвелодо наказу про зняття з військового обліку", – йдеться у дописі Луценка.</text:p>
      <text:p text:style-name="P4">
Він додав, що тепер збирається наближати перемогу як волонтер.</text:p>
      <text:p text:style-name="P4">
Як повідомляв Укрінформ, Луценко очолював Генпрокуратуру упродовж 2016-2019рр.</text:p>
      <text:p text:style-name="P4">
<text:span text:style-name="T4">
Читайте також:</text:span>
 <text:a xlink:type="simple" xlink:href="https://www.ukrinform.ua/rubric-sports/3711579-vasuk-vstupiv-do-lav-nacgvardii-ukraini.html" text:style-name="Internet_20_link" text:visited-style-name="Visited_20_Internet_20_Link">
 <text:span text:style-name="T4">
Ващук</text:span>
 вступив до лав Нацгвардії України</text:a>
</text:p>
      <text:p text:style-name="P4">
Також він двічі – у 2005-2006 рр. і в 2007-2010 рр. – обіймав посаду міністравнутрішніх справ.</text:p>
      <text:p text:style-name="P4">
У лютому 2023 року Луценко був призначений командиром взводу ударнихбезпілотних комплексів.</text:p>
      <text:p text:style-name="P4">
У вересні 2020 року Луценко повідомляв, що лікується від раку у Німеччині.</text:p>
      <text:p text:style-name="P4">
Source: <text:a xlink:type="simple" xlink:href="https://www.ukrinform.ua/rubric-polytics/3731857-eksgenprokuror-lucenko-jde-z-armii-cerez-invalidnist.html" text:style-name="Internet_20_link" text:visited-style-name="Visited_20_Internet_20_Link">
https://www.ukrinform.ua/rubric-polytics/3731857-eksgenprokuror-lucenko-jde-z-armii-cerez-invalidnist.html</text:a>
</text:p>
      <!--NEWS-->
      <text:h text:style-name="P10" text:outline-level="1">
<text:span text:style-name="T4">
Росіяни обстріляли Вовчанськ - поранений чоловік</text:span>
</text:h>
      <text:p text:style-name="P4">
Authors: Ukrinform (Person)</text:p>
      <text:p text:style-name="P4">
Publisher: Укринформ (Organization)</text:p>
      <text:p text:style-name="P4">
Published Time: 2023-07-05T16:34:00+03:00</text:p>
      <text:p text:style-name="P4">
Modified Time: 2023-07-05T16:34:00+03:00</text:p>
      <text:p text:style-name="P4">
Description: Російські війська вдень обстріляли прикордонне місто Вовчанськ на Харківщині, внаслідок чого одна людина зазнала поранень.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Поранені', 'Харківщина']</text:p>
      <text:p text:style-name="P4">
Type: Article</text:p>
      <!--METADATA-->
      <text:p text:style-name="P4">
<draw:frame draw:style-name="fr1" draw:name="Image113" text:anchor-type="as-char" svg:width="6.9236in" svg:height="3.956343in" draw:z-index="0">
<draw:image xlink:href="../Images/yкринформ/2023-07-05T16-34-00-03-00/630_360_1538997483-946.jpg" xlink:type="simple" xlink:show="embed" xlink:actuate="onLoad" draw:mime-type="image/jpeg"/>
</draw:frame>
 Російськівійська вдень обстріляли прикордонне місто Вовчанськ на Харківщині, внаслідокчого одна людина зазнала поранень.</text:p>
      <text:p text:style-name="P4">
Про це повідомила в <text:a xlink:type="simple" xlink:href="http://t.me/kharkivoda/10737" text:style-name="Internet_20_link" text:visited-style-name="Visited_20_Internet_20_Link">
 Телеграмі </text:a>
 пресслужбаХарківської ОВА, передає Укрінформ.</text:p>
      <text:p text:style-name="P4">
“Сьогодні вдень під ворожим обстрілом опинилося місто Вовчанськ Чугуївськогорайону. Внаслідок удару осколкове поранення дістав 54-річний чоловік.Потерпілого ушпиталили в стані середньої тяжкості”, - поінформували вадміністрації.</text:p>
      <text:p text:style-name="P4">
<text:span text:style-name="T4">
Читайте також:</text:span>
 <text:a xlink:type="simple" xlink:href="https://www.ukrinform.ua/rubric-regions/3731811-stan-postrazdalogo-u-pervomajskomu-nemovlati-serednoi-vazkosti.html" text:style-name="Internet_20_link" text:visited-style-name="Visited_20_Internet_20_Link">
 Стан постраждалого у Первомайському немовляти – середньоїважкості </text:a>
</text:p>
      <text:p text:style-name="P4">
Як повідомляв Укрінформ, на Харківщині внаслідок <text:a xlink:type="simple" xlink:href="https://www.ukrinform.ua/tag-obstril" text:style-name="Internet_20_link" text:visited-style-name="Visited_20_Internet_20_Link">
 обстрілів</text:a>
 , які війська РФ здійснили минулоїночі, <text:a xlink:type="simple" xlink:href="https://www.ukrinform.ua/rubric-regions/3731656-na-harkivsini-vnaslidok-nicnih-obstriliv-postrazdali-cetvero-ludej.html" text:style-name="Internet_20_link" text:visited-style-name="Visited_20_Internet_20_Link">
 постраждали </text:a>
 четверолюдей.</text:p>
      <text:p text:style-name="P4">
Source: <text:a xlink:type="simple" xlink:href="https://www.ukrinform.ua/rubric-ato/3731859-rosiani-obstrilali-vovcansk-poranenij-colovik.html" text:style-name="Internet_20_link" text:visited-style-name="Visited_20_Internet_20_Link">
https://www.ukrinform.ua/rubric-ato/3731859-rosiani-obstrilali-vovcansk-poranenij-colovik.html</text:a>
</text:p>
      <!--NEWS-->
      <text:h text:style-name="P10" text:outline-level="1">
<text:span text:style-name="T4">
До Угорщини приїхав із візитом міністр охорони здоров'я РФ</text:span>
</text:h>
      <text:p text:style-name="P4">
Authors: Ukrinform (Person)</text:p>
      <text:p text:style-name="P4">
Publisher: Укринформ (Organization)</text:p>
      <text:p text:style-name="P4">
Published Time: 2023-07-05T16:38:56+03:00</text:p>
      <text:p text:style-name="P4">
Modified Time: 2023-07-05T16:38:56+03:00</text:p>
      <text:p text:style-name="P4">
Description: В Угорщині в середу прийняли міністра охорони здоров’я Росії, що є рідкісним випадком візиту російського чиновника до держави-члена ЄС і НАТО. — Укрінформ.</text:p>
      <text:p text:style-name="P4">
Images: ['<text:a xlink:type="simple" xlink:href="https://static.ukrinform.com/photos/2023_07/thumb_files/630_360_1688563551-919.jpeg" text:style-name="Internet_20_link" text:visited-style-name="Visited_20_Internet_20_Link">
630_360_16885...</text:a>
']</text:p>
      <text:p text:style-name="P4">
Tags: ['Угорщина', 'Візит', 'Росія', 'Сіярто']</text:p>
      <text:p text:style-name="P4">
Type: Article</text:p>
      <!--METADATA-->
      <text:p text:style-name="P4">
<draw:frame draw:style-name="fr1" draw:name="Image114" text:anchor-type="as-char" svg:width="6.9236in" svg:height="3.956343in" draw:z-index="0">
<draw:image xlink:href="../Images/yкринформ/2023-07-05T16-38-56-03-00/630_360_1688563551-919.jpeg" xlink:type="simple" xlink:show="embed" xlink:actuate="onLoad" draw:mime-type="image/jpeg"/>
</draw:frame>
 ВУгорщині в середу прийняли міністра охорони здоров’я Росії, що є рідкіснимвипадком візиту російського чиновника до держави-члена ЄС і НАТО.</text:p>
      <text:p text:style-name="P4">
Як передає Укрінформ, про це повідомляє <text:a xlink:type="simple" xlink:href="https://www.reuters.com/world/europe/hungary-hosts-russian-cabinet-minister-aims-keep-channels-open-2023-07-05/" text:style-name="Internet_20_link" text:visited-style-name="Visited_20_Internet_20_Link">
 Reuters</text:a>
 .</text:p>
      <text:p text:style-name="P4">
Очільник угорського МЗС Петер Сіярто провів у Будапешті спільнупресконференцію з міністром охорони здоров’я Росії Михайлом Мурашком.</text:p>
      <text:p text:style-name="P4">
За словами Сіярто, <text:a xlink:type="simple" xlink:href="https://www.ukrinform.ua/tag-ugorsina" text:style-name="Internet_20_link" text:visited-style-name="Visited_20_Internet_20_Link">
 Угорщина </text:a>
 хотілазберегти «канали зв’язку відкритими» з РФ та продовжувати «розумну іпрагматичну співпрацю».</text:p>
      <text:p text:style-name="P4">
Водночас глава МЗС Угорщини засудив війну Росії проти України в загальнихрисах і закликав до мирних переговорів, проте також розкритикував постачаннязброї в Україну і не звинуватив прямо Росію у вторгненні.</text:p>
      <text:p text:style-name="P4">
<text:span text:style-name="T4">
Читайте також:</text:span>
 <text:a xlink:type="simple" xlink:href="https://www.ukrinform.ua/rubric-polytics/3731565-the-economist-opublikuvav-rejting-korisnih-idiotiv-putina-na-coli-z-ugorsinou-ta-avstrieu.html" text:style-name="Internet_20_link" text:visited-style-name="Visited_20_Internet_20_Link">
 The Economist опублікував рейтинг «корисних ідіотівПутіна» на чолі з <text:span text:style-name="T4">
Угорщино</text:span>
 ю та Австрією</text:a>
</text:p>
      <text:p text:style-name="P4">
«Ми найрішучішим чином засуджуємо війну, але водночас вважаємо, що постачаннязброї продовжує її», – сказав Сійярто і додав, що Угорщина не постачатимезброї Україні.</text:p>
      <text:p text:style-name="P4">
За його очікуваннями, російське агентство з ядерної енергетики «Росатом» маєпобудувати два нові реактори на угорській електростанції «Пакш» до 2030 та2031 років.</text:p>
      <text:p text:style-name="P4">
Мурашко дав позитивну оцінку очікуванням Сіярто щодо проєкту. Російськийміністр зазначив, що Москва підтримуватиме роботу угорських компаній натериторії РФ, зокрема це стосується OTP Банку та виробника ліків Richter.</text:p>
      <text:p text:style-name="P4">
<text:span text:style-name="T4">
Читайте також:</text:span>
 <text:a xlink:type="simple" xlink:href="https://www.ukrinform.ua/rubric-world/3730892-ugorsina-prosit-es-prodovziti-vinatok-iz-sankcij-na-eksport-rosijskih-naftoproduktiv.html" text:style-name="Internet_20_link" text:visited-style-name="Visited_20_Internet_20_Link">
 <text:span text:style-name="T4">
Угорщина</text:span>
 просить ЄС продовжити виняток із санкцій наекспорт російських нафтопродуктів </text:a>
</text:p>
      <text:p text:style-name="P4">
Глава угорського зовнішньополітичного відомства також повторив, що Угорщина непідтримає наступного траншу Європейського фонду миру Україні.</text:p>
      <text:p text:style-name="P4">
Раніше Сіярто заявив, що Будапешт <text:a xlink:type="simple" xlink:href="https://www.ukrinform.ua/rubric-economy/3731573-ugorsina-obicae-i-nadali-blokuvati-vijskovu-dopomogu-ukraini.html" text:style-name="Internet_20_link" text:visited-style-name="Visited_20_Internet_20_Link">
 блокуватиме черговий транш</text:a>
 військової підтримки для України,поки угорський банк OTP лишатиметься у списку спонсорів війни.</text:p>
      <text:p text:style-name="P4">
Як повідомляв Укрінформ, британський журнал The Economist <text:a xlink:type="simple" xlink:href="https://www.ukrinform.ua/rubric-polytics/3731565-the-economist-opublikuvav-rejting-korisnih-idiotiv-putina-na-coli-z-ugorsinou-ta-avstrieu.html" text:style-name="Internet_20_link" text:visited-style-name="Visited_20_Internet_20_Link">
 склав рейтингєвропейських країн </text:a>
 , які наразі є найбільшими, у тому числі мимовільними,пособниками російського режиму – на чолі з Угорщиною та Австрією.</text:p>
      <text:p text:style-name="P4">
<text:span text:style-name="T5">
Фото: EPA</text:span>
</text:p>
      <text:p text:style-name="P4">
Source: <text:a xlink:type="simple" xlink:href="https://www.ukrinform.ua/rubric-world/3731861-do-ugorsini-priihav-iz-vizitom-ministr-ohoroni-zdorova-rf.html" text:style-name="Internet_20_link" text:visited-style-name="Visited_20_Internet_20_Link">
https://www.ukrinform.ua/rubric-world/3731861-do-ugorsini-priihav-iz-vizitom-ministr-ohoroni-zdorova-rf.html</text:a>
</text:p>
      <!--NEWS-->
      <text:h text:style-name="P10" text:outline-level="1">
<text:span text:style-name="T4">
ДБР торік порушило 12 кримінальних справ проти суддів за держзраду</text:span>
</text:h>
      <text:p text:style-name="P4">
Authors: Ukrinform (Person)</text:p>
      <text:p text:style-name="P4">
Publisher: Укринформ (Organization)</text:p>
      <text:p text:style-name="P4">
Published Time: 2023-07-05T16:50:00+03:00</text:p>
      <text:p text:style-name="P4">
Modified Time: 2023-07-05T16:50:00+03:00</text:p>
      <text:p text:style-name="P4">
Description: Слідчі Державного бюро розслідувань минулого року розпочали 12 кримінальних проваджень щодо суддів за статтею про державну зраду. — Укрінформ.</text:p>
      <text:p text:style-name="P4">
Images: ['<text:a xlink:type="simple" xlink:href="https://static.ukrinform.com/photos/2020_01/thumb_files/630_360_1579708345-492.jpg" text:style-name="Internet_20_link" text:visited-style-name="Visited_20_Internet_20_Link">
630_360_15797...</text:a>
']</text:p>
      <text:p text:style-name="P4">
Tags: ['Судді', 'Держбюро розслідувань', 'Держзрада']</text:p>
      <text:p text:style-name="P4">
Type: Article</text:p>
      <!--METADATA-->
      <text:p text:style-name="P4">
<draw:frame draw:style-name="fr1" draw:name="Image115" text:anchor-type="as-char" svg:width="6.9236in" svg:height="3.956343in" draw:z-index="0">
<draw:image xlink:href="../Images/yкринформ/2023-07-05T16-50-00-03-00/630_360_1579708345-492.jpg" xlink:type="simple" xlink:show="embed" xlink:actuate="onLoad" draw:mime-type="image/jpeg"/>
</draw:frame>
 СлідчіДержавного бюро розслідувань минулого року розпочали 12 кримінальнихпроваджень щодо суддів за статтею про державну зраду.</text:p>
      <text:p text:style-name="P4">
Про це в <text:a xlink:type="simple" xlink:href="https://www.ukrinform.ua/rubric-polytics/3731742-grigorij-usik-golova-visoi-radi-pravosudda.html" text:style-name="Internet_20_link" text:visited-style-name="Visited_20_Internet_20_Link">
 інтерв’ю Укрінформу </text:a>
 повідомивголова Вищої ради правосуддя Григорій Усик.</text:p>
      <text:p text:style-name="P4">
“У процесі підготовки звіту про незалежність судової влади за минулий рікотримали інформацію, що слідчі Державного бюро розслідувань розпочали 12кримінальних проваджень про кримінальні правопорушення, передбачених статтею111 (ст. 111 Кримінального кодексу України (державна зрада) – ред.), вчиненими<text:a xlink:type="simple" xlink:href="https://www.ukrinform.ua/tag-suddi" text:style-name="Internet_20_link" text:visited-style-name="Visited_20_Internet_20_Link">
 суддями </text:a>
 під час воєнного стану. Всьогобуло 27 таких кримінальних проваджень, 5 суддям повідомили про підозру, двохоголосили в розшук. Більше інформації та конкретики по кожному із суддів унас, на жаль, немає”, - сказав Усик.</text:p>
      <text:p text:style-name="P4">
Він розповів, що ВРП робила запити у відповідні органи щодо надання інформаціїпро колабораційну діяльність суддів, але такої інформації їй не надали.</text:p>
      <text:p text:style-name="P4">
<text:span text:style-name="T4">
Читайте також:</text:span>
 <text:a xlink:type="simple" xlink:href="https://www.ukrinform.ua/rubric-society/3731847-kilkist-suddiv-u-novomu-kiivskomu-okruznomu-sudi-planuut-viznaciti-na-zasidanni-vrp.html" text:style-name="Internet_20_link" text:visited-style-name="Visited_20_Internet_20_Link">
 Кількість суддів у новому Київському окружному судіпланують визначити на засіданні ВРП </text:a>
</text:p>
      <text:p text:style-name="P4">
“Тут зрозуміло, оскільки до набрання вироком законної сили особа не може бутивизнана винною у скоєнні злочину. Взагалі довести причетність доколабораційної діяльності складно, оскільки дуже важко здобути прямі докази тапідтвердження такої діяльності”, - зауважив голова ВРП.</text:p>
      <text:p text:style-name="P4">
Усик також повідомив, що за інформацією Державної судової адміністраціїУкраїни, станом на зараз на тимчасово непідконтрольних українській владітериторіях знаходяться 54 суди: 8 – у Донецькій області, 16 – у Запорізькій,16 – у Луганській області та 14 – у Херсонській області.</text:p>
      <text:p text:style-name="P4">
“На жаль, ми не володіємо інформацією про суддів, які залишилися на ТОТ”, -підкреслив голова ВРП.</text:p>
      <text:p text:style-name="P4">
Як повідомлялося, <text:a xlink:type="simple" xlink:href="https://www.ukrinform.ua/rubric-society/3705288-vrp-nadala-zgodu-na-utrimanna-pid-vartou-suddi-bogomolovoi.html" text:style-name="Internet_20_link" text:visited-style-name="Visited_20_Internet_20_Link">
 5 травня 2023 року Вища рада правосуддя надала згоду наутримання під вартою судді Полтавського районного суду Полтавської областіЛариси Богомолової </text:a>
 (переведеної ізБердянського міськрайонного суду Запорізької області), яка підозрюється удержавній зраді.</text:p>
      <text:p text:style-name="P4">
22 червня Вища рада правосуддя продовжила до 22 серпня 2023 року відстороненнясудді Бердянського міськрайонного суду Запорізької області Лариси Богомоловоївід здійснення правосуддя у зв’язку з притягненням до кримінальноївідповідальності.</text:p>
      <text:p text:style-name="P4">
Source: <text:a xlink:type="simple" xlink:href="https://www.ukrinform.ua/rubric-society/3731869-dbr-torik-porusilo-12-kriminalnih-sprav-proti-suddiv-za-derzzradu.html" text:style-name="Internet_20_link" text:visited-style-name="Visited_20_Internet_20_Link">
https://www.ukrinform.ua/rubric-society/3731869-dbr-torik-porusilo-12-kriminalnih-sprav-proti-suddiv-za-derzzradu.html</text:a>
</text:p>
      <!--NEWS-->
      <text:h text:style-name="P10" text:outline-level="1">
<text:span text:style-name="T4">
У Вінниці викрили зловмисника, який наживався на поранених захисниках</text:span>
</text:h>
      <text:p text:style-name="P4">
Authors: Ukrinform (Person)</text:p>
      <text:p text:style-name="P4">
Publisher: Укринформ (Organization)</text:p>
      <text:p text:style-name="P4">
Published Time: 2023-07-05T16:51:00+03:00</text:p>
      <text:p text:style-name="P4">
Modified Time: 2023-07-05T16:51:00+03:00</text:p>
      <text:p text:style-name="P4">
Description: У Вінниці викрили псевдоконтррозвідника, який наживався на поранених захисниках. — Укрінформ.</text:p>
      <text:p text:style-name="P4">
Images: ['<text:a xlink:type="simple" xlink:href="https://static.ukrinform.com/photos/2023_07/thumb_files/630_360_1688564638-988.jpeg" text:style-name="Internet_20_link" text:visited-style-name="Visited_20_Internet_20_Link">
630_360_16885...</text:a>
']</text:p>
      <text:p text:style-name="P4">
Tags: ['Поліція', 'Реабілітація', 'Шахрайство', 'Військові']</text:p>
      <text:p text:style-name="P4">
Type: Article</text:p>
      <!--METADATA-->
      <text:p text:style-name="P4">
<draw:frame draw:style-name="fr1" draw:name="Image116" text:anchor-type="as-char" svg:width="6.9236in" svg:height="3.956343in" draw:z-index="0">
<draw:image xlink:href="../Images/yкринформ/2023-07-05T16-51-00-03-00/630_360_1688564638-988.jpeg" xlink:type="simple" xlink:show="embed" xlink:actuate="onLoad" draw:mime-type="image/jpeg"/>
</draw:frame>
 У Вінницівикрили псевдоконтррозвідника, який наживався на поранених захисниках.</text:p>
      <text:p text:style-name="P4">
Про це повідомляє <text:a xlink:type="simple" xlink:href="https://vn.npu.gov.ua/news/u-vinnytsi-psevdokontrrozvidnyk-nazhyvavsia-na-poranenykh-zakhysnykakh-politsiia-ta-sbu-vykryly-zlovmysnyka" text:style-name="Internet_20_link" text:visited-style-name="Visited_20_Internet_20_Link">
 Відділ комунікації поліції Вінницької області</text:a>
 , передаєУкрінформ.</text:p>
      <text:p text:style-name="P4">
За даними правоохоронців, 36-річний безробітний вінничанин знайомився іззахисниками, які проходили <text:a xlink:type="simple" xlink:href="https://www.ukrinform.ua/tag-reabilitacia" text:style-name="Internet_20_link" text:visited-style-name="Visited_20_Internet_20_Link">
 реабілітацію </text:a>
 або лікування у медзакладах області, називався співробітникомконтррозвідки Служби безпеки України і пропонував «допомогу» у вирішеннірізних питань.</text:p>
      <text:p text:style-name="P4">
</text:p>
      <text:p text:style-name="P4">
"За винагороду у кілька тисяч доларів 36-річний вінничанин пропонувавпораненому на фронті військовослужбовцю «посприяти» у переведенні до іншоголікувального закладу з подальшим визнанням його обмежено придатним дляпроходження військової служби у бойових підрозділах Збройних сил України", -йдеться у повідомленні.</text:p>
      <text:p text:style-name="P4">
Його затримали у Вінниці під час одержання частини грошей - двох тисячдоларів.</text:p>
      <text:p text:style-name="P4">
<text:span text:style-name="T4">
Читайте також:</text:span>
 <text:a xlink:type="simple" xlink:href="https://www.ukrinform.ua/rubric-society/3729210-17-vijskovih-i-civilnih-iz-travmami-spinnogo-mozku-projsli-kurs-aktivnoi-reabilitacii.html" text:style-name="Internet_20_link" text:visited-style-name="Visited_20_Internet_20_Link">
 17 військових і цивільних із травмами спинного мозкупройшли курс активної реабілітації </text:a>
</text:p>
      <text:p text:style-name="P4">
Під час обшуків правоохоронці вилучили докази протиправної діяльностічоловіка. Також у зловмисника поліцейські виявили набої до автоматичної зброї.</text:p>
      <text:p text:style-name="P4">
Слідчі перевіряють причетність зловмисника до аналогічних злочинів.</text:p>
      <text:p text:style-name="P4">
</text:p>
      <text:p text:style-name="P4">
До обрання запобіжного заходу він перебуватиме в ізоляторі тимчасовоготримання.</text:p>
      <text:p text:style-name="P4">
Дії затриманого слідчі слідчого управління обласного главку поліціїкваліфікували за ч. 3 ст. 190 (Шахрайство), ч. 3 ст. 369-2 (Зловживаннявпливом) Кримінального кодексу України. За останньою статтею затриманомуповідомлено про підозру.</text:p>
      <text:p text:style-name="P4">
Фігуранту загрожує до 8 років позбавлення волі з конфіскацією майна.</text:p>
      <text:p text:style-name="P4">
Як повідомляв Укрінформ, в Україні <text:a xlink:type="simple" xlink:href="https://www.ukrinform.ua/rubric-society/3727157-v-ukraini-stvoruetsa-mereza-sucasnih-reabilitacijnih-centriv-laputina.html" text:style-name="Internet_20_link" text:visited-style-name="Visited_20_Internet_20_Link">
 створюється мережа сучаснихреабілітаційних центрів </text:a>
 для українських військових.</text:p>
      <text:p text:style-name="P4">
Source: <text:a xlink:type="simple" xlink:href="https://www.ukrinform.ua/rubric-regions/3731870-u-vinnici-vikrili-zlovmisnika-akij-nazivavsa-na-poranenih-zahisnikah.html" text:style-name="Internet_20_link" text:visited-style-name="Visited_20_Internet_20_Link">
https://www.ukrinform.ua/rubric-regions/3731870-u-vinnici-vikrili-zlovmisnika-akij-nazivavsa-na-poranenih-zahisnikah.html</text:a>
</text:p>
      <!--NEWS-->
      <text:h text:style-name="P10" text:outline-level="1">
<text:span text:style-name="T4">
Росія формує нові військові частини та підрозділи як стратегічний резерв - Генштаб</text:span>
</text:h>
      <text:p text:style-name="P4">
Authors: Ukrinform (Person)</text:p>
      <text:p text:style-name="P4">
Publisher: Укринформ (Organization)</text:p>
      <text:p text:style-name="P4">
Published Time: 2023-07-05T16:52:00+03:00</text:p>
      <text:p text:style-name="P4">
Modified Time: 2023-07-05T16:52:00+03:00</text:p>
      <text:p text:style-name="P4">
Description: Російська Федерація зараз формує нові військові частини та підрозділи у складі 25-ї загальновійськової армії центрального військового округу та 40-го армійського корпусу південного військового округу. — Укрінформ.</text:p>
      <text:p text:style-name="P4">
Images: ['<text:a xlink:type="simple" xlink:href="https://static.ukrinform.com/photos/2023_07/thumb_files/630_360_1688468108-702.jpg" text:style-name="Internet_20_link" text:visited-style-name="Visited_20_Internet_20_Link">
630_360_16884...</text:a>
']</text:p>
      <text:p text:style-name="P4">
Tags: ['Російські військові', 'Війна з Росією', 'Резерв', 'Громов']</text:p>
      <text:p text:style-name="P4">
Type: Article</text:p>
      <!--METADATA-->
      <text:p text:style-name="P4">
<draw:frame draw:style-name="fr1" draw:name="Image121" text:anchor-type="as-char" svg:width="6.9236in" svg:height="3.956343in" draw:z-index="0">
<draw:image xlink:href="../Images/yкринформ/2023-07-05T16-52-00-03-00/630_360_1688468108-702.jpg" xlink:type="simple" xlink:show="embed" xlink:actuate="onLoad" draw:mime-type="image/jpeg"/>
</draw:frame>
 РосійськаФедерація зараз формує нові військові частини та підрозділи у складі 25-їзагальновійськової армії центрального військового округу та 40-го армійськогокорпусу південного військового округу.</text:p>
      <text:p text:style-name="P4">
Про це заступник начальника Головного оперативного управління Генеральногоштабу Збройних сил України бригадний генерал Олексій Громов повідомив в <text:a xlink:type="simple" xlink:href="https://www.ukrinform.ua/rubric-ato/3731271-oleksij-gromov-zastupnik-nacalnika-golovnogo-operativnogo-upravlinna-genstabu-zsu.html" text:style-name="Internet_20_link" text:visited-style-name="Visited_20_Internet_20_Link">
інтерв’ю Укрінформу </text:a>
 .</text:p>
      <text:p text:style-name="P4">
“На цей час нам відомо про формування противником нових військових частин тапідрозділів у складі 25-ї загальновійськової <text:a xlink:type="simple" xlink:href="https://www.ukrinform.ua/tag-armia" text:style-name="Internet_20_link" text:visited-style-name="Visited_20_Internet_20_Link">
 армії</text:a>
 центрального військового округу та 40-гоармійського корпусу південного військового округу. Ці сили можуть бутизастосовані як стратегічний резерв”, — зазначив Громов.</text:p>
      <text:p text:style-name="P4">
Посилаючись на наявні дані, він поінформував, що до складу 25-ї армії будутьвходити мотострілецька дивізія, дві мотострілецькі та одна танкова бригади, адо складу 40-го армійського корпусу – мотострілецька дивізія та бригада. Надумку бригадного генерала, можливі терміни їх готовності – не раніше початкунаступного року, а строки перекидання до кордонів України залежатимуть відрівня готовності до ведення бойових дій.</text:p>
      <text:p text:style-name="P4">
<text:span text:style-name="T4">
Читайте також:</text:span>
 <text:a xlink:type="simple" xlink:href="https://www.ukrinform.ua/rubric-ato/3731271-oleksij-gromov-zastupnik-nacalnika-golovnogo-operativnogo-upravlinna-genstabu-zsu.html" text:style-name="Internet_20_link" text:visited-style-name="Visited_20_Internet_20_Link">
 Олексій <text:span text:style-name="T4">
Громов</text:span>
 , заступник начальника Головногооперативного управління Генштабу ЗСУ </text:a>
</text:p>
      <text:p text:style-name="P4">
Як <text:a xlink:type="simple" xlink:href="https://www.ukrinform.ua/rubric-ato/3731704-kreml-planue-dodatkovo-nabrati-do-rosijskoi-armii-blizko-500-tisac-osib-gromov.html" text:style-name="Internet_20_link" text:visited-style-name="Visited_20_Internet_20_Link">
 повідомлялося </text:a>
 ,Кремль планує додатково залучити до збройних сил Російської Федерації до 500тисяч осіб за рахунок набору військовослужбовців за контрактом длякомплектування та поповнення втрат підрозділів у зоні бойових дій.</text:p>
      <text:p text:style-name="P4">
Source: <text:a xlink:type="simple" xlink:href="https://www.ukrinform.ua/rubric-ato/3731807-rosia-formue-novi-vijskovi-castini-ta-pidrozdili-ak-strategicnij-rezerv-genstab.html" text:style-name="Internet_20_link" text:visited-style-name="Visited_20_Internet_20_Link">
https://www.ukrinform.ua/rubric-ato/3731807-rosia-formue-novi-vijskovi-castini-ta-pidrozdili-ak-strategicnij-rezerv-genstab.html</text:a>
</text:p>
      <!--NEWS-->
      <text:h text:style-name="P10" text:outline-level="1">
<text:span text:style-name="T4">
Британія в ОБСЄ звинуватила Росію у лицемірстві щодо злочинів в Україні</text:span>
</text:h>
      <text:p text:style-name="P4">
Authors: Ukrinform (Person)</text:p>
      <text:p text:style-name="P4">
Publisher: Укринформ (Organization)</text:p>
      <text:p text:style-name="P4">
Published Time: 2023-07-05T16:59:06+03:00</text:p>
      <text:p text:style-name="P4">
Modified Time: 2023-07-05T16:59:06+03:00</text:p>
      <text:p text:style-name="P4">
Description: Росія після обстрілу піцерії у Краматорську поширила в ОБСЄ ноту зі скаргою на "безпідставні звинувачення" у порушенні міжнародного гуманітарного права, що є "лицемірством у його найгіршому прояві". — Укрінформ.</text:p>
      <text:p text:style-name="P4">
Images: ['<text:a xlink:type="simple" xlink:href="https://static.ukrinform.com/photos/2023_06/thumb_files/630_360_1686790058-143.jpg" text:style-name="Internet_20_link" text:visited-style-name="Visited_20_Internet_20_Link">
630_360_16867...</text:a>
']</text:p>
      <text:p text:style-name="P4">
Tags: ['Британія', 'ОБСЄ', 'Росія', 'Воєнні злочини', 'Війна з Росією']</text:p>
      <text:p text:style-name="P4">
Type: Article</text:p>
      <!--METADATA-->
      <text:p text:style-name="P4">
<draw:frame draw:style-name="fr1" draw:name="Image122" text:anchor-type="as-char" svg:width="6.9236in" svg:height="3.956343in" draw:z-index="0">
<draw:image xlink:href="../Images/yкринформ/2023-07-05T16-59-06-03-00/630_360_1686790058-143.jpg" xlink:type="simple" xlink:show="embed" xlink:actuate="onLoad" draw:mime-type="image/jpeg"/>
</draw:frame>
 Росіяпісля обстрілу піцерії у Краматорську поширила в ОБСЄ ноту зі скаргою на"безпідставні звинувачення" у порушенні міжнародного гуманітарного права, що є"лицемірством у його найгіршому прояві".</text:p>
      <text:p text:style-name="P4">
Про це заявив старший військовий радник делегації Великої Британії в ОБСЄ ІєнСтаббс під час засідання Форуму з безпекового співробітництва ОБСЄ, повідомляєкореспондент Укрінформу.</text:p>
      <text:p text:style-name="P4">
"Минулого тижня, 28 червня, російська делегація поширила серед усіх делегаційвербальну ноту SEC.DEL/274/23, в якій поскаржилася на "безпідставнізвинувачення у порушеннях міжнародного гуманітарного права", які "частовисуваються проти російських військовослужбовців, задіяних у так званійспеціальній військовій операції". Російська делегація надіслала цю вербальнуноту в той час, коли українські рятувальні служби все ще намагалися врятуватицивільних осіб з-під завалів краматорського ресторану. Лицемірство в йогонайгіршому прояві", - заявив британський дипломат.</text:p>
      <text:p text:style-name="P4">
Він наголосив, що тисячі вбитих цивільних українців, вчинені російськимисолдатами звірства і депортація українських дітей є "протверезливимнагадуванням про те, що Росія постійно демонструє повну зневагу доміжнародного гуманітарного права".</text:p>
      <text:p text:style-name="P4">
<text:span text:style-name="T4">
Читайте також:</text:span>
 <text:a xlink:type="simple" xlink:href="https://www.ukrinform.ua/rubric-polytics/3726281-rosia-zastosovue-v-ukraini-taktiku-vipalenoi-zemli-britania-v-obse.html" text:style-name="Internet_20_link" text:visited-style-name="Visited_20_Internet_20_Link">
 Росія застосовує в Україні тактику «випаленої землі» –Британія в ОБСЄ </text:a>
</text:p>
      <text:p text:style-name="P4">
Стаббс запевнив, що <text:a xlink:type="simple" xlink:href="https://www.ukrinform.ua/tag-britania" text:style-name="Internet_20_link" text:visited-style-name="Visited_20_Internet_20_Link">
 Велика Британія </text:a>
та союзники продовжуватимуть надавати Києву підтримку, необхідну длясамозахисту та витіснення Росії з суверенної території України. "Це –найшвидший і єдиний шлях до справедливого і тривалого миру. Ми будемопідтримувати Україну стільки, скільки це буде потрібно. Україна переможе", -сказав він.</text:p>
      <text:p text:style-name="P4">
Як <text:a xlink:type="simple" xlink:href="http://www.ukrinform.ua/rubric-ato/3728508-u-kramatorsku-rosijska-raketa-zrujnuvala-zaklad-u-centri-mista.html" text:style-name="Internet_20_link" text:visited-style-name="Visited_20_Internet_20_Link">
 повідомляв Укрінформ </text:a>
 , російські війська ввечері 27 червня завдали двох ракетних ударівпо Краматорську. Одна ракета влучила у піцерію в центрі міста. Середдванадцяти загиблих - троє неповнолітніх.</text:p>
      <text:p text:style-name="P4">
Source: <text:a xlink:type="simple" xlink:href="https://www.ukrinform.ua/rubric-world/3731872-britania-v-obse-zvinuvatila-rosiu-u-licemirstvi-sodo-zlociniv-v-ukraini.html" text:style-name="Internet_20_link" text:visited-style-name="Visited_20_Internet_20_Link">
https://www.ukrinform.ua/rubric-world/3731872-britania-v-obse-zvinuvatila-rosiu-u-licemirstvi-sodo-zlociniv-v-ukraini.html</text:a>
</text:p>
      <!--NEWS-->
      <text:h text:style-name="P10" text:outline-level="1">
<text:span text:style-name="T4">
Шольц назвав український контрнаступ чітким та добре організованим</text:span>
</text:h>
      <text:p text:style-name="P4">
Authors: Ukrinform (Person)</text:p>
      <text:p text:style-name="P4">
Publisher: Укринформ (Organization)</text:p>
      <text:p text:style-name="P4">
Published Time: 2023-07-05T17:01:00+03:00</text:p>
      <text:p text:style-name="P4">
Modified Time: 2023-07-05T17:01:00+03:00</text:p>
      <text:p text:style-name="P4">
Description: Німеччина готова і надалі всіляко підтримувати Україну. — Укрінформ.</text:p>
      <text:p text:style-name="P4">
Images: ['<text:a xlink:type="simple" xlink:href="https://static.ukrinform.com/photos/2022_12/thumb_files/630_360_1669912793-372.jpg" text:style-name="Internet_20_link" text:visited-style-name="Visited_20_Internet_20_Link">
630_360_16699...</text:a>
']</text:p>
      <text:p text:style-name="P4">
Tags: ['Німеччина', 'Україна', 'Шольц', 'Війна з Росією', 'Контрнаступ']</text:p>
      <text:p text:style-name="P4">
Type: Article</text:p>
      <!--METADATA-->
      <text:p text:style-name="P4">
<draw:frame draw:style-name="fr1" draw:name="Image123" text:anchor-type="as-char" svg:width="6.9236in" svg:height="3.956343in" draw:z-index="0">
<draw:image xlink:href="../Images/yкринформ/2023-07-05T17-01-00-03-00/630_360_1669912793-372.jpg" xlink:type="simple" xlink:show="embed" xlink:actuate="onLoad" draw:mime-type="image/jpeg"/>
</draw:frame>
 Німеччинаготова і надалі всіляко підтримувати Україну.</text:p>
      <text:p text:style-name="P4">
Про це заявив канцлер ФРН Олаф Шольц депутатам Бундестагу в середу, повідомляєкореспондент Укрінформу.</text:p>
      <text:p text:style-name="P4">
«Ніхто не знає, як довго ще триватиме війна… Ми маємо бути готовимипідтримувати Україну стільки, скільки буде потрібно: фінансово, гуманітарно,але також військовою технікою. Це має бути профінансовано», - сказав <text:a xlink:type="simple" xlink:href="https://www.ukrinform.ua/tag-solc" text:style-name="Internet_20_link" text:visited-style-name="Visited_20_Internet_20_Link">
 Шольц.</text:a>
</text:p>
      <text:p text:style-name="P4">
Він додав, що така допомога потребує фінансування, відтак, у бюджеті ФРН грошіпередбачені.</text:p>
      <text:p text:style-name="P4">
Глава німецького уряду констатував, що безпекова архітектура Європи опиниласячерез агресивну російську війну під безпосередньою загрозою. Політик назвав ценайбільшим викликом. Тому, пояснив канцлер, ФРН збільшує фінансуванняБундесверу для підвищення обороноздатності власної держави та НАТО. За йогословами, національна оборона та оборона Альянсу стає дедалі важливішою.</text:p>
      <text:p text:style-name="P4">
<text:span text:style-name="T4">
Читайте також:</text:span>
 <text:a xlink:type="simple" xlink:href="https://www.ukrinform.ua/rubric-ato/3731520-zsu-u-vijni-z-rosianami-diut-duze-citko-ta-organizovano-solc.html" text:style-name="Internet_20_link" text:visited-style-name="Visited_20_Internet_20_Link">
 ЗСУ діють дуже чітко та організовано у війні з росіянами- Шольц </text:a>
</text:p>
      <text:p text:style-name="P4">
Шольц заявив напередодні журналістам про необхідність поглиблювати співпрацюміж НАТО та Україною, але повторив, що «ніхто не може стати членом оборонногоальянсу під час війни, до того ж одним із критеріїв членства в НАТО євідсутність відкритих прикордонних конфліктів».</text:p>
      <text:p text:style-name="P4">
Коментуючи темпи українського наступу, німецький політик зауважив, що не можнабуло очікувати, що він буде стрімким.</text:p>
      <text:p text:style-name="P4">
«Якщо уважно спостерігати за тим, що відбувається, то можна побачити, щооперації, які планує українська оборона, є дуже цілеспрямованими. Тому поки щовсе було дуже чітко та добре організовано», - сказав канцлер.</text:p>
      <text:p text:style-name="P4">
Як повідомлялось, після США Німеччина є другим «донором» України, уряд ФРНспрямував на підтримку нашої держави загалом близько 17 мільярдів євро.</text:p>
      <text:p text:style-name="P4">
Source: <text:a xlink:type="simple" xlink:href="https://www.ukrinform.ua/rubric-ato/3731873-solc-nazvav-ukrainskij-kontrnastup-citkim-ta-dobre-organizovanim.html" text:style-name="Internet_20_link" text:visited-style-name="Visited_20_Internet_20_Link">
https://www.ukrinform.ua/rubric-ato/3731873-solc-nazvav-ukrainskij-kontrnastup-citkim-ta-dobre-organizovanim.html</text:a>
</text:p>
      <!--NEWS-->
      <text:h text:style-name="P10" text:outline-level="1">
<text:span text:style-name="T4">
На дорогах Одещини через спеку в денний час заборонять рух вантажівок</text:span>
</text:h>
      <text:p text:style-name="P4">
Authors: Ukrinform (Person)</text:p>
      <text:p text:style-name="P4">
Publisher: Укринформ (Organization)</text:p>
      <text:p text:style-name="P4">
Published Time: 2023-07-05T17:02:33+03:00</text:p>
      <text:p text:style-name="P4">
Modified Time: 2023-07-05T17:02:33+03:00</text:p>
      <text:p text:style-name="P4">
Description: З метою збереження дорожнього покриття у спекотний час, з 10 липня набирають чинності літні заборони на рух вантажного транспорту з 10:00 до 18:00. — Укрінформ.</text:p>
      <text:p text:style-name="P4">
Images: ['<text:a xlink:type="simple" xlink:href="https://static.ukrinform.com/photos/2018_04/thumb_files/630_360_1524657144-6391.jpg" text:style-name="Internet_20_link" text:visited-style-name="Visited_20_Internet_20_Link">
630_360_15246...</text:a>
']</text:p>
      <text:p text:style-name="P4">
Tags: ['Одещина', 'Спека', 'Вантажівка']</text:p>
      <text:p text:style-name="P4">
Type: Article</text:p>
      <!--METADATA-->
      <text:p text:style-name="P4">
<draw:frame draw:style-name="fr1" draw:name="Image124" text:anchor-type="as-char" svg:width="6.9236in" svg:height="3.956343in" draw:z-index="0">
<draw:image xlink:href="../Images/yкринформ/2023-07-05T17-02-33-03-00/630_360_1524657144-6391.jpg" xlink:type="simple" xlink:show="embed" xlink:actuate="onLoad" draw:mime-type="image/jpeg"/>
</draw:frame>
 З метоюзбереження дорожнього покриття у спекотний час, з 10 липня набирають чинностілітні заборони на рух вантажного транспорту з 10:00 до 18:00.</text:p>
      <text:p text:style-name="P4">
Про це у <text:a xlink:type="simple" xlink:href="http://t.me/odeskaODA/1964" text:style-name="Internet_20_link" text:visited-style-name="Visited_20_Internet_20_Link">
 Телеграмі </text:a>
 повідомив голова ОдеськоїОДА Олег Кіпер, передає Укрінформ.</text:p>
      <text:p text:style-name="P4">
«Обмеження руху діятиме на трасах М-15 ( <text:a xlink:type="simple" xlink:href="https://www.ukrinform.ua/tag-odesa" text:style-name="Internet_20_link" text:visited-style-name="Visited_20_Internet_20_Link">
 Одеса</text:a>
 - Рені), М-05 (Київ - Одеса), М-14(Одеса - Мелітополь) у межах Одеської області для великовагових транспортнихзасобів загальною вагою понад 24 тонни і навантаженням на вісь 7 тонн», -йдеться у повідомленні.</text:p>
      <text:p text:style-name="P4">
Голова ОВА наголосив, що з 18:00 до 10:00 рух вантажного транспорту дозволено.</text:p>
      <text:p text:style-name="P4">
Зазначається, що такі обмеження діють, за винятком транспорту спеціалізованогопризначення та транспорту, що здійснюють перевезення:</text:p>
      <ul>
        <li>
небезпечних, швидкопсувних вантажів, живих тварин і птиці;   * вантажів, пов’язаних із запобіганням або ліквідацією наслідків надзвичайних ситуацій;   * військових вантажів, товарів подвійного призначення та/або майна, шо використовується для потреб оборони;   * гуманітарної допомоги;   * людей.</li>
      </ul>
      <text:p text:style-name="P4">
Дозволяється також пересування транспортних засобів, що здійснюють міжнародніперевезення вантажів, за умови, що водій вантажного автомобіля маєзаброньоване місце в черзі очікування для перетину кордону («єЧерга») за двадні до черги очікування на найближчий час.</text:p>
      <text:p text:style-name="P4">
<text:span text:style-name="T4">
Читайте також:</text:span>
 <text:a xlink:type="simple" xlink:href="https://www.ukrinform.ua/rubric-economy/3731761-cerez-speku-zroslo-spozivanna-elektroenergii-zroslo-ukrenergo.html" text:style-name="Internet_20_link" text:visited-style-name="Visited_20_Internet_20_Link">
 Через <text:span text:style-name="T4">
спеку</text:span>
 зросло споживання електроенергії -Укренерго </text:a>
</text:p>
      <text:p text:style-name="P4">
Як повідомляв Укрінформ, з 5 липня на вулично-дорожній мережі Києва черезспеку вводять <text:a xlink:type="simple" xlink:href="https://www.ukrinform.ua/rubric-kyiv/3731467-u-stolici-cerez-speku-vvedut-obmezenna-ruhu-dla-vantazivok.html" text:style-name="Internet_20_link" text:visited-style-name="Visited_20_Internet_20_Link">
 обмеження руху для вантажівок</text:a>
 .</text:p>
      <text:p text:style-name="P4">
Source: <text:a xlink:type="simple" xlink:href="https://www.ukrinform.ua/rubric-regions/3731874-na-dorogah-odesini-cerez-speku-v-dennij-cas-zaboronat-ruh-vantazivok.html" text:style-name="Internet_20_link" text:visited-style-name="Visited_20_Internet_20_Link">
https://www.ukrinform.ua/rubric-regions/3731874-na-dorogah-odesini-cerez-speku-v-dennij-cas-zaboronat-ruh-vantazivok.html</text:a>
</text:p>
      <!--NEWS-->
      <text:h text:style-name="P10" text:outline-level="1">
<text:span text:style-name="T4">
У порту Бердянська пролунав вибух</text:span>
</text:h>
      <text:p text:style-name="P4">
Authors: Ukrinform (Person)</text:p>
      <text:p text:style-name="P4">
Publisher: Укринформ (Organization)</text:p>
      <text:p text:style-name="P4">
Published Time: 2023-07-05T17:03:00+03:00</text:p>
      <text:p text:style-name="P4">
Modified Time: 2023-07-05T17:03:00+03:00</text:p>
      <text:p text:style-name="P4">
Description: У тимчасово окупованому Бердянську пролунав вибух.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Бердянськ', 'Порт', 'Вибух', 'Війна з Росією']</text:p>
      <text:p text:style-name="P4">
Type: Article</text:p>
      <!--METADATA-->
      <text:p text:style-name="P4">
<draw:frame draw:style-name="fr1" draw:name="Image125" text:anchor-type="as-char" svg:width="6.9236in" svg:height="3.956343in" draw:z-index="0">
<draw:image xlink:href="../Images/yкринформ/2023-07-05T17-03-00-03-00/630_360_1669987737-966.jpg" xlink:type="simple" xlink:show="embed" xlink:actuate="onLoad" draw:mime-type="image/jpeg"/>
</draw:frame>
 Утимчасово окупованому Бердянську пролунав вибух.</text:p>
      <text:p text:style-name="P4">
Про це повідомляє <text:a xlink:type="simple" xlink:href="https://t.me/brdVP/11439" text:style-name="Internet_20_link" text:visited-style-name="Visited_20_Internet_20_Link">
 Телеграм-канал </text:a>
 БердянськСьогодні, передає Укрінформ.</text:p>
      <text:p text:style-name="P4">
"В районі порту лунає сирена. Бердянці повідомляють, що звуки <text:a xlink:type="simple" xlink:href="https://www.ukrinform.ua/tag-vibuh" text:style-name="Internet_20_link" text:visited-style-name="Visited_20_Internet_20_Link">
 вибухів</text:a>
 чуло все місто", - йдеться у дописі.</text:p>
      <text:p text:style-name="P4">
<text:span text:style-name="T4">
Читайте також:</text:span>
 <text:a xlink:type="simple" xlink:href="https://www.ukrinform.ua/rubric-crimea/3731407-vibuhi-u-krimu-pripinatsa-koli-rosiani-zvidti-pidut-rozvidka.html" text:style-name="Internet_20_link" text:visited-style-name="Visited_20_Internet_20_Link">
 <text:span text:style-name="T4">
Вибух</text:span>
 и у Криму припиняться, коли росіяни звідтипідуть - розвідка </text:a>
</text:p>
      <text:p text:style-name="P4">
Окупанти повідомляють, що спрацювало ППО.</text:p>
      <text:p text:style-name="P4">
Як повідомлялося, в районі окупованої Макіївки Донецької області ввечері увівторок, 4 липня, <text:a xlink:type="simple" xlink:href="https://www.ukrinform.ua/rubric-ato/3731557-v-okupovanij-makiivci-stalasa-potuzna-bavovna-na-skladi-boepripasiv-voroga.html" text:style-name="Internet_20_link" text:visited-style-name="Visited_20_Internet_20_Link">
 пролунав потужний вибух.</text:a>
</text:p>
      <text:p text:style-name="P4">
Source: <text:a xlink:type="simple" xlink:href="https://www.ukrinform.ua/rubric-ato/3731876-u-portu-berdanska-prolunav-vibuh.html" text:style-name="Internet_20_link" text:visited-style-name="Visited_20_Internet_20_Link">
https://www.ukrinform.ua/rubric-ato/3731876-u-portu-berdanska-prolunav-vibuh.html</text:a>
</text:p>
      <!--NEWS-->
      <text:h text:style-name="P10" text:outline-level="1">
<text:span text:style-name="T4">
Німеччина передала рятувальникам десять металодетекторів для розмінування</text:span>
</text:h>
      <text:p text:style-name="P4">
Authors: Ukrinform (Person)</text:p>
      <text:p text:style-name="P4">
Publisher: Укринформ (Organization)</text:p>
      <text:p text:style-name="P4">
Published Time: 2023-07-05T17:06:00+03:00</text:p>
      <text:p text:style-name="P4">
Modified Time: 2023-07-05T17:06:00+03:00</text:p>
      <text:p text:style-name="P4">
Description: Державна служба з надзвичайних ситуацій отримала від Німеччини 10 метелодетекторів для розмінування. — Укрінформ.</text:p>
      <text:p text:style-name="P4">
Images: ['<text:a xlink:type="simple" xlink:href="https://static.ukrinform.com/photos/2023_07/thumb_files/630_360_1688565741-709.jpg" text:style-name="Internet_20_link" text:visited-style-name="Visited_20_Internet_20_Link">
630_360_16885...</text:a>
']</text:p>
      <text:p text:style-name="P4">
Tags: ['ДСНС', 'Німеччина', 'Розмінування', 'допомога', 'Рятувальники']</text:p>
      <text:p text:style-name="P4">
Type: Article</text:p>
      <!--METADATA-->
      <text:p text:style-name="P4">
<draw:frame draw:style-name="fr1" draw:name="Image126" text:anchor-type="as-char" svg:width="6.9236in" svg:height="3.956343in" draw:z-index="0">
<draw:image xlink:href="../Images/yкринформ/2023-07-05T17-06-00-03-00/630_360_1688565741-709.jpg" xlink:type="simple" xlink:show="embed" xlink:actuate="onLoad" draw:mime-type="image/jpeg"/>
</draw:frame>
 Державнаслужба з надзвичайних ситуацій отримала від Німеччини 10 метелодетекторів длярозмінування.</text:p>
      <text:p text:style-name="P4">
Як передає Укрінформ, про це ДСНС повідомляє у <text:a xlink:type="simple" xlink:href="https://www.facebook.com/MNS.GOV.UA/posts/pfbid02Nu5G5ggzUbdVLJ5PwuYtePaFbuZ3mxc2Fud89KjyZ5vYKCyihDdSu1Lo2h1ELSBZl" text:style-name="Internet_20_link" text:visited-style-name="Visited_20_Internet_20_Link">
 Фейсбуці</text:a>
.</text:p>
      <text:p text:style-name="P4">
"10 металодетекторів отримала ДСНС України від Німеччини. Це обладнання єнеобхідним для Служби порятунку і буде спрямоване для використання угуманітарному <text:a xlink:type="simple" xlink:href="https://www.ukrinform.ua/tag-rozminuvanna" text:style-name="Internet_20_link" text:visited-style-name="Visited_20_Internet_20_Link">
 розмінуванні </text:a>
території України", - ідеться у повідомленні.</text:p>
      <text:p text:style-name="P4">
</text:p>
      <text:p text:style-name="P4">
У ДСНС нагадали, що Україна увійшла до переліку країн, найбільш забрудненихмінами.</text:p>
      <text:p text:style-name="P4">
"На сьогодні 30% території є потенційно небезпечною, це приблизно 174 тис. кв.км. На очищення України від боєприпасів можуть знадобитися десятиліття", -підкреслили у ДСНС.</text:p>
      <text:p text:style-name="P4">
<text:span text:style-name="T4">
Читайте також:</text:span>
 <text:a xlink:type="simple" xlink:href="https://www.ukrinform.ua/rubric-society/3729410-cehia-nadast-ukraini-blizko-18-miljona-na-dopomogu-pereselencam-ta-rozminuvanna.html" text:style-name="Internet_20_link" text:visited-style-name="Visited_20_Internet_20_Link">
 <text:span text:style-name="T4">
Чехія</text:span>
 <text:span text:style-name="T4">
надасть</text:span>
 <text:span text:style-name="T4">
Україні</text:span>
 <text:span text:style-name="T4">
близько</text:span>
 €1,8<text:span text:style-name="T4">
мільйона</text:span>
 на <text:span text:style-name="T4">
допомогу</text:span>
 <text:span text:style-name="T4">
переселенцям</text:span>
 та <text:span text:style-name="T4">
розмінування</text:span>
</text:a>
</text:p>
      <text:p text:style-name="P4">
З 24 лютого 2022 р. піротехніками ДСНС знешкоджено понад 407 тис. 292боєприпасів, у тому числі 3 тис. 43 авіаційних бомб.</text:p>
      <text:p text:style-name="P4">
Як повідомляв Укрінформ, українські рятувальники вже отримали міжнародноїдопомоги для процесу розмінування на суму понад 700 мільйонів гривень.</text:p>
      <text:p text:style-name="P4">
<text:span text:style-name="T5">
Фото: ДСНС/Фейсбук</text:span>
</text:p>
      <text:p text:style-name="P4">
Source: <text:a xlink:type="simple" xlink:href="https://www.ukrinform.ua/rubric-society/3731879-nimeccina-peredala-ratuvalnikam-desat-metalodetektoriv-dla-rozminuvanna.html" text:style-name="Internet_20_link" text:visited-style-name="Visited_20_Internet_20_Link">
https://www.ukrinform.ua/rubric-society/3731879-nimeccina-peredala-ratuvalnikam-desat-metalodetektoriv-dla-rozminuvanna.html</text:a>
</text:p>
      <!--NEWS-->
      <text:h text:style-name="P10" text:outline-level="1">
<text:span text:style-name="T4">
У Пекіні прокоментували скасування візиту Борреля: Чекаємо у зручний для обох сторін час</text:span>
</text:h>
      <text:p text:style-name="P4">
Authors: Ukrinform (Person)</text:p>
      <text:p text:style-name="P4">
Publisher: Укринформ (Organization)</text:p>
      <text:p text:style-name="P4">
Published Time: 2023-07-05T17:06:48+03:00</text:p>
      <text:p text:style-name="P4">
Modified Time: 2023-07-05T17:06:48+03:00</text:p>
      <text:p text:style-name="P4">
Description: У МЗС КНР заявили, що Китай цінує відносини з Євросоюзом і запрошує високого представника ЄС з питань зовнішньої та безпекової політики Жозепа Борреля здійснити візит до Пекіна у найближчий зручний для обох сторін час. — Укрінформ.</text:p>
      <text:p text:style-name="P4">
Images: ['<text:a xlink:type="simple" xlink:href="https://static.ukrinform.com/photos/2023_04/thumb_files/630_360_1681869376-396.jpg" text:style-name="Internet_20_link" text:visited-style-name="Visited_20_Internet_20_Link">
630_360_16818...</text:a>
']</text:p>
      <text:p text:style-name="P4">
Tags: ['Євросоюз', 'Китай', 'Візит', 'Боррель']</text:p>
      <text:p text:style-name="P4">
Type: Article</text:p>
      <!--METADATA-->
      <text:p text:style-name="P4">
<draw:frame draw:style-name="fr1" draw:name="Image128" text:anchor-type="as-char" svg:width="6.9236in" svg:height="3.956343in" draw:z-index="0">
<draw:image xlink:href="../Images/yкринформ/2023-07-05T17-06-48-03-00/630_360_1681869376-396.jpg" xlink:type="simple" xlink:show="embed" xlink:actuate="onLoad" draw:mime-type="image/jpeg"/>
</draw:frame>
 У МЗС КНРзаявили, що Китай цінує відносини з Євросоюзом і запрошує високогопредставника ЄС з питань зовнішньої та безпекової політики Жозепа Борреляздійснити візит до Пекіна у найближчий зручний для обох сторін час.</text:p>
      <text:p text:style-name="P4">
Про це на брифінгу заявив речник МЗС КНР Ван Веньбінь, коментуючи скасуваннякитайською стороною запланованого на наступний тиждень візиту Борреля, передаєкореспондент Укрінформу.</text:p>
      <text:p text:style-name="P4">
За словами речника, Китай надає великого значення відносинам із Євросоюзом і«підтримує обміни з ЄС на всіх рівнях та у різних сферах».</text:p>
      <text:p text:style-name="P4">
«Ми чекаємо високого представника Жозепа Борреля з візитом до Китаю внайближчий зручний для обох сторін час», – сказав Ван.</text:p>
      <text:p text:style-name="P4">
<text:span text:style-name="T4">
Читайте також:</text:span>
 <text:a xlink:type="simple" xlink:href="https://www.ukrinform.ua/rubric-ato/3731743-specpredstavnik-kitau-ne-poviriv-so-ukrainci-za-dopomogou-patriot-zbili-kindzal.html" text:style-name="Internet_20_link" text:visited-style-name="Visited_20_Internet_20_Link">
 Спецпредставник <text:span text:style-name="T4">
Китаю</text:span>
 не повірив, що українці задопомогою Patriot збили «Кинджал» </text:a>
</text:p>
      <text:p text:style-name="P4">
Він додав, що Китай готовий підтримувати зв’язок із Європейським Союзом ізцього приводу.</text:p>
      <text:p text:style-name="P4">
Як повідомляв Укрінформ, Китай без уточнення причин <text:a xlink:type="simple" xlink:href="https://www.ukrinform.ua/rubric-world/3731583-kitaj-skasuvav-zaplanovanij-vizit-borrela-do-pekina.html" text:style-name="Internet_20_link" text:visited-style-name="Visited_20_Internet_20_Link">
 скасував запланованийвізит </text:a>
 очільника дипломатичного відомстваЄС Жозепа Борреля до Пекіна, який мав розпочатися 10 липня.</text:p>
      <text:p text:style-name="P4">
Source: <text:a xlink:type="simple" xlink:href="https://www.ukrinform.ua/rubric-world/3731880-u-pekini-prokomentuvali-skasuvanna-vizitu-borrela-cekaemo-u-zrucnij-dla-oboh-storin-cas.html" text:style-name="Internet_20_link" text:visited-style-name="Visited_20_Internet_20_Link">
https://www.ukrinform.ua/rubric-world/3731880-u-pekini-prokomentuvali-skasuvanna-vizitu-borrela-cekaemo-u-zrucnij-dla-oboh-storin-cas.html</text:a>
</text:p>
      <!--NEWS-->
      <text:h text:style-name="P10" text:outline-level="1">
<text:span text:style-name="T4">
Про громадянство суддів ВРП отримує інформацію від СБУ</text:span>
</text:h>
      <text:p text:style-name="P4">
Authors: Ukrinform (Person)</text:p>
      <text:p text:style-name="P4">
Publisher: Укринформ (Organization)</text:p>
      <text:p text:style-name="P4">
Published Time: 2023-07-05T17:08:00+03:00</text:p>
      <text:p text:style-name="P4">
Modified Time: 2023-07-05T17:08:00+03:00</text:p>
      <text:p text:style-name="P4">
Description: Вища рада правосуддя налагодила співпрацю зі Службою безпеки України, яка надає їй інформацію про наявність чи відсутність у судді громадянства іншої країни під час розгляду заяви про відставку. — Укрінформ.</text:p>
      <text:p text:style-name="P4">
Images: ['<text:a xlink:type="simple" xlink:href="https://static.ukrinform.com/photos/2023_07/thumb_files/630_360_1688553769-989.jpg" text:style-name="Internet_20_link" text:visited-style-name="Visited_20_Internet_20_Link">
630_360_16885...</text:a>
']</text:p>
      <text:p text:style-name="P4">
Tags: ['СБУ', 'Судді', 'Громадянство', 'Вища рада правосуддя']</text:p>
      <text:p text:style-name="P4">
Type: Article</text:p>
      <!--METADATA-->
      <text:p text:style-name="P4">
<draw:frame draw:style-name="fr1" draw:name="Image129" text:anchor-type="as-char" svg:width="6.9236in" svg:height="3.956343in" draw:z-index="0">
<draw:image xlink:href="../Images/yкринформ/2023-07-05T17-08-00-03-00/630_360_1688553769-989.jpg" xlink:type="simple" xlink:show="embed" xlink:actuate="onLoad" draw:mime-type="image/jpeg"/>
</draw:frame>
 Вища радаправосуддя налагодила співпрацю зі Службою безпеки України, яка надає їйінформацію про наявність чи відсутність у судді громадянства іншої країни підчас розгляду заяви про відставку.</text:p>
      <text:p text:style-name="P4">
Про це голова ВРП Григорій Усик повідомив у <text:a xlink:type="simple" xlink:href="https://www.ukrinform.ua/rubric-polytics/3731742-grigorij-usik-golova-visoi-radi-pravosudda.html" text:style-name="Internet_20_link" text:visited-style-name="Visited_20_Internet_20_Link">
 інтерв’ю Укрінформу.</text:a>
</text:p>
      <text:p text:style-name="P4">
Відповідаючи на запитання стосовно співпраці з правоохоронними органами щодоперевірок суддів, Усик сказав: “Налагодили тільки співпрацю зі Службою безпекиУкраїни, яка надає нам інформацію про наявність чи відсутність у суддігромадянства іншої країни під час розгляду його заяви про відставку”.</text:p>
      <text:p text:style-name="P4">
За його словами, досі не було жодного випадку підтвердження подвійногогромадянства у судді.</text:p>
      <text:p text:style-name="P4">
“До речі, у цьому питанні теж є своя складність, бо не можна стверджувати, щонадана нам інформація на 100% є достовірною. Такі дані отримати складно,оскільки на дипломатичному рівні не передбачено, щоб держава, яка надаєгромадянство громадянину України, повідомляла про це відповідні органи нашоїдержави. І якщо ми звернемося із запитом до інших дипломатичних установ,держав, щоб нам надали відповідь на це питання, мабуть, вони її нададуть, аякщо до держави-агресора, то відповіді не отримаємо”, - сказав голова <text:a xlink:type="simple" xlink:href="https://www.ukrinform.ua/tag-visa-rada-pravosudda" text:style-name="Internet_20_link" text:visited-style-name="Visited_20_Internet_20_Link">
 ВРП</text:a>
 .</text:p>
      <text:p text:style-name="P4">
<text:span text:style-name="T4">
Читайте також:</text:span>
 <text:a xlink:type="simple" xlink:href="https://www.ukrinform.ua/rubric-society/3731869-dbr-torik-porusilo-12-kriminalnih-sprav-proti-suddiv-za-derzzradu.html" text:style-name="Internet_20_link" text:visited-style-name="Visited_20_Internet_20_Link">
 ДБР торік порушило 12 кримінальних справ проти суддів задержзраду </text:a>
</text:p>
      <text:p text:style-name="P4">
У цьому зв'язку він нагадав історію із суддею Касаційного господарського судуБогданом Львовим, якого відрахували зі штату Верховного Суду на підставі листаСБУ про наявність у нього громадянства РФ.</text:p>
      <text:p text:style-name="P4">
“Була інформація, що він має російський паспорт, але її не підтвердилиофіційні джерела РФ. Тому маємо труднощі з отриманням інформації про наявністьу судді громадянства Росії. Це об’єктивний фактор, пов’язаний з тим, щодержава-агресор не надає нам такі дані”, - сказав Усик.</text:p>
      <text:p text:style-name="P4">
Він також заявив, що зміни у доборі суддів однозначно будуть, а як швидко -залежить він спільної роботи з Комітетом ВР з питань правової політики таВищою кваліфікаційною комісією суддів України.</text:p>
      <text:p text:style-name="P4">
“Нинішня процедура підготовки суддів ще й досить обтяжлива й затратна. Якщо мипроводимо тестування суддів і стверджуємо, що пройшовши його та виконавшипрактичне завдання, суддя готовий/готова здійснювати повноваження, то чи єнеобхідність додатково проводити спеціальну підготовку в Національній школісуддів тривалістю 12 місяців? На мій погляд, більше уваги треба зосередити напрактичному навчанні, можливо, передбачити стажування у судових процесах”, -сказав Усик.</text:p>
      <text:p text:style-name="P4">
На його переконання, “в умовах наявного дефіциту суддів 12-місячне навчання –це досить довго”.</text:p>
      <text:p text:style-name="P4">
<text:span text:style-name="T4">
Читайте також:</text:span>
 <text:a xlink:type="simple" xlink:href="https://www.ukrinform.ua/rubric-society/3731832-do-vrp-ne-nadhodilo-klopotanna-pro-vidstoronenna-knazeva-vid-zdijsnenna-pravosudda.html" text:style-name="Internet_20_link" text:visited-style-name="Visited_20_Internet_20_Link">
 <text:span text:style-name="T4">
ВРП</text:span>
 не отримувала клопотання про відстороненняКнязєва від здійснення правосуддя </text:a>
</text:p>
      <text:p text:style-name="P4">
“До того ж, ми передбачаємо, що після рішення РНБО і подання відповіднихзаконопроектів на розгляд парламенту, дефіцит стане ще більший. І хоча ВККС,яка займається добором суддів, призначена, треба час, щоб вона запрацювала наповну”, - зазначив голова ВРП.</text:p>
      <text:p text:style-name="P4">
За його словами, для зміни процедури добору суддів треба внести зміни дозакону “Про судоустрій і статус суддів”.</text:p>
      <text:p text:style-name="P4">
“Це не потребує багато часу, але залежить від того, наскільки оперативноспрацює законодавець, зважаючи на критичну ситуацію з кадрами в судовійсистемі”, - підкреслив голова ВРП.</text:p>
      <text:p text:style-name="P4">
Водночас він наголосив, що тема зміни добору суддів - “це не просто наміри тарозмови у вузьких колах”.</text:p>
      <text:p text:style-name="P4">
“Це і позиція наших західних партнерів, і парламентського комітету з питаньправової політики. Абсолютно всі погоджуються, що рік навчання для судді – цезабагато. Тому зміни у доборі суддів однозначно будуть. А як швидко – вжезалежить він нашої спільної роботи з Комітетом ВР з питань правової політикита ВККС. Наскільки я зрозумів з виступу голови ВККС, зараз комісія зосередженана закінченні первинного кваліфікаційного оцінювання і процедурі перевіроксуддів - “п’ятирічок”, - розповів Усик.</text:p>
      <text:p text:style-name="P4">
<text:span text:style-name="T4">
Читайте також:</text:span>
 <text:a xlink:type="simple" xlink:href="https://www.ukrinform.ua/rubric-society/3731847-kilkist-suddiv-u-novomu-kiivskomu-okruznomu-sudi-planuut-viznaciti-na-zasidanni-vrp.html" text:style-name="Internet_20_link" text:visited-style-name="Visited_20_Internet_20_Link">
 Кількість суддів у новому Київському окружному судіпланують визначити на засіданні <text:span text:style-name="T4">
ВРП</text:span>
 </text:a>
</text:p>
      <text:p text:style-name="P4">
Як повідомляв Укрінформ, 15 вересня 2022 року журналісти програми "Схеми"оприлюднили розслідування про те, що суддя Богдан Львов, який має доступ додержавної таємниці, виявився громадянином РФ. Журналісти опублікувалидокументи, відповідно до яких Львов став громадянином РФ ще у 1999 році, вжепрацюючи суддею в Україні, а у 2012 році оновив паспорт після досягнення45-річчя. Журналісти встановили, що в день подання заяви він перебував уМоскві. В обох випадках письмова заява оформлена від його імені.</text:p>
      <text:p text:style-name="P4">
У розслідуванні вказувалося, що факт наявності російського громадянства суддяприховав від конкурсної комісії, яка у 2017 р. обрала його до реформованогоВерховного Суду. Згідно з Конституцією набуття суддею громадянства іншоїкраїни є підставою для припинення його повноважень.</text:p>
      <text:p text:style-name="P4">
3 жовтня у ВС оприлюднили інформацію, що СБУ за результатом перевіркиз’ясувала: <text:a xlink:type="simple" xlink:href="https://www.ukrinform.ua/rubric-society/3584729-sbu-pidtverdila-naavnist-rosijskogo-pasporta-u-suddi-bogdana-lvova.html" text:style-name="Internet_20_link" text:visited-style-name="Visited_20_Internet_20_Link">
 Львов у 2012 році отримав російський паспорт</text:a>
 замість паспорта громадянинаРФ, який втратив.</text:p>
      <text:p text:style-name="P4">
Сам Львов заперечував наявність у нього російського громадянства. Він такожповідомив, що звернувся до правоохоронних органів з тим, щоб вони перевіриливикладену журналістами інформацію. Львов стверджує, що документи, які свідчатьпро отримання ним російського громадянства, сфальшовані.</text:p>
      <text:p text:style-name="P4">
Суддя також заявив, що пройшов дослідження на поліграфі. Він оприлюдниввисновки та заявив, що непричетний до отримання російського громадянства тапаспорта РФ.</text:p>
      <text:p text:style-name="P4">
5 жовтня 2022 року очільника Касаційного господарського суду <text:a xlink:type="simple" xlink:href="https://www.ukrinform.ua/rubric-society/3586557-bogdana-lvova-vidrahuvali-zi-statu-verhovnogo-sudu.html" text:style-name="Internet_20_link" text:visited-style-name="Visited_20_Internet_20_Link">
 Богдана Львовавідрахували зі штату суду. </text:a>
</text:p>
      <text:p text:style-name="P4">
Source: <text:a xlink:type="simple" xlink:href="https://www.ukrinform.ua/rubric-society/3731878-pro-gromadanstvo-suddiv-vrp-otrimue-informaciu-vid-sbu.html" text:style-name="Internet_20_link" text:visited-style-name="Visited_20_Internet_20_Link">
https://www.ukrinform.ua/rubric-society/3731878-pro-gromadanstvo-suddiv-vrp-otrimue-informaciu-vid-sbu.html</text:a>
</text:p>
      <!--NEWS-->
      <text:h text:style-name="P10" text:outline-level="1">
<text:span text:style-name="T4">
«Вагнерівці» у Білорусі можуть вдаватися до провокацій у прикордонні - Громов</text:span>
</text:h>
      <text:p text:style-name="P4">
Authors: Ukrinform (Person)</text:p>
      <text:p text:style-name="P4">
Publisher: Укринформ (Organization)</text:p>
      <text:p text:style-name="P4">
Published Time: 2023-07-05T17:12:00+03:00</text:p>
      <text:p text:style-name="P4">
Modified Time: 2023-07-05T17:12:00+03:00</text:p>
      <text:p text:style-name="P4">
Description: Представники російської ПВК "Вагнер", яких можуть передислокувати на територію Білорусі, — це лише виснажені рештки, які не становлять загрози для ЗСУ, але вони можуть здійснювати провокації у прикордонних районах України. — Укрінформ.</text:p>
      <text:p text:style-name="P4">
Images: ['<text:a xlink:type="simple" xlink:href="https://static.ukrinform.com/photos/2023_06/thumb_files/630_360_1687599166-278.jpg" text:style-name="Internet_20_link" text:visited-style-name="Visited_20_Internet_20_Link">
630_360_16875...</text:a>
']</text:p>
      <text:p text:style-name="P4">
Tags: ['Білорусь', 'Генштаб', 'Кордон', 'ПВК "Вагнера"', 'Війна з Росією', 'Громов']</text:p>
      <text:p text:style-name="P4">
Type: Article</text:p>
      <!--METADATA-->
      <text:p text:style-name="P4">
<draw:frame draw:style-name="fr1" draw:name="Image130" text:anchor-type="as-char" svg:width="6.9236in" svg:height="3.956343in" draw:z-index="0">
<draw:image xlink:href="../Images/yкринформ/2023-07-05T17-12-00-03-00/630_360_1687599166-278.jpg" xlink:type="simple" xlink:show="embed" xlink:actuate="onLoad" draw:mime-type="image/jpeg"/>
</draw:frame>
Представники російської ПВК "Вагнер", яких можуть передислокувати на територіюБілорусі, — це лише виснажені рештки, які не становлять загрози для ЗСУ, алевони можуть здійснювати провокації у прикордонних районах України.</text:p>
      <text:p text:style-name="P4">
Про це заступник начальника Головного оперативного управління Генеральногоштабу ЗСУ бригадний генерал Олексій Громов заявив у <text:a xlink:type="simple" xlink:href="https://www.ukrinform.ua/rubric-ato/3731271-oleksij-gromov-zastupnik-nacalnika-golovnogo-operativnogo-upravlinna-genstabu-zsu.html" text:style-name="Internet_20_link" text:visited-style-name="Visited_20_Internet_20_Link">
</text:a>
 <text:a xlink:type="simple" xlink:href="https://www.ukrinform.ua/rubric-ato/3731271-oleksij-gromov-zastupnik-nacalnika-golovnogo-operativnogo-upravlinna-genstabu-zsu.html" text:style-name="Internet_20_link" text:visited-style-name="Visited_20_Internet_20_Link">
 інтерв’юУкрінформу </text:a>
 .</text:p>
      <text:p text:style-name="P4">
Він розповів, що українське військово-політичне керівництво не виключає, щоспроба "державного перевороту" у Російській Федерації, спричиненого <text:a xlink:type="simple" xlink:href="https://www.ukrinform.ua/tag-pvk-vagnera" text:style-name="Internet_20_link" text:visited-style-name="Visited_20_Internet_20_Link">
"вагнерівцями", </text:a>
 була не більш якдобре спланованим інсценуванням для подальшого переміщення зазначенихпідрозділів на територію Білорусі.</text:p>
      <text:p text:style-name="P4">
"На сьогодні, за наказом Президента України — Верховного головнокомандувача ЗСУкраїни, ми посилюємо наші війська у тому числі вздовж кордону з Білоруссю.Однак, як уже повідомляв лідер нашої країни, більшість найманців були успішнознищені підрозділами Сил оборони України, тому та кількість "вагнерівців", якаможе бути передислокована в Білорусь, — лише виснажені рештки, які не можутьбути загрозою для професійно підготовлених, добре оснащених та мотивованихвійськовослужбовців ЗСУ", - підкреслив Громов.</text:p>
      <text:p text:style-name="P4">
<text:span text:style-name="T4">
Читайте також:</text:span>
 <text:a xlink:type="simple" xlink:href="https://www.ukrinform.ua/rubric-world/3731629-sproba-zakolotu-vagnerivciv-posilila-rozkol-sered-silovikiv-rf-britanska-rozvidka.html" text:style-name="Internet_20_link" text:visited-style-name="Visited_20_Internet_20_Link">
 Спроба заколоту « <text:span text:style-name="T4">
вагнер</text:span>
 івців» посилила розкол середсиловиків РФ - британська розвідка </text:a>
</text:p>
      <text:p text:style-name="P4">
Він зауважив, що найбільш імовірно територія Білорусі буде використана длятимчасового перебування та підготовки бойовиків ПВК "Вагнер" для виконаннязавдань насамперед в Африці, а частину найманців використовуватимуть якінструкторів для підготовки підрозділів збройних сил та інших силових структурРФ і Білорусі.</text:p>
      <text:p text:style-name="P4">
"Ми не виключаємо, що у випадку ухвалення відповідних рішень імовірними діямипротивника можуть бути ведення противником демонстраційних та провокаційнихдій у прикордонних районах України з метою сковування наших військ тавідволікання резервів", — додав заступник начальника Головного оперативногоуправління Генерального штабу ЗСУ.</text:p>
      <text:p text:style-name="P4">
Бригадний генерал висловив думку, що пропозиція передислокувати "вагнерівців"до Білорусі — це тактичний хід невизнаного президента Білорусі ОлександраЛукашенка, який не має намірів відправляти свої війська на війну в Україні,однак і втрачати заступництво глави РФ Володимира Путіна теж не готовий."Насправді, сенс цього питання значно глибший, аніж ми думаємо. Чи може такстатися, що наразі Лукашенко розуміє, що має два шляхи: або звільнитися відпутінського зашморгу, або втратити президентство, — а, можливо, і життя — заумов державного перевороту. Як ми знаємо, всі диктатори закінчили життя лишеодним способом. Тож, перебуваючи у глухому куті, цілком можливо, що саме задопомогою "вагнерівців" Лукашенко може задовольняти власні фантазії", —пояснив Громов.</text:p>
      <text:p text:style-name="P4">
<text:span text:style-name="T4">
Читайте також:</text:span>
 <text:a xlink:type="simple" xlink:href="https://www.ukrinform.ua/rubric-world/3730308-zakolot-vagnerivciv-svidcit-pro-skodu-so-ii-zavdav-putin-rosii-vijnou-v-ukraini-glava-cru.html" text:style-name="Internet_20_link" text:visited-style-name="Visited_20_Internet_20_Link">
 Заколот « <text:span text:style-name="T4">
вагнер</text:span>
 івців» свідчить про шкоду, що їїПутін завдав Росії - директор ЦРУ </text:a>
</text:p>
      <text:p text:style-name="P4">
Водночас він поінформував, що ПВК "Вагнер", попри невдалий заколот ЄвгенаПригожина, після втрат продовжує агітувати та набирати бойовиків по всійРосійській Федерації. За словами начальника Головного оперативного управлінняГенштабу ЗСУ, мобілізовані прагнуть підписувати контракт з ПВК, а не зМіністерством оборони РФ.</text:p>
      <text:p text:style-name="P4">
Як повідомлялося, ватажок ПВК "Вагнер" Пригожин 23 червня оголосив демаршпроти російського військового керівництва, зокрема проти міністра оборони РФСергія Шойгу.</text:p>
      <text:p text:style-name="P4">
Лукашенко провів переговори з Пригожиним, після чого той заявив, що бійціугруповання повертаються до польових таборів. Згодом Лукашенко підтвердивприбуття Пригожина у Білорусь.</text:p>
      <text:p text:style-name="P4">
<text:span text:style-name="T4">
Читайте також:</text:span>
 <text:a xlink:type="simple" xlink:href="https://www.ukrinform.ua/rubric-ato/3730090-u-bilorusi-mozut-buti-rozmiseni-do-vosmi-tisac-vagnerivciv-prikordonniki.html" text:style-name="Internet_20_link" text:visited-style-name="Visited_20_Internet_20_Link">
 У Білорусі можуть бути розміщені до восьми тисяч «<text:span text:style-name="T4">
вагнер</text:span>
 івців» - прикордонники </text:a>
</text:p>
      <text:p text:style-name="P4">
Президент Росії Володимир Путін своєю чергою зазначив, що "вагнерівці" можутьпідписати контракт із російським Міноборони або їхати у Білорусь.</text:p>
      <text:p text:style-name="P4">
Речник Державної прикордонної служби України Андрій Демченко уточнив, щоБілорусь може розмістити на своїй території близько 8 тис. найманців ПВК"Вагнер", розвиток ситуації перебуває на постійному контролі України.</text:p>
      <text:p text:style-name="P4">
Source: <text:a xlink:type="simple" xlink:href="https://www.ukrinform.ua/rubric-ato/3731785-vagnerivci-u-bilorusi-mozut-vdavatisa-do-provokacij-u-prikordonni-gromov.html" text:style-name="Internet_20_link" text:visited-style-name="Visited_20_Internet_20_Link">
https://www.ukrinform.ua/rubric-ato/3731785-vagnerivci-u-bilorusi-mozut-vdavatisa-do-provokacij-u-prikordonni-gromov.html</text:a>
</text:p>
      <!--NEWS-->
      <text:h text:style-name="P10" text:outline-level="1">
<text:span text:style-name="T4">
«ПСЖ» звільнив Крістофа Галтьє</text:span>
</text:h>
      <text:p text:style-name="P4">
Authors: Ukrinform (Person)</text:p>
      <text:p text:style-name="P4">
Publisher: Укринформ (Organization)</text:p>
      <text:p text:style-name="P4">
Published Time: 2023-07-05T17:16:43+03:00</text:p>
      <text:p text:style-name="P4">
Modified Time: 2023-07-05T17:16:43+03:00</text:p>
      <text:p text:style-name="P4">
Description: «ПСЖ» достроково припинив співпрацю з тренером команди Крістофом Гальтьє. — Укрінформ.</text:p>
      <text:p text:style-name="P4">
Images: ['<text:a xlink:type="simple" xlink:href="https://static.ukrinform.com/photos/2023_07/thumb_files/630_360_1688566535-890.jpg" text:style-name="Internet_20_link" text:visited-style-name="Visited_20_Internet_20_Link">
630_360_16885...</text:a>
']</text:p>
      <text:p text:style-name="P4">
Tags: ['Футбол']</text:p>
      <text:p text:style-name="P4">
Type: Article</text:p>
      <!--METADATA-->
      <text:p text:style-name="P4">
<draw:frame draw:style-name="fr1" draw:name="Image131" text:anchor-type="as-char" svg:width="6.9236in" svg:height="3.956343in" draw:z-index="0">
<draw:image xlink:href="../Images/yкринформ/2023-07-05T17-16-43-03-00/630_360_1688566535-890.jpg" xlink:type="simple" xlink:show="embed" xlink:actuate="onLoad" draw:mime-type="image/jpeg"/>
</draw:frame>
 «ПСЖ»достроково припинив співпрацю з тренером команди Крістофом Гальтьє.</text:p>
      <text:p text:style-name="P4">
Про це повідомила <text:a xlink:type="simple" xlink:href="https://www.psg.fr/equipes/equipe-premiere/content/le-paris-saint-germain-remercie-christophe-galtier" text:style-name="Internet_20_link" text:visited-style-name="Visited_20_Internet_20_Link">
 пресслужба </text:a>
 парижан,передає Укрінформ.</text:p>
      <text:p text:style-name="P4">
Клуб розірвав з 56-річним спеціалістом контракт, який діяв до літа наступногороку.</text:p>
      <text:p text:style-name="P4">
Гальтьє очолив «ПСЖ» влітку минулого року. Під його керівництвом парижанивиграли Лігу 1 та Суперкубок Франції. У Лізі чемпіонів команда завершилавиступи на стадії 1/8 фіналу.</text:p>
      <text:p text:style-name="P4">
<text:span text:style-name="T4">
Читайте також:</text:span>
 <text:a xlink:type="simple" xlink:href="https://www.ukrinform.ua/rubric-sports/3731726-futbolnij-klub-sahtar-predstaviv-novij-trenerskij-stab.html" text:style-name="Internet_20_link" text:visited-style-name="Visited_20_Internet_20_Link">
 <text:span text:style-name="T4">
Футбол</text:span>
 ьний клуб «Шахтар» представив новийтренерський штаб </text:a>
</text:p>
      <text:p text:style-name="P4">
Як повідомлялося, звільнення Гальтьє та його помічника обійдеться «ПСЖ» у 9-10мільйонів євро.</text:p>
      <text:p text:style-name="P4">
Фото: Getty Images</text:p>
      <text:p text:style-name="P4">
Source: <text:a xlink:type="simple" xlink:href="https://www.ukrinform.ua/rubric-sports/3731883-psz-zvilniv-kristofa-galte.html" text:style-name="Internet_20_link" text:visited-style-name="Visited_20_Internet_20_Link">
https://www.ukrinform.ua/rubric-sports/3731883-psz-zvilniv-kristofa-galte.html</text:a>
</text:p>
      <!--NEWS-->
      <text:h text:style-name="P10" text:outline-level="1">
<text:span text:style-name="T4">
Сили оборони за добу знешкодили на Таврійському напрямку майже 250 росіян</text:span>
</text:h>
      <text:p text:style-name="P4">
Authors: Ukrinform (Person)</text:p>
      <text:p text:style-name="P4">
Publisher: Укринформ (Organization)</text:p>
      <text:p text:style-name="P4">
Published Time: 2023-07-05T17:18:25+03:00</text:p>
      <text:p text:style-name="P4">
Modified Time: 2023-07-05T17:18:25+03:00</text:p>
      <text:p text:style-name="P4">
Description: Втрати російської армії на Таврійському напрямку за добу становлять 86 убитими та 162 пораненими. — Укрінформ.</text:p>
      <text:p text:style-name="P4">
Images: ['<text:a xlink:type="simple" xlink:href="https://static.ukrinform.com/photos/2023_04/thumb_files/630_360_1680422407-224.png" text:style-name="Internet_20_link" text:visited-style-name="Visited_20_Internet_20_Link">
630_360_16804...</text:a>
']</text:p>
      <text:p text:style-name="P4">
Tags: ['ЗСУ', 'Російські військові', 'Схід України', 'Війна з Росією', 'Єдині новини']</text:p>
      <text:p text:style-name="P4">
Type: Article</text:p>
      <!--METADATA-->
      <text:p text:style-name="P4">
<draw:frame draw:style-name="fr1" draw:name="Image132" text:anchor-type="as-char" svg:width="6.9236in" svg:height="3.956343in" draw:z-index="0">
<draw:image xlink:href="../Images/yкринформ/2023-07-05T17-18-25-03-00/630_360_1680422407-224.png" xlink:type="simple" xlink:show="embed" xlink:actuate="onLoad" draw:mime-type="image/png"/>
</draw:frame>
 Втратиросійської армії на Таврійському напрямку за добу становлять 86 убитими та 162пораненими.</text:p>
      <text:p text:style-name="P4">
Про це повідомив речник об’єднаного пресцентру Сил оборони УкраїниТаврійського напрямку Валерій Шершень в ефірі телемарафону "Єдині новини",передає кореспондент Укрінформу.</text:p>
      <text:p text:style-name="P4">
"Протягом минулої доби наші підрозділи ракетних військ і артилерії виконалипонад 1550 вогневих завдань. Втрати ворога в живій силі становлять 86 убитимита 162 пораненими. Знову відзначилися наші підрозділи радіоелектронноїборотьби, які протягом доби захопили дві повітряні цілі, а саме БпЛА«Орлан-10», і знищили 25 одиниць озброєння та військової техніки противника",— сказав речник.</text:p>
      <text:p text:style-name="P4">
<text:span text:style-name="T4">
Читайте також:</text:span>
 <text:a xlink:type="simple" xlink:href="https://www.ukrinform.ua/rubric-ato/3731807-rosia-formue-novi-vijskovi-castini-ta-pidrozdili-ak-strategicnij-rezerv-genstab.html" text:style-name="Internet_20_link" text:visited-style-name="Visited_20_Internet_20_Link">
 Росія формує нові військові частини та підрозділи якстратегічний резерв - Генштаб </text:a>
</text:p>
      <text:p text:style-name="P4">
Він зазначив, що найбільше ворог намагався атакувати на Мар’їнському напрямку,де зафіксовано 17 невдалих штурмів.</text:p>
      <text:p text:style-name="P4">
"Раніше росіяни практикували "м’ясні штурми". Зараз, мабуть, особовий складпочав закінчуватися й вони іноді на штурм відправляють маленькі групи - до8–10 осіб. При цьому техніку також стараються берегти", — зауважив Шершень.</text:p>
      <text:p text:style-name="P4">
<text:span text:style-name="T4">
Читайте також:</text:span>
 <text:a xlink:type="simple" xlink:href="https://www.ukrinform.ua/rubric-ato/3731733-sili-oboroni-na-vipadok-teraktu-na-zaes-maut-rezervi-dla-radiacijnoi-rozvidki-gromov.html" text:style-name="Internet_20_link" text:visited-style-name="Visited_20_Internet_20_Link">
 Сили <text:span text:style-name="T4">
оборони</text:span>
 на випадок теракту на ЗАЕС мають резервидля радіаційної розвідки - Громов </text:a>
</text:p>
      <text:p text:style-name="P4">
Як повідомляв Укрінформ, Сили <text:a xlink:type="simple" xlink:href="https://www.ukrinform.ua/tag-oborona" text:style-name="Internet_20_link" text:visited-style-name="Visited_20_Internet_20_Link">
 оборони </text:a>
 з 24 лютого 2022 року по 5 липня 2023 року ліквідували 231 тисячу 700російських загарбників.</text:p>
      <text:p text:style-name="P4">
Source: <text:a xlink:type="simple" xlink:href="https://www.ukrinform.ua/rubric-ato/3731884-sili-oboroni-za-dobu-zneskodili-na-tavrijskomu-napramku-majze-250-rosian.html" text:style-name="Internet_20_link" text:visited-style-name="Visited_20_Internet_20_Link">
https://www.ukrinform.ua/rubric-ato/3731884-sili-oboroni-za-dobu-zneskodili-na-tavrijskomu-napramku-majze-250-rosian.html</text:a>
</text:p>
      <!--NEWS-->
      <text:h text:style-name="P10" text:outline-level="1">
<text:span text:style-name="T4">
Російських спортсменок заявили на Панарабських іграх як сирійських</text:span>
</text:h>
      <text:p text:style-name="P4">
Authors: Ukrinform (Person)</text:p>
      <text:p text:style-name="P4">
Publisher: Укринформ (Organization)</text:p>
      <text:p text:style-name="P4">
Published Time: 2023-07-05T17:26:48+03:00</text:p>
      <text:p text:style-name="P4">
Modified Time: 2023-07-05T17:26:48+03:00</text:p>
      <text:p text:style-name="P4">
Description: Російських спортсменок заявили як членів команди Сирії на Панарабських іграх, які проходять в Алжирі. — Укрінформ.</text:p>
      <text:p text:style-name="P4">
Images: ['<text:a xlink:type="simple" xlink:href="https://static.ukrinform.com/photos/2023_07/thumb_files/630_360_1688566871-634.jpg" text:style-name="Internet_20_link" text:visited-style-name="Visited_20_Internet_20_Link">
630_360_16885...</text:a>
']</text:p>
      <text:p text:style-name="P4">
Tags: ['Шахрайство', 'Сирія', 'Спорт', 'Росія', 'Жінки']</text:p>
      <text:p text:style-name="P4">
Type: Article</text:p>
      <!--METADATA-->
      <text:p text:style-name="P4">
<draw:frame draw:style-name="fr1" draw:name="Image133" text:anchor-type="as-char" svg:width="6.9236in" svg:height="3.956343in" draw:z-index="0">
<draw:image xlink:href="../Images/yкринформ/2023-07-05T17-26-48-03-00/630_360_1688566871-634.jpg" xlink:type="simple" xlink:show="embed" xlink:actuate="onLoad" draw:mime-type="image/jpeg"/>
</draw:frame>
 Російськихспортсменок заявили як членів команди Сирії на Панарабських іграх, якіпроходять в Алжирі.</text:p>
      <text:p text:style-name="P4">
Як передає Укрінформ, про це повідомив російський журналіст Сергій Лісін усвоєму <text:a xlink:type="simple" xlink:href="https://t.me/fyiwdwytm/6975" text:style-name="Internet_20_link" text:visited-style-name="Visited_20_Internet_20_Link">
 Tелеграм </text:a>
 -каналі.</text:p>
      <text:p text:style-name="P4">
Як зазначається, на цих змаганнях у списках команди Сирії опинилися, зокрема,дзюдоїстка Мілана Мугу (Мілана Мрад) та спортивна гімнастка ОлександраМаксимова.</text:p>
      <text:p text:style-name="P4">
В інших російських спортсменок в заявках змінено прізвища та дати народження,зокрема у: бадмінтоністки Дар'ї Джеджули, велосипедисток Тетяни та Дар'їМалькових, легкоатлетки Каріни Полудкіної та плавчині Анастасії Сорокіної.</text:p>
      <text:p text:style-name="P4">
"Неможливо уявити, що хтось заздалегідь домовився з міжнародними федераціямибадмінтону, водних видів спорту, велоспорту та легкої атлетики (особливо зостанніми), що російські спортсменки можуть без офіційної зміни громадянствавиступати за <text:a xlink:type="simple" xlink:href="https://www.ukrinform.ua/tag-siria" text:style-name="Internet_20_link" text:visited-style-name="Visited_20_Internet_20_Link">
 Сирію </text:a>
 , та ще й зізміненими датами народження (Джеджула та Малькова) — на нас чекає пекельнийскандал", - зазначив журналіст.</text:p>
      <text:p text:style-name="P4">
<text:span text:style-name="T4">
Читайте також:</text:span>
 <text:a xlink:type="simple" xlink:href="https://www.ukrinform.ua/rubric-sports/3729357-cehia-zaboronila-sportsmenam-iz-rf-ta-bilorusi-ucast-u-zmagannah-na-teritorii-kraini.html" text:style-name="Internet_20_link" text:visited-style-name="Visited_20_Internet_20_Link">
 Чехія заборонила спортсменам із РФ та Білорусі участь узмаганнях на території країни </text:a>
</text:p>
      <text:p text:style-name="P4">
Як повідомляв Укрінформ, Парламентська асамблея Ради Європи <text:a xlink:type="simple" xlink:href="https://www.ukrinform.ua/rubric-sports/3726486-pare-uhvalila-rezoluciu-pro-nedopusk-sportsmeniv-z-rosii-ta-bilorusi-na-olimpiadu2024.html" text:style-name="Internet_20_link" text:visited-style-name="Visited_20_Internet_20_Link">
 ухвалиларезолюцію </text:a>
, якою рекомендує Міжнародному олімпійському комітету не допускати спортсменівз Росії та Білорусі до участі в Олімпійських та Паралімпійських іграх в Парижіу 2024 році навіть під нейтральним прапором.</text:p>
      <text:p text:style-name="P4">
<text:span text:style-name="T5">
Фото: Getty Images</text:span>
</text:p>
      <text:p text:style-name="P4">
Source: <text:a xlink:type="simple" xlink:href="https://www.ukrinform.ua/rubric-sports/3731887-rosijskih-sportsmenok-zaavili-na-panarabskih-igrah-ak-sirijskih.html" text:style-name="Internet_20_link" text:visited-style-name="Visited_20_Internet_20_Link">
https://www.ukrinform.ua/rubric-sports/3731887-rosijskih-sportsmenok-zaavili-na-panarabskih-igrah-ak-sirijskih.html</text:a>
</text:p>
      <!--NEWS-->
      <text:h text:style-name="P10" text:outline-level="1">
<text:span text:style-name="T4">
Берлін поки не дійшов згоди щодо передачі Україні ракет Taurus</text:span>
</text:h>
      <text:p text:style-name="P4">
Authors: Ukrinform (Person)</text:p>
      <text:p text:style-name="P4">
Publisher: Укринформ (Organization)</text:p>
      <text:p text:style-name="P4">
Published Time: 2023-07-05T17:28:00+03:00</text:p>
      <text:p text:style-name="P4">
Modified Time: 2023-07-05T17:28:00+03:00</text:p>
      <text:p text:style-name="P4">
Description: Німецька сторона продовжує вивчати запит України стосовно можливості передачі ЗСУ крилатих ракет Taurus. — Укрінформ.</text:p>
      <text:p text:style-name="P4">
Images: ['<text:a xlink:type="simple" xlink:href="https://static.ukrinform.com/photos/2023_05/thumb_files/630_360_1685178733-981.jpg" text:style-name="Internet_20_link" text:visited-style-name="Visited_20_Internet_20_Link">
630_360_16851...</text:a>
']</text:p>
      <text:p text:style-name="P4">
Tags: ['Німеччина', 'Ракета', 'Війна з Росією']</text:p>
      <text:p text:style-name="P4">
Type: Article</text:p>
      <!--METADATA-->
      <text:p text:style-name="P4">
<draw:frame draw:style-name="fr1" draw:name="Image134" text:anchor-type="as-char" svg:width="6.9236in" svg:height="3.956343in" draw:z-index="0">
<draw:image xlink:href="../Images/yкринформ/2023-07-05T17-28-00-03-00/630_360_1685178733-981.jpg" xlink:type="simple" xlink:show="embed" xlink:actuate="onLoad" draw:mime-type="image/jpeg"/>
</draw:frame>
 Німецькасторона продовжує вивчати запит України стосовно можливості передачі ЗСУкрилатих ракет Taurus.</text:p>
      <text:p text:style-name="P4">
Про це сказав речник федерального уряду Штеффен Гебештрайт на брифінгу всереду, передає кореспондент Укрінформу.</text:p>
      <text:p text:style-name="P4">
«Чи є відповідь на цей запит? Ні. Він все ще розглядається», - сказавГебештрайт. На запитання, як довго запит ще може вивчатися він відповів: «Цетриватиме стільки, скільки триватиме».</text:p>
      <text:p text:style-name="P4">
Днями це ж питання змушений був коментувати і канцлер ФРН Олаф Шольц. Тоді вінзаявив, що його країна - проти відправки своїх <text:a xlink:type="simple" xlink:href="https://www.ukrinform.ua/tag-raketa" text:style-name="Internet_20_link" text:visited-style-name="Visited_20_Internet_20_Link">
 ракет</text:a>
 Taurus в Україну через те, що Берліннамагається уникнути ситуації, коли німецька зброя могла би бути використанадля завдання удару по території Росії.</text:p>
      <text:p text:style-name="P4">
<text:span text:style-name="T4">
Читайте також:</text:span>
 <text:a xlink:type="simple" xlink:href="https://www.ukrinform.ua/rubric-ato/3729495-urad-ssa-nablizivsa-do-nadanna-ukraini-raket-atacms-wsj.html" text:style-name="Internet_20_link" text:visited-style-name="Visited_20_Internet_20_Link">
 <text:span text:style-name="T4">
Уряд</text:span>
 <text:span text:style-name="T4">
США</text:span>
 <text:span text:style-name="T4">
наблизився</text:span>
 до <text:span text:style-name="T4">
надання</text:span>
<text:span text:style-name="T4">
Україні</text:span>
 <text:span text:style-name="T4">
ракет</text:span>
 <text:span text:style-name="T4">
ATACMS</text:span>
 – <text:span text:style-name="T4">
WSJ</text:span>
 </text:a>
</text:p>
      <text:p text:style-name="P4">
На початку літа міністр оборони Німеччини Борис Пісторіус також заявляв, щоБерлін не розглядає можливості передачі Україні крилатих ракет Taurus восяжному майбутньому через ті самі міркування.</text:p>
      <text:p text:style-name="P4">
Україна подала запит на отримання від Німеччини крилатих ракет повітряногобазування Taurus у травні. Деякі німецькі політики підтримали цю ідею.</text:p>
      <text:p text:style-name="P4">
Taurus KEPD 350 є німецько-шведською ракетою класу «повітря-поверхня» великоїдальності – близько 500 кілометрів, у якій використано технологією стелс.</text:p>
      <text:p text:style-name="P4">
Як повідомляв Укрінформ, раніше <text:a xlink:type="simple" xlink:href="https://www.ukrinform.ua/rubric-ato/3707726-britania-postavila-ukraini-dalekobijni-raketi-storm-shadow-cnn.html" text:style-name="Internet_20_link" text:visited-style-name="Visited_20_Internet_20_Link">
 Україна отримала крилаті ракети великоїдальності </text:a>
 (понад 560 кілометрів) StormShadow від Великої Британії.</text:p>
      <text:p text:style-name="P4">
<text:span text:style-name="T5">
Фото: MBDA Deutchland</text:span>
</text:p>
      <text:p text:style-name="P4">
Source: <text:a xlink:type="simple" xlink:href="https://www.ukrinform.ua/rubric-ato/3731888-berlin-poki-ne-dijsov-zgodi-sodo-peredaci-ukraini-raket-taurus.html" text:style-name="Internet_20_link" text:visited-style-name="Visited_20_Internet_20_Link">
https://www.ukrinform.ua/rubric-ato/3731888-berlin-poki-ne-dijsov-zgodi-sodo-peredaci-ukraini-raket-taurus.html</text:a>
</text:p>
      <!--NEWS-->
      <text:h text:style-name="P10" text:outline-level="1">
<text:span text:style-name="T4">
Сили оборони на північних підступах до Бахмута відбили низку територій - Сирський</text:span>
</text:h>
      <text:p text:style-name="P4">
Authors: Ukrinform (Person)</text:p>
      <text:p text:style-name="P4">
Publisher: Укринформ (Organization)</text:p>
      <text:p text:style-name="P4">
Published Time: 2023-07-05T17:29:13+03:00</text:p>
      <text:p text:style-name="P4">
Modified Time: 2023-07-05T17:29:13+03:00</text:p>
      <text:p text:style-name="P4">
Description: Сили оборони України мають успіхи на Бахмутському напрямку. — Укрінформ.</text:p>
      <text:p text:style-name="P4">
Images: ['<text:a xlink:type="simple" xlink:href="https://static.ukrinform.com/photos/2020_12/thumb_files/630_360_1607688700-694.jpg" text:style-name="Internet_20_link" text:visited-style-name="Visited_20_Internet_20_Link">
630_360_16076...</text:a>
']</text:p>
      <text:p text:style-name="P4">
Tags: ['Генштаб', 'ЗСУ', 'Сирський', 'Схід України', 'Війна з Росією']</text:p>
      <text:p text:style-name="P4">
Type: Article</text:p>
      <!--METADATA-->
      <text:p text:style-name="P4">
<draw:frame draw:style-name="fr1" draw:name="Image135" text:anchor-type="as-char" svg:width="6.9236in" svg:height="3.956343in" draw:z-index="0">
<draw:image xlink:href="../Images/yкринформ/2023-07-05T17-29-13-03-00/630_360_1607688700-694.jpg" xlink:type="simple" xlink:show="embed" xlink:actuate="onLoad" draw:mime-type="image/jpeg"/>
</draw:frame>
 Силиоборони України мають успіхи на Бахмутському напрямку.</text:p>
      <text:p text:style-name="P4">
Про це у <text:a xlink:type="simple" xlink:href="https://t.me/osirskiy/168" text:style-name="Internet_20_link" text:visited-style-name="Visited_20_Internet_20_Link">
 Телеграмі </text:a>
 повідомив командувачСухопутних військ Збройних сил України Олександр Сирський, передає Укрінформ.</text:p>
      <text:p text:style-name="P4">
_Відео:<text:a xlink:type="simple" xlink:href="http://t.me/osirskiy/168" text:style-name="Internet_20_link" text:visited-style-name="Visited_20_Internet_20_Link">
 Генерал-полковник. Командувач Сухопутних військ ЗСУ</text:a>
 _</text:p>
      <text:p text:style-name="P4">
Сирський розмістив відео і написав: "Штурмові підрозділи 10-ї бригади"Едельвейс" штурмують позиції росіян на північних підступах до Бахмута. Буловідбито низку територій та знищено значну кількість живої сили ворога".</text:p>
      <text:p text:style-name="P4">
<text:span text:style-name="T4">
Читайте також:</text:span>
 <text:a xlink:type="simple" xlink:href="https://www.ukrinform.ua/rubric-ato/3731744-rosiani-najaktivnise-perekidaut-tehniku-i-soldativ-na-zaporizza-ta-doneccinu-genstab.html" text:style-name="Internet_20_link" text:visited-style-name="Visited_20_Internet_20_Link">
 Росіяни найактивніше перекидають техніку і солдатів наЗапоріжжя та Донеччину - Генштаб </text:a>
</text:p>
      <text:p text:style-name="P4">
Як повідомлялося, речник Генштабу ЗСУ Андрій Ковальов заявив, що Сили <text:a xlink:type="simple" xlink:href="https://www.ukrinform.ua/tag-oborona" text:style-name="Internet_20_link" text:visited-style-name="Visited_20_Internet_20_Link">
оборони </text:a>
 України продовжують веденнянаступальної операції на Бахмутському, Мелітопольському, Бердянськомунапрямках. За його словами, на Бахмутському напрямку ЗСУ продовжують вестинаступальні дії. Зокрема, північніше і південніше від Бахмута чинять тиск напротивника, вибивають з раніше захоплених рубежів.</text:p>
      <text:p text:style-name="P4">
Частковий успіх Сили оборони мають у районі Кліщіївки, де закріплюються надосягнутих рубежах.</text:p>
      <text:p text:style-name="P4">
Source: <text:a xlink:type="simple" xlink:href="https://www.ukrinform.ua/rubric-ato/3731889-sili-oboroni-na-pivnicnih-pidstupah-do-bahmuta-vidbili-nizku-teritorij-sirskij.html" text:style-name="Internet_20_link" text:visited-style-name="Visited_20_Internet_20_Link">
https://www.ukrinform.ua/rubric-ato/3731889-sili-oboroni-na-pivnicnih-pidstupah-do-bahmuta-vidbili-nizku-teritorij-sirskij.html</text:a>
</text:p>
      <!--NEWS-->
      <text:h text:style-name="P10" text:outline-level="1">
<text:span text:style-name="T4">
В Україні не буде дефіциту пального – Шмигаль</text:span>
</text:h>
      <text:p text:style-name="P4">
Authors: Ukrinform (Person)</text:p>
      <text:p text:style-name="P4">
Publisher: Укринформ (Organization)</text:p>
      <text:p text:style-name="P4">
Published Time: 2023-07-05T17:32:00+03:00</text:p>
      <text:p text:style-name="P4">
Modified Time: 2023-07-05T17:32:00+03:00</text:p>
      <text:p text:style-name="P4">
Description: Дефіциту пального в Україні не буде, ситуація є контрольованою.</text:p>
      <text:p text:style-name="P4">
— Укрінформ.</text:p>
      <text:p text:style-name="P4">
Images: ['<text:a xlink:type="simple" xlink:href="https://static.ukrinform.com/photos/2018_06/thumb_files/630_360_1529652981-9517.jpg" text:style-name="Internet_20_link" text:visited-style-name="Visited_20_Internet_20_Link">
630_360_15296...</text:a>
']</text:p>
      <text:p text:style-name="P4">
Tags: ['Дефіцит', 'Шмигаль', 'Пальне', 'Єдині новини']</text:p>
      <text:p text:style-name="P4">
Type: Article</text:p>
      <!--METADATA-->
      <text:p text:style-name="P4">
<draw:frame draw:style-name="fr1" draw:name="Image136" text:anchor-type="as-char" svg:width="6.9236in" svg:height="3.956343in" draw:z-index="0">
<draw:image xlink:href="../Images/yкринформ/2023-07-05T17-32-00-03-00/630_360_1529652981-9517.jpg" xlink:type="simple" xlink:show="embed" xlink:actuate="onLoad" draw:mime-type="image/jpeg"/>
</draw:frame>
 Дефіцитупального в Україні не буде, ситуація є контрольованою.</text:p>
      <text:p text:style-name="P4">
Про це Прем'єр-міністр Денис Шмигаль сказав в ефірі телемарафону «Єдиніновини», передає кореспондент Укрінформу.</text:p>
      <text:p text:style-name="P4">
«На сьогодні ні у Європі, ні в Україні не спостерігається дефіциту пального.За прогнозами, дефіциту також не буде. Тобто, ми очікуємо спокійної ситуаціїна ринку пального», - заявив Шмигаль.</text:p>
      <text:p text:style-name="P4">
За його словами, це питання обговорювалося на нараді Мінекономіки зпредставниками ключових мереж, які торгують дизелем та бензином.</text:p>
      <text:p text:style-name="P4">
«Тому бачимо спокійну ринкову ситуацію з нормальним постачанням та продажемдизелю та бензину. Дефіцит не очікуємо», - додав глава уряду.</text:p>
      <text:p text:style-name="P4">
<text:span text:style-name="T4">
Читайте також:</text:span>
 <text:a xlink:type="simple" xlink:href="https://www.ukrinform.ua/rubric-economy/3731762-cini-na-palne-u-merezah-azs-prodovzuut-zrostati.html" text:style-name="Internet_20_link" text:visited-style-name="Visited_20_Internet_20_Link">
 Ціни на пальне у мережах АЗС продовжують зростати</text:a>
</text:p>
      <text:p text:style-name="P4">
Як повідомлялося, в Україні навесні 2022 року спостерігався дефіцит паливнихматеріалів. Влада домовлялася з найбільшими світовими компаніями щодопостачання <text:a xlink:type="simple" xlink:href="https://www.ukrinform.ua/tag-benzin" text:style-name="Internet_20_link" text:visited-style-name="Visited_20_Internet_20_Link">
 бензину </text:a>
 та дизелю докрани.</text:p>
      <text:p text:style-name="P4">
Source: <text:a xlink:type="simple" xlink:href="https://www.ukrinform.ua/rubric-economy/3731890-v-ukraini-ne-bude-deficitu-palnogo-smigal.html" text:style-name="Internet_20_link" text:visited-style-name="Visited_20_Internet_20_Link">
https://www.ukrinform.ua/rubric-economy/3731890-v-ukraini-ne-bude-deficitu-palnogo-smigal.html</text:a>
</text:p>
      <!--NEWS-->
      <text:h text:style-name="P10" text:outline-level="1">
<text:span text:style-name="T4">
Матч українки Світоліної на Вімблдоні перенесли через дощ</text:span>
</text:h>
      <text:p text:style-name="P4">
Authors: Ukrinform (Person)</text:p>
      <text:p text:style-name="P4">
Publisher: Укринформ (Organization)</text:p>
      <text:p text:style-name="P4">
Published Time: 2023-07-05T17:34:01+03:00</text:p>
      <text:p text:style-name="P4">
Modified Time: 2023-07-05T17:34:01+03:00</text:p>
      <text:p text:style-name="P4">
Description: Матч української тенісистки Еліни Світоліної (№76 WTA) у другому колі на «Вімблдоні» перенесено. — Укрінформ.</text:p>
      <text:p text:style-name="P4">
Images: ['<text:a xlink:type="simple" xlink:href="https://static.ukrinform.com/photos/2023_07/thumb_files/630_360_1688567578-110.jpg" text:style-name="Internet_20_link" text:visited-style-name="Visited_20_Internet_20_Link">
630_360_16885...</text:a>
']</text:p>
      <text:p text:style-name="P4">
Tags: ['Світоліна', 'Теніс', 'Вімблдон']</text:p>
      <text:p text:style-name="P4">
Type: Article</text:p>
      <!--METADATA-->
      <text:p text:style-name="P4">
<draw:frame draw:style-name="fr1" draw:name="Image137" text:anchor-type="as-char" svg:width="6.9236in" svg:height="3.956343in" draw:z-index="0">
<draw:image xlink:href="../Images/yкринформ/2023-07-05T17-34-01-03-00/630_360_1688567578-110.jpg" xlink:type="simple" xlink:show="embed" xlink:actuate="onLoad" draw:mime-type="image/jpeg"/>
</draw:frame>
 Матчукраїнської тенісистки Еліни Світоліної (№76 WTA) у другому колі на«Вімблдоні» перенесено.</text:p>
      <text:p text:style-name="P4">
5 червня українка мала провести зустріч проти представниці Бельгії ЕлізиМертенс (WTA №28), проте матч скасували через дощ, повідомляє <text:a xlink:type="simple" xlink:href="https://ua.tribuna.com/uk/tennis/1000000078702-svitolina-sygraet-protiv-mertens-vo-vtorom-kruge-uimbldo/" text:style-name="Internet_20_link" text:visited-style-name="Visited_20_Internet_20_Link">
 Tribuna.com</text:a>
 , передає Укрінформ.</text:p>
      <text:p text:style-name="P4">
Ймовірно, зустріч відбудеться 6 липня.</text:p>
      <text:p text:style-name="P4">
Світоліна веде в особистих зустрічах з рахунком 3-2.</text:p>
      <text:p text:style-name="P4">
<text:span text:style-name="T4">
Читайте також:</text:span>
 <text:a xlink:type="simple" xlink:href="https://www.ukrinform.ua/rubric-sports/3731711-svitolina-i-stahovskij-organizuut-v-ukraini-seriu-ditacih-turniriv.html" text:style-name="Internet_20_link" text:visited-style-name="Visited_20_Internet_20_Link">
 Світоліна і Стаховський організують в Україні серіюдитячих турнірів </text:a>
</text:p>
      <text:p text:style-name="P4">
Як повідомлялося, на старті українка обіграла Вінус Вільямс (6:4, 6:3).</text:p>
      <text:p text:style-name="P4">
Фото: Getty Images</text:p>
      <text:p text:style-name="P4">
Source: <text:a xlink:type="simple" xlink:href="https://www.ukrinform.ua/rubric-sports/3731891-matc-ukrainki-svitolinoi-na-vimbldoni-perenesli-cerez-dos.html" text:style-name="Internet_20_link" text:visited-style-name="Visited_20_Internet_20_Link">
https://www.ukrinform.ua/rubric-sports/3731891-matc-ukrainki-svitolinoi-na-vimbldoni-perenesli-cerez-dos.html</text:a>
</text:p>
      <!--NEWS-->
      <text:h text:style-name="P10" text:outline-level="1">
<text:span text:style-name="T4">
Посол Грузії підтвердив, що виїде з України через ситуацію із Саакашвілі</text:span>
</text:h>
      <text:p text:style-name="P4">
Authors: Ukrinform (Person)</text:p>
      <text:p text:style-name="P4">
Publisher: Укринформ (Organization)</text:p>
      <text:p text:style-name="P4">
Published Time: 2023-07-05T17:37:00+03:00</text:p>
      <text:p text:style-name="P4">
Modified Time: 2023-07-05T23:37:00+03:00</text:p>
      <text:p text:style-name="P4">
Description: Посол Грузії в Україні Георгій Закарашвілі розповів про виклик до Міністерства закордонних справ у Києві напередодні через ситуацію зі станом здоров’я колишнього грузинського президента Міхеїла Саакашвілі. — Укрінформ.</text:p>
      <text:p text:style-name="P4">
Images: ['<text:a xlink:type="simple" xlink:href="https://static.ukrinform.com/photos/2023_07/thumb_files/630_360_1688590824-295.jpg" text:style-name="Internet_20_link" text:visited-style-name="Visited_20_Internet_20_Link">
630_360_16885...</text:a>
']</text:p>
      <text:p text:style-name="P4">
Tags: ['Грузія', 'Посол', 'Саакашвілі', 'Україна']</text:p>
      <text:p text:style-name="P4">
Type: Article</text:p>
      <!--METADATA-->
      <text:p text:style-name="P4">
<draw:frame draw:style-name="fr1" draw:name="Image138" text:anchor-type="as-char" svg:width="6.9236in" svg:height="3.956343in" draw:z-index="0">
<draw:image xlink:href="../Images/yкринформ/2023-07-05T17-37-00-03-00/630_360_1688590824-295.jpg" xlink:type="simple" xlink:show="embed" xlink:actuate="onLoad" draw:mime-type="image/jpeg"/>
</draw:frame>
 ПосолГрузії в Україні Георгій Закарашвілі розповів про виклик до Міністерствазакордонних справ у Києві напередодні через ситуацію зі станом здоров’яколишнього грузинського президента Міхеїла Саакашвілі.</text:p>
      <text:p text:style-name="P4">
Про це повідомляє <text:a xlink:type="simple" xlink:href="https://www.interpressnews.ge/ka/article/762828-elchi-ukrainul-mxares-ganemarta-rom-motxovna-da-sheshpoteba-romelic-dapiksirebulia-mixeil-saakashviltan-dakavshirebit-ar-sheesabameba-sinamdviles-es-movlena-xels-ushlis-ormxrivi-urtiertobebis-ganvitarebas-da-kmnis-garkveul-problemebs" text:style-name="Internet_20_link" text:visited-style-name="Visited_20_Internet_20_Link">
 Interpressnews</text:a>
 ,передає Укрінформ.</text:p>
      <text:p text:style-name="P4">
Грузинський посол підтвердив, що в МЗС України він зустрівся із заступникомміністра, який попросив його покинути країну упродовж 48 годин для проведенняконсультацій щодо питання <text:span text:style-name="T4">
<text:a xlink:type="simple" xlink:href="https://www.ukrinform.ua/tag-saakasvili" text:style-name="Internet_20_link" text:visited-style-name="Visited_20_Internet_20_Link">
 Саакашвілі </text:a>
 </text:span>
 .</text:p>
      <text:p text:style-name="P4">
«Ми, звичайно, погодилися, тому що це була вимога і прохання ПрезидентаУкраїни», — пояснив Закарашвілі.</text:p>
      <text:p text:style-name="P4">
<text:span text:style-name="T4">
Читайте також:</text:span>
 <text:span text:style-name="T4">
<text:a xlink:type="simple" xlink:href="https://www.ukrinform.ua/rubric-polytics/3731771-u-pravlacij-partii-gruzii-viklucaut-budaki-konsultacii-z-ukrainou-sodo-saakasvili.html" text:style-name="Internet_20_link" text:visited-style-name="Visited_20_Internet_20_Link">
 У правлячій партії Грузії виключають будь-якіконсультації з Україною щодо Саакашвілі </text:a>
 </text:span>
</text:p>
      <text:p text:style-name="P4">
Він додав, що пояснив Києву офіційну позицію Тбілісі, зокрема заперечення нимненалежного ставлення до експрезидента Грузії.</text:p>
      <text:p text:style-name="P4">
«Зазначено, що, зрозуміло, ця подія заважає розвитку двосторонніх відносин і,відповідно, створює певні проблеми, зокрема для комунікації», — сказавдипломат, додавши, що Грузія продовжить підтримку України в її війні протиРосії.</text:p>
      <text:p text:style-name="P4">
<text:span text:style-name="T4">
Читайте також:</text:span>
 <text:span text:style-name="T4">
<text:a xlink:type="simple" xlink:href="https://www.ukrinform.ua/rubric-world/3731253-sandu-zaklikala-vladu-gruzii-vidpustiti-saakasvili-za-kordon.html" text:style-name="Internet_20_link" text:visited-style-name="Visited_20_Internet_20_Link">
 Санду закликала владу Грузії відпустити Саакашвілі закордон </text:a>
 </text:span>
</text:p>
      <text:p text:style-name="P4">
Як повідомляв Укрінформ, у понеділок, 3 липня, _<text:span text:style-name="T4">
<text:a xlink:type="simple" xlink:href="https://www.ukrinform.ua/rubric-world/3730914-saakasvili-vistupiv-u-sudi-onlajn-i-pokazav-v-akomu-vin-stani.html" text:style-name="Internet_20_link" text:visited-style-name="Visited_20_Internet_20_Link">
 Саакашвілі був присутній уонлайн-форматі на судовому засіданні </text:a>
 </text:span>
 _ . Він продемонстрував, наскільки сильно схуд під часперебування у лікарні.</text:p>
      <text:p text:style-name="P4">
Президент Володимир Зеленський _<text:span text:style-name="T4">
<text:a xlink:type="simple" xlink:href="https://www.ukrinform.ua/rubric-polytics/3731009-zelenskij-doruciv-viklikati-posla-gruzii-do-mzs-i-visloviti-protest-cerez-stan-saakasvili.html" text:style-name="Internet_20_link" text:visited-style-name="Visited_20_Internet_20_Link">
 висловив обурення діями грузинської влади</text:a>
</text:span>
 _ щодо громадянина України Саакашвілі та доручив МЗС викликати посла Грузіїв Києві та висловити йому рішучий протест через знущання з Саакашвілі.</text:p>
      <text:p text:style-name="P4">
Source: <text:a xlink:type="simple" xlink:href="https://www.ukrinform.ua/rubric-polytics/3732024-posol-gruzii-pidtverdiv-so-viide-z-ukraini-cerez-situaciu-iz-saakasvili.html" text:style-name="Internet_20_link" text:visited-style-name="Visited_20_Internet_20_Link">
https://www.ukrinform.ua/rubric-polytics/3732024-posol-gruzii-pidtverdiv-so-viide-z-ukraini-cerez-situaciu-iz-saakasvili.html</text:a>
</text:p>
      <!--NEWS-->
      <text:h text:style-name="P10" text:outline-level="1">
<text:span text:style-name="T4">
Зеленський обговорив із президентом Гвінеї-Бісау деструктивні дії ПВК «Вагнер» в Африці</text:span>
</text:h>
      <text:p text:style-name="P4">
Authors: Ukrinform (Person)</text:p>
      <text:p text:style-name="P4">
Publisher: Укринформ (Organization)</text:p>
      <text:p text:style-name="P4">
Published Time: 2023-07-05T17:40:00+03:00</text:p>
      <text:p text:style-name="P4">
Modified Time: 2023-07-05T17:40:00+03:00</text:p>
      <text:p text:style-name="P4">
Description: Президент Володимир Зеленський обговорив із Президентом Гвінеї-Бісау Умару Сісоку Ембало ситуацію на полі бою, а також спробу заколоту ПВК “Вагнер” у Росії та її деструктивну діяльність у країнах Африки. — Укрінформ.</text:p>
      <text:p text:style-name="P4">
Images: ['<text:a xlink:type="simple" xlink:href="https://static.ukrinform.com/photos/2022_11/thumb_files/630_360_1668016045-783.jpeg" text:style-name="Internet_20_link" text:visited-style-name="Visited_20_Internet_20_Link">
630_360_16680...</text:a>
']</text:p>
      <text:p text:style-name="P4">
Tags: ['Африка', 'ПВК "Вагнера"', 'Зеленський', 'Війна з Росією']</text:p>
      <text:p text:style-name="P4">
Type: Article</text:p>
      <!--METADATA-->
      <text:p text:style-name="P4">
<draw:frame draw:style-name="fr1" draw:name="Image139" text:anchor-type="as-char" svg:width="6.9236in" svg:height="3.956343in" draw:z-index="0">
<draw:image xlink:href="../Images/yкринформ/2023-07-05T17-40-00-03-00/630_360_1668016045-783.jpeg" xlink:type="simple" xlink:show="embed" xlink:actuate="onLoad" draw:mime-type="image/jpeg"/>
</draw:frame>
 ПрезидентВолодимир Зеленський обговорив із Президентом Гвінеї-Бісау Умару Сісоку Ембалоситуацію на полі бою, а також спробу заколоту ПВК “Вагнер” у Росії та їїдеструктивну діяльність у країнах Африки.</text:p>
      <text:p text:style-name="P4">
Про це повідомив глава Української держави у <text:a xlink:type="simple" xlink:href="https://t.me/V_Zelenskiy_official/6858" text:style-name="Internet_20_link" text:visited-style-name="Visited_20_Internet_20_Link">
 Телеграмі</text:a>
 , передає Укрінформ.</text:p>
      <text:p text:style-name="P4">
“Провів предметну телефонну розмову з Президентом Гвінеї-Бісау Умару СісокуЕмбало. Дякую за підтримку суверенітету та територіальної цілісності України.Поінформував про ситуацію на полі бою. Обговорили наслідки спроби заколоту такзваної групи «Вагнер» та її деструктивну діяльність у країнах Африки”, -зазначив <text:a xlink:type="simple" xlink:href="https://www.ukrinform.ua/tag-zelenskij" text:style-name="Internet_20_link" text:visited-style-name="Visited_20_Internet_20_Link">
 Зеленський </text:a>
 .</text:p>
      <text:p text:style-name="P4">
<text:span text:style-name="T4">
Читайте також:</text:span>
 <text:a xlink:type="simple" xlink:href="https://www.ukrinform.ua/rubric-ato/3731817-rosia-planue-vidpraviti-v-ukrainu-bilse-cecenciv-ta-vazniv-zamist-vagnerivciv-bloomberg.html" text:style-name="Internet_20_link" text:visited-style-name="Visited_20_Internet_20_Link">
 Росія планує відправити в Україну більше чеченців тав'язнів замість « <text:span text:style-name="T4">
вагнер</text:span>
 івців» - Bloomberg</text:a>
</text:p>
      <text:p text:style-name="P4">
Також Президенти домовилися про посилення взаємодії й контактів України –Гвінеї-Бісау як на двосторонньому, так і багатосторонньому рівнях.</text:p>
      <text:p text:style-name="P4">
<text:span text:style-name="T4">
Читайте також:</text:span>
 <text:a xlink:type="simple" xlink:href="https://www.ukrinform.ua/rubric-ato/3731386-u-rozvidci-vvazaut-so-prigozin-u-bilorusi-buvatime-ale-ne-bazuvatimetsa.html" text:style-name="Internet_20_link" text:visited-style-name="Visited_20_Internet_20_Link">
 У розвідці вважають, що Пригожин у Білорусі буватиме, алене базуватиметься </text:a>
</text:p>
      <text:p text:style-name="P4">
Як повідомлялося, Президент Гвінеї-Бісау Умару Сісоку Ембало був з візитом вУкраїні 26 жовтня 2022 року.</text:p>
      <text:p text:style-name="P4">
<text:span text:style-name="T5">
Фото: ОП</text:span>
</text:p>
      <text:p text:style-name="P4">
Source: <text:a xlink:type="simple" xlink:href="https://www.ukrinform.ua/rubric-polytics/3731895-zelenskij-obgovoriv-iz-prezidentom-gvineibisau-destruktivni-dii-pvk-vagner-v-africi.html" text:style-name="Internet_20_link" text:visited-style-name="Visited_20_Internet_20_Link">
https://www.ukrinform.ua/rubric-polytics/3731895-zelenskij-obgovoriv-iz-prezidentom-gvineibisau-destruktivni-dii-pvk-vagner-v-africi.html</text:a>
</text:p>
      <!--NEWS-->
      <text:h text:style-name="P10" text:outline-level="1">
<text:span text:style-name="T4">
У Шотландії вручають королівські коштовності Чарльзу ІІІ</text:span>
</text:h>
      <text:p text:style-name="P4">
Authors: Ukrinform (Person)</text:p>
      <text:p text:style-name="P4">
Publisher: Укринформ (Organization)</text:p>
      <text:p text:style-name="P4">
Published Time: 2023-07-05T17:41:00+03:00</text:p>
      <text:p text:style-name="P4">
Modified Time: 2023-07-05T17:41:00+03:00</text:p>
      <text:p text:style-name="P4">
Description: У шотландському Единбурзі розпочалася хода з нагоди церемонії вручення коштовностей шотландської корони новому королю Великої Британії Чарльзу ІІІ. — Укрінформ.</text:p>
      <text:p text:style-name="P4">
Images: ['<text:a xlink:type="simple" xlink:href="https://static.ukrinform.com/photos/2023_07/thumb_files/630_360_1688567997-749.jpg" text:style-name="Internet_20_link" text:visited-style-name="Visited_20_Internet_20_Link">
630_360_16885...</text:a>
']</text:p>
      <text:p text:style-name="P4">
Tags: ['Британія', 'Король', 'Шотландія', 'Чарльз ІІІ']</text:p>
      <text:p text:style-name="P4">
Type: Article</text:p>
      <!--METADATA-->
      <text:p text:style-name="P4">
<draw:frame draw:style-name="fr1" draw:name="Image140" text:anchor-type="as-char" svg:width="6.9236in" svg:height="3.956343in" draw:z-index="0">
<draw:image xlink:href="../Images/yкринформ/2023-07-05T17-41-00-03-00/630_360_1688567997-749.jpg" xlink:type="simple" xlink:show="embed" xlink:actuate="onLoad" draw:mime-type="image/jpeg"/>
</draw:frame>
 Ушотландському Единбурзі розпочалася хода з нагоди церемонії врученнякоштовностей шотландської корони новому королю Великої Британії Чарльзу ІІІ.</text:p>
      <text:p text:style-name="P4">
Про це повідомляє <text:a xlink:type="simple" xlink:href="https://www.bbc.com/news/uk-scotland-66098124" text:style-name="Internet_20_link" text:visited-style-name="Visited_20_Internet_20_Link">
 BBC </text:a>
 ,передає Укрінформ.</text:p>
      <text:p text:style-name="P4">
<text:a xlink:type="simple" xlink:href="https://www.ukrinform.ua/tag-britania" text:style-name="Internet_20_link" text:visited-style-name="Visited_20_Internet_20_Link">
 Британський </text:a>
 монарх у середу отримаєкорону, скіпетр та державний меч, які є частиною королівських регалійШотландії.</text:p>
      <text:p text:style-name="P4">
Корона, яку передадуть Чарльзу ІІІ, була виготовлена для короля Якова V,монарх одягнув її вперше у 1540 році. Прикраса із золота і срібла,інкрустована 94 перлинами та 43 коштовними каменями, має вагу понад 1,5кілограма.</text:p>
      <text:p text:style-name="P4">
</text:p>
      <text:p text:style-name="P4">
Походження скіпетра достеменно невідоме – можливо, це був подарунок королюЯкову IV від Папи Римського.</text:p>
      <text:p text:style-name="P4">
</text:p>
      <text:p text:style-name="P4">
На національній службі подяки у соборі Святого Джайлза представлений новиймеч, названий на честь королеви Єлизавети ІІ.</text:p>
      <text:p text:style-name="P4">
<text:span text:style-name="T4">
Читайте також:</text:span>
 <text:a xlink:type="simple" xlink:href="https://www.ukrinform.ua/rubric-world/3729810-korol-britanii-otrimae-novij-mec-na-ceremonii-v-sotlandii.html" text:style-name="Internet_20_link" text:visited-style-name="Visited_20_Internet_20_Link">
 Король Британії отримає новий меч на церемонії вШотландії </text:a>
</text:p>
      <text:p text:style-name="P4">
Камінь Долі, який був задіяний на коронації Чарльза ІІІ у Лондоні 6 травня,також доправлять на богослужіння.</text:p>
      <text:p text:style-name="P4">
У ході взяли участь також понад 700 військовослужбовців Королівського флоту,британської армії та Королівських військово-повітряних сил.</text:p>
      <text:p text:style-name="P4">
Після того як з Единбурзького замку буде запущений салют з 21 гармати,королівська процесія повернеться до палацу Голірудхаус. Завершенням церемоніїстане проліт групи літаків Королівських ВПС «Червоні стріли» над глядачами.</text:p>
      <text:p text:style-name="P4">
<text:span text:style-name="T4">
Читайте також:</text:span>
 <text:a xlink:type="simple" xlink:href="https://www.ukrinform.ua/rubric-world/3724185-u-britanii-tisaci-ludej-prijsli-na-parad-do-dna-narodzenna-korola.html" text:style-name="Internet_20_link" text:visited-style-name="Visited_20_Internet_20_Link">
 У Британії тисячі людей прийшли на парад до днянародження короля </text:a>
</text:p>
      <text:p text:style-name="P4">
Як повідомляв Укрінформ, відзнаки Шотландії традиційно вручаються британськиммонархам після коронації.</text:p>
      <text:p text:style-name="P4">
6 травня у Вестмінстерському абатстві в Лондоні <text:a xlink:type="simple" xlink:href="https://www.ukrinform.ua/rubric-world/3705865-koronacia-74ricnogo-carlza-iii-najtrivalise-ocikuvanna-tronu-u-britanskij-istorii.html" text:style-name="Internet_20_link" text:visited-style-name="Visited_20_Internet_20_Link">
 відбулася церемоніякоронації Чарльза III </text:a>
 .</text:p>
      <text:p text:style-name="P4">
<text:span text:style-name="T5">
Фото: PA MEDIA</text:span>
</text:p>
      <text:p text:style-name="P4">
Source: <text:a xlink:type="simple" xlink:href="https://www.ukrinform.ua/rubric-world/3731896-u-sotlandii-vrucaut-korolivski-kostovnosti-carlzu-iii.html" text:style-name="Internet_20_link" text:visited-style-name="Visited_20_Internet_20_Link">
https://www.ukrinform.ua/rubric-world/3731896-u-sotlandii-vrucaut-korolivski-kostovnosti-carlzu-iii.html</text:a>
</text:p>
      <!--NEWS-->
      <text:h text:style-name="P10" text:outline-level="1">
<text:span text:style-name="T4">
IT Army Of Ukraine заблокувала роботу онлайн-сервісів російської залізниці</text:span>
</text:h>
      <text:p text:style-name="P4">
Authors: Ukrinform (Person)</text:p>
      <text:p text:style-name="P4">
Publisher: Укринформ (Organization)</text:p>
      <text:p text:style-name="P4">
Published Time: 2023-07-05T17:45:00+03:00</text:p>
      <text:p text:style-name="P4">
Modified Time: 2023-07-05T17:45:00+03:00</text:p>
      <text:p text:style-name="P4">
Description: IT Army Of Ukraine спричинила перебої у роботі онлайн-сервісів Російської залізниці (РЖД). В результаті покупка квитків онлайн через вебсайт або мобільну програму РЖД стала тимчасово неможливою. — Укрінформ.</text:p>
      <text:p text:style-name="P4">
Images: ['<text:a xlink:type="simple" xlink:href="https://static.ukrinform.com/photos/2023_07/thumb_files/630_360_1688568292-704.jpg" text:style-name="Internet_20_link" text:visited-style-name="Visited_20_Internet_20_Link">
630_360_16885...</text:a>
']</text:p>
      <text:p text:style-name="P4">
Tags: ['IT-технології', 'Залізниця', 'Хакери', 'Війна з Росією']</text:p>
      <text:p text:style-name="P4">
Type: Article</text:p>
      <!--METADATA-->
      <text:p text:style-name="P4">
<draw:frame draw:style-name="fr1" draw:name="Image143" text:anchor-type="as-char" svg:width="6.9236in" svg:height="3.956343in" draw:z-index="0">
<draw:image xlink:href="../Images/yкринформ/2023-07-05T17-45-00-03-00/630_360_1688568292-704.jpg" xlink:type="simple" xlink:show="embed" xlink:actuate="onLoad" draw:mime-type="image/jpeg"/>
</draw:frame>
 IT Army OfUkraine спричинила перебої у роботі онлайн-сервісів Російської залізниці(РЖД). В результаті покупка квитків онлайн через вебсайт або мобільну програмуРЖД стала тимчасово неможливою.</text:p>
      <text:p text:style-name="P4">
Про це повідомляє Укрінформ із посиланням на IT Army Of Ukraine у <text:a xlink:type="simple" xlink:href="https://t.me/itarmyofukraine2022/1349" text:style-name="Internet_20_link" text:visited-style-name="Visited_20_Internet_20_Link">
 Телеграмі</text:a>
 .</text:p>
      <text:p text:style-name="P4">
«Чуєте? Щось поїзди на російських болотах більше не гудуть. Квиток теперкупити як? Ніяк, бо офлайн-каси, схоже, теж впали в ступор. Держава-терористбез зупинок прямує до станції «Хаос», - йдеться в повідомленні спільноти <text:a xlink:type="simple" xlink:href="https://www.ukrinform.ua/tag-ittehnologii" text:style-name="Internet_20_link" text:visited-style-name="Visited_20_Internet_20_Link">
 IT-фахівців </text:a>
 з усього світу, якіоб'єдналися після початку повномасштабного вторгнення та здійснюють атаки наресурси та сервіси країни-ворога.</text:p>
      <text:p text:style-name="P4">
Уточнюється, що операцію підтвердили звіти з кількох російських новиннихресурсів, включаючи PROFILE.RU, Ізвестія, ІА Регнум та 161.RU. Ці джерелаповідомили, що онлайн-сервіси РЖД зазнали масової кібератаки, що спричинилазначні незручності для користувачів.</text:p>
      <text:p text:style-name="P4">
<text:span text:style-name="T4">
Читайте також:</text:span>
 <text:a xlink:type="simple" xlink:href="https://www.ukrinform.ua/rubric-world/3722181-vizvolna-armia-jde-na-krim-hakeri-zlamali-radiostancii-v-rosii.html" text:style-name="Internet_20_link" text:visited-style-name="Visited_20_Internet_20_Link">
 «Визвольна армія йде на Крим»: <text:span text:style-name="T4">
хакери</text:span>
 зламалирадіостанції в Росії </text:a>
</text:p>
      <text:p text:style-name="P4">
IT Army Of Ukraine - це найпотужніша спільнота IT-фахівців в Україні, якаспрямовує свою діяльність на виснаження економіки країни-агресора, створенняперешкод роботі важливих фінансових, інфраструктурних, державних сервісів тадіяльності великих платників податків, блокування ворожої пропаганди дадонесення правдивої інформації про війну.</text:p>
      <text:p text:style-name="P4">
Source: <text:a xlink:type="simple" xlink:href="https://www.ukrinform.ua/rubric-technology/3731900-it-army-of-ukraine-zablokuvala-robotu-onlajnservisiv-rosijskoi-zaliznici.html" text:style-name="Internet_20_link" text:visited-style-name="Visited_20_Internet_20_Link">
https://www.ukrinform.ua/rubric-technology/3731900-it-army-of-ukraine-zablokuvala-robotu-onlajnservisiv-rosijskoi-zaliznici.html</text:a>
</text:p>
      <!--NEWS-->
      <text:h text:style-name="P10" text:outline-level="1">
<text:span text:style-name="T4">
ВАКС дозволив продовжити до 16 жовтня досудове розслідування у справі Князєва</text:span>
</text:h>
      <text:p text:style-name="P4">
Authors: Ukrinform (Person)</text:p>
      <text:p text:style-name="P4">
Publisher: Укринформ (Organization)</text:p>
      <text:p text:style-name="P4">
Published Time: 2023-07-05T17:50:27+03:00</text:p>
      <text:p text:style-name="P4">
Modified Time: 2023-07-05T17:50:27+03:00</text:p>
      <text:p text:style-name="P4">
Description: Вищий антикорупційний суд продовжив до 16 жовтня строк досудового розслідування по справі ексголови Верховного Суду Всеволода Князєва. — Укрінформ.</text:p>
      <text:p text:style-name="P4">
Images: ['<text:a xlink:type="simple" xlink:href="https://static.ukrinform.com/photos/2023_05/thumb_files/630_360_1684421361-279.jpg" text:style-name="Internet_20_link" text:visited-style-name="Visited_20_Internet_20_Link">
630_360_16844...</text:a>
']</text:p>
      <text:p text:style-name="P4">
Tags: ['Князєв', 'Корупція', 'Вищий антикорупційний суд']</text:p>
      <text:p text:style-name="P4">
Type: Article</text:p>
      <!--METADATA-->
      <text:p text:style-name="P4">
<draw:frame draw:style-name="fr1" draw:name="Image144" text:anchor-type="as-char" svg:width="6.9236in" svg:height="3.956343in" draw:z-index="0">
<draw:image xlink:href="../Images/yкринформ/2023-07-05T17-50-27-03-00/630_360_1684421361-279.jpg" xlink:type="simple" xlink:show="embed" xlink:actuate="onLoad" draw:mime-type="image/jpeg"/>
</draw:frame>
 Вищийантикорупційний суд продовжив до 16 жовтня строк досудового розслідування посправі ексголови Верховного Суду Всеволода Князєва.</text:p>
      <text:p text:style-name="P4">
Як передає Укрінформ, про це ВАКС повідомляє у <text:a xlink:type="simple" xlink:href="https://t.me/hcacofficial/3020" text:style-name="Internet_20_link" text:visited-style-name="Visited_20_Internet_20_Link">
 Телеграмі</text:a>
 .</text:p>
      <text:p text:style-name="P4">
«5 липня, слідчий суддя <text:a xlink:type="simple" xlink:href="https://www.ukrinform.ua/tag-visij-antikorupcijnij-sud" text:style-name="Internet_20_link" text:visited-style-name="Visited_20_Internet_20_Link">
 Вищого антикорупційного суду</text:a>
 частково задовольнивклопотання детектива НАБУ та продовжив на 5 місяців, тобто до 16 жовтня, строкдосудового розслідування у справі за підозрою колишнього голови ВерховногоСуду та адвоката», - ідеться у повідомленні.</text:p>
      <text:p text:style-name="P4">
Ексголова ВС підозрюється у вчиненні кримінального правопорушення,передбаченого ч. 3 ст. 28 ч. 4 ст. 368 Кримінального Кодексу України, аадвокат – за ч. 5 ст. 27 ч. 3 ст. 28 ч. 4 ст. 368 КК України.</text:p>
      <text:p text:style-name="P4">
<text:span text:style-name="T4">
Читайте також:</text:span>
 <text:a xlink:type="simple" xlink:href="https://www.ukrinform.ua/rubric-society/3731832-do-vrp-ne-nadhodilo-klopotanna-pro-vidstoronenna-knazeva-vid-zdijsnenna-pravosudda.html" text:style-name="Internet_20_link" text:visited-style-name="Visited_20_Internet_20_Link">
 <text:span text:style-name="T4">
ВРП</text:span>
 не <text:span text:style-name="T4">
отримувала</text:span>
 <text:span text:style-name="T4">
клопотання</text:span>
 <text:span text:style-name="T4">
про</text:span>
<text:span text:style-name="T4">
відсторонення</text:span>
 <text:span text:style-name="T4">
Князєва</text:span>
 <text:span text:style-name="T4">
від</text:span>
 <text:span text:style-name="T4">
здійснення</text:span>
 <text:span text:style-name="T4">
правосуддя</text:span>
</text:a>
</text:p>
      <text:p text:style-name="P4">
Як повідомляв Укрінформ, 18 травня Вища рада правосуддя задовольнила поданняСпеціалізованої антикорупційної прокуратури про надання дозволу на утриманняпід вартою ексголови Верховного Суду Князєва.</text:p>
      <text:p text:style-name="P4">
Раніше, 15 травня, <text:a xlink:type="simple" xlink:href="https://www.ukrinform.ua/rubric-society/3709683-nabu-i-sap-vikrili-masstabnu-korupciu-u-verhovnomu-sudi.html" text:style-name="Internet_20_link" text:visited-style-name="Visited_20_Internet_20_Link">
 НАБУ і САП заявили про викриття схеми одержаннянеправомірної вигоди </text:a>
 керівництвом та суддямиВерховного Суду. Правоохоронці затримали голову ВС Князєва та вилучили 2,7 млндол.</text:p>
      <text:p text:style-name="P4">
16 травня 2023 року під час пленуму Верховного Суду 140 суддів <text:a xlink:type="simple" xlink:href="https://www.ukrinform.ua/rubric-society/3710076-suddi-verhovnogo-sudu-progolosuvali-za-vislovlenna-nedoviri-knazevu.html" text:style-name="Internet_20_link" text:visited-style-name="Visited_20_Internet_20_Link">
 підтрималивисловлення недовіри чинному голові ВС Князєв</text:a>
 у. Судді також ухвалилипостанову пленуму ВС про припинення повноважень голови ВС Князєва.</text:p>
      <text:p text:style-name="P4">
Source: <text:a xlink:type="simple" xlink:href="https://www.ukrinform.ua/rubric-society/3731901-vaks-dozvoliv-prodovziti-do-16-zovtna-dosudove-rozsliduvanna-u-spravi-knazeva.html" text:style-name="Internet_20_link" text:visited-style-name="Visited_20_Internet_20_Link">
https://www.ukrinform.ua/rubric-society/3731901-vaks-dozvoliv-prodovziti-do-16-zovtna-dosudove-rozsliduvanna-u-spravi-knazeva.html</text:a>
</text:p>
      <!--NEWS-->
      <text:h text:style-name="P10" text:outline-level="1">
<text:span text:style-name="T4">
Укренерго закликає з 16:00 до 23:00 не користуватися кондиціонером</text:span>
</text:h>
      <text:p text:style-name="P4">
Authors: Ukrinform (Person)</text:p>
      <text:p text:style-name="P4">
Publisher: Укринформ (Organization)</text:p>
      <text:p text:style-name="P4">
Published Time: 2023-07-05T17:52:55+03:00</text:p>
      <text:p text:style-name="P4">
Modified Time: 2023-07-05T17:52:55+03:00</text:p>
      <text:p text:style-name="P4">
Description: НЕК «Укренерго» рекомендує українцям зменшити споживання у пікові години, адже в частина енергетичних об’єктів перебуває в ремонті. — Укрінформ.</text:p>
      <text:p text:style-name="P4">
Images: ['<text:a xlink:type="simple" xlink:href="https://static.ukrinform.com/photos/2018_05/thumb_files/630_360_1527574112-6565.jpg" text:style-name="Internet_20_link" text:visited-style-name="Visited_20_Internet_20_Link">
630_360_15275...</text:a>
']</text:p>
      <text:p text:style-name="P4">
Tags: ['Електроенергія', 'Спека', 'Укренерго', 'Побутова техніка']</text:p>
      <text:p text:style-name="P4">
Type: Article</text:p>
      <!--METADATA-->
      <text:p text:style-name="P4">
<draw:frame draw:style-name="fr1" draw:name="Image145" text:anchor-type="as-char" svg:width="6.9236in" svg:height="3.956343in" draw:z-index="0">
<draw:image xlink:href="../Images/yкринформ/2023-07-05T17-52-55-03-00/630_360_1527574112-6565.jpg" xlink:type="simple" xlink:show="embed" xlink:actuate="onLoad" draw:mime-type="image/jpeg"/>
</draw:frame>
 НЕК«Укренерго» рекомендує українцям зменшити споживання у пікові години, адже вчастина енергетичних об’єктів перебуває в ремонті.</text:p>
      <text:p text:style-name="P4">
Про це повідомляє Укрінформ із посиланням на пресслужбу компанії у <text:a xlink:type="simple" xlink:href="http://t.me/Ukrenergo/2173" text:style-name="Internet_20_link" text:visited-style-name="Visited_20_Internet_20_Link">
 Телеграмі</text:a>
 .</text:p>
      <text:p text:style-name="P4">
​​«У будинках активно гудуть кондиціонери, а на моніторах диспетчерівУкренерго стрімко росте показник споживання. Станом на 16:00 ми вже перетнулипоріг вечірнього максимуму споживання за вчорашню добу. Щоб забезпечити такийрізкий злет попиту, має зрости виробництво електроенергії. Але можливостіелектростанцій зараз обмежені», - йдеться в повідомленні.</text:p>
      <text:p text:style-name="P4">
Зазначається, що багато енергоблоків теплових та гідроелектростанцій непрацюють через пошкодження або зупинені для проведення ремонтів. Також накількох атомних енергоблоках тривають планові ремонти, необхідні для їхактивної експлуатації взимку.</text:p>
      <text:p text:style-name="P4">
<text:span text:style-name="T4">
Читайте також:</text:span>
 <text:a xlink:type="simple" xlink:href="https://www.ukrinform.ua/rubric-economy/3730927-situacia-na-zaes-zalisaetsa-vrazlivou-popri-pidklucenna-do-rezervnoi-linii-magate.html" text:style-name="Internet_20_link" text:visited-style-name="Visited_20_Internet_20_Link">
 Ситуація на ЗАЕС залишається вразливою попри підключеннядо резервної лінії - МАГАТЕ </text:a>
</text:p>
      <text:p text:style-name="P4">
В Укренерго переконані, що кожен українець може допомогти енергетикам простозараз, зменшивши споживання.</text:p>
      <text:p text:style-name="P4">
Для цього необхідно у вечірні години (з 16:00 до 23:00) намагатись невикористовувати кондиціонер, або використовувати його в енергоефективномурежимі, не охолоджуючи кімнату нижче 23˚C. Також за можливості варто зменшитиз 16:00 до 23:00 користування електрочайником та праскою.</text:p>
      <text:p text:style-name="P4">
Крім того, слід перенести використання потужних пристроїв (пральної машини,бойлера) на нічний час, використовувати їх почергово, щоб розподілитинавантаження;</text:p>
      <text:p text:style-name="P4">
<text:span text:style-name="T4">
Читайте також:</text:span>
 <text:a xlink:type="simple" xlink:href="https://www.ukrinform.ua/rubric-economy/3730972-v-uradi-proveli-naradu-sodo-pidgotovki-do-osinnozimovogo-sezonu.html" text:style-name="Internet_20_link" text:visited-style-name="Visited_20_Internet_20_Link">
 В уряді провели нараду щодо підготовки до осінньо-зимового сезону </text:a>
</text:p>
      <text:p text:style-name="P4">
Як повідомлялось, НЕК « <text:a xlink:type="simple" xlink:href="https://www.ukrinform.ua/tag-ukrenergo" text:style-name="Internet_20_link" text:visited-style-name="Visited_20_Internet_20_Link">
 Укренерго </text:a>
» активно продовжує відновлювати енергетичну інфраструктуру, пошкодженувнаслідок російських обстрілів. Компанія вже виконала близько 50-60% відзапланованого обсягу робіт на власних мережах.</text:p>
      <text:p text:style-name="P4">
Source: <text:a xlink:type="simple" xlink:href="https://www.ukrinform.ua/rubric-economy/3731902-ukrenergo-zaklikae-z-1600-do-2300-ne-koristuvatisa-kondicionerom.html" text:style-name="Internet_20_link" text:visited-style-name="Visited_20_Internet_20_Link">
https://www.ukrinform.ua/rubric-economy/3731902-ukrenergo-zaklikae-z-1600-do-2300-ne-koristuvatisa-kondicionerom.html</text:a>
</text:p>
      <!--NEWS-->
      <text:h text:style-name="P10" text:outline-level="1">
<text:span text:style-name="T4">
Генштаб: Росіяни найактивніше перекидають техніку і солдатів на Запоріжжя та Донеччину</text:span>
</text:h>
      <text:p text:style-name="P4">
Authors: Ukrinform (Person)</text:p>
      <text:p text:style-name="P4">
Publisher: Укринформ (Organization)</text:p>
      <text:p text:style-name="P4">
Published Time: 2023-07-05T17:57:00+03:00</text:p>
      <text:p text:style-name="P4">
Modified Time: 2023-07-05T17:57:00+03:00</text:p>
      <text:p text:style-name="P4">
Description: Російські війська найактивніше перекидають техніку та особовий склад до тимчасово окупованих територій Запорізької й Донецької областей. — Укрінформ.</text:p>
      <text:p text:style-name="P4">
Images: ['<text:a xlink:type="simple" xlink:href="https://static.ukrinform.com/photos/2023_07/thumb_files/630_360_1688468108-702.jpg" text:style-name="Internet_20_link" text:visited-style-name="Visited_20_Internet_20_Link">
630_360_16884...</text:a>
']</text:p>
      <text:p text:style-name="P4">
Tags: ['Донеччина', 'Запоріжжя', 'Війна з Росією', 'Громов']</text:p>
      <text:p text:style-name="P4">
Type: Article</text:p>
      <!--METADATA-->
      <text:p text:style-name="P4">
<draw:frame draw:style-name="fr1" draw:name="Image146" text:anchor-type="as-char" svg:width="6.9236in" svg:height="3.956343in" draw:z-index="0">
<draw:image xlink:href="../Images/yкринформ/2023-07-05T17-57-00-03-00/630_360_1688468108-702.jpg" xlink:type="simple" xlink:show="embed" xlink:actuate="onLoad" draw:mime-type="image/jpeg"/>
</draw:frame>
 Російськівійська найактивніше перекидають техніку та особовий склад до тимчасовоокупованих територій Запорізької й Донецької областей.</text:p>
      <text:p text:style-name="P4">
Про це заступник начальника Головного оперативного управління Генеральногоштабу Збройних Сил України бригадний генерал Олексій Громов розповів у <text:a xlink:type="simple" xlink:href="https://www.ukrinform.ua/rubric-ato/3731271-oleksij-gromov-zastupnik-nacalnika-golovnogo-operativnogo-upravlinna-genstabu-zsu.html" text:style-name="Internet_20_link" text:visited-style-name="Visited_20_Internet_20_Link">
інтерв’ю Укрінформу </text:a>
 .</text:p>
      <text:p text:style-name="P4">
Він зазначив, що тактика ворога суттєвих змін не зазнала. За словамибригадного генерала, російські підрозділи ведуть штурмові дії, щоб витіснитиукраїнські війська із займаних позицій. Підрозділи ПВК “Вагнер” замінені напідрозділи регулярних <text:a xlink:type="simple" xlink:href="https://www.ukrinform.ua/tag-rosijski-vijskovi" text:style-name="Internet_20_link" text:visited-style-name="Visited_20_Internet_20_Link">
 військ Російської Федерації</text:a>
 . Ворог активно використовуєартилерію, штурмову та армійську авіацію. Наступає невеликими підрозділамичисельністю до роти, як правило, без бойової техніки. В окремих випадкахштурмові підрозділи посилюються танками.</text:p>
      <text:p text:style-name="P4">
“Найактивніше ворог перекидає техніку та живу силу до окупованих територійЗапорізької й Донецької областей з метою відбиття наступу Сил оборони України.Після підриву дамби Каховської ГЕС та підтоплення прибережних районів,противник отримав можливість посилення угруповань військ на загрозливихнапрямках за рахунок перекидання військ з тимчасово окупованої частиниХерсонської області”, — підкреслив заступник начальника Головного оперативногоуправління Генерального штабу Збройних Сил України.</text:p>
      <text:p text:style-name="P4">
У цьому контексті Громов констатував, що знищуючи Каховську ГЕС, російськізагарбники мали намір зупинити наступ українських військ, проте досяглипротилежного ефекту. “Хвиля від зрушеної греблі, окрім іншого, змила першуоборонну лінію окупантів уздовж лівого берега річки Дніпро. Та й суто звійськової точки зору цей злочин не міг призвести до руйнування наших планів.Збройні Сили України мають достатньо підготовлені підрозділи, забезпеченісучасним озброєнням та військовою технікою, у тому числі – для форсуванняводних перешкод”, - аргументував він.</text:p>
      <text:p text:style-name="P4">
<text:span text:style-name="T4">
Читайте також:</text:span>
 <text:a xlink:type="simple" xlink:href="https://www.ukrinform.ua/rubric-ato/3731704-kreml-planue-dodatkovo-nabrati-do-rosijskoi-armii-blizko-500-tisac-osib-gromov.html" text:style-name="Internet_20_link" text:visited-style-name="Visited_20_Internet_20_Link">
 Кремль планує додатково набрати до російської арміїблизько 500 тисяч осіб – <text:span text:style-name="T4">
Громов</text:span>
 </text:a>
</text:p>
      <text:p text:style-name="P4">
Бригадний генерал наголосив, що українські війська крок за кроком виконуютьзавдання зі звільнення від російських загарбників усієї території України.</text:p>
      <text:p text:style-name="P4">
Як повідомляв Укрінформ, так звана "гаряча" лінія зіткнення зараз перевищує1200 км – ідеться про Херсонську, Запорізьку, Донецьку, Луганську таХарківську області, де тривають активні бойові дії.</text:p>
      <text:p text:style-name="P4">
Source: <text:a xlink:type="simple" xlink:href="https://www.ukrinform.ua/rubric-ato/3731744-rosiani-najaktivnise-perekidaut-tehniku-i-soldativ-na-zaporizza-ta-doneccinu-genstab.html" text:style-name="Internet_20_link" text:visited-style-name="Visited_20_Internet_20_Link">
https://www.ukrinform.ua/rubric-ato/3731744-rosiani-najaktivnise-perekidaut-tehniku-i-soldativ-na-zaporizza-ta-doneccinu-genstab.html</text:a>
</text:p>
      <!--NEWS-->
      <text:h text:style-name="P10" text:outline-level="1">
<text:span text:style-name="T4">
Із Донеччини на Житомирщину курсуватиме безкоштовний евакуаційний поїзд</text:span>
</text:h>
      <text:p text:style-name="P4">
Author: ['АРМІЯINFORM']</text:p>
      <text:p text:style-name="P4">
Time: 2023-07-05T18:00:00-04:00</text:p>
      <text:p text:style-name="P4">
Description: Починаючи з 8 липня обов’язкова евакуація спеціальним потягом із Донечч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630_360_1607601273-982.jpg" text:style-name="Internet_20_link" text:visited-style-name="Visited_20_Internet_20_Link">
630_360_1607601273-982.jpg</text:a>
', '<text:a xlink:type="simple" xlink:href="https://armyinform.com.ua/wp-content/uploads/2023/07/img_7076.jpeg" text:style-name="Internet_20_link" text:visited-style-name="Visited_20_Internet_20_Link">
img_7076.jpeg</text:a>
']</text:p>
      <text:p text:style-name="P4">
Tags: []</text:p>
      <text:p text:style-name="P4">
Category: News</text:p>
      <!--METADATA-->
      <text:p text:style-name="P4">
<draw:frame draw:style-name="fr1" draw:name="Image147" text:anchor-type="as-char" svg:width="6.9236in" svg:height="3.956343in" draw:z-index="0">
<draw:image xlink:href="../Images/AРМІЯINFORM/2023-07-05T18-00-00-04-00/630_360_1607601273-982.jpg" xlink:type="simple" xlink:show="embed" xlink:actuate="onLoad" draw:mime-type="image/jpeg"/>
</draw:frame>
</text:p>
      <text:p text:style-name="P4">
Починаючи з 8 липня обов’язкова евакуація спеціальним потягом із Донеччини доЖитомирської області відбуватиметься один раз на вісім днів по парних днях.</text:p>
      <text:p text:style-name="P4">
Про це <text:a xlink:type="simple" xlink:href="https://minre.gov.ua/2023/07/04/bezkoshtovnyj-evakuaczijnyj-poyizd-iz-donechchyny-na-zhytomyrshhynu-kursuvatyme-raz-na-visim-dniv/" text:style-name="Internet_20_link" text:visited-style-name="Visited_20_Internet_20_Link">
повідомляє</text:a>
 Міністерство з питань реінтеграції тимчасово окупованих територійУкраїни.</text:p>
      <text:p text:style-name="P4">
Час відправлення евакуаційного поїзда із Покровська — <text:span text:style-name="T4">
14:15</text:span>
.</text:p>
      <text:p text:style-name="P4">
Охочі евакуюватися мають попередньо зареєструватися, зателефонувавши заномерами:</text:p>
      <ul>
        <li>
<text:span text:style-name="T4">
(098) 890-33-18,</text:span>
  * <text:span text:style-name="T4">
(066) 285-62-90</text:span>
</li>
      </ul>
      <text:p text:style-name="P4">
або ж повідомити про свої наміри на гарячі лінії сільських, селищних рад івійськових адміністрацій.</text:p>
      <text:p text:style-name="P4">
Для евакуації тяжкохворих та осіб з інвалідністю звертайтеся за телефонами:</text:p>
      <ul>
        <li>
<text:span text:style-name="T4">
(099) 710-48-72,</text:span>
  * <text:span text:style-name="T4">
(099) 311-53-14,</text:span>
  * <text:span text:style-name="T4">
(099) 311-53-36,</text:span>
  * <text:span text:style-name="T4">
(096) 108-60-48,</text:span>
  * <text:span text:style-name="T4">
(096) 108-52-24.</text:span>
</li>
      </ul>
      <text:p text:style-name="P4">
На Житомирщині внутрішньо переміщених осіб розмістять у безкоштовнихприхистках. Їм нададуть фінансову, гуманітарну і психологічну допомогу, атакож соціальний супровід.</text:p>
      <text:p text:style-name="P4">
Також звернутися по допомогу з евакуації можна на гарячу лініюМінреінтеграції: <text:span text:style-name="T4">
15-48</text:span>
 або ж написати у месенджери на номер: <text:span text:style-name="T4">
(096)078-84-33.</text:span>
</text:p>
      <text:p text:style-name="P4">
З більш докладною інформацією щодо безкоштовної евакуації до Житомирськоїобласті можна ознайомитися в інфографіці.</text:p>
      <text:p text:style-name="P4">
<draw:frame draw:style-name="fr1" draw:name="Image148" text:anchor-type="as-char" svg:width="6.9236in" svg:height="4.973453in" draw:z-index="0">
<draw:image xlink:href="../Images/AРМІЯINFORM/2023-07-05T18-00-00-04-00/img_7076.jpeg" xlink:type="simple" xlink:show="embed" xlink:actuate="onLoad" draw:mime-type="image/jpeg"/>
</draw:frame>
</text:p>
      <text:p text:style-name="P4">
Source: <text:a xlink:type="simple" xlink:href="https://armyinform.com.ua/2023/07/05/iz-donechchyny-na-zhytomyrshhynu-kursuvatyme-bezkoshtovnyj-evakuaczijnyj-poyizd/" text:style-name="Internet_20_link" text:visited-style-name="Visited_20_Internet_20_Link">
https://armyinform.com.ua/2023/07/05/iz-donechchyny-na-zhytomyrshhynu-kursuvatyme-bezkoshtovnyj-evakuaczijnyj-poyizd/</text:a>
</text:p>
      <!--NEWS-->
      <text:h text:style-name="P10" text:outline-level="1">
<text:span text:style-name="T4">
Постпред України при Раді Європи вручив подяки колективу української школи у Страсбурзі</text:span>
</text:h>
      <text:p text:style-name="P4">
Authors: Ukrinform (Person)</text:p>
      <text:p text:style-name="P4">
Publisher: Укринформ (Organization)</text:p>
      <text:p text:style-name="P4">
Published Time: 2023-07-05T18:02:00+03:00</text:p>
      <text:p text:style-name="P4">
Modified Time: 2023-07-05T18:02:00+03:00</text:p>
      <text:p text:style-name="P4">
Description: Постійний представник України при Раді Європи Борис Тарасюк у зв’язку із завершенням навчального року вручив подяки директору та вчителям української школи у французькому Страсбурзі. — Укрінформ.</text:p>
      <text:p text:style-name="P4">
Images: ['<text:a xlink:type="simple" xlink:href="https://static.ukrinform.com/photos/2023_07/thumb_files/630_360_1688569143-684.jpg" text:style-name="Internet_20_link" text:visited-style-name="Visited_20_Internet_20_Link">
630_360_16885...</text:a>
']</text:p>
      <text:p text:style-name="P4">
Tags: ['Діаспора', 'Освіта', 'Школа', 'Стокгольм', 'Тарасюк', 'Рада Європи']</text:p>
      <text:p text:style-name="P4">
Type: Article</text:p>
      <!--METADATA-->
      <text:p text:style-name="P4">
<draw:frame draw:style-name="fr1" draw:name="Image149" text:anchor-type="as-char" svg:width="6.9236in" svg:height="3.956343in" draw:z-index="0">
<draw:image xlink:href="../Images/yкринформ/2023-07-05T18-02-00-03-00/630_360_1688569143-684.jpg" xlink:type="simple" xlink:show="embed" xlink:actuate="onLoad" draw:mime-type="image/jpeg"/>
</draw:frame>
 Постійнийпредставник України при Раді Європи Борис Тарасюк у зв’язку із завершеннямнавчального року вручив подяки директору та вчителям української школи уфранцузькому Страсбурзі.</text:p>
      <text:p text:style-name="P4">
Як передає Укрінформ, про це у <text:a xlink:type="simple" xlink:href="https://www.facebook.com/Ukraine.CoE/posts/pfbid02JGJpzvHdm24VkH1jh8xZvFbf34M5XYnvCMyrgvjfjQqrF8V1aWFCw5p3anp1E85Jl" text:style-name="Internet_20_link" text:visited-style-name="Visited_20_Internet_20_Link">
 Фейсбуці</text:a>
повідомило Постійне представництво України при Раді Європи.</text:p>
      <text:p text:style-name="P4">
У своєму вітальному слові Постпред подякував колективу української школи заїхню щоденну кропітку працю, за те, що вони вкладають своє серце і душу внавчання та виховання дітей. Це важлива робота, яка вимагає терпіння, зусиль ілюбові.</text:p>
      <text:p text:style-name="P4">
«Все це наші вчителі робили день за днем, прагнучи надати нашим дітям найкращіосвітні можливості, незважаючи на їх вимушену відірваність від України», –сказав він.</text:p>
      <text:p text:style-name="P4">
</text:p>
      <text:p text:style-name="P4">
Борис Тарасюк зауважив, що ці слова вдячності та визнання є «нашим спільнимвисловленням поваги до усіх тих, хто докладає зусиль, щоб підтримуватиукраїнську освіту та культуру, незалежно від відстаней.</text:p>
      <text:p text:style-name="P4">
«Ми бажаємо нашим вчителям та учням успіхів у всіх починаннях і новихдосягнень! Чекаємо на початок нового навчального року і впевнені, що післяканікул наші діти продовжать вивчати та розвивати нашу мову і культуру з щебільшим ентузіазмом», – додав Постпред України при Раді Європи.</text:p>
      <text:p text:style-name="P4">
Нагадаємо, <text:a xlink:type="simple" xlink:href="https://www.ukrinform.ua/rubric-diaspora/3730708-zaversivsa-navcalnij-rik-v-ukrainskij-ridnij-skoli-v-belgijskomu-lezi.html" text:style-name="Internet_20_link" text:visited-style-name="Visited_20_Internet_20_Link">
 завершився </text:a>
 навчальний рік в українській Рідній школі вбельгійському Льєжі. На Свято останнього дзвоника до школи завітала тимчасовоповірена у справах України у Бельгії та Люксембурзі Наталія Аношина.</text:p>
      <text:p text:style-name="P4">
<text:span text:style-name="T5">
Фото: Постійне представництво України при Раді Європи / Фейсбук</text:span>
</text:p>
      <text:p text:style-name="P4">
Source: <text:a xlink:type="simple" xlink:href="https://www.ukrinform.ua/rubric-diaspora/3731906-postpred-ukraini-pri-radi-evropi-vruciv-podaki-kolektivu-ukrainskoi-skoli-u-strasburzi.html" text:style-name="Internet_20_link" text:visited-style-name="Visited_20_Internet_20_Link">
https://www.ukrinform.ua/rubric-diaspora/3731906-postpred-ukraini-pri-radi-evropi-vruciv-podaki-kolektivu-ukrainskoi-skoli-u-strasburzi.html</text:a>
</text:p>
      <!--NEWS-->
      <text:h text:style-name="P10" text:outline-level="1">
<text:span text:style-name="T4">
Конго відкрило почесні консульства на Закарпатті, Львівщині та Рівненщині</text:span>
</text:h>
      <text:p text:style-name="P4">
Authors: Ukrinform (Person)</text:p>
      <text:p text:style-name="P4">
Publisher: Укринформ (Organization)</text:p>
      <text:p text:style-name="P4">
Published Time: 2023-07-05T18:03:06+03:00</text:p>
      <text:p text:style-name="P4">
Modified Time: 2023-07-05T18:03:06+03:00</text:p>
      <text:p text:style-name="P4">
Description: У МЗС України відбулась офіційна церемонія вручення екзекватури почесному консулу Демократичної Республіки Конго в Закарпатській, Львівській та Рівненській областях Роману Мегелі. — Укрінформ.</text:p>
      <text:p text:style-name="P4">
Images: ['<text:a xlink:type="simple" xlink:href="https://static.ukrinform.com/photos/2023_07/thumb_files/630_360_1688569169-190.jpg" text:style-name="Internet_20_link" text:visited-style-name="Visited_20_Internet_20_Link">
630_360_16885...</text:a>
']</text:p>
      <text:p text:style-name="P4">
Tags: ['Африка', 'Конго', 'Консульство', 'Львівщина', 'МЗС', 'Рівненщина', 'Закарпаття']</text:p>
      <text:p text:style-name="P4">
Type: Article</text:p>
      <!--METADATA-->
      <text:p text:style-name="P4">
<draw:frame draw:style-name="fr1" draw:name="Image151" text:anchor-type="as-char" svg:width="6.9236in" svg:height="3.956343in" draw:z-index="0">
<draw:image xlink:href="../Images/yкринформ/2023-07-05T18-03-06-03-00/630_360_1688569169-190.jpg" xlink:type="simple" xlink:show="embed" xlink:actuate="onLoad" draw:mime-type="image/jpeg"/>
</draw:frame>
 У МЗСУкраїни відбулась офіційна церемонія вручення екзекватури почесному консулуДемократичної Республіки Конго в Закарпатській, Львівській та Рівненськійобластях Роману Мегелі.</text:p>
      <text:p text:style-name="P4">
Як передає Укрінформ із посиланням на <text:a xlink:type="simple" xlink:href="https://mfa.gov.ua/news/maksim-subh-vruchiv-ekzekvaturu-pochesnomu-konsulu-demokratichnoyi-respubliki-kongo" text:style-name="Internet_20_link" text:visited-style-name="Visited_20_Internet_20_Link">
 пресслужбу МЗС</text:a>
 , спеціальний представник України з питаньБлизького Сходу та Африки Максим Субх зачитав текст екзекватури та побажавпочесному консулу плідної роботи в інтересах українського і конголезькогонародів.</text:p>
      <text:p text:style-name="P4">
</text:p>
      <text:p text:style-name="P4">
"Максим Субх зазначив, що Україна високо цінує Демократичну Республіку Конгояк надійного партнера у міжнародних організаціях і налаштована поглиблюватиконструктивну взаємодію у всіх сферах, що становлять взаємний інтерес", -поінформували у дипломатичному відомстві.</text:p>
      <text:p text:style-name="P4">
 <text:span text:style-name="T4">
Читайте також:</text:span>
<text:a xlink:type="simple" xlink:href="https://www.ukrinform.ua/rubric-polytics/3731895-zelenskij-obgovoriv-iz-prezidentom-gvineibisau-destruktivni-dii-pvk-vagner-v-africi.html" text:style-name="Internet_20_link" text:visited-style-name="Visited_20_Internet_20_Link">
 Зеленський обговорив із президентом Гвінеї-Бісау деструктивні дії ПВК«Вагнер» в Африці </text:a>
</text:p>
      <text:p text:style-name="P4">
Як повідомлялося, Президент Володимир Зеленський під час пресконференції злідерами африканських держав у Києві запросив країни Африканського континентудолучитися до Глобального саміту миру на основі української Формули миру.</text:p>
      <text:p text:style-name="P4">
<text:span text:style-name="T5">
Фото: mfa.gov.ua</text:span>
</text:p>
      <text:p text:style-name="P4">
Source: <text:a xlink:type="simple" xlink:href="https://www.ukrinform.ua/rubric-regions/3731907-kongo-vidkrilo-pocesni-konsulstva-na-zakarpatti-lvivsini-ta-rivnensini.html" text:style-name="Internet_20_link" text:visited-style-name="Visited_20_Internet_20_Link">
https://www.ukrinform.ua/rubric-regions/3731907-kongo-vidkrilo-pocesni-konsulstva-na-zakarpatti-lvivsini-ta-rivnensini.html</text:a>
</text:p>
      <!--NEWS-->
      <text:h text:style-name="P10" text:outline-level="1">
<text:span text:style-name="T4">
Киянка, яка поширювала роботу ППО у соцмережах, отримала умовний термін</text:span>
</text:h>
      <text:p text:style-name="P4">
Authors: Ukrinform (Person)</text:p>
      <text:p text:style-name="P4">
Publisher: Укринформ (Organization)</text:p>
      <text:p text:style-name="P4">
Published Time: 2023-07-05T18:09:00+03:00</text:p>
      <text:p text:style-name="P4">
Modified Time: 2023-07-05T18:09:00+03:00</text:p>
      <text:p text:style-name="P4">
Description: Киянці, яка поширювала роботу протиповітряної оборони у соцмережах, суд призначив покарання у вигляді 5 років позбавлення волі, звільнивши від відбуття покарання з випробувальним терміном один рік. — Укрінформ.</text:p>
      <text:p text:style-name="P4">
Images: ['<text:a xlink:type="simple" xlink:href="https://static.ukrinform.com/photos/2018_01/thumb_files/630_360_1515506864-9820.jpg" text:style-name="Internet_20_link" text:visited-style-name="Visited_20_Internet_20_Link">
630_360_15155...</text:a>
']</text:p>
      <text:p text:style-name="P4">
Tags: ['Блогер', 'Прокуратура', 'Суд', 'Вирок', 'Київ', 'ППО']</text:p>
      <text:p text:style-name="P4">
Type: Article</text:p>
      <!--METADATA-->
      <text:p text:style-name="P4">
<draw:frame draw:style-name="fr1" draw:name="Image154" text:anchor-type="as-char" svg:width="6.9236in" svg:height="3.956343in" draw:z-index="0">
<draw:image xlink:href="../Images/yкринформ/2023-07-05T18-09-00-03-00/630_360_1515506864-9820.jpg" xlink:type="simple" xlink:show="embed" xlink:actuate="onLoad" draw:mime-type="image/jpeg"/>
</draw:frame>
 Киянці,яка поширювала роботу протиповітряної оборони у соцмережах, суд призначивпокарання у вигляді 5 років позбавлення волі, звільнивши від відбуттяпокарання з випробувальним терміном один рік.</text:p>
      <text:p text:style-name="P4">
Як передає Укрінформ, про це Київська міська прокуратура повідомляє у <text:a xlink:type="simple" xlink:href="https://t.me/kyiv_pro_office/2116" text:style-name="Internet_20_link" text:visited-style-name="Visited_20_Internet_20_Link">
Телеграмі </text:a>
 .</text:p>
      <text:p text:style-name="P4">
За підтримання обвинувачення Київською міською прокуратурою <text:a xlink:type="simple" xlink:href="https://www.ukrinform.ua/tag-sud" text:style-name="Internet_20_link" text:visited-style-name="Visited_20_Internet_20_Link">
 судом</text:a>
 оголошено вирок киянці, яка поширила усоцмережі матеріали про роботу ППО та наслідки ураження повітряних цілей (ч. 2ст. 114-2 Кримінального кодексу України).</text:p>
      <text:p text:style-name="P4">
</text:p>
      <text:p text:style-name="P4">
Зазначається, що обвинувачена повністю визнала свою вину та уклала угоду зіслідством.</text:p>
      <text:p text:style-name="P4">
"Дніпровський районний суд Києва затвердив угоду про визнання винуватості тапризначив жінці покарання у вигляді 5 років позбавлення волі, звільнивши відвідбуття покарання з випробувальним терміном 1 рік", - ідеться у повідомленні.</text:p>
      <text:p text:style-name="P4">
У прокуратурі нагадали, що 16 травня 2023 року під час масованої ракетноїатаки РФ по території Києва, жителі різних районів столиці здійснили відео тафото зйомку роботи протиповітряної оборони України.</text:p>
      <text:p text:style-name="P4">
<text:span text:style-name="T4">
Читайте також:</text:span>
 <text:a xlink:type="simple" xlink:href="https://www.ukrinform.ua/rubric-kyiv/3731188-u-kievi-suditimut-blogera-akij-zaperecuvav-agresiu-rf-i-zvinuvacuvav-u-vijni-sataninsku-mafiu.html" text:style-name="Internet_20_link" text:visited-style-name="Visited_20_Internet_20_Link">
 У Києві судитимуть <text:span text:style-name="T4">
блогер</text:span>
 а, який заперечував агресіюРФ і звинувачував у війні «сатанинську мафію»</text:a>
</text:p>
      <text:p text:style-name="P4">
Відзняті фото та відео вони розмістили у соціальних мережах. Згодом вказаніматеріали з’явилися на російських інтернет-ресурсах.</text:p>
      <text:p text:style-name="P4">
У межах провадження, розпочатого за цим фактом, правоохоронці повідомили пропідозру 4 особам.</text:p>
      <text:p text:style-name="P4">
Як повідомляв Укрінформ, Служба безпеки України повідомила про підозручотирьом блогеркам, які оприлюднили відео з роботою ППО під час російськогоудару по Києву 16 травня. 2 червня їм <text:a xlink:type="simple" xlink:href="https://www.ukrinform.ua/rubric-kyiv/3717497-u-kievi-obrali-zapobizni-zahodi-cotirom-blogeram-aki-posiruvali-video-roboti-ppo.html" text:style-name="Internet_20_link" text:visited-style-name="Visited_20_Internet_20_Link">
 обрали запобіжні заходи у виглядіцілодобового домашнього арешту </text:a>
 .</text:p>
      <text:p text:style-name="P4">
<text:span text:style-name="T5">
Фото: Київська міська прокуратура</text:span>
</text:p>
      <text:p text:style-name="P4">
Source: <text:a xlink:type="simple" xlink:href="https://www.ukrinform.ua/rubric-kyiv/3731909-kianka-aka-posiruvala-robotu-ppo-u-socmerezah-otrimala-umovnij-termin.html" text:style-name="Internet_20_link" text:visited-style-name="Visited_20_Internet_20_Link">
https://www.ukrinform.ua/rubric-kyiv/3731909-kianka-aka-posiruvala-robotu-ppo-u-socmerezah-otrimala-umovnij-termin.html</text:a>
</text:p>
      <!--NEWS-->
      <text:h text:style-name="P10" text:outline-level="1">
<text:span text:style-name="T4">
Шмигаль вважає, що не треба підвищувати тарифи на тепло та воду до завершення війни</text:span>
</text:h>
      <text:p text:style-name="P4">
Authors: Ukrinform (Person)</text:p>
      <text:p text:style-name="P4">
Publisher: Укринформ (Organization)</text:p>
      <text:p text:style-name="P4">
Published Time: 2023-07-05T18:13:08+03:00</text:p>
      <text:p text:style-name="P4">
Modified Time: 2023-07-05T18:13:08+03:00</text:p>
      <text:p text:style-name="P4">
Description: До завершення війни тарифи на тепло та воду підвищувати не треба, оскільки це ляже додатковим тягарем на населення. — Укрінформ.</text:p>
      <text:p text:style-name="P4">
Images: ['<text:a xlink:type="simple" xlink:href="https://static.ukrinform.com/photos/2023_04/thumb_files/630_360_1682514702-644.jpg" text:style-name="Internet_20_link" text:visited-style-name="Visited_20_Internet_20_Link">
630_360_16825...</text:a>
']</text:p>
      <text:p text:style-name="P4">
Tags: ['Тариф', 'Вода', 'Тепло', 'Шмигаль']</text:p>
      <text:p text:style-name="P4">
Type: Article</text:p>
      <!--METADATA-->
      <text:p text:style-name="P4">
<draw:frame draw:style-name="fr1" draw:name="Image156" text:anchor-type="as-char" svg:width="6.9236in" svg:height="3.956343in" draw:z-index="0">
<draw:image xlink:href="../Images/yкринформ/2023-07-05T18-13-08-03-00/630_360_1682514702-644.jpg" xlink:type="simple" xlink:show="embed" xlink:actuate="onLoad" draw:mime-type="image/jpeg"/>
</draw:frame>
 Дозавершення війни тарифи на тепло та воду підвищувати не треба, оскільки целяже додатковим тягарем на населення.</text:p>
      <text:p text:style-name="P4">
Про це Прем'єр-міністр Денис <text:a xlink:type="simple" xlink:href="https://www.ukrinform.ua/tag-smigal" text:style-name="Internet_20_link" text:visited-style-name="Visited_20_Internet_20_Link">
 Шмигаль </text:a>
заявив у ефірі телемарафону «Єдині новини», передає кореспондент Укрінформу.</text:p>
      <text:p text:style-name="P4">
«...Такі тарифи, як на тепло, на гарячу воду, я переконаний, до кінця війни,до кінця воєнних дій в Україні не потрібно покладати на людей додатковимтягарем», - сказав Шмигаль.</text:p>
      <text:p text:style-name="P4">
Він наголосив, що Національна комісія, що здійснює державне регулювання усферах енергетики та комунальних послуг, ухвалюючи рішення про збільшення на32% тарифів на воду, з урядом не консультувалася.</text:p>
      <text:p text:style-name="P4">
«Під час війни, коли людям важко, треба діяти злагоджено, єдиною командою, таухвалювати дуже зважені рішення з тим, щоб балансувати між потребами держави йможливостям людей», - переконаний Прем’єр-міністр.</text:p>
      <text:p text:style-name="P4">
Очільник уряду також зазначив, що у місцевих бюджетах наявні понад 150 млрдгрн, тобто є можливість забезпечувати додатковим фінансуванням комунальніпідприємства, які постачають воду, і не підвищувати тарифи.</text:p>
      <text:p text:style-name="P4">
<text:span text:style-name="T4">
Читайте також:</text:span>
 <text:a xlink:type="simple" xlink:href="https://www.ukrinform.ua/rubric-society/3723386-u-minsocpolitiki-ocikuut-so-kilkist-otrimuvaciv-subsidii-zroste-majze-na-miljon.html" text:style-name="Internet_20_link" text:visited-style-name="Visited_20_Internet_20_Link">
 У Мінсоцполітики очікують, що кількість отримувачівсубсидії зросте майже на мільйон </text:a>
</text:p>
      <text:p text:style-name="P4">
«Тариф на електроенергію для водоканалів не піднімався, по-перше. По-друге, янаголосив на тому, що місцеві бюджети мають залишки на рахунках і можутьпідтримати свої комунальні підприємства, які мають надавати людям якісну питнуводу», - сказав Шмигаль.</text:p>
      <text:p text:style-name="P4">
За його словами, це особливо актуально на тлі проблем із питною водою урегіонах, які постраждали внаслідок підриву росіянами греблі Каховської ГЕС,та й загалом через ситуацію в Україні у зв'язку російською агресією.</text:p>
      <text:p text:style-name="P4">
Як повідомляв Укрінформ, Національна комісія, що здійснює державне регулюванняу сферах енергетики та комунальних послуг, встановила нові тарифи на воду для33 водоканалів та АТ «Укрзалізниця». Середньозважене зростання становило 32%.</text:p>
      <text:p text:style-name="P4">
<text:span text:style-name="T4">
Читайте також:</text:span>
 <text:a xlink:type="simple" xlink:href="https://www.ukrinform.ua/rubric-economy/3730342-pidvisenna-tarifiv-na-vodu-zelenskij-nazvav-risenna-nackomisii-ganebnim-i-neprofesijnim.html" text:style-name="Internet_20_link" text:visited-style-name="Visited_20_Internet_20_Link">
 Підвищення тарифів на воду: Зеленський назвав рішенняНацкомісії ганебним і непрофесійним </text:a>
</text:p>
      <text:p text:style-name="P4">
Прем'єр-міністр заявив, що це рішення не було погоджено з урядом, і доручиврозпочати додаткові консультації з їх перегляду.</text:p>
      <text:p text:style-name="P4">
3 липня НКРЕКП скасувала рішення про підвищення тарифів на воду.</text:p>
      <text:p text:style-name="P4">
Source: <text:a xlink:type="simple" xlink:href="https://www.ukrinform.ua/rubric-economy/3731913-smigal-vvazae-so-ne-treba-pidvisuvati-tarifi-na-teplo-ta-vodu-do-zaversenna-vijni.html" text:style-name="Internet_20_link" text:visited-style-name="Visited_20_Internet_20_Link">
https://www.ukrinform.ua/rubric-economy/3731913-smigal-vvazae-so-ne-treba-pidvisuvati-tarifi-na-teplo-ta-vodu-do-zaversenna-vijni.html</text:a>
</text:p>
      <!--NEWS-->
      <text:h text:style-name="P10" text:outline-level="1">
<text:span text:style-name="T4">
У Києві в приміщенні суду пролунав вибух</text:span>
</text:h>
      <text:p text:style-name="P4">
Authors: Ukrinform (Person)</text:p>
      <text:p text:style-name="P4">
Publisher: Укринформ (Organization)</text:p>
      <text:p text:style-name="P4">
Published Time: 2023-07-05T18:14:00+03:00</text:p>
      <text:p text:style-name="P4">
Modified Time: 2023-07-05T18:14:00+03:00</text:p>
      <text:p text:style-name="P4">
Description: У Києві в приміщенні суду у Шевченківському районі пролунав вибух. </text:p>
      <text:p text:style-name="P4">
— Укрінформ.</text:p>
      <text:p text:style-name="P4">
Images: ['<text:a xlink:type="simple" xlink:href="https://static.ukrinform.com/photos/2023_07/thumb_files/630_360_1688573268-364.jpg" text:style-name="Internet_20_link" text:visited-style-name="Visited_20_Internet_20_Link">
630_360_16885...</text:a>
']</text:p>
      <text:p text:style-name="P4">
Tags: ['МВС', 'Суд', 'Вибух']</text:p>
      <text:p text:style-name="P4">
Type: Article</text:p>
      <!--METADATA-->
      <text:p text:style-name="P4">
<draw:frame draw:style-name="fr1" draw:name="Image157" text:anchor-type="as-char" svg:width="6.9236in" svg:height="3.956343in" draw:z-index="0">
<draw:image xlink:href="../Images/yкринформ/2023-07-05T18-14-00-03-00/630_360_1688573268-364.jpg" xlink:type="simple" xlink:show="embed" xlink:actuate="onLoad" draw:mime-type="image/jpeg"/>
</draw:frame>
 У Києві вприміщенні суду у Шевченківському районі пролунав вибух.</text:p>
      <text:p text:style-name="P4">
Як передає Укрінформ, про це Міністерство внутрішніх справ повідомляє у <text:a xlink:type="simple" xlink:href="https://t.me/mvs_ukraine/27065" text:style-name="Internet_20_link" text:visited-style-name="Visited_20_Internet_20_Link">
Телеграмі </text:a>
 .</text:p>
      <text:p text:style-name="P4">
"Поліцейські отримали інформацію про те, що відбувся <text:a xlink:type="simple" xlink:href="https://www.ukrinform.ua/tag-vibuh" text:style-name="Internet_20_link" text:visited-style-name="Visited_20_Internet_20_Link">
 вибух</text:a>
 у приміщенні суду у Шевченківськомурайоні", - ідеться у повідомленні.</text:p>
      <text:p text:style-name="P4">
У МВС зазначили, що на місці працює слідчо-оперативна група, спецпризначенці,вибухотехніки та кінологи.</text:p>
      <text:p text:style-name="P4">
</text:p>
      <text:p text:style-name="P4">
За <text:a xlink:type="simple" xlink:href="https://t.me/Klymenko_MVS/100" text:style-name="Internet_20_link" text:visited-style-name="Visited_20_Internet_20_Link">
 інформацією </text:a>
 глави МВС України ІгоряКлименка, за попередніми даними, невстановлений пристрій підірвав чоловік,якого доправили на судове засідання.</text:p>
      <text:p text:style-name="P4">
"Встановлюються деталі. Зберігайте спокій і не наближайтеся до місця події.Дайте відповідним службам ефективно виконувати свою роботу", - написав він.</text:p>
      <text:p text:style-name="P4">
Як повідомляє у <text:a xlink:type="simple" xlink:href="https://t.me/VA_Kyiv/2407" text:style-name="Internet_20_link" text:visited-style-name="Visited_20_Internet_20_Link">
 Телеграмі </text:a>
 Київська міськавійськова адміністрація, вибух пролунав о 17.20.</text:p>
      <text:p text:style-name="P4">
"За попередньою інформацією, військовослужбовці конвойної служби НГУ привезлидо приміщення Шевченківського суду столиці підсудну особу, який зневстановлених обставин підірвав у приміщенні суду (попередньо вбиральня)невідомий вибуховий пристрій", - йдеться в повідомленні.</text:p>
      <text:p text:style-name="P4">
За інформацією <text:a xlink:type="simple" xlink:href="https://t.me/suspilnenews/22235" text:style-name="Internet_20_link" text:visited-style-name="Visited_20_Internet_20_Link">
 Суспільного</text:a>
, вибухи пролунали під час конвоювання з зали суду Ігоря Гуменюка, якогообвинувачують у скоєнні теракту під Верховною Радою 31 серпня 2015 року. Заданими слідства, тоді Гуменюк під час акції протесту кинув у правоохоронцівбойову гранату, унаслідок чого загинули четверо нацгвардійців, понад 140 людейзазнали поранень.</text:p>
      <text:p text:style-name="P4">
На сьогоднішньому засіданні Гуменюку продовжили запобіжний захід у виглядітримання під вартою.</text:p>
      <text:p text:style-name="P4">
Працюють усі екстрені служби.</text:p>
      <text:p text:style-name="P4">
Source: <text:a xlink:type="simple" xlink:href="https://www.ukrinform.ua/rubric-kyiv/3731914-u-kievi-v-primisenni-sudu-prolunav-vibuh.html" text:style-name="Internet_20_link" text:visited-style-name="Visited_20_Internet_20_Link">
https://www.ukrinform.ua/rubric-kyiv/3731914-u-kievi-v-primisenni-sudu-prolunav-vibuh.html</text:a>
</text:p>
      <!--NEWS-->
      <text:h text:style-name="P10" text:outline-level="1">
<text:span text:style-name="T4">
На Херсонщині за день від російських обстрілів постраждали троє людей</text:span>
</text:h>
      <text:p text:style-name="P4">
Authors: Ukrinform (Person)</text:p>
      <text:p text:style-name="P4">
Publisher: Укринформ (Organization)</text:p>
      <text:p text:style-name="P4">
Published Time: 2023-07-05T18:15:59+03:00</text:p>
      <text:p text:style-name="P4">
Modified Time: 2023-07-05T18:15:59+03:00</text:p>
      <text:p text:style-name="P4">
Description: У Херсонській області у середу від обстрілів російських військ постраждало троє людей. — Укрінформ.</text:p>
      <text:p text:style-name="P4">
Images: ['<text:a xlink:type="simple" xlink:href="https://static.ukrinform.com/photos/2023_07/thumb_files/630_360_1688569774-465.jpg" text:style-name="Internet_20_link" text:visited-style-name="Visited_20_Internet_20_Link">
630_360_16885...</text:a>
']</text:p>
      <text:p text:style-name="P4">
Tags: ['Херсонщина', 'Обстріл', 'Офіс генпрокурора', 'Війна з Росією']</text:p>
      <text:p text:style-name="P4">
Type: Article</text:p>
      <!--METADATA-->
      <text:p text:style-name="P4">
<draw:frame draw:style-name="fr1" draw:name="Image159" text:anchor-type="as-char" svg:width="6.9236in" svg:height="3.956343in" draw:z-index="0">
<draw:image xlink:href="../Images/yкринформ/2023-07-05T18-15-59-03-00/630_360_1688569774-465.jpg" xlink:type="simple" xlink:show="embed" xlink:actuate="onLoad" draw:mime-type="image/jpeg"/>
</draw:frame>
 УХерсонській області у середу від обстрілів російських військ постраждало троєлюдей.</text:p>
      <text:p text:style-name="P4">
Як передає Укрінформ, про це Офіс генерального прокурора повідомляє у <text:a xlink:type="simple" xlink:href="https://t.me/pgo_gov_ua/14150" text:style-name="Internet_20_link" text:visited-style-name="Visited_20_Internet_20_Link">
Телеграмі </text:a>
 .</text:p>
      <text:p text:style-name="P4">
</text:p>
      <text:p text:style-name="P4">
За даними слідства, 5 липня російські військові вчергове обстріляли населеніпункти Херсонського та Бериславського районів.</text:p>
      <text:p text:style-name="P4">
Так, вранці через артобстріл села Антонівка біля будинку поранення отримавмісцевий житель.</text:p>
      <text:p text:style-name="P4">
<text:span text:style-name="T4">
Читайте також:</text:span>
 <text:a xlink:type="simple" xlink:href="https://www.ukrinform.ua/rubric-ato/3731859-rosiani-obstrilali-vovcansk-poranenij-colovik.html" text:style-name="Internet_20_link" text:visited-style-name="Visited_20_Internet_20_Link">
 Росіяни <text:span text:style-name="T4">
обстріл</text:span>
 яли Вовчанськ - поранений чоловік</text:a>
</text:p>
      <text:p text:style-name="P4">
А село Іванівка у Дар’ївській сільській громаді росіяни обстріляли близько13:20. Поранення отримав місцевий житель.</text:p>
      <text:p text:style-name="P4">
Росіяни вдень під час роздачі гуманітарної допомоги атакували село Садове,постраждала жінка.</text:p>
      <text:p text:style-name="P4">
Внаслідок обстрілів пошкоджено будинки, господарські споруди, лініїелектропередач, газопроводи, автотранспорт.</text:p>
      <text:p text:style-name="P4">
Наслідки збройної агресії Російської Федерації документують прокурори спільнозі слідчими Головного управління Національної поліції в Херсонській області.</text:p>
      <text:p text:style-name="P4">
<text:span text:style-name="T4">
Читайте також:</text:span>
 <text:a xlink:type="simple" xlink:href="https://www.ukrinform.ua/rubric-regions/3731811-stan-postrazdalogo-u-pervomajskomu-nemovlati-serednoi-vazkosti.html" text:style-name="Internet_20_link" text:visited-style-name="Visited_20_Internet_20_Link">
 Стан постраждалого у Первомайському немовляти – середньоїтяжкості </text:a>
</text:p>
      <text:p text:style-name="P4">
За процесуального керівництва окружних прокуратур Херсонської областірозпочато досудові розслідування за фактами порушення законів та звичаїв війни(ч. 1 ст. 438 Кримінального кодексу України).</text:p>
      <text:p text:style-name="P4">
Як повідомляв Укрінформ, минулої доби, 4 липня, <text:a xlink:type="simple" xlink:href="https://www.ukrinform.ua/rubric-regions/3731597-armia-rf-za-dobu-83-razi-obstrilala-hersonsinu-dvoe-zagiblih.html" text:style-name="Internet_20_link" text:visited-style-name="Visited_20_Internet_20_Link">
 російські загарбники</text:a>
 здійснили 83 обстріли <text:a xlink:type="simple" xlink:href="https://www.ukrinform.ua/tag-hersonsina" text:style-name="Internet_20_link" text:visited-style-name="Visited_20_Internet_20_Link">
 Херсонськоїобласті </text:a>
 , двоє людей загинули.</text:p>
      <text:p text:style-name="P4">
<text:span text:style-name="T5">
Фото: Офіс генпрокурора</text:span>
</text:p>
      <text:p text:style-name="P4">
Source: <text:a xlink:type="simple" xlink:href="https://www.ukrinform.ua/rubric-ato/3731915-na-hersonsini-za-den-vid-rosijskih-obstriliv-postrazdali-troe-ludej.html" text:style-name="Internet_20_link" text:visited-style-name="Visited_20_Internet_20_Link">
https://www.ukrinform.ua/rubric-ato/3731915-na-hersonsini-za-den-vid-rosijskih-obstriliv-postrazdali-troe-ludej.html</text:a>
</text:p>
      <!--NEWS-->
      <text:h text:style-name="P10" text:outline-level="1">
<text:span text:style-name="T4">
Як подолати корупцію в судах: у ВРП вважають, що їй потрібна дисциплінарна функція</text:span>
</text:h>
      <text:p text:style-name="P4">
Authors: Ukrinform (Person)</text:p>
      <text:p text:style-name="P4">
Publisher: Укринформ (Organization)</text:p>
      <text:p text:style-name="P4">
Published Time: 2023-07-05T18:17:00+03:00</text:p>
      <text:p text:style-name="P4">
Modified Time: 2023-07-05T18:17:00+03:00</text:p>
      <text:p text:style-name="P4">
Description: Голова Вищої ради правосуддя Григорій Усик вважає, що неможливість ВРП здійснювати дисциплінарну функцію є однією з причин виникнення ситуацій, коли судді фігурують у корупційних справах. — Укрінформ.</text:p>
      <text:p text:style-name="P4">
Images: ['<text:a xlink:type="simple" xlink:href="https://static.ukrinform.com/photos/2017_09/thumb_files/630_360_1506670600-1975.jpg" text:style-name="Internet_20_link" text:visited-style-name="Visited_20_Internet_20_Link">
630_360_15066...</text:a>
']</text:p>
      <text:p text:style-name="P4">
Tags: ['Судді', 'Вища рада правосуддя']</text:p>
      <text:p text:style-name="P4">
Type: Article</text:p>
      <!--METADATA-->
      <text:p text:style-name="P4">
<draw:frame draw:style-name="fr1" draw:name="Image161" text:anchor-type="as-char" svg:width="6.9236in" svg:height="3.956343in" draw:z-index="0">
<draw:image xlink:href="../Images/yкринформ/2023-07-05T18-17-00-03-00/630_360_1506670600-1975.jpg" xlink:type="simple" xlink:show="embed" xlink:actuate="onLoad" draw:mime-type="image/jpeg"/>
</draw:frame>
 ГоловаВищої ради правосуддя Григорій Усик вважає, що неможливість ВРП здійснюватидисциплінарну функцію є однією з причин виникнення ситуацій, коли суддіфігурують у корупційних справах.</text:p>
      <text:p text:style-name="P4">
Таку думку він висловив в <text:a xlink:type="simple" xlink:href="https://www.ukrinform.ua/rubric-polytics/3731742-grigorij-usik-golova-visoi-radi-pravosudda.html" text:style-name="Internet_20_link" text:visited-style-name="Visited_20_Internet_20_Link">
 інтерв’ю Укрінформу.</text:a>
</text:p>
      <text:p text:style-name="P4">
“Фактично питання відсутності у Вищої ради правосуддя дисциплінарної функції –тобто здійснення провадження стосовно суддів за дисциплінарними скаргами,тягнеться з серпня 2021 року. Майже два роки Вища рада правосуддя не здійснюєдисциплінарну функцію. За цей час накопичилося понад 9 тисяч скарг на суддів.Неможливість ВРП здійснювати дисциплінарну функцію, імовірно, теж сприяєвиникненню ситуацій, коли судді фігурують у корупційних справах”, - сказавУсик.</text:p>
      <text:p text:style-name="P4">
Він нагадав, що ВРП заявила про свою готовність розглядати дисциплінарнісправи ще на онлайн-зустрічі з членами Комітету ВР з питань правової політики,яка відбулася одразу після сформування повноважного складу <text:a xlink:type="simple" xlink:href="https://www.ukrinform.ua/tag-visa-rada-pravosudda" text:style-name="Internet_20_link" text:visited-style-name="Visited_20_Internet_20_Link">
 ВРП.</text:a>
</text:p>
      <text:p text:style-name="P4">
Усик зазначив, що ухваленим парламентом у першому читанні законопроєктом щодорозблокування дисциплінарної функції ВРП передбачається, що на період достворення Служби дисциплінарних інспекторів повноваження дисциплінарногоінспектора передаються члену дисциплінарної палати.</text:p>
      <text:p text:style-name="P4">
<text:span text:style-name="T4">
Читайте також:</text:span>
 <text:a xlink:type="simple" xlink:href="https://www.ukrinform.ua/rubric-society/3731878-pro-gromadanstvo-suddiv-vrp-otrimue-informaciu-vid-sbu.html" text:style-name="Internet_20_link" text:visited-style-name="Visited_20_Internet_20_Link">
 <text:span text:style-name="T4">
Про</text:span>
 <text:span text:style-name="T4">
громадянство</text:span>
 <text:span text:style-name="T4">
суддів</text:span>
 <text:span text:style-name="T4">
ВРП</text:span>
 <text:span text:style-name="T4">
отримує</text:span>
<text:span text:style-name="T4">
інформацію</text:span>
 <text:span text:style-name="T4">
від</text:span>
 <text:span text:style-name="T4">
СБУ</text:span>
 </text:a>
</text:p>
      <text:p text:style-name="P4">
“Це дало б можливість до створення самої служби зменшити кількістьдисциплінарних скарг. Секретаріату ми дали вказівку ще раніше зробитиінвентаризацію всіх “дисциплінарок”, щоб відстежити і проаналізуватитривалість їх перебування у ВРП, тяжкість дисциплінарних проступків, суспільнезначення тощо, аби визначити пріоритетність розгляду”, - сказав голова ВРП.</text:p>
      <text:p text:style-name="P4">
За його словами, ця робота вже почалася.</text:p>
      <text:p text:style-name="P4">
“Близько 1700 скарг становлять ті, що надійшли до ВРП і не були розглянуті до21 серпня 2021 року. А строк притягнення що дисциплінарної відповідальностісудді складає три роки”, - поінформував Усик.</text:p>
      <text:p text:style-name="P4">
Також він зазначив, що наразі немає жодних прогнозів щодо можливого ухваленняв цілому законопроєкту про розблокування дисциплінарної функції.</text:p>
      <text:p text:style-name="P4">
“До другого читання він мав розглядатися в прискореному режимі. Головакомітету ВР з питань правової політики Денис Маслов говорив: “Очікуйте, насередину червня цей закон буде прийнятий”. Але зараз обговорюються зміни донього на стадії підготовки до другого читання. Зокрема, Програма США USAID зЄвропейським проєктом Pravo-Justice та ІДЛО (Міжнародна організація праварозвитку – ред.) запропонували інший варіант процедури добору дисциплінарнихінспекторів”, - сказав Усик.</text:p>
      <text:p text:style-name="P4">
За його словами, пропонується створити незалежну конкурсну комісію за участютрьох членів ВРП і трьох членів, рекомендованих міжнародними іноземнимиорганізаціями, які понад три роки надають технічну й правову допомогу впроведенні судової реформи в Україні.</text:p>
      <text:p text:style-name="P4">
Ця комісія проводитиме конкурс у період дії воєнного стану на посадидисциплінарних інспекторів, кваліфікаційні вимоги до яких теж пропонуєтьсязмінити, додав голова ВРП.</text:p>
      <text:p text:style-name="P4">
<text:span text:style-name="T4">
Читайте також:</text:span>
 <text:a xlink:type="simple" xlink:href="https://www.ukrinform.ua/rubric-society/3731832-do-vrp-ne-nadhodilo-klopotanna-pro-vidstoronenna-knazeva-vid-zdijsnenna-pravosudda.html" text:style-name="Internet_20_link" text:visited-style-name="Visited_20_Internet_20_Link">
 <text:span text:style-name="T4">
ВРП</text:span>
 не отримувала клопотання про відстороненняКнязєва від здійснення правосуддя </text:a>
</text:p>
      <text:p text:style-name="P4">
“Якщо в первісному варіанті законопроєкту була передбачена вимога пронаявність стажу роботи в галузі права 15 років, то нині пропонується йогозменшити до 5 років. Мені здається, саме ця зміна збільшить кількість охочихобійняти ці посади. Пропозиції до ухваленого в першому читанні законопроєктунадіслані нам у письмовій формі, але їхнє обговорення, зрозуміло, ще відтягуєв часі вирішення питання “дисциплінарок”. Зараз мені навіть важко передбачитиз урахуванням кардинальних змін до цього законопроєкту, як після першогочитання комітет його розглядатиме. Бо ж ідеться не про точкові правки, а продосить істотні зміни”, - підкреслив голова ВРП.</text:p>
      <text:p text:style-name="P4">
Як повідомляв Укрінформ, Верховна Рада 30 травня ухвалила в першому читаннізаконопроєкт №9261 про відновлення розгляду справ щодо дисциплінарноївідповідальності суддів та забезпечення роботи Служби дисциплінарнихінспекторів Вищої ради правосуддя.</text:p>
      <text:p text:style-name="P4">
Source: <text:a xlink:type="simple" xlink:href="https://www.ukrinform.ua/rubric-society/3731918-nemozlivist-vrp-zdijsnuvati-disciplinarnu-funkciu-e-odnieu-z-pricin-korupcii-usik.html" text:style-name="Internet_20_link" text:visited-style-name="Visited_20_Internet_20_Link">
https://www.ukrinform.ua/rubric-society/3731918-nemozlivist-vrp-zdijsnuvati-disciplinarnu-funkciu-e-odnieu-z-pricin-korupcii-usik.html</text:a>
</text:p>
      <!--NEWS-->
      <text:h text:style-name="P10" text:outline-level="1">
<text:span text:style-name="T4">
Українська збірна Ігор Нескорених провела відкрите тренування</text:span>
</text:h>
      <text:p text:style-name="P4">
Authors: Ukrinform (Person)</text:p>
      <text:p text:style-name="P4">
Publisher: Укринформ (Organization)</text:p>
      <text:p text:style-name="P4">
Published Time: 2023-07-05T18:25:00+03:00</text:p>
      <text:p text:style-name="P4">
Modified Time: 2023-07-05T18:25:00+03:00</text:p>
      <text:p text:style-name="P4">
Description: Учасники національної збірної, що представлятимуть Україну на міжнародних змаганнях "Ігри Нескорених", провели відкрите тренування. — Укрінформ.</text:p>
      <text:p text:style-name="P4">
Images: ['<text:a xlink:type="simple" xlink:href="https://static.ukrinform.com/photos/2023_07/thumb_files/630_360_1688567750-9069.jpeg" text:style-name="Internet_20_link" text:visited-style-name="Visited_20_Internet_20_Link">
630_360_16885...</text:a>
']</text:p>
      <text:p text:style-name="P4">
Tags: ['Ігри нескорених', 'Спорт', 'Військові', 'Тренування']</text:p>
      <text:p text:style-name="P4">
Type: Article</text:p>
      <!--METADATA-->
      <text:p text:style-name="P4">
<draw:frame draw:style-name="fr1" draw:name="Image162" text:anchor-type="as-char" svg:width="6.9236in" svg:height="3.956343in" draw:z-index="0">
<draw:image xlink:href="../Images/yкринформ/2023-07-05T18-25-00-03-00/630_360_1688567750-9069.jpeg" xlink:type="simple" xlink:show="embed" xlink:actuate="onLoad" draw:mime-type="image/jpeg"/>
</draw:frame>
 Учасникинаціональної збірної, що представлятимуть Україну на міжнародних змаганнях"Ігри Нескорених", провели відкрите тренування.</text:p>
      <text:p text:style-name="P4">
Про це повідомляє кореспондент Укрінформу.</text:p>
      <text:p text:style-name="P4">
</text:p>
      <text:p text:style-name="P4">
<text:a xlink:type="simple" xlink:href="https://static.ukrinform.com/photos/2023_07/1688567749-7025.jpeg" text:style-name="Internet_20_link" text:visited-style-name="Visited_20_Internet_20_Link">
 </text:a>
 <text:a xlink:type="simple" xlink:href="https://static.ukrinform.com/photos/2023_07/1688567749-7463.jpeg" text:style-name="Internet_20_link" text:visited-style-name="Visited_20_Internet_20_Link">
</text:a>
 <text:a xlink:type="simple" xlink:href="https://static.ukrinform.com/photos/2023_07/1688567749-2648.jpeg" text:style-name="Internet_20_link" text:visited-style-name="Visited_20_Internet_20_Link">
</text:a>
 <text:a xlink:type="simple" xlink:href="https://static.ukrinform.com/photos/2023_07/1688567749-3322.jpeg" text:style-name="Internet_20_link" text:visited-style-name="Visited_20_Internet_20_Link">
</text:a>
 <text:a xlink:type="simple" xlink:href="https://static.ukrinform.com/photos/2023_07/1688567749-4966.jpeg" text:style-name="Internet_20_link" text:visited-style-name="Visited_20_Internet_20_Link">
</text:a>
 <text:a xlink:type="simple" xlink:href="https://static.ukrinform.com/photos/2023_07/1688567749-2290.jpeg" text:style-name="Internet_20_link" text:visited-style-name="Visited_20_Internet_20_Link">
</text:a>
 <text:a xlink:type="simple" xlink:href="https://static.ukrinform.com/photos/2023_07/1688567750-1849.jpeg" text:style-name="Internet_20_link" text:visited-style-name="Visited_20_Internet_20_Link">
</text:a>
 <text:a xlink:type="simple" xlink:href="https://static.ukrinform.com/photos/2023_07/1688567750-9899.jpeg" text:style-name="Internet_20_link" text:visited-style-name="Visited_20_Internet_20_Link">
</text:a>
 <text:a xlink:type="simple" xlink:href="https://static.ukrinform.com/photos/2023_07/1688567750-6373.jpeg" text:style-name="Internet_20_link" text:visited-style-name="Visited_20_Internet_20_Link">
</text:a>
 <text:a xlink:type="simple" xlink:href="https://static.ukrinform.com/photos/2023_07/1688567750-1517.jpeg" text:style-name="Internet_20_link" text:visited-style-name="Visited_20_Internet_20_Link">
</text:a>
 <text:a xlink:type="simple" xlink:href="https://static.ukrinform.com/photos/2023_07/1688567750-3119.jpeg" text:style-name="Internet_20_link" text:visited-style-name="Visited_20_Internet_20_Link">
</text:a>
 <text:a xlink:type="simple" xlink:href="https://static.ukrinform.com/photos/2023_07/1688567750-9069.jpeg" text:style-name="Internet_20_link" text:visited-style-name="Visited_20_Internet_20_Link">
<draw:frame draw:style-name="fr1" draw:name="Image175" text:anchor-type="as-char" svg:width="6.9236in" svg:height="3.956343in" draw:z-index="0">
<draw:image xlink:href="../Images/yкринформ/2023-07-05T18-25-00-03-00/630_360_1688567750-9069.jpeg" xlink:type="simple" xlink:show="embed" xlink:actuate="onLoad" draw:mime-type="image/jpeg"/>
</draw:frame>
</text:a>
 <text:a xlink:type="simple" xlink:href="https://static.ukrinform.com/photos/2023_07/1688567751-1211.jpeg" text:style-name="Internet_20_link" text:visited-style-name="Visited_20_Internet_20_Link">
</text:a>
 <text:a xlink:type="simple" xlink:href="https://static.ukrinform.com/photos/2023_07/1688567751-5184.jpeg" text:style-name="Internet_20_link" text:visited-style-name="Visited_20_Internet_20_Link">
</text:a>
 <text:a xlink:type="simple" xlink:href="https://static.ukrinform.com/photos/2023_07/1688567751-9540.jpeg" text:style-name="Internet_20_link" text:visited-style-name="Visited_20_Internet_20_Link">
</text:a>
 <text:a xlink:type="simple" xlink:href="https://static.ukrinform.com/photos/2023_07/1688567751-8459.jpeg" text:style-name="Internet_20_link" text:visited-style-name="Visited_20_Internet_20_Link">
</text:a>
 <text:a xlink:type="simple" xlink:href="https://static.ukrinform.com/photos/2023_07/1688567751-5776.jpeg" text:style-name="Internet_20_link" text:visited-style-name="Visited_20_Internet_20_Link">
</text:a>
</text:p>
      <text:p text:style-name="P4">
Цьогоріч до української збірної увійшли 25 учасників. Зокрема, у змаганняхбратиме участь парамедикиня та волонтерка Юлія Паєвська (Тайра).</text:p>
      <text:p text:style-name="P4">
Українці змагатимуться у дев'яти видах спорту: стрільбі з лука, легкійатлетиці, велосипедному спорті, веслуванні на тренажерах, пауерліфтингу,настільному тенісі волейболі сидячи, баскетболі на візках та плаванні.</text:p>
      <text:p text:style-name="P4">
<text:span text:style-name="T4">
Читайте також:</text:span>
 <text:a xlink:type="simple" xlink:href="https://www.ukrinform.ua/rubric-sports/3718550-ogolosili-sklad-zbirnoi-ukraini-na-igri-neskorenih2023.html" text:style-name="Internet_20_link" text:visited-style-name="Visited_20_Internet_20_Link">
 Оголосили склад збірної України на <text:span text:style-name="T4">
Ігри</text:span>
<text:span text:style-name="T4">
нескорених</text:span>
 -2023 </text:a>
</text:p>
      <text:p text:style-name="P4">
Головною тренеркою збірної Ігор Нескорених-2023 стала Олена Яновська.</text:p>
      <text:p text:style-name="P4">
Міністерка у справах ветеранів Юлія Лапутіна зазначила, що учасники ІгорНескорених будуть і амбасадорами ветеранської дипломатії.</text:p>
      <text:p text:style-name="P4">
"Я знаю, наскільки важко для багатьох було прийняти рішення взяти участь, аджебагато хто захищає країну, і в період широкомасштабної війни є викликомвиїхати за кордон. Але це місія, яку ви виконаєте для того, щоб захиститичесть України на міжнародному фронті, на спортивному фронті. І ви будете тими,хто буде нашими амбасадорами ветеранської дипломатії. Це дуже важливо.Спортивні досягнення важливі, але також важливо доносити правду про Україну всвіті", - сказала Лапутіна перед тренуванням.</text:p>
      <text:p text:style-name="P4">
Національна координаторка Ігор Нескорених в Україні Ілона Волошина зазначила,що цей проєкт розширює можливості ветеранів, а також зцілює і змінює їх життята життя членів їх родин.</text:p>
      <text:p text:style-name="P4">
<text:span text:style-name="T4">
Читайте також:</text:span>
 <text:a xlink:type="simple" xlink:href="https://www.ukrinform.ua/rubric-society/3730343-startuvav-prijom-zaav-na-ucast-u-proekti-pomicnik-veterana.html" text:style-name="Internet_20_link" text:visited-style-name="Visited_20_Internet_20_Link">
 Стартував прийом заяв на участь у проєкті «Помічникветерана» </text:a>
</text:p>
      <text:p text:style-name="P4">
"Для нас завданням є не медалі, а власне зміни у учасників після проєкту. Нашезавдання тут, аби учасники могли отримати необхідний ресурс та необхіднуфізичну та психологічну підготовку. Для того, щоб потім працевлаштуватися,створювати міцні щасливі родини, займатися спортом тощо", - сказала вона.</text:p>
      <text:p text:style-name="P4">
Як повідомлялося, Ігри Нескорених започаткував британський принц Гаррі 2014року. Україна вперше виступила на цих змаганнях у 2017 році в Торонто(Канада).</text:p>
      <text:p text:style-name="P4">
У 2023 році Ігри Нескорених пройдуть 9-16 вересня у Дюссельдорфі, Німеччина.</text:p>
      <text:p text:style-name="P4">
<text:span text:style-name="T5">
Фото: PA MEDIA</text:span>
</text:p>
      <text:p text:style-name="P4">
Source: <text:a xlink:type="simple" xlink:href="https://www.ukrinform.ua/rubric-sports/3731899-ukrainska-zbirna-igor-neskorenih-provela-vidkrite-trenuvanna.html" text:style-name="Internet_20_link" text:visited-style-name="Visited_20_Internet_20_Link">
https://www.ukrinform.ua/rubric-sports/3731899-ukrainska-zbirna-igor-neskorenih-provela-vidkrite-trenuvanna.html</text:a>
</text:p>
      <!--NEWS-->
      <text:h text:style-name="P10" text:outline-level="1">
<text:span text:style-name="T4">
Податки до кінця війни більше не підвищуватимуть – Шмигаль</text:span>
</text:h>
      <text:p text:style-name="P4">
Authors: Ukrinform (Person)</text:p>
      <text:p text:style-name="P4">
Publisher: Укринформ (Organization)</text:p>
      <text:p text:style-name="P4">
Published Time: 2023-07-05T18:26:00+03:00</text:p>
      <text:p text:style-name="P4">
Modified Time: 2023-07-05T18:26:00+03:00</text:p>
      <text:p text:style-name="P4">
Description: Українська влада не планує підвищення податків до кінця війни, окрім повернення їх на довоєнний рівень. — Укрінформ.</text:p>
      <text:p text:style-name="P4">
Images: ['<text:a xlink:type="simple" xlink:href="https://static.ukrinform.com/photos/2023_02/thumb_files/630_360_1676395882-257.jpeg" text:style-name="Internet_20_link" text:visited-style-name="Visited_20_Internet_20_Link">
630_360_16763...</text:a>
']</text:p>
      <text:p text:style-name="P4">
Tags: ['Податки', 'Уряд', 'Шмигаль', 'Єдині новини']</text:p>
      <text:p text:style-name="P4">
Type: Article</text:p>
      <!--METADATA-->
      <text:p text:style-name="P4">
<draw:frame draw:style-name="fr1" draw:name="Image181" text:anchor-type="as-char" svg:width="6.9236in" svg:height="3.956343in" draw:z-index="0">
<draw:image xlink:href="../Images/yкринформ/2023-07-05T18-26-00-03-00/630_360_1676395882-257.jpeg" xlink:type="simple" xlink:show="embed" xlink:actuate="onLoad" draw:mime-type="image/jpeg"/>
</draw:frame>
Українська влада не планує підвищення податків до кінця війни, окрімповернення їх на довоєнний рівень.</text:p>
      <text:p text:style-name="P4">
Про це Прем'єр-міністр Денис Шмигаль сказав у ефірі телемарафону «Єдиніновини», передає кореспондент Укрінформу.</text:p>
      <text:p text:style-name="P4">
Очільник уряду наголосив, що фактично повернення до довоєнного рівня податківвідбулося з 1 липня, це було прописано в законодавстві.</text:p>
      <text:p text:style-name="P4">
«Частково ми очікуємо, що повернення податків до довоєнного рівня відбудетьсячерез ухвалення відповідного закону Верховною Радою з 1 серпня", - сказав <text:a xlink:type="simple" xlink:href="https://www.ukrinform.ua/tag-smigal" text:style-name="Internet_20_link" text:visited-style-name="Visited_20_Internet_20_Link">
Шмигаль. </text:a>
</text:p>
      <text:p text:style-name="P4">
Він уточнив, що йдеться про спрощену систему оподаткування, зокрема поверненнядо 5% замість 2%, що було запроваджено у перші місяці війни.</text:p>
      <text:p text:style-name="P4">
<text:span text:style-name="T4">
Читайте також:</text:span>
 <text:a xlink:type="simple" xlink:href="https://www.ukrinform.ua/rubric-economy/3728879-zelenskij-nasa-meta-podatkova-bez-podatkivciv-mitnica-bez-mitnikiv.html" text:style-name="Internet_20_link" text:visited-style-name="Visited_20_Internet_20_Link">
 Зеленський: Наша мета – <text:span text:style-name="T4">
податко</text:span>
 ва без податківців,митниця без митників </text:a>
</text:p>
      <text:p text:style-name="P4">
«Інших змін, крім повернення до довоєнного рівня, до кінця війни ми неплануємо, не прогнозуємо і, переконаний, не допустимо. Податкова система будестабілізована на тому рівні, як до початку повномасштабної агресії", -наголосив Прем'єр-міністр.</text:p>
      <text:p text:style-name="P4">
Як повідомляв Укрінформ, з 1 липня в Україні повернули оподаткування пальногоза довоєнними правилами та нормами. Передбачена з початку повномасштабноїросійської агресії пільга – зниження ПДВ до 7% - була покликана сприятинаповненню ринку в умовах втрати логістичних ланцюжків та відмови відпродукції з РФ і РБ. Відтепер ПДВ знову повертається до 20% та підвищуютьсяакцизи.</text:p>
      <text:p text:style-name="P4">
Source: <text:a xlink:type="simple" xlink:href="https://www.ukrinform.ua/rubric-economy/3731919-podatki-do-kinca-vijni-ne-pidvisuvatimut-smigal.html" text:style-name="Internet_20_link" text:visited-style-name="Visited_20_Internet_20_Link">
https://www.ukrinform.ua/rubric-economy/3731919-podatki-do-kinca-vijni-ne-pidvisuvatimut-smigal.html</text:a>
</text:p>
      <!--NEWS-->
      <text:h text:style-name="P10" text:outline-level="1">
<text:span text:style-name="T4">
Росія не змогла продати свої вертольоти африканській країні - ЗМІ</text:span>
</text:h>
      <text:p text:style-name="P4">
Authors: Ukrinform (Person)</text:p>
      <text:p text:style-name="P4">
Publisher: Укринформ (Organization)</text:p>
      <text:p text:style-name="P4">
Published Time: 2023-07-05T18:29:00+03:00</text:p>
      <text:p text:style-name="P4">
Modified Time: 2023-07-05T18:29:00+03:00</text:p>
      <text:p text:style-name="P4">
Description: Через розв’язану Росією повномасштабну війну проти України плани африканської країни Бенін щодо купівлі російських транспортних вертольотів Мі-171 провалилися. — Укрінформ.</text:p>
      <text:p text:style-name="P4">
Images: ['<text:a xlink:type="simple" xlink:href="https://static.ukrinform.com/photos/2023_07/thumb_files/630_360_1688570816-679.jpg" text:style-name="Internet_20_link" text:visited-style-name="Visited_20_Internet_20_Link">
630_360_16885...</text:a>
']</text:p>
      <text:p text:style-name="P4">
Tags: ['Африка', 'Росія', 'Вертоліт', 'Бенін']</text:p>
      <text:p text:style-name="P4">
Type: Article</text:p>
      <!--METADATA-->
      <text:p text:style-name="P4">
<draw:frame draw:style-name="fr1" draw:name="Image182" text:anchor-type="as-char" svg:width="6.9236in" svg:height="3.95396in" draw:z-index="0">
<draw:image xlink:href="../Images/yкринформ/2023-07-05T18-29-00-03-00/630_360_1688570816-679.jpg" xlink:type="simple" xlink:show="embed" xlink:actuate="onLoad" draw:mime-type="image/jpeg"/>
</draw:frame>
 Черезрозв’язану Росією повномасштабну війну проти України плани африканської країниБенін щодо купівлі російських транспортних вертольотів Мі-171 провалилися.</text:p>
      <text:p text:style-name="P4">
Як передає Укрінформ, про це повідомляє <text:a xlink:type="simple" xlink:href="https://www.military.africa/2023/07/benins-plans-to-buy-russian-delayed-by-ukraine-war/" text:style-name="Internet_20_link" text:visited-style-name="Visited_20_Internet_20_Link">
 Military Africa</text:a>
 .</text:p>
      <text:p text:style-name="P4">
Зазначається, що держкомпанія «Вертольоти Росії» не змогла надати Беніну <text:a xlink:type="simple" xlink:href="https://www.ukrinform.ua/tag-vertolit" text:style-name="Internet_20_link" text:visited-style-name="Visited_20_Internet_20_Link">
гелікоптери </text:a>
 через перерваневиробництво унаслідок війни проти України. Ці вертольоти необхідніафриканській республіці для зміцнення ВПС у боротьбі проти озброєних груп напівночі.</text:p>
      <text:p text:style-name="P4">
Зокрема, російська компанія зіткнулася з численними труднощами у спробіпоставити Беніну два цивільні транспортні Мі-171 для військовогоперепрофілювання. Компанія не змогла отримати необхідні транспортні ліцензіївід уряду РФ, а також зіткнулася із затримками у доставці деталей від західнихпостачальників, тому дата доставки гелікоптерів до Беніну невідома.</text:p>
      <text:p text:style-name="P4">
Мі-171 може використовуватися як для доставки людей, транспортування вантажівта матеріалів, так і для десантування тактичних військ, висадки РДГ таураження наземних об’єктів. Такі вертольоти також можуть бути транспортом длямедичної евакуації, використовуватись для надання екстреної медичної допомогиабо забезпечення пошуково-рятувальних завдань у бойових умовах.</text:p>
      <text:p text:style-name="P4">
<text:span text:style-name="T4">
Читайте також:</text:span>
 <text:a xlink:type="simple" xlink:href="https://www.ukrinform.ua/rubric-world/3729416-pivdenna-afrika-prijme-samit-briks-popri-order-na-arest-putina.html" text:style-name="Internet_20_link" text:visited-style-name="Visited_20_Internet_20_Link">
 Південна <text:span text:style-name="T4">
Африка</text:span>
 прийме саміт БРІКС, попри ордер наарешт Путіна </text:a>
</text:p>
      <text:p text:style-name="P4">
Як повідомляв Укрінформ, Росія не може поставити життєво важливі обороннізамовлення для індійських військових через війну проти України.</text:p>
      <text:p text:style-name="P4">
Source: <text:a xlink:type="simple" xlink:href="https://www.ukrinform.ua/rubric-world/3731920-rosia-ne-zmogla-prodati-svoi-vertoloti-afrikanskij-kraini-zmi.html" text:style-name="Internet_20_link" text:visited-style-name="Visited_20_Internet_20_Link">
https://www.ukrinform.ua/rubric-world/3731920-rosia-ne-zmogla-prodati-svoi-vertoloti-afrikanskij-kraini-zmi.html</text:a>
</text:p>
      <!--NEWS-->
      <text:h text:style-name="P10" text:outline-level="1">
<text:span text:style-name="T4">
Українка Костюк здолала Саккарі в першому колі Вімблдону</text:span>
</text:h>
      <text:p text:style-name="P4">
Authors: Ukrinform (Person)</text:p>
      <text:p text:style-name="P4">
Publisher: Укринформ (Organization)</text:p>
      <text:p text:style-name="P4">
Published Time: 2023-07-05T18:36:10+03:00</text:p>
      <text:p text:style-name="P4">
Modified Time: 2023-07-05T18:36:10+03:00</text:p>
      <text:p text:style-name="P4">
Description: Українка Марта Костюк (№36 WTA) перемогла Марію Саккарі (№8 WTA) з Греції у першому колі Вімблдону. — Укрінформ.</text:p>
      <text:p text:style-name="P4">
Images: ['<text:a xlink:type="simple" xlink:href="https://static.ukrinform.com/photos/2023_07/thumb_files/630_360_1688571287-218.jpg" text:style-name="Internet_20_link" text:visited-style-name="Visited_20_Internet_20_Link">
630_360_16885...</text:a>
']</text:p>
      <text:p text:style-name="P4">
Tags: ['Теніс', 'Марта Костюк', 'Вімблдон']</text:p>
      <text:p text:style-name="P4">
Type: Article</text:p>
      <!--METADATA-->
      <text:p text:style-name="P4">
<draw:frame draw:style-name="fr1" draw:name="Image183" text:anchor-type="as-char" svg:width="6.9236in" svg:height="3.956343in" draw:z-index="0">
<draw:image xlink:href="../Images/yкринформ/2023-07-05T18-36-10-03-00/630_360_1688571287-218.jpg" xlink:type="simple" xlink:show="embed" xlink:actuate="onLoad" draw:mime-type="image/jpeg"/>
</draw:frame>
 УкраїнкаМарта Костюк (№36 WTA) перемогла Марію Саккарі (№8 WTA) з Греції у першомуколі Вімблдону.</text:p>
      <text:p text:style-name="P4">
Українська тенісистка перемогла представницю Греції з рахунком 2:1 (0:6, 7:5,6:2), повідомляє Укрінформ.</text:p>
      <text:p text:style-name="P4">
Матч тривав 1 годину 57 хвилин. Костюк виконала 2 подачі навиліт, припустилася2 подвійних помилок.</text:p>
      <text:p text:style-name="P4">
Костюк поступається Саккарі в особистих зустрічах з рахунком 1-2. Це першаперемога українки над суперницею з топ-10.</text:p>
      <text:p text:style-name="P4">
<text:span text:style-name="T4">
Читайте також:</text:span>
 <text:a xlink:type="simple" xlink:href="https://www.ukrinform.ua/rubric-sports/3731891-matc-ukrainki-svitolinoi-na-vimbldoni-perenesli-cerez-dos.html" text:style-name="Internet_20_link" text:visited-style-name="Visited_20_Internet_20_Link">
 Матч українки Світоліної на Вімблдоні перенесли через дощ</text:a>
</text:p>
      <text:p text:style-name="P4">
Як повідомлялося, матч мав відбутися 4 липня, але був перенесений через дощ.</text:p>
      <text:p text:style-name="P4">
Марта втретє виступає в основній сітці Вімблдону. Попередні два сезони вонадоходила до другого кола турніру.</text:p>
      <text:p text:style-name="P4">
Фото: btu.org.ua</text:p>
      <text:p text:style-name="P4">
Source: <text:a xlink:type="simple" xlink:href="https://www.ukrinform.ua/rubric-sports/3731923-ukrainka-kostuk-zdolala-sakkari-v-persomu-koli-vimbldonu.html" text:style-name="Internet_20_link" text:visited-style-name="Visited_20_Internet_20_Link">
https://www.ukrinform.ua/rubric-sports/3731923-ukrainka-kostuk-zdolala-sakkari-v-persomu-koli-vimbldonu.html</text:a>
</text:p>
      <!--NEWS-->
      <text:h text:style-name="P10" text:outline-level="1">
<text:span text:style-name="T4">
Зеленський ввів санкції проти 18 юридичних осіб, зареєстрованих на Кіпрі, у РФ та Люксембурзі</text:span>
</text:h>
      <text:p text:style-name="P4">
Authors: Ukrinform (Person)</text:p>
      <text:p text:style-name="P4">
Publisher: Укринформ (Organization)</text:p>
      <text:p text:style-name="P4">
Published Time: 2023-07-05T18:42:00+03:00</text:p>
      <text:p text:style-name="P4">
Modified Time: 2023-07-05T18:42:00+03:00</text:p>
      <text:p text:style-name="P4">
Description: Президент України Володимир Зеленський ввів у дію рішення Ради національної безпеки і оборони про запровадження санкцій проти 18 юридичних осіб, які зареєстровані на Кіпрі, в Москві та Люксембурзі. — Укрінформ.</text:p>
      <text:p text:style-name="P4">
Images: ['<text:a xlink:type="simple" xlink:href="https://static.ukrinform.com/photos/2022_09/thumb_files/630_360_1664388416-236.jpg" text:style-name="Internet_20_link" text:visited-style-name="Visited_20_Internet_20_Link">
630_360_16643...</text:a>
']</text:p>
      <text:p text:style-name="P4">
Tags: ['Санкції', 'Зеленський']</text:p>
      <text:p text:style-name="P4">
Type: Article</text:p>
      <!--METADATA-->
      <text:p text:style-name="P4">
<draw:frame draw:style-name="fr1" draw:name="Image184" text:anchor-type="as-char" svg:width="6.9236in" svg:height="3.956343in" draw:z-index="0">
<draw:image xlink:href="../Images/yкринформ/2023-07-05T18-42-00-03-00/630_360_1664388416-236.jpg" xlink:type="simple" xlink:show="embed" xlink:actuate="onLoad" draw:mime-type="image/jpeg"/>
</draw:frame>
 ПрезидентУкраїни Володимир Зеленський ввів у дію рішення Ради національної безпеки іоборони про запровадження санкцій проти 18 юридичних осіб, які зареєстрованіна Кіпрі, в Москві та Люксембурзі.</text:p>
      <text:p text:style-name="P4">
Як передає Укрінформ, про це ідеться в Указі Президента <text:a xlink:type="simple" xlink:href="https://www.president.gov.ua/documents/3712023-47261" text:style-name="Internet_20_link" text:visited-style-name="Visited_20_Internet_20_Link">
 №371/2023</text:a>
від 5 липня “Про рішення Ради національної безпеки і оборони України від 5липня 2023 року "Про застосування персональних спеціальних економічних таінших обмежувальних заходів (санкцій)"</text:p>
      <text:p text:style-name="P4">
Контроль за виконанням рішення РНБО покладений на секретаря Ради національноїбезпеки і оборони України.</text:p>
      <text:p text:style-name="P4">
Указ набирає чинності з дня його опублікування.</text:p>
      <text:p text:style-name="P4">
<text:span text:style-name="T4">
Читайте також:</text:span>
 <text:a xlink:type="simple" xlink:href="https://www.ukrinform.ua/rubric-polytics/3730241-cergovi-sankcii-proti-rosii-i-nova-dopomoga-ukraini-e-signalom-putinu-pro-ednist-es-sances.html" text:style-name="Internet_20_link" text:visited-style-name="Visited_20_Internet_20_Link">
 Чергові <text:span text:style-name="T4">
санкції</text:span>
 проти Росії і нова допомога Україні єсигналом Путіну про єдність ЄС - Санчес </text:a>
</text:p>
      <text:p text:style-name="P4">
<text:a xlink:type="simple" xlink:href="https://www.ukrinform.ua/tag-sankcii" text:style-name="Internet_20_link" text:visited-style-name="Visited_20_Internet_20_Link">
 Санкції </text:a>
 проти даних юридичних осібзапроваджено на 10 років.</text:p>
      <text:p text:style-name="P4">
Як повідомляв Укрінформ, 1 липня Президент України Володимир Зеленський ввів удію рішення Ради національної безпеки і оборони <text:a xlink:type="simple" xlink:href="https://www.ukrinform.ua/rubric-polytics/3730142-zelenskij-uviv-u-diu-risenna-rnbo-pro-sankcii-proti-190-fizicnih-ta-291-uridicnoi-osobi.html" text:style-name="Internet_20_link" text:visited-style-name="Visited_20_Internet_20_Link">
 про запровадження санкційпроти ще понад 190 фізичних осіб та 291 юридичної особи</text:a>
 ,зокрема грузинської авіакомпанії Georgian Airways, яка відновила рейси доРосії.</text:p>
      <text:p text:style-name="P4">
Source: <text:a xlink:type="simple" xlink:href="https://www.ukrinform.ua/rubric-economy/3731929-zelenskij-vviv-sankcii-proti-18-uridicnih-osib-zareestrovanih-na-kipri-u-rf-ta-luksemburzi.html" text:style-name="Internet_20_link" text:visited-style-name="Visited_20_Internet_20_Link">
https://www.ukrinform.ua/rubric-economy/3731929-zelenskij-vviv-sankcii-proti-18-uridicnih-osib-zareestrovanih-na-kipri-u-rf-ta-luksemburzi.html</text:a>
</text:p>
      <!--NEWS-->
      <text:h text:style-name="P10" text:outline-level="1">
<text:span text:style-name="T4">
У підземеллі Меджибізького замку зняли кліп у виконанні восьмирічної школярки</text:span>
</text:h>
      <text:p text:style-name="P4">
Authors: Ukrinform (Person)</text:p>
      <text:p text:style-name="P4">
Publisher: Укринформ (Organization)</text:p>
      <text:p text:style-name="P4">
Published Time: 2023-07-05T18:47:21+03:00</text:p>
      <text:p text:style-name="P4">
Modified Time: 2023-07-05T18:47:21+03:00</text:p>
      <text:p text:style-name="P4">
Description: У підземеллі Меджибізького замку на Хмельниччині зняли кліп на пісню «Сію тобі в очі», яку виконала восьмирічна школярка Емілі Сарафіян. — Укрінформ.</text:p>
      <text:p text:style-name="P4">
Images: ['<text:a xlink:type="simple" xlink:href="https://static.ukrinform.com/photos/2023_07/thumb_files/630_360_1688571564-726.jpg" text:style-name="Internet_20_link" text:visited-style-name="Visited_20_Internet_20_Link">
630_360_16885...</text:a>
']</text:p>
      <text:p text:style-name="P4">
Tags: ['Діти', 'Хмельниччина', 'Замок', 'Пісня', 'Кліп']</text:p>
      <text:p text:style-name="P4">
Type: Article</text:p>
      <!--METADATA-->
      <text:p text:style-name="P4">
<draw:frame draw:style-name="fr1" draw:name="Image185" text:anchor-type="as-char" svg:width="6.9236in" svg:height="3.956343in" draw:z-index="0">
<draw:image xlink:href="../Images/yкринформ/2023-07-05T18-47-21-03-00/630_360_1688571564-726.jpg" xlink:type="simple" xlink:show="embed" xlink:actuate="onLoad" draw:mime-type="image/jpeg"/>
</draw:frame>
 Упідземеллі Меджибізького замку на Хмельниччині зняли кліп на пісню «Сію тобі вочі», яку виконала восьмирічна школярка Емілі Сарафіян.</text:p>
      <text:p text:style-name="P4">
Як передає Укрінформ, про це у <text:a xlink:type="simple" xlink:href="https://www.facebook.com/Mezhybizh/posts/pfbid02WHWJFz9xJzKUSjP7VhjxBVZfWb7S7mYnjr5er56dSUp2pxLuYiT8VNuWHA3obaDTl" text:style-name="Internet_20_link" text:visited-style-name="Visited_20_Internet_20_Link">
 Фейсбуці</text:a>
повідомив Державний історико-культурний заповідник «Межибіж».</text:p>
      <text:p text:style-name="P4">
«Сію тобі в очі» – <text:a xlink:type="simple" xlink:href="https://www.youtube.com/watch" text:style-name="Internet_20_link" text:visited-style-name="Visited_20_Internet_20_Link">
 співає </text:a>
щирий голос із містичної глибини підземель Меджибізького замку. А те, щопобажалося з стародавнього Меджибожа – збувається. Ворогам України також», -йдеться у повідомленні.</text:p>
      <text:p text:style-name="P4">
Як уточнили кореспондентові Укрінформу на студії звукозапису «Фітиль», <text:a xlink:type="simple" xlink:href="https://www.ukrinform.ua/tag-pisna" text:style-name="Internet_20_link" text:visited-style-name="Visited_20_Internet_20_Link">
 пісню</text:a>
 «Сію тобі в очі» виконала восьмирічнаЕмілі Сарафіян. Дівчинка навчається у ліцеї №17 міста Хмельницького.</text:p>
      <text:p text:style-name="P4">
<text:span text:style-name="T4">
Читайте також:</text:span>
 <text:a xlink:type="simple" xlink:href="https://www.ukrinform.ua/rubric-culture/3729731-gurt-tik-prezentuvav-novij-albom-18-iz-patrioticnimi-trekami.html" text:style-name="Internet_20_link" text:visited-style-name="Visited_20_Internet_20_Link">
 Гурт «ТІК» презентував новий альбом «18+» ізпатріотичними треками </text:a>
</text:p>
      <text:p text:style-name="P4">
Раніше Емілі записала кавери на пісні «Додому» KALUSH feat Skofka, «Квіткарозмарія» Назарія Яремчука та інші.</text:p>
      <text:p text:style-name="P4">
Пісню «Сію тобі в очі» на вірш Людмили Горової записав гурт Angy Kreyda, післячого на композицію з’явилося багато каверів.</text:p>
      <text:p text:style-name="P4">
Source: <text:a xlink:type="simple" xlink:href="https://www.ukrinform.ua/rubric-culture/3731927-u-pidzemelli-medzibizkogo-zamku-znali-klip-u-vikonanni-vosmiricnoi-skolarki.html" text:style-name="Internet_20_link" text:visited-style-name="Visited_20_Internet_20_Link">
https://www.ukrinform.ua/rubric-culture/3731927-u-pidzemelli-medzibizkogo-zamku-znali-klip-u-vikonanni-vosmiricnoi-skolarki.html</text:a>
</text:p>
      <!--NEWS-->
      <text:h text:style-name="P10" text:outline-level="1">
<text:span text:style-name="T4">
Україна поступилася Іспанії у півфіналі молодіжного ЧЄ-2023 з футболу</text:span>
</text:h>
      <text:p text:style-name="P4">
Authors: Ukrinform (Person)</text:p>
      <text:p text:style-name="P4">
Publisher: Укринформ (Organization)</text:p>
      <text:p text:style-name="P4">
Published Time: 2023-07-05T18:49:00+03:00</text:p>
      <text:p text:style-name="P4">
Modified Time: 2023-07-05T23:49:00+03:00</text:p>
      <text:p text:style-name="P4">
Description: Молодіжна збірна України не змогла пробитися у фінал чемпіонату Європи-2023 (футболісти до 21-го року). — Укрінформ.</text:p>
      <text:p text:style-name="P4">
Images: ['<text:a xlink:type="simple" xlink:href="https://static.ukrinform.com/photos/2023_07/thumb_files/630_360_1688586642-475.jpg" text:style-name="Internet_20_link" text:visited-style-name="Visited_20_Internet_20_Link">
630_360_16885...</text:a>
']</text:p>
      <text:p text:style-name="P4">
Tags: ['Футбол']</text:p>
      <text:p text:style-name="P4">
Type: Article</text:p>
      <!--METADATA-->
      <text:p text:style-name="P4">
<draw:frame draw:style-name="fr1" draw:name="Image186" text:anchor-type="as-char" svg:width="6.9236in" svg:height="3.956343in" draw:z-index="0">
<draw:image xlink:href="../Images/yкринформ/2023-07-05T18-49-00-03-00/630_360_1688586642-475.jpg" xlink:type="simple" xlink:show="embed" xlink:actuate="onLoad" draw:mime-type="image/jpeg"/>
</draw:frame>
 Молодіжназбірна України не змогла пробитися у фінал чемпіонату Європи-2023 (футболістидо 21-го року).</text:p>
      <text:p text:style-name="P4">
Підопічні Руслана Ротаня в 1/2 фіналу програли одноліткам з Іспанії - 1:5,передає Укрінформ.</text:p>
      <text:p text:style-name="P4">
Хавбек донецького «Шахтаря» Артем Бондаренко на 13-й хвилині відкрив рахунокна арені «Стяуа» у Бухаресті (Румунія) - після результанивної передачіфорварда лондонського «Челсі» Михайла Мудрика.</text:p>
      <text:p text:style-name="P4">
Проте ще до перерви у складі піренейців відзначилися нападник португальської«Браги» Абель Руїс (17-та хвилина) та півзахисник «Атлетіка» з Більбао ОіанСансет (24).</text:p>
      <text:p text:style-name="P4">
У другому таймі остаточний результат у матчі встановили півзахисникмадридського «Реала» Антоніо Бланко (54), якого нині орендує «Алавес», хавбек«Осасуни» Аймар Орос (68) та півзахисник «Манчестер Сіті» Серхіо Гомес (78).</text:p>
      <text:p text:style-name="P4">
<text:span text:style-name="T4">
Читайте також:</text:span>
 <text:a xlink:type="simple" xlink:href="https://www.ukrinform.ua/rubric-sports/3731984-anglia-obigrala-futbolistiv-izrailu-i-vijsla-u-final-molodiznogo-ce2023.html" text:style-name="Internet_20_link" text:visited-style-name="Visited_20_Internet_20_Link">
 Англія обіграла <text:span text:style-name="T4">
футбол</text:span>
 істів Ізраїлю і вийшла у фіналмолодіжного ЧЄ-2023 </text:a>
</text:p>
      <text:p text:style-name="P4">
У фіналі Євро-2023, який відбудеться 8 липня в Батумі (Грузія), іспанцізустрінуться з командою Англії, яка у свою чергу обіграла «молодіжку» Ізраїлю(3:0).</text:p>
      <text:p text:style-name="P4">
Нагадаємо, збірна України з футболу (U21) завдяки виходу до півфіналумолодіжного чемпіонату Європи-2023 кваліфікувалася на Олімпійські ігри-2024 уПарижі (Франція).</text:p>
      <text:p text:style-name="P4">
Фото: ua-football.com.</text:p>
      <text:p text:style-name="P4">
Source: <text:a xlink:type="simple" xlink:href="https://www.ukrinform.ua/rubric-sports/3732023-ukraina-postupilasa-ispanii-u-pivfinali-molodiznogo-ce2023-z-futbolu.html" text:style-name="Internet_20_link" text:visited-style-name="Visited_20_Internet_20_Link">
https://www.ukrinform.ua/rubric-sports/3732023-ukraina-postupilasa-ispanii-u-pivfinali-molodiznogo-ce2023-z-futbolu.html</text:a>
</text:p>
      <!--NEWS-->
      <text:h text:style-name="P10" text:outline-level="1">
<text:span text:style-name="T4">
Розстріляну росіянами «швидку» з Харківщини виставили перед Рейхстагом</text:span>
</text:h>
      <text:p text:style-name="P4">
Authors: Ukrinform (Person)</text:p>
      <text:p text:style-name="P4">
Publisher: Укринформ (Organization)</text:p>
      <text:p text:style-name="P4">
Published Time: 2023-07-05T18:50:00+03:00</text:p>
      <text:p text:style-name="P4">
Modified Time: 2023-07-05T18:50:00+03:00</text:p>
      <text:p text:style-name="P4">
Description: Президентка німецького Бундестагу Бербель Бас разом з низькою парламентарів від різних фракцій і послом України в ФРН Олексієм Макеєвим оглянули в середу розстріляну російськими військами українську машину швидкої допомоги, яку виставлено перед будівлею Рейхстагу. — Укрінформ.</text:p>
      <text:p text:style-name="P4">
Images: ['<text:a xlink:type="simple" xlink:href="https://static.ukrinform.com/photos/2023_07/thumb_files/630_360_1688572040-5515.jpeg" text:style-name="Internet_20_link" text:visited-style-name="Visited_20_Internet_20_Link">
630_360_16885...</text:a>
']</text:p>
      <text:p text:style-name="P4">
Tags: ['Швидка', 'Розстріл', 'Війна з Росією', 'Рейхстаг']</text:p>
      <text:p text:style-name="P4">
Type: Article</text:p>
      <!--METADATA-->
      <text:p text:style-name="P4">
<draw:frame draw:style-name="fr1" draw:name="Image187" text:anchor-type="as-char" svg:width="6.9236in" svg:height="3.956343in" draw:z-index="0">
<draw:image xlink:href="../Images/yкринформ/2023-07-05T18-50-00-03-00/630_360_1688572040-5515.jpeg" xlink:type="simple" xlink:show="embed" xlink:actuate="onLoad" draw:mime-type="image/jpeg"/>
</draw:frame>
Президентка німецького Бундестагу Бербель Бас разом з низькою парламентаріввід різних фракцій і послом України в ФРН Олексієм Макеєвим оглянули в середурозстріляну російськими військами українську машину швидкої допомоги, якувиставлено перед будівлею Рейхстагу.</text:p>
      <text:p text:style-name="P4">
Про це повідомляє кореспондент Укрінформу.</text:p>
      <text:p text:style-name="P4">
«Подібними акціями ми привертаємо увагу німецького політикуму, але такожнімецької громадськості до тих жахіть, які принесла Україні ця російськавійна, розв’язана також проти всієї Європи. Ця « <text:a xlink:type="simple" xlink:href="https://www.ukrinform.ua/tag-svidka" text:style-name="Internet_20_link" text:visited-style-name="Visited_20_Internet_20_Link">
 швидка допомога</text:a>
 » з Харківщини є ще одним свідкомросійських воєнних злочинів», - сказав Макеєв.</text:p>
      <text:p text:style-name="P4">
</text:p>
      <text:p text:style-name="P4">
<text:a xlink:type="simple" xlink:href="https://static.ukrinform.com/photos/2023_07/1688572040-2279.jpeg" text:style-name="Internet_20_link" text:visited-style-name="Visited_20_Internet_20_Link">
 </text:a>
 <text:a xlink:type="simple" xlink:href="https://static.ukrinform.com/photos/2023_07/1688572040-9205.jpeg" text:style-name="Internet_20_link" text:visited-style-name="Visited_20_Internet_20_Link">
</text:a>
 <text:a xlink:type="simple" xlink:href="https://static.ukrinform.com/photos/2023_07/1688572040-6180.jpeg" text:style-name="Internet_20_link" text:visited-style-name="Visited_20_Internet_20_Link">
</text:a>
 <text:a xlink:type="simple" xlink:href="https://static.ukrinform.com/photos/2023_07/1688572040-2084.jpeg" text:style-name="Internet_20_link" text:visited-style-name="Visited_20_Internet_20_Link">
</text:a>
 <text:a xlink:type="simple" xlink:href="https://static.ukrinform.com/photos/2023_07/1688572040-5515.jpeg" text:style-name="Internet_20_link" text:visited-style-name="Visited_20_Internet_20_Link">
<draw:frame draw:style-name="fr1" draw:name="Image193" text:anchor-type="as-char" svg:width="6.9236in" svg:height="3.956343in" draw:z-index="0">
<draw:image xlink:href="../Images/yкринформ/2023-07-05T18-50-00-03-00/630_360_1688572040-5515.jpeg" xlink:type="simple" xlink:show="embed" xlink:actuate="onLoad" draw:mime-type="image/jpeg"/>
</draw:frame>
</text:a>
 <text:a xlink:type="simple" xlink:href="https://static.ukrinform.com/photos/2023_07/1688572041-3246.jpeg" text:style-name="Internet_20_link" text:visited-style-name="Visited_20_Internet_20_Link">
</text:a>
 <text:a xlink:type="simple" xlink:href="https://static.ukrinform.com/photos/2023_07/1688572040-6648.jpeg" text:style-name="Internet_20_link" text:visited-style-name="Visited_20_Internet_20_Link">
</text:a>
</text:p>
      <text:p text:style-name="P4">
Він додав, що радіє з того, що українська громада в Німеччині бере активнуучасть у тому, щоби розповідати німцям про російську війну проти України. Такінаочні речі краще дають можливість зрозуміти, що насправді відбувається.</text:p>
      <text:p text:style-name="P4">
Посол також підкреслив, що «ми всі відчуваємо сьогодні, що підтримка Німеччинизбільшується, що вона стратегічна, вона довготривала, аж поки ми непереможемо».</text:p>
      <text:p text:style-name="P4">
Бербель Бас своєю чергою пообіцяла подальшу допомогу Україні у війні протиРосії та запевнила, що «Німеччина надає все, що необхідно, разом з іншимикраїнами».</text:p>
      <text:p text:style-name="P4">
«Для нас зрозуміло, що ми продовжимо надавати підтримку», - сказалаПрезидентка парламенту.</text:p>
      <text:p text:style-name="P4">
Українська активістка Валентина Де Маар розповіла присутнім, що ця кареташвидкої допомоги була єдиним повнопривідним автомобілем у лікарні в ДергачахХарківської області, а відтак могла дістатися до віддалених сіл порозбомблених дорогах і в негоду. Дванадцятого березня 2022 року російськівійська обстріляли та знищили лікарню та автомобіль швидкої допомоги. Черезцілеспрямоване знищення автомобіля велика кількість мирних жителів раптовобула відрізана від екстреної рятувальної та медичної допомоги.</text:p>
      <text:p text:style-name="P4">
«Ми не могли перенести сюди зруйновану лікарню, але ми хотіли показати людямхоча б одне свідчення цих воєнних злочинів», — сказала Де Маар.</text:p>
      <text:p text:style-name="P4">
<text:span text:style-name="T4">
Читайте також:</text:span>
 <text:a xlink:type="simple" xlink:href="https://www.ukrinform.ua/rubric-society/3731879-nimeccina-peredala-ratuvalnikam-desat-metalodetektoriv-dla-rozminuvanna.html" text:style-name="Internet_20_link" text:visited-style-name="Visited_20_Internet_20_Link">
 <text:span text:style-name="T4">
Німеччина</text:span>
 передала рятувальникам десятьметалодетекторів для розмінування </text:a>
</text:p>
      <text:p text:style-name="P4">
З 20 по 27 травня автомобіль, понівечений осколками та кулями, вже виставлявсяв Мюнхені, до цього - в Києві та Вільнюсі. Наступна зупинка – Гамбург іподальші європейські міста.</text:p>
      <text:p text:style-name="P4">
Ініціатори акції - широкий альянс німецьких, українських та литовськихініціатив, зокрема, українська активістка Валентина Де Маар, литовсько-німецька активістка Ірма Петрайтите-Луксієне, українсько-німецька активісткаТамара Охріменко та німецький активіст Вольфганг Кухлер із партії Volt, юристВалентин Спернат спільно з асоціацією «Fellas for Europe e.V».</text:p>
      <text:p text:style-name="P4">
Source: <text:a xlink:type="simple" xlink:href="https://www.ukrinform.ua/rubric-world/3731928-rozstrilanu-rosianami-ukrainsku-svidku-vistavili-pered-rejhstagom.html" text:style-name="Internet_20_link" text:visited-style-name="Visited_20_Internet_20_Link">
https://www.ukrinform.ua/rubric-world/3731928-rozstrilanu-rosianami-ukrainsku-svidku-vistavili-pered-rejhstagom.html</text:a>
</text:p>
      <!--NEWS-->
      <text:h text:style-name="P10" text:outline-level="1">
<text:span text:style-name="T4">
Через підрив Каховської ГЕС Україна втратила понад 10 кубічних кілометрів води</text:span>
</text:h>
      <text:p text:style-name="P4">
Authors: Ukrinform (Person)</text:p>
      <text:p text:style-name="P4">
Publisher: Укринформ (Organization)</text:p>
      <text:p text:style-name="P4">
Published Time: 2023-07-05T18:55:05+03:00</text:p>
      <text:p text:style-name="P4">
Modified Time: 2023-07-05T18:55:05+03:00</text:p>
      <text:p text:style-name="P4">
Description: Через підрив греблі Каховської ГЕС площа Каховського водосховища зменшилася на 80%, а Україна втратила понад 10 кубічних кілометрів води. — Укрінформ.</text:p>
      <text:p text:style-name="P4">
Images: ['<text:a xlink:type="simple" xlink:href="https://static.ukrinform.com/photos/2023_06/thumb_files/630_360_1686645012-713.jpg" text:style-name="Internet_20_link" text:visited-style-name="Visited_20_Internet_20_Link">
630_360_16866...</text:a>
']</text:p>
      <text:p text:style-name="P4">
Tags: ['Вода', 'Каховська ГЕС', 'Міндовкілля', 'Війна з Росією', 'Єдині новини']</text:p>
      <text:p text:style-name="P4">
Type: Article</text:p>
      <!--METADATA-->
      <text:p text:style-name="P4">
<draw:frame draw:style-name="fr1" draw:name="Image196" text:anchor-type="as-char" svg:width="6.9236in" svg:height="3.956343in" draw:z-index="0">
<draw:image xlink:href="../Images/yкринформ/2023-07-05T18-55-05-03-00/630_360_1686645012-713.jpg" xlink:type="simple" xlink:show="embed" xlink:actuate="onLoad" draw:mime-type="image/jpeg"/>
</draw:frame>
 Черезпідрив греблі Каховської ГЕС площа Каховського водосховища зменшилася на 80%,а Україна втратила понад 10 кубічних кілометрів води.</text:p>
      <text:p text:style-name="P4">
Як передає Укрінформ з посиланням на <text:a xlink:type="simple" xlink:href="http://t.me/mindovkillia/1205" text:style-name="Internet_20_link" text:visited-style-name="Visited_20_Internet_20_Link">
 Міндовкілля</text:a>
 , про це «Єдиним новинам» повідомив міністрзахисту довкілля та природних ресурсів України Руслан Стрілець.</text:p>
      <text:p text:style-name="P4">
«Україна орієнтовно втратила більше ніж 10 кубічних кілометрів найціннішогоресурсу – води. Площа водосховища зменшилася приблизно на 80%. Колись могутнєводосховище, яке забезпечувало питною водою понад 1 млн українців, знищенеросіянами», - зазначив міністр.</text:p>
      <text:p text:style-name="P4">
<text:span text:style-name="T4">
Читайте також:</text:span>
 <text:a xlink:type="simple" xlink:href="https://www.ukrinform.ua/rubric-economy/3731415-urad-uze-spramuvav-ponad-4-milardi-dla-podolanna-naslidkiv-pidrivu-na-kahovskij-ges.html" text:style-name="Internet_20_link" text:visited-style-name="Visited_20_Internet_20_Link">
 Уряд уже спрямував понад ₴4 мільярди для подоланнянаслідків підриву на Каховській ГЕС </text:a>
</text:p>
      <text:p text:style-name="P4">
Він підкреслив, що внаслідок теракту було затоплено близько 80 тис. газаповідних територій. Нацпарки «Нижньодніпровський», «Великий Луг» та«Кам’янська Січ» очікує поступове і довге відновлення.</text:p>
      <text:p text:style-name="P4">
Світ назавжди може втратити ендемічні види рослин та тварин, серед якихморський судак, 70% ареалу світової популяції мишівки Нордмана, до 50% ареалусліпака піщаного та ємуранчика.</text:p>
      <text:p text:style-name="P4">
Стрілець зауважив, що на відновлення постраждалих екосистем можуть пітидесятки років</text:p>
      <text:p text:style-name="P4">
<text:span text:style-name="T4">
Читайте також:</text:span>
 <text:a xlink:type="simple" xlink:href="https://www.ukrinform.ua/rubric-society/3731723-pisla-pidrivu-kahovskoi-ges-dla-vidnovlenna-ekosistem-potribni-10-rokiv-strilec.html" text:style-name="Internet_20_link" text:visited-style-name="Visited_20_Internet_20_Link">
 Після підриву Каховської ГЕС для відновлення екосистемпотрібні 10 років - Стрілець </text:a>
</text:p>
      <text:p text:style-name="P4">
Як повідомлялося, орієнтовна сума завданих довкіллю збитків через підривгреблі Каховської ГЕС становить 146 млрд грн.</text:p>
      <text:p text:style-name="P4">
Source: <text:a xlink:type="simple" xlink:href="https://www.ukrinform.ua/rubric-economy/3731931-cerez-pidriv-kahovskoi-ges-ukraina-vtratila-ponad-10-kubicnih-kilometriv-vodi.html" text:style-name="Internet_20_link" text:visited-style-name="Visited_20_Internet_20_Link">
https://www.ukrinform.ua/rubric-economy/3731931-cerez-pidriv-kahovskoi-ges-ukraina-vtratila-ponad-10-kubicnih-kilometriv-vodi.html</text:a>
</text:p>
      <!--NEWS-->
      <text:h text:style-name="P10" text:outline-level="1">
<text:span text:style-name="T4">
Вибух у Шевченківському суді: у радіусі кілометра перекрили дороги</text:span>
</text:h>
      <text:p text:style-name="P4">
Authors: Ukrinform (Person)</text:p>
      <text:p text:style-name="P4">
Publisher: Укринформ (Organization)</text:p>
      <text:p text:style-name="P4">
Published Time: 2023-07-05T19:00:00+03:00</text:p>
      <text:p text:style-name="P4">
Modified Time: 2023-07-05T19:00:00+03:00</text:p>
      <text:p text:style-name="P4">
Description: У радіусі кілометра від Шевченківського суду, де пролунав вибух, перекрили дороги. — Укрінформ.</text:p>
      <text:p text:style-name="P4">
Images: ['<text:a xlink:type="simple" xlink:href="https://static.ukrinform.com/photos/2023_07/thumb_files/630_360_1688574294-4638.jpeg" text:style-name="Internet_20_link" text:visited-style-name="Visited_20_Internet_20_Link">
630_360_16885...</text:a>
']</text:p>
      <text:p text:style-name="P4">
Tags: ['Суд', 'Вибух', 'Київ']</text:p>
      <text:p text:style-name="P4">
Type: Article</text:p>
      <!--METADATA-->
      <text:p text:style-name="P4">
<draw:frame draw:style-name="fr1" draw:name="Image197" text:anchor-type="as-char" svg:width="6.9236in" svg:height="3.956343in" draw:z-index="0">
<draw:image xlink:href="../Images/yкринформ/2023-07-05T19-00-00-03-00/630_360_1688574294-4638.jpeg" xlink:type="simple" xlink:show="embed" xlink:actuate="onLoad" draw:mime-type="image/jpeg"/>
</draw:frame>
 Урадіусі кілометра від Шевченківського суду, де пролунав вибух, перекрилидороги.</text:p>
      <text:p text:style-name="P4">
Про це повідомляє Укрінформ.</text:p>
      <text:p text:style-name="P4">
На місці працюють спецпризначенці, слідчо-оперативна група, вибухотехніки такінологи.</text:p>
      <text:p text:style-name="P4">
<text:span text:style-name="T4">
Читайте також:</text:span>
 <text:a xlink:type="simple" xlink:href="https://www.ukrinform.ua/rubric-kyiv/3731914-u-kievi-v-primisenni-sudu-prolunav-vibuh.html" text:style-name="Internet_20_link" text:visited-style-name="Visited_20_Internet_20_Link">
 У Києві в приміщенні суду пролунав <text:span text:style-name="T4">
вибух</text:span>
</text:a>
</text:p>
      <text:p text:style-name="P4">
</text:p>
      <text:p text:style-name="P4">
<text:a xlink:type="simple" xlink:href="https://static.ukrinform.com/photos/2023_07/1688574294-8937.jpeg" text:style-name="Internet_20_link" text:visited-style-name="Visited_20_Internet_20_Link">
 </text:a>
 <text:a xlink:type="simple" xlink:href="https://static.ukrinform.com/photos/2023_07/1688574294-8096.jpeg" text:style-name="Internet_20_link" text:visited-style-name="Visited_20_Internet_20_Link">
</text:a>
 <text:a xlink:type="simple" xlink:href="https://static.ukrinform.com/photos/2023_07/1688574294-8086.jpeg" text:style-name="Internet_20_link" text:visited-style-name="Visited_20_Internet_20_Link">
</text:a>
 <text:a xlink:type="simple" xlink:href="https://static.ukrinform.com/photos/2023_07/1688574294-4638.jpeg" text:style-name="Internet_20_link" text:visited-style-name="Visited_20_Internet_20_Link">
<draw:frame draw:style-name="fr1" draw:name="Image202" text:anchor-type="as-char" svg:width="6.9236in" svg:height="3.956343in" draw:z-index="0">
<draw:image xlink:href="../Images/yкринформ/2023-07-05T19-00-00-03-00/630_360_1688574294-4638.jpeg" xlink:type="simple" xlink:show="embed" xlink:actuate="onLoad" draw:mime-type="image/jpeg"/>
</draw:frame>
</text:a>
 <text:a xlink:type="simple" xlink:href="https://static.ukrinform.com/photos/2023_07/1688574294-4382.jpeg" text:style-name="Internet_20_link" text:visited-style-name="Visited_20_Internet_20_Link">
</text:a>
 <text:a xlink:type="simple" xlink:href="https://static.ukrinform.com/photos/2023_07/1688574294-9230.jpeg" text:style-name="Internet_20_link" text:visited-style-name="Visited_20_Internet_20_Link">
</text:a>
 <text:a xlink:type="simple" xlink:href="https://static.ukrinform.com/photos/2023_07/1688574296-1438.jpeg" text:style-name="Internet_20_link" text:visited-style-name="Visited_20_Internet_20_Link">
</text:a>
 <text:a xlink:type="simple" xlink:href="https://static.ukrinform.com/photos/2023_07/1688574296-8198.jpeg" text:style-name="Internet_20_link" text:visited-style-name="Visited_20_Internet_20_Link">
</text:a>
 <text:a xlink:type="simple" xlink:href="https://static.ukrinform.com/photos/2023_07/1688574296-5656.jpeg" text:style-name="Internet_20_link" text:visited-style-name="Visited_20_Internet_20_Link">
</text:a>
 <text:a xlink:type="simple" xlink:href="https://static.ukrinform.com/photos/2023_07/1688574296-9316.jpeg" text:style-name="Internet_20_link" text:visited-style-name="Visited_20_Internet_20_Link">
</text:a>
 <text:a xlink:type="simple" xlink:href="https://static.ukrinform.com/photos/2023_07/1688577220-8960.jpeg" text:style-name="Internet_20_link" text:visited-style-name="Visited_20_Internet_20_Link">
</text:a>
 <text:a xlink:type="simple" xlink:href="https://static.ukrinform.com/photos/2023_07/1688577220-5912.jpeg" text:style-name="Internet_20_link" text:visited-style-name="Visited_20_Internet_20_Link">
</text:a>
 <text:a xlink:type="simple" xlink:href="https://static.ukrinform.com/photos/2023_07/1688577220-4247.jpeg" text:style-name="Internet_20_link" text:visited-style-name="Visited_20_Internet_20_Link">
</text:a>
 <text:a xlink:type="simple" xlink:href="https://static.ukrinform.com/photos/2023_07/1688577220-9477.jpeg" text:style-name="Internet_20_link" text:visited-style-name="Visited_20_Internet_20_Link">
</text:a>
 <text:a xlink:type="simple" xlink:href="https://static.ukrinform.com/photos/2023_07/1688577220-2260.jpeg" text:style-name="Internet_20_link" text:visited-style-name="Visited_20_Internet_20_Link">
</text:a>
 <text:a xlink:type="simple" xlink:href="https://static.ukrinform.com/photos/2023_07/1688577220-2010.jpeg" text:style-name="Internet_20_link" text:visited-style-name="Visited_20_Internet_20_Link">
</text:a>
</text:p>
      <text:p text:style-name="P4">
Як повідомляв Укрінформ, <text:a xlink:type="simple" xlink:href="https://www.ukrinform.ua/tag-vibuh" text:style-name="Internet_20_link" text:visited-style-name="Visited_20_Internet_20_Link">
 вибух </text:a>
пролунав о 17.20. За інформацією КМВА, військовослужбовці конвойної служби НГУпривезли до приміщення Шевченківського суду столиці підсудну особу, яка зневстановлених обставин підірвала у приміщенні суду (попередньо вбиральня)невідомий вибуховий пристрій.</text:p>
      <text:p text:style-name="P4">
Source: <text:a xlink:type="simple" xlink:href="https://www.ukrinform.ua/rubric-kyiv/3731935-vibuh-u-sevcenkivskomu-sudi-u-radiusi-kilometra-perekrili-dorogi.html" text:style-name="Internet_20_link" text:visited-style-name="Visited_20_Internet_20_Link">
https://www.ukrinform.ua/rubric-kyiv/3731935-vibuh-u-sevcenkivskomu-sudi-u-radiusi-kilometra-perekrili-dorogi.html</text:a>
</text:p>
      <!--NEWS-->
      <text:h text:style-name="P10" text:outline-level="1">
<text:span text:style-name="T4">
На Сумщині за держзраду судитимуть настоятеля храму УПЦ МП</text:span>
</text:h>
      <text:p text:style-name="P4">
Authors: Ukrinform (Person)</text:p>
      <text:p text:style-name="P4">
Publisher: Укринформ (Organization)</text:p>
      <text:p text:style-name="P4">
Published Time: 2023-07-05T19:01:00+03:00</text:p>
      <text:p text:style-name="P4">
Modified Time: 2023-07-05T19:01:00+03:00</text:p>
      <text:p text:style-name="P4">
Description: На Сумщині скерували до суду обвинувальний акт стосовно настоятеля одного з храмів УПЦ МП у Шосткинському районі за вчинення держзради в умовах воєнного стану (ч. 2 ст. 111 КК України). — Укрінформ.</text:p>
      <text:p text:style-name="P4">
Images: ['<text:a xlink:type="simple" xlink:href="https://static.ukrinform.com/photos/2017_12/thumb_files/630_360_1514464397-1884.jpg" text:style-name="Internet_20_link" text:visited-style-name="Visited_20_Internet_20_Link">
630_360_15144...</text:a>
']</text:p>
      <text:p text:style-name="P4">
Tags: ['Сумщина', 'УПЦ МП', 'Держзрада', 'Колаборант', 'Священник', 'Війна з Росією']</text:p>
      <text:p text:style-name="P4">
Type: Article</text:p>
      <!--METADATA-->
      <text:p text:style-name="P4">
<draw:frame draw:style-name="fr1" draw:name="Image215" text:anchor-type="as-char" svg:width="6.9236in" svg:height="3.956343in" draw:z-index="0">
<draw:image xlink:href="../Images/yкринформ/2023-07-05T19-01-00-03-00/630_360_1514464397-1884.jpg" xlink:type="simple" xlink:show="embed" xlink:actuate="onLoad" draw:mime-type="image/jpeg"/>
</draw:frame>
 НаСумщині скерували до суду обвинувальний акт стосовно настоятеля одного зхрамів УПЦ МП у Шосткинському районі за вчинення держзради в умовах воєнногостану (ч. 2 ст. 111 КК України).</text:p>
      <text:p text:style-name="P4">
Про це повідомляє <text:a xlink:type="simple" xlink:href="https://sumy.gp.gov.ua/ua/news.html" text:style-name="Internet_20_link" text:visited-style-name="Visited_20_Internet_20_Link">
 Сумська облпрокуратура</text:a>
, передає Укрінформ.</text:p>
      <text:p text:style-name="P4">
 <text:span text:style-name="T5">
Фото: Сумськаоблпрокуратура</text:span>
</text:p>
      <text:p text:style-name="P4">
"Слідством встановлено, що після початку повномасштабного вторгненняРосійської Федерації в Україну співробітник Федеральної служби безпекивстановив зв'язок із настоятелем одного з храмів Шосткинського району. <text:a xlink:type="simple" xlink:href="https://www.ukrinform.ua/tag-upc-mp" text:style-name="Internet_20_link" text:visited-style-name="Visited_20_Internet_20_Link">
Священнослужитель </text:a>
 погодився наспівпрацю, оскільки мав проросійські переконання та очікував на прихід"русского міра".</text:p>
      <text:p text:style-name="P4">
На виконання завдання окупантів агент в рясі збирав дані щодо кількостівійськових на території регіону та їх озброєння, а також інформацію прокерівників місцевих органів влади, правоохоронних органів, громадськихактивістів, їх політичні погляди та авторитет серед місцевого населення", -йдеться у повідомленні.</text:p>
      <text:p text:style-name="P4">
<text:span text:style-name="T4">
Читайте також:</text:span>
 <text:a xlink:type="simple" xlink:href="https://www.ukrinform.ua/rubric-society/3731863-situacia-v-lavri-komisia-viselati-nikogo-ne-pospisae-i-pravilno-robit.html" text:style-name="Internet_20_link" text:visited-style-name="Visited_20_Internet_20_Link">
 Ситуація в Лаврі: комісія виселяти нікого не поспішає. Іправильно робить </text:a>
</text:p>
      <text:p text:style-name="P4">
Як зазначають у прокуратурі, настоятель храму записував точні адреси,фотографував місцевість, де розташовуються військовослужбовці та військоватехніка на території Шосткинського району. Збирав інформацію про патріотичноналаштованих громадян, які можуть впливати на суспільство. Розвідувальні даніпередавав оперативному співробітнику ФСБ РФ за допомогою одного з месенджерів.</text:p>
      <text:p text:style-name="P4">
Правоохоронці затримали "агента в рясі" 1 березня 2023 року. На даний час вінперебуває під вартою.</text:p>
      <text:p text:style-name="P4">
Як повідомляв Укрінформ, 3 липня росіяни вбили двох і поранили одного жителяприкордонного населеного пункту Сумської області під час спроби проникнення натериторію України.</text:p>
      <text:p text:style-name="P4">
Source: <text:a xlink:type="simple" xlink:href="https://www.ukrinform.ua/rubric-regions/3731932-na-sumsini-za-derzzradu-suditimut-nastoatela-hramu-upc-mp.html" text:style-name="Internet_20_link" text:visited-style-name="Visited_20_Internet_20_Link">
https://www.ukrinform.ua/rubric-regions/3731932-na-sumsini-za-derzzradu-suditimut-nastoatela-hramu-upc-mp.html</text:a>
</text:p>
      <!--NEWS-->
      <text:h text:style-name="P10" text:outline-level="1">
<text:span text:style-name="T4">
Текст документу саміту НАТО у Вільнюсі стає «сильнішим» у питанні України - Науседа</text:span>
</text:h>
      <text:p text:style-name="P4">
Authors: Ukrinform (Person)</text:p>
      <text:p text:style-name="P4">
Publisher: Укринформ (Organization)</text:p>
      <text:p text:style-name="P4">
Published Time: 2023-07-05T19:02:00+03:00</text:p>
      <text:p text:style-name="P4">
Modified Time: 2023-07-05T19:02:00+03:00</text:p>
      <text:p text:style-name="P4">
Description: Членство України в НАТО є єдиною гарантією безпеки для України. Зараз триває робота над кінцевою заявою за результатами саміту у Вільнюсі, є ціла група країн, яка хоче "сильнішого" тексту в українському питанні. — Укрінформ.</text:p>
      <text:p text:style-name="P4">
Images: ['<text:a xlink:type="simple" xlink:href="https://static.ukrinform.com/photos/2023_03/thumb_files/630_360_1678873066-877.jpg" text:style-name="Internet_20_link" text:visited-style-name="Visited_20_Internet_20_Link">
630_360_16788...</text:a>
']</text:p>
      <text:p text:style-name="P4">
Tags: ['Литва', 'НАТО', 'Україна', 'Ґітанас Науседа']</text:p>
      <text:p text:style-name="P4">
Type: Article</text:p>
      <!--METADATA-->
      <text:p text:style-name="P4">
<draw:frame draw:style-name="fr1" draw:name="Image217" text:anchor-type="as-char" svg:width="6.9236in" svg:height="3.956343in" draw:z-index="0">
<draw:image xlink:href="../Images/yкринформ/2023-07-05T19-02-00-03-00/630_360_1678873066-877.jpg" xlink:type="simple" xlink:show="embed" xlink:actuate="onLoad" draw:mime-type="image/jpeg"/>
</draw:frame>
 ЧленствоУкраїни в НАТО є єдиною гарантією безпеки для України. Зараз триває робота надкінцевою заявою за результатами саміту у Вільнюсі, є ціла група країн, якахоче "сильнішого" тексту в українському питанні.</text:p>
      <text:p text:style-name="P4">
Про це під час спільної пресконференції з президентом Польщі Анджеєм Дудоюзаявив у середу у Вільнюсі президент Литви Гітанас Науседа, передає власнийкореспондент Укрінформу.</text:p>
      <text:p text:style-name="P4">
"Ми маємо усвідомити, що немає жодних інших реальних гарантій безпеки, окрімчленства в НАТО і 5-ї статті (про колективну оборону членів Альянсу – ред.).Саміт НАТО у Вільнюсі – це чудова нагода, аби перестати повторювати старіформули і представити чіткий план, як Україна стане членом НАТО після війни",– підкреслив Науседа.</text:p>
      <text:p text:style-name="P4">
Відповідаючи на запитання, що саме Україна отримає у Вільнюсі, Науседапідкреслив, що членство України в НАТО є не лише в інтересах Києва, а й усьогоАльянсу.</text:p>
      <text:p text:style-name="P4">
<text:span text:style-name="T4">
Читайте також:</text:span>
 <text:a xlink:type="simple" xlink:href="https://www.ukrinform.ua/rubric-polytics/3731808-polsa-j-italia-pidtrimuut-nadanna-ukraini-u-vilnusi-silnih-garantij-bezpeki-moraveckij.html" text:style-name="Internet_20_link" text:visited-style-name="Visited_20_Internet_20_Link">
 Польща й Італія підтримують надання Україні у<text:span text:style-name="T4">
Вільнюсі</text:span>
 сильних гарантій безпеки - Моравецький</text:a>
</text:p>
      <text:p text:style-name="P4">
"Дуже важливо усвідомлювати, що українська армія веде жахливу війну зросійським агресором і здобула цінний досвід і за цей досвід платить величезнуціну – ціну власної крові", – зазначив литовський лідер.</text:p>
      <text:p text:style-name="P4">
Він додав, що це Україна своїми діями здобуває для країн НАТО цінний час, абивони краще підготувалися для можливих провокацій агресора проти них.</text:p>
      <text:p text:style-name="P4">
<text:a xlink:type="simple" xlink:href="https://www.ukrinform.ua/tag-gitanas-nauseda" text:style-name="Internet_20_link" text:visited-style-name="Visited_20_Internet_20_Link">
 Науседа </text:a>
 підкреслив, щобачить певні тенденції, що базовий документ саміту НАТО "набуває кращоїформи", зокрема і в питанні України.</text:p>
      <text:p text:style-name="P4">
Як повідомлялося, президент Литви Гітанас Науседа заявив, що на Вільнюськомусаміті НАТО <text:a xlink:type="simple" xlink:href="https://www.ukrinform.ua/rubric-polytics/3731765-nauseda-domovlenosti-na-samiti-nato-u-vilnusi-ne-rozcaruut-ukrainciv.html" text:style-name="Internet_20_link" text:visited-style-name="Visited_20_Internet_20_Link">
 вдасться домовитися про такі зобов'язання Альянсу передУкраїною, які не розчарують її. </text:a>
</text:p>
      <text:p text:style-name="P4">
Source: <text:a xlink:type="simple" xlink:href="https://www.ukrinform.ua/rubric-polytics/3731937-tekst-dokumentu-samitu-nato-u-vilnusi-stae-silnisim-u-pitanni-ukraini-nauseda.html" text:style-name="Internet_20_link" text:visited-style-name="Visited_20_Internet_20_Link">
https://www.ukrinform.ua/rubric-polytics/3731937-tekst-dokumentu-samitu-nato-u-vilnusi-stae-silnisim-u-pitanni-ukraini-nauseda.html</text:a>
</text:p>
      <!--NEWS-->
      <text:h text:style-name="P10" text:outline-level="1">
<text:span text:style-name="T4">
Ймовірність збільшення військової присутності у Придністров’ї є низькою - Генштаб</text:span>
</text:h>
      <text:p text:style-name="P4">
Authors: Ukrinform (Person)</text:p>
      <text:p text:style-name="P4">
Publisher: Укринформ (Organization)</text:p>
      <text:p text:style-name="P4">
Published Time: 2023-07-05T19:03:00+03:00</text:p>
      <text:p text:style-name="P4">
Modified Time: 2023-07-05T19:03:00+03:00</text:p>
      <text:p text:style-name="P4">
Description: В умовах ведення бойових дій на території України ймовірність збільшення військової присутності Російської Федерації у Придністров’ї залишається низькою. — Укрінформ.</text:p>
      <text:p text:style-name="P4">
Images: ['<text:a xlink:type="simple" xlink:href="https://static.ukrinform.com/photos/2023_07/thumb_files/630_360_1688468108-521.jpg" text:style-name="Internet_20_link" text:visited-style-name="Visited_20_Internet_20_Link">
630_360_16884...</text:a>
']</text:p>
      <text:p text:style-name="P4">
Tags: ['Генштаб', 'Молдова', "Придністров'я", 'Російські військові', 'Війна з Росією']</text:p>
      <text:p text:style-name="P4">
Type: Article</text:p>
      <!--METADATA-->
      <text:p text:style-name="P4">
<draw:frame draw:style-name="fr1" draw:name="Image218" text:anchor-type="as-char" svg:width="6.9236in" svg:height="3.956343in" draw:z-index="0">
<draw:image xlink:href="../Images/yкринформ/2023-07-05T19-03-00-03-00/630_360_1688468108-521.jpg" xlink:type="simple" xlink:show="embed" xlink:actuate="onLoad" draw:mime-type="image/jpeg"/>
</draw:frame>
 В умовахведення бойових дій на території України ймовірність збільшення військовоїприсутності Російської Федерації у Придністров’ї залишається низькою.</text:p>
      <text:p text:style-name="P4">
Про це заступник начальника Головного оперативного управління Генеральногоштабу Збройних Сил України, бригадний генерал Олексій Громов заявив в <text:a xlink:type="simple" xlink:href="https://www.ukrinform.ua/rubric-ato/3731271-oleksij-gromov-zastupnik-nacalnika-golovnogo-operativnogo-upravlinna-genstabu-zsu.html" text:style-name="Internet_20_link" text:visited-style-name="Visited_20_Internet_20_Link">
інтерв’ю Укрінформу </text:a>
 .</text:p>
      <text:p text:style-name="P4">
“Російський військовий контингент, який перебуває на території Придністров’я,призначений для виконання миротворчих завдань та має обмежені можливості зведення бойових дій. Збройні формування Придністровського регіону РеспублікиМолдова перебувають під контролем Росії, мають низький рівень оснащення тапідготовки. Розгортання додаткових сил і засобів збройних сил Рф на територіїсамопроголошеної республіки можливе виключно повітряним шляхом черезповітряний простір Молдови або України. В умовах ведення бойових дій натериторії України, ймовірність збільшення військової присутності РФ уПридністров’ї залишається низькою”, — підкреслив Громов.</text:p>
      <text:p text:style-name="P4">
Бригадний генерал зауважив, що підрозділи, які перебувають у Придністров’ї, —“заручники рішень Кремля”, які понад рік не мають можливості провести ротацію,перебувають у стані повної бойової готовності і в очікуванні отримання“самовбивчих наказів”. На його думку, це виснажує та демотивує.</text:p>
      <text:p text:style-name="P4">
<text:span text:style-name="T4">
Читайте також:</text:span>
 <text:a xlink:type="simple" xlink:href="https://www.ukrinform.ua/rubric-ato/3730922-zagroza-z-bilorusi-permanentna-vagnerivci-mozut-posiliti-ugrupovanna-dla-vtorgnenna-vijskovi.html" text:style-name="Internet_20_link" text:visited-style-name="Visited_20_Internet_20_Link">
 Загроза з Білорусі перманентна, «вагнерівці» можутьпосилити угруповання для вторгнення - військові</text:a>
</text:p>
      <text:p text:style-name="P4">
Як повідомлялося, 20 квітня під час засідання Спільної контрольної комісії(СКК) Молдови представники Кишенева повідомили про порушення режиму безпеки збоку російських військових у невизнаному <text:a xlink:type="simple" xlink:href="https://www.ukrinform.ua/tag-pridnistrova" text:style-name="Internet_20_link" text:visited-style-name="Visited_20_Internet_20_Link">
 Придністров’ї</text:a>
 .</text:p>
      <text:p text:style-name="P4">
Президент Володимир Зеленський 1 червня заявив, що Україна може допомагатиМолдові, якщо від її керівництва буде запит на це.</text:p>
      <text:p text:style-name="P4">
Source: <text:a xlink:type="simple" xlink:href="https://www.ukrinform.ua/rubric-ato/3731777-jmovirnist-zbilsenna-vijskovoi-prisutnosti-u-pridnistrovi-e-nizkou-genstab.html" text:style-name="Internet_20_link" text:visited-style-name="Visited_20_Internet_20_Link">
https://www.ukrinform.ua/rubric-ato/3731777-jmovirnist-zbilsenna-vijskovoi-prisutnosti-u-pridnistrovi-e-nizkou-genstab.html</text:a>
</text:p>
      <!--NEWS-->
      <text:h text:style-name="P10" text:outline-level="1">
<text:span text:style-name="T4">
Загиблих і постраждалих внаслідок вибуху в Шевченківському райсуді Києва немає</text:span>
</text:h>
      <text:p text:style-name="P4">
Authors: Ukrinform (Person)</text:p>
      <text:p text:style-name="P4">
Publisher: Укринформ (Organization)</text:p>
      <text:p text:style-name="P4">
Published Time: 2023-07-05T19:04:00+03:00</text:p>
      <text:p text:style-name="P4">
Modified Time: 2023-07-05T19:04:00+03:00</text:p>
      <text:p text:style-name="P4">
Description: Загиблих і постраждалих внаслідок вибуху в Шевченківському районному суді Києва немає.</text:p>
      <text:p text:style-name="P4">
— Укрінформ.</text:p>
      <text:p text:style-name="P4">
Images: ['<text:a xlink:type="simple" xlink:href="https://static.ukrinform.com/photos/2023_07/thumb_files/630_360_1688573257-466.jpg" text:style-name="Internet_20_link" text:visited-style-name="Visited_20_Internet_20_Link">
630_360_16885...</text:a>
', '<text:a xlink:type="simple" xlink:href="https://static.ukrinform.com/photos/2023_07/1688573234-831.jpg" text:style-name="Internet_20_link" text:visited-style-name="Visited_20_Internet_20_Link">
1688573234-83...</text:a>
']</text:p>
      <text:p text:style-name="P4">
Tags: ['Суд', 'Вибух', 'Київ']</text:p>
      <text:p text:style-name="P4">
Type: Article</text:p>
      <!--METADATA-->
      <text:p text:style-name="P4">
<draw:frame draw:style-name="fr1" draw:name="Image219" text:anchor-type="as-char" svg:width="6.9236in" svg:height="3.956343in" draw:z-index="0">
<draw:image xlink:href="../Images/yкринформ/2023-07-05T19-04-00-03-00/630_360_1688573257-466.jpg" xlink:type="simple" xlink:show="embed" xlink:actuate="onLoad" draw:mime-type="image/jpeg"/>
</draw:frame>
 Загиблих іпостраждалих внаслідок вибуху в Шевченківському районному суді Києва немає.</text:p>
      <text:p text:style-name="P4">
Про це тимчасовий очільник Служби судової охорони полковник Віктор Морозповідомив під час спілкування з журналістами біля суду, повідомляєкореспондент Укрінформу.</text:p>
      <text:p text:style-name="P4">
"Усі живі. Потерпілих немає. Співробітники Національної гвардії і Службисудової охорони зробили все, щоб запобігти втратам", — сказав він.</text:p>
      <text:p text:style-name="P4">
<draw:frame draw:style-name="fr1" draw:name="Image220" text:anchor-type="as-char" svg:width="6.9236in" svg:height="5.1927in" draw:z-index="0">
<draw:image xlink:href="../Images/yкринформ/2023-07-05T19-04-00-03-00/1688573234-831.jpg" xlink:type="simple" xlink:show="embed" xlink:actuate="onLoad" draw:mime-type="image/jpeg"/>
</draw:frame>
</text:p>
      <text:p text:style-name="P4">
Він зазначив, що наразі з'ясовуються всі обставини надзвичайної ситуації.</text:p>
      <text:p text:style-name="P4">
Доступ до суду закритий. Дорога в радіусі одного кілометра навколо <text:a xlink:type="simple" xlink:href="https://www.ukrinform.ua/tag-sud" text:style-name="Internet_20_link" text:visited-style-name="Visited_20_Internet_20_Link">
 суду</text:a>
 перекрита.</text:p>
      <text:p text:style-name="P4">
На території працюють правоохоронці, вибухотехніки. Біля суду чергують десяткикарет екстрених медичних допомог.</text:p>
      <text:p text:style-name="P4">
<text:span text:style-name="T4">
Читайте також:</text:span>
 <text:a xlink:type="simple" xlink:href="https://www.ukrinform.ua/rubric-kyiv/3731935-vibuh-u-sevcenkivskomu-sudi-u-radiusi-kilometra-perekrili-dorogi.html" text:style-name="Internet_20_link" text:visited-style-name="Visited_20_Internet_20_Link">
 Вибух у Шевченківському суді: у радіусі кілометраперекрили дороги </text:a>
</text:p>
      <text:p text:style-name="P4">
Як повідомляв <text:a xlink:type="simple" xlink:href="https://www.ukrinform.ua/rubric-other_news/3731924-u-kievi-v-primisenni-sudu-prolunav-vibuh.html" text:style-name="Internet_20_link" text:visited-style-name="Visited_20_Internet_20_Link">
 Укрінформ </text:a>
 , уприміщенні Шевченківського районного суду підсудний підірвав невідомийвибуховий пристрій.</text:p>
      <text:p text:style-name="P4">
За попередньою інформацією, військовослужбовці конвойної служби Національноїгвардії України до приміщення суду привезли підсудну особу, яка зневстановлених обставин підірвала у приміщенні суду (попередньо вбиральні)невідомий вибуховий пристрій.</text:p>
      <text:p text:style-name="P4">
Source: <text:a xlink:type="simple" xlink:href="https://www.ukrinform.ua/rubric-kyiv/3731936-zagiblih-i-postrazdalih-vnaslidok-vibuhu-v-sevcenkivskomu-rajsudi-kieva-nemae.html" text:style-name="Internet_20_link" text:visited-style-name="Visited_20_Internet_20_Link">
https://www.ukrinform.ua/rubric-kyiv/3731936-zagiblih-i-postrazdalih-vnaslidok-vibuhu-v-sevcenkivskomu-rajsudi-kieva-nemae.html</text:a>
</text:p>
      <!--NEWS-->
      <text:h text:style-name="P10" text:outline-level="1">
<text:span text:style-name="T4">
Працюємо з партнерами, щоб спільна безпека у Вільнюсі перемогла – Зеленський</text:span>
</text:h>
      <text:p text:style-name="P4">
Authors: Ukrinform (Person)</text:p>
      <text:p text:style-name="P4">
Publisher: Укринформ (Organization)</text:p>
      <text:p text:style-name="P4">
Published Time: 2023-07-05T19:10:00+03:00</text:p>
      <text:p text:style-name="P4">
Modified Time: 2023-07-05T19:10:00+03:00</text:p>
      <text:p text:style-name="P4">
Description: Україна максимально працює з партнерами, щоб спільна безпека у Вільнюсі перемогла. — Укрінформ.</text:p>
      <text:p text:style-name="P4">
Images: ['<text:a xlink:type="simple" xlink:href="https://static.ukrinform.com/photos/2023_07/thumb_files/630_360_1688573633-481.png" text:style-name="Internet_20_link" text:visited-style-name="Visited_20_Internet_20_Link">
630_360_16885...</text:a>
']</text:p>
      <text:p text:style-name="P4">
Tags: ['Саміт НАТО', 'Зеленський', 'Безпека', 'Війна з Росією']</text:p>
      <text:p text:style-name="P4">
Type: Article</text:p>
      <!--METADATA-->
      <text:p text:style-name="P4">
<draw:frame draw:style-name="fr1" draw:name="Image221" text:anchor-type="as-char" svg:width="6.9236in" svg:height="3.956343in" draw:z-index="0">
<draw:image xlink:href="../Images/yкринформ/2023-07-05T19-10-00-03-00/630_360_1688573633-481.png" xlink:type="simple" xlink:show="embed" xlink:actuate="onLoad" draw:mime-type="image/png"/>
</draw:frame>
 Українамаксимально працює з партнерами, щоб спільна безпека у Вільнюсі перемогла.</text:p>
      <text:p text:style-name="P4">
Про це у своєму <text:a xlink:type="simple" xlink:href="https://www.president.gov.ua/news/maksimalno-pracyuyemo-z-partnerami-shob-nasha-spilna-bezpeka-84077" text:style-name="Internet_20_link" text:visited-style-name="Visited_20_Internet_20_Link">
 зверненні </text:a>
 сказав ПрезидентУкраїни Володимир Зеленський, передає Укрінформ.</text:p>
      <text:p text:style-name="P4">
_Відео:<text:a xlink:type="simple" xlink:href="http://www.president.gov.ua/news/maksimalno-pracyuyemo-z-partnerami-shob-nasha-spilna-bezpeka-84077" text:style-name="Internet_20_link" text:visited-style-name="Visited_20_Internet_20_Link">
 ОП </text:a>
 _</text:p>
      <text:p text:style-name="P4">
_<text:span text:style-name="T4">
Дорогі українці, українки!</text:span>
 _</text:p>
      <text:p text:style-name="P4">
Звіт за цей день.</text:p>
      <text:p text:style-name="P4">
Перше: Ставка – особливо тривале, особливо детальне засідання. Зокрема, щодобезпеки наших стратегічних обʼєктів, наших атомних станцій. Були відповіднідоповіді, відповідні рішення і – дуже важливо – контроль за виконанням рішень.</text:p>
      <text:p text:style-name="P4">
До речі, максимально контактуємо з партнерами для того, щоб ні в кого у світіне було навіть найменшого дефіциту інформації щодо ситуації на Запорізькій АЕСта створених Росією загроз.</text:p>
      <text:p text:style-name="P4">
На Ставці, як завжди, детально розглянули ключові напрямки Сходу та Півдня.Дякую, воїни, за вашу хоробрість!</text:p>
      <text:p text:style-name="P4">
Тримаємо увагу й на Північному напрямку – усі потенційні загрози бачимо, іГоловкому доручено продовжувати посилення «Півночі».</text:p>
      <text:p text:style-name="P4">
Дуже важливо: на кожному засіданні Ставки знову й знову повертаємося допитання боєприпасів, зокрема для нашої артилерії. І це стосується не лишепостачання від партнерів, а й виробництва в Україні. Я дякую кожному й кожній,хто працює заради виконання цього нашого стратегічного, життєво важливогозавдання. Постійно є прогрес у виробництві зброї в Україні.</text:p>
      <text:p text:style-name="P4">
Друге важливе, що було сьогодні. Готуємо нові санкції, санкційні кроки нашоїдержави, і сьогодні провів нараду щодо цього з першою віцепрем'єр-міністрСвириденко та секретарем РНБО Даніловим. Рішення – незабаром.</text:p>
      <text:p text:style-name="P4">
Третє: провів окрему нараду щодо ситуації з укриттями в різних областях нашоїдержави, у різних містах. Доповідали міністр стратегпрому Камишін, профільнийзаступник керівника Офісу щодо регіональної політики Кулеба.</text:p>
      <text:p text:style-name="P4">
На жаль, у різних містах України й досі є значна неготовність укриттів… Післявсього. Держава не терпітиме такої бездіяльності. І це – відповідальністьмісцевих керівників. Ресурс у місцевої влади в країні на укриття є.</text:p>
      <text:p text:style-name="P4">
Ще одне.</text:p>
      <text:p text:style-name="P4">
Залишається рівно тиждень до ключового дня саміту НАТО у Вільнюсі. А отже,тиждень до ключового моменту для нашої спільної безпеки у Європі. Максимальнопрацюємо з партнерами, щоб наша спільна безпека у Вільнюсі перемогла. Всезалежить від партнерів.</text:p>
      <text:p text:style-name="P4">
_<text:span text:style-name="T4">
Слава всім українським героям! Слава кожній нашій бойовій бригаді, усімпідрозділам наших сил оборони й безпеки!</text:span>
 _</text:p>
      <text:p text:style-name="P4">
_<text:span text:style-name="T4">
Слава Україні!</text:span>
 _</text:p>
      <text:p text:style-name="P4">
<text:span text:style-name="T5">
Фото: ОП</text:span>
</text:p>
      <text:p text:style-name="P4">
Source: <text:a xlink:type="simple" xlink:href="https://www.ukrinform.ua/rubric-ato/3731939-pracuemo-z-partnerami-sob-spilna-bezpeka-u-vilnusi-peremogla-zelenskij.html" text:style-name="Internet_20_link" text:visited-style-name="Visited_20_Internet_20_Link">
https://www.ukrinform.ua/rubric-ato/3731939-pracuemo-z-partnerami-sob-spilna-bezpeka-u-vilnusi-peremogla-zelenskij.html</text:a>
</text:p>
      <!--NEWS-->
      <text:h text:style-name="P10" text:outline-level="1">
<text:span text:style-name="T4">
На чотирьох «гарячих» напрямках за добу відбулися 30 бойових зіткнень</text:span>
</text:h>
      <text:p text:style-name="P4">
Authors: Ukrinform (Person)</text:p>
      <text:p text:style-name="P4">
Publisher: Укринформ (Organization)</text:p>
      <text:p text:style-name="P4">
Published Time: 2023-07-05T19:18:28+03:00</text:p>
      <text:p text:style-name="P4">
Modified Time: 2023-07-05T19:18:28+03:00</text:p>
      <text:p text:style-name="P4">
Description: Противник і далі зосереджує основні зусилля на Лиманському, Бахмутському, Авдіївському та Мар’їнському напрямках - протягом доби тут відбулися близько 30 бойових зіткнень. — Укрінформ.</text:p>
      <text:p text:style-name="P4">
Images: ['<text:a xlink:type="simple" xlink:href="https://static.ukrinform.com/photos/2023_06/thumb_files/630_360_1687924444-169.jpg" text:style-name="Internet_20_link" text:visited-style-name="Visited_20_Internet_20_Link">
630_360_16879...</text:a>
']</text:p>
      <text:p text:style-name="P4">
Tags: ['Генштаб', 'ЗСУ', 'Війна з Росією', '#stoprussia']</text:p>
      <text:p text:style-name="P4">
Type: Article</text:p>
      <!--METADATA-->
      <text:p text:style-name="P4">
<draw:frame draw:style-name="fr1" draw:name="Image222" text:anchor-type="as-char" svg:width="6.9236in" svg:height="3.956343in" draw:z-index="0">
<draw:image xlink:href="../Images/yкринформ/2023-07-05T19-18-28-03-00/630_360_1687924444-169.jpg" xlink:type="simple" xlink:show="embed" xlink:actuate="onLoad" draw:mime-type="image/jpeg"/>
</draw:frame>
 Противникі далі зосереджує основні зусилля на Лиманському, Бахмутському, Авдіївськомута Мар’їнському напрямках - протягом доби тут відбулися близько 30 бойовихзіткнень.</text:p>
      <text:p text:style-name="P4">
Про це йдеться у зведенні <text:a xlink:type="simple" xlink:href="https://www.facebook.com/GeneralStaff.ua/posts/pfbid03HDS7K1KE9Hfb2TxuCBNELLAJxypKH6ycpByaggYXr7AZjuBSxGk2dpHBFFsFQmNl" text:style-name="Internet_20_link" text:visited-style-name="Visited_20_Internet_20_Link">
 Генштабу</text:a>
, передає Укрінформ.</text:p>
      <text:p text:style-name="P4">
У Генштабі повідомили, що противник і надалі зосереджує основні зусилля на<text:span text:style-name="T4">
Лиманському</text:span>
 , <text:span text:style-name="T4">
Бахмутському</text:span>
 , <text:span text:style-name="T4">
Авдіївському</text:span>
 та <text:span text:style-name="T4">
Мар’їнському</text:span>
напрямках - протягом доби відбулися близько 30 бойових зіткнень.</text:p>
      <text:p text:style-name="P4">
На <text:span text:style-name="T4">
Волинському</text:span>
 та <text:span text:style-name="T4">
Поліському</text:span>
 напрямках оперативна обстановка безсуттєвих змін. Ознак формування наступальних угруповань ворога не виявлено.Визначені підрозділи ЗС Білорусі виконують завдання у прикордонних з Україноюрайонах.</text:p>
      <text:p text:style-name="P4">
На <text:span text:style-name="T4">
Сіверському</text:span>
 та <text:span text:style-name="T4">
Слобожанському</text:span>
 напрямках противник зберігаєвійськову присутність. Завдав авіаційних ударів в районах ГрабовськогоСумської області; Плетенівки Харківської області та по місту Харків. Протягомдоби здійснив мінометні та артилерійські обстріли понад 35 населених пунктів,зокрема це Гірськ, Тимоновичі Чернігівської області; Середина-Буда, СтукалівкаСумської області та Козача Лопань, Зелене і Гатище на Харківщині.</text:p>
      <text:p text:style-name="P4">
<text:span text:style-name="T4">
Читайте також:</text:span>
 <text:a xlink:type="simple" xlink:href="https://www.ukrinform.ua/rubric-ato/3731873-solc-nazvav-ukrainskij-kontrnastup-citkim-ta-dobre-organizovanim.html" text:style-name="Internet_20_link" text:visited-style-name="Visited_20_Internet_20_Link">
 Шольц назвав український <text:span text:style-name="T4">
контрнаступ</text:span>
 чітким та добреорганізованим </text:a>
</text:p>
      <text:p text:style-name="P4">
На <text:span text:style-name="T4">
Куп’янському</text:span>
 напрямку противник не полишає спроб наступати в районіНовоселівського Луганської області. Наші воїни стійко тримають оборону,відбили усі атаки ворога. Окупанти завдали авіаційних ударів в районахІванівки та Кислівки Харківської області. Артилерійських і мінометнихобстрілів противника зазнали Петро-Іванівка, Фиголівка, Моначинівка, Гусинка,Новомлинськ та Кислівка Харківської області.</text:p>
      <text:p text:style-name="P4">
На <text:span text:style-name="T4">
Лиманському</text:span>
 напрямку противник, в ході ведення наступальних дій,намагався витіснити наші війська із займаних позицій в районі НовоєгорівкиЛуганської області, успіху не мав. Завдав авіаційного удару в районіБілогорівки Луганської області. Артилерійських обстрілів зазнали понад 10населених пунктів, зокрема Невське, Білогорівка Луганської області та Торське,Верхньокам’янське і Роздолівка на Донеччині.</text:p>
      <text:p text:style-name="P4">
На <text:span text:style-name="T4">
Бахмутському</text:span>
 напрямку наші захисники успішно відбили атаки противника врайонах південніше Берхівки та Богданівки Донецької області. Разом з тим,продовжують вести наступальні дії південніше та північніше міста Бахмут,закріплюються на досягнутих рубежах. Противник завдав авіаційних ударів врайонах Богданівки та Торецька. Від ворожих артилерійських обстрілівпостраждали більш як 10 населених пунктів, серед них Васюківка, Хромове,Олександро-Шультине та Північне Донецької області.</text:p>
      <text:p text:style-name="P4">
<text:span text:style-name="T4">
Читайте також:</text:span>
 <text:a xlink:type="simple" xlink:href="https://www.ukrinform.ua/rubric-ato/3731785-vagnerivci-u-bilorusi-mozut-vdavatisa-do-provokacij-u-prikordonni-gromov.html" text:style-name="Internet_20_link" text:visited-style-name="Visited_20_Internet_20_Link">
 «Вагнерівці» у Білорусі можуть вдаватися до провокацій уприкордонні - Громов </text:a>
</text:p>
      <text:p text:style-name="P4">
На <text:span text:style-name="T4">
Авдіївському</text:span>
 напрямку Сили оборони продовжують стримувати наступросійських військ в районі міста Авдіївка. Водночас противник завдававіаційних ударів у районах Авдіївки та Невельського. Здійснив артилерійськіобстріли понад 10 населених пунктів, зокрема, постраждали Бердичі, Степове,Авдіївка, Невельське та Первомайське Донецької області.</text:p>
      <text:p text:style-name="P4">
На <text:span text:style-name="T4">
Мар’їнському</text:span>
 напрямку українські захисники відбили усі ворожі атаки врайоні міста Мар’їнка. Противник завдав авіаційного удару в районіКрасногорівки Донецької області. Здійснив обстріли понад 10 населених пунктів,серед яких Красногорівка, Ганівка, Мар'їнка та Побєда Донецької області.</text:p>
      <text:p text:style-name="P4">
На <text:span text:style-name="T4">
Шахтарському</text:span>
 напрямку противник завдав авіаційних ударів в районахЗолотої Ниви та Макарівки на Донеччині. Здійснив обстріли понад 10 населенихпунктів, зокрема це Новомихайлівка, Вугледар, Новоукраїнка та ПречистівкаДонецької області.</text:p>
      <text:p text:style-name="P4">
<text:span text:style-name="T4">
Читайте також:</text:span>
 <text:a xlink:type="simple" xlink:href="https://www.ukrinform.ua/rubric-ato/3731807-rosia-formue-novi-vijskovi-castini-ta-pidrozdili-ak-strategicnij-rezerv-genstab.html" text:style-name="Internet_20_link" text:visited-style-name="Visited_20_Internet_20_Link">
 Росія формує нові військові частини та підрозділи якстратегічний резерв - Генштаб </text:a>
</text:p>
      <text:p text:style-name="P4">
На <text:span text:style-name="T4">
Запорізькому</text:span>
 та <text:span text:style-name="T4">
Херсонському</text:span>
 напрямках противник зосереджує основнізусилля на недопущенні просування наших військ. Завдав авіаційних ударів врайонах Зміївки та Антонівки Херсонської області. Здійснив артилерійськіобстріли понад 40 населених пунктів, серед них Левадне, Ольгівське, Малинівка,Гуляйполе, Білогір’я Запорізької області; Токарівка, Антонівка, Велетенське,Кізомис Херсонської області та місто Херсон. Водночас, <text:a xlink:type="simple" xlink:href="https://www.ukrinform.ua/tag-zsu" text:style-name="Internet_20_link" text:visited-style-name="Visited_20_Internet_20_Link">
 Сили оборони</text:a>
 України продовжують ведення наступальноїоперації на Мелітопольському та Бердянському напрямках, закріплюються надосягнутих рубежах, завдають вогневого артилерійського ураження по виявленихцілях противника, здійснюють заходи контрбатарейної боротьби.</text:p>
      <text:p text:style-name="P4">
Як повідомляв Укрінформ, українські Сили оборони з 24 лютого 2022 року по 5липня 2023 року ліквідували <text:a xlink:type="simple" xlink:href="https://www.ukrinform.ua/rubric-ato/3731592-sili-oboroni-znisili-vze-231-700-rosian.html" text:style-name="Internet_20_link" text:visited-style-name="Visited_20_Internet_20_Link">
 231 тисячу 700 російських загарбників</text:a>
 , при цьому за минулу добу - ще 670 осіб.</text:p>
      <text:p text:style-name="P4">
Source: <text:a xlink:type="simple" xlink:href="https://www.ukrinform.ua/rubric-ato/3731938-na-cotiroh-garacih-napramkah-za-dobu-vidbulisa-30-bojovih-zitknen.html" text:style-name="Internet_20_link" text:visited-style-name="Visited_20_Internet_20_Link">
https://www.ukrinform.ua/rubric-ato/3731938-na-cotiroh-garacih-napramkah-za-dobu-vidbulisa-30-bojovih-zitknen.html</text:a>
</text:p>
      <!--NEWS-->
      <text:h text:style-name="P10" text:outline-level="1">
<text:span text:style-name="T4">
Наєв: Поліція та контррозвідка на кордоні з Білоруссю - у режимі посиленого бойового чергування</text:span>
</text:h>
      <text:p text:style-name="P4">
Authors: Ukrinform (Person)</text:p>
      <text:p text:style-name="P4">
Publisher: Укринформ (Organization)</text:p>
      <text:p text:style-name="P4">
Published Time: 2023-07-05T19:20:00+03:00</text:p>
      <text:p text:style-name="P4">
Modified Time: 2023-07-05T19:20:00+03:00</text:p>
      <text:p text:style-name="P4">
Description: Україна перевела на посилений режим бойового чергування всі патрулі поліції та підрозділи контррозвідки на кордоні з Білоруссю, також збільшено кількість мобільних груп патрулювання. — Укрінформ.</text:p>
      <text:p text:style-name="P4">
Images: ['<text:a xlink:type="simple" xlink:href="https://static.ukrinform.com/photos/2023_06/thumb_files/630_360_1686042254-698.jpg" text:style-name="Internet_20_link" text:visited-style-name="Visited_20_Internet_20_Link">
630_360_16860...</text:a>
']</text:p>
      <text:p text:style-name="P4">
Tags: ['Білорусь', 'ЗСУ', 'Кордон', 'Наєв', 'Війна з Росією']</text:p>
      <text:p text:style-name="P4">
Type: Article</text:p>
      <!--METADATA-->
      <text:p text:style-name="P4">
<draw:frame draw:style-name="fr1" draw:name="Image223" text:anchor-type="as-char" svg:width="6.9236in" svg:height="3.956343in" draw:z-index="0">
<draw:image xlink:href="../Images/yкринформ/2023-07-05T19-20-00-03-00/630_360_1686042254-698.jpg" xlink:type="simple" xlink:show="embed" xlink:actuate="onLoad" draw:mime-type="image/jpeg"/>
</draw:frame>
 Українаперевела на посилений режим бойового чергування всі патрулі поліції тапідрозділи контррозвідки на кордоні з Білоруссю, також збільшено кількістьмобільних груп патрулювання.</text:p>
      <text:p text:style-name="P4">
Як передає Укрінформ, про це командувач Об’єднаних сил генерал-лейтенантСергій Наєв повідомляє у <text:a xlink:type="simple" xlink:href="https://t.me/SerhiyNaiev/74" text:style-name="Internet_20_link" text:visited-style-name="Visited_20_Internet_20_Link">
 Телеграмі. </text:a>
</text:p>
      <text:p text:style-name="P4">
“Триває робота на кордоні з Білоруссю. Всі патрулі поліції та підрозділиконтррозвідки переведені на посилений режим бойового чергування. Збільшенокількість піших та мобільних груп патрулювання”, - написав він.</text:p>
      <text:p text:style-name="P4">
Окрім того, розроблено та вже затверджено черговий план тренуваньвійськовослужбовців безпосередньо у прикордонних районах.</text:p>
      <text:p text:style-name="P4">
По всій лінії кордону з Білоруссю посилено засобами та особовим складом тірайони, де існувала хоч мінімальна загроза проникнення противника на територіюУкраїни.</text:p>
      <text:p text:style-name="P4">
<text:a xlink:type="simple" xlink:href="https://www.ukrinform.ua/tag-naev" text:style-name="Internet_20_link" text:visited-style-name="Visited_20_Internet_20_Link">
 Наєв </text:a>
 заявив, що також ведеться тіснаспівпраця з польськими партнерами.</text:p>
      <text:p text:style-name="P4">
<text:span text:style-name="T4">
Читайте також:</text:span>
 <text:a xlink:type="simple" xlink:href="https://www.ukrinform.ua/rubric-ato/3730256-peremisenna-vagnerivciv-u-bilorus-narazi-ne-zafiksovane-naev.html" text:style-name="Internet_20_link" text:visited-style-name="Visited_20_Internet_20_Link">
 Переміщення «вагнерівців» у Білорусь наразі незафіксоване - <text:span text:style-name="T4">
Наєв</text:span>
 </text:a>
</text:p>
      <text:p text:style-name="P4">
За його словами, влада Польщі через можливі провокації ухвалила рішеннязбільшити чисельність правоохоронців на кордоні, який межує з РеспублікоюБілорусь.</text:p>
      <text:p text:style-name="P4">
“Всі ж інші європейські країни мають чітко усвідомити, що між хаосом війни імирним життям стоять наші воїни. Саме Україна зараз бореться за мирне життядля всього світу. Нам потрібна лише зброя, а воювати ми вміємо як ніхтоінший”, - наголосив Наєв.</text:p>
      <text:p text:style-name="P4">
Як повідомляв Укрінформ, у зв'язку з подіями навколо Запорізької атомноїстанції в Україні ухвалили рішення про <text:a xlink:type="simple" xlink:href="https://www.ukrinform.ua/rubric-ato/3731377-pivnicnij-kordon-posilili-osobovim-skladom-ta-bojovou-tehnikou-cerez-podii-navkolo-zaes-naev.html" text:style-name="Internet_20_link" text:visited-style-name="Visited_20_Internet_20_Link">
 посилення північного кордону якособовим складом, так і бойовою технікою. </text:a>
</text:p>
      <text:p text:style-name="P4">
Source: <text:a xlink:type="simple" xlink:href="https://www.ukrinform.ua/rubric-ato/3731949-naev-policia-ta-kontrrozvidka-na-kordoni-z-bilorussu-u-rezimi-posilenogo-bojovogo-cerguvanna.html" text:style-name="Internet_20_link" text:visited-style-name="Visited_20_Internet_20_Link">
https://www.ukrinform.ua/rubric-ato/3731949-naev-policia-ta-kontrrozvidka-na-kordoni-z-bilorussu-u-rezimi-posilenogo-bojovogo-cerguvanna.html</text:a>
</text:p>
      <!--NEWS-->
      <text:h text:style-name="P10" text:outline-level="1">
<text:span text:style-name="T4">
На території Шевченківського суду, ймовірно, пролунав повторний вибух</text:span>
</text:h>
      <text:p text:style-name="P4">
Authors: Ukrinform (Person)</text:p>
      <text:p text:style-name="P4">
Publisher: Укринформ (Organization)</text:p>
      <text:p text:style-name="P4">
Published Time: 2023-07-05T19:23:00+03:00</text:p>
      <text:p text:style-name="P4">
Modified Time: 2023-07-05T19:23:00+03:00</text:p>
      <text:p text:style-name="P4">
Description: На території Шевченківського районного суду міста Києва, ймовірно, пролунав повторний вибух. — Укрінформ.</text:p>
      <text:p text:style-name="P4">
Images: ['<text:a xlink:type="simple" xlink:href="https://static.ukrinform.com/photos/2023_07/thumb_files/630_360_1688574294-4638.jpeg" text:style-name="Internet_20_link" text:visited-style-name="Visited_20_Internet_20_Link">
630_360_16885...</text:a>
']</text:p>
      <text:p text:style-name="P4">
Tags: ['Поліція', 'Суд', 'Вибух', 'Київ']</text:p>
      <text:p text:style-name="P4">
Type: Article</text:p>
      <!--METADATA-->
      <text:p text:style-name="P4">
<draw:frame draw:style-name="fr1" draw:name="Image224" text:anchor-type="as-char" svg:width="6.9236in" svg:height="3.956343in" draw:z-index="0">
<draw:image xlink:href="../Images/yкринформ/2023-07-05T19-23-00-03-00/630_360_1688574294-4638.jpeg" xlink:type="simple" xlink:show="embed" xlink:actuate="onLoad" draw:mime-type="image/jpeg"/>
</draw:frame>
 Натериторії Шевченківського районного суду міста Києва, ймовірно, пролунавповторний вибух.</text:p>
      <text:p text:style-name="P4">
Про це повідомляє кореспондент Укрінформу.</text:p>
      <text:p text:style-name="P4">
Характерний звук очевидці почули орієнтовно о 19.00. Після цього правоохоронціпопросили працівників екстреної медичної допомоги заїхати на територію суду.Журналістів попросили розійтися в різні сторони.</text:p>
      <text:p text:style-name="P4">
<text:span text:style-name="T4">
Читайте також:</text:span>
 <text:a xlink:type="simple" xlink:href="https://www.ukrinform.ua/rubric-kyiv/3731935-vibuh-u-sevcenkivskomu-sudi-u-radiusi-kilometra-perekrili-dorogi.html" text:style-name="Internet_20_link" text:visited-style-name="Visited_20_Internet_20_Link">
 <text:span text:style-name="T4">
Вибух</text:span>
 у Шевченківському суді: у радіусі кілометраперекрили дороги </text:a>
</text:p>
      <text:p text:style-name="P4">
Укрінформ звернувся до <text:a xlink:type="simple" xlink:href="https://www.ukrinform.ua/tag-policia" text:style-name="Internet_20_link" text:visited-style-name="Visited_20_Internet_20_Link">
 поліції </text:a>
 покоментар з цього приводу.</text:p>
      <text:p text:style-name="P4">
Як повідомляв Укрінформ, <text:a xlink:type="simple" xlink:href="https://www.ukrinform.ua/rubric-other_news/3731924-u-kievi-v-primisenni-sudu-prolunav-vibuh.html" text:style-name="Internet_20_link" text:visited-style-name="Visited_20_Internet_20_Link">
 у приміщенні Шевченківського районного судупідсудний підірвав невідомий вибуховий пристрій</text:a>
 . За попередньою інформацією, військовослужбовціконвойної служби Національної гвардії України до приміщення суду привезлипідсудну особу. Чоловік з невстановлених обставин підірвав у приміщенні суду(попередньо у вбиральні) невідомий вибуховий пристрій.</text:p>
      <text:p text:style-name="P4">
Source: <text:a xlink:type="simple" xlink:href="https://www.ukrinform.ua/rubric-kyiv/3731946-na-teritorii-sevcenkivskogo-sudu-jmovirno-prolunav-povtornij-vibuh.html" text:style-name="Internet_20_link" text:visited-style-name="Visited_20_Internet_20_Link">
https://www.ukrinform.ua/rubric-kyiv/3731946-na-teritorii-sevcenkivskogo-sudu-jmovirno-prolunav-povtornij-vibuh.html</text:a>
</text:p>
      <!--NEWS-->
      <text:h text:style-name="P10" text:outline-level="1">
<text:span text:style-name="T4">
У Львові поховали письменницю Віку Амеліну</text:span>
</text:h>
      <text:p text:style-name="P4">
Authors: Ukrinform (Person)</text:p>
      <text:p text:style-name="P4">
Publisher: Укринформ (Organization)</text:p>
      <text:p text:style-name="P4">
Published Time: 2023-07-05T19:27:00+03:00</text:p>
      <text:p text:style-name="P4">
Modified Time: 2023-07-05T19:27:00+03:00</text:p>
      <text:p text:style-name="P4">
Description: На Личаківському кладовищі у Львові поховали письменницю Вікторію Амеліну, яка померла внаслідок важкого поранення під час ракетного удару по піцерії в Краматорську 27 червня. — Укрінформ.</text:p>
      <text:p text:style-name="P4">
Images: ['<text:a xlink:type="simple" xlink:href="https://static.ukrinform.com/photos/2023_07/thumb_files/630_360_1688578310-3953.jpeg" text:style-name="Internet_20_link" text:visited-style-name="Visited_20_Internet_20_Link">
630_360_16885...</text:a>
']</text:p>
      <text:p text:style-name="P4">
Tags: ['Краматорськ', 'Львів', 'Обстріл', 'Похорон', 'Загибель', 'Письменниця', 'Війна з Росією']</text:p>
      <text:p text:style-name="P4">
Type: Article</text:p>
      <!--METADATA-->
      <text:p text:style-name="P4">
<draw:frame draw:style-name="fr1" draw:name="Image225" text:anchor-type="as-char" svg:width="6.9236in" svg:height="3.956343in" draw:z-index="0">
<draw:image xlink:href="../Images/yкринформ/2023-07-05T19-27-00-03-00/630_360_1688578310-3953.jpeg" xlink:type="simple" xlink:show="embed" xlink:actuate="onLoad" draw:mime-type="image/jpeg"/>
</draw:frame>
 НаЛичаківському кладовищі у Львові поховали письменницю Вікторію Амеліну, якапомерла внаслідок важкого поранення під час ракетного удару по піцерії вКраматорську 27 червня.</text:p>
      <text:p text:style-name="P4">
Про це повідомляє кореспондент Укрінформу.</text:p>
      <text:p text:style-name="P4">
Чин <text:a xlink:type="simple" xlink:href="https://www.ukrinform.ua/tag-pohoron" text:style-name="Internet_20_link" text:visited-style-name="Visited_20_Internet_20_Link">
 похорону </text:a>
 Вікторії Амеліноїрозпочався у Гарнізонному храмі. Прощальну панахиду провів єпископ УГКЦ СтепанСус. Далі відбулася міська церемонія прощання біля Львівської ратуші.</text:p>
      <text:p text:style-name="P4">
</text:p>
      <text:p text:style-name="P4">
<text:a xlink:type="simple" xlink:href="https://static.ukrinform.com/photos/2023_07/1688573827-8636.jpeg" text:style-name="Internet_20_link" text:visited-style-name="Visited_20_Internet_20_Link">
 </text:a>
 <text:a xlink:type="simple" xlink:href="https://static.ukrinform.com/photos/2023_07/1688573828-7410.jpeg" text:style-name="Internet_20_link" text:visited-style-name="Visited_20_Internet_20_Link">
</text:a>
 <text:a xlink:type="simple" xlink:href="https://static.ukrinform.com/photos/2023_07/1688573827-1081.jpeg" text:style-name="Internet_20_link" text:visited-style-name="Visited_20_Internet_20_Link">
</text:a>
 <text:a xlink:type="simple" xlink:href="https://static.ukrinform.com/photos/2023_07/1688573827-8731.jpeg" text:style-name="Internet_20_link" text:visited-style-name="Visited_20_Internet_20_Link">
</text:a>
 <text:a xlink:type="simple" xlink:href="https://static.ukrinform.com/photos/2023_07/1688573828-7876.jpeg" text:style-name="Internet_20_link" text:visited-style-name="Visited_20_Internet_20_Link">
</text:a>
 <text:a xlink:type="simple" xlink:href="https://static.ukrinform.com/photos/2023_07/1688573828-3260.jpeg" text:style-name="Internet_20_link" text:visited-style-name="Visited_20_Internet_20_Link">
</text:a>
 <text:a xlink:type="simple" xlink:href="https://static.ukrinform.com/photos/2023_07/1688573829-5021.jpeg" text:style-name="Internet_20_link" text:visited-style-name="Visited_20_Internet_20_Link">
</text:a>
 <text:a xlink:type="simple" xlink:href="https://static.ukrinform.com/photos/2023_07/1688578310-3953.jpeg" text:style-name="Internet_20_link" text:visited-style-name="Visited_20_Internet_20_Link">
<draw:frame draw:style-name="fr1" draw:name="Image234" text:anchor-type="as-char" svg:width="6.9236in" svg:height="3.956343in" draw:z-index="0">
<draw:image xlink:href="../Images/yкринформ/2023-07-05T19-27-00-03-00/630_360_1688578310-3953.jpeg" xlink:type="simple" xlink:show="embed" xlink:actuate="onLoad" draw:mime-type="image/jpeg"/>
</draw:frame>
</text:a>
 <text:a xlink:type="simple" xlink:href="https://static.ukrinform.com/photos/2023_07/1688578310-2067.jpeg" text:style-name="Internet_20_link" text:visited-style-name="Visited_20_Internet_20_Link">
</text:a>
 <text:a xlink:type="simple" xlink:href="https://static.ukrinform.com/photos/2023_07/1688578310-3671.jpeg" text:style-name="Internet_20_link" text:visited-style-name="Visited_20_Internet_20_Link">
</text:a>
 <text:a xlink:type="simple" xlink:href="https://static.ukrinform.com/photos/2023_07/1688578310-6614.jpeg" text:style-name="Internet_20_link" text:visited-style-name="Visited_20_Internet_20_Link">
</text:a>
 <text:a xlink:type="simple" xlink:href="https://static.ukrinform.com/photos/2023_07/1688578310-3196.jpeg" text:style-name="Internet_20_link" text:visited-style-name="Visited_20_Internet_20_Link">
</text:a>
 <text:a xlink:type="simple" xlink:href="https://static.ukrinform.com/photos/2023_07/1688578311-9866.jpeg" text:style-name="Internet_20_link" text:visited-style-name="Visited_20_Internet_20_Link">
</text:a>
</text:p>
      <text:p text:style-name="P4">
Провести в останній шлях Амеліну прийшли друзі, рідні, колеги та мешканціміста. Похоронили письменницю на Личаківському цвинтарі у Львові. Післяпрощальної служби біля могили Амеліної український фольк-гурт «Пиріг і Батіг»виконав кілька пісень на слова улюбленого поета Амеліної Василя Стуса.</text:p>
      <text:p text:style-name="P4">
Письменники, громадські діячі, рідні поділилися спогадами про письменницю,читали її вірші. На похороні була присутня колумбійська журналістка КаталінаГомес, яка перебувала з Амеліною в піцерії Краматорська, коли туди влучиларосійська ракета, а далі була з нею в лікарні і під час евакуації до Дніпра.</text:p>
      <text:p text:style-name="P4">
<text:span text:style-name="T4">
Читайте також:</text:span>
 <text:a xlink:type="simple" xlink:href="https://www.ukrinform.ua/rubric-culture/3730719-socmerezi-pro-zagibel-viki-amelinoi-mi-vsi-zaraz-svidki-novogo-sandarmoha.html" text:style-name="Internet_20_link" text:visited-style-name="Visited_20_Internet_20_Link">
 <text:span text:style-name="T4">
Соцмережі</text:span>
 <text:span text:style-name="T4">
про</text:span>
 <text:span text:style-name="T4">
загибель</text:span>
 <text:span text:style-name="T4">
Віки</text:span>
 <text:span text:style-name="T4">
Амеліної</text:span>
: Ми <text:span text:style-name="T4">
всі</text:span>
 <text:span text:style-name="T4">
зараз</text:span>
 <text:span text:style-name="T4">
свідки</text:span>
 <text:span text:style-name="T4">
нового</text:span>
 <text:span text:style-name="T4">
Сандармоха</text:span>
</text:a>
</text:p>
      <text:p text:style-name="P4">
«Я хочу сказати, що в останні хвилини свого життя Вікторія посміхалася. Вонанастільки була щаслива, коли ми вирушили на Донбас. І коли ми їхали в цейресторан в Краматорську, вона постійно говорила наскільки красива ця земля, іяк шкода, що багато людей в Україні не знають цього і не цінують. Я була зВікою лише чотири місяці, але дуже її люблю і безмежно вдячна за все», -сказала Гомес.</text:p>
      <text:p text:style-name="P4">
Як повідомляв Укрінформ, напередодні <text:a xlink:type="simple" xlink:href="https://www.ukrinform.ua/rubric-kyiv/3731265-u-kievi-poprosalisa-iz-pismenniceu-viktorieu-amelinou.html" text:style-name="Internet_20_link" text:visited-style-name="Visited_20_Internet_20_Link">
 у Києві відбулася церемонія прощання зукраїнською письменницею Вікторією Амеліною </text:a>
 .Панахиду за загиблою відслужили в Михайлівському Золотоверхому монастирі.</text:p>
      <text:p text:style-name="P4">
Вікторія Амеліна - письменниця та громадська діячка, член PEN Ukraine.Засновниця Нью-Йоркського літературного фестивалю в селищі Нью-ЙоркБахмутського району Донеччини. У рік початку повномасштабного вторгненняАмеліна приєдналася до польових дослідників воєнних злочинів Росії в командіTruth Hounds - організації, яка впродовж останніх восьми років документуєпорушення прав людини в Україні та інших країнах Східної Європи та ЦентральноїАзії.</text:p>
      <text:p text:style-name="P4">
Як повідомляв Укрінформ, Вікторія Амеліна <text:a xlink:type="simple" xlink:href="https://www.ukrinform.ua/rubric-society/3730625-pomerla-pismennica-amelina-poranena-pri-obstrili-kramatorska.html" text:style-name="Internet_20_link" text:visited-style-name="Visited_20_Internet_20_Link">
 померла ввечері 1 липня в лікарні</text:a>
 імені Мечникова у Дніпрі внаслідокпоранень, отриманих під час ракетного удару російських окупантів по ресторанув Краматорську 27 червня. Тоді Амеліна перебувала в Краматорську разом ізделегацією колумбійських журналістів та письменників.</text:p>
      <text:p text:style-name="P4">
Source: <text:a xlink:type="simple" xlink:href="https://www.ukrinform.ua/rubric-society/3731942-u-lvovi-pohovali-pismennicu-viku-amelinu.html" text:style-name="Internet_20_link" text:visited-style-name="Visited_20_Internet_20_Link">
https://www.ukrinform.ua/rubric-society/3731942-u-lvovi-pohovali-pismennicu-viku-amelinu.html</text:a>
</text:p>
      <!--NEWS-->
      <text:h text:style-name="P10" text:outline-level="1">
<text:span text:style-name="T4">
США завадили Ірану захопити два танкери у Перській затоці</text:span>
</text:h>
      <text:p text:style-name="P4">
Authors: Ukrinform (Person)</text:p>
      <text:p text:style-name="P4">
Publisher: Укринформ (Organization)</text:p>
      <text:p text:style-name="P4">
Published Time: 2023-07-05T19:30:00+03:00</text:p>
      <text:p text:style-name="P4">
Modified Time: 2023-07-05T19:30:00+03:00</text:p>
      <text:p text:style-name="P4">
Description: Військово-морські сили США заявили, що запобігли захопленню Іраном двох комерційних танкерів у Перській затоці в середу. — Укрінформ.</text:p>
      <text:p text:style-name="P4">
Images: ['<text:a xlink:type="simple" xlink:href="https://static.ukrinform.com/photos/2023_07/thumb_files/630_360_1688574418-471.jpg" text:style-name="Internet_20_link" text:visited-style-name="Visited_20_Internet_20_Link">
630_360_16885...</text:a>
']</text:p>
      <text:p text:style-name="P4">
Tags: ['Іран', 'США', 'Перська затока', 'танкер']</text:p>
      <text:p text:style-name="P4">
Type: Article</text:p>
      <!--METADATA-->
      <text:p text:style-name="P4">
<draw:frame draw:style-name="fr1" draw:name="Image240" text:anchor-type="as-char" svg:width="6.9236in" svg:height="3.956343in" draw:z-index="0">
<draw:image xlink:href="../Images/yкринформ/2023-07-05T19-30-00-03-00/630_360_1688574418-471.jpg" xlink:type="simple" xlink:show="embed" xlink:actuate="onLoad" draw:mime-type="image/jpeg"/>
</draw:frame>
 Військово-морські сили США заявили, що запобігли захопленню Іраном двох комерційнихтанкерів у Перській затоці в середу.</text:p>
      <text:p text:style-name="P4">
Про це повідомляє <text:a xlink:type="simple" xlink:href="https://www.reuters.com/world/middle-east/shots-fired-oil-tanker-gulf-maritime-security-bodies-2023-07-05/" text:style-name="Internet_20_link" text:visited-style-name="Visited_20_Internet_20_Link">
 Reuters </text:a>
 , передаєУкрінформ.</text:p>
      <text:p text:style-name="P4">
Інтегрована енергетична компанія Chevron (CVX.N) заявила, що один з інцидентівстався з величезним нафтовим танкером Richmond Voyager. Його екіпаж перебуваєв безпеці.</text:p>
      <text:p text:style-name="P4">
Щодо другого інциденту, то, за словами речника П'ятого флоту ВМС США ТімотіГокінза, " <text:a xlink:type="simple" xlink:href="https://www.ukrinform.ua/tag-korabel" text:style-name="Internet_20_link" text:visited-style-name="Visited_20_Internet_20_Link">
 корабель </text:a>
 ВМС Іранувистрілив під час другої спроби захоплення". Інших деталей він не повідомив.</text:p>
      <text:p text:style-name="P4">
Обидва інциденти сталися в Перській затоці у водах між Іраном і Оманом.</text:p>
      <text:p text:style-name="P4">
Гокінз не повідомив, яким чином ВМС США запобігли захопленню танкерів.</text:p>
      <text:p text:style-name="P4">
Починаючи з 2019 року у стратегічних водах Перської затоки сталася серіянападів на судна в періоди напруженості у відносинах між США та Іраном.</text:p>
      <text:p text:style-name="P4">
<text:span text:style-name="T4">
Читайте також:</text:span>
 <text:a xlink:type="simple" xlink:href="https://www.ukrinform.ua/rubric-world/3702639-ssa-konfiskuvali-iransku-naftu-tegeran-u-vidpovid-zahopiv-tanker-u-perskij-zatoci.html" text:style-name="Internet_20_link" text:visited-style-name="Visited_20_Internet_20_Link">
 США конфіскували іранську нафту, Тегеран у відповідьзахопив танкер у Перській затоці </text:a>
</text:p>
      <text:p text:style-name="P4">
Як повідомляв Укрінформ, Іран двічі за тиждень захопив нафтові танкери у водахПерської затоки біля узбережжя Оману.</text:p>
      <text:p text:style-name="P4">
У зв'язку із цим офіційні особи США заявили, що американські військовіпрацюватимуть над зміцненням обороноспроможності в регіоні Перської затоки.</text:p>
      <text:p text:style-name="P4">
<text:span text:style-name="T5">
Фото: S Scholtz / MarineTraffic.com</text:span>
</text:p>
      <text:p text:style-name="P4">
Source: <text:a xlink:type="simple" xlink:href="https://www.ukrinform.ua/rubric-ato/3731944-ssa-zavadili-iranu-zahopiti-dva-tankeri-u-perskij-zatoci.html" text:style-name="Internet_20_link" text:visited-style-name="Visited_20_Internet_20_Link">
https://www.ukrinform.ua/rubric-ato/3731944-ssa-zavadili-iranu-zahopiti-dva-tankeri-u-perskij-zatoci.html</text:a>
</text:p>
      <!--NEWS-->
      <text:h text:style-name="P10" text:outline-level="1">
<text:span text:style-name="T4">
Українська комедія «Сусідка» вийде на Netflix</text:span>
</text:h>
      <text:p text:style-name="P4">
Authors: Ukrinform (Person)</text:p>
      <text:p text:style-name="P4">
Publisher: Укринформ (Organization)</text:p>
      <text:p text:style-name="P4">
Published Time: 2023-07-05T19:34:00+03:00</text:p>
      <text:p text:style-name="P4">
Modified Time: 2023-07-05T19:34:00+03:00</text:p>
      <text:p text:style-name="P4">
Description: Українську романтичну комедія «Сусідка» з 12 липня можна буде переглянути на платформі Netflix. — Укрінформ.</text:p>
      <text:p text:style-name="P4">
Images: ['<text:a xlink:type="simple" xlink:href="https://static.ukrinform.com/photos/2022_02/thumb_files/630_360_1644439463-903.jpg" text:style-name="Internet_20_link" text:visited-style-name="Visited_20_Internet_20_Link">
630_360_16444...</text:a>
']</text:p>
      <text:p text:style-name="P4">
Tags: ['Кіно', 'Україна', 'Держкіно', 'Netflix', 'Комедія']</text:p>
      <text:p text:style-name="P4">
Type: Article</text:p>
      <!--METADATA-->
      <text:p text:style-name="P4">
<draw:frame draw:style-name="fr1" draw:name="Image241" text:anchor-type="as-char" svg:width="6.9236in" svg:height="3.956343in" draw:z-index="0">
<draw:image xlink:href="../Images/yкринформ/2023-07-05T19-34-00-03-00/630_360_1644439463-903.jpg" xlink:type="simple" xlink:show="embed" xlink:actuate="onLoad" draw:mime-type="image/jpeg"/>
</draw:frame>
 Українськуромантичну комедія «Сусідка» з 12 липня можна буде переглянути на платформіNetflix.</text:p>
      <text:p text:style-name="P4">
Про це повідомляє <text:a xlink:type="simple" xlink:href="https://usfa.gov.ua/press-center/film-susidka-stane-dostupnym-na-netflix-i13066" text:style-name="Internet_20_link" text:visited-style-name="Visited_20_Internet_20_Link">
 пресслужба </text:a>
 Держкіно, передає Укрінформ.</text:p>
      <text:p text:style-name="P4">
«Сусідка» - це легкий ромком, сповнений українського гумору і ліричнихмоментів. Сценарій фільму написала письменниця Ірена Карпа.</text:p>
      <text:p text:style-name="P4">
"Авторка літературних бестселерів знову створила геніальну прозу життя. Якзавжди — сміливо, влучно, з фірмовою іронією", -зазначають у Держкіно.</text:p>
      <text:p text:style-name="P4">
В основі сюжету <text:a xlink:type="simple" xlink:href="https://www.ukrinform.ua/tag-kino" text:style-name="Internet_20_link" text:visited-style-name="Visited_20_Internet_20_Link">
 фільму </text:a>
 - карколомнаісторія стосунків безвідповідального затятого парубка, що готовий на будь-якуавантюру заради розваги, і розсудливої вчительки музики — матері-одиначки, дляякої на першому місці у житті сімейні цінності та діти.</text:p>
      <text:p text:style-name="P4">
<text:span text:style-name="T4">
Читайте також:</text:span>
 <text:a xlink:type="simple" xlink:href="https://www.ukrinform.ua/rubric-technology/3713657-netflix-zaboroniv-koristuvacam-bezkostovno-dilitisa-akauntami.html" text:style-name="Internet_20_link" text:visited-style-name="Visited_20_Internet_20_Link">
 <text:span text:style-name="T4">
Netfl</text:span>
 ix заборонив користувачам безкоштовно ділитисяакаунтами </text:a>
</text:p>
      <text:p text:style-name="P4">
Музичний супровід фільму включає композиції відомих українських артистів:KALUSH, SKOFKA, NK, Артема Пивоварова, Світлани Тарабарової, «ВВ» та ВіктораПавліка. А головний саундтрек до фільму - пісню “Інь Ян” - записав MONATIK удуеті з Roxolana.</text:p>
      <text:p text:style-name="P4">
Як повідомлялося, <text:a xlink:type="simple" xlink:href="https://www.ukrinform.ua/rubric-culture/3718677-pamfir-pokazut-na-platformi-netflix.html" text:style-name="Internet_20_link" text:visited-style-name="Visited_20_Internet_20_Link">
 український фільм "Памфір"</text:a>
 режисера Дмитра Сухолиткого-Собчука став доступний на платформіNetflix 22 червня.</text:p>
      <text:p text:style-name="P4">
Source: <text:a xlink:type="simple" xlink:href="https://www.ukrinform.ua/rubric-culture/3731947-ukrainska-komedia-susidka-vijde-na-netflix.html" text:style-name="Internet_20_link" text:visited-style-name="Visited_20_Internet_20_Link">
https://www.ukrinform.ua/rubric-culture/3731947-ukrainska-komedia-susidka-vijde-na-netflix.html</text:a>
</text:p>
      <!--NEWS-->
      <text:h text:style-name="P10" text:outline-level="1">
<text:span text:style-name="T4">
Цьогоріч завдяки ОВДП до бюджету залучили понад ₴293 мільярди - Нацбанк</text:span>
</text:h>
      <text:p text:style-name="P4">
Authors: Ukrinform (Person)</text:p>
      <text:p text:style-name="P4">
Publisher: Укринформ (Organization)</text:p>
      <text:p text:style-name="P4">
Published Time: 2023-07-05T19:39:43+03:00</text:p>
      <text:p text:style-name="P4">
Modified Time: 2023-07-05T19:39:43+03:00</text:p>
      <text:p text:style-name="P4">
Description: За січень - червень 2023 року уряд України залучив від розміщення ОВДП на аукціонах 293 млрд грн в еквіваленті, загалом упродовж воєнного стану – 545 млрд грн. — Укрінформ.</text:p>
      <text:p text:style-name="P4">
Images: ['<text:a xlink:type="simple" xlink:href="https://static.ukrinform.com/photos/2022_09/thumb_files/630_360_1664184137-668.jpg" text:style-name="Internet_20_link" text:visited-style-name="Visited_20_Internet_20_Link">
630_360_16641...</text:a>
']</text:p>
      <text:p text:style-name="P4">
Tags: ['Нацбанк', 'Облігації', 'Гроші']</text:p>
      <text:p text:style-name="P4">
Type: Article</text:p>
      <!--METADATA-->
      <text:p text:style-name="P4">
<draw:frame draw:style-name="fr1" draw:name="Image242" text:anchor-type="as-char" svg:width="6.9236in" svg:height="3.956343in" draw:z-index="0">
<draw:image xlink:href="../Images/yкринформ/2023-07-05T19-39-43-03-00/630_360_1664184137-668.jpg" xlink:type="simple" xlink:show="embed" xlink:actuate="onLoad" draw:mime-type="image/jpeg"/>
</draw:frame>
 За січень- червень 2023 року уряд України залучив від розміщення ОВДП на аукціонах 293млрд грн в еквіваленті, загалом упродовж воєнного стану – 545 млрд грн.</text:p>
      <text:p text:style-name="P4">
Як передає Укрінформ, про це повідомляє пресслужба <text:a xlink:type="simple" xlink:href="https://bank.gov.ua/ua/news/all/z-pochatku-2023-roku-uryad-zaluchiv-vid-prodaju-ovdp-na-auktsionah-ekvivalent-293-mlrd-grn-a-zagalom-uprodovj-voyennogo-stanu--545-mlrd-grn" text:style-name="Internet_20_link" text:visited-style-name="Visited_20_Internet_20_Link">
 Національного банкуУкраїни </text:a>
 .</text:p>
      <text:p text:style-name="P4">
«За даними Депозитарію <text:a xlink:type="simple" xlink:href="https://www.ukrinform.ua/tag-nacbank" text:style-name="Internet_20_link" text:visited-style-name="Visited_20_Internet_20_Link">
 НБУ </text:a>
 ,упродовж шести місяців 2023 року уряд України залучив від розміщення ОВДП нааукціонах 195 595,0 млн грн, 1 963,9 млн дол. США та 640,9 млн євро», -йдеться в повідомленні.</text:p>
      <text:p text:style-name="P4">
На погашення за внутрішніми борговими державними цінними паперами за цейперіод спрямовано 126 772,3 млн грн, 1 763,6 млн дол. США та 529,8 млн євро.</text:p>
      <text:p text:style-name="P4">
Наголошується, що протягом січня - червня запозичення Міністерства фінансів навнутрішньому борговому ринку на 80 530,8 млн грн в еквіваленті перевищуваливиплати за <text:a xlink:type="simple" xlink:href="https://www.ukrinform.ua/tag-obligacii" text:style-name="Internet_20_link" text:visited-style-name="Visited_20_Internet_20_Link">
 облігаціями </text:a>
 внутрішньоїдержавної позики, зокрема в червні – на 3 072,5 млн грн в еквіваленті.</text:p>
      <text:p text:style-name="P4">
<text:span text:style-name="T4">
Читайте також:</text:span>
 <text:a xlink:type="simple" xlink:href="https://www.ukrinform.ua/rubric-economy/3731424-minfin-rozmistiv-ovdp-na-ponad-6-milardiv.html" text:style-name="Internet_20_link" text:visited-style-name="Visited_20_Internet_20_Link">
 <text:span text:style-name="T4">
Мінфін</text:span>
 <text:span text:style-name="T4">
розмістив</text:span>
 <text:span text:style-name="T4">
ОВДП</text:span>
 на <text:span text:style-name="T4">
понад</text:span>
 ₴6<text:span text:style-name="T4">
мільярдів</text:span>
 </text:a>
</text:p>
      <text:p text:style-name="P4">
Загалом із початку повномасштабної війни до 30 червня 2023 року (включно) урядна первинних аукціонах залучив 347 985,6 млн грн, 3 892,9 млн дол. США та 1618,2 млн євро, а на погашення за ОВДП спрямовано 340 110,0 млн грн, 4 556,9млн дол. США та 1 192,4 млн євро.</text:p>
      <text:p text:style-name="P4">
Як повідомляв Укрінформ, за даними Міністерства фінансів України, державнізапозичення до загального фонду державного бюджету за січень - червень 2023року становили 879,1 млрд грн.</text:p>
      <text:p text:style-name="P4">
Source: <text:a xlink:type="simple" xlink:href="https://www.ukrinform.ua/rubric-economy/3731950-cogoric-zavdaki-ovdp-do-budzetu-zalucili-ponad-293-milardi-nacbank.html" text:style-name="Internet_20_link" text:visited-style-name="Visited_20_Internet_20_Link">
https://www.ukrinform.ua/rubric-economy/3731950-cogoric-zavdaki-ovdp-do-budzetu-zalucili-ponad-293-milardi-nacbank.html</text:a>
</text:p>
      <!--NEWS-->
      <text:h text:style-name="P10" text:outline-level="1">
<text:span text:style-name="T4">
Українські баскетболістки обіграли команду Естонії у кваліфікації Євро-2023 (U18)</text:span>
</text:h>
      <text:p text:style-name="P4">
Authors: Ukrinform (Person)</text:p>
      <text:p text:style-name="P4">
Publisher: Укринформ (Organization)</text:p>
      <text:p text:style-name="P4">
Published Time: 2023-07-05T19:43:00+03:00</text:p>
      <text:p text:style-name="P4">
Modified Time: 2023-07-05T19:43:00+03:00</text:p>
      <text:p text:style-name="P4">
Description: У своєму заключному відбірковому матчі групового турніру юніорського чемпіонату Європи з баскетболу (гравці до 18-ти років) дівоча збірна України здобула перемогу над суперницями з Естонії. — Укрінформ.</text:p>
      <text:p text:style-name="P4">
Images: ['<text:a xlink:type="simple" xlink:href="https://static.ukrinform.com/photos/2023_07/thumb_files/630_360_1688575371-844.jpg" text:style-name="Internet_20_link" text:visited-style-name="Visited_20_Internet_20_Link">
630_360_16885...</text:a>
']</text:p>
      <text:p text:style-name="P4">
Tags: ['Баскетбол']</text:p>
      <text:p text:style-name="P4">
Type: Article</text:p>
      <!--METADATA-->
      <text:p text:style-name="P4">
<draw:frame draw:style-name="fr1" draw:name="Image243" text:anchor-type="as-char" svg:width="6.9236in" svg:height="3.956343in" draw:z-index="0">
<draw:image xlink:href="../Images/yкринформ/2023-07-05T19-43-00-03-00/630_360_1688575371-844.jpg" xlink:type="simple" xlink:show="embed" xlink:actuate="onLoad" draw:mime-type="image/jpeg"/>
</draw:frame>
 У своємузаключному відбірковому матчі групового турніру юніорського чемпіонату Європиз баскетболу (гравці до 18-ти років) дівоча збірна України здобула перемогунад суперницями з Естонії.</text:p>
      <text:p text:style-name="P4">
Поєдинок у Софії (Болгарія) Естонія - Україна завершився на користь «синьо-жовтих» з рахунком 59:48 (11:13, 17:6, 12:11, 19:18), передає Укрінформ.</text:p>
      <text:p text:style-name="P4">
В іншому поєдинку групи D шведки грають з болгарками.</text:p>
      <text:p text:style-name="P4">
Турнірне становище у Дивізіоні В Євро-2023: Болгарія - 6 очок (після 3-хігор), Словаччина - 6 (4), Естонія - 6 (4), Україна - 6 (4), Швеція - 3 (3).</text:p>
      <text:p text:style-name="P4">
<text:span text:style-name="T4">
Читайте також:</text:span>
 <text:a xlink:type="simple" xlink:href="https://www.ukrinform.ua/rubric-sports/3731529-ukrainski-basketbolistki-postupilisa-slovackam-na-evro2023-u18.html" text:style-name="Internet_20_link" text:visited-style-name="Visited_20_Internet_20_Link">
 Українські <text:span text:style-name="T4">
баскетбол</text:span>
 істки поступилися словачкам наЄвро-2023 (U18) </text:a>
</text:p>
      <text:p text:style-name="P4">
За підсумком групового етапу три збірні - Словаччина, Естонія та Україна -одержали по дві перемоги, але за додатковими показниками до чвертьфіналупройшли словачки.</text:p>
      <text:p text:style-name="P4">
Українки зіграють за 9-19 місця, маючи на другому груповому етапі дві перемогив двох матчах.</text:p>
      <text:p text:style-name="P4">
Три найкращі збірні чемпіонату Європи Дивізіону В стануть володарками путівокдо Дивізіону А.</text:p>
      <text:p text:style-name="P4">
Фото: fbu.ua.</text:p>
      <text:p text:style-name="P4">
Source: <text:a xlink:type="simple" xlink:href="https://www.ukrinform.ua/rubric-sports/3731951-ukrainski-basketbolistki-obigrali-komandu-estonii-u-kvalifikacii-evro2023-u18.html" text:style-name="Internet_20_link" text:visited-style-name="Visited_20_Internet_20_Link">
https://www.ukrinform.ua/rubric-sports/3731951-ukrainski-basketbolistki-obigrali-komandu-estonii-u-kvalifikacii-evro2023-u18.html</text:a>
</text:p>
      <!--NEWS-->
      <text:h text:style-name="P10" text:outline-level="1">
<text:span text:style-name="T4">
НАТО зацікавлене у вступі України, і відразу після війни це відбудеться - експерт</text:span>
</text:h>
      <text:p text:style-name="P4">
Authors: Ukrinform (Person)</text:p>
      <text:p text:style-name="P4">
Publisher: Укринформ (Organization)</text:p>
      <text:p text:style-name="P4">
Published Time: 2023-07-05T19:47:00+03:00</text:p>
      <text:p text:style-name="P4">
Modified Time: 2023-07-05T19:47:00+03:00</text:p>
      <text:p text:style-name="P4">
Description: НАТО зацікавлене у вступі України, і це відбудеться відразу після закінчення розв'язаної Росією війни. — Укрінформ.</text:p>
      <text:p text:style-name="P4">
Images: ['<text:a xlink:type="simple" xlink:href="https://static.ukrinform.com/photos/2023_07/thumb_files/630_360_1688575576-790.jpg" text:style-name="Internet_20_link" text:visited-style-name="Visited_20_Internet_20_Link">
630_360_16885...</text:a>
']</text:p>
      <text:p text:style-name="P4">
Tags: ['НАТО', 'Україна', 'Війна з Росією']</text:p>
      <text:p text:style-name="P4">
Type: Article</text:p>
      <!--METADATA-->
      <text:p text:style-name="P4">
<draw:frame draw:style-name="fr1" draw:name="Image244" text:anchor-type="as-char" svg:width="6.9236in" svg:height="3.956343in" draw:z-index="0">
<draw:image xlink:href="../Images/yкринформ/2023-07-05T19-47-00-03-00/630_360_1688575576-790.jpg" xlink:type="simple" xlink:show="embed" xlink:actuate="onLoad" draw:mime-type="image/jpeg"/>
</draw:frame>
 НАТОзацікавлене у вступі України, і це відбудеться відразу після закінченнярозв'язаної Росією війни.</text:p>
      <text:p text:style-name="P4">
Таке переконання висловив у <text:a xlink:type="simple" xlink:href="https://ukr.radio/news.html" text:style-name="Internet_20_link" text:visited-style-name="Visited_20_Internet_20_Link">
 інтерв'ю Українському Радіо</text:a>
 експерт з питань Східної Європи,речник представництва ЄС в Україні (2007-2019) Давід Стулік, передаєУкрінформ.</text:p>
      <text:p text:style-name="P4">
"Альянс зацікавлений в тому, щоб Україна вступила. Але просто з огляду нафакт, що зараз іде війна, <text:a xlink:type="simple" xlink:href="https://www.ukrinform.ua/tag-nato" text:style-name="Internet_20_link" text:visited-style-name="Visited_20_Internet_20_Link">
 НАТО </text:a>
 поки щоне може відкрити двері. Але тільки-но війна закінчиться, це станеться.Сумнівів тут ніхто не має", - сказав експерт.</text:p>
      <text:p text:style-name="P4">
Він констатував, що взяти в Альянс країну, яка перебуває в стані війни, хоч іне нею спровокованій, - це червона лінія, за яку НАТО не може заступити, бо цеозначало б залучення його країн у конфлікт.</text:p>
      <text:p text:style-name="P4">
"Тобто це табу. І це треба усвідомити і не мати зайвих очікувань", — зауваживСтулік.</text:p>
      <text:p text:style-name="P4">
За його словами, європейські політики зважають на такий важливий чинник, яксуспільна думка.</text:p>
      <text:p text:style-name="P4">
"І політики, лідери демократичних країн все ж таки дивляться в першу чергу насуспільну думку, бо їм треба обиратися. І вони не можуть вийти з революційнимипропозиціями, щоб, наприклад, НАТО вислало свої підрозділи або залучило власнуавіацію до цього конфлікту. Адже тоді це дійсно може обернутися проти них, босуспільна думка не готова поки що до такого сценарію. І не хоче вірити в те,що ця війна може поширитися. Є, може, частково і наївне бажання, віра в те, щовсе закінчиться в Україні й ця війна далі не поширюватиметься", — пояснюєексперт.</text:p>
      <text:p text:style-name="P4">
<text:span text:style-name="T4">
Читайте також:</text:span>
 <text:a xlink:type="simple" xlink:href="https://www.ukrinform.ua/rubric-polytics/3731937-tekst-dokumentu-samitu-nato-u-vilnusi-stae-silnisim-u-pitanni-ukraini-nauseda.html" text:style-name="Internet_20_link" text:visited-style-name="Visited_20_Internet_20_Link">
 Текст документу саміту <text:span text:style-name="T4">
НАТО</text:span>
 у Вільнюсі стає«сильнішим» у питанні України - Науседа </text:a>
</text:p>
      <text:p text:style-name="P4">
Водночас він нагадав про велику військову підтримку, яку НАТО надає Україні,фінансову підтримку з боку країн ЄС і США. "Практично весь демократичний світпідтримує Україну, щоб ця війна закінчилася якнайшвидше. І президент ЧеськоїРеспубліки Петр Павел заявив, що Україну візьмуть у НАТО відразу післяперемоги. Бо Україна має міцну армію, натівське озброєння і більше досвіду,ніж більшість армій НАТО. Тобто це буде величезною доданою вартістю для НАТО",- заявив експерт.</text:p>
      <text:p text:style-name="P4">
Як повідомлялося, 11-12 липня у Вільнюсі відбудеться саміт НАТО, під час якогоУкраїна хоче отримати чіткі гарантії безпеки і зрозумілу перспективу членствав Альянсі.</text:p>
      <text:p text:style-name="P4">
<text:span text:style-name="T5">
Фото: ukr.radio</text:span>
</text:p>
      <text:p text:style-name="P4">
Source: <text:a xlink:type="simple" xlink:href="https://www.ukrinform.ua/rubric-polytics/3731955-nato-zacikavlene-u-vstupi-ukraini-i-vidrazu-pisla-vijni-ce-vidbudetsa-ekspert.html" text:style-name="Internet_20_link" text:visited-style-name="Visited_20_Internet_20_Link">
https://www.ukrinform.ua/rubric-polytics/3731955-nato-zacikavlene-u-vstupi-ukraini-i-vidrazu-pisla-vijni-ce-vidbudetsa-ekspert.html</text:a>
</text:p>
      <!--NEWS-->
      <text:h text:style-name="P10" text:outline-level="1">
<text:span text:style-name="T4">
Інформаторку ФСБ засудили до 10 років за «злив» даних про оборонців Бахмута</text:span>
</text:h>
      <text:p text:style-name="P4">
Authors: Ukrinform (Person)</text:p>
      <text:p text:style-name="P4">
Publisher: Укринформ (Organization)</text:p>
      <text:p text:style-name="P4">
Published Time: 2023-07-05T19:50:00+03:00</text:p>
      <text:p text:style-name="P4">
Modified Time: 2023-07-05T19:50:00+03:00</text:p>
      <text:p text:style-name="P4">
Description: Суд засудив до 10 років позбавлення волі інформаторку Федеральної служби безпеки Російської Федерації, яка шпигувала за оборонцями Бахмута. — Укрінформ.</text:p>
      <text:p text:style-name="P4">
Images: ['<text:a xlink:type="simple" xlink:href="https://static.ukrinform.com/photos/2017_05/thumb_files/630_360_1494432026-9526.jpg" text:style-name="Internet_20_link" text:visited-style-name="Visited_20_Internet_20_Link">
630_360_14944...</text:a>
']</text:p>
      <text:p text:style-name="P4">
Tags: ['Бахмут', 'ФСБ РФ', 'Суд', 'Війна з Росією']</text:p>
      <text:p text:style-name="P4">
Type: Article</text:p>
      <!--METADATA-->
      <text:p text:style-name="P4">
<draw:frame draw:style-name="fr1" draw:name="Image245" text:anchor-type="as-char" svg:width="6.9236in" svg:height="3.956343in" draw:z-index="0">
<draw:image xlink:href="../Images/yкринформ/2023-07-05T19-50-00-03-00/630_360_1494432026-9526.jpg" xlink:type="simple" xlink:show="embed" xlink:actuate="onLoad" draw:mime-type="image/jpeg"/>
</draw:frame>
 Судзасудив до 10 років позбавлення волі інформаторку Федеральної служби безпекиРосійської Федерації, яка шпигувала за оборонцями Бахмута.</text:p>
      <text:p text:style-name="P4">
Як передає Укрінформ, про Служба безпеки України повідомляє у <text:a xlink:type="simple" xlink:href="https://t.me/SBUkr/8881" text:style-name="Internet_20_link" text:visited-style-name="Visited_20_Internet_20_Link">
 Телеграмі</text:a>
 .</text:p>
      <text:p text:style-name="P4">
“На основі доказової бази, яку зібрала Служба безпеки, засуджено ще однуворожу поплічницю, що “зливала” до <text:a xlink:type="simple" xlink:href="https://www.ukrinform.ua/tag-fsb-rf" text:style-name="Internet_20_link" text:visited-style-name="Visited_20_Internet_20_Link">
 ФСБ </text:a>
 локації Сил оборони на східному фронті. За матеріалами українськоїспецслужби, суд призначив їй 10 років тюремного ув’язнення”, - ідеться вповідомленні.</text:p>
      <text:p text:style-name="P4">
Контррозвідники СБУ затримали інформаторку російської спецслужби у січні цьогороку під час контрдиверсійних заходів у фронтових районах Донеччини.</text:p>
      <text:p text:style-name="P4">
Насамперед зловмисниця намагалась виявити і передати агресору місця базуваннята переміщення військової техніки Збройних сил України поблизу Бахмута.</text:p>
      <text:p text:style-name="P4">
Як встановили слідчі, фігуранткою є жителька Дружківки Донецької області.Представник ФСБ у липні минулого року залучив її до співпраці. Комунікацію зним жінка підтримувала через месенджер, а передавала розвіддані у виглядітекстових повідомлень і скріншотів з Google Maps, на яких позначала українськіоб’єкти.</text:p>
      <text:p text:style-name="P4">
У зловмисниці при затриманні виявлено мобільний телефон із доказами листуванняз представником спецслужби РФ.</text:p>
      <text:p text:style-name="P4">
<text:span text:style-name="T4">
Читайте також:</text:span>
 <text:a xlink:type="simple" xlink:href="https://www.ukrinform.ua/rubric-regions/3729181-sbu-zatrimala-rosijskogo-agenta-akij-gotuvav-udar-po-aerodromah-na-kirovogradsini.html" text:style-name="Internet_20_link" text:visited-style-name="Visited_20_Internet_20_Link">
 СБУ затримала російського агента, який готував удар поаеродромах на Кіровоградщині </text:a>
</text:p>
      <text:p text:style-name="P4">
На підставі зібраних доказів суд визнав зловмисницю винною за ч. 3 ст. 114-2Кримінального кодексу України (несанкціоноване поширення інформації пронаправлення, переміщення зброї, озброєння та бойових припасів в Україну, рух,переміщення або розміщення ЗСУ).</text:p>
      <text:p text:style-name="P4">
Розслідування проводили співробітники СБУ в Донецькій та Луганській областяхза процесуального керівництва Донецької обласної прокуратури.</text:p>
      <text:p text:style-name="P4">
Як повідомляв Укрінформ, у червні контррозвідка Служби безпеки затрималаворожого інформатора під час контрдиверсійних заходів на Донеччині, який <text:a xlink:type="simple" xlink:href="https://www.ukrinform.ua/rubric-regions/3728188-sbu-zatrimala-vorozogo-agenta-akij-zbirav-dani-pro-zsu-na-shidnomu-fronti.html" text:style-name="Internet_20_link" text:visited-style-name="Visited_20_Internet_20_Link">
збирав інформацію про розміщення Збройних Сил України</text:a>
 .</text:p>
      <text:p text:style-name="P4">
Source: <text:a xlink:type="simple" xlink:href="https://www.ukrinform.ua/rubric-ato/3731894-informatorku-fsb-zasudili-do-10-rokiv-za-zliv-danih-pro-oboronciv-bahmuta.html" text:style-name="Internet_20_link" text:visited-style-name="Visited_20_Internet_20_Link">
https://www.ukrinform.ua/rubric-ato/3731894-informatorku-fsb-zasudili-do-10-rokiv-za-zliv-danih-pro-oboronciv-bahmuta.html</text:a>
</text:p>
      <!--NEWS-->
      <text:h text:style-name="P10" text:outline-level="1">
<text:span text:style-name="T4">
Терапевтичну книжку «Таємні історії маленьких і великих перемог» надрукують шрифтом Брайля</text:span>
</text:h>
      <text:p text:style-name="P4">
Authors: Ukrinform (Person)</text:p>
      <text:p text:style-name="P4">
Publisher: Укринформ (Organization)</text:p>
      <text:p text:style-name="P4">
Published Time: 2023-07-05T19:51:48+03:00</text:p>
      <text:p text:style-name="P4">
Modified Time: 2023-07-05T19:51:48+03:00</text:p>
      <text:p text:style-name="P4">
Description: Терапевтичну книжку «Таємні історії маленьких і великих перемог» письменниці Тані Стус надрукують шрифтом Брайля. — Укрінформ.</text:p>
      <text:p text:style-name="P4">
Images: ['<text:a xlink:type="simple" xlink:href="https://static.ukrinform.com/photos/2023_07/thumb_files/630_360_1688575107-791.jpg" text:style-name="Internet_20_link" text:visited-style-name="Visited_20_Internet_20_Link">
630_360_16885...</text:a>
']</text:p>
      <text:p text:style-name="P4">
Tags: ['Діти', 'Книги', 'Незрячі']</text:p>
      <text:p text:style-name="P4">
Type: Article</text:p>
      <!--METADATA-->
      <text:p text:style-name="P4">
<draw:frame draw:style-name="fr1" draw:name="Image246" text:anchor-type="as-char" svg:width="6.9236in" svg:height="3.956343in" draw:z-index="0">
<draw:image xlink:href="../Images/yкринформ/2023-07-05T19-51-48-03-00/630_360_1688575107-791.jpg" xlink:type="simple" xlink:show="embed" xlink:actuate="onLoad" draw:mime-type="image/jpeg"/>
</draw:frame>
Терапевтичну книжку «Таємні історії маленьких і великих перемог» письменниціТані Стус надрукують шрифтом Брайля.</text:p>
      <text:p text:style-name="P4">
Про це Укрінформу повідомили у видавництві #книголав.</text:p>
      <text:p text:style-name="P4">
«Для видавництва #книголав це значущий проєкт, який об'єднав чимало небайдужихпрофесіоналів. З ініціативи VPLYV FUND у межах проєкту “Книга Брайлем” та упартнерстві з благодійним фондом Kateryna Biloruska Foundation книгарнею“Закапелок” було зібрано 20 тисяч гривень під час "Книжкового Арсеналу" длядруку 20 примірників книжки в універсальному дизайні (шрифт Брайля і звичайнийплоский шрифт)», - розповіли у видавництві.</text:p>
      <text:p text:style-name="P4">
<text:span text:style-name="T4">
Читайте також:</text:span>
 <text:a xlink:type="simple" xlink:href="https://www.ukrinform.ua/rubric-society/3725561-do-ukraini-pribula-persa-partia-pidrucnikiv-nus-nadrukovanih-u-evrosouzi.html" text:style-name="Internet_20_link" text:visited-style-name="Visited_20_Internet_20_Link">
 До України прибула перша партія підручників НУШ,надрукованих у Євросоюзі </text:a>
</text:p>
      <text:p text:style-name="P4">
«Таємні історії маленьких і великих перемог» – це збірка оповідань, якавключає 10 казок із терапевтичним ефектом для дорослих і дітей дошкільного тамолодшого шкільного віку. Казки стануть повсякденним інструментом допомоги длябатьків із дітьми, які мають ознаки стресу, тривожності, або у кризовихситуаціях, пов'язаних із війною.</text:p>
      <text:p text:style-name="P4">
Для мільйонів незрячих людей шрифт Брайля є засобом спілкування, освіти тадоступу до інформації. Це унікальний тактильний рельєфно-крапковий шрифт, воснові якого лежить комбінація шести крапок. За його допомогою незрячі можутьписати та читати.</text:p>
      <text:p text:style-name="P4">
<text:span text:style-name="T4">
Читайте також:</text:span>
 <text:a xlink:type="simple" xlink:href="https://www.ukrinform.ua/rubric-culture/3705829-zadan-prezentuvav-u-lvovi-artbuk-so-spivae.html" text:style-name="Internet_20_link" text:visited-style-name="Visited_20_Internet_20_Link">
 Жадан презентував у Львові артбук, що «співає»</text:a>
</text:p>
      <text:p text:style-name="P4">
<text:a xlink:type="simple" xlink:href="https://www.ukrinform.ua/tag-kniga" text:style-name="Internet_20_link" text:visited-style-name="Visited_20_Internet_20_Link">
 Книги </text:a>
 «Таємні історії маленьких івеликих перемог», надруковані шрифтом Брайля, будуть передані у спеціалізованінавчальні заклади та бібліотеки.</text:p>
      <text:p text:style-name="P4">
Як повідомлялося, перша україномовна збірка дитячих аудіоказок «Таємні історіїмаленьких і великих перемог» була презентована у жовтні 2022 року.</text:p>
      <text:p text:style-name="P4">
Source: <text:a xlink:type="simple" xlink:href="https://www.ukrinform.ua/rubric-culture/3731958-terapevticnu-knizku-taemni-istorii-malenkih-i-velikih-peremog-nadrukuut-sriftom-brajla.html" text:style-name="Internet_20_link" text:visited-style-name="Visited_20_Internet_20_Link">
https://www.ukrinform.ua/rubric-culture/3731958-terapevticnu-knizku-taemni-istorii-malenkih-i-velikih-peremog-nadrukuut-sriftom-brajla.html</text:a>
</text:p>
      <!--NEWS-->
      <text:h text:style-name="P10" text:outline-level="1">
<text:span text:style-name="T4">
Білий дім закликав Угорщину й Туреччину якомога скоріше схвалити членство Швеції в НАТО</text:span>
</text:h>
      <text:p text:style-name="P4">
Authors: Ukrinform (Person)</text:p>
      <text:p text:style-name="P4">
Publisher: Укринформ (Organization)</text:p>
      <text:p text:style-name="P4">
Published Time: 2023-07-05T19:57:00+03:00</text:p>
      <text:p text:style-name="P4">
Modified Time: 2023-07-05T23:57:00+03:00</text:p>
      <text:p text:style-name="P4">
Description: Сполучені Штати вважають, що Туреччина й Угорщина мають якнайшвидше схвалити рішення про членство Швеції в Північноатлантичному альянсі, оскільки ця країна виконує всі вимоги та зобов’язання. — Укрінформ.</text:p>
      <text:p text:style-name="P4">
Images: ['<text:a xlink:type="simple" xlink:href="https://static.ukrinform.com/photos/2022_06/thumb_files/630_360_1655161613-389.jpg" text:style-name="Internet_20_link" text:visited-style-name="Visited_20_Internet_20_Link">
630_360_16551...</text:a>
']</text:p>
      <text:p text:style-name="P4">
Tags: ['НАТО', 'Швеція', 'Угорщина', 'Туреччина']</text:p>
      <text:p text:style-name="P4">
Type: Article</text:p>
      <!--METADATA-->
      <text:p text:style-name="P4">
<draw:frame draw:style-name="fr1" draw:name="Image247" text:anchor-type="as-char" svg:width="6.9236in" svg:height="3.956343in" draw:z-index="0">
<draw:image xlink:href="../Images/yкринформ/2023-07-05T19-57-00-03-00/630_360_1655161613-389.jpg" xlink:type="simple" xlink:show="embed" xlink:actuate="onLoad" draw:mime-type="image/jpeg"/>
</draw:frame>
 СполученіШтати вважають, що Туреччина й Угорщина мають якнайшвидше схвалити рішення прочленство Швеції в Північноатлантичному альянсі, оскільки ця країна виконує всівимоги та зобов’язання.</text:p>
      <text:p text:style-name="P4">
Про це заявила в середу під час брифінгу в Вашингтоні речниця Білого домуКарін Жан-П’єр, передає власний кореспондент Укрінформу.</text:p>
      <text:p text:style-name="P4">
«Ми закликали Туреччину й Угорщину схвалити заявку Швеції на членство в НАТОякомога швидше», - зауважила представниця Білого дому.</text:p>
      <text:p text:style-name="P4">
<text:span text:style-name="T4">
Читайте також:</text:span>
 <text:span text:style-name="T4">
<text:a xlink:type="simple" xlink:href="https://www.ukrinform.ua/rubric-world/3731082-tureccina-j-dali-vistupatime-proti-clenstva-svecii-v-nato-erdogan.html" text:style-name="Internet_20_link" text:visited-style-name="Visited_20_Internet_20_Link">
 Туреччина й далі виступатиме проти членства Швеції вНАТО – Ердоган </text:a>
 </text:span>
</text:p>
      <text:p text:style-name="P4">
При цьому вона вкотре підкреслила, що Швеція виконує зобов’язання, взяті неюза тристороннім меморандумом з Анкарою і Бухарестом.</text:p>
      <text:p text:style-name="P4">
«Швеція є сильним і потужним партнером у плані оборони, що поділяє цінностіНАТО та зміцнюватиме Альянс і сприятиме європейській безпеці»,- зазначилапредставниця адміністрації США.</text:p>
      <text:p text:style-name="P4">
<text:span text:style-name="T4">
Читайте також:</text:span>
 <text:span text:style-name="T4">
<text:a xlink:type="simple" xlink:href="https://www.ukrinform.ua/rubric-world/3731277-svejcaria-ta-avstria-priednautsa-do-evropejskoi-sistemi-ppo.html" text:style-name="Internet_20_link" text:visited-style-name="Visited_20_Internet_20_Link">
 Швейцарія та Австрія приєднаються до європейськоїсистеми ППО </text:a>
 </text:span>
</text:p>
      <text:p text:style-name="P4">
Вона також висловила упевненість, що таку саму позицію висловив і президентБайден під час зустрічі в середу з прем’єр-міністром Швеції в Білому домі.</text:p>
      <text:p text:style-name="P4">
Як повідомляв Укрінформ, напередодні міністр закордонних справ Угорщини ПетерСіярто <text:span text:style-name="T4">
_<text:a xlink:type="simple" xlink:href="https://www.ukrinform.ua/rubric-world/3731453-ugorsina-obicae-ne-zataguvati-ratifikaciu-clenstva-svecii-v-nato-u-razi-jogo-shvalenna-tureccinou.html" text:style-name="Internet_20_link" text:visited-style-name="Visited_20_Internet_20_Link">
 заявив </text:a>
 _ </text:span>
 , що його країна не затягуватиме ратифікацію членстваШвеції в <text:span text:style-name="T4">
<text:a xlink:type="simple" xlink:href="https://www.ukrinform.ua/tag-nato" text:style-name="Internet_20_link" text:visited-style-name="Visited_20_Internet_20_Link">
 НАТО </text:a>
 </text:span>
 , якщо Туреччиназмінить свою позицію щодо цього питання.</text:p>
      <text:p text:style-name="P4">
Source: <text:a xlink:type="simple" xlink:href="https://www.ukrinform.ua/rubric-world/3732025-bilij-dim-zaklikav-ugorsinu-j-tureccinu-akomoga-skorise-shvaliti-clenstvo-svecii-v-nato.html" text:style-name="Internet_20_link" text:visited-style-name="Visited_20_Internet_20_Link">
https://www.ukrinform.ua/rubric-world/3732025-bilij-dim-zaklikav-ugorsinu-j-tureccinu-akomoga-skorise-shvaliti-clenstvo-svecii-v-nato.html</text:a>
</text:p>
      <!--NEWS-->
      <text:h text:style-name="P10" text:outline-level="1">
<text:span text:style-name="T4">
У Білорусі син опозиціонера Бабарико отримав тюремний термін</text:span>
</text:h>
      <text:p text:style-name="P4">
Authors: Ukrinform (Person)</text:p>
      <text:p text:style-name="P4">
Publisher: Укринформ (Organization)</text:p>
      <text:p text:style-name="P4">
Published Time: 2023-07-05T19:58:00+03:00</text:p>
      <text:p text:style-name="P4">
Modified Time: 2023-07-05T19:58:00+03:00</text:p>
      <text:p text:style-name="P4">
Description: У Мінську 5 липня оголосили вирок політв'язню Едуарду Бабарико. Він є сином опозиціонера та екскандидата в президенти Білорусі Віктора Бабарико. — Укрінформ.</text:p>
      <text:p text:style-name="P4">
Images: ['<text:a xlink:type="simple" xlink:href="https://static.ukrinform.com/photos/2023_07/thumb_files/630_360_1688576477-773.jpg" text:style-name="Internet_20_link" text:visited-style-name="Visited_20_Internet_20_Link">
630_360_16885...</text:a>
']</text:p>
      <text:p text:style-name="P4">
Tags: ['Арешт', 'Білорусь', 'Суд', 'Бабарико']</text:p>
      <text:p text:style-name="P4">
Type: Article</text:p>
      <!--METADATA-->
      <text:p text:style-name="P4">
<draw:frame draw:style-name="fr1" draw:name="Image248" text:anchor-type="as-char" svg:width="6.9236in" svg:height="3.956343in" draw:z-index="0">
<draw:image xlink:href="../Images/yкринформ/2023-07-05T19-58-00-03-00/630_360_1688576477-773.jpg" xlink:type="simple" xlink:show="embed" xlink:actuate="onLoad" draw:mime-type="image/jpeg"/>
</draw:frame>
 У Мінську5 липня оголосили вирок політв'язню Едуарду Бабарико. Він є сином опозиціонерата екскандидата в президенти Білорусі Віктора Бабарико.</text:p>
      <text:p text:style-name="P4">
Як передає Укрінформ, про це повідомляє « <text:a xlink:type="simple" xlink:href="https://news.zerkalo.io/life/43047.html" text:style-name="Internet_20_link" text:visited-style-name="Visited_20_Internet_20_Link">
 Зеркало</text:a>
 ».</text:p>
      <text:p text:style-name="P4">
Бабарико визнали винним за трьома статтями: ухилення від сплати податків, щоспричинило заподіяння шкоди у великому розмірі, пособництво в здійсненнігрупових дій, які грубо порушують громадський порядок, і пособництво ворганізації навмисних дій, спрямованих на розпалювання ворожнечі та ворожнечіза ознакою соціальної приналежності.</text:p>
      <text:p text:style-name="P4">
Його засудили до 8 років колонії посиленого режиму, в той час, як прокурорзапитував на два роки більше.</text:p>
      <text:p text:style-name="P4">
Також політв'язневі призначили <text:a xlink:type="simple" xlink:href="https://www.ukrinform.ua/tag-straf" text:style-name="Internet_20_link" text:visited-style-name="Visited_20_Internet_20_Link">
 штраф </text:a>
 урозмірі 185 тисяч білоруських рублів. Крім того, Бабарико-молодшому незарахували в загальний термін 1,5 року тримання під вартою за звинуваченням уцій справі.</text:p>
      <text:p text:style-name="P4">
Своєї провини Едуард не визнав.</text:p>
      <text:p text:style-name="P4">
«Я не скоював жодного зі злочинів, у яких мене звинувачують. Слідством не булознайдено жодного доказу моєї провини», - сказав він раніше в суді.</text:p>
      <text:p text:style-name="P4">
Ситуацію прокоментувала лідерка білоруської опозиції Світлана Тихановська.Вона зазначила, що такий вирок молодик отримав через діяльність свого батька.</text:p>
      <text:p text:style-name="P4">
«Сьогодні білоруський «суд» виніс черговий вирок невинній людині. Вісім роківотримав Едуард Бабарико. Це людина, яка провела в СІЗО три роки - рекорднийдля Білорусі термін», - повідомила лідерка білоруської опозиції.</text:p>
      <text:p text:style-name="P4">
Тихановська стверджує, що увесь цей час режим (Лукашенко - ред.) просто не мігвигадати причину, через яку затримав Едуарда, і знайти доказів його провини.</text:p>
      <text:p text:style-name="P4">
«Адже за реальну причину - помсту за бажання його батька брати участь увиборах - навряд чи б дали якийсь термін навіть у такому суді. Цей вирокЕдуарду за батька, який так і не з'явився на суді. Про якого він нічого не чувіз 26 квітня і не знає, живий він, чи ні», - написала вона.</text:p>
      <text:p text:style-name="P4">
Як повідомлялося, Едуарда Бабаріко затримали разом із його батьком, банкіромВіктором Бабаріко 18 червня 2020 року.</text:p>
      <text:p text:style-name="P4">
Спочатку Едуарду Бабаріко інкримінували податкову статтю та «легалізаціюкоштів». За цим звинуваченням він перебував під вартою 18 місяців – забілоруськими законами це максимальний термін арешту до суду.</text:p>
      <text:p text:style-name="P4">
Через 18 місяців слідство звинуватило його ще за двома статтями — розпалюванняворожнечі та пособництво в організації масових заворушень. Тоді арешт ЕдуардаБабаріко продовжили ще на 18 місяців.</text:p>
      <text:p text:style-name="P4">
<text:span text:style-name="T4">
Читайте також:</text:span>
 <text:a xlink:type="simple" xlink:href="https://www.ukrinform.ua/rubric-world/3716305-v-oon-vimagaut-vid-bilorusi-poklasti-represiam-so-vze-sagaut-bezprecedentnogo-rivna.html" text:style-name="Internet_20_link" text:visited-style-name="Visited_20_Internet_20_Link">
 В ООН вимагають від Білорусі покласти край репресіям</text:a>
</text:p>
      <text:p text:style-name="P4">
Віктор Бабаріко отримав 14 років ув'язнення влітку 2021 року. У квітні 2023-гостало відомо, що його перевели з колонії до лікарні — і відтоді жодних новинпро стан здоров'я не було. Адвокати планували допитати Бабаріко-старшого урамках судового процесу над сином, суд відхилив це клопотання.</text:p>
      <text:p text:style-name="P4">
Раніше група незалежних експертів ООН з прав людини закликала білоруську владунегайно звільнити всіх осіб, котрі утримаються під вартою за «надуманимизвинуваченнями», оскільки намагалися реалізувати свої фундаментальні права намирні зібрання, асоціації та вираження поглядів.</text:p>
      <text:p text:style-name="P4">
<text:span text:style-name="T5">
Фото: babariko. vision</text:span>
</text:p>
      <text:p text:style-name="P4">
Source: <text:a xlink:type="simple" xlink:href="https://www.ukrinform.ua/rubric-world/3731962-sin-opozicionera-babariko-otrimav-turemnij-termin.html" text:style-name="Internet_20_link" text:visited-style-name="Visited_20_Internet_20_Link">
https://www.ukrinform.ua/rubric-world/3731962-sin-opozicionera-babariko-otrimav-turemnij-termin.html</text:a>
</text:p>
      <!--NEWS-->
      <text:h text:style-name="P10" text:outline-level="1">
<text:span text:style-name="T4">
Сирський показав, як українські бійці нищать росіян із САУ на Бахмутському напрямку</text:span>
</text:h>
      <text:p text:style-name="P4">
Authors: Ukrinform (Person)</text:p>
      <text:p text:style-name="P4">
Publisher: Укринформ (Organization)</text:p>
      <text:p text:style-name="P4">
Published Time: 2023-07-05T1:51:00+03:00</text:p>
      <text:p text:style-name="P4">
Modified Time: 2023-07-05T21:51:00+03:00</text:p>
      <text:p text:style-name="P4">
Description: Командувач Сухопутних військ Збройних сил України генерал-полковник Олександр Сирський показав, як бійці ЗСУ на Бахмутському напрямку знищили шістьох російських загарбників за допомогою самохідної артилерійської установки.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Бахмут', 'ЗСУ', 'Сирський', 'Війна з Росією']</text:p>
      <text:p text:style-name="P4">
Type: Article</text:p>
      <!--METADATA-->
      <text:p text:style-name="P4">
<draw:frame draw:style-name="fr1" draw:name="Image249" text:anchor-type="as-char" svg:width="6.9236in" svg:height="3.956343in" draw:z-index="0">
<draw:image xlink:href="../Images/yкринформ/2023-07-05T1-51-00-03-00/630_360_1640330796-210.jpeg" xlink:type="simple" xlink:show="embed" xlink:actuate="onLoad" draw:mime-type="image/jpeg"/>
</draw:frame>
 КомандувачСухопутних військ Збройних сил України генерал-полковник Олександр Сирськийпоказав, як бійці ЗСУ на Бахмутському напрямку знищили шістьох російськихзагарбників за допомогою самохідної артилерійської установки.</text:p>
      <text:p text:style-name="P4">
Як передає Укрінформ, відповідне відео Сирський розмістив у <text:a xlink:type="simple" xlink:href="https://t.me/osirskiy/169" text:style-name="Internet_20_link" text:visited-style-name="Visited_20_Internet_20_Link">
 Телеграмі</text:a>
 .</text:p>
      <text:p text:style-name="P4">
«Математика - це складова <text:a xlink:type="simple" xlink:href="https://www.ukrinform.ua/tag-vijna" text:style-name="Internet_20_link" text:visited-style-name="Visited_20_Internet_20_Link">
 війни </text:a>
 .Вбивчою для ворога її роблять воїни 30 ОМБр. Бахмутський напрямок. 8 окупантівприїхали на 2 машинах і заховалися в будинок. 1 постріл – з будівлі втеклилише 5, а 1 виповз. 5 окупантів кинули свого 1 і заховалися в кущах. Ще 1постріл – і лише 2 втекли куди подалі. Шестеро окупантів уже «нікуди непоспішають», - зазначив Сирський.</text:p>
      <text:p text:style-name="P4">
За його словами, вся ця «математична ситуація» на відео від аеророзвідника«В’ялого», який корегував вогонь САУ 1-го самохідного артилерійськогодивізіону 30 ОМБр.</text:p>
      <text:p text:style-name="P4">
<text:span text:style-name="T4">
Читайте також:</text:span>
 <text:a xlink:type="simple" xlink:href="https://www.ukrinform.ua/rubric-ato/3731889-sili-oboroni-na-pivnicnih-pidstupah-do-bahmuta-vidbili-nizku-teritorij-sirskij.html" text:style-name="Internet_20_link" text:visited-style-name="Visited_20_Internet_20_Link">
 Сили оборони на північних підступах до Бахмута відбилинизку територій - <text:span text:style-name="T4">
Сирський</text:span>
 </text:a>
</text:p>
      <text:p text:style-name="P4">
Як повідомляв <text:a xlink:type="simple" xlink:href="https://www.ukrinform.ua/rubric-ato/3731938-na-cotiroh-garacih-napramkah-za-dobu-vidbulisa-30-bojovih-zitknen.html" text:style-name="Internet_20_link" text:visited-style-name="Visited_20_Internet_20_Link">
 Укрінформ </text:a>
 , начотирьох «гарячих» напрямках за добу відбулися 30 бойових зіткнень.</text:p>
      <text:p text:style-name="P4">
Source: <text:a xlink:type="simple" xlink:href="https://www.ukrinform.ua/rubric-ato/3732001-sirskij-pokazav-ak-ukrainski-bijci-nisat-rosian-iz-sau-na-bahmutskomu-napramku.html" text:style-name="Internet_20_link" text:visited-style-name="Visited_20_Internet_20_Link">
https://www.ukrinform.ua/rubric-ato/3732001-sirskij-pokazav-ak-ukrainski-bijci-nisat-rosian-iz-sau-na-bahmutskomu-napramku.html</text:a>
</text:p>
      <!--NEWS-->
      <text:h text:style-name="P10" text:outline-level="1">
<text:span text:style-name="T4">
На північному напрямку активізувались ворожі диверсанти</text:span>
</text:h>
      <text:p text:style-name="P4">
Author: ['АРМІЯINFORM']</text:p>
      <text:p text:style-name="P4">
Time: 2023-07-05T20:00:00-04:00</text:p>
      <text:p text:style-name="P4">
Description: Про це повідомляється на сторінці ГШ ЗСУ у Facebook.    На Волинському та Полі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2715336.jpeg" text:style-name="Internet_20_link" text:visited-style-name="Visited_20_Internet_20_Link">
2715336.jpeg</text:a>
']</text:p>
      <text:p text:style-name="P4">
Tags: ['АГРЕСІЯ РФ', 'ДИВЕРСАНТИ', 'НОВИНИ']</text:p>
      <text:p text:style-name="P4">
Category: News</text:p>
      <!--METADATA-->
      <text:p text:style-name="P4">
<draw:frame draw:style-name="fr1" draw:name="Image250" text:anchor-type="as-char" svg:width="6.9236in" svg:height="4.369813in" draw:z-index="0">
<draw:image xlink:href="../Images/AРМІЯINFORM/2023-07-05T20-00-00-04-00/2715336.jpeg" xlink:type="simple" xlink:show="embed" xlink:actuate="onLoad" draw:mime-type="image/jpeg"/>
</draw:frame>
</text:p>
      <text:p text:style-name="P4">
Про це<text:a xlink:type="simple" xlink:href="https://www.facebook.com/GeneralStaff.ua/posts/pfbid02DBDrfJzbJbbu8HpJDSFZ98z8T3wmJRN7FWXbxQ9eFmyjbhTAjiRd9anExqnQ2ovwl" text:style-name="Internet_20_link" text:visited-style-name="Visited_20_Internet_20_Link">
повідомляється</text:a>
на сторінці ГШ ЗСУ у Facebook.</text:p>
      <text:p text:style-name="P4">
На Волинському та Поліському напрямках оперативна обстановка без суттєвихзмін.</text:p>
      <text:p text:style-name="P4">
На Сіверському та Слобожанському напрямках противник зберігає військовуприсутність, активізував диверсійно-розвідувальну діяльність у прикордонних зУкраїною районах. Протягом минулої доби здійснив мінометні та артилерійськіобстріли понад 15 населених пунктів. Це, зокрема, Гірськ, Карповичі,Михальчина Слобода, Чайкине Чернігівської області; Середина-Буда, Вовківка,Миропілля, Рясне Сумської області та Одноробівка, Уди, Вовчанськ, Охрімівка,Землянки Харківської області.</text:p>
      <text:p text:style-name="P4">
Source: <text:a xlink:type="simple" xlink:href="https://armyinform.com.ua/2023/07/05/na-pivnichnomu-napryamku-aktyvizuvalys-vorozhi-dyversanty/" text:style-name="Internet_20_link" text:visited-style-name="Visited_20_Internet_20_Link">
https://armyinform.com.ua/2023/07/05/na-pivnichnomu-napryamku-aktyvizuvalys-vorozhi-dyversanty/</text:a>
</text:p>
      <!--NEWS-->
      <text:h text:style-name="P10" text:outline-level="1">
<text:span text:style-name="T4">
Шмигаль пояснив, навіщо повертати довоєнний податок на пальне</text:span>
</text:h>
      <text:p text:style-name="P4">
Authors: Ukrinform (Person)</text:p>
      <text:p text:style-name="P4">
Publisher: Укринформ (Organization)</text:p>
      <text:p text:style-name="P4">
Published Time: 2023-07-05T20:05:00+03:00</text:p>
      <text:p text:style-name="P4">
Modified Time: 2023-07-05T20:05:00+03:00</text:p>
      <text:p text:style-name="P4">
Description: Повернення оподаткування пального за довоєнними правилами та нормами є вимогою міжнародних партнерів, адже це дасть Україні змогу самостійно наповнювати бюджет та утримувати свої Збройні сили. — Укрінформ.</text:p>
      <text:p text:style-name="P4">
Images: ['<text:a xlink:type="simple" xlink:href="https://static.ukrinform.com/photos/2023_01/thumb_files/630_360_1675167497-283.jpeg" text:style-name="Internet_20_link" text:visited-style-name="Visited_20_Internet_20_Link">
630_360_16751...</text:a>
']</text:p>
      <text:p text:style-name="P4">
Tags: ['Податки', 'ЗСУ', 'Шмигаль', 'Пальне']</text:p>
      <text:p text:style-name="P4">
Type: Article</text:p>
      <!--METADATA-->
      <text:p text:style-name="P4">
<draw:frame draw:style-name="fr1" draw:name="Image251" text:anchor-type="as-char" svg:width="6.9236in" svg:height="3.956343in" draw:z-index="0">
<draw:image xlink:href="../Images/yкринформ/2023-07-05T20-05-00-03-00/630_360_1675167497-283.jpeg" xlink:type="simple" xlink:show="embed" xlink:actuate="onLoad" draw:mime-type="image/jpeg"/>
</draw:frame>
Повернення оподаткування пального за довоєнними правилами та нормами є вимогоюміжнародних партнерів, адже це дасть Україні змогу самостійно наповнюватибюджет та утримувати свої Збройні сили.</text:p>
      <text:p text:style-name="P4">
Про це Прем'єр-міністр Денис Шмигаль сказав в ефірі телемарафону «Єдиніновини», передає Укрінформ.</text:p>
      <text:p text:style-name="P4">
«Партнери ставлять певні вимоги. Є 19 вимог меморандуму із Міжнароднимвалютним фондом. Ще з минулого року (є вимога – ред.) про поступове поверненняподатків (які парламент та уряд знижували на початку війни для того, щоб знятитягар з людей) – для того, щоб мати спроможність Україні утримувати своїЗбройні сили повністю самостійно у належному обсязі протягом війни.Відповідно, повернення податку на додану вартість у розмірі 20% на бензин тадизель, а також повернення акцизів, це близько 514 дол. на тонну акциз набензин та 140 доларів на тонну – це акциз на дизель – це повертаєтьсядовоєнний рівень податків на пальне», – сказав <text:a xlink:type="simple" xlink:href="https://www.ukrinform.ua/tag-smigal" text:style-name="Internet_20_link" text:visited-style-name="Visited_20_Internet_20_Link">
 Шмигаль.</text:a>
</text:p>
      <text:p text:style-name="P4">
Якщо повернутися до бюджету мирного часу, наголосив він, то він загаломскладав 1,3 трлн грн. Гроші звідти йшли на різні потреби, в тому числі напенсії, зарплати у бюджетній сфері, на ЗСУ. Нині Україні необхідно 1,8 трлнгрн тільки на те, аби утримувати та забезпечувати свою армію. «Решту коштів миотримуємо від наших донорів. За цей рік понад 23 млрд дол. надали нампартнери, і це дозволяє (утримувати – ред.) бюджетну й соціальну сферу,(виплачувати – ред.) пенсії, зарплати. Відповідно, кожна гривня, зібрана вукраїнський бюджет, йде на потреби фронту, на потребу ЗСУ, сил безпеки таоборони. Звісно, від наших партнерів, а ключовим є Міжнародний валютний фонд,який вже в цьому році надав понад 3,5 млрд в бюджет», – сказав прем’єр.</text:p>
      <text:p text:style-name="P4">
<text:span text:style-name="T4">
Читайте також:</text:span>
 <text:a xlink:type="simple" xlink:href="https://www.ukrinform.ua/rubric-economy/3731890-v-ukraini-ne-bude-deficitu-palnogo-smigal.html" text:style-name="Internet_20_link" text:visited-style-name="Visited_20_Internet_20_Link">
 В Україні не буде дефіциту <text:span text:style-name="T4">
пально</text:span>
 го – Шмигаль</text:a>
</text:p>
      <text:p text:style-name="P4">
За його прогнозом, у липні зростання ціни становитиме орієнтовно до 5 грн налітрі пального. «Воно не є критичним, але це буде важливим надходженням убюджет, як допомога утримувати ЗСУ у боротьбі із російським агресором», –сказав Шмигаль.</text:p>
      <text:p text:style-name="P4">
Як повідомляв Укрінформ, з 1 липня в Україні повернули оподаткування пальногоза довоєнними правилами та нормами. Передбачена з початку повномасштабноїросійської агресії пільга – зниження ПДВ до 7% – була покликана сприятинаповненню ринку в умовах втрати логістичних ланцюжків та відмови відпродукції з РФ і РБ. Відтепер ПДВ знову повертається до 20% та підвищуютьсяакцизи.</text:p>
      <text:p text:style-name="P4">
Source: <text:a xlink:type="simple" xlink:href="https://www.ukrinform.ua/rubric-economy/3731957-smigal-poasniv-naviso-povertati-dovoennij-podatok-na-palne.html" text:style-name="Internet_20_link" text:visited-style-name="Visited_20_Internet_20_Link">
https://www.ukrinform.ua/rubric-economy/3731957-smigal-poasniv-naviso-povertati-dovoennij-podatok-na-palne.html</text:a>
</text:p>
      <!--NEWS-->
      <text:h text:style-name="P10" text:outline-level="1">
<text:span text:style-name="T4">
Росія лякає Захід перспективою свого розпаду - експерт</text:span>
</text:h>
      <text:p text:style-name="P4">
Authors: Ukrinform (Person)</text:p>
      <text:p text:style-name="P4">
Publisher: Укринформ (Organization)</text:p>
      <text:p text:style-name="P4">
Published Time: 2023-07-05T20:08:26+03:00</text:p>
      <text:p text:style-name="P4">
Modified Time: 2023-07-05T20:08:26+03:00</text:p>
      <text:p text:style-name="P4">
Description: Світ нині є свідком передсмертної агонії Росії, водночас сама РФ лякає Захід перспективою свого розпаду. — Укрінформ.</text:p>
      <text:p text:style-name="P4">
Images: ['<text:a xlink:type="simple" xlink:href="https://static.ukrinform.com/photos/2023_07/thumb_files/630_360_1688576633-344.jpg" text:style-name="Internet_20_link" text:visited-style-name="Visited_20_Internet_20_Link">
630_360_16885...</text:a>
']</text:p>
      <text:p text:style-name="P4">
Tags: ['Євросоюз', 'Путін', 'Суспільне мовлення', 'Україна', 'Ядерна зброя', 'Агресія РФ', 'Росія']</text:p>
      <text:p text:style-name="P4">
Type: Article</text:p>
      <!--METADATA-->
      <text:p text:style-name="P4">
<draw:frame draw:style-name="fr1" draw:name="Image252" text:anchor-type="as-char" svg:width="6.9236in" svg:height="3.956343in" draw:z-index="0">
<draw:image xlink:href="../Images/yкринформ/2023-07-05T20-08-26-03-00/630_360_1688576633-344.jpg" xlink:type="simple" xlink:show="embed" xlink:actuate="onLoad" draw:mime-type="image/jpeg"/>
</draw:frame>
 Світ ниніє свідком передсмертної агонії Росії, водночас сама РФ лякає Західперспективою свого розпаду.</text:p>
      <text:p text:style-name="P4">
Таку думку висловив у інтерв'ю <text:a xlink:type="simple" xlink:href="https://ukr.radio/news.html" text:style-name="Internet_20_link" text:visited-style-name="Visited_20_Internet_20_Link">
 Українському Радіо</text:a>
 експерт з питань Східної Європи,речник представництва ЄС в Україні (2007-2019) Давід Стулік, передаєУкрінформ.</text:p>
      <text:p text:style-name="P4">
За словами експерта, у Росії вже відбуваються радикальні зміни, тривають певніісторичні процеси - розпад імперії, неоколоніальної держави, який розпочавсяще у 1990-х роках, і поступово Росія стає дедалі меншою і меншою. На йогодумку, це незворотний процес.</text:p>
      <text:p text:style-name="P4">
"Ця країна не має жодного майбутнього. Немає жодних ресурсів, які вмайбутньому приносили б доходи до бюджету. Мені здається, це передсмертнаагонія Росії. Зараз, коли Європа і деякі інші демократичні країни пересталикупувати російські нафту і газ, у Росії виникли шалені проблеми здержбюджетом. Їм нема з чого фінансувати навіть власну державу. І елітам, якіу Росії звикли до достатнього фінансового забезпечення, до того, що могли"дерибанити" державний бюджет, зараз не буде що дерибанити, і почнуться міжними конфлікти", - переконаний Стулік.</text:p>
      <text:p text:style-name="P4">
<text:span text:style-name="T4">
Читайте також:</text:span>
 <text:a xlink:type="simple" xlink:href="https://www.ukrinform.ua/rubric-polytics/3731459-rozpad-rosii-e-pitannam-casu-ekspert.html" text:style-name="Internet_20_link" text:visited-style-name="Visited_20_Internet_20_Link">
 <text:span text:style-name="T4">
Розпад</text:span>
 Росії є питанням часу – експерт</text:a>
</text:p>
      <text:p text:style-name="P4">
За його словами, бюджетні видатки у Росії зберігаються на тому ж рівні тількив одній сфері - у соціальній політиці. Це пов'язано зі страхом влади передсуспільними змінами і протестами.</text:p>
      <text:p text:style-name="P4">
"Бо це означало б, що тоді росіяни просто знесуть свою владу. Тобто, цетеоретичні для російського керівництва загрози, але для України це великішанси. І це може дійсно відбутися дуже швидко. Іноді у мене думки, що це дужесхоже на явище 1917 року, на так звані російські революції, які відбулися натериторії царської Росії", — сказав Стулік.</text:p>
      <text:p text:style-name="P4">
На його думку, для Росії це дуже негативний сценарій. "Коли він може трапитися- це важко сказати. Але я думаю, що його варто розглядати. Хоча нам на Заходіце не подобається, це неприємно, але з ним треба теж рахуватися", - зауваживексперт.</text:p>
      <text:p text:style-name="P4">
<text:span text:style-name="T4">
Читайте також:</text:span>
 <text:a xlink:type="simple" xlink:href="https://www.ukrinform.ua/rubric-ato/3731817-rosia-planue-vidpraviti-v-ukrainu-bilse-cecenciv-ta-vazniv-zamist-vagnerivciv-bloomberg.html" text:style-name="Internet_20_link" text:visited-style-name="Visited_20_Internet_20_Link">
 Росія планує відправити в Україну більше чеченців тав'язнів замість « <text:span text:style-name="T4">
вагнер</text:span>
 івців» - Bloomberg</text:a>
</text:p>
      <text:p text:style-name="P4">
На його переконання, те, що відбувається у РФ, теж є чинником стримування длязахідних країн - через побоювання щодо того, що буде з Росією, коли вонапрограє війну.</text:p>
      <text:p text:style-name="P4">
"Це те, що розганяють саме росіяни через так звані психологічні інформаційніоперації. Тобто, вони заздалегідь роблять так, що Захід боїться піти нанаступні кроки, бо Росія тихо, через свою "п'яту колону" підказує, що наслідкибудуть негативні. Це (розпад Росії - ред.) нібито хаос, це начебто додатковівійни в Росії, це буцімто ще більше біженців у європейських країнах іневизначеність, що буде з ядерною зброєю РФ. Тобто, самі росіяни не напряму, аопосередковано лякають Захід тим, що Росія може розпастися і може настатихаос", - зауважує Стулік.</text:p>
      <text:p text:style-name="P4">
Утім, він із цим не згоден. "Пріоритетне завдання - це перемогти Росію. А щотам буде далі, це хай самі росіяни вирішують", - переконаний експерт.</text:p>
      <text:p text:style-name="P4">
<text:span text:style-name="T4">
Читайте також:</text:span>
 <text:a xlink:type="simple" xlink:href="https://www.ukrinform.ua/rubric-ato/3731792-u-rosii-pisla-zakolotu-vagnerivciv-zrosla-nedovira-do-vladi-malar.html" text:style-name="Internet_20_link" text:visited-style-name="Visited_20_Internet_20_Link">
 У Росії після заколоту «вагнерівців» зросла недовіра довлади – Маляр </text:a>
</text:p>
      <text:p text:style-name="P4">
Як повідомляв Укрінформ, <text:a xlink:type="simple" xlink:href="https://www.ukrinform.ua/rubric-polytics/3731459-rozpad-rosii-e-pitannam-casu-ekspert.html" text:style-name="Internet_20_link" text:visited-style-name="Visited_20_Internet_20_Link">
 президент Центру глобалістики</text:a>
 "Стратегія 21" Михайло Гончар вважає, що колапс Росії єпитанням часу, оскільки федеральний центр показав свою неспроможність убазовому питанні – безпеки. У Європі зараз вивчають, якими можуть бутисценарії розпаду РФ.</text:p>
      <text:p text:style-name="P4">
<text:span text:style-name="T5">
Фото з сайту ukr.radio</text:span>
</text:p>
      <text:p text:style-name="P4">
Source: <text:a xlink:type="simple" xlink:href="https://www.ukrinform.ua/rubric-polytics/3731966-rosia-lakae-zahid-perspektivou-svogo-rozpadu-ekspert.html" text:style-name="Internet_20_link" text:visited-style-name="Visited_20_Internet_20_Link">
https://www.ukrinform.ua/rubric-polytics/3731966-rosia-lakae-zahid-perspektivou-svogo-rozpadu-ekspert.html</text:a>
</text:p>
      <!--NEWS-->
      <text:h text:style-name="P10" text:outline-level="1">
<text:span text:style-name="T4">
Армія РФ обстріляла громаду на Дніпропетровщині</text:span>
</text:h>
      <text:p text:style-name="P4">
Authors: Ukrinform (Person)</text:p>
      <text:p text:style-name="P4">
Publisher: Укринформ (Organization)</text:p>
      <text:p text:style-name="P4">
Published Time: 2023-07-05T20:13:00+03:00</text:p>
      <text:p text:style-name="P4">
Modified Time: 2023-07-05T20:13:00+03:00</text:p>
      <text:p text:style-name="P4">
Description: Російська армія обстріляла з артилерії Марганецьку громаду у Нікопольському районі Дніпропетровської області. — Укрінформ.</text:p>
      <text:p text:style-name="P4">
Images: ['<text:a xlink:type="simple" xlink:href="https://static.ukrinform.com/photos/2023_06/thumb_files/630_360_1687240826-168.jpeg" text:style-name="Internet_20_link" text:visited-style-name="Visited_20_Internet_20_Link">
630_360_16872...</text:a>
']</text:p>
      <text:p text:style-name="P4">
Tags: ['Дніпропетровщина', 'Обстріл', 'Війна з Росією']</text:p>
      <text:p text:style-name="P4">
Type: Article</text:p>
      <!--METADATA-->
      <text:p text:style-name="P4">
<draw:frame draw:style-name="fr1" draw:name="Image253" text:anchor-type="as-char" svg:width="6.9236in" svg:height="3.949626in" draw:z-index="0">
<draw:image xlink:href="../Images/yкринформ/2023-07-05T20-13-00-03-00/630_360_1687240826-168.jpeg" xlink:type="simple" xlink:show="embed" xlink:actuate="onLoad" draw:mime-type="image/jpeg"/>
</draw:frame>
 Російськаармія обстріляла з артилерії Марганецьку громаду у Нікопольському районіДніпропетровської області.</text:p>
      <text:p text:style-name="P4">
Про це у <text:a xlink:type="simple" xlink:href="https://t.me/dnipropetrovskaODA/5785" text:style-name="Internet_20_link" text:visited-style-name="Visited_20_Internet_20_Link">
 Телеграмі </text:a>
 повідомивначальник Дніпропетровської ОВА Сергій Лисак, передає Укрінформ.</text:p>
      <text:p text:style-name="P4">
"Сьогодні під <text:a xlink:type="simple" xlink:href="https://www.ukrinform.ua/tag-obstril" text:style-name="Internet_20_link" text:visited-style-name="Visited_20_Internet_20_Link">
 ударом </text:a>
 булаМарганецька громада. Агресор накрив її артилерійським вогнем. Випустив півдесятка снарядів", - зазначив Лисак.</text:p>
      <text:p text:style-name="P4">
<text:span text:style-name="T4">
Читайте також:</text:span>
 <text:a xlink:type="simple" xlink:href="https://www.ukrinform.ua/rubric-ato/3731915-na-hersonsini-za-den-vid-rosijskih-obstriliv-postrazdali-troe-ludej.html" text:style-name="Internet_20_link" text:visited-style-name="Visited_20_Internet_20_Link">
 На Херсонщині за день від російських <text:span text:style-name="T4">
обстріл</text:span>
 івпостраждали троє людей </text:a>
</text:p>
      <text:p text:style-name="P4">
За його словами, постраждалих унаслідок атаки немає. Наслідки обстрілууточнюються.</text:p>
      <text:p text:style-name="P4">
Як повідомлялося, російські війська вдень <text:a xlink:type="simple" xlink:href="https://www.ukrinform.ua/rubric-ato/3731859-rosiani-obstrilali-vovcansk-poranenij-colovik.html" text:style-name="Internet_20_link" text:visited-style-name="Visited_20_Internet_20_Link">
 обстріляли прикордонне містоВовчанськ на Харківщині, </text:a>
 внаслідок чогоодна людина зазнала поранень.</text:p>
      <text:p text:style-name="P4">
<text:span text:style-name="T5">
Фото ілюстративне</text:span>
</text:p>
      <text:p text:style-name="P4">
Source: <text:a xlink:type="simple" xlink:href="https://www.ukrinform.ua/rubric-ato/3731969-armia-rf-obstrilala-gromadu-na-nikopolsini.html" text:style-name="Internet_20_link" text:visited-style-name="Visited_20_Internet_20_Link">
https://www.ukrinform.ua/rubric-ato/3731969-armia-rf-obstrilala-gromadu-na-nikopolsini.html</text:a>
</text:p>
      <!--NEWS-->
      <text:h text:style-name="P10" text:outline-level="1">
<text:span text:style-name="T4">
Україна максимально контактує з партнерами щодо ситуації на ЗАЕС – Зеленський</text:span>
</text:h>
      <text:p text:style-name="P4">
Authors: Ukrinform (Person)</text:p>
      <text:p text:style-name="P4">
Publisher: Укринформ (Organization)</text:p>
      <text:p text:style-name="P4">
Published Time: 2023-07-05T20:15:00+03:00</text:p>
      <text:p text:style-name="P4">
Modified Time: 2023-07-05T20:15:00+03:00</text:p>
      <text:p text:style-name="P4">
Description: Українська влада максимально контактує з міжнародними партнерами для того, щоб ні в кого у світі не було дефіциту інформації щодо ситуації на Запорізькій АЕС та створених Росією загроз. — Укрінформ.</text:p>
      <text:p text:style-name="P4">
Images: ['<text:a xlink:type="simple" xlink:href="https://static.ukrinform.com/photos/2022_08/thumb_files/630_360_1661783861-434.jpeg" text:style-name="Internet_20_link" text:visited-style-name="Visited_20_Internet_20_Link">
630_360_16617...</text:a>
']</text:p>
      <text:p text:style-name="P4">
Tags: ['Україна', 'Зеленський', 'Запорізька АЕС', 'Війна з Росією']</text:p>
      <text:p text:style-name="P4">
Type: Article</text:p>
      <!--METADATA-->
      <text:p text:style-name="P4">
<draw:frame draw:style-name="fr1" draw:name="Image254" text:anchor-type="as-char" svg:width="6.9236in" svg:height="3.956343in" draw:z-index="0">
<draw:image xlink:href="../Images/yкринформ/2023-07-05T20-15-00-03-00/630_360_1661783861-434.jpeg" xlink:type="simple" xlink:show="embed" xlink:actuate="onLoad" draw:mime-type="image/jpeg"/>
</draw:frame>
Українська влада максимально контактує з міжнародними партнерами для того, щобні в кого у світі не було дефіциту інформації щодо ситуації на Запорізькій АЕСта створених Росією загроз.</text:p>
      <text:p text:style-name="P4">
Про це повідомив Президент України Володимир Зеленський у вечірньому <text:a xlink:type="simple" xlink:href="https://t.me/V_Zelenskiy_official/6859" text:style-name="Internet_20_link" text:visited-style-name="Visited_20_Internet_20_Link">
відеозверненні </text:a>
 , передає Укрінформ.</text:p>
      <text:p text:style-name="P4">
«Звіт за цей день. Перше: Ставка – особливо тривале, особливо детальнезасідання. Зокрема, щодо безпеки наших стратегічних обʼєктів, наших <text:a xlink:type="simple" xlink:href="https://www.ukrinform.ua/tag-aes" text:style-name="Internet_20_link" text:visited-style-name="Visited_20_Internet_20_Link">
 атомнихстанцій </text:a>
 », - зазначив Глава Українськоїдержави.</text:p>
      <text:p text:style-name="P4">
<text:span text:style-name="T5">
Відео:<text:a xlink:type="simple" xlink:href="https://www.youtube.com/redirect" text:style-name="Internet_20_link" text:visited-style-name="Visited_20_Internet_20_Link">
 ОП</text:a>
</text:span>
</text:p>
      <text:p text:style-name="P4">
Окрім того, він поінформував, що українська влада максимально контактує зміжнародними партнерами для того, «щоб ні в кого у світі не було навітьнайменшого дефіциту інформації щодо ситуації на Запорізькій АЕС та створенихРосією загроз».</text:p>
      <text:p text:style-name="P4">
Водночас Зеленський зауважив, що на Ставці детально було розглянуто ключовінапрямки Сходу та Півдня, де ведуться активні бойові дії.</text:p>
      <text:p text:style-name="P4">
«Тримаємо увагу й на Північному напрямку – усі потенційні загрози бачимо, іГоловкому доручено продовжувати посилення «Півночі», - сказав Президент.</text:p>
      <text:p text:style-name="P4">
Зокрема він акцентував, що на кожному засіданні обговорюється питаннябоєприпасів, зокрема для артилерії.</text:p>
      <text:p text:style-name="P4">
«І це стосується не лише постачання від партнерів, а й виробництва в Україні»,- додав Глава держави.</text:p>
      <text:p text:style-name="P4">
<text:span text:style-name="T4">
Читайте також:</text:span>
 <text:a xlink:type="simple" xlink:href="https://www.ukrinform.ua/rubric-ato/3731733-sili-oboroni-na-vipadok-teraktu-na-zaes-maut-rezervi-dla-radiacijnoi-rozvidki-gromov.html" text:style-name="Internet_20_link" text:visited-style-name="Visited_20_Internet_20_Link">
 Сили оборони на випадок теракту на <text:span text:style-name="T4">
ЗАЕС</text:span>
 мають резервидля радіаційної розвідки - Громов </text:a>
</text:p>
      <text:p text:style-name="P4">
Зеленський подякував кожному й кожній, хто працює заради виконання цьогостратегічного та важливого завдання.</text:p>
      <text:p text:style-name="P4">
«Постійно є прогрес у виробництві зброї в Україні», - резюмував ПрезидентУкраїни.</text:p>
      <text:p text:style-name="P4">
Як повідомляв <text:a xlink:type="simple" xlink:href="https://www.ukrinform.ua/rubric-ato/3731753-zelenskij-proviv-stavku-pro-situaciu-na-zaes-i-fronti.html" text:style-name="Internet_20_link" text:visited-style-name="Visited_20_Internet_20_Link">
 Укрінформ </text:a>
 ,Президент Володимир Зеленський провів чергове засідання Ставки Верховногоголовнокомандувача щодо захисту Запорізької атомної електростанції, ситуаціїна фронті та вітчизняного виробництва озброєння.</text:p>
      <text:p text:style-name="P4">
Source: <text:a xlink:type="simple" xlink:href="https://www.ukrinform.ua/rubric-polytics/3731970-ukraina-maksimalno-kontaktue-z-partnerami-sodo-situacii-na-zaporizkij-aes-zelenskij.html" text:style-name="Internet_20_link" text:visited-style-name="Visited_20_Internet_20_Link">
https://www.ukrinform.ua/rubric-polytics/3731970-ukraina-maksimalno-kontaktue-z-partnerami-sodo-situacii-na-zaporizkij-aes-zelenskij.html</text:a>
</text:p>
      <!--NEWS-->
      <text:h text:style-name="P10" text:outline-level="1">
<text:span text:style-name="T4">
Зеленський - про неготовність укриттів: Держава цього не терпітиме</text:span>
</text:h>
      <text:p text:style-name="P4">
Authors: Ukrinform (Person)</text:p>
      <text:p text:style-name="P4">
Publisher: Укринформ (Organization)</text:p>
      <text:p text:style-name="P4">
Published Time: 2023-07-05T20:28:00+03:00</text:p>
      <text:p text:style-name="P4">
Modified Time: 2023-07-05T20:28:00+03:00</text:p>
      <text:p text:style-name="P4">
Description: У різних містах України й досі є значна неготовність укриттів. — Укрінформ.</text:p>
      <text:p text:style-name="P4">
Images: ['<text:a xlink:type="simple" xlink:href="https://static.ukrinform.com/photos/2023_06/thumb_files/630_360_1685871364-376.jpg" text:style-name="Internet_20_link" text:visited-style-name="Visited_20_Internet_20_Link">
630_360_16858...</text:a>
']</text:p>
      <text:p text:style-name="P4">
Tags: ['Зеленський', 'Місцеве самоврядування', 'Укриття', 'Війна з Росією']</text:p>
      <text:p text:style-name="P4">
Type: Article</text:p>
      <!--METADATA-->
      <text:p text:style-name="P4">
<draw:frame draw:style-name="fr1" draw:name="Image255" text:anchor-type="as-char" svg:width="6.9236in" svg:height="3.956343in" draw:z-index="0">
<draw:image xlink:href="../Images/yкринформ/2023-07-05T20-28-00-03-00/630_360_1685871364-376.jpg" xlink:type="simple" xlink:show="embed" xlink:actuate="onLoad" draw:mime-type="image/jpeg"/>
</draw:frame>
 У різнихмістах України й досі є значна неготовність укриттів.</text:p>
      <text:p text:style-name="P4">
Про це сказав Президент Володимир Зеленський у вечірньому <text:a xlink:type="simple" xlink:href="https://t.me/V_Zelenskiy_official/6859" text:style-name="Internet_20_link" text:visited-style-name="Visited_20_Internet_20_Link">
 відеозверненні</text:a>
 , передає Укрінформ.</text:p>
      <text:p text:style-name="P4">
Глава держави зазначив, що провів окрему нараду щодо ситуації з укриттями врізних областях і містах. На ній доповідали міністр з питань стратегічнихгалузей промисловості Олександр Камишін, профільний заступник керівника Офісущодо регіональної політики Олексій Кулеба.</text:p>
      <text:p text:style-name="P4">
«На жаль, у різних містах України й досі є значна неготовність <text:a xlink:type="simple" xlink:href="https://www.ukrinform.ua/tag-ukritta" text:style-name="Internet_20_link" text:visited-style-name="Visited_20_Internet_20_Link">
 укриттів</text:a>
 … Після всього», - зауваживЗеленський.</text:p>
      <text:p text:style-name="P4">
Він наголосив, що держава не терпітиме такої бездіяльності.</text:p>
      <text:p text:style-name="P4">
<text:span text:style-name="T4">
Читайте також:</text:span>
 <text:a xlink:type="simple" xlink:href="https://www.ukrinform.ua/rubric-kyiv/3730722-u-stolicnih-zakladah-osviti-diut-majze-900-ukrittiv-usi-vikoristovuutsa-za-priznacennam-kmda.html" text:style-name="Internet_20_link" text:visited-style-name="Visited_20_Internet_20_Link">
 У столичних закладах освіти діють майже 900 укриттів -КМДА </text:a>
</text:p>
      <text:p text:style-name="P4">
«І це – відповідальність місцевих керівників. Ресурс у місцевої влади в країніна укриття є», - заявив Президент.</text:p>
      <text:p text:style-name="P4">
Як повідомляв Укрінформ, після рішення комісії щодо непридатності значноїкількості укриттів <text:a xlink:type="simple" xlink:href="https://www.ukrinform.ua/rubric-kyiv/3731418-z-obliku-ta-mapi-ukrittiv-u-kievi-znali-blizko-tisaci-obektiv.html" text:style-name="Internet_20_link" text:visited-style-name="Visited_20_Internet_20_Link">
 у Києві з обліку та мапи було знято близько тисячіоб’єктів. </text:a>
</text:p>
      <text:p text:style-name="P4">
Source: <text:a xlink:type="simple" xlink:href="https://www.ukrinform.ua/rubric-society/3731974-zelenskij-pro-negotovnist-ukrittiv-derzava-cogo-ne-terpitime.html" text:style-name="Internet_20_link" text:visited-style-name="Visited_20_Internet_20_Link">
https://www.ukrinform.ua/rubric-society/3731974-zelenskij-pro-negotovnist-ukrittiv-derzava-cogo-ne-terpitime.html</text:a>
</text:p>
      <!--NEWS-->
      <text:h text:style-name="P10" text:outline-level="1">
<text:span text:style-name="T4">
Слідство з’ясовуватиме, як вибухівка потрапила у Шевченківський райсуд - Клименко</text:span>
</text:h>
      <text:p text:style-name="P4">
Authors: Ukrinform (Person)</text:p>
      <text:p text:style-name="P4">
Publisher: Укринформ (Organization)</text:p>
      <text:p text:style-name="P4">
Published Time: 2023-07-05T20:37:00+03:00</text:p>
      <text:p text:style-name="P4">
Modified Time: 2023-07-05T20:37:00+03:00</text:p>
      <text:p text:style-name="P4">
Description: Наразі не встановлено, як вибухівка потрапила у Шевченківський райсуд Києва: чи вона вже була у приміщенні суду, коли прийшов зловмисник, чи її пронесли на засідання. — Укрінформ.</text:p>
      <text:p text:style-name="P4">
Images: ['<text:a xlink:type="simple" xlink:href="https://static.ukrinform.com/photos/2023_07/thumb_files/630_360_1688580449-265.jpg" text:style-name="Internet_20_link" text:visited-style-name="Visited_20_Internet_20_Link">
630_360_16885...</text:a>
']</text:p>
      <text:p text:style-name="P4">
Tags: ['Клименко', 'Суд', 'Вибух', 'Вибухівка', 'Київ']</text:p>
      <text:p text:style-name="P4">
Type: Article</text:p>
      <!--METADATA-->
      <text:p text:style-name="P4">
<draw:frame draw:style-name="fr1" draw:name="Image256" text:anchor-type="as-char" svg:width="6.9236in" svg:height="3.956343in" draw:z-index="0">
<draw:image xlink:href="../Images/yкринформ/2023-07-05T20-37-00-03-00/630_360_1688580449-265.jpg" xlink:type="simple" xlink:show="embed" xlink:actuate="onLoad" draw:mime-type="image/jpeg"/>
</draw:frame>
 Наразі невстановлено, як вибухівка потрапила у Шевченківський райсуд Києва: чи вона вжебула у приміщенні суду, коли прийшов зловмисник, чи її пронесли на засідання.</text:p>
      <text:p text:style-name="P4">
Про це заявив на брифінгу міністр внутрішніх справ Ігор Клименко, передаєкореспондент Укрінформу.</text:p>
      <text:p text:style-name="P4">
«Питання, як проніс Гуменюк (підозрюваний Ігор Гуменюк - ред.) вибуховіпристрої, буде з’ясовуватись у межах кримінального провадження, яке будепроводити главк міста Києва. На даний момент ми не розуміємо, де були <text:a xlink:type="simple" xlink:href="https://www.ukrinform.ua/tag-vibuhivka" text:style-name="Internet_20_link" text:visited-style-name="Visited_20_Internet_20_Link">
вибухові пристрої </text:a>
 - чи в залі, девін забарикадувався, чи в приміщенні туалету, чи, можливо, він якимось чиномпроніс із собою. Слідство дасть на це відповідь», - сказав глава МВС.</text:p>
      <text:p text:style-name="P4">
<text:span text:style-name="T4">
Читайте також:</text:span>
 <text:a xlink:type="simple" xlink:href="https://www.ukrinform.ua/rubric-kyiv/3731954-vnaslidok-vibuhu-u-sevcenkivskomu-sudi-postrazdali-dvoe-pravoohoronciv.html" text:style-name="Internet_20_link" text:visited-style-name="Visited_20_Internet_20_Link">
 Внаслідок вибуху у Шевченківському суді постраждали двоєправоохоронців </text:a>
</text:p>
      <text:p text:style-name="P4">
Він підкреслив, що зловмисник загинув: «Скоріше за все, він підірвався. Іпоранені два працівники Нацполіції. У них поранені нижні кінцівки, їхньомужиттю нічого не загрожує».</text:p>
      <text:p text:style-name="P4">
Як повідомляв Укрінформ, <text:a xlink:type="simple" xlink:href="https://www.ukrinform.ua/rubric-other_news/3731924-u-kievi-v-primisenni-sudu-prolunav-vibuh.html" text:style-name="Internet_20_link" text:visited-style-name="Visited_20_Internet_20_Link">
 у приміщенні Шевченківського районного суду в Києвіо 17.20 пролунав вибух. </text:a>
</text:p>
      <text:p text:style-name="P4">
Це сталося під час конвоювання з зали суду Ігоря Гуменюка, якого обвинувачуютьу скоєнні теракту під Верховною Радою 31 серпня 2015 року. За даними слідства,тоді Гуменюк під час акції протесту кинув у правоохоронців бойову гранату,унаслідок чого загинули четверо нацгвардійців, понад 140 людей зазналипоранень.</text:p>
      <text:p text:style-name="P4">
На сьогоднішньому засіданні Гуменюку продовжили запобіжний захід у виглядітримання під вартою.</text:p>
      <text:p text:style-name="P4">
Source: <text:a xlink:type="simple" xlink:href="https://www.ukrinform.ua/rubric-kyiv/3731976-slidstvo-zasovuvatime-ak-vibuhivka-potrapila-u-sevcenkivskij-rajsud-klimenko.html" text:style-name="Internet_20_link" text:visited-style-name="Visited_20_Internet_20_Link">
https://www.ukrinform.ua/rubric-kyiv/3731976-slidstvo-zasovuvatime-ak-vibuhivka-potrapila-u-sevcenkivskij-rajsud-klimenko.html</text:a>
</text:p>
      <!--NEWS-->
      <text:h text:style-name="P10" text:outline-level="1">
<text:span text:style-name="T4">
Україна в ООН: Російська армія стоїть в одному ряду з ІДІЛ, «Аль-Шабаб» і «Талібаном»</text:span>
</text:h>
      <text:p text:style-name="P4">
Authors: Ukrinform (Person)</text:p>
      <text:p text:style-name="P4">
Publisher: Укринформ (Organization)</text:p>
      <text:p text:style-name="P4">
Published Time: 2023-07-05T20:41:00+03:00</text:p>
      <text:p text:style-name="P4">
Modified Time: 2023-07-05T20:41:00+03:00</text:p>
      <text:p text:style-name="P4">
Description: Україна вітає рішення Генерального секретаря ООН включити російські збройні сили та пов'язані з ними збройні угруповання до переліку злісних порушників прав дітей за дії РФ в Україні. — Укрінформ.</text:p>
      <text:p text:style-name="P4">
Images: ['<text:a xlink:type="simple" xlink:href="https://static.ukrinform.com/photos/2023_07/thumb_files/630_360_1688578711-917.jpeg" text:style-name="Internet_20_link" text:visited-style-name="Visited_20_Internet_20_Link">
630_360_16885...</text:a>
']</text:p>
      <text:p text:style-name="P4">
Tags: ['Діти', 'ООН', 'Кислиця', 'Війна з Росією']</text:p>
      <text:p text:style-name="P4">
Type: Article</text:p>
      <!--METADATA-->
      <text:p text:style-name="P4">
<draw:frame draw:style-name="fr1" draw:name="Image257" text:anchor-type="as-char" svg:width="6.9236in" svg:height="3.956343in" draw:z-index="0">
<draw:image xlink:href="../Images/yкринформ/2023-07-05T20-41-00-03-00/630_360_1688578711-917.jpeg" xlink:type="simple" xlink:show="embed" xlink:actuate="onLoad" draw:mime-type="image/jpeg"/>
</draw:frame>
 Українавітає рішення Генерального секретаря ООН включити російські збройні сили тапов'язані з ними збройні угруповання до переліку злісних порушників прав дітейза дії РФ в Україні.</text:p>
      <text:p text:style-name="P4">
Як передає власний кореспондент Укрінформу у Нью-Йорку, про це заявив у середупостпред України при ООН Сергій Кислиця на відкритих дебатах Ради Безпеки ООНщодо дітей та збройних конфліктів.</text:p>
      <text:p text:style-name="P4">
« <text:a xlink:type="simple" xlink:href="https://www.ukrinform.ua/tag-rosijski-vijskovi" text:style-name="Internet_20_link" text:visited-style-name="Visited_20_Internet_20_Link">
 Російська армія </text:a>
 ,безсумнівно, стоїть в одному ряду з такими найбільш кричущими злочинцями, якІДІЛ, «Аль-Шабаб», «Талібан» та іншими, з огляду на жахливі злочини, які вонискоїли і продовжують скоювати щодня проти дітей в Україні», — сказав Кислиця.</text:p>
      <text:p text:style-name="P4">
Раніше повідомлялося, що ООН оприлюднила доповідь Генерального секретаря ООНАнтоніу Гутерреша, де збройні сили РФ включено до глобального списку зліснихпорушників прав дітей за вбивства та акти насилля в Україні.</text:p>
      <text:p text:style-name="P4">
Російська армія фігурує у відповідному додатку до <text:a xlink:type="simple" xlink:href="https://childrenandarmedconflict.un.org/document/secretary-general-annual-report-on-children-and-armed-conflict-2/" text:style-name="Internet_20_link" text:visited-style-name="Visited_20_Internet_20_Link">
 доповіді «Діти та збройніконфлікти» </text:a>
 , однак, вказано, щоРосія нібито вжила «впродовж звітного періоду заходів для поліпшення захистудітей».</text:p>
      <text:p text:style-name="P4">
Кислиця зазначив, що оскільки Росія продовжує ігнорувати будь-який діалог зправозахисними процедурами ООН, такими як комісія з розслідування, Міжнароднийкримінальний суд та Міжнародний суд ООН, «ми очікуємо побачити докази їїсправжньої рішучості співпрацювати з ООН та командою Офісу спецпредставникаГенсека щодо дітей і збройних конфліктів, зокрема».</text:p>
      <text:p text:style-name="P4">
Україна сподівається одного дня побачити повну імплементацію «найповнішогоплану дій», розробленого Росією спільно з ООН, про що заявила спецпредставницяГенсека з питань дітей і збройних конфліктів Вірджинія Гамба під часпрезентації доповіді 27 червня, додав постпред.</text:p>
      <text:p text:style-name="P4">
«Тільки тоді можна буде виправдано назвати Росію однією зі «сторін, які вжилизаходів протягом звітного періоду, спрямованих на поліпшення захисту дітей», —наголосив він.</text:p>
      <text:p text:style-name="P4">
Кислиця закликав спецпредставницю Генсека наполегливо вимагати від РосійськоїФедерації виконання всіх її зобов'язань за міжнародним гуманітарним правом іміжнародним правом у галузі прав людини.</text:p>
      <text:p text:style-name="P4">
«Це включає припинення всіх серйозних порушень прав дітей в Україні тазабезпечення своєчасного і безпечного повернення всіх українських дітей, якінасильно й незаконно утримуються Росією», — сказав він.</text:p>
      <text:p text:style-name="P4">
Кислиця зауважив, що в доповіді Генсека не приділено належної уваги масовомувикраденню українських дітей Росією. Російська влада неодноразово заявляла, щоз України до Росії «переселено» понад 700 тис. дітей. Україна має вагоміпідстави вважати, що РФ насильно й незаконно вивезла кілька сотень тисячукраїнських дітей, зауважив дипломат.</text:p>
      <text:p text:style-name="P4">
<text:span text:style-name="T4">
Читайте також:</text:span>
 <text:a xlink:type="simple" xlink:href="https://www.ukrinform.ua/rubric-polytics/3729561-kislica-zaklikav-radbez-oon-steziti-za-rosijskou-krizou-abi-uniknuti-zagroz-dla-svitu.html" text:style-name="Internet_20_link" text:visited-style-name="Visited_20_Internet_20_Link">
 <text:span text:style-name="T4">
Кислиця</text:span>
 закликав Радбез ООН стежити за російськоюкризою, аби уникнути загроз для світу </text:a>
</text:p>
      <text:p text:style-name="P4">
На сьогодні українська влада ідентифікувала 19 492 таких дітей, у тому числі4390 сиріт та дітей, позбавлених батьківського піклування. Нині лише 380 з нихбули повернуті та возз'єднані зі своїми родинами, розповів Кислиця.</text:p>
      <text:p text:style-name="P4">
У середу Велика Британія, яка головує в липні в Радбезі ООН, організувалавідкриті дебати щодо дітей та збройних конфліктів.</text:p>
      <text:p text:style-name="P4">
Як повідомляв <text:a xlink:type="simple" xlink:href="https://www.ukrinform.ua/rubric-ato/3726480-oon-vnesla-rosiu-do-spisku-ganbi-za-vbivstva-ditej-v-ukraini-op.html" text:style-name="Internet_20_link" text:visited-style-name="Visited_20_Internet_20_Link">
 Укрінформ </text:a>
 ,Генеральний секретар ООН схвалив рішення додати збройні сили РФ до глобальногосписку злісних порушників, що містяться в доповіді «Діти та збройні конфлікти»за вбивства й каліцтва дітей та атаки на школи й лікарні.</text:p>
      <text:p text:style-name="P4">
Source: <text:a xlink:type="simple" xlink:href="https://www.ukrinform.ua/rubric-polytics/3731979-ukraina-v-oon-rosijska-armia-stoit-v-odnomu-radu-z-idil-alsabab-i-talibanom.html" text:style-name="Internet_20_link" text:visited-style-name="Visited_20_Internet_20_Link">
https://www.ukrinform.ua/rubric-polytics/3731979-ukraina-v-oon-rosijska-armia-stoit-v-odnomu-radu-z-idil-alsabab-i-talibanom.html</text:a>
</text:p>
      <!--NEWS-->
      <text:h text:style-name="P10" text:outline-level="1">
<text:span text:style-name="T4">
Заручників не було: Клименко розповів деталі про штурм суду і загибель підозрюваного</text:span>
</text:h>
      <text:p text:style-name="P4">
Authors: Ukrinform (Person)</text:p>
      <text:p text:style-name="P4">
Publisher: Укринформ (Organization)</text:p>
      <text:p text:style-name="P4">
Published Time: 2023-07-05T20:54:00+03:00</text:p>
      <text:p text:style-name="P4">
Modified Time: 2023-07-05T20:54:00+03:00</text:p>
      <text:p text:style-name="P4">
Description: За попередньою інформацією, у Шевченківському районному суді міста Києва пролунали два вибухи. — Укрінформ.</text:p>
      <text:p text:style-name="P4">
Images: ['<text:a xlink:type="simple" xlink:href="https://static.ukrinform.com/photos/2023_07/thumb_files/630_360_1688576850-116.jpg" text:style-name="Internet_20_link" text:visited-style-name="Visited_20_Internet_20_Link">
630_360_16885...</text:a>
']</text:p>
      <text:p text:style-name="P4">
Tags: ['Клименко', 'МВС', 'Суд', 'Вибух', 'Загибель', 'Київ']</text:p>
      <text:p text:style-name="P4">
Type: Article</text:p>
      <!--METADATA-->
      <text:p text:style-name="P4">
<draw:frame draw:style-name="fr1" draw:name="Image258" text:anchor-type="as-char" svg:width="6.9236in" svg:height="3.956343in" draw:z-index="0">
<draw:image xlink:href="../Images/yкринформ/2023-07-05T20-54-00-03-00/630_360_1688576850-116.jpg" xlink:type="simple" xlink:show="embed" xlink:actuate="onLoad" draw:mime-type="image/jpeg"/>
</draw:frame>
 Запопередньою інформацією, у Шевченківському районному суді міста Києвапролунали два вибухи.</text:p>
      <text:p text:style-name="P4">
Про це міністр внутрішніх справ Ігор Клименко розповів на брифінгу, повідомляєкореспондент Укрінформу.</text:p>
      <text:p text:style-name="P4">
Глава МВС поінформував, що о 17.20 від мешканців будинку, розташованого біляприміщення Шевченківського райсуду Києва, надійшло повідомлення про <text:a xlink:type="simple" xlink:href="https://www.ukrinform.ua/tag-vibuh" text:style-name="Internet_20_link" text:visited-style-name="Visited_20_Internet_20_Link">
 вибух</text:a>
 . Для встановлення обставин булизалучені всі необхідні підрозділи МВС. Була проведена евакуація людей ізбудівлі суду і поблизу.</text:p>
      <text:p text:style-name="P4">
<text:span text:style-name="T4">
Читайте також:</text:span>
 <text:a xlink:type="simple" xlink:href="https://www.ukrinform.ua/rubric-kyiv/3731976-slidstvo-zasovuvatime-ak-vibuhivka-potrapila-u-sevcenkivskij-rajsud-klimenko.html" text:style-name="Internet_20_link" text:visited-style-name="Visited_20_Internet_20_Link">
 Слідство з’ясовуватиме, як вибухівка потрапила уШевченківський райсуд - Клименко </text:a>
</text:p>
      <text:p text:style-name="P4">
"Попередньо, пан Гуменюк (Ігор Гуменюк - ред.), підозрюваний у скоєнні тяжкогозлочину в 2015 році, внаслідок якого загинули чотири працівники Національноїгвардії України, якого сьогодні привезли на ще одне засідання суду, за двігодини після початку закрився в туалеті, а потім кинув по караулу вибуховийпристрій, поки не розуміємо - який. Таких вибухів попередньо було два. Післяцього він намагався несанкціоновано залишити залу суду. Представники конвоюзупинили його пострілом у повітря. Він повернувся, забарикадувався в окремомуприміщенні", – розповів міністр.</text:p>
      <text:p text:style-name="P4">
<text:span text:style-name="T5">
Відео: Укрінформ</text:span>
</text:p>
      <text:p text:style-name="P4">
За його словами, службовці Корпусу оперативно-раптової дії (КОРД) намагалисядеблокувати порушника, попередньо проводячи з ним переговори, які виявилисябезуспішними.</text:p>
      <text:p text:style-name="P4">
"Після того як були деблоковані двері в це приміщення, ще одинвибухонебезпечний предмет був кинутий у працівників поліції. Два працівникиполіції поранені. Наразі вони перебувають у лікувальних закладах... ГромадянинГуменюк загинув від вибуху", – сказав міністр.</text:p>
      <text:p text:style-name="P4">
Клименко також спростував інформацію про те, що зловмисник захоплювавзаручників та викрадав зброю у правоохоронців.</text:p>
      <text:p text:style-name="P4">
Він додав, що на місці працюють вибухотехніки, аби пересвідчитися увідсутності будь-яких вибухових предметів або пристроїв у приміщенні.</text:p>
      <text:p text:style-name="P4">
<text:span text:style-name="T4">
Читайте також:</text:span>
 <text:a xlink:type="simple" xlink:href="https://www.ukrinform.ua/rubric-kyiv/3731961-vibuh-u-sudi-kieva-pravoporusnik-zaginuv-na-misci.html" text:style-name="Internet_20_link" text:visited-style-name="Visited_20_Internet_20_Link">
 <text:span text:style-name="T4">
Вибух</text:span>
 у суді Києва: правопорушник загинув на місці</text:a>
</text:p>
      <text:p text:style-name="P4">
Відкриті кримінальні провадження за фактами посягання на життя працівникаправоохоронного органу і замах на втечу з-під варти, зазначив Клименко.</text:p>
      <text:p text:style-name="P4">
На місці працюють слідчо-оперативні групи, криміналісти. Детальна інформаціябуде згодом, зауважив міністр.</text:p>
      <text:p text:style-name="P4">
Як повідомляв Укрінформ, <text:a xlink:type="simple" xlink:href="https://www.ukrinform.ua/rubric-other_news/3731924-u-kievi-v-primisenni-sudu-prolunav-vibuh.html" text:style-name="Internet_20_link" text:visited-style-name="Visited_20_Internet_20_Link">
 у приміщенні Шевченківського районного суду в Києвіо 17.20 пролунав вибух </text:a>
 .</text:p>
      <text:p text:style-name="P4">
Це сталося під час конвоювання з зали суду Ігоря Гуменюка, якого обвинувачуютьу скоєнні теракту під Верховною Радою 31 серпня 2015 року. За даними слідства,тоді Гуменюк під час акції протесту кинув у правоохоронців бойову гранату,унаслідок чого загинули четверо нацгвардійців, понад 140 людей зазналипоранень.</text:p>
      <text:p text:style-name="P4">
На сьогоднішньому засіданні Гуменюку продовжили запобіжний захід у виглядітримання під вартою.</text:p>
      <text:p text:style-name="P4">
Унаслідок вибуху правопорушник загинув, два працівники поліції зазналипоранень нижніх кінцівок. Загрози їхньому життю немає.</text:p>
      <text:p text:style-name="P4">
Source: <text:a xlink:type="simple" xlink:href="https://www.ukrinform.ua/rubric-kyiv/3731988-zarucnikiv-ne-bulo-klimenko-rozpoviv-detali-pro-sturm-sudu-i-zagibel-pidozruvanogo.html" text:style-name="Internet_20_link" text:visited-style-name="Visited_20_Internet_20_Link">
https://www.ukrinform.ua/rubric-kyiv/3731988-zarucnikiv-ne-bulo-klimenko-rozpoviv-detali-pro-sturm-sudu-i-zagibel-pidozruvanogo.html</text:a>
</text:p>
      <!--NEWS-->
      <text:h text:style-name="P10" text:outline-level="1">
<text:span text:style-name="T4">
Загарбники випустили близько 30 снарядів по селу на Херсонщині</text:span>
</text:h>
      <text:p text:style-name="P4">
Authors: Ukrinform (Person)</text:p>
      <text:p text:style-name="P4">
Publisher: Укринформ (Organization)</text:p>
      <text:p text:style-name="P4">
Published Time: 2023-07-05T20:56:00+03:00</text:p>
      <text:p text:style-name="P4">
Modified Time: 2023-07-05T21:56:00+03:00</text:p>
      <text:p text:style-name="P4">
Description: Російська армія здійснила масований обстріл села Шевченківка на Херсонщині, випустивши близько трьох десятків снарядів. За попередніми даними, постраждалих людей немає. — Укрінформ.</text:p>
      <text:p text:style-name="P4">
Images: ['<text:a xlink:type="simple" xlink:href="https://static.ukrinform.com/photos/2023_07/thumb_files/630_360_1688583337-220.jpeg" text:style-name="Internet_20_link" text:visited-style-name="Visited_20_Internet_20_Link">
630_360_16885...</text:a>
']</text:p>
      <text:p text:style-name="P4">
Tags: ['Херсонщина', 'Обстріл', 'Війна з Росією']</text:p>
      <text:p text:style-name="P4">
Type: Article</text:p>
      <!--METADATA-->
      <text:p text:style-name="P4">
<draw:frame draw:style-name="fr1" draw:name="Image259" text:anchor-type="as-char" svg:width="6.9236in" svg:height="3.956343in" draw:z-index="0">
<draw:image xlink:href="../Images/yкринформ/2023-07-05T20-56-00-03-00/630_360_1688583337-220.jpeg" xlink:type="simple" xlink:show="embed" xlink:actuate="onLoad" draw:mime-type="image/jpeg"/>
</draw:frame>
 Російськаармія здійснила масований обстріл села Шевченківка на Херсонщині, випустившиблизько трьох десятків снарядів. За попередніми даними, постраждалих людейнемає.</text:p>
      <text:p text:style-name="P4">
Про це у <text:a xlink:type="simple" xlink:href="https://t.me/khersonskaODA/7707" text:style-name="Internet_20_link" text:visited-style-name="Visited_20_Internet_20_Link">
 Телеграмі </text:a>
 повідомляєХерсонська ОВА, передає Укрінформ.</text:p>
      <text:p text:style-name="P4">
"На фото – село Шевченківка після масованого удару армії рф. По мирномунаселеному пункту зафіксовано з три десятки “прильотів”. Через ворожі обстрілипошкоджено житлові будинки та господарські споруди", - йдеться у дописі.</text:p>
      <text:p text:style-name="P4">
<text:span text:style-name="T4">
Читайте також:</text:span>
 <text:a xlink:type="simple" xlink:href="https://www.ukrinform.ua/rubric-ato/3731969-armia-rf-obstrilala-gromadu-na-nikopolsini.html" text:style-name="Internet_20_link" text:visited-style-name="Visited_20_Internet_20_Link">
 Армія РФ <text:span text:style-name="T4">
обстріл</text:span>
 яла громаду на Дніпропетровщині</text:a>
</text:p>
      <text:p text:style-name="P4">
За інформацією Херсонської обласної військової адміністрації, від обстрілуніхто із людей не постраждав.</text:p>
      <text:p text:style-name="P4">
Як повідомляв Укрінформ, внаслідок чергового обстрілу російською армієюБілозерської громади Херсонської області <text:a xlink:type="simple" xlink:href="https://www.ukrinform.ua/rubric-ato/3731996-obstril-bilozerskoi-gromadi-na-hersonsini-kilkist-poranenih-zrosla-do-5.html" text:style-name="Internet_20_link" text:visited-style-name="Visited_20_Internet_20_Link">
 загинув чоловік, пораненіщонайменше п'ятеро осіб. </text:a>
</text:p>
      <text:p text:style-name="P4">
<text:span text:style-name="T5">
Фото: Херсонська ОДА (ОВА)</text:span>
</text:p>
      <text:p text:style-name="P4">
Source: <text:a xlink:type="simple" xlink:href="https://www.ukrinform.ua/rubric-ato/3732003-zagarbniki-vipustili-blizko-30-snaradiv-po-selu-na-hersonsini.html" text:style-name="Internet_20_link" text:visited-style-name="Visited_20_Internet_20_Link">
https://www.ukrinform.ua/rubric-ato/3732003-zagarbniki-vipustili-blizko-30-snaradiv-po-selu-na-hersonsini.html</text:a>
</text:p>
      <!--NEWS-->
      <text:h text:style-name="P10" text:outline-level="1">
<text:span text:style-name="T4">
Англія обіграла футболістів Ізраїлю і вийшла у фінал молодіжного ЧЄ-2023</text:span>
</text:h>
      <text:p text:style-name="P4">
Authors: Ukrinform (Person)</text:p>
      <text:p text:style-name="P4">
Publisher: Укринформ (Organization)</text:p>
      <text:p text:style-name="P4">
Published Time: 2023-07-05T20:58:00+03:00</text:p>
      <text:p text:style-name="P4">
Modified Time: 2023-07-05T20:58:00+03:00</text:p>
      <text:p text:style-name="P4">
Description: На молодіжному чемпіонаті Європи з футболу (гравці до 21-го року) визначився перший учасник вирішального поєдинку турніру-2022/23. — Укрінформ.</text:p>
      <text:p text:style-name="P4">
Images: ['<text:a xlink:type="simple" xlink:href="https://static.ukrinform.com/photos/2023_07/thumb_files/630_360_1688579863-590.jpg" text:style-name="Internet_20_link" text:visited-style-name="Visited_20_Internet_20_Link">
630_360_16885...</text:a>
']</text:p>
      <text:p text:style-name="P4">
Tags: ['Футбол']</text:p>
      <text:p text:style-name="P4">
Type: Article</text:p>
      <!--METADATA-->
      <text:p text:style-name="P4">
<draw:frame draw:style-name="fr1" draw:name="Image260" text:anchor-type="as-char" svg:width="6.9236in" svg:height="3.956343in" draw:z-index="0">
<draw:image xlink:href="../Images/yкринформ/2023-07-05T20-58-00-03-00/630_360_1688579863-590.jpg" xlink:type="simple" xlink:show="embed" xlink:actuate="onLoad" draw:mime-type="image/jpeg"/>
</draw:frame>
 Намолодіжному чемпіонаті Європи з футболу (гравці до 21-го року) визначивсяперший учасник вирішального поєдинку турніру-2022/23.</text:p>
      <text:p text:style-name="P4">
Фіналістом стала «молодіжка» Англії, яка у півфінальному матчі взяла гору надоднолітками з Ізраїлю, передає Укрінформ.</text:p>
      <text:p text:style-name="P4">
Зустріч пройшла в Батумі (Грузія) і завершилася на користь британців - 3:0.</text:p>
      <text:p text:style-name="P4">
Рахунок на 42-й хвилині відкрив півзахисник «Ноттінгема» Морган Гіббс-Вайт,якому на 17-й не вдалося реалізувати пенальті. Перевагу англійців подвоїв на63-й хвилині хавбек «Манчестер Сіті» Коул Палмер - після результативноїпередачі півзахисника лондонського «Арсенала» Еміла Сміт-Роу. Остаточнийпідсумок гри на 90-й хвилині встановив нападник «Астон Вілли» Кемерон Арчер.</text:p>
      <text:p text:style-name="P4">
У фіналі Євро-2023 Англія зіграє з переможцями протистояння між збірнимиІспанії та України, які сьогодні о 22.00 зійдуться у Бухаресті (Румунія).</text:p>
      <text:p text:style-name="P4">
Вирішальний матч молодіжного чемпіонату Європи-2023 відбудеться 8 липня вБатумі.</text:p>
      <text:p text:style-name="P4">
<text:span text:style-name="T4">
Читайте також:</text:span>
 <text:a xlink:type="simple" xlink:href="https://www.ukrinform.ua/rubric-sports/3731550-zbirna-ukraini-sogodni-zigrae-z-ispanieu-u-pivfinali-ce2023-sered-molodi.html" text:style-name="Internet_20_link" text:visited-style-name="Visited_20_Internet_20_Link">
 Збірна України сьогодні зіграє з Іспанією у півфіналіЧЄ-2023 серед молоді </text:a>
</text:p>
      <text:p text:style-name="P4">
Зазначимо, що за підсумками півфінальної стадії змагань молодіжного ЧЄ-2023визначилися європейські учасники футбольного турніру Олімпіади-2024 у Парижі:Франція (господар), Україна, Іспанія та Ізраїль.</text:p>
      <text:p text:style-name="P4">
Фото: УЄФА.</text:p>
      <text:p text:style-name="P4">
Source: <text:a xlink:type="simple" xlink:href="https://www.ukrinform.ua/rubric-sports/3731984-anglia-obigrala-futbolistiv-izrailu-i-vijsla-u-final-molodiznogo-ce2023.html" text:style-name="Internet_20_link" text:visited-style-name="Visited_20_Internet_20_Link">
https://www.ukrinform.ua/rubric-sports/3731984-anglia-obigrala-futbolistiv-izrailu-i-vijsla-u-final-molodiznogo-ce2023.html</text:a>
</text:p>
      <!--NEWS-->
      <text:h text:style-name="P10" text:outline-level="1">
<text:span text:style-name="T4">
Злочини Росії проти українських дітей не є спонтанними чи випадковими - Штати в ООН</text:span>
</text:h>
      <text:p text:style-name="P4">
Authors: Ukrinform (Person)</text:p>
      <text:p text:style-name="P4">
Publisher: Укринформ (Organization)</text:p>
      <text:p text:style-name="P4">
Published Time: 2023-07-05T21:07:00+03:00</text:p>
      <text:p text:style-name="P4">
Modified Time: 2023-07-05T21:07:00+03:00</text:p>
      <text:p text:style-name="P4">
Description: Сполучені Штати звернули увагу ООН на злочини проти людяності, у тому числі проти дітей, які Росія чинить в Україні, назвавши це діями, які не можуть бути спонтанними або випадковими. — Укрінформ.</text:p>
      <text:p text:style-name="P4">
Images: ['<text:a xlink:type="simple" xlink:href="https://static.ukrinform.com/photos/2023_07/thumb_files/630_360_1688579980-711.jpg" text:style-name="Internet_20_link" text:visited-style-name="Visited_20_Internet_20_Link">
630_360_16885...</text:a>
']</text:p>
      <text:p text:style-name="P4">
Tags: ['Діти', 'США', 'Радбез ООН', 'Війна з Росією']</text:p>
      <text:p text:style-name="P4">
Type: Article</text:p>
      <!--METADATA-->
      <text:p text:style-name="P4">
<draw:frame draw:style-name="fr1" draw:name="Image261" text:anchor-type="as-char" svg:width="6.9236in" svg:height="3.956343in" draw:z-index="0">
<draw:image xlink:href="../Images/yкринформ/2023-07-05T21-07-00-03-00/630_360_1688579980-711.jpg" xlink:type="simple" xlink:show="embed" xlink:actuate="onLoad" draw:mime-type="image/jpeg"/>
</draw:frame>
 СполученіШтати звернули увагу ООН на злочини проти людяності, у тому числі проти дітей,які Росія чинить в Україні, назвавши це діями, які не можуть бути спонтаннимиабо випадковими.</text:p>
      <text:p text:style-name="P4">
З такою заявою виступив у середу на засіданні РБ ООН посол США з особливихполітичних питань Джеффрі ДеЛаурентіс, передає власний кореспондентУкрінформу.</text:p>
      <text:p text:style-name="P4">
«Продовжуючи російську війну за вибором, військові збройних сил та посадовціРФ вчиняли злочини проти людяності, зокрема проти дітей. Представникиросійських військ вдавалися до страт українських чоловіків, жінок і <text:a xlink:type="simple" xlink:href="https://www.ukrinform.ua/tag-diti" text:style-name="Internet_20_link" text:visited-style-name="Visited_20_Internet_20_Link">
 дітей</text:a>
 . Також разом з іншими російськимичиновниками депортували до РФ сотні тисяч українських цивільних, у тому числідітей, яких насильно розлучили зі своїми сім’ями», - зауважив він.</text:p>
      <text:p text:style-name="P4">
При цьому представник США наголосив: «Ці дії не є випадковими або спонтанними– вони є частиною широкомасштабної й систематичної атаки на цивільне населенняУкраїни».</text:p>
      <text:p text:style-name="P4">
Дипломат підкреслив, що російські війська продовжують атакувати місця, де явноперебувають діти, в тому числі, школи, лікарні та житлові будинки.</text:p>
      <text:p text:style-name="P4">
«Ця сувора реальність служить гострим нагадуванням про терміновість інеобхідність зміцнення потенціалу міжнародної спільноти у сфері захисту дітей,а також про вкрай важливу необхідність для всіх держав поважати міжнароднеправо та принципи, закріплені в Статуті ООН», - зауважив представник США.</text:p>
      <text:p text:style-name="P4">
<text:span text:style-name="T4">
Читайте також:</text:span>
 <text:a xlink:type="simple" xlink:href="https://www.ukrinform.ua/rubric-polytics/3731979-ukraina-v-oon-rosijska-armia-stoit-v-odnomu-radu-z-idil-alsabab-i-talibanom.html" text:style-name="Internet_20_link" text:visited-style-name="Visited_20_Internet_20_Link">
 Україна в ООН: Російська армія стоїть в одному ряду зІДІЛ, «Аль-Шабаб» і «Талібаном» </text:a>
</text:p>
      <text:p text:style-name="P4">
Як повідомляв <text:a xlink:type="simple" xlink:href="https://www.ukrinform.ua/rubric-ato/3726480-oon-vnesla-rosiu-do-spisku-ganbi-za-vbivstva-ditej-v-ukraini-op.html" text:style-name="Internet_20_link" text:visited-style-name="Visited_20_Internet_20_Link">
 Укрінформ </text:a>
 , генсек ООНАнтоніу Гутерреш схвалив рішення додати збройні сили РФ до глобального спискузлісних порушників, що містяться в доповіді «Діти та збройний конфлікт» завбивства і каліцтва дітей та атаки на школи та лікарні.</text:p>
      <text:p text:style-name="P4">
Source: <text:a xlink:type="simple" xlink:href="https://www.ukrinform.ua/rubric-polytics/3731987-zlocini-rosii-proti-ukrainskih-ditej-ne-e-spontannimi-ci-vipadkovimi-stati-v-oon.html" text:style-name="Internet_20_link" text:visited-style-name="Visited_20_Internet_20_Link">
https://www.ukrinform.ua/rubric-polytics/3731987-zlocini-rosii-proti-ukrainskih-ditej-ne-e-spontannimi-ci-vipadkovimi-stati-v-oon.html</text:a>
</text:p>
      <!--NEWS-->
      <text:h text:style-name="P10" text:outline-level="1">
<text:span text:style-name="T4">
Рух вулицею Дегтярівською поблизу Шевченківського райсуду відновили</text:span>
</text:h>
      <text:p text:style-name="P4">
Authors: Ukrinform (Person)</text:p>
      <text:p text:style-name="P4">
Publisher: Укринформ (Organization)</text:p>
      <text:p text:style-name="P4">
Published Time: 2023-07-05T21:18:00+03:00</text:p>
      <text:p text:style-name="P4">
Modified Time: 2023-07-05T21:18:00+03:00</text:p>
      <text:p text:style-name="P4">
Description: Рух вулицею Дегтярівською поблизу Шевченківського районного суду Києва відновлено. — Укрінформ.</text:p>
      <text:p text:style-name="P4">
Images: ['<text:a xlink:type="simple" xlink:href="https://static.ukrinform.com/photos/2023_07/thumb_files/630_360_1688573267-455.jpg" text:style-name="Internet_20_link" text:visited-style-name="Visited_20_Internet_20_Link">
630_360_16885...</text:a>
']</text:p>
      <text:p text:style-name="P4">
Tags: ['Дороги', 'Київ', 'рух']</text:p>
      <text:p text:style-name="P4">
Type: Article</text:p>
      <!--METADATA-->
      <text:p text:style-name="P4">
<draw:frame draw:style-name="fr1" draw:name="Image262" text:anchor-type="as-char" svg:width="6.9236in" svg:height="3.956343in" draw:z-index="0">
<draw:image xlink:href="../Images/yкринформ/2023-07-05T21-18-00-03-00/630_360_1688573267-455.jpg" xlink:type="simple" xlink:show="embed" xlink:actuate="onLoad" draw:mime-type="image/jpeg"/>
</draw:frame>
 Рухвулицею Дегтярівською поблизу Шевченківського районного суду Києва відновлено.</text:p>
      <text:p text:style-name="P4">
Про це повідомляє кореспондент Укрінформу.</text:p>
      <text:p text:style-name="P4">
Проїзд вулицею Дегтярівською орієнтовно в межах одного кілометра навколоШевченківського райсуду, у приміщенні якого сталися вибухи, було обмежено узв’язку зі слідчими діями.</text:p>
      <text:p text:style-name="P4">
Після від'їзду машин правоохоронців і "швидких" рух відновили.</text:p>
      <text:p text:style-name="P4">
<text:span text:style-name="T4">
Читайте також:</text:span>
 <text:a xlink:type="simple" xlink:href="https://www.ukrinform.ua/rubric-kyiv/3731976-slidstvo-zasovuvatime-ak-vibuhivka-potrapila-u-sevcenkivskij-rajsud-klimenko.html" text:style-name="Internet_20_link" text:visited-style-name="Visited_20_Internet_20_Link">
 Слідство з’ясовуватиме, як вибухівка потрапила уШевченківський <text:span text:style-name="T4">
райсуд</text:span>
 - Клименко </text:a>
</text:p>
      <text:p text:style-name="P4">
Як повідомляв Укрінформ, <text:a xlink:type="simple" xlink:href="https://www.ukrinform.ua/rubric-other_news/3731924-u-kievi-v-primisenni-sudu-prolunav-vibuh.html" text:style-name="Internet_20_link" text:visited-style-name="Visited_20_Internet_20_Link">
 о 17.20 у Шевченківському районному суді містаКиєва пролунав вибух. </text:a>
 Запопередніми даними міністра внутрішніх справи Ігоря Клименка, загалом було двавибухи.</text:p>
      <text:p text:style-name="P4">
Це сталося під час конвоювання з зали суду Ігоря Гуменюка, якого обвинувачуютьу скоєнні теракту під Верховною Радою 31 серпня 2015 року. За даними слідства,тоді Гуменюк під час акції протесту кинув у правоохоронців бойову гранату,унаслідок чого загинули четверо нацгвардійців, понад 140 людей зазналипоранень.</text:p>
      <text:p text:style-name="P4">
Унаслідок інциденту в Шевченківському райсуді поранені два працівники КОРД.Гуменюк <text:a xlink:type="simple" xlink:href="https://www.ukrinform.ua/rubric-kyiv/3731961-vibuh-u-sudi-kieva-pravoporusnik-zaginuv-na-misci.html" text:style-name="Internet_20_link" text:visited-style-name="Visited_20_Internet_20_Link">
 загинув. </text:a>
</text:p>
      <text:p text:style-name="P4">
Source: <text:a xlink:type="simple" xlink:href="https://www.ukrinform.ua/rubric-kyiv/3731991-ruh-vuliceu-degtarivskou-poblizu-sevcenkivskogo-rajsudu-vidnovili.html" text:style-name="Internet_20_link" text:visited-style-name="Visited_20_Internet_20_Link">
https://www.ukrinform.ua/rubric-kyiv/3731991-ruh-vuliceu-degtarivskou-poblizu-sevcenkivskogo-rajsudu-vidnovili.html</text:a>
</text:p>
      <!--NEWS-->
      <text:h text:style-name="P10" text:outline-level="1">
<text:span text:style-name="T4">
Громадяни та бізнес цьогоріч придбали військових облігацій на ₴59,2 мільярда – НБУ</text:span>
</text:h>
      <text:p text:style-name="P4">
Authors: Ukrinform (Person)</text:p>
      <text:p text:style-name="P4">
Publisher: Укринформ (Organization)</text:p>
      <text:p text:style-name="P4">
Published Time: 2023-07-05T21:20:00+03:00</text:p>
      <text:p text:style-name="P4">
Modified Time: 2023-07-05T21:20:00+03:00</text:p>
      <text:p text:style-name="P4">
Description: Станом на 1 липня портфель військових облігацій у власності фізичних та юридичних осіб становив 59,2 млрд грн в еквіваленті. — Укрінформ.</text:p>
      <text:p text:style-name="P4">
Images: ['<text:a xlink:type="simple" xlink:href="https://static.ukrinform.com/photos/2019_02/thumb_files/630_360_1550144984-323.jpg" text:style-name="Internet_20_link" text:visited-style-name="Visited_20_Internet_20_Link">
630_360_15501...</text:a>
']</text:p>
      <text:p text:style-name="P4">
Tags: ['Нацбанк', 'Гроші', 'Військові облігації']</text:p>
      <text:p text:style-name="P4">
Type: Article</text:p>
      <!--METADATA-->
      <text:p text:style-name="P4">
<draw:frame draw:style-name="fr1" draw:name="Image263" text:anchor-type="as-char" svg:width="6.9236in" svg:height="3.956343in" draw:z-index="0">
<draw:image xlink:href="../Images/yкринформ/2023-07-05T21-20-00-03-00/630_360_1550144984-323.jpg" xlink:type="simple" xlink:show="embed" xlink:actuate="onLoad" draw:mime-type="image/jpeg"/>
</draw:frame>
 Станом на1 липня портфель військових облігацій у власності фізичних та юридичних осібстановив 59,2 млрд грн в еквіваленті.</text:p>
      <text:p text:style-name="P4">
Як передає Укрінформ, про це повідомляє пресслужба <text:a xlink:type="simple" xlink:href="https://bank.gov.ua/ua/news/all/z-pochatku-2023-roku-uryad-zaluchiv-vid-prodaju-ovdp-na-auktsionah-ekvivalent-293-mlrd-grn-a-zagalom-uprodovj-voyennogo-stanu--545-mlrd-grn" text:style-name="Internet_20_link" text:visited-style-name="Visited_20_Internet_20_Link">
 Національного банкуУкраїни </text:a>
 .</text:p>
      <text:p text:style-name="P4">
«Загалом з початку року портфель <text:a xlink:type="simple" xlink:href="https://www.ukrinform.ua/tag-vijskovi-obligacii" text:style-name="Internet_20_link" text:visited-style-name="Visited_20_Internet_20_Link">
 військових облігацій</text:a>
 у власності фізичних таюридичних осіб збільшився на 71% – до 59,2 млрд грн в еквіваленті», - йдетьсяв повідомленні.</text:p>
      <text:p text:style-name="P4">
За інформацією Депозитарію НБУ, станом на 1 липня 2023 року громадяни табізнес придбали військових ОВДП на 26 090,9 млн грн, або 36,8% від загальногообсягу придбаних гривневих військових ОВДП. Крім того, було придбано облігаційна 822,0 млн дол. США, або 52,6% від загального обсягу військових ОВДП,номінованих у доларах, та на 76,5 млн євро, або 12,2% від загального обсягуОВДП, номінованих у євро.</text:p>
      <text:p text:style-name="P4">
Наголошується, що портфель військових облігацій у власності громадян табізнесу України є другим за обсягом після сконцентрованого обсягу цих ціннихпаперів у банках – первинних дилерів.</text:p>
      <text:p text:style-name="P4">
<text:span text:style-name="T4">
Читайте також:</text:span>
 <text:a xlink:type="simple" xlink:href="https://www.ukrinform.ua/rubric-economy/3731424-minfin-rozmistiv-ovdp-na-ponad-6-milardiv.html" text:style-name="Internet_20_link" text:visited-style-name="Visited_20_Internet_20_Link">
 <text:span text:style-name="T4">
Мінфін</text:span>
 <text:span text:style-name="T4">
розмістив</text:span>
 <text:span text:style-name="T4">
ОВДП</text:span>
 на <text:span text:style-name="T4">
понад</text:span>
 ₴6<text:span text:style-name="T4">
мільярдів</text:span>
 </text:a>
</text:p>
      <text:p text:style-name="P4">
Обсяг військових ОВДП у власності нерезидентів на 1 липня становив 12 911,3млн грн та 22,7 млн дол. США, збільшившись за перше півріччя 2023 року більшяк у 4,5 раза.</text:p>
      <text:p text:style-name="P4">
Як повідомляв Укрінформ, у зв’язку з російською агресією український урядухвалив рішення про поетапний випуск військових облігацій в обсязі до 400 млрдгрн. Мінфін проводить аукціони з продажу ОВДП щовівторка, починаючи з 1березня 2022 року.</text:p>
      <text:p text:style-name="P4">
За січень - червень 2023 року уряд України <text:a xlink:type="simple" xlink:href="https://www.ukrinform.ua/rubric-economy/3731950-cogoric-zavdaki-ovdp-do-budzetu-zalucili-ponad-293-milardi-nacbank.html" text:style-name="Internet_20_link" text:visited-style-name="Visited_20_Internet_20_Link">
 залучив від розміщення ОВДП нааукціонах 293 млрд грн в еквіваленті </text:a>
 , загалом упродовж воєнного стану – 545 млрд грн.</text:p>
      <text:p text:style-name="P4">
Source: <text:a xlink:type="simple" xlink:href="https://www.ukrinform.ua/rubric-economy/3731959-gromadani-ta-biznes-cogoric-pridbali-vijskovih-obligacij-na-592-milarda-nbu.html" text:style-name="Internet_20_link" text:visited-style-name="Visited_20_Internet_20_Link">
https://www.ukrinform.ua/rubric-economy/3731959-gromadani-ta-biznes-cogoric-pridbali-vijskovih-obligacij-na-592-milarda-nbu.html</text:a>
</text:p>
      <!--NEWS-->
      <text:h text:style-name="P10" text:outline-level="1">
<text:span text:style-name="T4">
ЗСУ просуваються в умовах переваги ворога у озброєнні — Маляр</text:span>
</text:h>
      <text:p text:style-name="P4">
Authors: Ukrinform (Person)</text:p>
      <text:p text:style-name="P4">
Publisher: Укринформ (Organization)</text:p>
      <text:p text:style-name="P4">
Published Time: 2023-07-05T21:31:00+03:00</text:p>
      <text:p text:style-name="P4">
Modified Time: 2023-07-05T21:31:00+03:00</text:p>
      <text:p text:style-name="P4">
Description: Збройні сили України мають значно менше зброї, ніж у ворога, але все одно просуваються. — Укрінформ.</text:p>
      <text:p text:style-name="P4">
Images: ['<text:a xlink:type="simple" xlink:href="https://static.ukrinform.com/photos/2023_05/thumb_files/630_360_1684772130-475.jpg" text:style-name="Internet_20_link" text:visited-style-name="Visited_20_Internet_20_Link">
630_360_16847...</text:a>
']</text:p>
      <text:p text:style-name="P4">
Tags: ['ЗСУ', 'Війна з Росією', 'Ганна Маляр', 'Єдині новини']</text:p>
      <text:p text:style-name="P4">
Type: Article</text:p>
      <!--METADATA-->
      <text:p text:style-name="P4">
<draw:frame draw:style-name="fr1" draw:name="Image264" text:anchor-type="as-char" svg:width="6.9236in" svg:height="3.956343in" draw:z-index="0">
<draw:image xlink:href="../Images/yкринформ/2023-07-05T21-31-00-03-00/630_360_1684772130-475.jpg" xlink:type="simple" xlink:show="embed" xlink:actuate="onLoad" draw:mime-type="image/jpeg"/>
</draw:frame>
 Збройнісили України мають значно менше зброї, ніж у ворога, але все однопросуваються.</text:p>
      <text:p text:style-name="P4">
Про це в ефірі телемарафону "Єдині новини" сказала заступниця міністра оборониГанна Маляр, передає кореспондент Укрінформу.</text:p>
      <text:p text:style-name="P4">
"Ворог все ще має велику перевагу в озброєнні. Тобто наші (військові - ред.)рухаються в умовах, коли у них значно менше зброї, значно менше боєприпасів,але менше з тим, у наших втрати менші і наші повільно, але рухаються. Всевідбувається так, як воно найкраще може відбуватися за таких умов", - сказалаМаляр.</text:p>
      <text:p text:style-name="P4">
<text:span text:style-name="T4">
Читайте також:</text:span>
 <text:a xlink:type="simple" xlink:href="https://www.ukrinform.ua/rubric-crimea/3731680-rosijski-vijska-v-krimu-aktivno-gotuutsa-do-oboroni-genstab.html" text:style-name="Internet_20_link" text:visited-style-name="Visited_20_Internet_20_Link">
 Російські війська в Криму активно готуються до оборони —Генштаб </text:a>
</text:p>
      <text:p text:style-name="P4">
За її словами, українські військові наразі створюють умови для того, щоб ворогбільше не мав наступальних спроможностей, а також для швидшого просування <text:a xlink:type="simple" xlink:href="https://www.ukrinform.ua/tag-zsu" text:style-name="Internet_20_link" text:visited-style-name="Visited_20_Internet_20_Link">
ЗСУ </text:a>
 у майбутньому.</text:p>
      <text:p text:style-name="P4">
Як повідомлялось, війська РФ протягом доби завдали 48 авіаційних ударів таздійснили 54 обстріли з реактивних систем залпового вогню по позиціях ЗСУ танаселених пунктах України.</text:p>
      <text:p text:style-name="P4">
<text:span text:style-name="T5">
Фото: Генштаб</text:span>
</text:p>
      <text:p text:style-name="P4">
Source: <text:a xlink:type="simple" xlink:href="https://www.ukrinform.ua/rubric-ato/3731994-zsu-prosuvautsa-v-umovah-perevagi-voroga-u-ozbroenni-malar.html" text:style-name="Internet_20_link" text:visited-style-name="Visited_20_Internet_20_Link">
https://www.ukrinform.ua/rubric-ato/3731994-zsu-prosuvautsa-v-umovah-perevagi-voroga-u-ozbroenni-malar.html</text:a>
</text:p>
      <!--NEWS-->
      <text:h text:style-name="P10" text:outline-level="1">
<text:span text:style-name="T4">
Обстріл Білозерської громади на Херсонщині: кількість поранених зросла до п'яти</text:span>
</text:h>
      <text:p text:style-name="P4">
Authors: Ukrinform (Person)</text:p>
      <text:p text:style-name="P4">
Publisher: Укринформ (Organization)</text:p>
      <text:p text:style-name="P4">
Published Time: 2023-07-05T21:38:00+03:00</text:p>
      <text:p text:style-name="P4">
Modified Time: 2023-07-05T21:38:00+03:00</text:p>
      <text:p text:style-name="P4">
Description: Внаслідок обстрілу російською армією Білозерської громади Херсонської області кількість поранених зросла до п'яти, одна людина загинула. — Укрінформ.</text:p>
      <text:p text:style-name="P4">
Images: ['<text:a xlink:type="simple" xlink:href="https://static.ukrinform.com/photos/2023_07/thumb_files/630_360_1688580593-112.jpg" text:style-name="Internet_20_link" text:visited-style-name="Visited_20_Internet_20_Link">
630_360_16885...</text:a>
']</text:p>
      <text:p text:style-name="P4">
Tags: ['Херсонщина', 'Обстріл', 'Поранені', 'Офіс Президента', 'Війна з Росією']</text:p>
      <text:p text:style-name="P4">
Type: Article</text:p>
      <!--METADATA-->
      <text:p text:style-name="P4">
<draw:frame draw:style-name="fr1" draw:name="Image265" text:anchor-type="as-char" svg:width="6.9236in" svg:height="3.956343in" draw:z-index="0">
<draw:image xlink:href="../Images/yкринформ/2023-07-05T21-38-00-03-00/630_360_1688580593-112.jpg" xlink:type="simple" xlink:show="embed" xlink:actuate="onLoad" draw:mime-type="image/jpeg"/>
</draw:frame>
 Внаслідокобстрілу російською армією Білозерської громади Херсонської області кількістьпоранених зросла до п'яти, одна людина загинула.</text:p>
      <text:p text:style-name="P4">
Як передає Укрінформ, про це керівник Офісу Президента України Андрій Єрмакповідомляє у <text:a xlink:type="simple" xlink:href="https://t.me/ermaka2022/3122" text:style-name="Internet_20_link" text:visited-style-name="Visited_20_Internet_20_Link">
 Телеграмі. </text:a>
</text:p>
      <text:p text:style-name="P4">
"російська армія вдарила по житлових будинках в Білозерці. Відомо про те, щопостраждали шестеро мирних людей", - зазначив Єрмак.</text:p>
      <text:p text:style-name="P4">
Травми, несумісні з життям, отримав 58-річний чоловік, котрий знаходився угаражі. У самому будинку сталася пожежа.</text:p>
      <text:p text:style-name="P4">
Також постраждав 10-річний хлопчик та 56-річна жінка.</text:p>
      <text:p text:style-name="P4">
Внаслідок удару по ще одній оселі легкі <text:a xlink:type="simple" xlink:href="https://www.ukrinform.ua/tag-poraneni" text:style-name="Internet_20_link" text:visited-style-name="Visited_20_Internet_20_Link">
 поранення</text:a>
 отримав 51-річний чоловік, а такождвоє жінок, 70 та 41 рік.</text:p>
      <text:p text:style-name="P4">
<text:span text:style-name="T4">
Читайте також:</text:span>
 <text:a xlink:type="simple" xlink:href="https://www.ukrinform.ua/rubric-ato/3731969-armia-rf-obstrilala-gromadu-na-nikopolsini.html" text:style-name="Internet_20_link" text:visited-style-name="Visited_20_Internet_20_Link">
 Армія РФ <text:span text:style-name="T4">
обстріл</text:span>
 яла громаду на Дніпропетровщині</text:a>
</text:p>
      <text:p text:style-name="P4">
Як повідомляв Укрінформ, за інформацією Офіса генерального прокурора, 5 липняблизько 19:00 російські загарбники обстріляли селища у Білозерській громаді.Повідомлялось про <text:a xlink:type="simple" xlink:href="https://www.ukrinform.ua/rubric-ato/3731981-vorog-obstrilav-bilozersku-gromadu-na-hersonsini-odin-zagiblij-troe-poraneni.html" text:style-name="Internet_20_link" text:visited-style-name="Visited_20_Internet_20_Link">
 одного загиблого та щонайменше трьох поранених.</text:a>
</text:p>
      <text:p text:style-name="P4">
<text:span text:style-name="T5">
Фото: Офіс генерального прокурора</text:span>
</text:p>
      <text:p text:style-name="P4">
Source: <text:a xlink:type="simple" xlink:href="https://www.ukrinform.ua/rubric-ato/3731996-obstril-bilozerskoi-gromadi-na-hersonsini-kilkist-poranenih-zrosla-do-5.html" text:style-name="Internet_20_link" text:visited-style-name="Visited_20_Internet_20_Link">
https://www.ukrinform.ua/rubric-ato/3731996-obstril-bilozerskoi-gromadi-na-hersonsini-kilkist-poranenih-zrosla-do-5.html</text:a>
</text:p>
      <!--NEWS-->
      <text:h text:style-name="P10" text:outline-level="1">
<text:span text:style-name="T4">
ОБСЄ пропонує замінити миротворчу місію в невизнаному Придністров'ї на міжнародну цивільну</text:span>
</text:h>
      <text:p text:style-name="P4">
Authors: Ukrinform (Person)</text:p>
      <text:p text:style-name="P4">
Publisher: Укринформ (Organization)</text:p>
      <text:p text:style-name="P4">
Published Time: 2023-07-05T21:39:00+03:00</text:p>
      <text:p text:style-name="P4">
Modified Time: 2023-07-05T21:39:00+03:00</text:p>
      <text:p text:style-name="P4">
Description: В ОБСЄ вперше запропонували замінити миротворців у невизнаному Придністров'ї на міжнародну цивільну місію. Парламентська асамблея ОБСЄ ухвалила відповідну резолюцію, а також закликала Росію вивести свої війська з території Молдови. — Укрінформ.</text:p>
      <text:p text:style-name="P4">
Images: ['<text:a xlink:type="simple" xlink:href="https://static.ukrinform.com/photos/2023_02/thumb_files/630_360_1676811786-290.jpg" text:style-name="Internet_20_link" text:visited-style-name="Visited_20_Internet_20_Link">
630_360_16768...</text:a>
']</text:p>
      <text:p text:style-name="P4">
Tags: ['Молдова', 'ОБСЄ', "Придністров'я", 'Росія']</text:p>
      <text:p text:style-name="P4">
Type: Article</text:p>
      <!--METADATA-->
      <text:p text:style-name="P4">
<draw:frame draw:style-name="fr1" draw:name="Image266" text:anchor-type="as-char" svg:width="6.9236in" svg:height="3.956343in" draw:z-index="0">
<draw:image xlink:href="../Images/yкринформ/2023-07-05T21-39-00-03-00/630_360_1676811786-290.jpg" xlink:type="simple" xlink:show="embed" xlink:actuate="onLoad" draw:mime-type="image/jpeg"/>
</draw:frame>
 В ОБСЄвперше запропонували замінити миротворців у невизнаному Придністров'ї наміжнародну цивільну місію. Парламентська асамблея ОБСЄ ухвалила відповіднурезолюцію, а також закликала Росію вивести свої війська з території Молдови.</text:p>
      <text:p text:style-name="P4">
Як передає Укрінформ, про це повідомляє <text:a xlink:type="simple" xlink:href="https://newsmaker.md/rus/novosti/obse-vpervye-predlozhila-zamenit-mirotvortsev-v-pridnestrove-na-grazhdanskuyu-missiyu/" text:style-name="Internet_20_link" text:visited-style-name="Visited_20_Internet_20_Link">
 News Maker</text:a>
 .</text:p>
      <text:p text:style-name="P4">
З 30 червня до 4 липня у Ванкувері, Канада, відбулася щорічна сесіяПарламентської асамблеї Організації з безпеки і співробітництва в Європі ( <text:a xlink:type="simple" xlink:href="https://www.ukrinform.ua/tag-obse" text:style-name="Internet_20_link" text:visited-style-name="Visited_20_Internet_20_Link">
ОБСЄ </text:a>
 ). На сесії ухвалили резолюцію проситуацію в Молдові.</text:p>
      <text:p text:style-name="P4">
"Уперше делегати закликали всі сторони розпочати політичні дискусії, щобзамінити нинішню миротворчу місію в придністровському регіоні набагатосторонню міжнародну цивільну місію", - йдеться в повідомленні.</text:p>
      <text:p text:style-name="P4">
Також члени Парламентської асамблеї ОБСЄ визнали, що конфлікт упридністровському регіоні Молдови, як і раніше, становить серйозну загрозубезпеці та стабільності в регіоні ОБСЄ.</text:p>
      <text:p text:style-name="P4">
Члени організації підтвердили свою прихильність досягненню мирного,всеосяжного і міцного розв'язання тривалого конфлікту за повної поваги досуверенітету, незалежності та територіальної цілісності Молдови в межах їїміжнародно визнаних кордонів.</text:p>
      <text:p text:style-name="P4">
Водночас Парламентська асамблея ОБСЄ закликала Росію вивести свої війська зтериторії Молдови та утилізувати боєприпаси, що перебувають на складі поблизусела Колбасна в придністровському регіоні Молдови.</text:p>
      <text:p text:style-name="P4">
Варто зазначити, що 2020 року президентка Мая Санду запропонувала замінитиросійських миротворців у невизнаному Придністров'ї на цивільну місію підегідою Організації з безпеки та співробітництва в Європі.</text:p>
      <text:p text:style-name="P4">
"Оскільки давно немає небезпеки військових дій, цю місію потрібно зробитицивільною під егідою ОБСЄ. Це - позиція Молдови, яку я підкреслюю", - сказалатоді Санду.</text:p>
      <text:p text:style-name="P4">
<text:span text:style-name="T4">
Читайте також:</text:span>
 <text:a xlink:type="simple" xlink:href="https://www.ukrinform.ua/rubric-ato/3731777-jmovirnist-zbilsenna-vijskovoi-prisutnosti-u-pridnistrovi-e-nizkou-genstab.html" text:style-name="Internet_20_link" text:visited-style-name="Visited_20_Internet_20_Link">
 Ймовірність збільшення військової присутності у<text:span text:style-name="T4">
Придністров</text:span>
 ’ї є низькою - Генштаб </text:a>
</text:p>
      <text:p text:style-name="P4">
Глава зовнішньополітичного відомства Тирасполя Віталій Ігнатьєв тоді заявив,що змінити формат миротворчої місії не можна, оскільки придністровськийконфлікт не врегульовано.</text:p>
      <text:p text:style-name="P4">
Як повідомляв Укрінформ представник невизнаного Придністров'я у Москві озвучивзаклик до Росії збільшити кількість так званих "миротворців" через "погіршенняризиків безпеки" в регіоні.</text:p>
      <text:p text:style-name="P4">
Source: <text:a xlink:type="simple" xlink:href="https://www.ukrinform.ua/rubric-ato/3731995-obse-proponue-zaminiti-mirotvorcu-misiu-v-neviznanomu-pridnistrovi-na-miznarodnu-civilnu.html" text:style-name="Internet_20_link" text:visited-style-name="Visited_20_Internet_20_Link">
https://www.ukrinform.ua/rubric-ato/3731995-obse-proponue-zaminiti-mirotvorcu-misiu-v-neviznanomu-pridnistrovi-na-miznarodnu-civilnu.html</text:a>
</text:p>
      <!--NEWS-->
      <text:h text:style-name="P10" text:outline-level="1">
<text:span text:style-name="T4">
Експортно-кредитне агентство Польщі може долучитись до страхування воєнних ризиків</text:span>
</text:h>
      <text:p text:style-name="P4">
Authors: Ukrinform (Person)</text:p>
      <text:p text:style-name="P4">
Publisher: Укринформ (Organization)</text:p>
      <text:p text:style-name="P4">
Published Time: 2023-07-05T21:42:00+03:00</text:p>
      <text:p text:style-name="P4">
Modified Time: 2023-07-05T21:42:00+03:00</text:p>
      <text:p text:style-name="P4">
Description: Україна і Польща обговорили долучення до страхування воєнних ризиків Експортно-кредитного агентства Польщі (KUKE). — Укрінформ.</text:p>
      <text:p text:style-name="P4">
Images: ['<text:a xlink:type="simple" xlink:href="https://static.ukrinform.com/photos/2023_03/thumb_files/630_360_1677777427-956.jpg" text:style-name="Internet_20_link" text:visited-style-name="Visited_20_Internet_20_Link">
630_360_16777...</text:a>
']</text:p>
      <text:p text:style-name="P4">
Tags: ['Економіка', 'Кредит', 'Польща', 'Страхування', 'Україна']</text:p>
      <text:p text:style-name="P4">
Type: Article</text:p>
      <!--METADATA-->
      <text:p text:style-name="P4">
<draw:frame draw:style-name="fr1" draw:name="Image267" text:anchor-type="as-char" svg:width="6.9236in" svg:height="3.956343in" draw:z-index="0">
<draw:image xlink:href="../Images/yкринформ/2023-07-05T21-42-00-03-00/630_360_1677777427-956.jpg" xlink:type="simple" xlink:show="embed" xlink:actuate="onLoad" draw:mime-type="image/jpeg"/>
</draw:frame>
 Україна іПольща обговорили долучення до страхування воєнних ризиків Експортно-кредитного агентства Польщі (KUKE).</text:p>
      <text:p text:style-name="P4">
Як повідомляє Мінекономіки, про це йшлося під час зустрічі заступника міністраекономіки – торгового представника України Тараса Качки з урядовоюуповноваженою з питань польсько-українського співробітництва в сфері розвиткуЯдвігою Емілєвич, передає Укрінформ.</text:p>
      <text:p text:style-name="P4">
«Ми з нашими польськими партнерами працюємо над залученням інвестицій вукраїнський бізнес для його відновлення, в тому числі з боку польських таукраїнських фондів розвитку підприємництва. Важливою складовою цього процесуможе стати страхування воєнних ризиків з боку KUKE – Експортно-кредитногоагентства Польщі», - зазначив Качка.</text:p>
      <text:p text:style-name="P4">
<text:span text:style-name="T4">
Читайте також:</text:span>
 <text:span text:style-name="T4">
<text:a xlink:type="simple" xlink:href="https://www.ukrinform.ua/rubric-polytics/3731808-polsa-j-italia-pidtrimuut-nadanna-ukraini-u-vilnusi-silnih-garantij-bezpeki-moraveckij.html" text:style-name="Internet_20_link" text:visited-style-name="Visited_20_Internet_20_Link">
 Польща й Італія підтримують надання Україні у Вільнюсісильних гарантій безпеки - Моравецький </text:a>
 </text:span>
</text:p>
      <text:p text:style-name="P4">
Він зазначив, що приватні інвестиції стануть основою реконструкції тавідновлення України. Проте важливо почати інвестувати в Україну вже зараз, нечекаючи закінчення війни. Страхування воєнних ризиків дасть змогу іноземнимінвесторам розпочати кооперацію з українським бізнесом та працювати надвідновленням України.</text:p>
      <text:p text:style-name="P4">
Крім того, учасники зустрічі обговорили спрощення ведення бізнесу в Україні тав Польщі для фірм обох країн. Зокрема, йшлося про законодавство у сферіпублічних закупівель. Сторони обговорили план на наступні місяці, як заохотитиактивізацію бізнесу та економічних зв’язків.</text:p>
      <text:p text:style-name="P4">
<text:span text:style-name="T4">
Читайте також:</text:span>
 <text:span text:style-name="T4">
<text:a xlink:type="simple" xlink:href="https://www.ukrinform.ua/rubric-economy/3728974-ukraina-ta-polsa-prodovzili-diu-dozvoliv-na-vantazni-perevezenna-do-tretih-krain.html" text:style-name="Internet_20_link" text:visited-style-name="Visited_20_Internet_20_Link">
 Україна та Польща продовжили дію дозволів на вантажніперевезення до третіх країн </text:a>
 </text:span>
</text:p>
      <text:p text:style-name="P4">
KUKE є офіційним експортно-кредитним агентством <text:span text:style-name="T4">
<text:a xlink:type="simple" xlink:href="https://www.ukrinform.ua/tag-polsa" text:style-name="Internet_20_link" text:visited-style-name="Visited_20_Internet_20_Link">
 Польщі</text:a>
 </text:span>
 . Корпорація уповноважена надаватиекспортне страхування польським компаніям за підтримки Державногоказначейства.</text:p>
      <text:p text:style-name="P4">
Як повідомлялося, багатостороннє агентство з гарантій інвестицій (MIGA) ГрупиСвітового банку почало надавати гарантії для страхування воєнних ризиків вУкраїні із Трастового фонду підтримки реконструкції та економіки України(SURE).</text:p>
      <text:p text:style-name="P4">
Source: <text:a xlink:type="simple" xlink:href="https://www.ukrinform.ua/rubric-economy/3731998-eksportnokreditne-agentstvo-polsi-moze-dolucitis-do-strahuvanna-voennih-rizikiv.html" text:style-name="Internet_20_link" text:visited-style-name="Visited_20_Internet_20_Link">
https://www.ukrinform.ua/rubric-economy/3731998-eksportnokreditne-agentstvo-polsi-moze-dolucitis-do-strahuvanna-voennih-rizikiv.html</text:a>
</text:p>
      <!--NEWS-->
      <text:h text:style-name="P10" text:outline-level="1">
<text:span text:style-name="T4">
Гральний бізнес від початку року сплатив майже ₴3 мільярди податків – депутат</text:span>
</text:h>
      <text:p text:style-name="P4">
Authors: Ukrinform (Person)</text:p>
      <text:p text:style-name="P4">
Publisher: Укринформ (Organization)</text:p>
      <text:p text:style-name="P4">
Published Time: 2023-07-05T21:43:00+03:00</text:p>
      <text:p text:style-name="P4">
Modified Time: 2023-07-05T21:43:00+03:00</text:p>
      <text:p text:style-name="P4">
Description: Оператори азартних ігор упродовж січня – червня сплатили до бюджету України 2,94 млрд грн податків, що в 14 разів більше, ніж за аналогічний період минулого року. — Укрінформ.</text:p>
      <text:p text:style-name="P4">
Images: ['<text:a xlink:type="simple" xlink:href="https://static.ukrinform.com/photos/2019_10/thumb_files/630_360_1570186561-885.jpg" text:style-name="Internet_20_link" text:visited-style-name="Visited_20_Internet_20_Link">
630_360_15701...</text:a>
']</text:p>
      <text:p text:style-name="P4">
Tags: ['Бюджет', 'Депутат', 'Податки', 'Гральний бізнес']</text:p>
      <text:p text:style-name="P4">
Type: Article</text:p>
      <!--METADATA-->
      <text:p text:style-name="P4">
<draw:frame draw:style-name="fr1" draw:name="Image268" text:anchor-type="as-char" svg:width="6.9236in" svg:height="3.956343in" draw:z-index="0">
<draw:image xlink:href="../Images/yкринформ/2023-07-05T21-43-00-03-00/630_360_1570186561-885.jpg" xlink:type="simple" xlink:show="embed" xlink:actuate="onLoad" draw:mime-type="image/jpeg"/>
</draw:frame>
 Операториазартних ігор упродовж січня – червня сплатили до бюджету України 2,94 млрдгрн податків, що в 14 разів більше, ніж за аналогічний період минулого року.</text:p>
      <text:p text:style-name="P4">
Про це в <text:a xlink:type="simple" xlink:href="https://t.me/yzheleznyak/4491" text:style-name="Internet_20_link" text:visited-style-name="Visited_20_Internet_20_Link">
 Телеграмі </text:a>
 повідомив першийзаступник голови комітету Верховної Ради з питань фінансів, податкової тамитної політики Ярослав Железняк, передає Укрінформ.</text:p>
      <text:p text:style-name="P4">
«Результат за 6 місяців 2023 такий: вже 2,94 млрд грн <text:a xlink:type="simple" xlink:href="https://www.ukrinform.ua/tag-podatki" text:style-name="Internet_20_link" text:visited-style-name="Visited_20_Internet_20_Link">
 податків</text:a>
 . Тобто у 14 разів більше, ніж зааналогічний період 2022-го», - написав парламентарій.</text:p>
      <text:p text:style-name="P4">
За його інформацією, упродовж січня – червня 2022 року гральний бізнес сплативлише 209 млн грн податків.</text:p>
      <text:p text:style-name="P4">
Железняк підкреслив, що надходження почали зростати після скасуванняподаткової пільги, якою скористалися торік оператори азартних ігор. Зокрема, учервні 2023 року зібрано 562 млн грн податків.</text:p>
      <text:p text:style-name="P4">
«Тут дуже важливо зрозуміти, що це шостий місяць року, і тому требапорівнювати умовно з березнем (оскільки податок на прибуток тут платять раз уквартал). У березні, нагадаю, було на 100 млн грн менше (462 млн)», - додавЖелезняк.</text:p>
      <text:p text:style-name="P4">
<text:span text:style-name="T4">
Читайте також:</text:span>
 <text:a xlink:type="simple" xlink:href="https://www.ukrinform.ua/rubric-economy/3721903-gralnij-biznes-aktivizuvav-splatu-podatkiv-pisla-pocatku-rozsliduvanna-beb.html" text:style-name="Internet_20_link" text:visited-style-name="Visited_20_Internet_20_Link">
 <text:span text:style-name="T4">
Гральний</text:span>
 <text:span text:style-name="T4">
бізнес</text:span>
 активізував сплату податків післяпочатку розслідування БЕБ </text:a>
</text:p>
      <text:p text:style-name="P4">
Як повідомлялося, Верховна Рада у січні 2023 року ухвалила зміни доПодаткового кодексу, якими відновлюється норма про те, що платниками єдиногоподатку третьої групи, які використовують особливості оподаткування в умовахвоєнного стану (зокрема, ставку цього податку у розмірі 2% доходу), не можутьбути організатори проведення азартних ігор, лотерей, парі (букмекерське парі,парі тоталізатора). Президент підписав документ 6 лютого.</text:p>
      <text:p text:style-name="P4">
Source: <text:a xlink:type="simple" xlink:href="https://www.ukrinform.ua/rubric-economy/3731997-gralnij-biznes-vid-pocatku-roku-splativ-majze-3-milardi-podatkiv-deputat.html" text:style-name="Internet_20_link" text:visited-style-name="Visited_20_Internet_20_Link">
https://www.ukrinform.ua/rubric-economy/3731997-gralnij-biznes-vid-pocatku-roku-splativ-majze-3-milardi-podatkiv-deputat.html</text:a>
</text:p>
      <!--NEWS-->
      <text:h text:style-name="P10" text:outline-level="1">
<text:span text:style-name="T4">
Російська війна торкнулася всіх 7,5 мільйона українських дітей — Кислиця в Радбезі ООН</text:span>
</text:h>
      <text:p text:style-name="P4">
Authors: Ukrinform (Person)</text:p>
      <text:p text:style-name="P4">
Publisher: Укринформ (Organization)</text:p>
      <text:p text:style-name="P4">
Published Time: 2023-07-05T21:50:00+03:00</text:p>
      <text:p text:style-name="P4">
Modified Time: 2023-07-05T21:50:00+03:00</text:p>
      <text:p text:style-name="P4">
Description: Вторгнення Росії в Україну торкнулося всіх 7,5 мільйона українських дітей, заявив у середу на засіданні Ради Безпеки ООН постпред України Сергій Кислиця. — Укрінформ.</text:p>
      <text:p text:style-name="P4">
Images: ['<text:a xlink:type="simple" xlink:href="https://static.ukrinform.com/photos/2022_05/thumb_files/630_360_1651793847-938.jpeg" text:style-name="Internet_20_link" text:visited-style-name="Visited_20_Internet_20_Link">
630_360_16517...</text:a>
']</text:p>
      <text:p text:style-name="P4">
Tags: ['Діти', 'Кислиця', 'Радбез ООН', 'Війна з Росією']</text:p>
      <text:p text:style-name="P4">
Type: Article</text:p>
      <!--METADATA-->
      <text:p text:style-name="P4">
<draw:frame draw:style-name="fr1" draw:name="Image269" text:anchor-type="as-char" svg:width="6.9236in" svg:height="3.956343in" draw:z-index="0">
<draw:image xlink:href="../Images/yкринформ/2023-07-05T21-50-00-03-00/630_360_1651793847-938.jpeg" xlink:type="simple" xlink:show="embed" xlink:actuate="onLoad" draw:mime-type="image/jpeg"/>
</draw:frame>
Вторгнення Росії в Україну торкнулося всіх 7,5 мільйона українських дітей,заявив у середу на засіданні Ради Безпеки ООН постпред України Сергій Кислиця.</text:p>
      <text:p text:style-name="P4">
Про це передає власний кореспондент Укрінформу у Нью-Йорку.</text:p>
      <text:p text:style-name="P4">
За словами Кислиці, майже дві третини дітей залишили свої домівки.</text:p>
      <text:p text:style-name="P4">
Внаслідок безперервних бомбардувань та обстрілів з боку російських збройнихсил станом на 3 липня щонайменше 494 <text:a xlink:type="simple" xlink:href="https://www.ukrinform.ua/tag-diti" text:style-name="Internet_20_link" text:visited-style-name="Visited_20_Internet_20_Link">
 дитини </text:a>
 загинули, 1036 отримали поранення, 379 — вважаються зниклими безвістипід час бойових дій, розповів він.</text:p>
      <text:p text:style-name="P4">
Крім того, Генеральна прокуратура України зафіксувала 13 випадків сексуальногонасильства над дітьми в різних регіонах, додав постпред.</text:p>
      <text:p text:style-name="P4">
Він зазначив, що по всій країні пошкоджено майже 3450 навчальних закладів, 331з них - зруйновано. Крім того, завдано пошкоджень близько 1500 медзакладів,185 з яких зруйновані.</text:p>
      <text:p text:style-name="P4">
<text:span text:style-name="T4">
Читайте також:</text:span>
 <text:a xlink:type="simple" xlink:href="https://www.ukrinform.ua/rubric-polytics/3731979-ukraina-v-oon-rosijska-armia-stoit-v-odnomu-radu-z-idil-alsabab-i-talibanom.html" text:style-name="Internet_20_link" text:visited-style-name="Visited_20_Internet_20_Link">
 Україна в ООН: Російська армія стоїть в одному ряду зІДІЛ, «Аль-Шабаб» і «Талібаном» </text:a>
</text:p>
      <text:p text:style-name="P4">
Також Кислиця розповів, що 4 липня Росія вкотре вчинила терористичний акт,обстрілявши цивільний квартал у Первомайському Харківської області», внаслідокчого було поранено 43 людини, у тому числі 12 дітей, серед яких - тримісячне йдесятимісячне немовля та однорічна дитина.</text:p>
      <text:p text:style-name="P4">
Як повідомляв Укрінформ, у середу Велика Британія, яка головує в липні вРадбезі ООН, організувала засідання РБ у форматі відкритих дебатів щодо дітейта збройних конфліктів.</text:p>
      <text:p text:style-name="P4">
Source: <text:a xlink:type="simple" xlink:href="https://www.ukrinform.ua/rubric-ato/3731983-rosijska-vijna-torknulasa-vsih-75-miljona-ukrainskih-ditej-kislica-v-radbezi-oon.html" text:style-name="Internet_20_link" text:visited-style-name="Visited_20_Internet_20_Link">
https://www.ukrinform.ua/rubric-ato/3731983-rosijska-vijna-torknulasa-vsih-75-miljona-ukrainskih-ditej-kislica-v-radbezi-oon.html</text:a>
</text:p>
      <!--NEWS-->
      <text:h text:style-name="P10" text:outline-level="1">
<text:span text:style-name="T4">
Сирський показав, як українські бійці нищать росіян із САУ на Бахмутському напрямку</text:span>
</text:h>
      <text:p text:style-name="P4">
Authors: Ukrinform (Person)</text:p>
      <text:p text:style-name="P4">
Publisher: Укринформ (Organization)</text:p>
      <text:p text:style-name="P4">
Published Time: 2023-07-05T21:51:00+03:00</text:p>
      <text:p text:style-name="P4">
Modified Time: 2023-07-05T21:51:00+03:00</text:p>
      <text:p text:style-name="P4">
Description: Командувач Сухопутних військ Збройних сил України генерал-полковник Олександр Сирський показав, як бійці ЗСУ на Бахмутському напрямку знищили шістьох російських загарбників за допомогою самохідної артилерійської установки.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Бахмут', 'ЗСУ', 'Сирський', 'Війна з Росією']</text:p>
      <text:p text:style-name="P4">
Type: Article</text:p>
      <!--METADATA-->
      <text:p text:style-name="P4">
<draw:frame draw:style-name="fr1" draw:name="Image270" text:anchor-type="as-char" svg:width="6.9236in" svg:height="3.956343in" draw:z-index="0">
<draw:image xlink:href="../Images/yкринформ/2023-07-05T21-51-00-03-00/630_360_1640330796-210.jpeg" xlink:type="simple" xlink:show="embed" xlink:actuate="onLoad" draw:mime-type="image/jpeg"/>
</draw:frame>
Командувач Сухопутних військ Збройних сил України генерал-полковник ОлександрСирський показав, як бійці ЗСУ на Бахмутському напрямку знищили шістьохросійських загарбників за допомогою самохідної артилерійської установки.</text:p>
      <text:p text:style-name="P4">
Як передає Укрінформ, відповідне відео Сирський розмістив у <text:a xlink:type="simple" xlink:href="https://t.me/osirskiy/169" text:style-name="Internet_20_link" text:visited-style-name="Visited_20_Internet_20_Link">
 Телеграмі</text:a>
 .</text:p>
      <text:p text:style-name="P4">
«Математика - це складова <text:a xlink:type="simple" xlink:href="https://www.ukrinform.ua/tag-vijna" text:style-name="Internet_20_link" text:visited-style-name="Visited_20_Internet_20_Link">
 війни </text:a>
 .Вбивчою для ворога її роблять воїни 30 ОМБр. Бахмутський напрямок. 8 окупантівприїхали на 2 машинах і заховалися в будинок. 1 постріл – з будівлі втеклилише 5, а 1 виповз. 5 окупантів кинули свого 1 і заховалися в кущах. Ще 1постріл – і лише 2 втекли куди подалі. Шестеро окупантів уже «нікуди непоспішають», - зазначив Сирський.</text:p>
      <text:p text:style-name="P4">
За його словами, вся ця «математична ситуація» на відео від аеророзвідника«В’ялого», який корегував вогонь САУ 1-го самохідного артилерійськогодивізіону 30 ОМБр.</text:p>
      <text:p text:style-name="P4">
<text:span text:style-name="T4">
Читайте також:</text:span>
 <text:a xlink:type="simple" xlink:href="https://www.ukrinform.ua/rubric-ato/3731889-sili-oboroni-na-pivnicnih-pidstupah-do-bahmuta-vidbili-nizku-teritorij-sirskij.html" text:style-name="Internet_20_link" text:visited-style-name="Visited_20_Internet_20_Link">
 Сили оборони на північних підступах до Бахмута відбилинизку територій - <text:span text:style-name="T4">
Сирський</text:span>
 </text:a>
</text:p>
      <text:p text:style-name="P4">
Як повідомляв <text:a xlink:type="simple" xlink:href="https://www.ukrinform.ua/rubric-ato/3731938-na-cotiroh-garacih-napramkah-za-dobu-vidbulisa-30-bojovih-zitknen.html" text:style-name="Internet_20_link" text:visited-style-name="Visited_20_Internet_20_Link">
 Укрінформ </text:a>
 , начотирьох «гарячих» напрямках за добу відбулися 30 бойових зіткнень.</text:p>
      <text:p text:style-name="P4">
Source: <text:a xlink:type="simple" xlink:href="https://www.ukrinform.ua/rubric-ato/3732001-sirskij-pokazav-ak-ukrainski-bijci-nisat-rosian-iz-sau-na-bahmutskomu-napramku.html" text:style-name="Internet_20_link" text:visited-style-name="Visited_20_Internet_20_Link">
https://www.ukrinform.ua/rubric-ato/3732001-sirskij-pokazav-ak-ukrainski-bijci-nisat-rosian-iz-sau-na-bahmutskomu-napramku.html</text:a>
</text:p>
      <!--NEWS-->
      <text:h text:style-name="P10" text:outline-level="1">
<text:span text:style-name="T4">
У Нікополі ліквідували аварію на об'єкті, пов'язаному з пунктами розливу води</text:span>
</text:h>
      <text:p text:style-name="P4">
Authors: Ukrinform (Person)</text:p>
      <text:p text:style-name="P4">
Publisher: Укринформ (Organization)</text:p>
      <text:p text:style-name="P4">
Published Time: 2023-07-05T21:56:00+03:00</text:p>
      <text:p text:style-name="P4">
Modified Time: 2023-07-05T21:56:00+03:00</text:p>
      <text:p text:style-name="P4">
Description: У Нікополі ліквідували аварію на об'єкті, пов'язаному з пунктами розливу води, яка сталася напередодні ввечері. — Укрінформ.</text:p>
      <text:p text:style-name="P4">
Images: ['<text:a xlink:type="simple" xlink:href="https://static.ukrinform.com/photos/2023_06/thumb_files/630_360_1686577220-981.jpg" text:style-name="Internet_20_link" text:visited-style-name="Visited_20_Internet_20_Link">
630_360_16865...</text:a>
']</text:p>
      <text:p text:style-name="P4">
Tags: ['Аварія', 'Нікополь', 'Вода', 'Ремонт']</text:p>
      <text:p text:style-name="P4">
Type: Article</text:p>
      <!--METADATA-->
      <text:p text:style-name="P4">
<draw:frame draw:style-name="fr1" draw:name="Image271" text:anchor-type="as-char" svg:width="6.9236in" svg:height="3.956343in" draw:z-index="0">
<draw:image xlink:href="../Images/yкринформ/2023-07-05T21-56-00-03-00/630_360_1686577220-981.jpg" xlink:type="simple" xlink:show="embed" xlink:actuate="onLoad" draw:mime-type="image/jpeg"/>
</draw:frame>
 У Нікополіліквідували аварію на об'єкті, пов'язаному з пунктами розливу води, якасталася напередодні ввечері.</text:p>
      <text:p text:style-name="P4">
Про це в <text:a xlink:type="simple" xlink:href="https://t.me/Yevtushenko_E/4458" text:style-name="Internet_20_link" text:visited-style-name="Visited_20_Internet_20_Link">
 Телеграмі </text:a>
 повідомляє начальникНікопольської РВА Євген Євтушенко, передає Укрінформ.</text:p>
      <text:p text:style-name="P4">
"Щодо водопостачання міста Нікополь. Вчора ввечері сталась <text:a xlink:type="simple" xlink:href="https://www.ukrinform.ua/tag-avaria" text:style-name="Internet_20_link" text:visited-style-name="Visited_20_Internet_20_Link">
 аварія</text:a>
 на одному з об'єктів, пов'язаних зпунктами розливу води... Над ліквідацією аварії бригада працювала всю ніч тадень, наразі роботи завершено. Завтра о шостій ранку залиті водовози виїдутьдо пунктів розливу", - написав Євтушенко.</text:p>
      <text:p text:style-name="P4">
За його словами, розглядається можливість адресного розвезення води літнімлюдям.</text:p>
      <text:p text:style-name="P4">
Очільник району додав, що завдяки співпраці з благодійниками передали двадцятьтонн питної бутильованої води у Марганець, де її роздали людям.</text:p>
      <text:p text:style-name="P4">
"Домовились з ТМ "Моршинська" про поставки питної бутильованої води до містаНікополь. Сьогодні отримали перші 20 тонн", - зазначи посадовець.</text:p>
      <text:p text:style-name="P4">
<text:span text:style-name="T4">
Читайте також:</text:span>
 <text:a xlink:type="simple" xlink:href="https://www.ukrinform.ua/rubric-regions/3727820-u-nikopoli-castkovo-vidnovili-podacu-vodi.html" text:style-name="Internet_20_link" text:visited-style-name="Visited_20_Internet_20_Link">
 У <text:span text:style-name="T4">
Нікополі</text:span>
 частково відновили подачу води</text:a>
</text:p>
      <text:p text:style-name="P4">
Як повідомлялося, внаслідок підриву Каховської ГЕС у Дніпропетровській областібез води залишились громади Нікопольського та Криворізького районів. Владапочала втілювати проєкт будівництва магістрального водогону «Інгулець-Південне». Роботи тривають цілодобово.</text:p>
      <text:p text:style-name="P4">
Source: <text:a xlink:type="simple" xlink:href="https://www.ukrinform.ua/rubric-regions/3732002-u-nikopoli-likviduvali-avariu-na-obekti-povazanomu-z-punktami-rozlivu-vodi.html" text:style-name="Internet_20_link" text:visited-style-name="Visited_20_Internet_20_Link">
https://www.ukrinform.ua/rubric-regions/3732002-u-nikopoli-likviduvali-avariu-na-obekti-povazanomu-z-punktami-rozlivu-vodi.html</text:a>
</text:p>
      <!--NEWS-->
      <text:h text:style-name="P10" text:outline-level="1">
<text:span text:style-name="T4">
«Динамо» розгромило румунських одноклубників на зборах в Австрії</text:span>
</text:h>
      <text:p text:style-name="P4">
Authors: Ukrinform (Person)</text:p>
      <text:p text:style-name="P4">
Publisher: Укринформ (Organization)</text:p>
      <text:p text:style-name="P4">
Published Time: 2023-07-05T21:59:00+03:00</text:p>
      <text:p text:style-name="P4">
Modified Time: 2023-07-05T21:59:00+03:00</text:p>
      <text:p text:style-name="P4">
Description: Футболісти київського «Динамо» провели перший контрольний поєдинок на зборі в австрійському містечку Санкт-Файт-ан-дер-Глан.  — Укрінформ.</text:p>
      <text:p text:style-name="P4">
Images: ['<text:a xlink:type="simple" xlink:href="https://static.ukrinform.com/photos/2023_07/thumb_files/630_360_1688583648-489.jpg" text:style-name="Internet_20_link" text:visited-style-name="Visited_20_Internet_20_Link">
630_360_16885...</text:a>
']</text:p>
      <text:p text:style-name="P4">
Tags: None</text:p>
      <text:p text:style-name="P4">
Type: Article</text:p>
      <!--METADATA-->
      <text:p text:style-name="P4">
<draw:frame draw:style-name="fr1" draw:name="Image272" text:anchor-type="as-char" svg:width="6.9236in" svg:height="3.956343in" draw:z-index="0">
<draw:image xlink:href="../Images/yкринформ/2023-07-05T21-59-00-03-00/630_360_1688583648-489.jpg" xlink:type="simple" xlink:show="embed" xlink:actuate="onLoad" draw:mime-type="image/jpeg"/>
</draw:frame>
 Футболістикиївського «Динамо» провели перший контрольний поєдинок на зборі вавстрійському містечку Санкт-Файт-ан-дер-Глан.</text:p>
      <text:p text:style-name="P4">
Як повідомляє <text:a xlink:type="simple" xlink:href="https://fcdynamo.com/news/tovariskij-match-dinamo-kiyiv-dinamo-buharest-4-1-zvit-pro-match" text:style-name="Internet_20_link" text:visited-style-name="Visited_20_Internet_20_Link">
 пресслужба </text:a>
 «біло-синіх», кияни успарингу 5 липня упевнено обіграли одноклубників з Румунії «Динамо» (Бухарест)- 4:1, передає Укрінформ.</text:p>
      <text:p text:style-name="P4">
Авторами голів у команді Мірчі Луческу стали Назар Волошин, який відзначивсяна 10-й хвилині, Антон Царенко (18), Владислав Дубінчак (66) та ВладиславКабаєв (73); у складі суперників - Ахмед Бані (40).</text:p>
      <text:p text:style-name="P4">
<text:span text:style-name="T4">
Читайте також:</text:span>
 <text:a xlink:type="simple" xlink:href="https://www.ukrinform.ua/rubric-sports/3731284-futbolisti-dinamo-otrimali-novi-igrovi-nomeri.html" text:style-name="Internet_20_link" text:visited-style-name="Visited_20_Internet_20_Link">
 Футболісти « <text:span text:style-name="T4">
Динамо</text:span>
 » отримали нові ігрові номери</text:a>
</text:p>
      <text:p text:style-name="P4">
Наступний контрольний матч кияни проведуть 8 липня проти австрійського«Вольфсбергера».</text:p>
      <text:p text:style-name="P4">
Фото: fcdynamo.com.</text:p>
      <text:p text:style-name="P4">
Source: <text:a xlink:type="simple" xlink:href="https://www.ukrinform.ua/rubric-sports/3732005-dinamo-rozgromilo-rumunskih-odnoklubnikiv-na-zborah-v-avstrii.html" text:style-name="Internet_20_link" text:visited-style-name="Visited_20_Internet_20_Link">
https://www.ukrinform.ua/rubric-sports/3732005-dinamo-rozgromilo-rumunskih-odnoklubnikiv-na-zborah-v-avstrii.html</text:a>
</text:p>
      <!--NEWS-->
      <text:h text:style-name="P10" text:outline-level="1">
<text:span text:style-name="T4">
За добу на Донеччині відбулося 40 бойових зіткнень з окупантами</text:span>
</text:h>
      <text:p text:style-name="P4">
Author: ['АРМІЯINFORM']</text:p>
      <text:p text:style-name="P4">
Time: 2023-07-05T22:00:00-04:00</text:p>
      <text:p text:style-name="P4">
Description: Про це повідомляється у ранковому зведенні ГШ ЗСУ.    Противник зосереджує основ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02-artyleriya.jpg" text:style-name="Internet_20_link" text:visited-style-name="Visited_20_Internet_20_Link">
02-artyleriya.jpg</text:a>
']</text:p>
      <text:p text:style-name="P4">
Tags: ['БОЙОВІ ЗІТКНЕННЯ', 'ДОНЕЧЧИНА', 'НОВИНИ']</text:p>
      <text:p text:style-name="P4">
Category: News</text:p>
      <!--METADATA-->
      <text:p text:style-name="P4">
<draw:frame draw:style-name="fr1" draw:name="Image273" text:anchor-type="as-char" svg:width="6.9236in" svg:height="3.875676in" draw:z-index="0">
<draw:image xlink:href="../Images/AРМІЯINFORM/2023-07-05T22-00-00-04-00/02-artyleriya.jpg" xlink:type="simple" xlink:show="embed" xlink:actuate="onLoad" draw:mime-type="image/jpeg"/>
</draw:frame>
Ілюстративне фото</text:p>
      <text:p text:style-name="P4">
Про це повідомляється у ранковому<text:a xlink:type="simple" xlink:href="https://www.facebook.com/GeneralStaff.ua/posts/pfbid02DBDrfJzbJbbu8HpJDSFZ98z8T3wmJRN7FWXbxQ9eFmyjbhTAjiRd9anExqnQ2ovwl" text:style-name="Internet_20_link" text:visited-style-name="Visited_20_Internet_20_Link">
зведенні</text:a>
ГШ ЗСУ.</text:p>
      <text:p text:style-name="P4">
Противник зосереджує основні зусилля на Лиманському, Бахмутському,Авдіївському та Мар’їнському напрямках, тривають важкі бої. Протягом добивідбулось 40 бойових зіткнень.</text:p>
      <text:p text:style-name="P4">
На Куп’янському напрямку противник намагався наступати в районі південнішеНовоселівського Луганської області. Наші воїни стійко тримають оборону —відбили усі атаки ворога. Артилерійських і мінометних обстрілів противниказазнали Одрадне, Новомлинськ, Дворічна, Западне, Куп’янськ, Масютівка таКислівка Харківської області.</text:p>
      <text:p text:style-name="P4">
На Лиманському напрямку протягом доби за підтримки авіації противник робивспроби витіснити наші війська з займаних позицій в районах західнішеНововодяного та південніше Діброви Луганської області, успіху не мав.Артилерійських обстрілів зазнали понад 10 населених пунктів, зокрема Невське,Білогорівка Луганської області та Верхньокам’янське, Берестове, Веселе іРоздолівка Донецької області.</text:p>
      <text:p text:style-name="P4">
На Бахмутському напрямку під щільним вогнем авіації та артилерії противниканаші захисники успішно відбили атаки противника в районах населених пунктівОріхово-Василівка та Богданівка Донецької області. Разом з тим, наші воїнипродовжують вести наступальні дії південніше та північніше міста Бахмут,закріплюються на досягнутих рубежах. Від ворожих артилерійських обстрілівпостраждали більш як 15 населених пунктів, серед них Васюківка, Маркове,Богданівка, Хромове, Іванівське, Часів Яр, Кліщіївка, Олександро-Шультине таПівнічне Донецької області.</text:p>
      <text:p text:style-name="P4">
На Авдіївському напрямку Сили оборони продовжують стримувати наступ російськихвійськ в районі міста Авдіївка Донецької області. Водночас противник здійснивартилерійські обстріли понад 10 населених пунктів, зокрема, постраждалиОчеретине, Бердичі, Степове, Авдіївка, Тоненьке та Первомайське Донецькоїобласті.</text:p>
      <text:p text:style-name="P4">
На Мар’їнському напрямку під ворожими вогнем артилерії наші захисники відбилиусі ворожі атаки в районі міста Мар’їнка. Противник здійснив обстріли понад 10населених пунктів, серед них Красногорівка, Георгіївка, Гостре, Мар’їнка таПобєда Донецької області.</text:p>
      <text:p text:style-name="P4">
Source: <text:a xlink:type="simple" xlink:href="https://armyinform.com.ua/2023/07/05/za-dobu-na-donechchyni-vidbulosya-40-bojovyh-zitknen-z-okupantamy/" text:style-name="Internet_20_link" text:visited-style-name="Visited_20_Internet_20_Link">
https://armyinform.com.ua/2023/07/05/za-dobu-na-donechchyni-vidbulosya-40-bojovyh-zitknen-z-okupantamy/</text:a>
</text:p>
      <!--NEWS-->
      <text:h text:style-name="P10" text:outline-level="1">
<text:span text:style-name="T4">
На деяких напрямках сходу ворог почав залишати позиції – Міноборони</text:span>
</text:h>
      <text:p text:style-name="P4">
Authors: Ukrinform (Person)</text:p>
      <text:p text:style-name="P4">
Publisher: Укринформ (Organization)</text:p>
      <text:p text:style-name="P4">
Published Time: 2023-07-05T22:02:00+03:00</text:p>
      <text:p text:style-name="P4">
Modified Time: 2023-07-05T22:02:00+03:00</text:p>
      <text:p text:style-name="P4">
Description: Наші Сили оборони так потужно б‘ють ворога на сході, що на деяких напрямках їхні військові почали залишати позиції цілими підрозділами. — Укрінформ.</text:p>
      <text:p text:style-name="P4">
Images: ['<text:a xlink:type="simple" xlink:href="https://static.ukrinform.com/photos/2023_06/thumb_files/630_360_1686221008-318.jpg" text:style-name="Internet_20_link" text:visited-style-name="Visited_20_Internet_20_Link">
630_360_16862...</text:a>
']</text:p>
      <text:p text:style-name="P4">
Tags: ['Схід України', 'Війна з Росією', 'Ганна Маляр', 'Єдині новини']</text:p>
      <text:p text:style-name="P4">
Type: Article</text:p>
      <!--METADATA-->
      <text:p text:style-name="P4">
<draw:frame draw:style-name="fr1" draw:name="Image274" text:anchor-type="as-char" svg:width="6.9236in" svg:height="3.956343in" draw:z-index="0">
<draw:image xlink:href="../Images/yкринформ/2023-07-05T22-02-00-03-00/630_360_1686221008-318.jpg" xlink:type="simple" xlink:show="embed" xlink:actuate="onLoad" draw:mime-type="image/jpeg"/>
</draw:frame>
 Наші Силиоборони так потужно б‘ють ворога на сході, що на деяких напрямках їхнівійськові почали залишати позиції цілими підрозділами.</text:p>
      <text:p text:style-name="P4">
Про це в ефірі телемарафону " <text:a xlink:type="simple" xlink:href="https://t.me/annamaliar/913" text:style-name="Internet_20_link" text:visited-style-name="Visited_20_Internet_20_Link">
 Єдині новини </text:a>
 "заявила заступниця міністра оборони Ганна Маляр, передає Укрінформ.</text:p>
      <text:p text:style-name="P4">
За її словами «ставки настільки зросли, що <text:a xlink:type="simple" xlink:href="https://www.ukrinform.ua/tag-rosijski-vijskovi" text:style-name="Internet_20_link" text:visited-style-name="Visited_20_Internet_20_Link">
 ворог</text:a>
 почав використовувати«загороджувальні загони» і зброєю, направленою у спини своїм, намагаютьсязабезпечити стійкість війська».</text:p>
      <text:p text:style-name="P4">
Найгарячіше на сході зараз на Лиманському і Бахмутському напрямках. НаБахмутському напрямку - запеклі бої. Ворог міцно тримається за зайняті нимпозиції.</text:p>
      <text:p text:style-name="P4">
Маляр також повідомила про ситуацію із просуванням українських військ.</text:p>
      <text:p text:style-name="P4">
"Про просування на флангах - до закріплення на позиціях повідомлятипередчасно, адже ситуація може щогодини змінюватись. Сьогодні саме такий день- ситуація динамічно змінювалась. Тому на північному фланзі довкола Бахмутабули бої, станом на кінець дня без суттєвих просувань. На північному фланзіподекуди сьогодні були просування", - сказала вона і додала, що у самому містіворог завдяки нашим бійцям опинився у пастці. Пересуватись повноцінно не може,вийти з міста не може, пояснила Маляр.</text:p>
      <text:p text:style-name="P4">
<text:span text:style-name="T4">
Читайте також:</text:span>
 <text:a xlink:type="simple" xlink:href="https://www.ukrinform.ua/rubric-ato/3731994-zsu-prosuvautsa-v-umovah-perevagi-voroga-u-ozbroenni-malar.html" text:style-name="Internet_20_link" text:visited-style-name="Visited_20_Internet_20_Link">
 ЗСУ просуваються в умовах переваги ворога у озброєнні —<text:span text:style-name="T4">
Маляр</text:span>
 </text:a>
</text:p>
      <text:p text:style-name="P4">
Як повідомлялось, війська РФ протягом доби завдали 48 авіаційних ударів таздійснили 54 обстріли з реактивних систем залпового вогню по позиціях ЗСУ танаселених пунктах України.</text:p>
      <text:p text:style-name="P4">
Source: <text:a xlink:type="simple" xlink:href="https://www.ukrinform.ua/rubric-ato/3732006-na-deakih-napramkah-shodu-vorog-pocav-zalisati-pozicii-minoboroni.html" text:style-name="Internet_20_link" text:visited-style-name="Visited_20_Internet_20_Link">
https://www.ukrinform.ua/rubric-ato/3732006-na-deakih-napramkah-shodu-vorog-pocav-zalisati-pozicii-minoboroni.html</text:a>
</text:p>
      <!--NEWS-->
      <text:h text:style-name="P10" text:outline-level="1">
<text:span text:style-name="T4">
Детективи проводить обшуки у народної депутатки та її помічника - НАБУ</text:span>
</text:h>
      <text:p text:style-name="P4">
Authors: Ukrinform (Person)</text:p>
      <text:p text:style-name="P4">
Publisher: Укринформ (Organization)</text:p>
      <text:p text:style-name="P4">
Published Time: 2023-07-05T22:11:00+03:00</text:p>
      <text:p text:style-name="P4">
Modified Time: 2023-07-05T22:11:00+03:00</text:p>
      <text:p text:style-name="P4">
Description: У Тернопільській області Національне антикорупційне бюро та Спеціалізована антикорупційна прокуратура викрили помічника народного депутата на одержанні неправомірної вигоди за внесення даних у систему "Шлях". — Укрінформ.</text:p>
      <text:p text:style-name="P4">
Images: ['<text:a xlink:type="simple" xlink:href="https://static.ukrinform.com/photos/2020_12/thumb_files/630_360_1608557910-360.jpg" text:style-name="Internet_20_link" text:visited-style-name="Visited_20_Internet_20_Link">
630_360_16085...</text:a>
']</text:p>
      <text:p text:style-name="P4">
Tags: ['Хабар', 'НАБУ', 'Тернопільщина', 'Система «Шлях»']</text:p>
      <text:p text:style-name="P4">
Type: Article</text:p>
      <!--METADATA-->
      <text:p text:style-name="P4">
<draw:frame draw:style-name="fr1" draw:name="Image275" text:anchor-type="as-char" svg:width="6.9236in" svg:height="3.956343in" draw:z-index="0">
<draw:image xlink:href="../Images/yкринформ/2023-07-05T22-11-00-03-00/630_360_1608557910-360.jpg" xlink:type="simple" xlink:show="embed" xlink:actuate="onLoad" draw:mime-type="image/jpeg"/>
</draw:frame>
 УТернопільській області Національне антикорупційне бюро та Спеціалізованаантикорупційна прокуратура викрили помічника народного депутата на одержаннінеправомірної вигоди за внесення даних у систему "Шлях".</text:p>
      <text:p text:style-name="P4">
Як передає Укрінформ, про це Національне антикорупційне бюро повідомляє у <text:a xlink:type="simple" xlink:href="https://t.me/nab_ukraine/1956" text:style-name="Internet_20_link" text:visited-style-name="Visited_20_Internet_20_Link">
Телеграмі </text:a>
 .</text:p>
      <text:p text:style-name="P4">
"НАБУ і САП за оперативного супроводу Департаменту внутрішньої безпеки Нацполувикрило помічника чинного народного депутата України на отриманнінеправомірної вигоди за внесення даних в систему "Шлях", що фактично надаєдозвіл на перетин кордону", - ідеться у повідомлені.</text:p>
      <text:p text:style-name="P4">
<text:span text:style-name="T4">
Читайте також:</text:span>
 <text:span text:style-name="T4">
<text:a xlink:type="simple" xlink:href="https://www.ukrinform.ua/rubric-regions/3730858-u-cerkasah-z-habarem-zatrimali-dvoh-mitnikiv.html" text:style-name="Internet_20_link" text:visited-style-name="Visited_20_Internet_20_Link">
 У Черкасах з хабарем затримали двох митників</text:a>
 </text:span>
</text:p>
      <text:p text:style-name="P4">
Наразі детективи проводять невідкладний обшук у помічника, а також у народногодепутата на Тернопільщині. Перевіряється можлива причетність народної обраницідо вчинення злочину.</text:p>
      <text:p text:style-name="P4">
"За даними слідства, група осіб систематично отримували неправомірну вигоду завключення через обласні військові адміністрації в інформаційну систему "Шлях"відомостей, які надають право на перетин кордону", - зазначили в НАБУ.</text:p>
      <text:p text:style-name="P4">
<text:span text:style-name="T4">
Читайте також:</text:span>
 <text:span text:style-name="T4">
<text:a xlink:type="simple" xlink:href="https://www.ukrinform.ua/rubric-regions/3730918-pidozruvanij-u-vimaganni-habara-golova-ternopilskoi-oblradi-povernuvsa-na-robotu.html" text:style-name="Internet_20_link" text:visited-style-name="Visited_20_Internet_20_Link">
 Підозрюваний у вимаганні хабаря голова Тернопільськоїоблради повернувся на роботу </text:a>
 </text:span>
</text:p>
      <text:p text:style-name="P4">
За даними депутата Верховної Ради Олексія Гончаренка, мова йде про нардепкувід Слуги народу Людмилу Марченко.</text:p>
      <text:p text:style-name="P4">
Попередня кваліфікація - ч. 3 ст. 368, ч. 4 ст. 368, ч. 4 ст. 27, ч. 4 ст. 369Кримінального кодексу України.</text:p>
      <text:p text:style-name="P4">
У <text:span text:style-name="T4">
<text:a xlink:type="simple" xlink:href="https://www.ukrinform.ua/tag-nabu" text:style-name="Internet_20_link" text:visited-style-name="Visited_20_Internet_20_Link">
 НАБУ </text:a>
 </text:span>
 обіцяють згодом повідомитидеталі.</text:p>
      <text:p text:style-name="P4">
"Зазначимо, що відповідно до обмежень, введених в Україні у звʼязку з дієюправового режиму воєнного часу, виїзд чоловікам – громадянам України, вікомвід 18 до 60 років, обмежено виїзд за межі країни", - підкреслили в НАБУ.</text:p>
      <text:p text:style-name="P4">
<text:span text:style-name="T4">
Читайте також:</text:span>
 <text:span text:style-name="T4">
<text:a xlink:type="simple" xlink:href="https://www.ukrinform.ua/rubric-economy/3724756-cinovniki-vimagali-habari-v-eksporteriv-zerna-sbu-likviduvala-shemu-na-odesini.html" text:style-name="Internet_20_link" text:visited-style-name="Visited_20_Internet_20_Link">
 Чиновники вимагали хабарі в експортерів зерна - СБУліквідувала схему на Одещині </text:a>
 </text:span>
</text:p>
      <text:p text:style-name="P4">
Як повідомляв Укрінформ, система "Шлях" була запроваджена урядом для того, щобдопомагати, зокрема волонтерам, ввозити з-за кордону гуманітарну допомогу дляЗСУ та людей, які її потребують.</text:p>
      <text:p text:style-name="P4">
Source: <text:a xlink:type="simple" xlink:href="https://www.ukrinform.ua/rubric-society/3732008-na-ternopilsini-vikrili-pomicnika-deputata-na-habari-za-vnesenna-danih-u-sistemu-slah.html" text:style-name="Internet_20_link" text:visited-style-name="Visited_20_Internet_20_Link">
https://www.ukrinform.ua/rubric-society/3732008-na-ternopilsini-vikrili-pomicnika-deputata-na-habari-za-vnesenna-danih-u-sistemu-slah.html</text:a>
</text:p>
      <!--NEWS-->
      <text:h text:style-name="P10" text:outline-level="1">
<text:span text:style-name="T4">
Президент прокоментував можливість примирення українців та росіян</text:span>
</text:h>
      <text:p text:style-name="P4">
Authors: Ukrinform (Person)</text:p>
      <text:p text:style-name="P4">
Publisher: Укринформ (Organization)</text:p>
      <text:p text:style-name="P4">
Published Time: 2023-07-05T22:23:00+03:00</text:p>
      <text:p text:style-name="P4">
Modified Time: 2023-07-05T22:23:00+03:00</text:p>
      <text:p text:style-name="P4">
Description: Вбивці мають сісти за ґрати, агресор має визнати, що він агресор і вийти, а не чекати, коли його витисне зброя та армія. — Укрінформ.</text:p>
      <text:p text:style-name="P4">
Images: ['<text:a xlink:type="simple" xlink:href="https://static.ukrinform.com/photos/2023_07/thumb_files/630_360_1688502148-599.jpeg" text:style-name="Internet_20_link" text:visited-style-name="Visited_20_Internet_20_Link">
630_360_16885...</text:a>
']</text:p>
      <text:p text:style-name="P4">
Tags: ['Агресія РФ', 'Зеленський', 'Війна з Росією']</text:p>
      <text:p text:style-name="P4">
Type: Article</text:p>
      <!--METADATA-->
      <text:p text:style-name="P4">
<draw:frame draw:style-name="fr1" draw:name="Image277" text:anchor-type="as-char" svg:width="6.9236in" svg:height="3.956343in" draw:z-index="0">
<draw:image xlink:href="../Images/yкринформ/2023-07-05T22-23-00-03-00/630_360_1688502148-599.jpeg" xlink:type="simple" xlink:show="embed" xlink:actuate="onLoad" draw:mime-type="image/jpeg"/>
</draw:frame>
 Вбивцімають сісти за ґрати, агресор має визнати, що він агресор і вийти, а нечекати, коли його витисне зброя та армія.</text:p>
      <text:p text:style-name="P4">
Про це Президент Володимир Зеленський сказав під час звернення до студентівАргентини, відповідаючи на запитання коли може відбутись відновлення відносинз РФ.</text:p>
      <text:p text:style-name="P4">
«Якщо прийшли до вас в дім вбили когось з рідних. Ґвалтували когось із вашихзнайомих, спалили вашу землю, замінували землі, щоб ми не могли вирощуватихліб, атакували всю зиму нас ракетами. Нам на голову прилетіло близько 4 тисячракет, і це на цивільне населення. Я не рахую ті снаряди та ракети, які летілина військових. Вони вбили людей, вбиті діти й після цього можна відновитивідносини з цими людьми і є ліки цьому?», - запитав журналіста Зеленський.</text:p>
      <text:p text:style-name="P4">
<text:span text:style-name="T4">
Читайте також:</text:span>
 <text:span text:style-name="T4">
<text:a xlink:type="simple" xlink:href="https://www.ukrinform.ua/rubric-ato/3730904-vijna-ne-zakincitsa-poki-krim-bude-pid-okupacieu-zelenskij.html" text:style-name="Internet_20_link" text:visited-style-name="Visited_20_Internet_20_Link">
 Війна не закінчиться, поки Крим буде під окупацією –Зеленський </text:a>
 </text:span>
</text:p>
      <text:p text:style-name="P4">
Президент зауважив, що історія показує, що справедливість повинна бути –вбивці мають сісти за ґрати. Агресор повинен визнати, що він агресор і "вийти,не чекати коли його витисне зброя та армія".</text:p>
      <text:p text:style-name="P4">
Зеленський припустив, що колись будуть, мабуть, нові люди на території РФ івони мають визнати, що це трагедія, яку вони принесли на нашу країну і вцілому на землю.</text:p>
      <text:p text:style-name="P4">
«Має пройти довгий час. Інших ліків у мене немає», - сказав Зеленський.</text:p>
      <text:p text:style-name="P4">
<text:span text:style-name="T4">
Читайте також:</text:span>
 <text:span text:style-name="T4">
<text:a xlink:type="simple" xlink:href="https://www.ukrinform.ua/rubric-ato/3731042-ubezpeciti-evropu-vid-agresii-mozna-lise-z-ukrainou-v-nato-zelenskij.html" text:style-name="Internet_20_link" text:visited-style-name="Visited_20_Internet_20_Link">
 Убезпечити Європу від агресії можна лише з Україною вНАТО - Зеленський </text:a>
 </text:span>
</text:p>
      <text:p text:style-name="P4">
Як раніше повідомляло агентство, в Україні наразі _<text:span text:style-name="T4">
<text:a xlink:type="simple" xlink:href="https://www.ukrinform.ua/rubric-ato/3731373-policia-rozslidue-ponad-84-tisac-provadzen-sodo-voennih-zlociniv-rosian-zelenskij.html" text:style-name="Internet_20_link" text:visited-style-name="Visited_20_Internet_20_Link">
 порушено понад 84 тис.кримінальних проваджень щодо воєнних злочинів російських загарбників</text:a>
 </text:span>
 _ , є1838 повідомлень про підозру.</text:p>
      <text:p text:style-name="P4">
Source: <text:a xlink:type="simple" xlink:href="https://www.ukrinform.ua/rubric-society/3732016-prezident-prokomentuvav-mozlivist-primirenna-ukrainciv-ta-rosian.html" text:style-name="Internet_20_link" text:visited-style-name="Visited_20_Internet_20_Link">
https://www.ukrinform.ua/rubric-society/3732016-prezident-prokomentuvav-mozlivist-primirenna-ukrainciv-ta-rosian.html</text:a>
</text:p>
      <!--NEWS-->
      <text:h text:style-name="P10" text:outline-level="1">
<text:span text:style-name="T4">
В Україні економічно активними є лише близько 11,7 мільйона людей</text:span>
</text:h>
      <text:p text:style-name="P4">
Authors: Ukrinform (Person)</text:p>
      <text:p text:style-name="P4">
Publisher: Укринформ (Organization)</text:p>
      <text:p text:style-name="P4">
Published Time: 2023-07-05T22:29:00+03:00</text:p>
      <text:p text:style-name="P4">
Modified Time: 2023-07-05T22:29:00+03:00</text:p>
      <text:p text:style-name="P4">
Description: Наразі в Україні економічно активними є близько 11,7 млн українців, з яких працюють орієнтовно до 9,3 млн. Ще майже 2,7 млн є безробітними. — Укрінформ.</text:p>
      <text:p text:style-name="P4">
Images: ['<text:a xlink:type="simple" xlink:href="https://static.ukrinform.com/photos/2023_07/thumb_files/630_360_1688215887-155.jpg" text:style-name="Internet_20_link" text:visited-style-name="Visited_20_Internet_20_Link">
630_360_16882...</text:a>
']</text:p>
      <text:p text:style-name="P4">
Tags: ['Економіка', 'Україна', 'Безробіття', 'дослідження']</text:p>
      <text:p text:style-name="P4">
Type: Article</text:p>
      <!--METADATA-->
      <text:p text:style-name="P4">
<draw:frame draw:style-name="fr1" draw:name="Image278" text:anchor-type="as-char" svg:width="6.9236in" svg:height="3.956343in" draw:z-index="0">
<draw:image xlink:href="../Images/yкринформ/2023-07-05T22-29-00-03-00/630_360_1688215887-155.jpg" xlink:type="simple" xlink:show="embed" xlink:actuate="onLoad" draw:mime-type="image/jpeg"/>
</draw:frame>
 Наразі вУкраїні економічно активними є близько 11,7 млн українців, з яких працюютьорієнтовно до 9,3 млн. Ще майже 2,7 млн є безробітними.</text:p>
      <text:p text:style-name="P4">
Такі дані оприлюднили експерти <text:a xlink:type="simple" xlink:href="https://www.facebook.com/UkrainianIF/videos/1619640075197535" text:style-name="Internet_20_link" text:visited-style-name="Visited_20_Internet_20_Link">
 Українського інституту майбутнього</text:a>
 (UIF) під часпрезентації Прогнозу економіки України на 2023-2024 роки.</text:p>
      <text:p text:style-name="P4">
«За нашими підрахунками, наразі в Україні є близько 28,5 млн людей. Алеважлива не загальна цифра, а структура. Серед усіх цих 28,5 мільйонів у нас16,8 мільйона це <text:a xlink:type="simple" xlink:href="https://www.ukrinform.ua/tag-ekonomika" text:style-name="Internet_20_link" text:visited-style-name="Visited_20_Internet_20_Link">
 економічно </text:a>
неактивне населення – пенсіонери, діти. Економічно активними є десь 11,7мільйона, але працюють реально з них тільки орієнтовно 9-9,3 мільйона. Якщовід цієї цифри відняти ще бюджетників, то залишається 6-7 мільйонів людей,які, по суті, є тією «упряжкою», яка везе на собі всю економіку», - розповілаекспертка економічних програм UIF Яна Лаврик.</text:p>
      <text:p text:style-name="P4">
Вона підкреслила, що ситуація надалі може погіршуватися. Якщо населенняпродовжить і далі емігрувати, не буде кому створювати ВВП в Україні,сплачувати податки, а відтак – країна неспроможна буде не лише обслуговуватибюджет, а й виконувати соціальні зобов’язання.</text:p>
      <text:p text:style-name="P4">
«Дефіцит трудових ресурсів призведе до підвищення податків, бо це природньо:якщо на одну працюючу людину припадатиме дві непрацюючих, щоб їх забезпечити,доведеться посилювати податкове навантаження. Відтак, звідси матимемофіскалізацію економіки», - підкреслила дослідниця.</text:p>
      <text:p text:style-name="P4">
Тому, на її переконання, міграційна політика України, а саме питанняповернення українців з-за кордону та залучення нових мігрантів, має стати дляуряду пріоритетом номер один.</text:p>
      <text:p text:style-name="P4">
<text:span text:style-name="T4">
Читайте також:</text:span>
 <text:a xlink:type="simple" xlink:href="https://www.ukrinform.ua/rubric-economy/3724982-oon-ocinila-naslidki-rosijskogo-vtorgnenna-dla-ukrainciv-ak-vpali-dohodi.html" text:style-name="Internet_20_link" text:visited-style-name="Visited_20_Internet_20_Link">
 ООН оцінила наслідки російського вторгнення для українців- як впали доходи </text:a>
</text:p>
      <text:p text:style-name="P4">
«Бо це буквально питання виживання нації», - підкреслила Лаврик.</text:p>
      <text:p text:style-name="P4">
Як повідомлялося, в Міністерстві економіки України вважають, що припиненнявійни, розвиток економіки та відбудова інфраструктури й житла, а такожможливості для працевлаштування є основними факторами, які сприятимутьповерненню українців додому. А повернення наших громадян є важливим длязабезпечення швидкого та стійкого економічного відновлення України, адже післяперемоги потреба в трудових ресурсах суттєво зросте.</text:p>
      <text:p text:style-name="P4">
<text:span text:style-name="T5">
Фото: НБУ</text:span>
</text:p>
      <text:p text:style-name="P4">
Source: <text:a xlink:type="simple" xlink:href="https://www.ukrinform.ua/rubric-economy/3732011-v-ukraini-ekonomicno-aktivnimi-e-lise-blizko-117-miljona-ludej.html" text:style-name="Internet_20_link" text:visited-style-name="Visited_20_Internet_20_Link">
https://www.ukrinform.ua/rubric-economy/3732011-v-ukraini-ekonomicno-aktivnimi-e-lise-blizko-117-miljona-ludej.html</text:a>
</text:p>
      <!--NEWS-->
      <text:h text:style-name="P10" text:outline-level="1">
<text:span text:style-name="T4">
Зеленський закликав Латинську Америку і Аргентину підтримати Формулу миру</text:span>
</text:h>
      <text:p text:style-name="P4">
Authors: Ukrinform (Person)</text:p>
      <text:p text:style-name="P4">
Publisher: Укринформ (Organization)</text:p>
      <text:p text:style-name="P4">
Published Time: 2023-07-05T22:34:00+03:00</text:p>
      <text:p text:style-name="P4">
Modified Time: 2023-07-05T22:34:00+03:00</text:p>
      <text:p text:style-name="P4">
Description: Президент Володимир Зеленський закликав Латинську Америку і Аргентину підтримати українську Формулу миру. — Укрінформ.</text:p>
      <text:p text:style-name="P4">
Images: ['<text:a xlink:type="simple" xlink:href="https://static.ukrinform.com/photos/2022_10/thumb_files/630_360_1665719857-744.png" text:style-name="Internet_20_link" text:visited-style-name="Visited_20_Internet_20_Link">
630_360_16657...</text:a>
']</text:p>
      <text:p text:style-name="P4">
Tags: ['Аргентина', 'Латинська Америка', 'Зеленський', 'Формула миру']</text:p>
      <text:p text:style-name="P4">
Type: Article</text:p>
      <!--METADATA-->
      <text:p text:style-name="P4">
<draw:frame draw:style-name="fr1" draw:name="Image279" text:anchor-type="as-char" svg:width="6.9236in" svg:height="3.956343in" draw:z-index="0">
<draw:image xlink:href="../Images/yкринформ/2023-07-05T22-34-00-03-00/630_360_1665719857-744.png" xlink:type="simple" xlink:show="embed" xlink:actuate="onLoad" draw:mime-type="image/png"/>
</draw:frame>
 ПрезидентВолодимир Зеленський закликав Латинську Америку і Аргентину підтриматиукраїнську Формулу миру.</text:p>
      <text:p text:style-name="P4">
Про це він зазначив під час <text:a xlink:type="simple" xlink:href="https://www.youtube.com/watch" text:style-name="Internet_20_link" text:visited-style-name="Visited_20_Internet_20_Link">
 спілкування</text:a>
 зі студентами тавикладачами Університету Буенос-Айреса, передає Укрінформ.</text:p>
      <text:p text:style-name="P4">
«Ми повинні тиснути на всі керівництва, всіх держав, я не виключаю державивсього світу, не виключаю держави Латинської Америки. Не можна тиснути рукулідеру <text:a xlink:type="simple" xlink:href="https://www.ukrinform.ua/tag-rosia" text:style-name="Internet_20_link" text:visited-style-name="Visited_20_Internet_20_Link">
 Росії </text:a>
 , яка в крові, тому щовін віддавав всі злочинні накази», - зазначив Глава Української держави.</text:p>
      <text:p text:style-name="P4">
_Відео:<text:a xlink:type="simple" xlink:href="https://www.youtube.com/watch" text:style-name="Internet_20_link" text:visited-style-name="Visited_20_Internet_20_Link">
 ОП </text:a>
 _</text:p>
      <text:p text:style-name="P4">
Він акцентував, що дуже потрібною та важливою є політична ізоляція РосійськоїФедерації.</text:p>
      <text:p text:style-name="P4">
«Ми запропонували Формулу миру, і хочемо, щоб туди об'єдналися всі держави», -наголосив Зеленський.</text:p>
      <text:p text:style-name="P4">
Він зазначив, що українські військові зброєю витісняють ворога, але політики ізвичайні люди інших держав не повинні бути залучені на полі бою, але можутьпідтримувати Україну в різних мирних ініціативах.</text:p>
      <text:p text:style-name="P4">
<text:span text:style-name="T4">
Читайте також:</text:span>
 <text:a xlink:type="simple" xlink:href="https://www.ukrinform.ua/rubric-polytics/3729998-ukraina-spodivaetsa-na-dopomogu-ispanii-sob-otrimati-vpliv-u-latinskij-americi-zelenskij.html" text:style-name="Internet_20_link" text:visited-style-name="Visited_20_Internet_20_Link">
 Україна сподівається на допомогу Іспанії, щоб отримативплив у Латинській Америці - Зеленський </text:a>
</text:p>
      <text:p text:style-name="P4">
«Ми хочемо, щоб Латинська Америка долучилась, і щоб долучилась Аргентина. Цедуже важливо», - резюмував Президент України.</text:p>
      <text:p text:style-name="P4">
Як повідомляв <text:a xlink:type="simple" xlink:href="https://www.ukrinform.ua/rubric-polytics/3729534-zelenskij-obgovoriv-iz-prezidentom-gvatemali-mozlivi-formati-samitu-ukraina-latinska-amerika.html" text:style-name="Internet_20_link" text:visited-style-name="Visited_20_Internet_20_Link">
 Укрінформ </text:a>
 , Президент України Володимир Зеленськийобговорив із президентом Гватемали Алехандро Джамматтеї військову співпрацю іможливі формати проведення саміту Україна – Латинська Америка.</text:p>
      <text:p text:style-name="P4">
<text:span text:style-name="T5">
Фото: ОП</text:span>
</text:p>
      <text:p text:style-name="P4">
Source: <text:a xlink:type="simple" xlink:href="https://www.ukrinform.ua/rubric-polytics/3732015-zelenskij-zaklikav-latinsku-ameriku-i-argentinu-pidtrimati-formulu-miru.html" text:style-name="Internet_20_link" text:visited-style-name="Visited_20_Internet_20_Link">
https://www.ukrinform.ua/rubric-polytics/3732015-zelenskij-zaklikav-latinsku-ameriku-i-argentinu-pidtrimati-formulu-miru.html</text:a>
</text:p>
      <!--NEWS-->
      <text:h text:style-name="P10" text:outline-level="1">
<text:span text:style-name="T4">
Середа зможе взяти участь у чемпіонаті світу з водних видів спорту - головний тренер стрибунів у воду</text:span>
</text:h>
      <text:p text:style-name="P4">
Authors: Ukrinform (Person)</text:p>
      <text:p text:style-name="P4">
Publisher: Укринформ (Organization)</text:p>
      <text:p text:style-name="P4">
Published Time: 2023-07-05T22:44:02+03:00</text:p>
      <text:p text:style-name="P4">
Modified Time: 2023-07-05T22:44:02+03:00</text:p>
      <text:p text:style-name="P4">
Description: Головний тренер збірної України зі стрибків у воду Ілля Целютін запевнив, що лідер команди Олексій Середа встигне відновитися від травми до чемпіонату світу з водних видів спорту в Японії. — Укрінформ.</text:p>
      <text:p text:style-name="P4">
Images: ['<text:a xlink:type="simple" xlink:href="https://static.ukrinform.com/photos/2023_07/thumb_files/630_360_1688586088-545.jpg" text:style-name="Internet_20_link" text:visited-style-name="Visited_20_Internet_20_Link">
630_360_16885...</text:a>
']</text:p>
      <text:p text:style-name="P4">
Tags: ['Стрибки у воду']</text:p>
      <text:p text:style-name="P4">
Type: Article</text:p>
      <!--METADATA-->
      <text:p text:style-name="P4">
<draw:frame draw:style-name="fr1" draw:name="Image280" text:anchor-type="as-char" svg:width="6.9236in" svg:height="3.956343in" draw:z-index="0">
<draw:image xlink:href="../Images/yкринформ/2023-07-05T22-44-02-03-00/630_360_1688586088-545.jpg" xlink:type="simple" xlink:show="embed" xlink:actuate="onLoad" draw:mime-type="image/jpeg"/>
</draw:frame>
 Головнийтренер збірної України зі стрибків у воду Ілля Целютін запевнив, що лідеркоманди Олексій Середа встигне відновитися від травми до чемпіонату світу зводних видів спорту в Японії.</text:p>
      <text:p text:style-name="P4">
Він розповів про це ексклюзивно в коментарі Укрінформу під час урочистихпроводів команди на змагання.</text:p>
      <text:p text:style-name="P4">
«Середа має проблеми зі спиною. Вони почалися на останньому етапі кубку світу.На європейських іграх він відпрацював два снаряди, але ми вирішили йогоприберегти для чемпіонату світу. Сезон не закінчився, тому ми ухвалили рішенняпро його дострокове закінчення виступів на Європейських іграх. Він заразвідновлюється за допомогою масажів, фізіотерапії і робить комплекс вправ длятого, щоб вилікуватися», - сказав він.</text:p>
      <text:p text:style-name="P4">
Целютін також зауважив, що збірна України є конкурентною на світовій ареніпопри юний вік спортсменів.</text:p>
      <text:p text:style-name="P4">
«Ми розпочали підготовку до змагань з 1 вересня. У нашому складі дуже молодіспортсмени. На щастя, ми маємо максимально хороші умови, тому є можливістьдемонструвати хороший результат. Ми - конкурентно спроможні на міжнародномурівні, тому їхатимемо на чемпіонат світу за нагородами і ліцензіями. Післязакінчення сезону аналізуватимемо нашу роботу і робитимемо корективи запотреби», - пояснив головний тренер збірної України зі стрибків у воду.</text:p>
      <text:p text:style-name="P4">
<text:span text:style-name="T4">
Читайте також:</text:span>
 <text:a xlink:type="simple" xlink:href="https://www.ukrinform.ua/rubric-sports/3730603-ukraina-zaversila-vistup-na-iii-evropejskih-igrah-41-medal-trete-komandne-misce.html" text:style-name="Internet_20_link" text:visited-style-name="Visited_20_Internet_20_Link">
 Україна завершила виступ на III Європейських іграх: 41медаль, третє командне місце </text:a>
</text:p>
      <text:p text:style-name="P4">
Як повідомлялося, українські стрибуни у воду стали найкращою командоюЄвропейських ігор у Варшаві, завоювавши 4 золоті й 1 срібні медалі.</text:p>
      <text:p text:style-name="P4">
Чемпіонат світу з водних видів спорту розпочнеться 14 липня в Японії.</text:p>
      <text:p text:style-name="P4">
Source: <text:a xlink:type="simple" xlink:href="https://www.ukrinform.ua/rubric-sports/3732018-sereda-zmoze-vzati-ucast-u-cempionati-svitu-z-vodnih-vidiv-sportu-golovnij-trener-stribuniv-u-vodu.html" text:style-name="Internet_20_link" text:visited-style-name="Visited_20_Internet_20_Link">
https://www.ukrinform.ua/rubric-sports/3732018-sereda-zmoze-vzati-ucast-u-cempionati-svitu-z-vodnih-vidiv-sportu-golovnij-trener-stribuniv-u-vodu.html</text:a>
</text:p>
      <!--NEWS-->
      <text:h text:style-name="P10" text:outline-level="1">
<text:span text:style-name="T4">
Єрмак провів телефонну розмову з Держсекретарем Святого Престолу</text:span>
</text:h>
      <text:p text:style-name="P4">
Authors: Ukrinform (Person)</text:p>
      <text:p text:style-name="P4">
Publisher: Укринформ (Organization)</text:p>
      <text:p text:style-name="P4">
Published Time: 2023-07-05T22:53:00+03:00</text:p>
      <text:p text:style-name="P4">
Modified Time: 2023-07-05T22:53:00+03:00</text:p>
      <text:p text:style-name="P4">
Description: Керівник Офісу Президента України Андрій Єрмак провів телефонну розмову з Державним секретарем Святого Престолу кардиналом П’єтро Пароліном. — Укрінформ.</text:p>
      <text:p text:style-name="P4">
Images: ['<text:a xlink:type="simple" xlink:href="https://static.ukrinform.com/photos/2023_07/thumb_files/630_360_1688586153-848.jpeg" text:style-name="Internet_20_link" text:visited-style-name="Visited_20_Internet_20_Link">
630_360_16885...</text:a>
']</text:p>
      <text:p text:style-name="P4">
Tags: ['Ватикан', 'Єрмак', 'Офіс Президента']</text:p>
      <text:p text:style-name="P4">
Type: Article</text:p>
      <!--METADATA-->
      <text:p text:style-name="P4">
<draw:frame draw:style-name="fr1" draw:name="Image281" text:anchor-type="as-char" svg:width="6.9236in" svg:height="3.956343in" draw:z-index="0">
<draw:image xlink:href="../Images/yкринформ/2023-07-05T22-53-00-03-00/630_360_1688586153-848.jpeg" xlink:type="simple" xlink:show="embed" xlink:actuate="onLoad" draw:mime-type="image/jpeg"/>
</draw:frame>
 КерівникОфісу Президента України Андрій Єрмак провів телефонну розмову з Державнимсекретарем Святого Престолу кардиналом П’єтро Пароліном.</text:p>
      <text:p text:style-name="P4">
Як передає Укрінформ, про це повідомляє <text:a xlink:type="simple" xlink:href="https://president.gov.ua/news/kerivnik-ofisu-prezidenta-ukrayini-proviv-rozmovu-z-derzhavn-84089" text:style-name="Internet_20_link" text:visited-style-name="Visited_20_Internet_20_Link">
 пресслужба Офісу Президента України</text:a>
 .</text:p>
      <text:p text:style-name="P4">
«Керівник Офісу Президента поінформував співрозмовника про зусилля <text:a xlink:type="simple" xlink:href="https://www.ukrinform.ua/tag-ukraina" text:style-name="Internet_20_link" text:visited-style-name="Visited_20_Internet_20_Link">
 України</text:a>
 , спрямовані на досягнення миру вУкраїні, зокрема про консультації щодо ключових принципів миру на рівнірадників з питань національної безпеки та політичних радників лідерівБразилії, Великої Британії, Данії, ЄС, Італії, Індії, Канади, Німеччини,Південної Африки, Саудівської Аравії, США, Туреччини, України, Франції таЯпонії, що відбулись у Копенгагені», - йдеться у повідомленні.</text:p>
      <text:p text:style-name="P4">
Як розповів Андрій Єрмак, ці консультації мали продовження у вигляді йогощотижневих зустрічей з представниками іноземних дипломатичних місій у Києві.Зокрема сьогодні відбулася друга така зустріч. У ній взяли участь посли країнG-7, Представництва ЄС в Україні та глави дипломатичних представництвПівденно-Африканської Республіки, КНР, Данії, Іспанії, Індії, РеспублікиКорея, Нідерландів, Індонезії, Австралії, Саудівської Аравії, Мексики, Польщі,Туреччини, Словаччини, Чехії, Бразилії, Аргентини та Ватикану в Україні.</text:p>
      <text:p text:style-name="P4">
Андрій Єрмак окремо подякував П’єтро Пароліну за участь у сьогоднішнійзустрічі в Києві апостольського нунція в Україні і титулярного архиєпископаМартани – архиєпископа Вісвальдаса Кульбокаса.</text:p>
      <text:p text:style-name="P4">
<text:span text:style-name="T4">
Читайте також:</text:span>
 <text:a xlink:type="simple" xlink:href="https://www.ukrinform.ua/rubric-polytics/3731541-ermak-ta-posol-ssa-vidvidali-vistavku-prisvacenu-borotbi-ukraini-z-rosijskou-agresieu.html" text:style-name="Internet_20_link" text:visited-style-name="Visited_20_Internet_20_Link">
 <text:span text:style-name="T4">
Єрмак</text:span>
 та посол США відвідали виставку, присвяченуборотьбі України з російською агресією </text:a>
</text:p>
      <text:p text:style-name="P4">
Керівник Офісу Глави держави висловив вдячність П’єтро Пароліну за готовністьсприяти процесу повернення на батьківщину українських дітей, незаконнодепортованих Росією.</text:p>
      <text:p text:style-name="P4">
Андрій Єрмак зауважив, що повернення громадян України – серед 10 пунктівФормули миру Президента України Володимира Зеленського.</text:p>
      <text:p text:style-name="P4">
Як повідомляв <text:a xlink:type="simple" xlink:href="https://www.ukrinform.ua/rubric-polytics/3732015-zelenskij-zaklikav-latinsku-ameriku-i-argentinu-pidtrimati-formulu-miru.html" text:style-name="Internet_20_link" text:visited-style-name="Visited_20_Internet_20_Link">
 Укрінформ </text:a>
 , Президент Володимир Зеленський закликав Латинську Америкуі Аргентину підтримати українську Формулу миру.</text:p>
      <text:p text:style-name="P4">
<text:span text:style-name="T5">
Фото: ОП</text:span>
</text:p>
      <text:p text:style-name="P4">
Source: <text:a xlink:type="simple" xlink:href="https://www.ukrinform.ua/rubric-polytics/3732019-ermak-proviv-telefonnu-rozmovu-z-derzsekretarem-svatogo-prestolu.html" text:style-name="Internet_20_link" text:visited-style-name="Visited_20_Internet_20_Link">
https://www.ukrinform.ua/rubric-polytics/3732019-ermak-proviv-telefonnu-rozmovu-z-derzsekretarem-svatogo-prestolu.html</text:a>
</text:p>
      <!--NEWS-->
      <text:h text:style-name="P10" text:outline-level="1">
<text:span text:style-name="T4">
У Нацгвардії розпочали службове розслідування за фактом вибуху в Шевченківському райсуді</text:span>
</text:h>
      <text:p text:style-name="P4">
Authors: Ukrinform (Person)</text:p>
      <text:p text:style-name="P4">
Publisher: Укринформ (Organization)</text:p>
      <text:p text:style-name="P4">
Published Time: 2023-07-05T23:01:00+03:00</text:p>
      <text:p text:style-name="P4">
Modified Time: 2023-07-05T23:01:00+03:00</text:p>
      <text:p text:style-name="P4">
Description: За вказівкою міністра внутрішніх справ у Національній гвардії розпочато службове розслідування за фактом подій, які трапилися 5 липня в Шевченківському суді Києва. — Укрінформ.</text:p>
      <text:p text:style-name="P4">
Images: ['<text:a xlink:type="simple" xlink:href="https://static.ukrinform.com/photos/2022_12/thumb_files/630_360_1671282972-726.jpg" text:style-name="Internet_20_link" text:visited-style-name="Visited_20_Internet_20_Link">
630_360_16712...</text:a>
']</text:p>
      <text:p text:style-name="P4">
Tags: ['Нацгвардія', 'Суд', 'Вибух']</text:p>
      <text:p text:style-name="P4">
Type: Article</text:p>
      <!--METADATA-->
      <text:p text:style-name="P4">
<draw:frame draw:style-name="fr1" draw:name="Image282" text:anchor-type="as-char" svg:width="6.9236in" svg:height="3.956343in" draw:z-index="0">
<draw:image xlink:href="../Images/yкринформ/2023-07-05T23-01-00-03-00/630_360_1671282972-726.jpg" xlink:type="simple" xlink:show="embed" xlink:actuate="onLoad" draw:mime-type="image/jpeg"/>
</draw:frame>
 Завказівкою міністра внутрішніх справ у Національній гвардії розпочато службоверозслідування за фактом подій, які трапилися 5 липня в Шевченківському судіКиєва.</text:p>
      <text:p text:style-name="P4">
Про це <text:a xlink:type="simple" xlink:href="https://t.me/mvs_ukraine/27070" text:style-name="Internet_20_link" text:visited-style-name="Visited_20_Internet_20_Link">
 повідомили</text:a>
в Міністерстві внутрішніх справ, передає Укрінформ.</text:p>
      <text:p text:style-name="P4">
Метою розслідування, як зазначено в повідомленні, є "всебічне й об'єктивневстановлення всіх обставин події, що трапилася". Зокрема, перевірятьправильність дій особового складу варти Національної гвардії, яка конвоювалапідсудного до суду.</text:p>
      <text:p text:style-name="P4">
<text:span text:style-name="T4">
Читайте також:</text:span>
 <text:span text:style-name="T4">
<text:a xlink:type="simple" xlink:href="https://www.ukrinform.ua/rubric-kyiv/3731961-vibuh-u-sudi-kieva-pravoporusnik-zaginuv-na-misci.html" text:style-name="Internet_20_link" text:visited-style-name="Visited_20_Internet_20_Link">
 Вибух у суді Києва: правопорушник загинув на місці</text:a>
 </text:span>
</text:p>
      <text:p text:style-name="P4">
Як повідомляв Укрінформ, о 17.20 у Шевченківському районному суді міста Києвапролунав вибух. За попередніми даними міністра внутрішніх справи ІгоряКлименка, загалом було два вибухи.</text:p>
      <text:p text:style-name="P4">
Це сталося під час конвоювання з зали суду Ігоря Гуменюка, якого обвинувачуютьу скоєнні теракту під Верховною Радою 31 серпня 2015 року. За даними слідства,тоді Гуменюк під час акції протесту кинув у правоохоронців бойову гранату,унаслідок чого загинули четверо нацгвардійців, понад 140 людей зазналипоранень.</text:p>
      <text:p text:style-name="P4">
<text:span text:style-name="T4">
Читайте також:</text:span>
 <text:span text:style-name="T4">
<text:a xlink:type="simple" xlink:href="https://www.ukrinform.ua/rubric-kyiv/3731976-slidstvo-zasovuvatime-ak-vibuhivka-potrapila-u-sevcenkivskij-rajsud-klimenko.html" text:style-name="Internet_20_link" text:visited-style-name="Visited_20_Internet_20_Link">
 Слідство з’ясовуватиме, як вибухівка потрапила уШевченківський райсуд - Клименко </text:a>
 </text:span>
</text:p>
      <text:p text:style-name="P4">
Унаслідок інциденту в Шевченківському райсуді поранені два працівники КОРД.Гуменюк загинув.</text:p>
      <text:p text:style-name="P4">
Source: <text:a xlink:type="simple" xlink:href="https://www.ukrinform.ua/rubric-kyiv/3732020-u-nacgvardii-rozpocali-sluzbove-rozsliduvanna-za-faktom-vibuhu-v-sevcenkivskomu-rajsudi.html" text:style-name="Internet_20_link" text:visited-style-name="Visited_20_Internet_20_Link">
https://www.ukrinform.ua/rubric-kyiv/3732020-u-nacgvardii-rozpocali-sluzbove-rozsliduvanna-za-faktom-vibuhu-v-sevcenkivskomu-rajsudi.html</text:a>
</text:p>
      <!--NEWS-->
      <text:h text:style-name="P10" text:outline-level="1">
<text:span text:style-name="T4">
Зеленський: Справедливість - це перемога України у війні і вироки вбивцям</text:span>
</text:h>
      <text:p text:style-name="P4">
Authors: Ukrinform (Person)</text:p>
      <text:p text:style-name="P4">
Publisher: Укринформ (Organization)</text:p>
      <text:p text:style-name="P4">
Published Time: 2023-07-05T23:18:00+03:00</text:p>
      <text:p text:style-name="P4">
Modified Time: 2023-07-05T23:18:00+03:00</text:p>
      <text:p text:style-name="P4">
Description: Закінчення війни – це справедливість, а справедливість – це, перш за все, вироки вбивцям. — Укрінформ.</text:p>
      <text:p text:style-name="P4">
Images: ['<text:a xlink:type="simple" xlink:href="https://static.ukrinform.com/photos/2022_07/thumb_files/630_360_1658192913-591.jpeg" text:style-name="Internet_20_link" text:visited-style-name="Visited_20_Internet_20_Link">
630_360_16581...</text:a>
']</text:p>
      <text:p text:style-name="P4">
Tags: ['Латинська Америка', 'Вирок', 'Зеленський', 'Війна з Росією']</text:p>
      <text:p text:style-name="P4">
Type: Article</text:p>
      <!--METADATA-->
      <text:p text:style-name="P4">
<draw:frame draw:style-name="fr1" draw:name="Image283" text:anchor-type="as-char" svg:width="6.9236in" svg:height="3.956343in" draw:z-index="0">
<draw:image xlink:href="../Images/yкринформ/2023-07-05T23-18-00-03-00/630_360_1658192913-591.jpeg" xlink:type="simple" xlink:show="embed" xlink:actuate="onLoad" draw:mime-type="image/jpeg"/>
</draw:frame>
Закінчення війни – це справедливість, а справедливість – це, перш за все,вироки вбивцям.</text:p>
      <text:p text:style-name="P4">
Про це заявив Президент України Володимир Зеленський під час <text:a xlink:type="simple" xlink:href="https://www.youtube.com/watch" text:style-name="Internet_20_link" text:visited-style-name="Visited_20_Internet_20_Link">
 спілкування</text:a>
 зі студентами тавикладачами університету Буенос-Айреса, передає Укрінформ</text:p>
      <text:p text:style-name="P4">
«Відповідаючи на запитання щодо того, коли закінчиться війна. <text:a xlink:type="simple" xlink:href="https://www.ukrinform.ua/tag-vijna" text:style-name="Internet_20_link" text:visited-style-name="Visited_20_Internet_20_Link">
 Війну</text:a>
 закінчити Росія могла давно, якби вонавийшла з нашої території», - зазначив Глава Української держави.</text:p>
      <text:p text:style-name="P4">
_Відео:<text:a xlink:type="simple" xlink:href="https://www.youtube.com/watch" text:style-name="Internet_20_link" text:visited-style-name="Visited_20_Internet_20_Link">
 ОП </text:a>
 _</text:p>
      <text:p text:style-name="P4">
Він наголосив, що війна закінчиться не лише тоді, коли Україна відновить своютериторіальну цілісність, а війська РФ повністю вийдуть з території України«або ми їх витиснемо».</text:p>
      <text:p text:style-name="P4">
За словами Президента, перемога – це досягнення справедливості.</text:p>
      <text:p text:style-name="P4">
«Не можна просто «ну ось, все, ми закінчили, вже ніхто не стріляє»! Так невийде! Закінчення війни – це справедливість, а справедливість – це, перш завсе, вироки вбивцям», - акцентував Зеленський.</text:p>
      <text:p text:style-name="P4">
За його словами, коли суд над злочинцями буде організовано, коли вироки будутьпідтверджені, тоді закінчиться війна.</text:p>
      <text:p text:style-name="P4">
«Ми будемо наближати цей час», - резюмував він.</text:p>
      <text:p text:style-name="P4">
<text:span text:style-name="T4">
Читайте також:</text:span>
 <text:a xlink:type="simple" xlink:href="https://www.ukrinform.ua/rubric-polytics/3732015-zelenskij-zaklikav-latinsku-ameriku-i-argentinu-pidtrimati-formulu-miru.html" text:style-name="Internet_20_link" text:visited-style-name="Visited_20_Internet_20_Link">
 <text:span text:style-name="T4">
Зеленський</text:span>
 закликав Латинську Америку і Аргентинупідтримати Формулу миру </text:a>
</text:p>
      <text:p text:style-name="P4">
Як повідомлялося, Російська Федерація розпочала вторгнення в Україну у 2014році. Тоді агресору вдалося захопити Крим, а також частину Донецької іЛуганської областей включно з обласними центрами. 24 лютого 2022 року Росіярозпочала новий етап війни проти України – повномасштабний наступ.</text:p>
      <text:p text:style-name="P4">
<text:span text:style-name="T5">
Фото: ОП</text:span>
</text:p>
      <text:p text:style-name="P4">
Source: <text:a xlink:type="simple" xlink:href="https://www.ukrinform.ua/rubric-ato/3732021-zelenskij-spravedlivist-ce-peremoga-ukraini-u-vijni-i-viroki-vbivcam.html" text:style-name="Internet_20_link" text:visited-style-name="Visited_20_Internet_20_Link">
https://www.ukrinform.ua/rubric-ato/3732021-zelenskij-spravedlivist-ce-peremoga-ukraini-u-vijni-i-viroki-vbivcam.html</text:a>
</text:p>
      <!--NEWS-->
      <text:h text:style-name="P10" text:outline-level="1">
<text:span text:style-name="T4">
Північний апеляційний господарський суд Києва відхилив апеляційну скаргу УПЦ МП</text:span>
</text:h>
      <text:p text:style-name="P4">
Authors: Ukrinform (Person)</text:p>
      <text:p text:style-name="P4">
Publisher: Укринформ (Organization)</text:p>
      <text:p text:style-name="P4">
Published Time: 2023-07-05T23:27:00+03:00</text:p>
      <text:p text:style-name="P4">
Modified Time: 2023-07-05T23:27:00+03:00</text:p>
      <text:p text:style-name="P4">
Description: Північний апеляційний господарський суд міста Києва залишив без змін вирок столичного Господарського суду, який заборонив УПЦ МП перешкоджати роботі комісії Мінкульту на території Києво-Печерської лаври. — Укрінформ.</text:p>
      <text:p text:style-name="P4">
Images: ['<text:a xlink:type="simple" xlink:href="https://static.ukrinform.com/photos/2017_12/thumb_files/630_360_1514464397-1884.jpg" text:style-name="Internet_20_link" text:visited-style-name="Visited_20_Internet_20_Link">
630_360_15144...</text:a>
']</text:p>
      <text:p text:style-name="P4">
Tags: ['Культура', 'Суд', 'Міністерство культури', 'Київська Лавра']</text:p>
      <text:p text:style-name="P4">
Type: Article</text:p>
      <!--METADATA-->
      <text:p text:style-name="P4">
<draw:frame draw:style-name="fr1" draw:name="Image284" text:anchor-type="as-char" svg:width="6.9236in" svg:height="3.956343in" draw:z-index="0">
<draw:image xlink:href="../Images/yкринформ/2023-07-05T23-27-00-03-00/630_360_1514464397-1884.jpg" xlink:type="simple" xlink:show="embed" xlink:actuate="onLoad" draw:mime-type="image/jpeg"/>
</draw:frame>
 Північнийапеляційний господарський суд міста Києва залишив без змін вирок столичногоГосподарського суду, який заборонив УПЦ МП перешкоджати роботі комісіїМінкульту на території Києво-Печерської лаври.</text:p>
      <text:p text:style-name="P4">
Про це передає Укрінформ із <text:a xlink:type="simple" xlink:href="https://www.facebook.com/100068226896722/posts/pfbid025VRi42AZhdi15ChqKWYrxLK9NHoGx8tkGAWzZTL2an1ypZD4u5ZM8JcHWknUHHrDl" text:style-name="Internet_20_link" text:visited-style-name="Visited_20_Internet_20_Link">
 посиланням</text:a>
на Міністерство культури та інформаційної політики України.</text:p>
      <text:p text:style-name="P4">
"Сьогодні, за результатами розгляду апеляційної скарги Північним апеляційнимгосподарським судом апеляційну скаргу УПЦ МП залишено без задоволення, аухвалу Господарського суду міста Києва від 24.04.2023 про забезпечення позовуу справі №910/5094/23 залишено без змін", - йдеться у повідомленні.</text:p>
      <text:p text:style-name="P4">
<text:span text:style-name="T4">
Читайте також:</text:span>
 <text:span text:style-name="T4">
<text:a xlink:type="simple" xlink:href="https://www.ukrinform.ua/rubric-society/3731757-epifanij-pro-perehid-kievopecerskoi-ta-pocaivskoi-lavri-potribno-triski-poterpiti.html" text:style-name="Internet_20_link" text:visited-style-name="Visited_20_Internet_20_Link">
 Епіфаній - про перехід Києво-Печерської та Почаївськоїлаври до ПЦУ: Потрібно трішки потерпіти </text:a>
 </text:span>
</text:p>
      <text:p text:style-name="P4">
Нагадаємо: 24 квітня 2023 року Господарський суд міста Києва задовольнив заявуНаціонального заповідника «Києво-Печерська лавра» в якій той просив заборонитиУПЦ МП перешкоджати роботі комісії Міністерства культури та інформаційноїполітики на території Києво-Печерської лаври до закінчення судового розглядупозову про усунення перешкод у користуванні майном Заповідника.</text:p>
      <text:p text:style-name="P4">
<text:span text:style-name="T4">
Читайте також:</text:span>
 <text:span text:style-name="T4">
<text:a xlink:type="simple" xlink:href="https://www.ukrinform.ua/rubric-kyiv/3731644-u-kievopecerskij-lavri-vveli-obmezenna-na-vhid.html" text:style-name="Internet_20_link" text:visited-style-name="Visited_20_Internet_20_Link">
 У Києво-Печерській лаврі ввели обмеження на вхід</text:a>
 </text:span>
</text:p>
      <text:p text:style-name="P4">
Не погоджуючись з таким рішенням суду УПЦ МП подав апеляційну скаргу, в якійпросив скасувати рішення суду.</text:p>
      <text:p text:style-name="P4">
Source: <text:a xlink:type="simple" xlink:href="https://www.ukrinform.ua/rubric-kyiv/3732022-pivnicnij-apelacijnij-gospodarskij-sud-kieva-vidhiliv-apelacijnu-skargu-upc-mp.html" text:style-name="Internet_20_link" text:visited-style-name="Visited_20_Internet_20_Link">
https://www.ukrinform.ua/rubric-kyiv/3732022-pivnicnij-apelacijnij-gospodarskij-sud-kieva-vidhiliv-apelacijnu-skargu-upc-mp.html</text:a>
</text:p>
      <!--NEWS-->
      <text:h text:style-name="P10" text:outline-level="1">
<text:span text:style-name="T4">
Посол Грузії підтвердив, що виїде з України через ситуацію із Саакашвілі</text:span>
</text:h>
      <text:p text:style-name="P4">
Authors: Ukrinform (Person)</text:p>
      <text:p text:style-name="P4">
Publisher: Укринформ (Organization)</text:p>
      <text:p text:style-name="P4">
Published Time: 2023-07-05T23:37:00+03:00</text:p>
      <text:p text:style-name="P4">
Modified Time: 2023-07-05T23:37:00+03:00</text:p>
      <text:p text:style-name="P4">
Description: Посол Грузії в Україні Георгій Закарашвілі розповів про виклик до Міністерства закордонних справ у Києві напередодні через ситуацію зі станом здоров’я колишнього грузинського президента Міхеїла Саакашвілі. — Укрінформ.</text:p>
      <text:p text:style-name="P4">
Images: ['<text:a xlink:type="simple" xlink:href="https://static.ukrinform.com/photos/2023_07/thumb_files/630_360_1688590824-295.jpg" text:style-name="Internet_20_link" text:visited-style-name="Visited_20_Internet_20_Link">
630_360_16885...</text:a>
']</text:p>
      <text:p text:style-name="P4">
Tags: ['Грузія', 'Посол', 'Саакашвілі', 'Україна']</text:p>
      <text:p text:style-name="P4">
Type: Article</text:p>
      <!--METADATA-->
      <text:p text:style-name="P4">
<draw:frame draw:style-name="fr1" draw:name="Image285" text:anchor-type="as-char" svg:width="6.9236in" svg:height="3.956343in" draw:z-index="0">
<draw:image xlink:href="../Images/yкринформ/2023-07-05T23-37-00-03-00/630_360_1688590824-295.jpg" xlink:type="simple" xlink:show="embed" xlink:actuate="onLoad" draw:mime-type="image/jpeg"/>
</draw:frame>
 ПосолГрузії в Україні Георгій Закарашвілі розповів про виклик до Міністерствазакордонних справ у Києві напередодні через ситуацію зі станом здоров’яколишнього грузинського президента Міхеїла Саакашвілі.</text:p>
      <text:p text:style-name="P4">
Про це повідомляє <text:a xlink:type="simple" xlink:href="https://www.interpressnews.ge/ka/article/762828-elchi-ukrainul-mxares-ganemarta-rom-motxovna-da-sheshpoteba-romelic-dapiksirebulia-mixeil-saakashviltan-dakavshirebit-ar-sheesabameba-sinamdviles-es-movlena-xels-ushlis-ormxrivi-urtiertobebis-ganvitarebas-da-kmnis-garkveul-problemebs" text:style-name="Internet_20_link" text:visited-style-name="Visited_20_Internet_20_Link">
 Interpressnews</text:a>
 ,передає Укрінформ.</text:p>
      <text:p text:style-name="P4">
Грузинський посол підтвердив, що в МЗС України він зустрівся із заступникомміністра, який попросив його покинути країну упродовж 48 годин для проведенняконсультацій щодо питання <text:span text:style-name="T4">
<text:a xlink:type="simple" xlink:href="https://www.ukrinform.ua/tag-saakasvili" text:style-name="Internet_20_link" text:visited-style-name="Visited_20_Internet_20_Link">
 Саакашвілі </text:a>
 </text:span>
 .</text:p>
      <text:p text:style-name="P4">
«Ми, звичайно, погодилися, тому що це була вимога і прохання ПрезидентаУкраїни», — пояснив Закарашвілі.</text:p>
      <text:p text:style-name="P4">
<text:span text:style-name="T4">
Читайте також:</text:span>
 <text:span text:style-name="T4">
<text:a xlink:type="simple" xlink:href="https://www.ukrinform.ua/rubric-polytics/3731771-u-pravlacij-partii-gruzii-viklucaut-budaki-konsultacii-z-ukrainou-sodo-saakasvili.html" text:style-name="Internet_20_link" text:visited-style-name="Visited_20_Internet_20_Link">
 У правлячій партії Грузії виключають будь-якіконсультації з Україною щодо Саакашвілі </text:a>
 </text:span>
</text:p>
      <text:p text:style-name="P4">
Він додав, що пояснив Києву офіційну позицію Тбілісі, зокрема заперечення нимненалежного ставлення до експрезидента Грузії.</text:p>
      <text:p text:style-name="P4">
«Зазначено, що, зрозуміло, ця подія заважає розвитку двосторонніх відносин і,відповідно, створює певні проблеми, зокрема для комунікації», — сказавдипломат, додавши, що Грузія продовжить підтримку України в її війні протиРосії.</text:p>
      <text:p text:style-name="P4">
<text:span text:style-name="T4">
Читайте також:</text:span>
 <text:span text:style-name="T4">
<text:a xlink:type="simple" xlink:href="https://www.ukrinform.ua/rubric-world/3731253-sandu-zaklikala-vladu-gruzii-vidpustiti-saakasvili-za-kordon.html" text:style-name="Internet_20_link" text:visited-style-name="Visited_20_Internet_20_Link">
 Санду закликала владу Грузії відпустити Саакашвілі закордон </text:a>
 </text:span>
</text:p>
      <text:p text:style-name="P4">
Як повідомляв Укрінформ, у понеділок, 3 липня, _<text:span text:style-name="T4">
<text:a xlink:type="simple" xlink:href="https://www.ukrinform.ua/rubric-world/3730914-saakasvili-vistupiv-u-sudi-onlajn-i-pokazav-v-akomu-vin-stani.html" text:style-name="Internet_20_link" text:visited-style-name="Visited_20_Internet_20_Link">
 Саакашвілі був присутній уонлайн-форматі на судовому засіданні </text:a>
 </text:span>
 _ . Він продемонстрував, наскільки сильно схуд під часперебування у лікарні.</text:p>
      <text:p text:style-name="P4">
Президент Володимир Зеленський _<text:span text:style-name="T4">
<text:a xlink:type="simple" xlink:href="https://www.ukrinform.ua/rubric-polytics/3731009-zelenskij-doruciv-viklikati-posla-gruzii-do-mzs-i-visloviti-protest-cerez-stan-saakasvili.html" text:style-name="Internet_20_link" text:visited-style-name="Visited_20_Internet_20_Link">
 висловив обурення діями грузинської влади</text:a>
</text:span>
 _ щодо громадянина України Саакашвілі та доручив МЗС викликати посла Грузіїв Києві та висловити йому рішучий протест через знущання з Саакашвілі.</text:p>
      <text:p text:style-name="P4">
Source: <text:a xlink:type="simple" xlink:href="https://www.ukrinform.ua/rubric-polytics/3732024-posol-gruzii-pidtverdiv-so-viide-z-ukraini-cerez-situaciu-iz-saakasvili.html" text:style-name="Internet_20_link" text:visited-style-name="Visited_20_Internet_20_Link">
https://www.ukrinform.ua/rubric-polytics/3732024-posol-gruzii-pidtverdiv-so-viide-z-ukraini-cerez-situaciu-iz-saakasvili.html</text:a>
</text:p>
      <!--NEWS-->
      <text:h text:style-name="P10" text:outline-level="1">
<text:span text:style-name="T4">
Україна поступилася Іспанії у півфіналі молодіжного ЧЄ-2023 з футболу</text:span>
</text:h>
      <text:p text:style-name="P4">
Authors: Ukrinform (Person)</text:p>
      <text:p text:style-name="P4">
Publisher: Укринформ (Organization)</text:p>
      <text:p text:style-name="P4">
Published Time: 2023-07-05T23:49:00+03:00</text:p>
      <text:p text:style-name="P4">
Modified Time: 2023-07-05T23:49:00+03:00</text:p>
      <text:p text:style-name="P4">
Description: Молодіжна збірна України не змогла пробитися у фінал чемпіонату Європи-2023 (футболісти до 21-го року). — Укрінформ.</text:p>
      <text:p text:style-name="P4">
Images: ['<text:a xlink:type="simple" xlink:href="https://static.ukrinform.com/photos/2023_07/thumb_files/630_360_1688586642-475.jpg" text:style-name="Internet_20_link" text:visited-style-name="Visited_20_Internet_20_Link">
630_360_16885...</text:a>
']</text:p>
      <text:p text:style-name="P4">
Tags: ['Футбол']</text:p>
      <text:p text:style-name="P4">
Type: Article</text:p>
      <!--METADATA-->
      <text:p text:style-name="P4">
<draw:frame draw:style-name="fr1" draw:name="Image286" text:anchor-type="as-char" svg:width="6.9236in" svg:height="3.956343in" draw:z-index="0">
<draw:image xlink:href="../Images/yкринформ/2023-07-05T23-49-00-03-00/630_360_1688586642-475.jpg" xlink:type="simple" xlink:show="embed" xlink:actuate="onLoad" draw:mime-type="image/jpeg"/>
</draw:frame>
 Молодіжназбірна України не змогла пробитися у фінал чемпіонату Європи-2023 (футболістидо 21-го року).</text:p>
      <text:p text:style-name="P4">
Підопічні Руслана Ротаня в 1/2 фіналу програли одноліткам з Іспанії - 1:5,передає Укрінформ.</text:p>
      <text:p text:style-name="P4">
Хавбек донецького «Шахтаря» Артем Бондаренко на 13-й хвилині відкрив рахунокна арені «Стяуа» у Бухаресті (Румунія) - після результанивної передачіфорварда лондонського «Челсі» Михайла Мудрика.</text:p>
      <text:p text:style-name="P4">
Проте ще до перерви у складі піренейців відзначилися нападник португальської«Браги» Абель Руїс (17-та хвилина) та півзахисник «Атлетіка» з Більбао ОіанСансет (24).</text:p>
      <text:p text:style-name="P4">
У другому таймі остаточний результат у матчі встановили півзахисникмадридського «Реала» Антоніо Бланко (54), якого нині орендує «Алавес», хавбек«Осасуни» Аймар Орос (68) та півзахисник «Манчестер Сіті» Серхіо Гомес (78).</text:p>
      <text:p text:style-name="P4">
<text:span text:style-name="T4">
Читайте також:</text:span>
 <text:a xlink:type="simple" xlink:href="https://www.ukrinform.ua/rubric-sports/3731984-anglia-obigrala-futbolistiv-izrailu-i-vijsla-u-final-molodiznogo-ce2023.html" text:style-name="Internet_20_link" text:visited-style-name="Visited_20_Internet_20_Link">
 Англія обіграла <text:span text:style-name="T4">
футбол</text:span>
 істів Ізраїлю і вийшла у фіналмолодіжного ЧЄ-2023 </text:a>
</text:p>
      <text:p text:style-name="P4">
У фіналі Євро-2023, який відбудеться 8 липня в Батумі (Грузія), іспанцізустрінуться з командою Англії, яка у свою чергу обіграла «молодіжку» Ізраїлю(3:0).</text:p>
      <text:p text:style-name="P4">
Нагадаємо, збірна України з футболу (U21) завдяки виходу до півфіналумолодіжного чемпіонату Європи-2023 кваліфікувалася на Олімпійські ігри-2024 уПарижі (Франція).</text:p>
      <text:p text:style-name="P4">
Фото: ua-football.com.</text:p>
      <text:p text:style-name="P4">
Source: <text:a xlink:type="simple" xlink:href="https://www.ukrinform.ua/rubric-sports/3732023-ukraina-postupilasa-ispanii-u-pivfinali-molodiznogo-ce2023-z-futbolu.html" text:style-name="Internet_20_link" text:visited-style-name="Visited_20_Internet_20_Link">
https://www.ukrinform.ua/rubric-sports/3732023-ukraina-postupilasa-ispanii-u-pivfinali-molodiznogo-ce2023-z-futbolu.html</text:a>
</text:p>
      <!--NEWS-->
      <text:h text:style-name="P10" text:outline-level="1">
<text:span text:style-name="T4">
Білий дім закликав Угорщину й Туреччину якомога скоріше схвалити членство Швеції в НАТО</text:span>
</text:h>
      <text:p text:style-name="P4">
Authors: Ukrinform (Person)</text:p>
      <text:p text:style-name="P4">
Publisher: Укринформ (Organization)</text:p>
      <text:p text:style-name="P4">
Published Time: 2023-07-05T23:57:00+03:00</text:p>
      <text:p text:style-name="P4">
Modified Time: 2023-07-05T23:57:00+03:00</text:p>
      <text:p text:style-name="P4">
Description: Сполучені Штати вважають, що Туреччина й Угорщина мають якнайшвидше схвалити рішення про членство Швеції в Північноатлантичному альянсі, оскільки ця країна виконує всі вимоги та зобов’язання. — Укрінформ.</text:p>
      <text:p text:style-name="P4">
Images: ['<text:a xlink:type="simple" xlink:href="https://static.ukrinform.com/photos/2022_06/thumb_files/630_360_1655161613-389.jpg" text:style-name="Internet_20_link" text:visited-style-name="Visited_20_Internet_20_Link">
630_360_16551...</text:a>
']</text:p>
      <text:p text:style-name="P4">
Tags: ['НАТО', 'Швеція', 'Угорщина', 'Туреччина']</text:p>
      <text:p text:style-name="P4">
Type: Article</text:p>
      <!--METADATA-->
      <text:p text:style-name="P4">
<draw:frame draw:style-name="fr1" draw:name="Image287" text:anchor-type="as-char" svg:width="6.9236in" svg:height="3.956343in" draw:z-index="0">
<draw:image xlink:href="../Images/yкринформ/2023-07-05T23-57-00-03-00/630_360_1655161613-389.jpg" xlink:type="simple" xlink:show="embed" xlink:actuate="onLoad" draw:mime-type="image/jpeg"/>
</draw:frame>
 СполученіШтати вважають, що Туреччина й Угорщина мають якнайшвидше схвалити рішення прочленство Швеції в Північноатлантичному альянсі, оскільки ця країна виконує всівимоги та зобов’язання.</text:p>
      <text:p text:style-name="P4">
Про це заявила в середу під час брифінгу в Вашингтоні речниця Білого домуКарін Жан-П’єр, передає власний кореспондент Укрінформу.</text:p>
      <text:p text:style-name="P4">
«Ми закликали Туреччину й Угорщину схвалити заявку Швеції на членство в НАТОякомога швидше», - зауважила представниця Білого дому.</text:p>
      <text:p text:style-name="P4">
<text:span text:style-name="T4">
Читайте також:</text:span>
 <text:span text:style-name="T4">
<text:a xlink:type="simple" xlink:href="https://www.ukrinform.ua/rubric-world/3731082-tureccina-j-dali-vistupatime-proti-clenstva-svecii-v-nato-erdogan.html" text:style-name="Internet_20_link" text:visited-style-name="Visited_20_Internet_20_Link">
 Туреччина й далі виступатиме проти членства Швеції вНАТО – Ердоган </text:a>
 </text:span>
</text:p>
      <text:p text:style-name="P4">
При цьому вона вкотре підкреслила, що Швеція виконує зобов’язання, взяті неюза тристороннім меморандумом з Анкарою і Бухарестом.</text:p>
      <text:p text:style-name="P4">
«Швеція є сильним і потужним партнером у плані оборони, що поділяє цінностіНАТО та зміцнюватиме Альянс і сприятиме європейській безпеці»,- зазначилапредставниця адміністрації США.</text:p>
      <text:p text:style-name="P4">
<text:span text:style-name="T4">
Читайте також:</text:span>
 <text:span text:style-name="T4">
<text:a xlink:type="simple" xlink:href="https://www.ukrinform.ua/rubric-world/3731277-svejcaria-ta-avstria-priednautsa-do-evropejskoi-sistemi-ppo.html" text:style-name="Internet_20_link" text:visited-style-name="Visited_20_Internet_20_Link">
 Швейцарія та Австрія приєднаються до європейськоїсистеми ППО </text:a>
 </text:span>
</text:p>
      <text:p text:style-name="P4">
Вона також висловила упевненість, що таку саму позицію висловив і президентБайден під час зустрічі в середу з прем’єр-міністром Швеції в Білому домі.</text:p>
      <text:p text:style-name="P4">
Як повідомляв Укрінформ, напередодні міністр закордонних справ Угорщини ПетерСіярто <text:span text:style-name="T4">
_<text:a xlink:type="simple" xlink:href="https://www.ukrinform.ua/rubric-world/3731453-ugorsina-obicae-ne-zataguvati-ratifikaciu-clenstva-svecii-v-nato-u-razi-jogo-shvalenna-tureccinou.html" text:style-name="Internet_20_link" text:visited-style-name="Visited_20_Internet_20_Link">
 заявив </text:a>
 _ </text:span>
 , що його країна не затягуватиме ратифікацію членстваШвеції в <text:span text:style-name="T4">
<text:a xlink:type="simple" xlink:href="https://www.ukrinform.ua/tag-nato" text:style-name="Internet_20_link" text:visited-style-name="Visited_20_Internet_20_Link">
 НАТО </text:a>
 </text:span>
 , якщо Туреччиназмінить свою позицію щодо цього питання.</text:p>
      <text:p text:style-name="P4">
Source: <text:a xlink:type="simple" xlink:href="https://www.ukrinform.ua/rubric-world/3732025-bilij-dim-zaklikav-ugorsinu-j-tureccinu-akomoga-skorise-shvaliti-clenstvo-svecii-v-nato.html" text:style-name="Internet_20_link" text:visited-style-name="Visited_20_Internet_20_Link">
https://www.ukrinform.ua/rubric-world/3732025-bilij-dim-zaklikav-ugorsinu-j-tureccinu-akomoga-skorise-shvaliti-clenstvo-svecii-v-nato.html</text:a>
</text:p>
      <!--NEWS-->
      <text:h text:style-name="P10" text:outline-level="1">
<text:span text:style-name="T4">
Авіація Cил оборони за минулу добу завдала 13 ударів по районах зосередження противника</text:span>
</text:h>
      <text:p text:style-name="P4">
Author: ['АРМІЯINFORM']</text:p>
      <text:p text:style-name="P4">
Time: 2023-07-05T24:00:00-04:00</text:p>
      <text:p text:style-name="P4">
Description: За повідомленям ГШ ЗСУ, авіація Cил оборони за минулу добу завдала 13 ударів по район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2022-08-07-12-28-32_1659876545_1-e1684386966307.webp" text:style-name="Internet_20_link" text:visited-style-name="Visited_20_Internet_20_Link">
photo-2022-08-07-12-28-32_1659876545_1-e1684386966307.webp</text:a>
']</text:p>
      <text:p text:style-name="P4">
Tags: ['АВІАЦІЯ ЗСУ', 'НОВИНИ', 'РАКЕТНІ ВІЙСЬКА', 'УКРАЇНСЬКА АРТИЛЕРІЯ']</text:p>
      <text:p text:style-name="P4">
Category: News</text:p>
      <!--METADATA-->
      <text:p text:style-name="P4">
<draw:frame draw:style-name="fr1" draw:name="Image288" text:anchor-type="as-char" svg:width="6.9236in" svg:height="5.18983in" draw:z-index="0">
<draw:image xlink:href="../ConvertedIMGs/AРМІЯINFORM/2023-07-05T24-00-00-04-00/photo-2022-08-07-12-28-32_1659876545_1-e1684386966307.png" xlink:type="simple" xlink:show="embed" xlink:actuate="onLoad" draw:mime-type="image/png"/>
</draw:frame>
</text:p>
      <text:p text:style-name="P4">
За<text:a xlink:type="simple" xlink:href="https://www.facebook.com/GeneralStaff.ua/posts/pfbid02DBDrfJzbJbbu8HpJDSFZ98z8T3wmJRN7FWXbxQ9eFmyjbhTAjiRd9anExqnQ2ovwl" text:style-name="Internet_20_link" text:visited-style-name="Visited_20_Internet_20_Link">
повідомленям</text:a>
ГШ ЗСУ, авіація Cил оборони за минулу добу завдала 13 ударів по районахзосередження особового складу противника — 3 по зенітно-ракетних комплексам та1 по пункту управління ворога. Крім того, наші захисники знищили 5розвідувальних БПЛА оперативно-тактичного рівня.</text:p>
      <text:p text:style-name="P4">
Підрозділи ракетних військ і артилерії протягом доби уразили районзосередження живої сили, озброєння та військової техніки противника, 4 складибоєприпасів, 18 артилерійських засобів на вогневих позиціях, 3 засобипротиповітряної оборони та 2 станції радіоелектронної боротьби противника.</text:p>
      <text:p text:style-name="P4">
Source: <text:a xlink:type="simple" xlink:href="https://armyinform.com.ua/2023/07/05/aviacziya-syl-oborony-za-mynulu-dobu-zavdala-13-udariv-po-rajonah-zoseredzhennya-protyvnyka/" text:style-name="Internet_20_link" text:visited-style-name="Visited_20_Internet_20_Link">
https://armyinform.com.ua/2023/07/05/aviacziya-syl-oborony-za-mynulu-dobu-zavdala-13-udariv-po-rajonah-zoseredzhennya-protyvnyka/</text:a>
</text:p>
      <!--NEWS-->
      <text:h text:style-name="P10" text:outline-level="1">
<text:span text:style-name="T4">
Втрати ворога за добу: ліквідовано майже 700 окупантів, знищено 36 артсистем і 9 РСЗВ</text:span>
</text:h>
      <text:p text:style-name="P4">
Author: ['АРМІЯINFORM']</text:p>
      <text:p text:style-name="P4">
Time: 2023-07-05T26:00:00-04:00</text:p>
      <text:p text:style-name="P4">
Description: Загальні бойові втрати противника з 24.02.22 по 05.07.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vtraty_rf_05_07_23-1-scaled.jpg" text:style-name="Internet_20_link" text:visited-style-name="Visited_20_Internet_20_Link">
vtraty_rf_05_07_23-1-scaled.jpg</text:a>
']</text:p>
      <text:p text:style-name="P4">
Tags: ['ВІЙНА', 'ВТРАТИ ВОРОГА', 'ГЕНЕРАЛЬНИЙ ШТАБ ЗС УКРАЇНИ']</text:p>
      <text:p text:style-name="P4">
Category: News</text:p>
      <!--METADATA-->
      <text:p text:style-name="P4">
<draw:frame draw:style-name="fr1" draw:name="Image289" text:anchor-type="as-char" svg:width="6.9236in" svg:height="6.975527in" draw:z-index="0">
<draw:image xlink:href="../Images/AРМІЯINFORM/2023-07-05T26-00-00-04-00/vtraty_rf_05_07_23-1-scaled.jpg" xlink:type="simple" xlink:show="embed" xlink:actuate="onLoad" draw:mime-type="image/jpeg"/>
</draw:frame>
</text:p>
      <text:p text:style-name="P4">
Загальні бойові втрати противника з 24.02.22 по 05.07.23 орієнтовностановлять:</text:p>
      <ul>
        <li>
<text:span text:style-name="T4">
особового складу ‒</text:span>
 231700 (+670) осіб ліквідовано  * <text:span text:style-name="T4">
танків ‒</text:span>
 4062 (+3)  * <text:span text:style-name="T4">
бойових броньованих машин ‒</text:span>
 7917 (+9)  * <text:span text:style-name="T4">
артилерійських систем ‒</text:span>
 4288 (+36)  * <text:span text:style-name="T4">
РСЗВ ‒</text:span>
 656 (+9)  * <text:span text:style-name="T4">
засоби ППО ‒</text:span>
 395 (+1)  * <text:span text:style-name="T4">
літаків ‒</text:span>
 315 (0)  * <text:span text:style-name="T4">
гелікоптерів ‒</text:span>
 309 (0)  * <text:span text:style-name="T4">
БПЛА оперативно-тактичного рівня ‒</text:span>
 3614 (+12)  * <text:span text:style-name="T4">
крилаті ракети ‒</text:span>
 1264 (0)  * <text:span text:style-name="T4">
кораблі / катери ‒</text:span>
 18 (0)  * <text:span text:style-name="T4">
автомобільної техніки та автоцистерн ‒</text:span>
 6865 (+22)  * <text:span text:style-name="T4">
спеціальна техніка ‒</text:span>
 598 (+8)</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5.07.23.</text:p>
      <text:p text:style-name="P4">
Source: <text:a xlink:type="simple" xlink:href="https://armyinform.com.ua/2023/07/05/vtraty-voroga-za-dobu-likvidovano-majzhe-700-okupantiv-znyshheno-36-artsystem-i-9-rszv/" text:style-name="Internet_20_link" text:visited-style-name="Visited_20_Internet_20_Link">
https://armyinform.com.ua/2023/07/05/vtraty-voroga-za-dobu-likvidovano-majzhe-700-okupantiv-znyshheno-36-artsystem-i-9-rszv/</text:a>
</text:p>
      <!--NEWS-->
      <text:h text:style-name="P10" text:outline-level="1">
<text:span text:style-name="T4">
Військові ПвК «Схід» знищили російські безпілотники над Запорізькою, Дніпропетровською та Харківською областями</text:span>
</text:h>
      <text:p text:style-name="P4">
Author: ['АРМІЯINFORM']</text:p>
      <text:p text:style-name="P4">
Time: 2023-07-05T28:00:00-04:00</text:p>
      <text:p text:style-name="P4">
Description: У ніч на 5 липня військові Повітряного командування «Схід» знищили безпілотники,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1670993729-6450.webp" text:style-name="Internet_20_link" text:visited-style-name="Visited_20_Internet_20_Link">
1670993729-6450.webp</text:a>
', '<text:a xlink:type="simple" xlink:href="https://armyinform.com.ua/wp-content/uploads/2023/07/358019588_591303989847505_3419297408942298892_n-e1688536402929.jpg" text:style-name="Internet_20_link" text:visited-style-name="Visited_20_Internet_20_Link">
358019588_591303989847505_3419297408942298892_n-e1688536402929.jpg</text:a>
']</text:p>
      <text:p text:style-name="P4">
Tags: ['STOPRUSSIA', 'АГРЕСІЯ РФ', 'ВТОРГНЕННЯ РФ', 'ПК СХІД', 'ХРОНІКА ОБОРОНИ']</text:p>
      <text:p text:style-name="P4">
Category: News</text:p>
      <!--METADATA-->
      <text:p text:style-name="P4">
<draw:frame draw:style-name="fr1" draw:name="Image290" text:anchor-type="as-char" svg:width="6.9236in" svg:height="4.604194in" draw:z-index="0">
<draw:image xlink:href="../ConvertedIMGs/AРМІЯINFORM/2023-07-05T28-00-00-04-00/1670993729-6450.png" xlink:type="simple" xlink:show="embed" xlink:actuate="onLoad" draw:mime-type="image/png"/>
</draw:frame>
</text:p>
      <text:p text:style-name="P4">
У ніч на 5 липня військові Повітряного командування «Схід» знищилибезпілотники, які скерували війська росії, над трьома областями України.</text:p>
      <text:p text:style-name="P4">
Про це<text:a xlink:type="simple" xlink:href="https://www.facebook.com/pvkshid/posts/pfbid0sywAMKE3WQSFCeVLHJtvffa3MfcuoueaMc7k2QHvVaz12Wy5hoBRt81pRFyN9Vrjl" text:style-name="Internet_20_link" text:visited-style-name="Visited_20_Internet_20_Link">
повідомили</text:a>
в командуванні.</text:p>
      <text:p text:style-name="P4">
«Станом на 01.30 05 липня підрозділами ПвК «Схід» знищено 3 БПЛА Shahed-136:по одному у:</text:p>
      <ul>
        <li>
Запорізькій;  * Дніпропетровській;  * Харківській областях», — йдеться в повідомленні.</li>
      </ul>
      <text:p text:style-name="P4">
<draw:frame draw:style-name="fr1" draw:name="Image291" text:anchor-type="as-char" svg:width="6.9236in" svg:height="5.423048in" draw:z-index="0">
<draw:image xlink:href="../Images/AРМІЯINFORM/2023-07-05T28-00-00-04-00/358019588_591303989847505_3419297408942298892_n-e1688536402929.jpg" xlink:type="simple" xlink:show="embed" xlink:actuate="onLoad" draw:mime-type="image/jpeg"/>
</draw:frame>
</text:p>
      <text:p text:style-name="P4">
Source: <text:a xlink:type="simple" xlink:href="https://armyinform.com.ua/2023/07/05/vijskovi-pvk-shid-znyshhyly-rosijski-bezpilotnyky-nad-zaporizkoyu-dnipropetrovskoyu-ta-harkivskoyu-oblastyamy/" text:style-name="Internet_20_link" text:visited-style-name="Visited_20_Internet_20_Link">
https://armyinform.com.ua/2023/07/05/vijskovi-pvk-shid-znyshhyly-rosijski-bezpilotnyky-nad-zaporizkoyu-dnipropetrovskoyu-ta-harkivskoyu-oblastyamy/</text:a>
</text:p>
      <!--NEWS-->
      <text:h text:style-name="P10" text:outline-level="1">
<text:span text:style-name="T4">
Загарбники випустили близько 30 снарядів по селу на Херсонщині</text:span>
</text:h>
      <text:p text:style-name="P4">
Authors: Ukrinform (Person)</text:p>
      <text:p text:style-name="P4">
Publisher: Укринформ (Organization)</text:p>
      <text:p text:style-name="P4">
Published Time: 2023-07-05T2:56:00+03:00</text:p>
      <text:p text:style-name="P4">
Modified Time: 2023-07-05T21:56:00+03:00</text:p>
      <text:p text:style-name="P4">
Description: Російська армія здійснила масований обстріл села Шевченківка на Херсонщині, випустивши близько трьох десятків снарядів. За попередніми даними, постраждалих людей немає. — Укрінформ.</text:p>
      <text:p text:style-name="P4">
Images: ['<text:a xlink:type="simple" xlink:href="https://static.ukrinform.com/photos/2023_07/thumb_files/630_360_1688583337-220.jpeg" text:style-name="Internet_20_link" text:visited-style-name="Visited_20_Internet_20_Link">
630_360_16885...</text:a>
']</text:p>
      <text:p text:style-name="P4">
Tags: ['Херсонщина', 'Обстріл', 'Війна з Росією']</text:p>
      <text:p text:style-name="P4">
Type: Article</text:p>
      <!--METADATA-->
      <text:p text:style-name="P4">
<draw:frame draw:style-name="fr1" draw:name="Image292" text:anchor-type="as-char" svg:width="6.9236in" svg:height="3.956343in" draw:z-index="0">
<draw:image xlink:href="../Images/yкринформ/2023-07-05T2-56-00-03-00/630_360_1688583337-220.jpeg" xlink:type="simple" xlink:show="embed" xlink:actuate="onLoad" draw:mime-type="image/jpeg"/>
</draw:frame>
 Російськаармія здійснила масований обстріл села Шевченківка на Херсонщині, випустившиблизько трьох десятків снарядів. За попередніми даними, постраждалих людейнемає.</text:p>
      <text:p text:style-name="P4">
Про це у <text:a xlink:type="simple" xlink:href="https://t.me/khersonskaODA/7707" text:style-name="Internet_20_link" text:visited-style-name="Visited_20_Internet_20_Link">
 Телеграмі </text:a>
 повідомляєХерсонська ОВА, передає Укрінформ.</text:p>
      <text:p text:style-name="P4">
"На фото – село Шевченківка після масованого удару армії рф. По мирномунаселеному пункту зафіксовано з три десятки “прильотів”. Через ворожі обстрілипошкоджено житлові будинки та господарські споруди", - йдеться у дописі.</text:p>
      <text:p text:style-name="P4">
<text:span text:style-name="T4">
Читайте також:</text:span>
 <text:a xlink:type="simple" xlink:href="https://www.ukrinform.ua/rubric-ato/3731969-armia-rf-obstrilala-gromadu-na-nikopolsini.html" text:style-name="Internet_20_link" text:visited-style-name="Visited_20_Internet_20_Link">
 Армія РФ <text:span text:style-name="T4">
обстріл</text:span>
 яла громаду на Дніпропетровщині</text:a>
</text:p>
      <text:p text:style-name="P4">
За інформацією Херсонської обласної військової адміністрації, від обстрілуніхто із людей не постраждав.</text:p>
      <text:p text:style-name="P4">
Як повідомляв Укрінформ, внаслідок чергового обстрілу російською армієюБілозерської громади Херсонської області <text:a xlink:type="simple" xlink:href="https://www.ukrinform.ua/rubric-ato/3731996-obstril-bilozerskoi-gromadi-na-hersonsini-kilkist-poranenih-zrosla-do-5.html" text:style-name="Internet_20_link" text:visited-style-name="Visited_20_Internet_20_Link">
 загинув чоловік, пораненіщонайменше п'ятеро осіб. </text:a>
</text:p>
      <text:p text:style-name="P4">
<text:span text:style-name="T5">
Фото: Херсонська ОДА (ОВА)</text:span>
</text:p>
      <text:p text:style-name="P4">
Source: <text:a xlink:type="simple" xlink:href="https://www.ukrinform.ua/rubric-ato/3732003-zagarbniki-vipustili-blizko-30-snaradiv-po-selu-na-hersonsini.html" text:style-name="Internet_20_link" text:visited-style-name="Visited_20_Internet_20_Link">
https://www.ukrinform.ua/rubric-ato/3732003-zagarbniki-vipustili-blizko-30-snaradiv-po-selu-na-hersonsini.html</text:a>
</text:p>
      <!--NEWS-->
      <text:h text:style-name="P10" text:outline-level="1">
<text:span text:style-name="T4">
В Україні хвилина мовчання</text:span>
</text:h>
      <text:p text:style-name="P4">
Author: ['АРМІЯINFORM']</text:p>
      <text:p text:style-name="P4">
Time: 2023-07-05T30: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candle.gif" text:style-name="Internet_20_link" text:visited-style-name="Visited_20_Internet_20_Link">
candle.gif</text:a>
']</text:p>
      <text:p text:style-name="P4">
Tags: ['STOPRUSSIA', 'АГРЕСІЯ РФ', 'ВІЙНА', 'ВТОРГНЕННЯ РФ', 'УКАЗ ПРЕЗИДЕНТА УКРАЇНИ', 'ХВИЛИНА МОВЧАННЯ']</text:p>
      <text:p text:style-name="P4">
Category: News</text:p>
      <!--METADATA-->
      <text:p text:style-name="P4">
<draw:frame draw:style-name="fr1" draw:name="Image293" text:anchor-type="as-char" svg:width="6.9236in" svg:height="3.895992in" draw:z-index="0">
<draw:image xlink:href="../Images/AРМІЯINFORM/2023-07-05T30-00-00-04-00/candle.gif" xlink:type="simple" xlink:show="embed" xlink:actuate="onLoad" draw:mime-type="image/gif"/>
</draw:frame>
</text:p>
      <text:p text:style-name="P4">
Згідно з указом Президента України Володимира Зеленського № 143/2022, хвилинамовчання проводиться щодня о 9:00, її оголошують у всіх засобах масової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7/05/v-ukrayini-hvylyna-movchannya-2/" text:style-name="Internet_20_link" text:visited-style-name="Visited_20_Internet_20_Link">
https://armyinform.com.ua/2023/07/05/v-ukrayini-hvylyna-movchannya-2/</text:a>
</text:p>
      <!--NEWS-->
      <text:h text:style-name="P10" text:outline-level="1">
<text:span text:style-name="T4">
пвк «вагнер» — терористи, а рф — спонсор тероризму: Парламентська Асамблея ОБСЄ ухвалила відповідну декларацію</text:span>
</text:h>
      <text:p text:style-name="P4">
Author: ['АРМІЯINFORM']</text:p>
      <text:p text:style-name="P4">
Time: 2023-07-05T32:00:00-04:00</text:p>
      <text:p text:style-name="P4">
Description: Парламентська Асамблеї ОБСЄ визнала російську федерацію державою спонсором-тероризму, 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obsye.jpg" text:style-name="Internet_20_link" text:visited-style-name="Visited_20_Internet_20_Link">
obsye.jpg</text:a>
']</text:p>
      <text:p text:style-name="P4">
Tags: ['STOPRUSSIA', 'АГРЕСІЯ РФ', 'ВАНКУВЕРСЬКА ДЕКЛАРАЦІЯ', 'ДОПОМОГА ПАРТНЕРІВ', 'ПА ОБСЄ', 'РОСІЯ-ТЕРОРИСТ', 'СВІТ ПІДТРИМУЄ УКРАЇНУ']</text:p>
      <text:p text:style-name="P4">
Category: News</text:p>
      <!--METADATA-->
      <text:p text:style-name="P4">
<draw:frame draw:style-name="fr1" draw:name="Image294" text:anchor-type="as-char" svg:width="6.9236in" svg:height="3.894525in" draw:z-index="0">
<draw:image xlink:href="../Images/AРМІЯINFORM/2023-07-05T32-00-00-04-00/obsye.jpg" xlink:type="simple" xlink:show="embed" xlink:actuate="onLoad" draw:mime-type="image/jpeg"/>
</draw:frame>
</text:p>
      <text:p text:style-name="P4">
Парламентська Асамблеї ОБСЄ визнала російську федерацію державою спонсором-тероризму, а пвк «вагнер» — терористичною організацією.</text:p>
      <text:p text:style-name="P4">
Відповідний документ <text:a xlink:type="simple" xlink:href="https://www.oscepa.org/en/documents/annual-sessions/2023-vancouver/declaration-29/4744-vancouver-declaration-eng/file" text:style-name="Internet_20_link" text:visited-style-name="Visited_20_Internet_20_Link">
оприлюднила</text:a>
пресслужба відомства.</text:p>
      <text:p text:style-name="P4">
«Засуджуючи агресивну війну російської федерації проти України як явне, грубета невиправлене порушення Гельсінкських принципів, а також повне порушенняПаризької хартії для нової Європи, парламент ОБСЄ у Ванкуверській деклараціїАсамблеї висловлює непохитну підтримку незалежності, суверенітету татериторіальної цілісності України», — записано в документі.</text:p>
      <text:p text:style-name="P4">
У Декларації йдеться про воєнні злочини рф, скоєні в Україні, і висловлюєтьсяглибока стурбованість людськими стражданнями, спричиненими війною.Зазначається, що деякі з цих дій можуть вважатися злочинами проти людства тапідпадають під численні визначення геноциду. Окремо Асамблея відзначила атакина житлові квартали, внаслідок яких загинули тисячі людей, зокрема діти, атакож їхню примусову депортацію до російської федерації. Водночас буловисловлено занепокоєння руйнуванням дамби Нової Каховки та використаннямЗапорізької АЕС як щита для атак на українські населені пункти, а такожрозміщенням російської ядерної зброї в білорусі.</text:p>
      <text:p text:style-name="P4">
«Виведення російською федерацією своїх сил і помічників з усіх територійУкраїни є єдиним довгостроковим рішенням для припинення поточних фізичних іпсихологічних страждань народу України», — заявили в Асамблеї.</text:p>
      <text:p text:style-name="P4">
Ванкуверська декларація схвалює мирний план Президента України ВолодимираЗеленського з 10 пунктів і підкреслює, що мирні рішення для припинення війнимають повністю відповідати міжнародному праву та принципам Гельсінкськоїдекларації 1975 року.</text:p>
      <text:p text:style-name="P4">
Декларація, ухвалена на закритті 30-ї щорічної сесії ПА ОБСЄ, тепер буденадана парламентам і урядам держав — учасниць ОБСЄ. У щорічній сесії взялиучасть понад 225 парламентарів із 50 країн, які проголосували за Декларацію напленарному засіданні.</text:p>
      <text:p text:style-name="P4">
Source: <text:a xlink:type="simple" xlink:href="https://armyinform.com.ua/2023/07/05/pvk-vagner-terorysty-a-rf-sponsor-teroryzmu-parlamentska-asambleya-obsye-uhvalyla-vidpovidnu-deklaracziyu/" text:style-name="Internet_20_link" text:visited-style-name="Visited_20_Internet_20_Link">
https://armyinform.com.ua/2023/07/05/pvk-vagner-terorysty-a-rf-sponsor-teroryzmu-parlamentska-asambleya-obsye-uhvalyla-vidpovidnu-deklaracziyu/</text:a>
</text:p>
      <!--NEWS-->
      <text:h text:style-name="P10" text:outline-level="1">
<text:span text:style-name="T4">
Український досвід у сфері регулювання діяльності державіації в умовах воєнного стану обговорили у штаб-квартирі НАТО</text:span>
</text:h>
      <text:p text:style-name="P4">
Author: ['АРМІЯINFORM']</text:p>
      <text:p text:style-name="P4">
Time: 2023-07-05T34:00:00-04:00</text:p>
      <text:p text:style-name="P4">
Description: Міноборони України поглиблює співпрацю з національними військовими органами управлі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44477234369120616_y.jpg" text:style-name="Internet_20_link" text:visited-style-name="Visited_20_Internet_20_Link">
photo_5244477234369120616_y.jpg</text:a>
']</text:p>
      <text:p text:style-name="P4">
Tags: ['STOPRUSSIA', 'АВІАЦІЙНИЙ КОМІТЕТ', 'АГРЕСІЯ РФ', 'МІНІСТЕРСТВО ОБОРОНИ УКРАЇНИ', 'НАТО']</text:p>
      <text:p text:style-name="P4">
Category: News</text:p>
      <!--METADATA-->
      <text:p text:style-name="P4">
<draw:frame draw:style-name="fr1" draw:name="Image295" text:anchor-type="as-char" svg:width="6.9236in" svg:height="4.615733in" draw:z-index="0">
<draw:image xlink:href="../Images/AРМІЯINFORM/2023-07-05T34-00-00-04-00/photo_5244477234369120616_y.jpg" xlink:type="simple" xlink:show="embed" xlink:actuate="onLoad" draw:mime-type="image/jpeg"/>
</draw:frame>
 Ілюстративне фото</text:p>
      <text:p text:style-name="P4">
Міноборони України поглиблює співпрацю з національними військовими органамиуправління авіацією держав-членів та партнерів НАТО. На засіданні Авіаційногокомітету Альянсу у Брюсселі представники Головного управління державноїавіації України поділилися українським досвідом та особливостями у сферірегулювання діяльності державіації України в умовах дії правового режимувоєнного стану.</text:p>
      <text:p text:style-name="P4">
Було обговорено особливості льотної придатності повітряних суден, їхкомпонентів, використання повітряного простору та забезпечення його безпеки.Зважаючи на виклики розв’язаною росією війни, <text:span text:style-name="T4">
особливу увагу акцентовано наорганізації та виконанні польотів, застосуванні БПЛА, підготовці льотногоскладу, медичного забезпечення та використання аеродромів.</text:span>
 Окрему увагуприділено удосконаленню нормативно-правової бази у галузі державної авіації.</text:p>
      <text:p text:style-name="P4">
— Україна розробляє новий документ з організації та виконання польотівдержавної авіації в особливий період та під час дії воєнного стану.Зосереджуємося на повній взаємосумісності з Альянсом. Тому зміни, передусім,будуть націлені на врахування натовського досвіду, адаптованого під українськіреалії, — зазначив начальник Головного управління державної авіації УкраїниАндрій Телегін.</text:p>
      <text:p text:style-name="P4">
За його словами, цей документ після його впровадження буде представленийАвіаційному комітету НАТО для корегування підходів Альянсу з урахуваннямукраїнського досвіду ведення війни.</text:p>
      <text:p text:style-name="P4">
<text:span text:style-name="T4">
Джерело:</text:span>
 <text:a xlink:type="simple" xlink:href="https://t.me/ministry_of_defense_ua/7736" text:style-name="Internet_20_link" text:visited-style-name="Visited_20_Internet_20_Link">
<text:span text:style-name="T5">
Міністерство оборониУкраїни</text:span>
</text:a>
</text:p>
      <text:p text:style-name="P4">
Source: <text:a xlink:type="simple" xlink:href="https://armyinform.com.ua/2023/07/05/ukrayinskyj-dosvid-u-sferi-regulyuvannya-diyalnosti-derzhaviacziyi-v-umovah-voyennogo-stanu-obgovoryly-u-shtab-kvartyri-nato/" text:style-name="Internet_20_link" text:visited-style-name="Visited_20_Internet_20_Link">
https://armyinform.com.ua/2023/07/05/ukrayinskyj-dosvid-u-sferi-regulyuvannya-diyalnosti-derzhaviacziyi-v-umovah-voyennogo-stanu-obgovoryly-u-shtab-kvartyri-nato/</text:a>
</text:p>
      <!--NEWS-->
      <text:h text:style-name="P10" text:outline-level="1">
<text:span text:style-name="T4">
У Болгарії ухвалили декларацію на підтримку членства України в НАТО</text:span>
</text:h>
      <text:p text:style-name="P4">
Author: ['АРМІЯINFORM']</text:p>
      <text:p text:style-name="P4">
Time: 2023-07-05T36:00:00-04:00</text:p>
      <text:p text:style-name="P4">
Description: Комітет парламенту Болгарії з питань зовнішньої політики схвалив проєкт декларації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bolgariya-1.jpg" text:style-name="Internet_20_link" text:visited-style-name="Visited_20_Internet_20_Link">
bolgariya-1.jpg</text:a>
']</text:p>
      <text:p text:style-name="P4">
Tags: ['STOPRUSSIA', 'АГРЕСІЯ РФ', 'ДОПОМОГА ПАРТНЕРІВ', 'СВІТ ПІДТРИМУЄ УКРАЇНУ']</text:p>
      <text:p text:style-name="P4">
Category: News</text:p>
      <!--METADATA-->
      <text:p text:style-name="P4">
<draw:frame draw:style-name="fr1" draw:name="Image296" text:anchor-type="as-char" svg:width="6.9236in" svg:height="3.894525in" draw:z-index="0">
<draw:image xlink:href="../Images/AРМІЯINFORM/2023-07-05T36-00-00-04-00/bolgariya-1.jpg" xlink:type="simple" xlink:show="embed" xlink:actuate="onLoad" draw:mime-type="image/jpeg"/>
</draw:frame>
</text:p>
      <text:p text:style-name="P4">
Комітет парламенту Болгарії з питань зовнішньої політики схвалив проєктдекларації на підтримку членства України в НАТО.</text:p>
      <text:p text:style-name="P4">
Відповідний <text:a xlink:type="simple" xlink:href="https://parliament.bg/bills/49/49-354-03-3.pdf" text:style-name="Internet_20_link" text:visited-style-name="Visited_20_Internet_20_Link">
документ</text:a>
оприлюднено на сайті болгарського парламенту.</text:p>
      <text:p text:style-name="P4">
«Найбільш прямим і бажаним шляхом до відновлення миру в Україні,Чорноморському регіоні та Європі є повний і негайний добровільний відхідросійської федерації від міжнародно визнаних кордонів держав», — йдеться удокументі.</text:p>
      <text:p text:style-name="P4">
Парламент Болгарії також вимагає припинити ядерний шантаж, а також усі діїросійської федерації, які різко суперечать Статуту ООН і є найсерйознішимударом по миру та процвітанню Європи.</text:p>
      <text:p text:style-name="P4">
Декларація також підтримує формулу миру Президента України ВолодимираЗеленського, метою якої є міцний і справедливий мир.</text:p>
      <text:p text:style-name="P4">
«Для того щоб гарантувати здатність України захищатися від агресора на своїйтериторії, Народні збори ( <text:span text:style-name="T5">
Парламент</text:span>
 <text:span text:style-name="T5">
Болгарії</text:span>
 <text:span text:style-name="T5">
.</text:span>
 <text:span text:style-name="T5">
—</text:span>
 <text:span text:style-name="T5">
Р</text:span>
 <text:span text:style-name="T5">
ед</text:span>
 <text:span text:style-name="T5">
.</text:span>
 )наполягають на тому, щоб інституції Болгарії продовжували надавати їйполітичну, фінансову, гуманітарну, військову, військово-технічну підтримку доповного відновлення її суверенітету в межах міжнародно визнаних кордонів», —також ідеться в документі.</text:p>
      <text:p text:style-name="P4">
Парламентарі Болгарії підтверджують свою повну підтримку політики «відкритихдверей» НАТО незалежно від зовнішніх факторів, й очікують, що уряд Болгарії, втому числі на майбутньому саміті Альянсу, «висловить позицію на підтримкучленства України в НАТО після відновлення миру на своїй території».</text:p>
      <text:p text:style-name="P4">
У тексті також зазначено, що парламент підтримує початок процесу планування таухвалення конкретних параметрів і часових рамок для членства України в Альянсіта розширення стратегічних відносин.</text:p>
      <text:p text:style-name="P4">
Схвалення документа відбулося за кілька днів до майбутнього <text:a xlink:type="simple" xlink:href="https://armyinform.com.ua/2022/11/09/nastupnyj-samit-nato-vidbudetsya-vlitku-2023-roku-v-lytvi/" text:style-name="Internet_20_link" text:visited-style-name="Visited_20_Internet_20_Link">
самітуНАТО</text:a>
 у столиці Литви Вільнюсі, де, як очікується,обговорюватиметься питання членства України після закінчення війни, яку росіярозпочала більш як рік тому.</text:p>
      <text:p text:style-name="P4">
Source: <text:a xlink:type="simple" xlink:href="https://armyinform.com.ua/2023/07/05/u-bolgariyi-uhvalyly-deklaracziyu-na-pidtrymku-chlenstva-ukrayiny-v-nato/" text:style-name="Internet_20_link" text:visited-style-name="Visited_20_Internet_20_Link">
https://armyinform.com.ua/2023/07/05/u-bolgariyi-uhvalyly-deklaracziyu-na-pidtrymku-chlenstva-ukrayiny-v-nato/</text:a>
</text:p>
      <!--NEWS-->
      <text:h text:style-name="P10" text:outline-level="1">
<text:span text:style-name="T4">
У Коордштабі обговорили питання поводження з незаконно утримуваними цивільними на території рф</text:span>
</text:h>
      <text:p text:style-name="P4">
Author: ['АРМІЯINFORM']</text:p>
      <text:p text:style-name="P4">
Time: 2023-07-05T38:00:00-04:00</text:p>
      <text:p text:style-name="P4">
Description: У Координаційному штабі відбулася зустріч з ГО «Цивільні в полоні», під час я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69505052479965485_w.jpg" text:style-name="Internet_20_link" text:visited-style-name="Visited_20_Internet_20_Link">
photo_5269505052479965485_w.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97" text:anchor-type="as-char" svg:width="6.9236in" svg:height="5.204239in" draw:z-index="0">
<draw:image xlink:href="../Images/AРМІЯINFORM/2023-07-05T38-00-00-04-00/photo_5269505052479965485_w.jpg" xlink:type="simple" xlink:show="embed" xlink:actuate="onLoad" draw:mime-type="image/jpeg"/>
</draw:frame>
</text:p>
      <text:p text:style-name="P4">
У Координаційному штабі відбулася зустріч з ГО «Цивільні в полоні», під часякої обговорили питання поводження з незаконно утримуваними цивільними натимчасово окупованих територіях та на території рф.</text:p>
      <text:p text:style-name="P4">
Про це Координаційний штаб з питань поводження з військовополоненими<text:a xlink:type="simple" xlink:href="https://t.me/Koord_shtab/1454" text:style-name="Internet_20_link" text:visited-style-name="Visited_20_Internet_20_Link">
повідомляє</text:a>
 у телеграмі.</text:p>
      <text:p text:style-name="P4">
Обговорили також питання, що стосувалися роботи Міжнародного комітетуЧервоного Хреста та обліку.</text:p>
      <text:p text:style-name="P4">
«Зокрема, рідних цікавило, які державні органи займаються моніторингом іпошуком місцезнаходження та безпосередньою організацією повернення незаконноутримуваних цивільних», — йдеться у повідомленні.</text:p>
      <text:p text:style-name="P4">
Зазначається, що на запитання членів сімей незаконно утримуваних державою-агресоркою цивільних відповідали представники Координаційного штабу,Національної поліції України та представниця Міжнародного комітету ЧервоногоХреста.</text:p>
      <text:p text:style-name="P4">
Source: <text:a xlink:type="simple" xlink:href="https://armyinform.com.ua/2023/07/05/u-koorshdtabi-obgovoryly-pytannya-povodzhennya-z-nezakonno-utrymuvanymy-czyvilnymy-na-terytoriyi-rf/" text:style-name="Internet_20_link" text:visited-style-name="Visited_20_Internet_20_Link">
https://armyinform.com.ua/2023/07/05/u-koorshdtabi-obgovoryly-pytannya-povodzhennya-z-nezakonno-utrymuvanymy-czyvilnymy-na-terytoriyi-rf/</text:a>
</text:p>
      <!--NEWS-->
      <text:h text:style-name="P10" text:outline-level="1">
<text:span text:style-name="T4">
У Нікополі ліквідували аварію на об'єкті, пов'язаному з пунктами розливу води</text:span>
</text:h>
      <text:p text:style-name="P4">
Authors: Ukrinform (Person)</text:p>
      <text:p text:style-name="P4">
Publisher: Укринформ (Organization)</text:p>
      <text:p text:style-name="P4">
Published Time: 2023-07-05T3:56:00+03:00</text:p>
      <text:p text:style-name="P4">
Modified Time: 2023-07-05T21:56:00+03:00</text:p>
      <text:p text:style-name="P4">
Description: У Нікополі ліквідували аварію на об'єкті, пов'язаному з пунктами розливу води, яка сталася напередодні ввечері. — Укрінформ.</text:p>
      <text:p text:style-name="P4">
Images: ['<text:a xlink:type="simple" xlink:href="https://static.ukrinform.com/photos/2023_06/thumb_files/630_360_1686577220-981.jpg" text:style-name="Internet_20_link" text:visited-style-name="Visited_20_Internet_20_Link">
630_360_16865...</text:a>
']</text:p>
      <text:p text:style-name="P4">
Tags: ['Аварія', 'Нікополь', 'Вода', 'Ремонт']</text:p>
      <text:p text:style-name="P4">
Type: Article</text:p>
      <!--METADATA-->
      <text:p text:style-name="P4">
<draw:frame draw:style-name="fr1" draw:name="Image298" text:anchor-type="as-char" svg:width="6.9236in" svg:height="3.956343in" draw:z-index="0">
<draw:image xlink:href="../Images/yкринформ/2023-07-05T3-56-00-03-00/630_360_1686577220-981.jpg" xlink:type="simple" xlink:show="embed" xlink:actuate="onLoad" draw:mime-type="image/jpeg"/>
</draw:frame>
 У Нікополіліквідували аварію на об'єкті, пов'язаному з пунктами розливу води, якасталася напередодні ввечері.</text:p>
      <text:p text:style-name="P4">
Про це в <text:a xlink:type="simple" xlink:href="https://t.me/Yevtushenko_E/4458" text:style-name="Internet_20_link" text:visited-style-name="Visited_20_Internet_20_Link">
 Телеграмі </text:a>
 повідомляє начальникНікопольської РВА Євген Євтушенко, передає Укрінформ.</text:p>
      <text:p text:style-name="P4">
"Щодо водопостачання міста Нікополь. Вчора ввечері сталась <text:a xlink:type="simple" xlink:href="https://www.ukrinform.ua/tag-avaria" text:style-name="Internet_20_link" text:visited-style-name="Visited_20_Internet_20_Link">
 аварія</text:a>
 на одному з об'єктів, пов'язаних зпунктами розливу води... Над ліквідацією аварії бригада працювала всю ніч тадень, наразі роботи завершено. Завтра о шостій ранку залиті водовози виїдутьдо пунктів розливу", - написав Євтушенко.</text:p>
      <text:p text:style-name="P4">
За його словами, розглядається можливість адресного розвезення води літнімлюдям.</text:p>
      <text:p text:style-name="P4">
Очільник району додав, що завдяки співпраці з благодійниками передали двадцятьтонн питної бутильованої води у Марганець, де її роздали людям.</text:p>
      <text:p text:style-name="P4">
"Домовились з ТМ "Моршинська" про поставки питної бутильованої води до містаНікополь. Сьогодні отримали перші 20 тонн", - зазначи посадовець.</text:p>
      <text:p text:style-name="P4">
<text:span text:style-name="T4">
Читайте також:</text:span>
 <text:a xlink:type="simple" xlink:href="https://www.ukrinform.ua/rubric-regions/3727820-u-nikopoli-castkovo-vidnovili-podacu-vodi.html" text:style-name="Internet_20_link" text:visited-style-name="Visited_20_Internet_20_Link">
 У <text:span text:style-name="T4">
Нікополі</text:span>
 частково відновили подачу води</text:a>
</text:p>
      <text:p text:style-name="P4">
Як повідомлялося, внаслідок підриву Каховської ГЕС у Дніпропетровській областібез води залишились громади Нікопольського та Криворізького районів. Владапочала втілювати проєкт будівництва магістрального водогону «Інгулець-Південне». Роботи тривають цілодобово.</text:p>
      <text:p text:style-name="P4">
Source: <text:a xlink:type="simple" xlink:href="https://www.ukrinform.ua/rubric-regions/3732002-u-nikopoli-likviduvali-avariu-na-obekti-povazanomu-z-punktami-rozlivu-vodi.html" text:style-name="Internet_20_link" text:visited-style-name="Visited_20_Internet_20_Link">
https://www.ukrinform.ua/rubric-regions/3732002-u-nikopoli-likviduvali-avariu-na-obekti-povazanomu-z-punktami-rozlivu-vodi.html</text:a>
</text:p>
      <!--NEWS-->
      <text:h text:style-name="P10" text:outline-level="1">
<text:span text:style-name="T4">
Суддя з Черкащини виправдовувала агресію рф: їй загрожує 8 років позбавлення волі</text:span>
</text:h>
      <text:p text:style-name="P4">
Author: ['АРМІЯINFORM']</text:p>
      <text:p text:style-name="P4">
Time: 2023-07-05T40:00:00-04:00</text:p>
      <text:p text:style-name="P4">
Description: Повідомлено про підозру судді Звенигородського райсуду Черкаської області, я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7de9103af56f3deefb7230dcf2c9e70c.jpeg" text:style-name="Internet_20_link" text:visited-style-name="Visited_20_Internet_20_Link">
7de9103af56f3deefb7230dcf2c9e70c.jpeg</text:a>
']</text:p>
      <text:p text:style-name="P4">
Tags: ['ПОВІДОМИЛИ ПРО ПІДОЗРУ', 'СБУ', 'ЧЕРКАЩИНА']</text:p>
      <text:p text:style-name="P4">
Category: News</text:p>
      <!--METADATA-->
      <text:p text:style-name="P4">
<draw:frame draw:style-name="fr1" draw:name="Image299" text:anchor-type="as-char" svg:width="6.9236in" svg:height="4.615733in" draw:z-index="0">
<draw:image xlink:href="../Images/AРМІЯINFORM/2023-07-05T40-00-00-04-00/7de9103af56f3deefb7230dcf2c9e70c.jpeg" xlink:type="simple" xlink:show="embed" xlink:actuate="onLoad" draw:mime-type="image/jpeg"/>
</draw:frame>
</text:p>
      <text:p text:style-name="P4">
Повідомлено про підозру судді Звенигородського райсуду Черкаської області, яказаперечувала збройну агресію рф і виправдовувала воєнні злочини рашистів.</text:p>
      <text:p text:style-name="P4">
Про це <text:a xlink:type="simple" xlink:href="https://ssu.gov.ua/novyny/za-materialamy-sbu-povidomleno-pro-pidozru-suddi-yaka-vypravdovuvala-rosiisku-ahresiiu-v-ukraini-audio" text:style-name="Internet_20_link" text:visited-style-name="Visited_20_Internet_20_Link">
повідомляє</text:a>
Служба безпеки України.</text:p>
      <text:p text:style-name="P4">
Зазначається, що на момент документування злочину фігурантка перебувала напосаді голови районного суду.</text:p>
      <text:p text:style-name="P4">
«У розпорядженні СБУ є записи розмов, де вона не приховує свою проросійськупозицію і постійно повторює наративи кремля про війну в Україні. Посадовицяпідтримувала захоплення Криму та Мелітополя і вихваляла запровадження там«російського законодавства», — йдеться у повідомленні.</text:p>
      <text:p text:style-name="P4">
Вона також виправдовувала воєнні злочини рф проти цивільних. Наприклад,ракетний удар рашистів по багатоквартирному будинку у Дніпрі в січні цьогороку вона «оцінила» як «супутні втрати» під час війни.</text:p>
      <text:p text:style-name="P4">
За даними слідства, раніше жінка була суддею Якимівського райсуду уЗапорізькій області. Через тимчасову окупацію цієї території у червні 2022року її відрядили до Черкащини, де призначили спочатку суддею, а потім обралиголовою районного суду.</text:p>
      <text:p text:style-name="P4">
Згодом фігурантка планувала подати у відставку, переїхати до Криму, але прицьому одержувати довічну пенсію судді з українського бюджету.</text:p>
      <text:p text:style-name="P4">
«Під час обшуків у фігурантки виявлено та вилучено іноземну валюту, зокремаросійські рублі, мобільні телефони та комп’ютерну техніку. Їй загрожує до 8років позбавлення волі з конфіскацією майна», — зазначили у СБУ.</text:p>
      <text:p text:style-name="P4">
Source: <text:a xlink:type="simple" xlink:href="https://armyinform.com.ua/2023/07/05/vypravdovuvala-agresiyu-rf-v-ukrayini-povidomleno-pro-pidozru-suddi-na-cherkashhyni/" text:style-name="Internet_20_link" text:visited-style-name="Visited_20_Internet_20_Link">
https://armyinform.com.ua/2023/07/05/vypravdovuvala-agresiyu-rf-v-ukrayini-povidomleno-pro-pidozru-suddi-na-cherkashhyni/</text:a>
</text:p>
      <!--NEWS-->
      <text:h text:style-name="P10" text:outline-level="1">
<text:span text:style-name="T4">
Нідерланди надали Україні черговий пакет допомоги на 118 млн євро</text:span>
</text:h>
      <text:p text:style-name="P4">
Author: ['АРМІЯINFORM']</text:p>
      <text:p text:style-name="P4">
Time: 2023-07-05T42:00:00-04:00</text:p>
      <text:p text:style-name="P4">
Description: Уряд Нідерландів оголосив про надання Україні другого пакета підтримки на 118 млн єв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niderlandy-ukrayina.jpg" text:style-name="Internet_20_link" text:visited-style-name="Visited_20_Internet_20_Link">
niderlandy-ukrayina.jpg</text:a>
']</text:p>
      <text:p text:style-name="P4">
Tags: ['STOPRUSSIA', 'ВТОРГНЕННЯ РФ', 'ДОПОМОГА ПАРТНЕРІВ', 'КОРОЛІВСТВО НІДЕРЛАНДІВ', 'СВІТ ПІДТРИМУЄ УКРАЇНУ']</text:p>
      <text:p text:style-name="P4">
Category: News</text:p>
      <!--METADATA-->
      <text:p text:style-name="P4">
<draw:frame draw:style-name="fr1" draw:name="Image300" text:anchor-type="as-char" svg:width="6.9236in" svg:height="3.894525in" draw:z-index="0">
<draw:image xlink:href="../Images/AРМІЯINFORM/2023-07-05T42-00-00-04-00/niderlandy-ukrayina.jpg" xlink:type="simple" xlink:show="embed" xlink:actuate="onLoad" draw:mime-type="image/jpeg"/>
</draw:frame>
</text:p>
      <text:p text:style-name="P4">
Уряд Нідерландів оголосив про надання Україні другого пакета підтримки на 118млн євро ( <text:span text:style-name="T5">
понад 4,7 млрд грн</text:span>
 <text:span text:style-name="T5">
.</text:span>
 <text:span text:style-name="T5">
—</text:span>
 <text:span text:style-name="T5">
Р</text:span>
 <text:span text:style-name="T5">
ед.</text:span>
 ).</text:p>
      <text:p text:style-name="P4">
Рішення про це<text:a xlink:type="simple" xlink:href="https://www.rijksoverheid.nl/actueel/nieuws/2023/07/4/kabinet-maakt-tweede-steunpakket-oekraine-en-nieuwe-oekraine-gezant-bekend" text:style-name="Internet_20_link" text:visited-style-name="Visited_20_Internet_20_Link">
оприлюднила</text:a>
 пресслужбанідерландського уряду.</text:p>
      <text:p text:style-name="P4">
На відновлення, а також на охорону здоров’я передбачено 83 млн євро. З них 58млн євро підуть на ремонт інфраструктури, будинків та об’єктів водопостачання.Решту 25 млн євро призначено на медичне обладнання та підтримку мобільнихклінік.</text:p>
      <text:p text:style-name="P4">
«Руйнування Каховської дамби мало серйозні наслідки для України. Нідерландидотримуються як багатосторонньої, так і двосторонньої підтримки жертв цієїкатастрофи. Саме тому 10 млн євро було виділено на екстренну допомогу в межахдругого пакета підтримки. Ці гроші призначено для таких товарів, як рятувальнішлюпки та баржі», — йдеться у повідомленні.</text:p>
      <text:p text:style-name="P4">
Також уряд Нідерландів виділив 25 млн євро субсидій, аби дати можливістькомпаніям і організаціям громадянського суспільства зробити свій внесок уреконструкцію та відновлення України. Йдеться про проєкти, що відповідаютьпотребам України та сприяють відбудові та відродженню країни. Компанії тагромадські організації можуть у партнерстві з місцевими організаціями подаватипроєктні пропозиції до Нідерландського агентства підприємств уже з вересня2023 року.</text:p>
      <text:p text:style-name="P4">
Source: <text:a xlink:type="simple" xlink:href="https://armyinform.com.ua/2023/07/05/niderlandy-nadaly-ukrayini-chergovyj-paket-dopomogy-na-118-mln-yevro/" text:style-name="Internet_20_link" text:visited-style-name="Visited_20_Internet_20_Link">
https://armyinform.com.ua/2023/07/05/niderlandy-nadaly-ukrayini-chergovyj-paket-dopomogy-na-118-mln-yevro/</text:a>
</text:p>
      <!--NEWS-->
      <text:h text:style-name="P10" text:outline-level="1">
<text:span text:style-name="T4">
На саміті НАТО країни Балтії будуть одностайними: Україні потрібен чіткий шлях щодо членства в Альянсі</text:span>
</text:h>
      <text:p text:style-name="P4">
Author: ['АРМІЯINFORM']</text:p>
      <text:p text:style-name="P4">
Time: 2023-07-05T44:00:00-04:00</text:p>
      <text:p text:style-name="P4">
Description: Країни Балтії на саміті НАТО виступатимуть одним голосом щодо спільних цілей зміцн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krayiny-baltiyi.jpg" text:style-name="Internet_20_link" text:visited-style-name="Visited_20_Internet_20_Link">
krayiny-baltiyi.jpg</text:a>
']</text:p>
      <text:p text:style-name="P4">
Tags: ['STOPRUSSIA', 'ВТОРГНЕННЯ РФ', 'КРАЇНИ БАЛТІЇ', 'НАТО', 'САМІТ', 'ЧЛЕНСТВО В АЛЬЯНСІ']</text:p>
      <text:p text:style-name="P4">
Category: News</text:p>
      <!--METADATA-->
      <text:p text:style-name="P4">
<draw:frame draw:style-name="fr1" draw:name="Image301" text:anchor-type="as-char" svg:width="6.9236in" svg:height="3.894525in" draw:z-index="0">
<draw:image xlink:href="../Images/AРМІЯINFORM/2023-07-05T44-00-00-04-00/krayiny-baltiyi.jpg" xlink:type="simple" xlink:show="embed" xlink:actuate="onLoad" draw:mime-type="image/jpeg"/>
</draw:frame>
</text:p>
      <text:p text:style-name="P4">
Країни Балтії на саміті НАТО виступатимуть одним голосом щодо спільних цілейзміцнення оборони Альянсу та стримування на східному краю блоку.</text:p>
      <text:p text:style-name="P4">
Про це під час зустрічі постійних секретарів та заступників міністрів країнБалтії у м. Бауска (Латвія) <text:a xlink:type="simple" xlink:href="https://kam.lt/viceministras-z-tomkus-baltijos-salys-nato-virsuniu-susitikime-kalbes-vienu-balsu/" text:style-name="Internet_20_link" text:visited-style-name="Visited_20_Internet_20_Link">
заявив</text:a>
 заступникміністра національної оборони Литви Жильвінас Томкус.</text:p>
      <text:p text:style-name="P4">
«Країни Балтії активно готуються до <text:a xlink:type="simple" xlink:href="https://armyinform.com.ua/2022/11/09/nastupnyj-samit-nato-vidbudetsya-vlitku-2023-roku-v-lytvi/" text:style-name="Internet_20_link" text:visited-style-name="Visited_20_Internet_20_Link">
самітуНАТО</text:a>
 — під час нього ми будемо говорити одним голосом.Ми одностайно погоджуємося щодо спільних цілей зміцнення оборони НАТО тастримування на східному краю Альянсу. Водночас ми також прагнемо до членстваШвеції в НАТО, чіткого шляху членства для України з євроатлантичнимиамбіціями, впровадження моделі ротаційної протиповітряної оборони та більшихінвестицій в оборону», — зазначив Жильвінас Томкус.</text:p>
      <text:p text:style-name="P4">
Source: <text:a xlink:type="simple" xlink:href="https://armyinform.com.ua/2023/07/05/na-samiti-nato-krayiny-baltiyi-budut-odnostajnymy-ukrayini-potriben-chitkyj-shlyah-shhodo-chlenstva-v-alyansi/" text:style-name="Internet_20_link" text:visited-style-name="Visited_20_Internet_20_Link">
https://armyinform.com.ua/2023/07/05/na-samiti-nato-krayiny-baltiyi-budut-odnostajnymy-ukrayini-potriben-chitkyj-shlyah-shhodo-chlenstva-v-alyansi/</text:a>
</text:p>
      <!--NEWS-->
      <text:h text:style-name="P10" text:outline-level="1">
<text:span text:style-name="T4">
Залякуванням терористичними діями на ЗАЕС росія намагається досягти своїх воєнних цілей — Ганна Маляр</text:span>
</text:h>
      <text:p text:style-name="P4">
Author: ['АРМІЯINFORM']</text:p>
      <text:p text:style-name="P4">
Time: 2023-07-05T46:00:00-04:00</text:p>
      <text:p text:style-name="P4">
Description: росія нагнітає ситуацію із Запорізькою АЕС і може вдатись до терористичних дій на ї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ili-oboroni-ukraini-prodovzhuyut-vedennya-nastupalnoi-operacii.jpg" text:style-name="Internet_20_link" text:visited-style-name="Visited_20_Internet_20_Link">
sili-oboroni-ukraini-prodovzhuyut-vedennya-nastupalnoi-operacii.jpg</text:a>
']</text:p>
      <text:p text:style-name="P4">
Tags: ['ГАННА МАЛЯР', 'ЗАЕС', 'КРАЇНА-ТЕРОРИСТ РФ', 'НЕБЕЗПЕКА ПІДРИВУ ЗАЕС']</text:p>
      <text:p text:style-name="P4">
Category: News</text:p>
      <!--METADATA-->
      <text:p text:style-name="P4">
<draw:frame draw:style-name="fr1" draw:name="Image302" text:anchor-type="as-char" svg:width="6.9236in" svg:height="3.890725in" draw:z-index="0">
<draw:image xlink:href="../Images/AРМІЯINFORM/2023-07-05T46-00-00-04-00/sili-oboroni-ukraini-prodovzhuyut-vedennya-nastupalnoi-operacii.jpg" xlink:type="simple" xlink:show="embed" xlink:actuate="onLoad" draw:mime-type="image/jpeg"/>
</draw:frame>
</text:p>
      <text:p text:style-name="P4">
росія нагнітає ситуацію із Запорізькою АЕС і може вдатись до терористичних дійна її території, щоб переломити хід війни на свою користь.</text:p>
      <text:p text:style-name="P4">
Про це заступник Міністра оборони України Ганна Маляр<text:a xlink:type="simple" xlink:href="https://t.me/annamaliar/911" text:style-name="Internet_20_link" text:visited-style-name="Visited_20_Internet_20_Link">
написала</text:a>
 у своєму телеграмі.</text:p>
      <text:p text:style-name="P4">
За її словами, зараз інформаційний простір заповнили повідомлення проімовірність терористичного акту на ЗАЕС.</text:p>
      <text:p text:style-name="P4">
«Тут варто розуміти, що країна-терорист здатна на будь-які, навіть тотальнобезрозсудні вчинки, які потім спробує видати за чужі. Обидва сценарії — якзалякування терористичними діями, так і їх безпосереднє вчинення — для росії єінструментом досягнення воєнних цілей», — зазначила Ганна Маляр.</text:p>
      <text:p text:style-name="P4">
Вона також нагадала, що з метою мінімізації потенційно можливих негативнихнаслідків у чотирьох українських регіонах — Дніпропетровщина, Запоріжжя,Херсонщина та Миколаївщина — вже декілька днів тривають навчання екстренихслужб з подолання наслідків можливого теракту на Запорізькій АЕС.</text:p>
      <text:p text:style-name="P4">
Заступник Міністра оборони України Ганна Маляр зауважила, що українцям заразварто зберігати спокій, довіряти виключно офіційним джерелам інформації тадотримуватись їх рекомендацій.</text:p>
      <text:p text:style-name="P4">
Нагадаємо, у Генеральному штабі ЗСУ<text:a xlink:type="simple" xlink:href="https://armyinform.com.ua/2023/07/04/rashysty-gotuyut-provokacziyu-na-zaes-vzhe-najblyzhchym-chasom-genshtab/" text:style-name="Internet_20_link" text:visited-style-name="Visited_20_Internet_20_Link">
повідомили</text:a>
 про можливупідготовку, найближчим часом, провокації на території Запорізької атомноїелектростанції. Зазначається, що на зовнішній крівлі третього та четвертогоенергоблоків ЗАЕС були розміщені сторонні предмети, схожі на вибуховіпристрої.</text:p>
      <text:p text:style-name="P4">
Source: <text:a xlink:type="simple" xlink:href="https://armyinform.com.ua/2023/07/05/zalyakuvannyam-terorystychnymy-diyamy-na-zaes-rosiya-namagayetsya-dosyagty-svoyih-voyennyh-czilej-ganna-malyar/" text:style-name="Internet_20_link" text:visited-style-name="Visited_20_Internet_20_Link">
https://armyinform.com.ua/2023/07/05/zalyakuvannyam-terorystychnymy-diyamy-na-zaes-rosiya-namagayetsya-dosyagty-svoyih-voyennyh-czilej-ganna-malyar/</text:a>
</text:p>
      <!--NEWS-->
      <text:h text:style-name="P10" text:outline-level="1">
<text:span text:style-name="T4">
росіяни протягом доби атакували 147 населених пунктів у дев’ятьох областях України</text:span>
</text:h>
      <text:p text:style-name="P4">
Author: ['АРМІЯINFORM']</text:p>
      <text:p text:style-name="P4">
Time: 2023-07-05T48:00:00-04:00</text:p>
      <text:p text:style-name="P4">
Description: За минулу добу російські війська обстріляли територію 9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72020730789349689_y.jpg" text:style-name="Internet_20_link" text:visited-style-name="Visited_20_Internet_20_Link">
photo_5272020730789349689_y.jpg</text:a>
']</text:p>
      <text:p text:style-name="P4">
Tags: ['STOPRUSSIA', 'АГРЕСІЯ РФ', 'ВТОРГНЕННЯ РФ', 'ХАРКІВСЬКИЙ ТРИБУНАЛ']</text:p>
      <text:p text:style-name="P4">
Category: News</text:p>
      <!--METADATA-->
      <text:p text:style-name="P4">
<draw:frame draw:style-name="fr1" draw:name="Image303" text:anchor-type="as-char" svg:width="6.9236in" svg:height="5.180196in" draw:z-index="0">
<draw:image xlink:href="../Images/AРМІЯINFORM/2023-07-05T48-00-00-04-00/photo_5272020730789349689_y.jpg" xlink:type="simple" xlink:show="embed" xlink:actuate="onLoad" draw:mime-type="image/jpeg"/>
</draw:frame>
</text:p>
      <text:p text:style-name="P4">
За минулу добу російські війська обстріляли територію 9 областей України.</text:p>
      <text:p text:style-name="P4">
Про це <text:a xlink:type="simple" xlink:href="https://t.me/militarymediacenter/2441" text:style-name="Internet_20_link" text:visited-style-name="Visited_20_Internet_20_Link">
інформує</text:a>
 Military MediaCenter.</text:p>
      <text:p text:style-name="P4">
«Із різних видів озброєння — міномети, танки, артилерія, РСЗВ, ЗРК, БПЛА,ОТРК, тактична авіація — були атаковані 147 населених пунктів та 59 об’єктівінфраструктури», — йдеться в повідомленні.</text:p>
      <text:p text:style-name="P4">
Серед цивільних є загиблі та поранені, кількість жертв уточнюється.</text:p>
      <text:p text:style-name="P4">
Source: <text:a xlink:type="simple" xlink:href="https://armyinform.com.ua/2023/07/05/rosiyany-protyagom-doby-atakuvaly-147-naselenyh-punktiv-u-devyatoh-oblastyah-ukrayiny/" text:style-name="Internet_20_link" text:visited-style-name="Visited_20_Internet_20_Link">
https://armyinform.com.ua/2023/07/05/rosiyany-protyagom-doby-atakuvaly-147-naselenyh-punktiv-u-devyatoh-oblastyah-ukrayiny/</text:a>
</text:p>
      <!--NEWS-->
      <text:h text:style-name="P10" text:outline-level="1">
<text:span text:style-name="T4">
«Динамо» розгромило румунських одноклубників на зборах в Австрії</text:span>
</text:h>
      <text:p text:style-name="P4">
Authors: Ukrinform (Person)</text:p>
      <text:p text:style-name="P4">
Publisher: Укринформ (Organization)</text:p>
      <text:p text:style-name="P4">
Published Time: 2023-07-05T4:59:00+03:00</text:p>
      <text:p text:style-name="P4">
Modified Time: 2023-07-05T21:59:00+03:00</text:p>
      <text:p text:style-name="P4">
Description: Футболісти київського «Динамо» провели перший контрольний поєдинок на зборі в австрійському містечку Санкт-Файт-ан-дер-Глан.  — Укрінформ.</text:p>
      <text:p text:style-name="P4">
Images: ['<text:a xlink:type="simple" xlink:href="https://static.ukrinform.com/photos/2023_07/thumb_files/630_360_1688583648-489.jpg" text:style-name="Internet_20_link" text:visited-style-name="Visited_20_Internet_20_Link">
630_360_16885...</text:a>
']</text:p>
      <text:p text:style-name="P4">
Tags: None</text:p>
      <text:p text:style-name="P4">
Type: Article</text:p>
      <!--METADATA-->
      <text:p text:style-name="P4">
<draw:frame draw:style-name="fr1" draw:name="Image304" text:anchor-type="as-char" svg:width="6.9236in" svg:height="3.956343in" draw:z-index="0">
<draw:image xlink:href="../Images/yкринформ/2023-07-05T4-59-00-03-00/630_360_1688583648-489.jpg" xlink:type="simple" xlink:show="embed" xlink:actuate="onLoad" draw:mime-type="image/jpeg"/>
</draw:frame>
 Футболістикиївського «Динамо» провели перший контрольний поєдинок на зборі вавстрійському містечку Санкт-Файт-ан-дер-Глан.</text:p>
      <text:p text:style-name="P4">
Як повідомляє <text:a xlink:type="simple" xlink:href="https://fcdynamo.com/news/tovariskij-match-dinamo-kiyiv-dinamo-buharest-4-1-zvit-pro-match" text:style-name="Internet_20_link" text:visited-style-name="Visited_20_Internet_20_Link">
 пресслужба </text:a>
 «біло-синіх», кияни успарингу 5 липня упевнено обіграли одноклубників з Румунії «Динамо» (Бухарест)- 4:1, передає Укрінформ.</text:p>
      <text:p text:style-name="P4">
Авторами голів у команді Мірчі Луческу стали Назар Волошин, який відзначивсяна 10-й хвилині, Антон Царенко (18), Владислав Дубінчак (66) та ВладиславКабаєв (73); у складі суперників - Ахмед Бані (40).</text:p>
      <text:p text:style-name="P4">
<text:span text:style-name="T4">
Читайте також:</text:span>
 <text:a xlink:type="simple" xlink:href="https://www.ukrinform.ua/rubric-sports/3731284-futbolisti-dinamo-otrimali-novi-igrovi-nomeri.html" text:style-name="Internet_20_link" text:visited-style-name="Visited_20_Internet_20_Link">
 Футболісти « <text:span text:style-name="T4">
Динамо</text:span>
 » отримали нові ігрові номери</text:a>
</text:p>
      <text:p text:style-name="P4">
Наступний контрольний матч кияни проведуть 8 липня проти австрійського«Вольфсбергера».</text:p>
      <text:p text:style-name="P4">
Фото: fcdynamo.com.</text:p>
      <text:p text:style-name="P4">
Source: <text:a xlink:type="simple" xlink:href="https://www.ukrinform.ua/rubric-sports/3732005-dinamo-rozgromilo-rumunskih-odnoklubnikiv-na-zborah-v-avstrii.html" text:style-name="Internet_20_link" text:visited-style-name="Visited_20_Internet_20_Link">
https://www.ukrinform.ua/rubric-sports/3732005-dinamo-rozgromilo-rumunskih-odnoklubnikiv-na-zborah-v-avstrii.html</text:a>
</text:p>
      <!--NEWS-->
      <text:h text:style-name="P10" text:outline-level="1">
<text:span text:style-name="T4">
Італія заморозила активи російських олігархів на $2,5 мільярда</text:span>
</text:h>
      <text:p text:style-name="P4">
Author: ['АРМІЯINFORM']</text:p>
      <text:p text:style-name="P4">
Time: 2023-07-05T50:00:00-04:00</text:p>
      <text:p text:style-name="P4">
Description: Італія заморозила активи росії на $2,5 млрд з початку широкомасштабного вторгнення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mixkit-italian-flag-waving-in-rome-11012-0.jpg" text:style-name="Internet_20_link" text:visited-style-name="Visited_20_Internet_20_Link">
mixkit-italian-flag-waving-in-rome-11012-0.jpg</text:a>
']</text:p>
      <text:p text:style-name="P4">
Tags: ['АНТИРОСІЙСЬКІ САНКЦІЇ', 'ВІЙНА', 'ІТАЛІЯ', 'САНКЦІЇ']</text:p>
      <text:p text:style-name="P4">
Category: News</text:p>
      <!--METADATA-->
      <text:p text:style-name="P4">
<draw:frame draw:style-name="fr1" draw:name="Image305" text:anchor-type="as-char" svg:width="6.9236in" svg:height="3.894525in" draw:z-index="0">
<draw:image xlink:href="../Images/AРМІЯINFORM/2023-07-05T50-00-00-04-00/mixkit-italian-flag-waving-in-rome-11012-0.jpg" xlink:type="simple" xlink:show="embed" xlink:actuate="onLoad" draw:mime-type="image/jpeg"/>
</draw:frame>
</text:p>
      <text:p text:style-name="P4">
Італія заморозила активи росії на $2,5 млрд з початку широкомасштабноговторгнення в Україну.</text:p>
      <text:p text:style-name="P4">
Про це <text:a xlink:type="simple" xlink:href="https://minfin.com.ua/ua/2023/07/04/108421982/" text:style-name="Internet_20_link" text:visited-style-name="Visited_20_Internet_20_Link">
повідомляє</text:a>
Міністерство фінансів України з посиланням на<text:a xlink:type="simple" xlink:href="https://uif.bancaditalia.it/pubblicazioni/rapporto-annuale/2023/Rapporto-UIF-anno-2022.pdf" text:style-name="Internet_20_link" text:visited-style-name="Visited_20_Internet_20_Link">
звіт</text:a>
 Центрального банку Італії.</text:p>
      <text:p text:style-name="P4">
У своєму щорічному звіті відділ боротьби з відмиванням грошей (UIF) банкуІталії заявив, що цифра в 2 мільярди євро була оновлена ​​на кінець червня.</text:p>
      <text:p text:style-name="P4">
Директор UIF Енцо Серата уточнив, що в рамках режиму санкцій вже замороженофінансові активи на суму майже 330 млн євро, пов'язаних з 80 фізичнимиособами.</text:p>
      <text:p text:style-name="P4">
Серед активів рф, які заморозили в Італії, — банківські рахунки, розкішнівілли, яхти та автомобілі.</text:p>
      <text:p text:style-name="P4">
Source: <text:a xlink:type="simple" xlink:href="https://armyinform.com.ua/2023/07/05/italiya-zamorozyla-aktyvy-rosijskyh-oligarhiv-na-25-milyarda/" text:style-name="Internet_20_link" text:visited-style-name="Visited_20_Internet_20_Link">
https://armyinform.com.ua/2023/07/05/italiya-zamorozyla-aktyvy-rosijskyh-oligarhiv-na-25-milyarda/</text:a>
</text:p>
      <!--NEWS-->
      <text:h text:style-name="P10" text:outline-level="1">
<text:span text:style-name="T4">
Кількість російських ракетоносіїв у Чорному морі зросла до чотирьох</text:span>
</text:h>
      <text:p text:style-name="P4">
Author: ['АРМІЯINFORM']</text:p>
      <text:p text:style-name="P4">
Time: 2023-07-05T52:00:00-04:00</text:p>
      <text:p text:style-name="P4">
Description: Станом на 5 липня росія збільшила кількість кораблів у Чорному морі до семи, серед 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r.jpg" text:style-name="Internet_20_link" text:visited-style-name="Visited_20_Internet_20_Link">
r.jpg</text:a>
']</text:p>
      <text:p text:style-name="P4">
Tags: ['ВМС ЗСУ', 'КОРАБЕЛЬНЕ УГРУПОВАННЯ ОКУПАНТІВ', 'РАКЕТИ «КАЛІБР»', 'ЧОРНЕ МОРЕ']</text:p>
      <text:p text:style-name="P4">
Category: News</text:p>
      <!--METADATA-->
      <text:p text:style-name="P4">
<draw:frame draw:style-name="fr1" draw:name="Image306" text:anchor-type="as-char" svg:width="6.9236in" svg:height="4.615733in" draw:z-index="0">
<draw:image xlink:href="../Images/AРМІЯINFORM/2023-07-05T52-00-00-04-00/r.jpg" xlink:type="simple" xlink:show="embed" xlink:actuate="onLoad" draw:mime-type="image/jpeg"/>
</draw:frame>
</text:p>
      <text:p text:style-name="P4">
Станом на 5 липня росія збільшила кількість кораблів у Чорному морі до семи,серед них чотири ракетоносії з 24 «Калібрами».</text:p>
      <text:p text:style-name="P4">
Про це <text:a xlink:type="simple" xlink:href="https://t.me/ukrainian_navy/3567" text:style-name="Internet_20_link" text:visited-style-name="Visited_20_Internet_20_Link">
повідомляє</text:a>
 пресслужба Військово-Морських Сил ЗСУ.</text:p>
      <text:p text:style-name="P4">
В Азовському морі — один ворожий корабель. У Середземному морі на бойовомучергуванні перебувають до восьми ворожих кораблів, серед яких один носійкрилатих ракет «Калібр», загальний залп до 16 ракет.</text:p>
      <text:p text:style-name="P4">
За добу в інтересах рф прохід Керч-Єнікальською протокою здійснили:</text:p>
      <ul>
        <li>
до Азовського моря — 23 судна, з них 7 рухалось у напрямку протоки Босфор;  * до Чорного моря — 26 суден, з них 7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7/05/kilkist-rosijskyh-raketonosiyiv-u-chornomu-mori-zrosla-do-chotyroh/" text:style-name="Internet_20_link" text:visited-style-name="Visited_20_Internet_20_Link">
https://armyinform.com.ua/2023/07/05/kilkist-rosijskyh-raketonosiyiv-u-chornomu-mori-zrosla-do-chotyroh/</text:a>
</text:p>
      <!--NEWS-->
      <text:h text:style-name="P10" text:outline-level="1">
<text:span text:style-name="T4">
На рф збанкрутів виробник «Градів» та «Торнадо»</text:span>
</text:h>
      <text:p text:style-name="P4">
Author: ['АРМІЯINFORM']</text:p>
      <text:p text:style-name="P4">
Time: 2023-07-05T53:00:00-04:00</text:p>
      <text:p text:style-name="P4">
Description: Економіка країни-агресора слабшає. Про це свідчать факти, які оприлюднює у своє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novyj-proekt.png" text:style-name="Internet_20_link" text:visited-style-name="Visited_20_Internet_20_Link">
novyj-proekt.png</text:a>
']</text:p>
      <text:p text:style-name="P4">
Tags: ['КРАХ ЕКОНОМІКИ РФ', 'НОВИНИ']</text:p>
      <text:p text:style-name="P4">
Category: News</text:p>
      <!--METADATA-->
      <text:p text:style-name="P4">
<draw:frame draw:style-name="fr1" draw:name="Image307" text:anchor-type="as-char" svg:width="6.9236in" svg:height="3.894525in" draw:z-index="0">
<draw:image xlink:href="../Images/AРМІЯINFORM/2023-07-05T53-00-00-04-00/novyj-proekt.png" xlink:type="simple" xlink:show="embed" xlink:actuate="onLoad" draw:mime-type="image/png"/>
</draw:frame>
</text:p>
      <text:p text:style-name="P4">
Економіка країни-агресора слабшає. Про це свідчать факти, які<text:a xlink:type="simple" xlink:href="https://www.facebook.com/SZRUkraine/posts/pfbid02mMd5MfmsJUyGXEx6x7Df7h82AEcpDBKz5wHFrz9QXhdR2R3GZu3cRyS7Zb9AE5dYl" text:style-name="Internet_20_link" text:visited-style-name="Visited_20_Internet_20_Link">
оприлюднює</text:a>
у своєму зведенні Служба зовнішньої розвідки України.</text:p>
      <text:p text:style-name="P4">
На росії розпродають майно та землі збанкрутілого виробничого об’єднання«мотовіліхінскіє заводи», котре було єдиним виробником бойових і транспортно-заряджальних машин зі складу РСЗВ «Град», «Смерч» та їхніх модифікованихверсій «Торнадо-Г», «Торнадо-С». У 2022 році частину територій підприємствавже продали за 59,5 млн рублів (близько 100 тисяч доларів) під житловузабудову.</text:p>
      <text:p text:style-name="P4">
Source: <text:a xlink:type="simple" xlink:href="https://armyinform.com.ua/2023/07/05/na-rf-zbankrutiv-vyrobnyk-gradiv-ta-tornado/" text:style-name="Internet_20_link" text:visited-style-name="Visited_20_Internet_20_Link">
https://armyinform.com.ua/2023/07/05/na-rf-zbankrutiv-vyrobnyk-gradiv-ta-tornado/</text:a>
</text:p>
      <!--NEWS-->
      <text:h text:style-name="P10" text:outline-level="1">
<text:span text:style-name="T4">
Тільки на Вугледарському напрямку за місяць «приземлили» шістнадцять ворожих «пташок»</text:span>
</text:h>
      <text:p text:style-name="P4">
Author: ['АРМІЯINFORM']</text:p>
      <text:p text:style-name="P4">
Time: 2023-07-05T54:00:00-04:00</text:p>
      <text:p text:style-name="P4">
Description: Ще 23 лютого 2022 року киянин Віталій працював у Польщі, а вже 24 виїхав до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078030_617402140572868_8238700723800852887_n.jpg" text:style-name="Internet_20_link" text:visited-style-name="Visited_20_Internet_20_Link">
358078030_617402140572868_8238700723800852887_n.jpg</text:a>
']</text:p>
      <text:p text:style-name="P4">
Tags: ['ГШ ЗС УКРАЇНИ']</text:p>
      <text:p text:style-name="P4">
Category: News</text:p>
      <!--METADATA-->
      <text:p text:style-name="P4">
<draw:frame draw:style-name="fr1" draw:name="Image308" text:anchor-type="as-char" svg:width="6.9236in" svg:height="5.199111in" draw:z-index="0">
<draw:image xlink:href="../Images/AРМІЯINFORM/2023-07-05T54-00-00-04-00/358078030_617402140572868_8238700723800852887_n.jpg" xlink:type="simple" xlink:show="embed" xlink:actuate="onLoad" draw:mime-type="image/jpeg"/>
</draw:frame>
</text:p>
      <text:p text:style-name="P4">
Ще 23 лютого 2022 року киянин Віталій працював у Польщі, а вже 24 виїхав доУкраїни та відразу став до лав рідної Січеславської бригади. Питання про тейти чи не йти воювати навіть не розглядалося, адже чоловік мав бойовий досвід,у 2014-2016 роках — разом з побратимами легендарної частини виборювавнезалежність країни у найгарячіших точках сходу України.</text:p>
      <text:p text:style-name="P4">
Отримавши команду, підрозділ де зараз проходить службу Віталій, висунувся навиконання завдання в один з населених пунктів Донеччини. Взяти місто штурмом вокупантів не виходило, саме тому ворожа авіація щодня намагалася атакувати зповітря.</text:p>
      <text:p text:style-name="P4">
— Ворожі літаки та вертольоти без якогось страху підлітали, зависали у повітріта атакували позиції побратимів. Ми були здивовані таким нахабством, але вонище не знали хто їх тут чекає. Наша зведена батарея чітко відпрацьовувала цілі,— посміхаючись каже десантник. — Майже щодня кожен боєць робив щонайменше двапуски. Тож за місяць ми не тільки «приземлили» шістнадцять цілей, а й відбилиїм охоту взагалі підлітали до позицій.</text:p>
      <text:p text:style-name="P4">
А далі була Харківська операція…</text:p>
      <text:p text:style-name="P4">
— Мій розрахунок йшов у першому ешелоні, разом з піхотою, — продовжує Віталій.Ми настільки близько підходили до противника, що навіть брали участь устрілецьких боях та «зачистках» ворожих позицій. Одного разу, прорвавшиоборону окупантів, ми закріпилися у посадці, через поле від позиційзагарбників. Щойно замаскувалися, як помітили пару ворожих літаків. Відразупуск. Влучання — ворожий Су-25 знищено! А через деякий час, побачили, як укупі вогню та диму падає літак — це хлопці з нашого розрахунку трохи з іншихпозицій «приземлили» чергових гадів, — розповідає Віталій.</text:p>
      <text:p text:style-name="P4">
“Писар"(пробел)(це позивний нашого героя)(пробел)каже, що після влучання уворожий літак(без коми) в тебе немає часу на розуміння емоцій від вдалої«роботи», на першому місці розрахунок, підлеглий особовий склад.</text:p>
      <text:p text:style-name="P4">
— Потрібно швидко змінити позицію, відійти у заздалегідь підготовлені укриття,бо відразу йде «відповідь». Я думаю, як зберегти життя хлопців, а про емоції,про вражені цілі, то вже після Перемоги! А вона неодмінно буде! Ми непереможнанація, нація ГЕРОЇВ, — на такій піднесеній ноті та з гордістю за українцівзакінчує наше спілкування захисник.</text:p>
      <text:p text:style-name="P4">
<text:a xlink:type="simple" xlink:href="https://www.facebook.com/GeneralStaff.ua/posts/pfbid0gDUqCqtQ8GgDRWfoEKL3hUzHrqtv7fZ8VK95YfAPsMraLSz1jRpJYCUGM6ChGTSzl" text:style-name="Internet_20_link" text:visited-style-name="Visited_20_Internet_20_Link">
<text:span text:style-name="T5">
Служба зв’язків з громадськістю Січеславськоїбригади</text:span>
</text:a>
</text:p>
      <text:p text:style-name="P4">
Source: <text:a xlink:type="simple" xlink:href="https://armyinform.com.ua/2023/07/05/tilky-na-vugledarskomu-napryamku-za-misyacz-pryzemlyly-shistnadczyat-vorozhyh-ptashok/" text:style-name="Internet_20_link" text:visited-style-name="Visited_20_Internet_20_Link">
https://armyinform.com.ua/2023/07/05/tilky-na-vugledarskomu-napryamku-za-misyacz-pryzemlyly-shistnadczyat-vorozhyh-ptashok/</text:a>
</text:p>
      <!--NEWS-->
      <text:h text:style-name="P10" text:outline-level="1">
<text:span text:style-name="T4">
Понад 43 млрд євро витратили європейські країни на прихисток для українців</text:span>
</text:h>
      <text:p text:style-name="P4">
Author: ['АРМІЯINFORM']</text:p>
      <text:p text:style-name="P4">
Time: 2023-07-05T55:00:00-04:00</text:p>
      <text:p text:style-name="P4">
Description: Рятуючись від війни, значна частина українців знайшла прихисток у країнах Європи. З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original.jpg" text:style-name="Internet_20_link" text:visited-style-name="Visited_20_Internet_20_Link">
original.jpg</text:a>
']</text:p>
      <text:p text:style-name="P4">
Tags: ['STOPRUSSIA', 'АГРЕСІЯ РФ', 'ВТОРГНЕННЯ РФ']</text:p>
      <text:p text:style-name="P4">
Category: News</text:p>
      <!--METADATA-->
      <text:p text:style-name="P4">
<draw:frame draw:style-name="fr1" draw:name="Image309" text:anchor-type="as-char" svg:width="6.9236in" svg:height="3.883237in" draw:z-index="0">
<draw:image xlink:href="../Images/AРМІЯINFORM/2023-07-05T55-00-00-04-00/original.jpg" xlink:type="simple" xlink:show="embed" xlink:actuate="onLoad" draw:mime-type="image/jpeg"/>
</draw:frame>
 Фотоілюстративне</text:p>
      <text:p text:style-name="P4">
Рятуючись від війни, значна частина українців знайшла прихисток у країнахЄвропи. За оцінками Кільського інституту світової економіки, урядиєвропейських країн витратили на прихисток для українців уже понад 43 млрдєвро.</text:p>
      <text:p text:style-name="P4">
Про це <text:a xlink:type="simple" xlink:href="https://minre.gov.ua/2023/07/04/na-pryhystok-dlya-ukrayincziv-yevropejski-krayiny-vytratyly-ponad-43-mlrd-yevro/" text:style-name="Internet_20_link" text:visited-style-name="Visited_20_Internet_20_Link">
повідомляє</text:a>
 Міністерство зпитань реінтеграції тимчасово окупованих територій.</text:p>
      <text:p text:style-name="P4">
«Такі витрати включають грошові виплати, надання житла, медичну допомогу,освітні послуги, а також забезпечення продуктами харчування та засобами першоїнеобхідності», — йдеться у повідомленні.</text:p>
      <text:p text:style-name="P4">
Серед європейських країн, які приймають українців, найбільше витратила Польща— понад 12 млрд євро. На другому місці за цим показником опинилася Німеччина.Її витрати на українських шукачів притулку сягнули майже 11 млрд євро.</text:p>
      <text:p text:style-name="P4">
Значні кошти на прихисток для українців витратили Чехія (2,94 млрд євро),Іспанія (2,24 млрд євро), Франція (2,04 млрд євро), Румунія (1,26 млрд євро),Швейцарія (1,16 млрд євро) та Італія (1,15 млрд євро).</text:p>
      <text:p text:style-name="P4">
Водночас у дослідженні зазначається, що великий внесок у допомогу українцямзробили звичайні громадяни європейських країн.</text:p>
      <text:p text:style-name="P4">
Source: <text:a xlink:type="simple" xlink:href="https://armyinform.com.ua/2023/07/05/ponad-43-mlrd-yevro-vytratyly-yevropejski-krayiny-na-pryhystok-dlya-ukrayincziv/" text:style-name="Internet_20_link" text:visited-style-name="Visited_20_Internet_20_Link">
https://armyinform.com.ua/2023/07/05/ponad-43-mlrd-yevro-vytratyly-yevropejski-krayiny-na-pryhystok-dlya-ukrayincziv/</text:a>
</text:p>
      <!--NEWS-->
      <text:h text:style-name="P10" text:outline-level="1">
<text:span text:style-name="T4">
Володимир Зеленський провів Ставку Верховного Головнокомандувача</text:span>
</text:h>
      <text:p text:style-name="P4">
Author: ['АРМІЯINFORM']</text:p>
      <text:p text:style-name="P4">
Time: 2023-07-05T56:00:00-04:00</text:p>
      <text:p text:style-name="P4">
Description: Президент Володимир Зеленський провів чергове засідання Ставки Верхов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e903ec1120325a220b3ea976d9374138_1685117614_extra_large.jpeg" text:style-name="Internet_20_link" text:visited-style-name="Visited_20_Internet_20_Link">
e903ec1120325a220b3ea976d9374138_1685117614_extra_large.jpeg</text:a>
']</text:p>
      <text:p text:style-name="P4">
Tags: []</text:p>
      <text:p text:style-name="P4">
Category: News</text:p>
      <!--METADATA-->
      <text:p text:style-name="P4">
<draw:frame draw:style-name="fr1" draw:name="Image310" text:anchor-type="as-char" svg:width="6.9236in" svg:height="3.894525in" draw:z-index="0">
<draw:image xlink:href="../Images/AРМІЯINFORM/2023-07-05T56-00-00-04-00/e903ec1120325a220b3ea976d9374138_1685117614_extra_large.jpeg" xlink:type="simple" xlink:show="embed" xlink:actuate="onLoad" draw:mime-type="image/jpeg"/>
</draw:frame>
</text:p>
      <text:p text:style-name="P4">
Президент Володимир Зеленський провів чергове засідання Ставки ВерховногоГоловнокомандувача щодо захисту Запорізької атомної електростанції, ситуаціїна фронті та вітчизняного виробництва озброєння.</text:p>
      <text:p text:style-name="P4">
Про це Президент України <text:a xlink:type="simple" xlink:href="https://t.me/V_Zelenskiy_official/6857" text:style-name="Internet_20_link" text:visited-style-name="Visited_20_Internet_20_Link">
повідомив</text:a>
 уТелеграм.</text:p>
      <text:p text:style-name="P4">
«Сьогодні Ставка розширена. Дві години — на обговорення основних викликів.</text:p>
      <text:p text:style-name="P4">
<text:span text:style-name="T4">
Перше</text:span>
 — захист АЕС. Доповідали командувач ПС Олещук, міністр Клименко,голова ДПСУ Дейнеко.</text:p>
      <text:p text:style-name="P4">
Також заслухали директора „Енергоатома“ Котіна та директора ХАЕС Козюру.</text:p>
      <text:p text:style-name="P4">
<text:span text:style-name="T4">
Друге</text:span>
 — ситуація на фронті. Доповіді Головнокомандувача Залужного,командувачів Сирського, Тарнавського, Москальова та Наєва. Головкому —розпорядження посилювати Північ.</text:p>
      <text:p text:style-name="P4">
<text:span text:style-name="T4">
Третє</text:span>
 — подальше нарощування власного виробництва техніки та боєприпасів,прискорення темпів ремонтування техніки західного зразка.</text:p>
      <text:p text:style-name="P4">
Доповіді: командувач Сил логістики Гуляк, Мінстратегпром — Камишін,Мінінфраструктури — Кубраков, Міноборони — Резніков», — написав ВолодимирЗеленський.</text:p>
      <text:p text:style-name="P4">
Source: <text:a xlink:type="simple" xlink:href="https://armyinform.com.ua/2023/07/05/volodymyr-zelenskyj-proviv-stavku-verhovnogo-golovnokomanduvacha/" text:style-name="Internet_20_link" text:visited-style-name="Visited_20_Internet_20_Link">
https://armyinform.com.ua/2023/07/05/volodymyr-zelenskyj-proviv-stavku-verhovnogo-golovnokomanduvacha/</text:a>
</text:p>
      <!--NEWS-->
      <text:h text:style-name="P10" text:outline-level="1">
<text:span text:style-name="T4">
Постраждалі від підриву Каховської ГЕС регіони забезпечать водою</text:span>
</text:h>
      <text:p text:style-name="P4">
Author: ['АРМІЯINFORM']</text:p>
      <text:p text:style-name="P4">
Time: 2023-07-05T57:00:00-04:00</text:p>
      <text:p text:style-name="P4">
Description: Як повідомив Прем’єр-міністр України Денис Шмигаль під час засідання Уряду, після підрив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03ec098-933f-4741-85d8-f883a75615cd.jpg" text:style-name="Internet_20_link" text:visited-style-name="Visited_20_Internet_20_Link">
303ec098-933f-4741-85d8-f883a75615cd.jpg</text:a>
']</text:p>
      <text:p text:style-name="P4">
Tags: ['ВІДНОВЛЕННЯ', 'КАХОВСЬКА ГЕС', 'НОВИНИ']</text:p>
      <text:p text:style-name="P4">
Category: News</text:p>
      <!--METADATA-->
      <text:p text:style-name="P4">
<draw:frame draw:style-name="fr1" draw:name="Image311" text:anchor-type="as-char" svg:width="6.9236in" svg:height="4.622144in" draw:z-index="0">
<draw:image xlink:href="../Images/AРМІЯINFORM/2023-07-05T57-00-00-04-00/303ec098-933f-4741-85d8-f883a75615cd.jpg" xlink:type="simple" xlink:show="embed" xlink:actuate="onLoad" draw:mime-type="image/jpeg"/>
</draw:frame>
 Ілюстративнефото</text:p>
      <text:p text:style-name="P4">
Як <text:a xlink:type="simple" xlink:href="https://www.kmu.gov.ua/news/promova-premier-ministra-ukrainy-denysa-shmyhalia-na-zasidanni-uriadu-4-7-23" text:style-name="Internet_20_link" text:visited-style-name="Visited_20_Internet_20_Link">
повідомив</text:a>
 Прем’єр-міністр України ДенисШмигаль під час засідання Уряду, після підриву росіянами греблі Каховської ГЕСіз Фонду ліквідації було виділено 1,5 млрд грн для будівництва магістральнихводогонів. Їх протяжність буде близько 150 км, і вони забезпечать питною водоюжителів чотирьох регіонів. Роботи вже розпочалися.</text:p>
      <text:p text:style-name="P4">
Загалом на подолання наслідків теракту на Каховській ГЕС Уряд спрямував понад4 млрд грн.</text:p>
      <text:p text:style-name="P4">
Станом на сьогодні постраждалі від підтоплення подали 2300 заяв на отриманняодноразової допомоги, тисячу з яких уже передали на виплату.</text:p>
      <text:p text:style-name="P4">
Source: <text:a xlink:type="simple" xlink:href="https://armyinform.com.ua/2023/07/05/postrazhdali-vid-pidryvu-kahovskoyi-ges-regiony-zabezpechat-vodoyu/" text:style-name="Internet_20_link" text:visited-style-name="Visited_20_Internet_20_Link">
https://armyinform.com.ua/2023/07/05/postrazhdali-vid-pidryvu-kahovskoyi-ges-regiony-zabezpechat-vodoyu/</text:a>
</text:p>
      <!--NEWS-->
      <text:h text:style-name="P10" text:outline-level="1">
<text:span text:style-name="T4">
За минулу добу підрозділи ВМС ЗС України знищили 7 окупантів, 1 артсистему, 2 міномети та 2 сховища з боєприпасами</text:span>
</text:h>
      <text:p text:style-name="P4">
Author: ['АРМІЯINFORM']</text:p>
      <text:p text:style-name="P4">
Time: 2023-07-05T58:00:00-04:00</text:p>
      <text:p text:style-name="P4">
Description: Про це повідомляють Військово-Морські Сили Збройних Сил Україн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dahk35bp4fgw.jpg" text:style-name="Internet_20_link" text:visited-style-name="Visited_20_Internet_20_Link">
dahk35bp4fgw.jpg</text:a>
']</text:p>
      <text:p text:style-name="P4">
Tags: ['STOPRUSSIA', 'АГРЕСІЯ РФ']</text:p>
      <text:p text:style-name="P4">
Category: News</text:p>
      <!--METADATA-->
      <text:p text:style-name="P4">
<draw:frame draw:style-name="fr1" draw:name="Image312" text:anchor-type="as-char" svg:width="6.9236in" svg:height="3.894525in" draw:z-index="0">
<draw:image xlink:href="../Images/AРМІЯINFORM/2023-07-05T58-00-00-04-00/dahk35bp4fgw.jpg" xlink:type="simple" xlink:show="embed" xlink:actuate="onLoad" draw:mime-type="image/jpeg"/>
</draw:frame>
Ілюстративне фото</text:p>
      <text:p text:style-name="P4">
Про це<text:a xlink:type="simple" xlink:href="https://www.facebook.com/navy.mil.gov.ua/posts/pfbid09EyVWC8tHYybjYpATJCRW4z5fdDk2HXbSSgLYUnu3GFwkxZRo9FgzdkTaH4NtALwl" text:style-name="Internet_20_link" text:visited-style-name="Visited_20_Internet_20_Link">
повідомляють</text:a>
Військово-Морські Сили Збройних Сил України.</text:p>
      <text:p text:style-name="P4">
«Військовослужбовці військових частин та підрозділів Військово-Морських СилЗбройних Сил України, які входять до складу угруповань, продовжуваливиконувати завдання щодо відсічі широкомасштабної збройної агресії російськоїфедерації. Минулої доби підрозділ ВМС ЗС України знищили 7 окупантів, 1артилерійську систему 2 міномети та 2 сховища з боєприпасами», — йдеться вповідомленні.</text:p>
      <text:p text:style-name="P4">
Остаточні втрати ворога уточнюються.</text:p>
      <text:p text:style-name="P4">
Source: <text:a xlink:type="simple" xlink:href="https://armyinform.com.ua/2023/07/05/za-mynulu-dobu-pidrozdilamy-vms-zs-ukrayiny-znyshheno-7-okupantiv-1-artsystemu-2-minomety-ta-2-shovyshha-z-boyeprypasamy/" text:style-name="Internet_20_link" text:visited-style-name="Visited_20_Internet_20_Link">
https://armyinform.com.ua/2023/07/05/za-mynulu-dobu-pidrozdilamy-vms-zs-ukrayiny-znyshheno-7-okupantiv-1-artsystemu-2-minomety-ta-2-shovyshha-z-boyeprypasamy/</text:a>
</text:p>
      <!--NEWS-->
      <text:h text:style-name="P10" text:outline-level="1">
<text:span text:style-name="T4">
Ймовірність ворожих ракетних ударів по Україні залишається високою — Генштаб</text:span>
</text:h>
      <text:p text:style-name="P4">
Author: ['АРМІЯINFORM']</text:p>
      <text:p text:style-name="P4">
Time: 2023-07-05T59:00:00-04:00</text:p>
      <text:p text:style-name="P4">
Description: Про це йдеться у ранковому зведенні Генерального штабу ЗСУ.    Протягом минулої до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obstrily-czyvilnyh.jpg" text:style-name="Internet_20_link" text:visited-style-name="Visited_20_Internet_20_Link">
obstrily-czyvilnyh.jpg</text:a>
']</text:p>
      <text:p text:style-name="P4">
Tags: ['ЗВЕДЕННЯ ГШ ЗСУ', 'НОВИНИ']</text:p>
      <text:p text:style-name="P4">
Category: News</text:p>
      <!--METADATA-->
      <text:p text:style-name="P4">
<draw:frame draw:style-name="fr1" draw:name="Image313" text:anchor-type="as-char" svg:width="6.9236in" svg:height="3.896076in" draw:z-index="0">
<draw:image xlink:href="../Images/AРМІЯINFORM/2023-07-05T59-00-00-04-00/obstrily-czyvilnyh.jpg" xlink:type="simple" xlink:show="embed" xlink:actuate="onLoad" draw:mime-type="image/jpeg"/>
</draw:frame>
 Ілюстративне фото</text:p>
      <text:p text:style-name="P4">
Про це йдеться у ранковому<text:a xlink:type="simple" xlink:href="https://www.facebook.com/GeneralStaff.ua/posts/pfbid02DBDrfJzbJbbu8HpJDSFZ98z8T3wmJRN7FWXbxQ9eFmyjbhTAjiRd9anExqnQ2ovwl" text:style-name="Internet_20_link" text:visited-style-name="Visited_20_Internet_20_Link">
зведенні</text:a>
Генерального штабу ЗСУ.</text:p>
      <text:p text:style-name="P4">
Протягом минулої доби противник завдав ракетного удару по місту Первомайськийта селищу Білий Колодязь Харківської області. Крім того, зафіксовано 47авіаційних ударів та здійснено 59 обстрілів з реактивних систем залповоговогню по позиціях наших військ та населених пунктах. Внаслідок російськихтерористичних атак постраждали мирні люди, пошкоджень зазнали житлові будинки,господарські та адміністративні будівлі, а також приватний автомобільнийтранспорт.</text:p>
      <text:p text:style-name="P4">
Ймовірність завдання ракетних та авіаційних ударів по всій території Українизалишається високою.</text:p>
      <text:p text:style-name="P4">
Source: <text:a xlink:type="simple" xlink:href="https://armyinform.com.ua/2023/07/05/jmovirnist-vorozhyh-raketnyh-udariv-po-ukrayini-zalyshayetsya-vysokoyu-generalnyj-shtab-zs-ukrayiny/" text:style-name="Internet_20_link" text:visited-style-name="Visited_20_Internet_20_Link">
https://armyinform.com.ua/2023/07/05/jmovirnist-vorozhyh-raketnyh-udariv-po-ukrayini-zalyshayetsya-vysokoyu-generalnyj-shtab-zs-ukrayiny/</text:a>
</text:p>
      <!--NEWS-->
      <text:h text:style-name="P10" text:outline-level="1">
<text:span text:style-name="T4">
Могли зірвати поставки військової техніки ЗСУ на фронт: викрито корупційну схему</text:span>
</text:h>
      <text:p text:style-name="P4">
Author: ['АРМІЯINFORM']</text:p>
      <text:p text:style-name="P4">
Time: 2023-07-05T60:00:00-04:00</text:p>
      <text:p text:style-name="P4">
Description: У Харківській регіональній філії АТ «Укрзалізниця» заблоковано корупційну схему — викрит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a5b5249b4794adee5da2c5f4a57e38ff.jpeg" text:style-name="Internet_20_link" text:visited-style-name="Visited_20_Internet_20_Link">
a5b5249b4794adee5da2c5f4a57e38ff.jpeg</text:a>
']</text:p>
      <text:p text:style-name="P4">
Tags: ['STOPRUSSIA', 'АГРЕСІЯ РФ', 'ВТОРГНЕННЯ РФ', 'СБУ']</text:p>
      <text:p text:style-name="P4">
Category: News</text:p>
      <!--METADATA-->
      <text:p text:style-name="P4">
<draw:frame draw:style-name="fr1" draw:name="Image314" text:anchor-type="as-char" svg:width="6.9236in" svg:height="4.614579in" draw:z-index="0">
<draw:image xlink:href="../Images/AРМІЯINFORM/2023-07-05T60-00-00-04-00/a5b5249b4794adee5da2c5f4a57e38ff.jpeg" xlink:type="simple" xlink:show="embed" xlink:actuate="onLoad" draw:mime-type="image/jpeg"/>
</draw:frame>
</text:p>
      <text:p text:style-name="P4">
У Харківській регіональній філії АТ «Укрзалізниця» заблоковано корупційнусхему — викрито двох посадовців, які масово розкрадали нові залізничні рейки,що призначалися для екстреного відновлення зруйнованих колій у прифронтовихрайонах області. Незаконна діяльність фігурантів могла призвести до порушеннялогістичних шляхів Сил оборони на східному фронті. Також їхні дії моглизірвати поставки військової техніки для ЗСУ на фронт.</text:p>
      <text:p text:style-name="P4">
Про це <text:a xlink:type="simple" xlink:href="https://ssu.gov.ua/novyny/sbu-vykryla-koruptsiinu-skhemu-na-kharkivskii-zaliznytsi-yaka-mohla-zirvaty-postavky-viiskovoi-tekhniky-zsu-na-front" text:style-name="Internet_20_link" text:visited-style-name="Visited_20_Internet_20_Link">
інформує</text:a>
 СБУ.</text:p>
      <text:p text:style-name="P4">
Встановлено, що протягом травня 2022 року вони використовували для ремонтупошкоджених унаслідок російських обстрілів залізничних колій старі рейки, яківичерпали ресурс експлуатації. Застарілі комплектуючі отримували через«списання» їх як металобрухт, що нібито використовується для виготовленняпротитанкових «їжаків». При цьому насправді жодних інженерних загородженьфігуранти не робили.</text:p>
      <text:p text:style-name="P4">
Натомість нові рейки з державного резерву вони застосовували для виконання«індивідуальних» комерційних замовлень, які офіційно не оформлювали, а«розрахунок» отримували готівкою. Для приховування злочину зловмисники навітьвидаляли маркування з нових комплектуючих, щоб унеможливити їх ідентифікацію.Таким чином посадовці отримали від комерсантів 1,2 млн грн.</text:p>
      <text:p text:style-name="P4">
На підставі зібраних Службою безпеки доказів обом фігурантам повідомлено пропідозру. Їм загрожує до 12 років тюрми.</text:p>
      <text:p text:style-name="P4">
Source: <text:a xlink:type="simple" xlink:href="https://armyinform.com.ua/2023/07/05/mogly-zirvaty-postavky-vijskovoyi-tehniky-zsu-na-front-vykryto-korupczijnu-shemu/" text:style-name="Internet_20_link" text:visited-style-name="Visited_20_Internet_20_Link">
https://armyinform.com.ua/2023/07/05/mogly-zirvaty-postavky-vijskovoyi-tehniky-zsu-na-front-vykryto-korupczijnu-shemu/</text:a>
</text:p>
      <!--NEWS-->
      <text:h text:style-name="P10" text:outline-level="1">
<text:span text:style-name="T4">
Сили оборони продовжують наступальну операцію на Мелітопольському та Бердянському напрямках</text:span>
</text:h>
      <text:p text:style-name="P4">
Author: ['АРМІЯINFORM']</text:p>
      <text:p text:style-name="P4">
Time: 2023-07-05T61:00:00-04:00</text:p>
      <text:p text:style-name="P4">
Description: Як повідомили у Генеральному штабі ЗС України, на Шахтарському напрямку ворог зав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0_golovna.jpg" text:style-name="Internet_20_link" text:visited-style-name="Visited_20_Internet_20_Link">
0_golovna.jpg</text:a>
']</text:p>
      <text:p text:style-name="P4">
Tags: ['АГРЕСІЯ РФ', 'НАСТУП', 'НОВИНИ']</text:p>
      <text:p text:style-name="P4">
Category: News</text:p>
      <!--METADATA-->
      <text:p text:style-name="P4">
<draw:frame draw:style-name="fr1" draw:name="Image315" text:anchor-type="as-char" svg:width="6.9236in" svg:height="4.177239in" draw:z-index="0">
<draw:image xlink:href="../Images/AРМІЯINFORM/2023-07-05T61-00-00-04-00/0_golovna.jpg" xlink:type="simple" xlink:show="embed" xlink:actuate="onLoad" draw:mime-type="image/jpeg"/>
</draw:frame>
</text:p>
      <text:p text:style-name="P4">
Як<text:a xlink:type="simple" xlink:href="https://www.facebook.com/GeneralStaff.ua/posts/pfbid02DBDrfJzbJbbu8HpJDSFZ98z8T3wmJRN7FWXbxQ9eFmyjbhTAjiRd9anExqnQ2ovwl" text:style-name="Internet_20_link" text:visited-style-name="Visited_20_Internet_20_Link">
повідомили</text:a>
у Генеральному штабі ЗС України, на Шахтарському напрямку ворог завдававіаційного удару в районі Вугледара Донецької області. Здійснив обстрілипонад 15 населених пунктів, зокрема це Новомихайлівка, Вугледар, Новоукраїнка,Пречистівка, Макарівка та Зелене Поле Донецької області.</text:p>
      <text:p text:style-name="P4">
На Запорізькому та Херсонському напрямках противник зосереджує основні зусилляна недопущенні просування наших військ. Завдав авіаційного удару в районіРівнопілля Запорізької області. Здійснив артилерійські обстріли понад 30населених пунктів, серед них Левадне, Ольгівське, Малинівка, Гуляйполе,Білогір’я Запорізької області; Зміївка, Львове, Токарівка, Антонівка,Велетенське, Станіслав Херсонської області та місто Херсон. Водночас Силиоборони України продовжують ведення наступальної операції на Мелітопольськомута Бердянському напрямках, закріплюються на досягнутих рубежах, завдаютьвогневого ураження з артилерії по виявлених цілях противника, здійснюютьзаходи контрбатарейної боротьби.</text:p>
      <text:p text:style-name="P4">
Source: <text:a xlink:type="simple" xlink:href="https://armyinform.com.ua/2023/07/05/syly-oborony-prodovzhuyut-vedennya-nastupalnoyi-operacziyi-na-melitopolskomu-ta-berdyanskomu-napryamkah/" text:style-name="Internet_20_link" text:visited-style-name="Visited_20_Internet_20_Link">
https://armyinform.com.ua/2023/07/05/syly-oborony-prodovzhuyut-vedennya-nastupalnoyi-operacziyi-na-melitopolskomu-ta-berdyanskomu-napryamkah/</text:a>
</text:p>
      <!--NEWS-->
      <text:h text:style-name="P10" text:outline-level="1">
<text:span text:style-name="T4">
Ганна Маляр: «Марш справедливості» найманців пригожина змінив ставлення росіян до керівництва їхньої держави</text:span>
</text:h>
      <text:p text:style-name="P4">
Author: ['АРМІЯINFORM']</text:p>
      <text:p text:style-name="P4">
Time: 2023-07-05T62:00:00-04:00</text:p>
      <text:p text:style-name="P4">
Description: Заступниця Міністра оборони України Ганна Маляр вважає, що так званий марш справедливо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5f9a1034.jpg" text:style-name="Internet_20_link" text:visited-style-name="Visited_20_Internet_20_Link">
5f9a1034.jpg</text:a>
']</text:p>
      <text:p text:style-name="P4">
Tags: ['ВІЙНА', 'ГАННА МАЛЯР', 'ЄВГЕН ПРИГОЖИН', 'ПВК "ВАГНЕР"']</text:p>
      <text:p text:style-name="P4">
Category: News</text:p>
      <!--METADATA-->
      <text:p text:style-name="P4">
<draw:frame draw:style-name="fr1" draw:name="Image316" text:anchor-type="as-char" svg:width="6.9236in" svg:height="4.61393in" draw:z-index="0">
<draw:image xlink:href="../Images/AРМІЯINFORM/2023-07-05T62-00-00-04-00/5f9a1034.jpg" xlink:type="simple" xlink:show="embed" xlink:actuate="onLoad" draw:mime-type="image/jpeg"/>
</draw:frame>
 ГаннаМаляр. Фото: Назар Волошин / АрміяInform</text:p>
      <text:p text:style-name="P4">
Заступниця Міністра оборони України Ганна Маляр вважає, що так званий маршсправедливості збройного формування найманців пригожина змінив ставленняцивільних та військових рф до вищого військово-політичного керівництва їхньоїдержави.</text:p>
      <text:p text:style-name="P4">
Про це Ганна Маляр <text:a xlink:type="simple" xlink:href="https://t.me/annamaliar/912" text:style-name="Internet_20_link" text:visited-style-name="Visited_20_Internet_20_Link">
написала</text:a>
 у своєму Telegram.</text:p>
      <text:p text:style-name="P4">
«Так, розгубленість і пасивність вищого начальницького складу російських зспід час спроби «вагнерівського» перевороту призвела до зростання недовіриофіцерського, сержантського та рядового складу до вищих чинів міністерстваоборони та генерального штабу зс рф», — зазначила вона.</text:p>
      <text:p text:style-name="P4">
За словами Ганни Маляр, окремі командування оперативних об’єднань і з’єднаньросійських окупаційних військ намагаються уникнути комплектуванняпідпорядкованих військових частин (підрозділів) особами з місць позбавленняволі, незважаючи на потребу у відновленні втрат особового складу.</text:p>
      <text:p text:style-name="P4">
«Зазначене пов’язане з підвищеними ризиками дезертирства, проявів непокори таімовірних бунтів військовослужбовців з числа колишніх засуджених», — додалавона.</text:p>
      <text:p text:style-name="P4">
Source: <text:a xlink:type="simple" xlink:href="https://armyinform.com.ua/2023/07/05/ganna-malyar-marsh-spravedlyvosti-najmancziv-prygozhyna-zminyv-stavlennya-rosiyan-do-kerivnycztva-yihnoyi-derzhavy/" text:style-name="Internet_20_link" text:visited-style-name="Visited_20_Internet_20_Link">
https://armyinform.com.ua/2023/07/05/ganna-malyar-marsh-spravedlyvosti-najmancziv-prygozhyna-zminyv-stavlennya-rosiyan-do-kerivnycztva-yihnoyi-derzhavy/</text:a>
</text:p>
      <!--NEWS-->
      <text:h text:style-name="P10" text:outline-level="1">
<text:span text:style-name="T4">
Олексій Резніков привітав продовження мандата Генсека НАТО Єнса Столтенберга</text:span>
</text:h>
      <text:p text:style-name="P4">
Author: ['АРМІЯINFORM']</text:p>
      <text:p text:style-name="P4">
Time: 2023-07-05T63:00:00-04:00</text:p>
      <text:p text:style-name="P4">
Description: Міністр оборони України Олексій Резніков привітав продовження ще на рік мандату чин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f0njlxax0ae8d2b.jpg" text:style-name="Internet_20_link" text:visited-style-name="Visited_20_Internet_20_Link">
f0njlxax0ae8d2b.jpg</text:a>
']</text:p>
      <text:p text:style-name="P4">
Tags: ['ГЕНСЕК НАТО', 'ЄНС СТОЛТЕНБЕРГ', 'ОЛЕКСІЙ РЕЗНІКОВ', 'ОФІЦІЙНО']</text:p>
      <text:p text:style-name="P4">
Category: News</text:p>
      <!--METADATA-->
      <text:p text:style-name="P4">
<draw:frame draw:style-name="fr1" draw:name="Image317" text:anchor-type="as-char" svg:width="6.9236in" svg:height="5.338865in" draw:z-index="0">
<draw:image xlink:href="../Images/AРМІЯINFORM/2023-07-05T63-00-00-04-00/f0njlxax0ae8d2b.jpg" xlink:type="simple" xlink:show="embed" xlink:actuate="onLoad" draw:mime-type="image/jpeg"/>
</draw:frame>
</text:p>
      <text:p text:style-name="P4">
Міністр оборони України Олексій Резніков привітав продовження ще на рікмандату чинного Генерального секретаря Альянсу Єнса Столтенберга.</text:p>
      <text:p text:style-name="P4">
Про це<text:a xlink:type="simple" xlink:href="https://twitter.com/oleksiireznikov/status/1676263957202337794" text:style-name="Internet_20_link" text:visited-style-name="Visited_20_Internet_20_Link">
йдеться</text:a>
 уйого Twitter.</text:p>
      <text:p text:style-name="P4">
«Радий почути новину про те, що мандат Генсека НАТО Єнса Столтенбергапродовжено ще на рік. Дякуємо за лідерство та підтримку!» — написав очільникоборонного відомства.</text:p>
      <text:p text:style-name="P4">
Олексій Резніков наголосив, що сподівається на продовження їхньої співпрацізаради спільної перемоги.</text:p>
      <text:p text:style-name="P4">
Як відомо, 4 липня члени НАТО<text:a xlink:type="simple" xlink:href="https://armyinform.com.ua/2023/07/04/pivnichnoatlantychna-rada-prodovzhyla-povnovazhennya-yensa-stoltenberga-na-posadi-genseka-nato/" text:style-name="Internet_20_link" text:visited-style-name="Visited_20_Internet_20_Link">
домовилися</text:a>
продовжити мандат Генерального секретаря Єнса Столтенберга ще на один рік,<text:span text:style-name="T4">
до 1 жовтня 2024 року</text:span>
.</text:p>
      <text:p text:style-name="P4">
Раніше міністр закордонних справ України Дмитро Кулеба<text:a xlink:type="simple" xlink:href="https://armyinform.com.ua/2023/07/04/vazhki-chasy-potrebuyut-sylnogo-liderstva-dmytro-kuleba-pryvitav-prodovzhennya-mandatu-yensa-stolterberga/" text:style-name="Internet_20_link" text:visited-style-name="Visited_20_Internet_20_Link">
привітав</text:a>
 Генерального секретаря НАТО Єнса Столтенберга з продовженняммандата.</text:p>
      <text:p text:style-name="P4">
Source: <text:a xlink:type="simple" xlink:href="https://armyinform.com.ua/2023/07/05/oleksij-reznikov-pryvitav-prodovzhennya-mandatu-genseka-nato-yensa-stoltenberga/" text:style-name="Internet_20_link" text:visited-style-name="Visited_20_Internet_20_Link">
https://armyinform.com.ua/2023/07/05/oleksij-reznikov-pryvitav-prodovzhennya-mandatu-genseka-nato-yensa-stoltenberga/</text:a>
</text:p>
      <!--NEWS-->
      <text:h text:style-name="P10" text:outline-level="1">
<text:span text:style-name="T4">
Україна поглиблює співпрацю з ЄС та США щодо використання технологій штучного інтелекту у сфері кібербезпеки</text:span>
</text:h>
      <text:p text:style-name="P4">
Author: ['АРМІЯINFORM']</text:p>
      <text:p text:style-name="P4">
Time: 2023-07-05T64:00:00-04:00</text:p>
      <text:p text:style-name="P4">
Description: Керівник служби з питань інформаційної безпеки та кібербезпеки Апарату РНБО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7502780_589185943392127_2349648299459800226_n.jpg" text:style-name="Internet_20_link" text:visited-style-name="Visited_20_Internet_20_Link">
357502780_589185943392127_2349648299459800226_n.jpg</text:a>
']</text:p>
      <text:p text:style-name="P4">
Tags: ['КІБЕРБЕЗПЕКА', 'РНБО УКРАЇНИ', 'ШТУЧНИЙ ІНТЕЛЕКТ']</text:p>
      <text:p text:style-name="P4">
Category: News</text:p>
      <!--METADATA-->
      <text:p text:style-name="P4">
<draw:frame draw:style-name="fr1" draw:name="Image318" text:anchor-type="as-char" svg:width="6.9236in" svg:height="5.1927in" draw:z-index="0">
<draw:image xlink:href="../Images/AРМІЯINFORM/2023-07-05T64-00-00-04-00/357502780_589185943392127_2349648299459800226_n.jpg" xlink:type="simple" xlink:show="embed" xlink:actuate="onLoad" draw:mime-type="image/jpeg"/>
</draw:frame>
</text:p>
      <text:p text:style-name="P4">
Керівник служби з питань інформаційної безпеки та кібербезпеки Апарату РНБОУкраїни Наталія Ткачук та керівник Управління забезпечення діяльності НКЦКСергій Прокопенко провели робочу зустріч з директором Інституту національноїбезпеки та протидії тероризму США Джеймсом Бейкером, керівником департаментунаціональної та державної безпеки Консультативної місії Європейського Союзу вУкраїні Сеппо Рутсалененом.</text:p>
      <text:p text:style-name="P4">
Про це<text:a xlink:type="simple" xlink:href="https://www.facebook.com/rnbou/posts/pfbid02UM25yEn66BnydfrW6hyzML3vs7N1xtLJxywJj6CXMBMrnwyb4oXu99iB6t1AqWyDl" text:style-name="Internet_20_link" text:visited-style-name="Visited_20_Internet_20_Link">
повідомляє</text:a>
Рада національної безпеки і оборони України.</text:p>
      <text:p text:style-name="P4">
Під час зустрічі сторони обговорили питання використання технологій штучногоінтелекту в інтересах національної безпеки.</text:p>
      <text:p text:style-name="P4">
Крім того, обговорили перспективи використання ШІ у сфері кібербезпеки, атакож пріоритети і виклики, з якими стикається Україна у сфері кібербезпеки.</text:p>
      <text:p text:style-name="P4">
«Штучний інтелект відкриває безмежні можливості у сфері кібербезпеки, але вінтакож несе нові виклики, адже ці технології можуть бути використані длямасштабних кібератак і злочинів. Загрози в кіберпросторі не знають кордонів.Тому міжнародна співпраця і законодавче регулювання є невід’ємною частиноюборотьби з ними», — зазначила Наталія Ткачук.</text:p>
      <text:p text:style-name="P4">
Вона наголосила, що для ефективної протидії загрозам Україна співпрацює зміжнародними партнерами для обміну інформацією та досвідом для забезпеченнявідповідального використання штучного інтелекту.</text:p>
      <text:p text:style-name="P4">
Джеймс Бейкер представив дослідження на тему «Національна безпека тарегулювання штучного інтелекту», у якому йдеться про аспекти загроз,спричинених штучним інтелектом, та шляхи законодавчого реагування на них, атакож питання кіберстійкості держави.</text:p>
      <text:p text:style-name="P4">
Source: <text:a xlink:type="simple" xlink:href="https://armyinform.com.ua/2023/07/05/ukrayina-poglyblyuye-spivpraczyu-z-yes-ta-ssha-shhodo-vykorystannya-tehnologij-shtuchnogo-intelektu-u-sferi-kiberbezpeky/" text:style-name="Internet_20_link" text:visited-style-name="Visited_20_Internet_20_Link">
https://armyinform.com.ua/2023/07/05/ukrayina-poglyblyuye-spivpraczyu-z-yes-ta-ssha-shhodo-vykorystannya-tehnologij-shtuchnogo-intelektu-u-sferi-kiberbezpeky/</text:a>
</text:p>
      <!--NEWS-->
      <text:h text:style-name="P10" text:outline-level="1">
<text:span text:style-name="T4">
Джо Байден обговорив з Олафом Шольцом підготовку до саміту Альянсу</text:span>
</text:h>
      <text:p text:style-name="P4">
Author: ['АРМІЯINFORM']</text:p>
      <text:p text:style-name="P4">
Time: 2023-07-05T65:00:00-04:00</text:p>
      <text:p text:style-name="P4">
Description: Президент США Джо Байден провів розмову з канцлером Німеччини Олафом Шольцом та обговор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bajden-i-sholcz_large.jpg" text:style-name="Internet_20_link" text:visited-style-name="Visited_20_Internet_20_Link">
bajden-i-sholcz_large.jpg</text:a>
']</text:p>
      <text:p text:style-name="P4">
Tags: ['БІЛИЙ ДІМ', 'ВІЛЬНЮСЬКИЙ САМІТ', 'ДЖО БАЙДЕН', 'КАНЦЛЕР ФРН ОЛАФ ШОЛЬЦ', 'САМІТ НАТО']</text:p>
      <text:p text:style-name="P4">
Category: News</text:p>
      <!--METADATA-->
      <text:p text:style-name="P4">
<draw:frame draw:style-name="fr1" draw:name="Image319" text:anchor-type="as-char" svg:width="6.9236in" svg:height="4.129867in" draw:z-index="0">
<draw:image xlink:href="../Images/AРМІЯINFORM/2023-07-05T65-00-00-04-00/bajden-i-sholcz_large.jpg" xlink:type="simple" xlink:show="embed" xlink:actuate="onLoad" draw:mime-type="image/jpeg"/>
</draw:frame>
 Ілюстративне фото</text:p>
      <text:p text:style-name="P4">
Президент США Джо Байден провів розмову з канцлером Німеччини Олафом Шольцомта обговорив підготовку до саміту НАТО у Вільнюсі.</text:p>
      <text:p text:style-name="P4">
Про це <text:a xlink:type="simple" xlink:href="https://www.whitehouse.gov/briefing-room/statements-releases/2023/07/04/readout-of-president-joe-bidens-call-with-chancellor-olaf-scholz-of-germany-4/" text:style-name="Internet_20_link" text:visited-style-name="Visited_20_Internet_20_Link">
повідомляє</text:a>
 сайт Білого дому.</text:p>
      <text:p text:style-name="P4">
«Вони поспілкувалися про низку питань, які лідери розглянуть на саміті,зокрема шляхи подальшого зміцнення Альянсу, і сподіваються продовжити цірозмови з членами Альянсу у Вільнюсі», — йдеться у повідомленні.</text:p>
      <text:p text:style-name="P4">
Олаф Шольц також привітав президента США та американський народ із ДнемНезалежності.</text:p>
      <text:p text:style-name="P4">
Нагадаємо, саміт НАТО<text:a xlink:type="simple" xlink:href="https://armyinform.com.ua/2022/11/09/nastupnyj-samit-nato-vidbudetsya-vlitku-2023-roku-v-lytvi/" text:style-name="Internet_20_link" text:visited-style-name="Visited_20_Internet_20_Link">
відбудеться</text:a>
 у Вільнюсі 11-12 липня. Як<text:a xlink:type="simple" xlink:href="https://armyinform.com.ua/2023/06/29/oleksij-danilov-samit-nato-u-vilnyusi-maye-prynesty-ukrayini-diyevi-garantiyi-bezpeky/" text:style-name="Internet_20_link" text:visited-style-name="Visited_20_Internet_20_Link">
зазначив</text:a>
 Секретар РНБОУкраїни Олексій Данілов, саміт НАТО у Вільнюсі має надати Україні дієвігарантії безпеки. Міністр оборони України Олексій Резніков<text:a xlink:type="simple" xlink:href="https://armyinform.com.ua/2023/06/23/oleksij-reznikov-pro-samit-nato-u-vilnyusi-ochikuyu-chitkyh-terminiv-ta-umov-vstupu-ukrayiny-do-alyansu/" text:style-name="Internet_20_link" text:visited-style-name="Visited_20_Internet_20_Link">
очікує</text:a>
чітких термінів та умов вступу України до Альянсу. Президент США Джо Байденраніше <text:a xlink:type="simple" xlink:href="https://armyinform.com.ua/2023/07/03/prezydent-ssha-dzho-bajden-prybude-na-samit-nato-u-vilnyusi/" text:style-name="Internet_20_link" text:visited-style-name="Visited_20_Internet_20_Link">
заявляв</text:a>
, що 11-12 липня вирушить до Литвидля участі в 74-му саміті НАТО.</text:p>
      <text:p text:style-name="P4">
Source: <text:a xlink:type="simple" xlink:href="https://armyinform.com.ua/2023/07/05/dzho-bajden-obgovoryv-z-olafom-sholczom-pidgotovku-do-samitu-alyansu/" text:style-name="Internet_20_link" text:visited-style-name="Visited_20_Internet_20_Link">
https://armyinform.com.ua/2023/07/05/dzho-bajden-obgovoryv-z-olafom-sholczom-pidgotovku-do-samitu-alyansu/</text:a>
</text:p>
      <!--NEWS-->
      <text:h text:style-name="P10" text:outline-level="1">
<text:span text:style-name="T4">
Прем’єри Польщі та Італії: У нас — схожі погляди щодо надання Україні найсильніших гарантій безпеки на саміті НАТО</text:span>
</text:h>
      <text:p text:style-name="P4">
Author: ['АРМІЯINFORM']</text:p>
      <text:p text:style-name="P4">
Time: 2023-07-05T66:00:00-04:00</text:p>
      <text:p text:style-name="P4">
Description: Прем’єр-міністр Польщі Матеуш Моравецький під час зустрічі з італійською колегою Джордіє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moraveczkyj_meloni.jpg" text:style-name="Internet_20_link" text:visited-style-name="Visited_20_Internet_20_Link">
moraveczkyj_meloni.jpg</text:a>
']</text:p>
      <text:p text:style-name="P4">
Tags: ['STOPRUSSIA', 'ДОПОМОГА ПАРТНЕРІВ', 'ІТАЛІЯ', 'ПОЛЬЩА', 'САМІТ НАТО', 'СВІТ ПІДТРИМУЄ УКРАЇНУ']</text:p>
      <text:p text:style-name="P4">
Category: News</text:p>
      <!--METADATA-->
      <text:p text:style-name="P4">
<draw:frame draw:style-name="fr1" draw:name="Image320" text:anchor-type="as-char" svg:width="6.9236in" svg:height="3.894525in" draw:z-index="0">
<draw:image xlink:href="../Images/AРМІЯINFORM/2023-07-05T66-00-00-04-00/moraveczkyj_meloni.jpg" xlink:type="simple" xlink:show="embed" xlink:actuate="onLoad" draw:mime-type="image/jpeg"/>
</draw:frame>
</text:p>
      <text:p text:style-name="P4">
Прем’єр-міністр Польщі Матеуш Моравецький під час зустрічі з італійськоюколегою Джордією Мелоні у Варшаві заявив, що країни мають спільну позицію щодонадання чітких гарантій України під час найближчого саміту НАТО.</text:p>
      <text:p text:style-name="P4">
Про це <text:a xlink:type="simple" xlink:href="https://twitter.com/PremierRP/status/1676531395160682497" text:style-name="Internet_20_link" text:visited-style-name="Visited_20_Internet_20_Link">
повідомляє</text:a>
Канцелярія польського прем’єра.</text:p>
      <text:p text:style-name="P4">
«Польща та Італія мають дуже схожі позиції щодо надання Україні найсильнішихгарантій безпеки ( <text:span text:style-name="T5">
під час</text:span>
<text:a xlink:type="simple" xlink:href="https://armyinform.com.ua/2022/11/09/nastupnyj-samit-nato-vidbudetsya-vlitku-2023-roku-v-lytvi/" text:style-name="Internet_20_link" text:visited-style-name="Visited_20_Internet_20_Link">
 <text:span text:style-name="T5">
саміту НАТО уВільнюсі.</text:span>
</text:a>
 <text:span text:style-name="T5">
— Ред.</text:span>
 ). Ми чудово знаємо, щопасивність щодо України була б надзвичайно небезпечною, тому Італія та Польщадопомагають у постачанні зброї», — зазначив Матеуш Моравецький.</text:p>
      <text:p text:style-name="P4">
Водночас італійська прем’єрка наголосила, що країни підтримуватимуть Українустільки, скільки на те буде потреба.</text:p>
      <text:p text:style-name="P4">
«Позиції Італії та Польщі є однакові, ми стоїмо поруч з Україною, поруч іззахистом свободи народу, який дивує світ. Ми продовжуватимемо бути на боціУкраїни стільки, скільки це необхідно, надаватимемо всеохоплюючу підтримку. Миповністю згодні з Польщею щодо необхідності реальних гарантій безпеки дляУкраїни, фундаментальної умови для досягнення справедливого та тривалого мирузавтра», — <text:a xlink:type="simple" xlink:href="https://twitter.com/i/broadcasts/1yoKMZWBDdNGQ" text:style-name="Internet_20_link" text:visited-style-name="Visited_20_Internet_20_Link">
наголосила</text:a>
Джорджія Мелоні.</text:p>
      <text:p text:style-name="P4">
Source: <text:a xlink:type="simple" xlink:href="https://armyinform.com.ua/2023/07/05/premyery-polshhi-ta-italiyi-u-nas-shozhi-poglyady-shhodo-nadannya-ukrayini-najsylnishyh-garantij-bezpeky-na-samiti-nato/" text:style-name="Internet_20_link" text:visited-style-name="Visited_20_Internet_20_Link">
https://armyinform.com.ua/2023/07/05/premyery-polshhi-ta-italiyi-u-nas-shozhi-poglyady-shhodo-nadannya-ukrayini-najsylnishyh-garantij-bezpeky-na-samiti-nato/</text:a>
</text:p>
      <!--NEWS-->
      <text:h text:style-name="P10" text:outline-level="1">
<text:span text:style-name="T4">
Житло для ветеранів війни: Уряд удосконалив механізм доступного іпотечного кредитування</text:span>
</text:h>
      <text:p text:style-name="P4">
Author: ['АРМІЯINFORM']</text:p>
      <text:p text:style-name="P4">
Time: 2023-07-05T67:00:00-04:00</text:p>
      <text:p text:style-name="P4">
Description: Уряд удосконалив механізм забезпечення житлом на умовах доступного іпотеч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png" text:style-name="Internet_20_link" text:visited-style-name="Visited_20_Internet_20_Link">
1.png</text:a>
']</text:p>
      <text:p text:style-name="P4">
Tags: ['ВОЄННИЙ СТАН', 'ДОСТУПНЕ КРЕДИТУВАННЯ ЖИТЛА', 'ЖИТЛО ДЛЯ ВЕТЕРАНІВ', 'МІНВЕТЕРАНІВ', 'СОЦІАЛЬНИЙ ЗАХИСТ']</text:p>
      <text:p text:style-name="P4">
Category: News</text:p>
      <!--METADATA-->
      <text:p text:style-name="P4">
<draw:frame draw:style-name="fr1" draw:name="Image321" text:anchor-type="as-char" svg:width="6.9236in" svg:height="3.894525in" draw:z-index="0">
<draw:image xlink:href="../Images/AРМІЯINFORM/2023-07-05T67-00-00-04-00/1.png" xlink:type="simple" xlink:show="embed" xlink:actuate="onLoad" draw:mime-type="image/png"/>
</draw:frame>
</text:p>
      <text:p text:style-name="P4">
Уряд удосконалив механізм забезпечення житлом на умовах доступного іпотечногокредитування для ветеранів війни та членів сімей загиблих захисників. До цьогочасу право на доступне іпотечне кредитування мали діючі військовослужбовці.Ініційовані зміни спрямовані на удосконалення програми єОселя для ветераніввійни, зокрема врегульовано питання, які виникають у процесі проходженнявійськової служби.</text:p>
      <text:p text:style-name="P4">
Про це <text:a xlink:type="simple" xlink:href="https://www.kmu.gov.ua/news/uriad-udoskonalyv-mekhanizm-zabezpechennia-zhytlom-na-umovakh-dostupnoho-ipotechnoho-kredytuvannia-dlia-veteraniv-viiny-ta-chleniv-simei-zahyblykh-zakhysnykiv" text:style-name="Internet_20_link" text:visited-style-name="Visited_20_Internet_20_Link">
інформує</text:a>
 Урядовий портал.</text:p>
      <text:p text:style-name="P4">
Відтепер програма єОселя буде доступна і для ветеранів війни, сімей загиблихзахисників і захисниць України. Крім того, збережено право на пільгову іпотекупід 3% річних для військовослужбовців, які під час захисту Батьківщини дісталиінвалідність І-ІІ групи внаслідок війни, звільнені з військової служби чивтратили відповідний статус або звання.</text:p>
      <text:p text:style-name="P4">
Наприклад, у разі звільнення за станом здоров’я і зміни статусу, право напільгову іпотеку під 3% втрачалось. Військовослужбовці, які придбали житло наумовах пільгової іпотеки, під час несення військової служби та захисту державидістали поранення, контузію, каліцтво, як наслідок стали особами зінвалідністю І-ІІ групи та повинні були сплачувати кредит за житло не 3%, авже 7%.</text:p>
      <text:p text:style-name="P4">
«Наші захисники і захисниці, які дістали поранення, контузію, каліцтво і сталиособами з інвалідністю І-ІІ групи внаслідок війни, зможуть зберегти своє правона доступне іпотечне кредитування і надалі сплачувати іпотеку під 3% річних»,— зазначила Міністр у справах ветеранів України Юлія Лапутіна.</text:p>
      <text:p text:style-name="P4">
Мінветеранів працює над впровадженням програми компенсації пільгової іпотекидля ветеранів війни, які наразі боронять Україну. За словами першогозаступника Мінветеранів Олександра Порхуна, йдеться про державну підтримку увигляді компенсації 7% річних. Ветеран війни в межах програми буде сплачуватитіло кредиту.</text:p>
      <text:p text:style-name="P4">
Протягом місяця стартує наступний етап реалізації програми єОселя.«Укрфінжитло» розпочинає з 1 серпня прийом заяв на доступну іпотеку під 7%через портал «Дія».</text:p>
      <text:p text:style-name="P4">
Source: <text:a xlink:type="simple" xlink:href="https://armyinform.com.ua/2023/07/05/zhytlo-dlya-veteraniv-vijny-uryad-udoskonalyv-mehanizm-dostupnogo-ipotechnogo-kredytuvannya/" text:style-name="Internet_20_link" text:visited-style-name="Visited_20_Internet_20_Link">
https://armyinform.com.ua/2023/07/05/zhytlo-dlya-veteraniv-vijny-uryad-udoskonalyv-mehanizm-dostupnogo-ipotechnogo-kredytuvannya/</text:a>
</text:p>
      <!--NEWS-->
      <text:h text:style-name="P10" text:outline-level="1">
<text:span text:style-name="T4">
Україна подала позов до Міжнародного суду ООН проти Ірану за збиття літака МАУ</text:span>
</text:h>
      <text:p text:style-name="P4">
Author: ['АРМІЯINFORM']</text:p>
      <text:p text:style-name="P4">
Time: 2023-07-05T68:00:00-04:00</text:p>
      <text:p text:style-name="P4">
Description: Україна, Канада, Швеція та Сполучене Королівство цього тижня подали до Міжнародного Су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4/20.jpg" text:style-name="Internet_20_link" text:visited-style-name="Visited_20_Internet_20_Link">
20.jpg</text:a>
']</text:p>
      <text:p text:style-name="P4">
Tags: ['ІРАН', 'МЗС УКРАЇНИ', 'РЕЙС PS752']</text:p>
      <text:p text:style-name="P4">
Category: News</text:p>
      <!--METADATA-->
      <text:p text:style-name="P4">
<draw:frame draw:style-name="fr1" draw:name="Image322" text:anchor-type="as-char" svg:width="6.9236in" svg:height="3.894525in" draw:z-index="0">
<draw:image xlink:href="../Images/AРМІЯINFORM/2023-07-05T68-00-00-04-00/20.jpg" xlink:type="simple" xlink:show="embed" xlink:actuate="onLoad" draw:mime-type="image/jpeg"/>
</draw:frame>
</text:p>
      <text:p text:style-name="P4">
Україна, Канада, Швеція та Сполучене Королівство цього тижня подали доМіжнародного Суду ООН позов проти Ірану за відповідальність щодо незаконногозбиття рейсу PS752 авіакомпанії «Міжнародні авіалінії України».</text:p>
      <text:p text:style-name="P4">
Про це йдеться у <text:a xlink:type="simple" xlink:href="http://mfa.gov.ua/news/zayava-mizhnarodnoyi-grupi-z-koordinaciyi-dopomogi-zhertvam-rejsu-ps752" text:style-name="Internet_20_link" text:visited-style-name="Visited_20_Internet_20_Link">
спільній заяві</text:a>
 Міжнародної групи зкоординації допомоги жертвам рейсу PS752, оприлюдненій на сайті МЗС.</text:p>
      <text:p text:style-name="P4">
«Іран не відповів на нашу вимогу щодо створення арбітражу для вирішення цьогоспору, надісланого 28 грудня 2022 року. Як наслідок, цього тижня в Гаазі миспільно подали позов до Міжнародного Суду ООН, тим самим розпочавшипровадження проти Ірану у зв’язку з порушенням ним Конвенції про боротьбу знезаконними актами, спрямованими проти безпеки цивільної авіації 1971 року», —зазначається в заяві.</text:p>
      <text:p text:style-name="P4">
Як зазначено в позові, Іран, серед інших порушень, не вжив усіх можливихзаходів, щоб запобігти знищенню літака рейсу PS752 членами його збройних сил.Іран також не зміг провести повне, прозоре та неупереджене досудоверозслідування та судовий розгляд відповідно до міжнародних стандартів.</text:p>
      <text:p text:style-name="P4">
У МЗС України наголосили, що дії та бездіяльність Ірану щодо збиття літакарейсу PS752 двома ракетами «земля-повітря», запущеними членами Аерокосмічнихсил Корпусу вартових Ісламської революції Ірану, становлять порушенняміжнародних правових зобов'язань Ірану, щодо яких він повинен взяти на себеповну відповідальність.</text:p>
      <text:p text:style-name="P4">
Спільний позов до Міжнародного Суду відображає непохитну відданість досягненнюпрозорості, справедливості та відповідальності для усіх сімей жертв рейсуPS752.</text:p>
      <text:p text:style-name="P4">
Source: <text:a xlink:type="simple" xlink:href="https://armyinform.com.ua/2023/07/05/ukrayina-podala-pozov-do-mizhnarodnogo-sudu-oon-proty-iranu-za-zbyttya-litaka-mau/" text:style-name="Internet_20_link" text:visited-style-name="Visited_20_Internet_20_Link">
https://armyinform.com.ua/2023/07/05/ukrayina-podala-pozov-do-mizhnarodnogo-sudu-oon-proty-iranu-za-zbyttya-litaka-mau/</text:a>
</text:p>
      <!--NEWS-->
      <text:h text:style-name="P10" text:outline-level="1">
<text:span text:style-name="T4">
Литва підготувала трирічний план підтримки української армії: які цілі</text:span>
</text:h>
      <text:p text:style-name="P4">
Author: ['АРМІЯINFORM']</text:p>
      <text:p text:style-name="P4">
Time: 2023-07-05T69:00:00-04:00</text:p>
      <text:p text:style-name="P4">
Description: Литва ухвалила трирічний план підтримки української армії.    Про це повідомив мініст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19702802148870849_y.jpg" text:style-name="Internet_20_link" text:visited-style-name="Visited_20_Internet_20_Link">
photo_5219702802148870849_y.jpg</text:a>
']</text:p>
      <text:p text:style-name="P4">
Tags: ['STOPRUSSIA', 'ДОПОМОГА ПАРТНЕРІВ', 'ЛИТВА', 'СВІТ ПІДТРИМУЄ УКРАЇНУ']</text:p>
      <text:p text:style-name="P4">
Category: News</text:p>
      <!--METADATA-->
      <text:p text:style-name="P4">
<draw:frame draw:style-name="fr1" draw:name="Image323" text:anchor-type="as-char" svg:width="6.9236in" svg:height="4.61393in" draw:z-index="0">
<draw:image xlink:href="../Images/AРМІЯINFORM/2023-07-05T69-00-00-04-00/photo_5219702802148870849_y.jpg" xlink:type="simple" xlink:show="embed" xlink:actuate="onLoad" draw:mime-type="image/jpeg"/>
</draw:frame>
</text:p>
      <text:p text:style-name="P4">
Литва ухвалила трирічний план підтримки української армії.</text:p>
      <text:p text:style-name="P4">
Про це<text:a xlink:type="simple" xlink:href="https://twitter.com/a_anusauskas/status/1676287113959022593" text:style-name="Internet_20_link" text:visited-style-name="Visited_20_Internet_20_Link">
повідомив</text:a>
міністр оборонного відомства Литви Арвідас Анушаускас.</text:p>
      <text:p text:style-name="P4">
Йдеться про виконання трьох головних цілей:</text:p>
      <ul>
        <li>
продовжувати безперебійну військову підтримку України;  * забезпечити реабілітацію поранених українських бійців;  * продовжити консультації щодо оборонних реформ з метою наближення України до членства в НАТО.</li>
      </ul>
      <text:p text:style-name="P4">
Нагадаємо, раніше Литва <text:a xlink:type="simple" xlink:href="https://armyinform.com.ua/2023/06/28/lytva-prydbala-dlya-ukrayiny-nasams/" text:style-name="Internet_20_link" text:visited-style-name="Visited_20_Internet_20_Link">
придбала</text:a>
 дві пускові установки NASAMS, які будутьпередані Україні.</text:p>
      <text:p text:style-name="P4">
Source: <text:a xlink:type="simple" xlink:href="https://armyinform.com.ua/2023/07/05/lytva-pidgotuvala-tryrichnyj-plan-pidtrymky-ukrayinskoyi-armiyi-yaki-czili/" text:style-name="Internet_20_link" text:visited-style-name="Visited_20_Internet_20_Link">
https://armyinform.com.ua/2023/07/05/lytva-pidgotuvala-tryrichnyj-plan-pidtrymky-ukrayinskoyi-armiyi-yaki-czili/</text:a>
</text:p>
      <!--NEWS-->
      <text:h text:style-name="P10" text:outline-level="1">
<text:span text:style-name="T4">
На деяких напрямках сходу ворог почав залишати позиції – Міноборони</text:span>
</text:h>
      <text:p text:style-name="P4">
Authors: Ukrinform (Person)</text:p>
      <text:p text:style-name="P4">
Publisher: Укринформ (Organization)</text:p>
      <text:p text:style-name="P4">
Published Time: 2023-07-05T6:02:00+03:00</text:p>
      <text:p text:style-name="P4">
Modified Time: 2023-07-05T22:02:00+03:00</text:p>
      <text:p text:style-name="P4">
Description: Наші Сили оборони так потужно б‘ють ворога на сході, що на деяких напрямках їхні військові почали залишати позиції цілими підрозділами. — Укрінформ.</text:p>
      <text:p text:style-name="P4">
Images: ['<text:a xlink:type="simple" xlink:href="https://static.ukrinform.com/photos/2023_06/thumb_files/630_360_1686221008-318.jpg" text:style-name="Internet_20_link" text:visited-style-name="Visited_20_Internet_20_Link">
630_360_16862...</text:a>
']</text:p>
      <text:p text:style-name="P4">
Tags: ['Схід України', 'Війна з Росією', 'Ганна Маляр', 'Єдині новини']</text:p>
      <text:p text:style-name="P4">
Type: Article</text:p>
      <!--METADATA-->
      <text:p text:style-name="P4">
<draw:frame draw:style-name="fr1" draw:name="Image324" text:anchor-type="as-char" svg:width="6.9236in" svg:height="3.956343in" draw:z-index="0">
<draw:image xlink:href="../Images/yкринформ/2023-07-05T6-02-00-03-00/630_360_1686221008-318.jpg" xlink:type="simple" xlink:show="embed" xlink:actuate="onLoad" draw:mime-type="image/jpeg"/>
</draw:frame>
 Наші Силиоборони так потужно б‘ють ворога на сході, що на деяких напрямках їхнівійськові почали залишати позиції цілими підрозділами.</text:p>
      <text:p text:style-name="P4">
Про це в ефірі телемарафону " <text:a xlink:type="simple" xlink:href="https://t.me/annamaliar/913" text:style-name="Internet_20_link" text:visited-style-name="Visited_20_Internet_20_Link">
 Єдині новини </text:a>
 "заявила заступниця міністра оборони Ганна Маляр, передає Укрінформ.</text:p>
      <text:p text:style-name="P4">
За її словами «ставки настільки зросли, що <text:a xlink:type="simple" xlink:href="https://www.ukrinform.ua/tag-rosijski-vijskovi" text:style-name="Internet_20_link" text:visited-style-name="Visited_20_Internet_20_Link">
 ворог</text:a>
 почав використовувати«загороджувальні загони» і зброєю, направленою у спини своїм, намагаютьсязабезпечити стійкість війська».</text:p>
      <text:p text:style-name="P4">
Найгарячіше на сході зараз на Лиманському і Бахмутському напрямках. НаБахмутському напрямку - запеклі бої. Ворог міцно тримається за зайняті нимпозиції.</text:p>
      <text:p text:style-name="P4">
Маляр також повідомила про ситуацію із просуванням українських військ.</text:p>
      <text:p text:style-name="P4">
"Про просування на флангах - до закріплення на позиціях повідомлятипередчасно, адже ситуація може щогодини змінюватись. Сьогодні саме такий день- ситуація динамічно змінювалась. Тому на північному фланзі довкола Бахмутабули бої, станом на кінець дня без суттєвих просувань. На північному фланзіподекуди сьогодні були просування", - сказала вона і додала, що у самому містіворог завдяки нашим бійцям опинився у пастці. Пересуватись повноцінно не може,вийти з міста не може, пояснила Маляр.</text:p>
      <text:p text:style-name="P4">
<text:span text:style-name="T4">
Читайте також:</text:span>
 <text:a xlink:type="simple" xlink:href="https://www.ukrinform.ua/rubric-ato/3731994-zsu-prosuvautsa-v-umovah-perevagi-voroga-u-ozbroenni-malar.html" text:style-name="Internet_20_link" text:visited-style-name="Visited_20_Internet_20_Link">
 ЗСУ просуваються в умовах переваги ворога у озброєнні —<text:span text:style-name="T4">
Маляр</text:span>
 </text:a>
</text:p>
      <text:p text:style-name="P4">
Як повідомлялось, війська РФ протягом доби завдали 48 авіаційних ударів таздійснили 54 обстріли з реактивних систем залпового вогню по позиціях ЗСУ танаселених пунктах України.</text:p>
      <text:p text:style-name="P4">
Source: <text:a xlink:type="simple" xlink:href="https://www.ukrinform.ua/rubric-ato/3732006-na-deakih-napramkah-shodu-vorog-pocav-zalisati-pozicii-minoboroni.html" text:style-name="Internet_20_link" text:visited-style-name="Visited_20_Internet_20_Link">
https://www.ukrinform.ua/rubric-ato/3732006-na-deakih-napramkah-shodu-vorog-pocav-zalisati-pozicii-minoboroni.html</text:a>
</text:p>
      <!--NEWS-->
      <text:h text:style-name="P10" text:outline-level="1">
<text:span text:style-name="T4">
Окупантам не вдасться зламати Україну та збити нас зі шляху, який веде до свободи — Володимир Зеленський</text:span>
</text:h>
      <text:p text:style-name="P4">
Author: ['АРМІЯINFORM']</text:p>
      <text:p text:style-name="P4">
Time: 2023-07-05T70:00:00-04:00</text:p>
      <text:p text:style-name="P4">
Description: Президент України Володимир Зеленський переконаний, що хоч би що там намагалися роби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71522411503799446_y.jpg" text:style-name="Internet_20_link" text:visited-style-name="Visited_20_Internet_20_Link">
photo_5271522411503799446_y.jpg</text:a>
', '<text:a xlink:type="simple" xlink:href="https://armyinform.com.ua/wp-content/uploads/2023/07/photo_5271522411503799447_y-150x150.jpg" text:style-name="Internet_20_link" text:visited-style-name="Visited_20_Internet_20_Link">
photo_5271522411503799447_y-150x150.jpg</text:a>
', '<text:a xlink:type="simple" xlink:href="https://armyinform.com.ua/wp-content/uploads/2023/07/photo_5271522411503799450_y-150x150.jpg" text:style-name="Internet_20_link" text:visited-style-name="Visited_20_Internet_20_Link">
photo_5271522411503799450_y-150x150.jpg</text:a>
', '<text:a xlink:type="simple" xlink:href="https://armyinform.com.ua/wp-content/uploads/2023/07/photo_5271522411503799451_y-150x150.jpg" text:style-name="Internet_20_link" text:visited-style-name="Visited_20_Internet_20_Link">
photo_5271522411503799451_y-150x150.jpg</text:a>
']</text:p>
      <text:p text:style-name="P4">
Tags: ['ВІЙНА', 'ВОЛОДИМИР ЗЕЛЕНСЬКИЙ', 'ПРЕЗИДЕНТ УКРАЇНИ']</text:p>
      <text:p text:style-name="P4">
Category: News</text:p>
      <!--METADATA-->
      <text:p text:style-name="P4">
<draw:frame draw:style-name="fr1" draw:name="Image325" text:anchor-type="as-char" svg:width="6.9236in" svg:height="4.61393in" draw:z-index="0">
<draw:image xlink:href="../Images/AРМІЯINFORM/2023-07-05T70-00-00-04-00/photo_5271522411503799446_y.jpg" xlink:type="simple" xlink:show="embed" xlink:actuate="onLoad" draw:mime-type="image/jpeg"/>
</draw:frame>
</text:p>
      <text:p text:style-name="P4">
Президент України Володимир Зеленський переконаний, що хоч би що тамнамагалися робити російські окупанти проти нас і хоч би до якого терору вонивдавалися, їм не вдасться зламати Україну.</text:p>
      <text:p text:style-name="P4">
Про це глава держави <text:a xlink:type="simple" xlink:href="https://t.me/V_Zelenskiy_official/6856" text:style-name="Internet_20_link" text:visited-style-name="Visited_20_Internet_20_Link">
написав</text:a>
 усвоєму телеграмі.</text:p>
      <text:p text:style-name="P4">
«Їм не вдасться збити нас зі шляху, який веде окупантів до відповідальності завсе зроблене проти нас і який веде нас до нашої гарантованої безпеки й міцноїсвободи», — йдеться у його дописі.</text:p>
      <text:p text:style-name="P4">
<text:a xlink:type="simple" xlink:href="https://armyinform.com.ua/wp-content/uploads/2023/07/photo_5271522411503799447_y.jpg" text:style-name="Internet_20_link" text:visited-style-name="Visited_20_Internet_20_Link">
<draw:frame draw:style-name="fr1" draw:name="Image326" text:anchor-type="as-char" svg:width="6.9236in" svg:height="6.9236in" draw:z-index="0">
<draw:image xlink:href="../Images/AРМІЯINFORM/2023-07-05T70-00-00-04-00/photo_5271522411503799447_y-150x150.jpg" xlink:type="simple" xlink:show="embed" xlink:actuate="onLoad" draw:mime-type="image/jpeg"/>
</draw:frame>
</text:a>
</text:p>
      <text:p text:style-name="P4">
<text:a xlink:type="simple" xlink:href="https://armyinform.com.ua/wp-content/uploads/2023/07/photo_5271522411503799450_y.jpg" text:style-name="Internet_20_link" text:visited-style-name="Visited_20_Internet_20_Link">
<draw:frame draw:style-name="fr1" draw:name="Image327" text:anchor-type="as-char" svg:width="6.9236in" svg:height="6.9236in" draw:z-index="0">
<draw:image xlink:href="../Images/AРМІЯINFORM/2023-07-05T70-00-00-04-00/photo_5271522411503799450_y-150x150.jpg" xlink:type="simple" xlink:show="embed" xlink:actuate="onLoad" draw:mime-type="image/jpeg"/>
</draw:frame>
</text:a>
</text:p>
      <text:p text:style-name="P4">
<text:a xlink:type="simple" xlink:href="https://armyinform.com.ua/wp-content/uploads/2023/07/photo_5271522411503799451_y.jpg" text:style-name="Internet_20_link" text:visited-style-name="Visited_20_Internet_20_Link">
<draw:frame draw:style-name="fr1" draw:name="Image328" text:anchor-type="as-char" svg:width="6.9236in" svg:height="6.9236in" draw:z-index="0">
<draw:image xlink:href="../Images/AРМІЯINFORM/2023-07-05T70-00-00-04-00/photo_5271522411503799451_y-150x150.jpg" xlink:type="simple" xlink:show="embed" xlink:actuate="onLoad" draw:mime-type="image/jpeg"/>
</draw:frame>
</text:a>
</text:p>
      <text:p text:style-name="P4">
Source: <text:a xlink:type="simple" xlink:href="https://armyinform.com.ua/2023/07/05/okupantam-ne-vdastsya-zlamaty-ukrayinu-ta-zbyty-nas-zi-shlyahu-yakyj-vede-do-svobody-prezydent-ukrayiny/" text:style-name="Internet_20_link" text:visited-style-name="Visited_20_Internet_20_Link">
https://armyinform.com.ua/2023/07/05/okupantam-ne-vdastsya-zlamaty-ukrayinu-ta-zbyty-nas-zi-shlyahu-yakyj-vede-do-svobody-prezydent-ukrayiny/</text:a>
</text:p>
      <!--NEWS-->
      <text:h text:style-name="P10" text:outline-level="1">
<text:span text:style-name="T4">
На Рівненській АЕС експерти МАГАТЕ провели інспекцію на відсутність незаявленого ядерного матеріалу</text:span>
</text:h>
      <text:p text:style-name="P4">
Author: ['АРМІЯINFORM']</text:p>
      <text:p text:style-name="P4">
Time: 2023-07-05T71:00:00-04:00</text:p>
      <text:p text:style-name="P4">
Description: На Рівненській атомній електростанції експерти Міжнародного агентства з атомної енерг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raes.jpg" text:style-name="Internet_20_link" text:visited-style-name="Visited_20_Internet_20_Link">
raes.jpg</text:a>
']</text:p>
      <text:p text:style-name="P4">
Tags: ['ІНСПЕКЦІЯ', 'МАГАТЕ', 'РІВНЕНСЬКА АЕС']</text:p>
      <text:p text:style-name="P4">
Category: News</text:p>
      <!--METADATA-->
      <text:p text:style-name="P4">
<draw:frame draw:style-name="fr1" draw:name="Image329" text:anchor-type="as-char" svg:width="6.9236in" svg:height="3.894525in" draw:z-index="0">
<draw:image xlink:href="../Images/AРМІЯINFORM/2023-07-05T71-00-00-04-00/raes.jpg" xlink:type="simple" xlink:show="embed" xlink:actuate="onLoad" draw:mime-type="image/jpeg"/>
</draw:frame>
</text:p>
      <text:p text:style-name="P4">
На Рівненській атомній електростанції експерти Міжнародного агентства затомної енергії (МАГАТЕ) успішно провели інспекцію на відсутність незаявленогоядерного матеріалу.</text:p>
      <text:p text:style-name="P4">
Про це йдеться у <text:a xlink:type="simple" xlink:href="https://snriu.gov.ua/news/na-rivnenskii-aes-uspishno-provedeno-inspektsiiu-mahate" text:style-name="Internet_20_link" text:visited-style-name="Visited_20_Internet_20_Link">
повідомленні</text:a>
 Державної інспекції ядерногорегулювання України (ДІЯРУ).</text:p>
      <text:p text:style-name="P4">
«З 26 червня по 03 липня 2023 року на ВП «Рівненська АЕС» було успішнопроведено інспекцію Міжнародного агентства з атомної енергії в рамках Угодиміж Україною та МАГАТЕ у зв'язку з Договором про нерозповсюдження ядерноїзброї», — зазначили в ДІЯРУ.</text:p>
      <text:p text:style-name="P4">
Метою інспекції була перевірка відсутності незаявлених ядерних матеріалів таінформації про конструкцію ядерної установки, яка була надана Україноювідповідно до угоди. Інспекція пройшла без зауважень.</text:p>
      <text:p text:style-name="P4">
Source: <text:a xlink:type="simple" xlink:href="https://armyinform.com.ua/2023/07/05/na-rivnenskij-aes-eksperty-magate-provely-inspekcziyu-na-vidsutnist-nezayavlenogo-yadernogo-materialu/" text:style-name="Internet_20_link" text:visited-style-name="Visited_20_Internet_20_Link">
https://armyinform.com.ua/2023/07/05/na-rivnenskij-aes-eksperty-magate-provely-inspekcziyu-na-vidsutnist-nezayavlenogo-yadernogo-materialu/</text:a>
</text:p>
      <!--NEWS-->
      <text:h text:style-name="P10" text:outline-level="1">
<text:span text:style-name="T4">
У Лондоні зустрічаються глави оборонних відомств Польщі та Британії. Ключова тема — допомога Україні</text:span>
</text:h>
      <text:p text:style-name="P4">
Author: ['АРМІЯINFORM']</text:p>
      <text:p text:style-name="P4">
Time: 2023-07-05T72:00:00-04:00</text:p>
      <text:p text:style-name="P4">
Description: Міністр оборони Великої Британії Бен Воллес у Лондоні проводить зустріч зі свої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blashhak_uoles.jpg" text:style-name="Internet_20_link" text:visited-style-name="Visited_20_Internet_20_Link">
blashhak_uoles.jpg</text:a>
']</text:p>
      <text:p text:style-name="P4">
Tags: ['БЕН ВОЛЛЕС', 'БРИТАНІЯ', 'ДОПОМОГА ПАРТНЕРІВ', 'ПОЛЬЩА', 'СВІТ ПІДТРИМУЄ УКРАЇНУ']</text:p>
      <text:p text:style-name="P4">
Category: News</text:p>
      <!--METADATA-->
      <text:p text:style-name="P4">
<draw:frame draw:style-name="fr1" draw:name="Image330" text:anchor-type="as-char" svg:width="6.9236in" svg:height="3.894525in" draw:z-index="0">
<draw:image xlink:href="../Images/AРМІЯINFORM/2023-07-05T72-00-00-04-00/blashhak_uoles.jpg" xlink:type="simple" xlink:show="embed" xlink:actuate="onLoad" draw:mime-type="image/jpeg"/>
</draw:frame>
</text:p>
      <text:p text:style-name="P4">
Міністр оборони Великої Британії Бен Воллес у Лондоні проводить зустріч зісвоїм польським колегою Маріушем Блащаком, на якій допомога Україні є ключовоютемою.</text:p>
      <text:p text:style-name="P4">
Про це <text:a xlink:type="simple" xlink:href="https://twitter.com/MON_GOV_PL/status/1676573357662261250" text:style-name="Internet_20_link" text:visited-style-name="Visited_20_Internet_20_Link">
повідомляє</text:a>
пресслужба Міністерства національної оборони Польщі.</text:p>
      <text:p text:style-name="P4">
«Збройна співпраця, спільні військові навчання, присутність британськихсолдатів у Польщі, а також питання подальшої військової та навчальної допомогиУкраїні, де ключову роль відіграють Польща та Велика Британія — темисьогоднішньої розмови міністрів», — йдеться у повідомленні.</text:p>
      <text:p text:style-name="P4">
Крім того, сторони обговорять підготовку до саміту НАТО, ситуацію із безпекоюна східному фланзі Альянсу, включно із загрозами внаслідок передислокаціїгрупи «вагнер» до білорусі.</text:p>
      <text:p text:style-name="P4">
Source: <text:a xlink:type="simple" xlink:href="https://armyinform.com.ua/2023/07/05/u-londoni-zustrichayutsya-glavy-oboronnyh-vidomstv-polshhi-ta-brytaniyi-klyuchova-tema-dopomoga-ukrayini/" text:style-name="Internet_20_link" text:visited-style-name="Visited_20_Internet_20_Link">
https://armyinform.com.ua/2023/07/05/u-londoni-zustrichayutsya-glavy-oboronnyh-vidomstv-polshhi-ta-brytaniyi-klyuchova-tema-dopomoga-ukrayini/</text:a>
</text:p>
      <!--NEWS-->
      <text:h text:style-name="P10" text:outline-level="1">
<text:span text:style-name="T4">
Затримано ТВО директора ДП «Магерівський військовий лісгосп»: Міноборони сприяє досудовому розслідуванню та наголошує на неприйнятності зловживань</text:span>
</text:h>
      <text:p text:style-name="P4">
Author: ['АРМІЯINFORM']</text:p>
      <text:p text:style-name="P4">
Time: 2023-07-05T73:00:00-04:00</text:p>
      <text:p text:style-name="P4">
Description: У Міністерстві оборони та Збройних Силах України сповідується нульова толерантність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360_240_1582135276-970.jpg" text:style-name="Internet_20_link" text:visited-style-name="Visited_20_Internet_20_Link">
360_240_1582135276-970.jpg</text:a>
']</text:p>
      <text:p text:style-name="P4">
Tags: ['ЗАПОБІГАННЯ КОРУПЦІЇ', 'МОУ', 'ПРАВОПОРУШЕННЯ']</text:p>
      <text:p text:style-name="P4">
Category: News</text:p>
      <!--METADATA-->
      <text:p text:style-name="P4">
<draw:frame draw:style-name="fr1" draw:name="Image331" text:anchor-type="as-char" svg:width="6.9236in" svg:height="4.617974in" draw:z-index="0">
<draw:image xlink:href="../Images/AРМІЯINFORM/2023-07-05T73-00-00-04-00/360_240_1582135276-970.jpg" xlink:type="simple" xlink:show="embed" xlink:actuate="onLoad" draw:mime-type="image/jpeg"/>
</draw:frame>
 Ілюстративне фото</text:p>
      <text:p text:style-name="P4">
У Міністерстві оборони та Збройних Силах України сповідується нульоватолерантність до корупції. Будь-яка інформація про можливі її прояви ретельноперевіряється, отримує правову оцінку та відповідне реагування. Увагаоборонного відомства особливо зосереджена на протидії і запобіганнюкорупційним злочинам та інших правопорушенням, пов’язаних з корупцією, а такожвсебічному сприянню розслідуванням та притягненню винних осіб довідповідальності.</text:p>
      <text:p text:style-name="P4">
Міноборони наголошує на неприйнятності зловживань будь-якими посадовимиособами відомства своїм службовим становищем.</text:p>
      <text:p text:style-name="P4">
Днями правоохоронці затримали тимчасового виконувача обов’язків директора ДП«Магерівський військовий лісгосп» (функціональне управління державногопідприємства покладено на Управління корпоративної політики Міністерстваоборони України) у зв’язку з підозрою у вчиненні кримінального правопорушення,передбаченого частиною 4 ст.191 КК України та ч.1 ст. 263 КК України.<text:span text:style-name="T4">
Злочин, у вчиненні якого підозрюється посадовець, належить до категоріїтяжких.</text:span>
</text:p>
      <text:p text:style-name="P4">
У результаті слідчих дій проведено обшуки у службових кабінетах ДП«Магерівський військовий лісгосп» та вилучено документацію щодо веденнялісового господарства. Наразі до підозрюваного застосовано запобіжний захід увигляді тримання під вартою.</text:p>
      <text:p text:style-name="P4">
Міноборони всіляко сприяє досудовому розслідуванню щодо затриманого посадовцята надає всю необхідну інформацію правоохоронним органам.</text:p>
      <text:p text:style-name="P4">
<text:span text:style-name="T4">
Джерело:</text:span>
 <text:a xlink:type="simple" xlink:href="https://www.mil.gov.ua/news/2023/07/05/zatrimano-tvo-direktora-dp-magerivskij-vijskovij-lisgosp-minoboroni-spriyae-dosudovomu-rozsliduvannyu-ta-nagoloshue-na-neprijnyatnosti-zlovzhivan/" text:style-name="Internet_20_link" text:visited-style-name="Visited_20_Internet_20_Link">
<text:span text:style-name="T5">
Міністерство оборониУкраїни</text:span>
</text:a>
</text:p>
      <text:p text:style-name="P4">
Source: <text:a xlink:type="simple" xlink:href="https://armyinform.com.ua/2023/07/05/zatrymano-tvo-dyrektora-dp-magerivskyj-vijskovyj-lisgosp-minoborony-spryyaye-dosudovomu-rozsliduvannyu-ta-nagoloshuye-na-nepryjnyatnosti-zlovzhyvan/" text:style-name="Internet_20_link" text:visited-style-name="Visited_20_Internet_20_Link">
https://armyinform.com.ua/2023/07/05/zatrymano-tvo-dyrektora-dp-magerivskyj-vijskovyj-lisgosp-minoborony-spryyaye-dosudovomu-rozsliduvannyu-ta-nagoloshuye-na-nepryjnyatnosti-zlovzhyvan/</text:a>
</text:p>
      <!--NEWS-->
      <text:h text:style-name="P10" text:outline-level="1">
<text:span text:style-name="T4">
Постраждалі від підриву дамби Каховської ГЕС почали отримувати грошову допомогу від держави</text:span>
</text:h>
      <text:p text:style-name="P4">
Author: ['АРМІЯINFORM']</text:p>
      <text:p text:style-name="P4">
Time: 2023-07-05T74:00:00-04:00</text:p>
      <text:p text:style-name="P4">
Description: Люди, які постраждали від підтоплення внаслідок підриву росіянами греблі Каховської ГЕ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ahovska-ges.jpg" text:style-name="Internet_20_link" text:visited-style-name="Visited_20_Internet_20_Link">
kahovska-ges.jpg</text:a>
']</text:p>
      <text:p text:style-name="P4">
Tags: ['ВІЙНА', 'ІРИНА ВЕРЕЩУК', 'КАХОВСЬКА ГЕС']</text:p>
      <text:p text:style-name="P4">
Category: News</text:p>
      <!--METADATA-->
      <text:p text:style-name="P4">
<draw:frame draw:style-name="fr1" draw:name="Image332" text:anchor-type="as-char" svg:width="6.9236in" svg:height="3.63489in" draw:z-index="0">
<draw:image xlink:href="../Images/AРМІЯINFORM/2023-07-05T74-00-00-04-00/kahovska-ges.jpg" xlink:type="simple" xlink:show="embed" xlink:actuate="onLoad" draw:mime-type="image/jpeg"/>
</draw:frame>
</text:p>
      <text:p text:style-name="P4">
Люди, які постраждали від підтоплення внаслідок підриву росіянами гребліКаховської ГЕС, почали отримувати грошову допомогу від держави.</text:p>
      <text:p text:style-name="P4">
Як <text:a xlink:type="simple" xlink:href="https://www.kmu.gov.ua/news/postrazhdali-cherez-pidtoplennia-pochaly-otrymuvaty-hroshovu-dopomohu-vid-derzhavy" text:style-name="Internet_20_link" text:visited-style-name="Visited_20_Internet_20_Link">
повідомляє</text:a>
 Урядовий портал, про цейшлося на міжвідомчій нараді під головуванням Віцепрем’єр-Міністр з питаньреінтеграції тимчасово окупованих територій України Ірини Верещук.</text:p>
      <text:p text:style-name="P4">
У заході взяли участь представники Мінреінтеграції, Міністерства соціальноїполітики, Міністерства фінансів, Міністерства економіки, Укрпошти, міжнароднихорганізацій, Херсонської та Миколаївської обласних військових адміністрацій.</text:p>
      <text:p text:style-name="P4">
«Держказначейство вже перерахувало 2,66 мільйона гривень на виплату фінансовоїдопомоги мешканцям Херсонської області. Таким чином, допомогу від держави урозмірі 5 тисяч гривень на особу отримають перші 532 постраждалих. Відповіднодо їхніх заяв, гроші надійдуть на банківські рахунки», — йдеться уповідомленні.</text:p>
      <text:p text:style-name="P4">
Учасники наради обговорили стан реалізації постанови Кабінету Міністрів провиплату грошової допомоги жителям Миколаївщини та Херсонщини, які постраждаливід підтоплення.</text:p>
      <text:p text:style-name="P4">
Окрім державної допомоги, жителі цих областей також можуть отримати фінансовупідтримку від міжнародних організацій.</text:p>
      <text:p text:style-name="P4">
Як повідомила представниця організації з кластера ООН, допомога у розмірі<text:span text:style-name="T4">
6600 гривень</text:span>
 уже нарахована понад 12 тисячам постраждалих від підтопленняі розпочалися виплати.</text:p>
      <text:p text:style-name="P4">
«Є державницьке рішення виплатити одноразову грошову допомогу постраждалим відпідтоплення. Це рішення Президента. Маємо якомога пришвидшити процес виплат. Ятакож дякую міжнародним організаціям, які допомагають підтримувати нашихлюдей», — зазначила Ірина Верещук.</text:p>
      <text:p text:style-name="P4">
Source: <text:a xlink:type="simple" xlink:href="https://armyinform.com.ua/2023/07/05/postrazhdali-vid-pidryvu-damby-kahovskoyi-ges-pochaly-otrymuvaty-groshovu-dopomogu-vid-derzhavy/" text:style-name="Internet_20_link" text:visited-style-name="Visited_20_Internet_20_Link">
https://armyinform.com.ua/2023/07/05/postrazhdali-vid-pidryvu-damby-kahovskoyi-ges-pochaly-otrymuvaty-groshovu-dopomogu-vid-derzhavy/</text:a>
</text:p>
      <!--NEWS-->
      <text:h text:style-name="P10" text:outline-level="1">
<text:span text:style-name="T4">
У Києві відзначили річницю Української Головної Визвольної Ради</text:span>
</text:h>
      <text:p text:style-name="P4">
Author: ['Антон Печерський']</text:p>
      <text:p text:style-name="P4">
Time: 2023-07-05T75:00:00-04:00</text:p>
      <text:p text:style-name="P4">
Description: Зустріч до річниці створення Української Головної Визвольної Ради (УГВР) відбулась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01_golovna_ugvr.jpg" text:style-name="Internet_20_link" text:visited-style-name="Visited_20_Internet_20_Link">
01_golovna_ugvr.jpg</text:a>
', '<text:a xlink:type="simple" xlink:href="https://armyinform.com.ua/wp-content/uploads/2023/07/02-3.jpg" text:style-name="Internet_20_link" text:visited-style-name="Visited_20_Internet_20_Link">
02-3.jpg</text:a>
', '<text:a xlink:type="simple" xlink:href="https://armyinform.com.ua/wp-content/uploads/2023/07/03-4-150x150.jpg" text:style-name="Internet_20_link" text:visited-style-name="Visited_20_Internet_20_Link">
03-4-150x150.jpg</text:a>
', '<text:a xlink:type="simple" xlink:href="https://armyinform.com.ua/wp-content/uploads/2023/07/04-2-150x150.jpg" text:style-name="Internet_20_link" text:visited-style-name="Visited_20_Internet_20_Link">
04-2-150x150.jpg</text:a>
', '<text:a xlink:type="simple" xlink:href="https://armyinform.com.ua/wp-content/uploads/2023/07/05-1-150x150.jpg" text:style-name="Internet_20_link" text:visited-style-name="Visited_20_Internet_20_Link">
05-1-150x150.jpg</text:a>
', '<text:a xlink:type="simple" xlink:href="https://armyinform.com.ua/wp-content/uploads/2023/07/06-1-150x150.jpg" text:style-name="Internet_20_link" text:visited-style-name="Visited_20_Internet_20_Link">
06-1-150x150.jpg</text:a>
', '<text:a xlink:type="simple" xlink:href="https://armyinform.com.ua/wp-content/uploads/2023/07/07-1-150x150.jpg" text:style-name="Internet_20_link" text:visited-style-name="Visited_20_Internet_20_Link">
07-1-150x150.jpg</text:a>
', '<text:a xlink:type="simple" xlink:href="https://armyinform.com.ua/wp-content/uploads/2023/07/08-1-150x150.jpg" text:style-name="Internet_20_link" text:visited-style-name="Visited_20_Internet_20_Link">
08-1-150x150.jpg</text:a>
', '<text:a xlink:type="simple" xlink:href="https://armyinform.com.ua/wp-content/uploads/2022/06/anton-pecherskyj.jpg" text:style-name="Internet_20_link" text:visited-style-name="Visited_20_Internet_20_Link">
anton-pecherskyj.jpg</text:a>
']</text:p>
      <text:p text:style-name="P4">
Tags: []</text:p>
      <text:p text:style-name="P4">
Category: News</text:p>
      <!--METADATA-->
      <text:p text:style-name="P4">
<draw:frame draw:style-name="fr1" draw:name="Image333" text:anchor-type="as-char" svg:width="6.9236in" svg:height="4.615733in" draw:z-index="0">
<draw:image xlink:href="../Images/AРМІЯINFORM/2023-07-05T75-00-00-04-00/01_golovna_ugvr.jpg" xlink:type="simple" xlink:show="embed" xlink:actuate="onLoad" draw:mime-type="image/jpeg"/>
</draw:frame>
</text:p>
      <text:p text:style-name="P4">
Зустріч до річниці створення Української Головної Визвольної Ради (УГВР)відбулась у просторі виставки «Україна — розп’яття» Національного музеюісторії України у Другій світовій війні. Про історію створення українського«повстанського парламенту» та підпільного уряду, яким була УГВР до середини1950 років, розповіли доктор історичних наук, співробітник Центру дослідженьвоєнної історії Збройних Сил України Іван Патриляк та Наталія Осьмак — донькапершого президента УГВР Кирила Осьмака.</text:p>
      <text:p text:style-name="P4">
Липень 1944 року став часом консолідації розрізнених сил українськоговизвольного руху, які боролись за відновлення незалежної української держави укривавому вирі подій Другої світової війни. Змушені протистояти двомнадпотужним тоталітарним державам — нацистському третьому райху та радянськомусоюзу — українські борці за незалежність усвідомлювали всю складність свогостановища й шукали шляхів до об’єднання.</text:p>
      <text:p text:style-name="P4">
<draw:frame draw:style-name="fr1" draw:name="Image334" text:anchor-type="as-char" svg:width="6.9236in" svg:height="4.615733in" draw:z-index="0">
<draw:image xlink:href="../Images/AРМІЯINFORM/2023-07-05T75-00-00-04-00/02-3.jpg" xlink:type="simple" xlink:show="embed" xlink:actuate="onLoad" draw:mime-type="image/jpeg"/>
</draw:frame>
</text:p>
      <text:p text:style-name="P4">
Тому 15 липня 1944 року за ініціативи Української Повстанської Армії таОрганізації Українських Націоналістів Революційної («ОУН бандерівська») булостворено «повстанський парламент» — Українську Головну Визвольну Раду. Їїзавданням було очолити й об’єднати увесь національний рух, взяти на себеполітичне управління боротьбою за незалежність і представництво всіх сил, щоборолись за відновлення української держави на міжнародному рівні. Прологом доїї створення став Третій Надзвичайний Великий Збір ОУНР у серпні 1943 року.</text:p>
      <text:p text:style-name="P4">
— 1943 рік став для українського повстанського руху переламним, — розповівІван Патриляк. — На літо 43-го року Українська Повстанська Армія вжеконтролювала цілі окремі сільські території в тилу німецьких військ. Тожпотрібно було реалізовувати програму державного будівництва. Ці питання сталипредметами дискусій на Третьому Надзвичайному Великому Зборі ОУНР. Він тому йдістав цей додаток «надзвичайний», бо потрібно було розв’язувати справдінадзвичайні проблеми.</text:p>
      <text:p text:style-name="P4">
<text:a xlink:type="simple" xlink:href="https://armyinform.com.ua/wp-content/uploads/2023/07/03-4.jpg" text:style-name="Internet_20_link" text:visited-style-name="Visited_20_Internet_20_Link">
<draw:frame draw:style-name="fr1" draw:name="Image335" text:anchor-type="as-char" svg:width="6.9236in" svg:height="6.9236in" draw:z-index="0">
<draw:image xlink:href="../Images/AРМІЯINFORM/2023-07-05T75-00-00-04-00/03-4-150x150.jpg" xlink:type="simple" xlink:show="embed" xlink:actuate="onLoad" draw:mime-type="image/jpeg"/>
</draw:frame>
</text:a>
</text:p>
      <text:p text:style-name="P4">
<text:a xlink:type="simple" xlink:href="https://armyinform.com.ua/wp-content/uploads/2023/07/04-2.jpg" text:style-name="Internet_20_link" text:visited-style-name="Visited_20_Internet_20_Link">
<draw:frame draw:style-name="fr1" draw:name="Image336" text:anchor-type="as-char" svg:width="6.9236in" svg:height="6.9236in" draw:z-index="0">
<draw:image xlink:href="../Images/AРМІЯINFORM/2023-07-05T75-00-00-04-00/04-2-150x150.jpg" xlink:type="simple" xlink:show="embed" xlink:actuate="onLoad" draw:mime-type="image/jpeg"/>
</draw:frame>
</text:a>
</text:p>
      <text:p text:style-name="P4">
Фактично Третій Надзвичайний Великий Збір ОУНР у серпні 1943 року визначивповорот до демократичного націоналізму, який повинен був стати прийнятним длявсіх верств українського населення на всіх територіях.</text:p>
      <text:p text:style-name="P4">
Невдовзі ж у середовищі українських націоналістів починають шукати відповідіще на одне питання — як зробити щось таке, що буде репрезентувати не простоякусь одну політичну течію українського народу, а певний орган, який бипрезентував всю боротьбу народу як підпільний парламент, підпільний уряд.</text:p>
      <text:p text:style-name="P4">
<text:a xlink:type="simple" xlink:href="https://armyinform.com.ua/wp-content/uploads/2023/07/05-1.jpg" text:style-name="Internet_20_link" text:visited-style-name="Visited_20_Internet_20_Link">
<draw:frame draw:style-name="fr1" draw:name="Image337" text:anchor-type="as-char" svg:width="6.9236in" svg:height="6.9236in" draw:z-index="0">
<draw:image xlink:href="../Images/AРМІЯINFORM/2023-07-05T75-00-00-04-00/05-1-150x150.jpg" xlink:type="simple" xlink:show="embed" xlink:actuate="onLoad" draw:mime-type="image/jpeg"/>
</draw:frame>
</text:a>
</text:p>
      <text:p text:style-name="P4">
<text:a xlink:type="simple" xlink:href="https://armyinform.com.ua/wp-content/uploads/2023/07/06-1.jpg" text:style-name="Internet_20_link" text:visited-style-name="Visited_20_Internet_20_Link">
<draw:frame draw:style-name="fr1" draw:name="Image338" text:anchor-type="as-char" svg:width="6.9236in" svg:height="6.9236in" draw:z-index="0">
<draw:image xlink:href="../Images/AРМІЯINFORM/2023-07-05T75-00-00-04-00/06-1-150x150.jpg" xlink:type="simple" xlink:show="embed" xlink:actuate="onLoad" draw:mime-type="image/jpeg"/>
</draw:frame>
</text:a>
</text:p>
      <text:p text:style-name="P4">
Так виникла ідея створення Української Головної Визвольної Ради, яка малаувібрати в себе всі українські самостійницькі структури й організації, статипідпільним парламентом і сформувати підпільний уряд України, що воювала.</text:p>
      <text:p text:style-name="P4">
— Це була епохальна річ, коли український національний рух, націоналістичнийрух виріс уже навіть із таких от коротких штанів безпосередньонаціоналістичного руху і став загальнонаціональним самостійницьким рухом, якийфактично очолив структуру підпільної держави, що мала репрезентувати всюУкраїну в боротьбі за свободу, — підсумував Іван Патриляк.</text:p>
      <text:p text:style-name="P4">
<text:a xlink:type="simple" xlink:href="https://armyinform.com.ua/wp-content/uploads/2023/07/07-1.jpg" text:style-name="Internet_20_link" text:visited-style-name="Visited_20_Internet_20_Link">
<draw:frame draw:style-name="fr1" draw:name="Image339" text:anchor-type="as-char" svg:width="6.9236in" svg:height="6.9236in" draw:z-index="0">
<draw:image xlink:href="../Images/AРМІЯINFORM/2023-07-05T75-00-00-04-00/07-1-150x150.jpg" xlink:type="simple" xlink:show="embed" xlink:actuate="onLoad" draw:mime-type="image/jpeg"/>
</draw:frame>
</text:a>
</text:p>
      <text:p text:style-name="P4">
<text:a xlink:type="simple" xlink:href="https://armyinform.com.ua/wp-content/uploads/2023/07/08-1.jpg" text:style-name="Internet_20_link" text:visited-style-name="Visited_20_Internet_20_Link">
<draw:frame draw:style-name="fr1" draw:name="Image340" text:anchor-type="as-char" svg:width="6.9236in" svg:height="6.9236in" draw:z-index="0">
<draw:image xlink:href="../Images/AРМІЯINFORM/2023-07-05T75-00-00-04-00/08-1-150x150.jpg" xlink:type="simple" xlink:show="embed" xlink:actuate="onLoad" draw:mime-type="image/jpeg"/>
</draw:frame>
</text:a>
</text:p>
      <text:p text:style-name="P4">
Президентом Української Головної Визвольної Ради було обрано Кирила Осьмака —колишнього члена Української Центральної Ради. Про надзвичайно цікавіподробиці з біографії цього першого очільника УГВР у ширшому контекстіукраїнського національно-визвольного та державницького руху розповіла йогодонька Наталія Осьмак, яка багато років вивчала життєвий шлях свого батька.</text:p>
      <text:p text:style-name="P4">
читайте також:</text:p>
      <text:p text:style-name="P4">
<text:a xlink:type="simple" xlink:href="https://armyinform.com.ua/2023/02/08/bij-u-volodymyrczi-prolog-borotby-upa-proty-naczystskyh-okupantiv-istoryk-ivan-patrylyak/" text:style-name="Internet_20_link" text:visited-style-name="Visited_20_Internet_20_Link">
Бій у Володимирці — пролог боротьби УПА проти нацистських окупантів — історикІван Патриляк</text:a>
</text:p>
      <text:p text:style-name="P4">
Сьогодні, під час нового героїчного етапу боротьби українців за незалежність,тема Других Визвольних змагань надзвичайно актуальна. Історія УкраїнськоїГоловної Визвольної Ради та доля її президента Кирила Осьмака є ключовоюсторінкою, містком, який забезпечує тяглість від Української революції тапершого етапу існування модерної української держави у 1917–1921 роках досучасної незалежної України.</text:p>
      <text:p text:style-name="P4">
<text:span text:style-name="T5">
Фото авторів</text:span>
</text:p>
      <text:p text:style-name="P4">
<draw:frame draw:style-name="fr1" draw:name="Image341" text:anchor-type="as-char" svg:width="6.9236in" svg:height="6.9236in" draw:z-index="0">
<draw:image xlink:href="../Images/AРМІЯINFORM/2023-07-05T75-00-00-04-00/anton-pecherskyj.jpg" xlink:type="simple" xlink:show="embed" xlink:actuate="onLoad" draw:mime-type="image/jpeg"/>
</draw:frame>
</text:p>
      <text:p text:style-name="P4">
<text:a xlink:type="simple" xlink:href="https://armyinform.com.ua/army-authors/anton-pecherskyj/" text:style-name="Internet_20_link" text:visited-style-name="Visited_20_Internet_20_Link">
Антон Печерський</text:a>
</text:p>
      <text:p text:style-name="P4">
Кореспондент АрміяInform</text:p>
      <text:p text:style-name="P4">
Source: <text:a xlink:type="simple" xlink:href="https://armyinform.com.ua/2023/07/05/u-kyyevi-vidznachyly-richnyczyu-ukrayinskoyi-golovnoyi-vyzvolnoyi-rady/" text:style-name="Internet_20_link" text:visited-style-name="Visited_20_Internet_20_Link">
https://armyinform.com.ua/2023/07/05/u-kyyevi-vidznachyly-richnyczyu-ukrayinskoyi-golovnoyi-vyzvolnoyi-rady/</text:a>
</text:p>
      <!--NEWS-->
      <text:h text:style-name="P10" text:outline-level="1">
<text:span text:style-name="T4">
Сили оборони України мають успіхи на Бахмутському напрямку — Олександр Сирський</text:span>
</text:h>
      <text:p text:style-name="P4">
Author: ['АРМІЯINFORM']</text:p>
      <text:p text:style-name="P4">
Time: 2023-07-05T76:00:00-04:00</text:p>
      <text:p text:style-name="P4">
Description: Про це повідомив командувач Сухопутних військ Збройних Сил України генерал-полков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7389962_616995013946914_7822830091194891739_n.jpg" text:style-name="Internet_20_link" text:visited-style-name="Visited_20_Internet_20_Link">
357389962_616995013946914_7822830091194891739_n.jpg</text:a>
']</text:p>
      <text:p text:style-name="P4">
Tags: ['STOPRUSSIA', 'АГРЕСІЯ РФ']</text:p>
      <text:p text:style-name="P4">
Category: News</text:p>
      <!--METADATA-->
      <text:p text:style-name="P4">
<draw:frame draw:style-name="fr1" draw:name="Image342" text:anchor-type="as-char" svg:width="6.9236in" svg:height="4.711894in" draw:z-index="0">
<draw:image xlink:href="../Images/AРМІЯINFORM/2023-07-05T76-00-00-04-00/357389962_616995013946914_7822830091194891739_n.jpg" xlink:type="simple" xlink:show="embed" xlink:actuate="onLoad" draw:mime-type="image/jpeg"/>
</draw:frame>
Ілюстративне фото</text:p>
      <text:p text:style-name="P4">
Про це <text:a xlink:type="simple" xlink:href="https://t.me/osirskiy" text:style-name="Internet_20_link" text:visited-style-name="Visited_20_Internet_20_Link">
повідомив</text:a>
 командувач Сухопутних військЗбройних Сил України генерал-полковник Олександр Сирський у Telegram.</text:p>
      <text:p text:style-name="P4">
«Штурмові підрозділи 10-ї бригади „Едельвейс“ штурмують позиції росіян напівнічних підступах до Бахмуту. Було відбито низку територій і знищено значнукількість живої сили ворога», — йдеться в дописі.</text:p>
      <text:p text:style-name="P4">
Source: <text:a xlink:type="simple" xlink:href="https://armyinform.com.ua/2023/07/05/syly-oborony-ukrayiny-mayut-uspihy-na-bahmutskomu-napryamku-oleksandr-syrskyj/" text:style-name="Internet_20_link" text:visited-style-name="Visited_20_Internet_20_Link">
https://armyinform.com.ua/2023/07/05/syly-oborony-ukrayiny-mayut-uspihy-na-bahmutskomu-napryamku-oleksandr-syrskyj/</text:a>
</text:p>
      <!--NEWS-->
      <text:h text:style-name="P10" text:outline-level="1">
<text:span text:style-name="T4">
Сьогодні ― День звільнення Слов’янська та Краматорська від російської окупації</text:span>
</text:h>
      <text:p text:style-name="P4">
Author: ['Євген Букет']</text:p>
      <text:p text:style-name="P4">
Time: 2023-07-05T77:00:00-04:00</text:p>
      <text:p text:style-name="P4">
Description: 9 років тому, 5 липня 2014 року, Збройні Сили України звільнили від російської окуп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slav.jpg" text:style-name="Internet_20_link" text:visited-style-name="Visited_20_Internet_20_Link">
slav.jpg</text:a>
']</text:p>
      <text:p text:style-name="P4">
Tags: ['ДЕНЬ ЗВІЛЬНЕННЯ КРАМАТОРСЬКА', "ДЕНЬ ЗВІЛЬНЕННЯ СЛОВ'ЯНСЬКА", 'КРАМАТОРСЬК', 'СЛОВ’ЯНСЬК']</text:p>
      <text:p text:style-name="P4">
Category: News</text:p>
      <!--METADATA-->
      <text:p text:style-name="P4">
<draw:frame draw:style-name="fr1" draw:name="Image343" text:anchor-type="as-char" svg:width="6.9236in" svg:height="4.626332in" draw:z-index="0">
<draw:image xlink:href="../Images/AРМІЯINFORM/2023-07-05T77-00-00-04-00/slav.jpg" xlink:type="simple" xlink:show="embed" xlink:actuate="onLoad" draw:mime-type="image/jpeg"/>
</draw:frame>
</text:p>
      <text:p text:style-name="P4">
9 років тому, 5 липня 2014 року, Збройні Сили України звільнили від російськоїокупації міста Слов’янськ, Краматорськ, Дружківку і Костянтинівку наДонеччині. Це була перша значна і надзвичайно важлива перемога над російськимитерористичними військами у перший рік розпочатої москвою війни.</text:p>
      <text:p text:style-name="P4">
У міста північної Донеччини українські воїни повернули Державні ПрапориУкраїни. І відтоді вони гордо майорять там, попри постійні ворожі обстріли. Іхоч сьогодні російська широкомасштабна агресія знищує те, що було відновленота розвинуто за останні роки, ми не маємо жодних сумнівів у тому, що завдякиСилам оборони України, народу України та міжнародній спільноті, усі атакиворога будуть відбиті, а російські загарбники врешті-решт будуть вигнані знашої землі.</text:p>
      <text:p text:style-name="P4">
6 липня 2014 року від російських терористів було звільнено також Бахмут.Сьогодні це місто — одна із найгарячіших ділянок фронту. Незабаром, якщодинаміка успішних дій Сил безпеки і оборони України на Бахмутському напрямкузбережеться, місто буде звільнене вдруге. І до нього знову повернетьсяукраїнський прапор. Повернеться назавжди!</text:p>
      <text:p text:style-name="P4">
Збройні Сили України продовжують знищувати рашистів й техніку ворога повсюди,аби звільнити всі тимчасово окуповані території України та помститися за всістрашні воєнні злочини.</text:p>
      <text:p text:style-name="P4">
У нинішній пам’ятний день також вшановуємо пам’ять всіх військовослужбовцівЗбройних Сил України, які загинули під час операції зі звільнення Краматорськата Слов’янська, а також усіх захисників України та цивільних, яких росія вбилавід початку широкомасштабного вторгнення.</text:p>
      <text:p text:style-name="P4">
Разом до Перемоги! Віримо в ЗСУ! Слава Україні!</text:p>
      <text:p text:style-name="P4">
Source: <text:a xlink:type="simple" xlink:href="https://armyinform.com.ua/2023/07/05/sogodni-%e2%80%95-den-zvilnennya-slovyanska-ta-kramatorska-vid-rosijskoyi-okupacziyi/" text:style-name="Internet_20_link" text:visited-style-name="Visited_20_Internet_20_Link">
https://armyinform.com.ua/2023/07/05/sogodni-%e2%80%95-den-zvilnennya-slovyanska-ta-kramatorska-vid-rosijskoyi-okupacziyi/</text:a>
</text:p>
      <!--NEWS-->
      <text:h text:style-name="P10" text:outline-level="1">
<text:span text:style-name="T4">
Володимир Зеленський провів телефонну розмову з Президентом Гвінеї-Бісау Умару Сісоку Ембало</text:span>
</text:h>
      <text:p text:style-name="P4">
Author: ['АРМІЯINFORM']</text:p>
      <text:p text:style-name="P4">
Time: 2023-07-05T78:00:00-04:00</text:p>
      <text:p text:style-name="P4">
Description: Президенти України та Гвінеї-Бісау Умару Сісоку Ембало обговорили наслідки спро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07b784d5-ceed-4cce-9a35-29eccecfd6e0.jpg" text:style-name="Internet_20_link" text:visited-style-name="Visited_20_Internet_20_Link">
07b784d5-ceed-4cce-9a35-29eccecfd6e0.jpg</text:a>
']</text:p>
      <text:p text:style-name="P4">
Tags: ['STOPRUSSIA', 'ВОЛОДИМИР ЗЕЛЕНСЬКИЙ', 'ОФІС ПРЕЗИДЕНТА УКРАЇНИ', 'ПРЕЗИДЕНТ ГВІНЕЇ-БІСАУ УМАРУ СІСОКУ ЕМБАЛО', 'ПРЕЗИДЕНТ УКРАЇНИ']</text:p>
      <text:p text:style-name="P4">
Category: News</text:p>
      <!--METADATA-->
      <text:p text:style-name="P4">
<draw:frame draw:style-name="fr1" draw:name="Image344" text:anchor-type="as-char" svg:width="6.9236in" svg:height="4.615733in" draw:z-index="0">
<draw:image xlink:href="../Images/AРМІЯINFORM/2023-07-05T78-00-00-04-00/07b784d5-ceed-4cce-9a35-29eccecfd6e0.jpg" xlink:type="simple" xlink:show="embed" xlink:actuate="onLoad" draw:mime-type="image/jpeg"/>
</draw:frame>
</text:p>
      <text:p text:style-name="P4">
Президенти України та Гвінеї-Бісау Умару Сісоку Ембало обговорили наслідкиспроби заколоту так званої групи «Вагнер» в росії та її деструктивнудіяльність у країнах Африки.</text:p>
      <text:p text:style-name="P4">
Про це Президент України <text:a xlink:type="simple" xlink:href="http://м" text:style-name="Internet_20_link" text:visited-style-name="Visited_20_Internet_20_Link">
повідомив</text:a>
 у своєму телеграмі.</text:p>
      <text:p text:style-name="P4">
«Провів предметну телефонну розмову з Президентом Гвінеї-Бісау Умару СісокуЕмбало.</text:p>
      <text:p text:style-name="P4">
Дякую за підтримку суверенітету та територіальної цілісності України.</text:p>
      <text:p text:style-name="P4">
Поінформував про ситуацію на полі бою.</text:p>
      <text:p text:style-name="P4">
Обговорили наслідки спроби заколоту так званої групи „Вагнер“ та їїдеструктивну діяльність у країнах Африки.</text:p>
      <text:p text:style-name="P4">
Домовилися про посилення взаємодії й контактів України — Гвінеї-Бісау як надвосторонньому, так і багатосторонньому рівнях», — написав ВолодимирЗеленський.</text:p>
      <text:p text:style-name="P4">
Source: <text:a xlink:type="simple" xlink:href="https://armyinform.com.ua/2023/07/05/volodymyr-zelenskyj-proviv-telefonnu-rozmovu-z-prezydentom-gvineyi-bisau-umaru-sisoku-embalo/" text:style-name="Internet_20_link" text:visited-style-name="Visited_20_Internet_20_Link">
https://armyinform.com.ua/2023/07/05/volodymyr-zelenskyj-proviv-telefonnu-rozmovu-z-prezydentom-gvineyi-bisau-umaru-sisoku-embalo/</text:a>
</text:p>
      <!--NEWS-->
      <text:h text:style-name="P10" text:outline-level="1">
<text:span text:style-name="T4">
Злочини рф проти нацбезпеки України: зафіксовано понад 17 тисяч випадків</text:span>
</text:h>
      <text:p text:style-name="P4">
Author: ['АРМІЯINFORM']</text:p>
      <text:p text:style-name="P4">
Time: 2023-07-05T79: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71951414312159432_y-1.jpg" text:style-name="Internet_20_link" text:visited-style-name="Visited_20_Internet_20_Link">
photo_5271951414312159432_y-1.jpg</text:a>
', '<text:a xlink:type="simple" xlink:href="https://armyinform.com.ua/wp-content/uploads/2023/07/photo_5271951414312159433_y.jpg" text:style-name="Internet_20_link" text:visited-style-name="Visited_20_Internet_20_Link">
photo_5271951414312159433_y.jpg</text:a>
']</text:p>
      <text:p text:style-name="P4">
Tags: ['ВОЄННІ ЗЛОЧИНИ РФ', 'НАЦБЕЗПЕКА', 'ОФІС ГЕНЕРАЛЬНОГО ПРОКУРОРА УКРАЇНИ']</text:p>
      <text:p text:style-name="P4">
Category: News</text:p>
      <!--METADATA-->
      <text:p text:style-name="P4">
<draw:frame draw:style-name="fr1" draw:name="Image345" text:anchor-type="as-char" svg:width="6.9236in" svg:height="4.447316in" draw:z-index="0">
<draw:image xlink:href="../Images/AРМІЯINFORM/2023-07-05T79-00-00-04-00/photo_5271951414312159432_y-1.jpg" xlink:type="simple" xlink:show="embed" xlink:actuate="onLoad" draw:mime-type="image/jpeg"/>
</draw:frame>
</text:p>
      <text:p text:style-name="P4">
Офіс Генерального прокурора України<text:a xlink:type="simple" xlink:href="https://t.me/pgo_gov_ua/14135" text:style-name="Internet_20_link" text:visited-style-name="Visited_20_Internet_20_Link">
повідомляє</text:a>
 про задокументовані злочини,вчинені в період широкомасштабної агресії російської федерації проти України.</text:p>
      <text:p text:style-name="P4">
Станом на 5 липня зареєстровано:</text:p>
      <ul>
        <li>
96 656 воєнних злочинів,  * 17 101 злочин проти національної безпеки України.</li>
      </ul>
      <text:p text:style-name="P4">
Крім того, за офіційними даними ювенальних прокурорів, <text:span text:style-name="T4">
1542 дітей</text:span>
постраждали внаслідок агресії рф, з них:</text:p>
      <ul>
        <li>
494 — дитини загинули,  * 1048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46" text:anchor-type="as-char" svg:width="6.9236in" svg:height="4.447316in" draw:z-index="0">
<draw:image xlink:href="../Images/AРМІЯINFORM/2023-07-05T79-00-00-04-00/photo_5271951414312159433_y.jpg" xlink:type="simple" xlink:show="embed" xlink:actuate="onLoad" draw:mime-type="image/jpeg"/>
</draw:frame>
</text:p>
      <text:p text:style-name="P4">
Source: <text:a xlink:type="simple" xlink:href="https://armyinform.com.ua/2023/07/05/zlochyny-rf-proty-naczbezpeky-ukrayiny-zafiksovano-ponad-17-tysyach-vypadkiv-3/" text:style-name="Internet_20_link" text:visited-style-name="Visited_20_Internet_20_Link">
https://armyinform.com.ua/2023/07/05/zlochyny-rf-proty-naczbezpeky-ukrayiny-zafiksovano-ponad-17-tysyach-vypadkiv-3/</text:a>
</text:p>
      <!--NEWS-->
      <text:h text:style-name="P10" text:outline-level="1">
<text:span text:style-name="T4">
Детективи проводить обшуки у народної депутатки та її помічника - НАБУ</text:span>
</text:h>
      <text:p text:style-name="P4">
Authors: Ukrinform (Person)</text:p>
      <text:p text:style-name="P4">
Publisher: Укринформ (Organization)</text:p>
      <text:p text:style-name="P4">
Published Time: 2023-07-05T7:11:00+03:00</text:p>
      <text:p text:style-name="P4">
Modified Time: 2023-07-05T22:11:00+03:00</text:p>
      <text:p text:style-name="P4">
Description: У Тернопільській області Національне антикорупційне бюро та Спеціалізована антикорупційна прокуратура викрили помічника народного депутата на одержанні неправомірної вигоди за внесення даних у систему "Шлях". — Укрінформ.</text:p>
      <text:p text:style-name="P4">
Images: ['<text:a xlink:type="simple" xlink:href="https://static.ukrinform.com/photos/2020_12/thumb_files/630_360_1608557910-360.jpg" text:style-name="Internet_20_link" text:visited-style-name="Visited_20_Internet_20_Link">
630_360_16085...</text:a>
']</text:p>
      <text:p text:style-name="P4">
Tags: ['Хабар', 'НАБУ', 'Тернопільщина', 'Система «Шлях»']</text:p>
      <text:p text:style-name="P4">
Type: Article</text:p>
      <!--METADATA-->
      <text:p text:style-name="P4">
<draw:frame draw:style-name="fr1" draw:name="Image347" text:anchor-type="as-char" svg:width="6.9236in" svg:height="3.956343in" draw:z-index="0">
<draw:image xlink:href="../Images/yкринформ/2023-07-05T7-11-00-03-00/630_360_1608557910-360.jpg" xlink:type="simple" xlink:show="embed" xlink:actuate="onLoad" draw:mime-type="image/jpeg"/>
</draw:frame>
 УТернопільській області Національне антикорупційне бюро та Спеціалізованаантикорупційна прокуратура викрили помічника народного депутата на одержаннінеправомірної вигоди за внесення даних у систему "Шлях".</text:p>
      <text:p text:style-name="P4">
Як передає Укрінформ, про це Національне антикорупційне бюро повідомляє у <text:a xlink:type="simple" xlink:href="https://t.me/nab_ukraine/1956" text:style-name="Internet_20_link" text:visited-style-name="Visited_20_Internet_20_Link">
Телеграмі </text:a>
 .</text:p>
      <text:p text:style-name="P4">
"НАБУ і САП за оперативного супроводу Департаменту внутрішньої безпеки Нацполувикрило помічника чинного народного депутата України на отриманнінеправомірної вигоди за внесення даних в систему "Шлях", що фактично надаєдозвіл на перетин кордону", - ідеться у повідомлені.</text:p>
      <text:p text:style-name="P4">
<text:span text:style-name="T4">
Читайте також:</text:span>
 <text:span text:style-name="T4">
<text:a xlink:type="simple" xlink:href="https://www.ukrinform.ua/rubric-regions/3730858-u-cerkasah-z-habarem-zatrimali-dvoh-mitnikiv.html" text:style-name="Internet_20_link" text:visited-style-name="Visited_20_Internet_20_Link">
 У Черкасах з хабарем затримали двох митників</text:a>
 </text:span>
</text:p>
      <text:p text:style-name="P4">
Наразі детективи проводять невідкладний обшук у помічника, а також у народногодепутата на Тернопільщині. Перевіряється можлива причетність народної обраницідо вчинення злочину.</text:p>
      <text:p text:style-name="P4">
"За даними слідства, група осіб систематично отримували неправомірну вигоду завключення через обласні військові адміністрації в інформаційну систему "Шлях"відомостей, які надають право на перетин кордону", - зазначили в НАБУ.</text:p>
      <text:p text:style-name="P4">
<text:span text:style-name="T4">
Читайте також:</text:span>
 <text:span text:style-name="T4">
<text:a xlink:type="simple" xlink:href="https://www.ukrinform.ua/rubric-regions/3730918-pidozruvanij-u-vimaganni-habara-golova-ternopilskoi-oblradi-povernuvsa-na-robotu.html" text:style-name="Internet_20_link" text:visited-style-name="Visited_20_Internet_20_Link">
 Підозрюваний у вимаганні хабаря голова Тернопільськоїоблради повернувся на роботу </text:a>
 </text:span>
</text:p>
      <text:p text:style-name="P4">
За даними депутата Верховної Ради Олексія Гончаренка, мова йде про нардепкувід Слуги народу Людмилу Марченко.</text:p>
      <text:p text:style-name="P4">
Попередня кваліфікація - ч. 3 ст. 368, ч. 4 ст. 368, ч. 4 ст. 27, ч. 4 ст. 369Кримінального кодексу України.</text:p>
      <text:p text:style-name="P4">
У <text:span text:style-name="T4">
<text:a xlink:type="simple" xlink:href="https://www.ukrinform.ua/tag-nabu" text:style-name="Internet_20_link" text:visited-style-name="Visited_20_Internet_20_Link">
 НАБУ </text:a>
 </text:span>
 обіцяють згодом повідомитидеталі.</text:p>
      <text:p text:style-name="P4">
"Зазначимо, що відповідно до обмежень, введених в Україні у звʼязку з дієюправового режиму воєнного часу, виїзд чоловікам – громадянам України, вікомвід 18 до 60 років, обмежено виїзд за межі країни", - підкреслили в НАБУ.</text:p>
      <text:p text:style-name="P4">
<text:span text:style-name="T4">
Читайте також:</text:span>
 <text:span text:style-name="T4">
<text:a xlink:type="simple" xlink:href="https://www.ukrinform.ua/rubric-economy/3724756-cinovniki-vimagali-habari-v-eksporteriv-zerna-sbu-likviduvala-shemu-na-odesini.html" text:style-name="Internet_20_link" text:visited-style-name="Visited_20_Internet_20_Link">
 Чиновники вимагали хабарі в експортерів зерна - СБУліквідувала схему на Одещині </text:a>
 </text:span>
</text:p>
      <text:p text:style-name="P4">
Як повідомляв Укрінформ, система "Шлях" була запроваджена урядом для того, щобдопомагати, зокрема волонтерам, ввозити з-за кордону гуманітарну допомогу дляЗСУ та людей, які її потребують.</text:p>
      <text:p text:style-name="P4">
Source: <text:a xlink:type="simple" xlink:href="https://www.ukrinform.ua/rubric-society/3732008-na-ternopilsini-vikrili-pomicnika-deputata-na-habari-za-vnesenna-danih-u-sistemu-slah.html" text:style-name="Internet_20_link" text:visited-style-name="Visited_20_Internet_20_Link">
https://www.ukrinform.ua/rubric-society/3732008-na-ternopilsini-vikrili-pomicnika-deputata-na-habari-za-vnesenna-danih-u-sistemu-slah.html</text:a>
</text:p>
      <!--NEWS-->
      <text:h text:style-name="P10" text:outline-level="1">
<text:span text:style-name="T4">
Сили оборони України продовжують наступати на Мелітопольському та Бердянському напрямках</text:span>
</text:h>
      <text:p text:style-name="P4">
Author: ['АРМІЯINFORM']</text:p>
      <text:p text:style-name="P4">
Time: 2023-07-05T80:00:00-04:00</text:p>
      <text:p text:style-name="P4">
Description: Про це повідомляє Генеральний штаб ЗС України.    Зазначається, що росія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7426994_617587087221040_6158534239268969476_n.jpg" text:style-name="Internet_20_link" text:visited-style-name="Visited_20_Internet_20_Link">
357426994_617587087221040_6158534239268969476_n.jpg</text:a>
']</text:p>
      <text:p text:style-name="P4">
Tags: ['STOPRUSSIA', 'АГРЕСІЯ РФ', 'ВТОРГНЕННЯ РФ']</text:p>
      <text:p text:style-name="P4">
Category: News</text:p>
      <!--METADATA-->
      <text:p text:style-name="P4">
<draw:frame draw:style-name="fr1" draw:name="Image349" text:anchor-type="as-char" svg:width="6.9236in" svg:height="4.609323in" draw:z-index="0">
<draw:image xlink:href="../Images/AРМІЯINFORM/2023-07-05T80-00-00-04-00/357426994_617587087221040_6158534239268969476_n.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3HDS7K1KE9Hfb2TxuCBNELLAJxypKH6ycpByaggYXr7AZjuBSxGk2dpHBFFsFQmNl" text:style-name="Internet_20_link" text:visited-style-name="Visited_20_Internet_20_Link">
повідомляє</text:a>
Генеральний штаб ЗС України.</text:p>
      <text:p text:style-name="P4">
Зазначається, що росіяни зосереджують основні зусилля на Лиманському,Бахмутському, Авдіївському та Мар’їнському напрямках — протягом доби відбулосьблизько 30 бойових зіткнень.</text:p>
      <text:p text:style-name="P4">
«Водночас, Сили оборони України продовжують ведення наступальної операції наМелітопольському та Бердянському напрямках, закріплюються на досягнутихрубежах, завдають вогневого артилерійського ураження по виявлених ціляхпротивника, здійснюють заходи контрбатарейної боротьби», — йдеться вповідомленні.</text:p>
      <text:p text:style-name="P4">
Source: <text:a xlink:type="simple" xlink:href="https://armyinform.com.ua/2023/07/05/syly-oborony-ukrayiny-prodovzhuyut-vedennya-nastupalnoyi-operacziyi-na-melitopolskomu-ta-berdyanskomu-napryamkah/" text:style-name="Internet_20_link" text:visited-style-name="Visited_20_Internet_20_Link">
https://armyinform.com.ua/2023/07/05/syly-oborony-ukrayiny-prodovzhuyut-vedennya-nastupalnoyi-operacziyi-na-melitopolskomu-ta-berdyanskomu-napryamkah/</text:a>
</text:p>
      <!--NEWS-->
      <text:h text:style-name="P10" text:outline-level="1">
<text:span text:style-name="T4">
10 липня відбудеться презентація книжки про Героїв нескореної України</text:span>
</text:h>
      <text:p text:style-name="P4">
Author: ['АРМІЯINFORM']</text:p>
      <text:p text:style-name="P4">
Time: 2023-07-05T81:00:00-04:00</text:p>
      <text:p text:style-name="P4">
Description: 10 липня о 12:00 у пресцентрі «Укрінформу» відбудеться презентація книжки «Гер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30_360_1686488514-765.jpg" text:style-name="Internet_20_link" text:visited-style-name="Visited_20_Internet_20_Link">
630_360_1686488514-765.jpg</text:a>
']</text:p>
      <text:p text:style-name="P4">
Tags: ['ПРЕЗЕНТАЦІЯ КНИГИ']</text:p>
      <text:p text:style-name="P4">
Category: News</text:p>
      <!--METADATA-->
      <text:p text:style-name="P4">
<draw:frame draw:style-name="fr1" draw:name="Image350" text:anchor-type="as-char" svg:width="6.9236in" svg:height="3.956343in" draw:z-index="0">
<draw:image xlink:href="../Images/AРМІЯINFORM/2023-07-05T81-00-00-04-00/630_360_1686488514-765.jpg" xlink:type="simple" xlink:show="embed" xlink:actuate="onLoad" draw:mime-type="image/jpeg"/>
</draw:frame>
 Ілюстративне фото</text:p>
      <text:p text:style-name="P4">
<text:span text:style-name="T4">
10 липня о 12:00</text:span>
 у пресцентрі «Укрінформу» відбудеться презентація книжки<text:span text:style-name="T4">
«Герої нескореної України: Герої України, кавалери орденів 3-х ступенів зпочатку повномасштабного російського вторгнення в Україну. 2022 рік».</text:span>
</text:p>
      <text:p text:style-name="P4">
Захід організовують Незалежний аналітичний центр геополітичних досліджень«Борисфен Інтел» та Фонд ветеранів військової розвідки України.</text:p>
      <text:p text:style-name="P4">
Учасники:</text:p>
      <ul>
        <li>
<text:span text:style-name="T4">
Юрій Ярухін</text:span>
 — автор книжки;  * <text:span text:style-name="T4">
Олександр Бєлов —</text:span>
 президент Незалежного аналітичного центру геополітичних досліджень «Борисфен Інтел»; <text:span text:style-name="T4">
<text:span text:style-name="T5">
*  * </text:span>
*Юрій Левченко</text:span>
 — президент Фонду ветеранів військової розвідки України;  * <text:span text:style-name="T4">
Олег Махно —</text:span>
 віцепрезидент НАЦГД «Борисфен Інтел», головний редактор журналу «Бінтел»;  * <text:span text:style-name="T4">
Олег Березюк —</text:span>
 директор Інституту глобальної політики.</li>
      </ul>
      <text:p text:style-name="P4">
Акредитація триватиме до 11:00 10 липня 2023 р., <text:span text:style-name="T4">
anna@ukrinform.com</text:span>
 дляпідтвердження необхідно вказати ім’я, прізвище, назву видання.</text:p>
      <text:p text:style-name="P4">
Захід транслюватиметься на сайті та <text:a xlink:type="simple" xlink:href="https://www.youtube.com/c/UkrinformTV" text:style-name="Internet_20_link" text:visited-style-name="Visited_20_Internet_20_Link">
YouTube-каналі</text:a>
 Укрінформу <text:span text:style-name="T4">
.</text:span>
</text:p>
      <text:p text:style-name="P4">
Source: <text:a xlink:type="simple" xlink:href="https://armyinform.com.ua/2023/07/05/10-lypnya-vidbudetsya-prezentacziya-knyzhky-pro-geroyiv-neskorenoyi-ukrayiny/" text:style-name="Internet_20_link" text:visited-style-name="Visited_20_Internet_20_Link">
https://armyinform.com.ua/2023/07/05/10-lypnya-vidbudetsya-prezentacziya-knyzhky-pro-geroyiv-neskorenoyi-ukrayiny/</text:a>
</text:p>
      <!--NEWS-->
      <text:h text:style-name="P10" text:outline-level="1">
<text:span text:style-name="T4">
За добу відбулося понад 30 бойових зіткнень, важкі бої тривають поблизу Лиману, Бахмута, Авдіївки та Мар’їнки</text:span>
</text:h>
      <text:p text:style-name="P4">
Author: ['АРМІЯINFORM']</text:p>
      <text:p text:style-name="P4">
Time: 2023-07-05T82:00:00-04:00</text:p>
      <text:p text:style-name="P4">
Description: Про це повідомляє Генеральний штаб ЗС України.    «Противник і надалі зосеред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074501_617587023887713_3058853485937996888_n.jpg" text:style-name="Internet_20_link" text:visited-style-name="Visited_20_Internet_20_Link">
358074501_617587023887713_3058853485937996888_n.jpg</text:a>
']</text:p>
      <text:p text:style-name="P4">
Tags: []</text:p>
      <text:p text:style-name="P4">
Category: News</text:p>
      <!--METADATA-->
      <text:p text:style-name="P4">
<draw:frame draw:style-name="fr1" draw:name="Image351" text:anchor-type="as-char" svg:width="6.9236in" svg:height="4.620011in" draw:z-index="0">
<draw:image xlink:href="../Images/AРМІЯINFORM/2023-07-05T82-00-00-04-00/358074501_617587023887713_3058853485937996888_n.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3HDS7K1KE9Hfb2TxuCBNELLAJxypKH6ycpByaggYXr7AZjuBSxGk2dpHBFFsFQmNl" text:style-name="Internet_20_link" text:visited-style-name="Visited_20_Internet_20_Link">
повідомляє</text:a>
Генеральний штаб ЗС України.</text:p>
      <text:p text:style-name="P4">
«Противник і надалі зосереджує основні зусилля на Лиманському, Бахмутському,Авдіївському та Мар’їнському напрямках — протягом доби відбулось близько 30бойових зіткнень.</text:p>
      <text:p text:style-name="P4">
<text:span text:style-name="T4">
На Волинському та Поліському напрямках</text:span>
 оперативна обстановка без суттєвихзмін. Ознак формування наступальних угруповань ворога не виявлено. Визначеніпідрозділи ЗС білорусі виконують завдання у прикордонних з Україною районах.</text:p>
      <text:p text:style-name="P4">
<text:span text:style-name="T4">
На Сіверському та Слобожанському напрямках</text:span>
 противник зберігає військовуприсутність. Завдав авіаційних ударів в районах Грабовського Сумської області;Плетенівки Харківської області та по місту Харків. Протягом доби здійснивмінометні та артилерійські обстріли понад 35 населених пунктів, зокрема цеГірськ, Тимоновичі Чернігівської області; Середина-Буда, Стукалівка Сумськоїобласті та Козача Лопань, Зелене і Гатище на Харківщині.</text:p>
      <text:p text:style-name="P4">
<text:span text:style-name="T4">
На Куп’янському напрямку</text:span>
 противник не полишає спроб наступати в районіНовоселівського Луганської області. Наші воїни стійко тримають оборону,відбили усі атаки ворога. Окупанти завдали авіаційних ударів в районахІванівки та Кислівки Харківської області. Артилерійських і мінометнихобстрілів противника зазнали Петро-Іванівка, Фиголівка, Моначинівка, Гусинка,Новомлинськ та Кислівка Харківської області.</text:p>
      <text:p text:style-name="P4">
<text:span text:style-name="T4">
На Лиманському напрямку</text:span>
 противник, в ході ведення наступальних дій,намагався витіснити наші війська із займаних позицій в районі НовоєгорівкиЛуганської області, успіху не мав. Завдав авіаційного удару в районіБілогорівки Луганської області. Артилерійських обстрілів зазнали понад 10населених пунктів, зокрема Невське, Білогорівка Луганської області та Торське,Верхньокам’янське і Роздолівка на Донеччині.</text:p>
      <text:p text:style-name="P4">
На Бахмутському напрямку наші захисники успішно відбили атаки противника врайонах південніше Берхівки та Богданівки Донецької області. Разом з тим,продовжують вести наступальні дії південніше та північніше міста Бахмут,закріплюються на досягнутих рубежах. Противник завдав авіаційних ударів врайонах Богданівки та Торецька. Від ворожих артилерійських обстрілівпостраждали більш як 10 населених пунктів, серед них Васюківка, Хромове,Олександро-Шультине та Північне Донецької області.</text:p>
      <text:p text:style-name="P4">
<text:span text:style-name="T4">
На Авдіївському напрямку</text:span>
 Сили оборони продовжують стримувати наступросійських військ в районі міста Авдіївка. У той же час, противник завдававіаційних ударів в районах Авдіївки та Невельського. Здійснив артилерійськіобстріли понад 10 населених пунктів, зокрема, постраждали Бердичі, Степове,Авдіївка, Невельське та Первомайське Донецької області.</text:p>
      <text:p text:style-name="P4">
На Мар’їнському напрямку наші захисники відбили усі ворожі атаки в районіміста Мар’їнка. Противник завдав авіаційного удару в районі КрасногорівкиДонецької області. Здійснив обстріли понад 10 населених пунктів, серед якихКрасногорівка, Ганівка, Мар’їнка та Побєда Донецької області.</text:p>
      <text:p text:style-name="P4">
<text:span text:style-name="T4">
На Шахтарському напрямку противник</text:span>
 завдав авіаційних ударів в районахЗолотої Ниви та Макарівки на Донеччині. Здійснив обстріли понад 10 населенихпунктів, зокрема це Новомихайлівка, Вугледар, Новоукраїнка та ПречистівкаДонецької області.</text:p>
      <text:p text:style-name="P4">
<text:span text:style-name="T4">
На Запорізькому та Херсонському</text:span>
 напрямках противник зосереджує основнізусилля на недопущенні просування наших військ. Завдав авіаційних ударів врайонах Зміївки та Антонівки Херсонської області. Здійснив артилерійськіобстріли понад 40 населених пунктів, серед них Левадне, Ольгівське, Малинівка,Гуляйполе, Білогір’я Запорізької області; Токарівка, Антонівка, Велетенське,Кізомис Херсонської області та місто Херсон», — йдеться в повідомленні.</text:p>
      <text:p text:style-name="P4">
Source: <text:a xlink:type="simple" xlink:href="https://armyinform.com.ua/2023/07/05/za-dobu-vidbulosya-ponad-30-bojovyh-zitknen-vazhki-boyi-tryvayut-poblyzu-lymanu-bahmuta-avdiyivky-ta-maryinky/" text:style-name="Internet_20_link" text:visited-style-name="Visited_20_Internet_20_Link">
https://armyinform.com.ua/2023/07/05/za-dobu-vidbulosya-ponad-30-bojovyh-zitknen-vazhki-boyi-tryvayut-poblyzu-lymanu-bahmuta-avdiyivky-ta-maryinky/</text:a>
</text:p>
      <!--NEWS-->
      <text:h text:style-name="P10" text:outline-level="1">
<text:span text:style-name="T4">
На Таврійському напрямку Сили оборони й далі системно вибивають ворога з позицій</text:span>
</text:h>
      <text:p text:style-name="P4">
Author: ['Дмитро Горбунов']</text:p>
      <text:p text:style-name="P4">
Time: 2023-07-05T83:00:00-04:00</text:p>
      <text:p text:style-name="P4">
Description: Про оперативну ситуацію на півдні розповів речник об’єднаного пресцентру Сил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valerij-shershen.jpg" text:style-name="Internet_20_link" text:visited-style-name="Visited_20_Internet_20_Link">
valerij-shershen.jpg</text:a>
']</text:p>
      <text:p text:style-name="P4">
Tags: ['ВАЛЕРІЙ ШЕРШЕНЬ', 'ЄДИНІ НОВИНИ', 'ТАВРІЙСЬКИЙ НАПРЯМОК']</text:p>
      <text:p text:style-name="P4">
Category: News</text:p>
      <!--METADATA-->
      <text:p text:style-name="P4">
<draw:frame draw:style-name="fr1" draw:name="Image352" text:anchor-type="as-char" svg:width="6.9236in" svg:height="4.615733in" draw:z-index="0">
<draw:image xlink:href="../Images/AРМІЯINFORM/2023-07-05T83-00-00-04-00/valerij-shershen.jpg" xlink:type="simple" xlink:show="embed" xlink:actuate="onLoad" draw:mime-type="image/jpeg"/>
</draw:frame>
</text:p>
      <text:p text:style-name="P4">
Про оперативну ситуацію на півдні розповів речник об’єднаного пресцентру Силоборони України Таврійського напрямку Валерій Шершень в ефірі телемарафону<text:a xlink:type="simple" xlink:href="https://www.youtube.com/watch" text:style-name="Internet_20_link" text:visited-style-name="Visited_20_Internet_20_Link">
«Єдині новини»</text:a>
.</text:p>
      <text:p text:style-name="P4">
— Сили оборони України й далі системно вибивають ворога з позицій,просуваються вперед. Динаміка не змінилася, і ми тиснемо в наступі, знищуємоособовий склад окупантів, їхню бронетехніку. Протягом минулої доби нашіпідрозділи ракетних військ і артилерії виконали понад 1550 вогневих завдань.Втрати ворога в живій силі становлять 86 убитими та 162 пораненими. Зновувідзначилися наші підрозділи радіоелектронної боротьби, які протягом добизахопили дві повітряні цілі, а саме БПЛА «Орлан-10». А ще ми знищили 25одиниць озброєння та військової техніки противника, — поінформував офіцер ЗСУ.</text:p>
      <text:p text:style-name="P4">
Він додав, що найбільше противник намагався атакувати на Мар’їнськомунапрямку, де зафіксовано 17 невдалих штурмів.</text:p>
      <text:p text:style-name="P4">
— Раніше росіяни практикували м’ясні штурми. Зараз, мабуть, особовий складпочав закінчуватися й вони іноді на штурм відправляють маленькі групи до 8–10осіб. При цьому техніку також стараються берегти, — насамкінець зауваживВалерій Шершень.</text:p>
      <text:p text:style-name="P4">
Source: <text:a xlink:type="simple" xlink:href="https://armyinform.com.ua/2023/07/05/na-tavrijskomu-napryamku-syly-oborony-j-dali-systemno-vybyvayut-voroga-z-pozyczij/" text:style-name="Internet_20_link" text:visited-style-name="Visited_20_Internet_20_Link">
https://armyinform.com.ua/2023/07/05/na-tavrijskomu-napryamku-syly-oborony-j-dali-systemno-vybyvayut-voroga-z-pozyczij/</text:a>
</text:p>
      <!--NEWS-->
      <text:h text:style-name="P10" text:outline-level="1">
<text:span text:style-name="T4">
Українська авіація за добу завдала 10 ударів по районах зосередження росіян</text:span>
</text:h>
      <text:p text:style-name="P4">
Author: ['АРМІЯINFORM']</text:p>
      <text:p text:style-name="P4">
Time: 2023-07-05T84:00:00-04:00</text:p>
      <text:p text:style-name="P4">
Description: Про це повідомляє Генеральний штаб ЗС України.    «Авіація Сил оборони за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ГШ ЗСУ']</text:p>
      <text:p text:style-name="P4">
Category: News</text:p>
      <!--METADATA-->
      <text:p text:style-name="P4">
<draw:frame draw:style-name="fr1" draw:name="Image353" text:anchor-type="as-char" svg:width="6.9236in" svg:height="3.894525in" draw:z-index="0">
<draw:image xlink:href="../Images/AРМІЯINFORM/2023-07-05T84-00-00-04-00/aviacziya-syl-oborony-ukrayiny.jpg" xlink:type="simple" xlink:show="embed" xlink:actuate="onLoad" draw:mime-type="image/jpeg"/>
</draw:frame>
 Ілюстративне фото <text:span text:style-name="T4">
🔥 Ситуація щодо російськоговторгнення</text:span>
</text:p>
      <text:p text:style-name="P4">
Про це<text:a xlink:type="simple" xlink:href="https://www.facebook.com/GeneralStaff.ua/posts/pfbid03HDS7K1KE9Hfb2TxuCBNELLAJxypKH6ycpByaggYXr7AZjuBSxGk2dpHBFFsFQmNl" text:style-name="Internet_20_link" text:visited-style-name="Visited_20_Internet_20_Link">
повідомляє</text:a>
Генеральний штаб ЗС України.</text:p>
      <text:p text:style-name="P4">
«Авіація Сил оборони за добу завдала 10 ударів по районах зосередженняособового складу окупантів.</text:p>
      <text:p text:style-name="P4">
Підрозділи ракетних військ і артилерії протягом доби уразили 1 районзосередження живої сили, озброєння та військової техніки, 1 пункт управління,1 склад боєприпасів, 8 артилерійських засобів на вогневих позиціях, 2 засобипротиповітряної оборони, 1 радіолокаційну станцію та 3 станціїрадіоелектронної боротьби противника», — йдеться в повідомленні.</text:p>
      <text:p text:style-name="P4">
Source: <text:a xlink:type="simple" xlink:href="https://armyinform.com.ua/2023/07/05/ukrayinska-aviacziya-za-dobu-zavdala-10-udariv-po-rajonah-zoseredzhennya-rosiyan/" text:style-name="Internet_20_link" text:visited-style-name="Visited_20_Internet_20_Link">
https://armyinform.com.ua/2023/07/05/ukrayinska-aviacziya-za-dobu-zavdala-10-udariv-po-rajonah-zoseredzhennya-rosiyan/</text:a>
</text:p>
      <!--NEWS-->
      <text:h text:style-name="P10" text:outline-level="1">
<text:span text:style-name="T4">
Українські військові проходять навчання в інструкторів Сил оборони Нової Зеландії</text:span>
</text:h>
      <text:p text:style-name="P4">
Author: ['АРМІЯINFORM']</text:p>
      <text:p text:style-name="P4">
Time: 2023-07-05T85:00:00-04:00</text:p>
      <text:p text:style-name="P4">
Description: У рамках багатонаціональної навчальної операції «Інтерфлекс» військові інструктори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7744901_617478810565201_9047229078958100107_n.jpg" text:style-name="Internet_20_link" text:visited-style-name="Visited_20_Internet_20_Link">
357744901_617478810565201_9047229078958100107_n.jpg</text:a>
', '<text:a xlink:type="simple" xlink:href="https://armyinform.com.ua/wp-content/uploads/2023/07/357484263_617478553898560_6343093778823410072_n-150x150.jpg" text:style-name="Internet_20_link" text:visited-style-name="Visited_20_Internet_20_Link">
357484263_617478553898560_6343093778823410072_n-150x150.jpg</text:a>
', '<text:a xlink:type="simple" xlink:href="https://armyinform.com.ua/wp-content/uploads/2023/07/357743901_617478570565225_8188534419441621014_n-150x150.jpg" text:style-name="Internet_20_link" text:visited-style-name="Visited_20_Internet_20_Link">
357743901_617478570565225_8188534419441621014_n-150x150.jpg</text:a>
', '<text:a xlink:type="simple" xlink:href="https://armyinform.com.ua/wp-content/uploads/2023/07/358045655_617478900565192_5729922868701877884_n-150x150.jpg" text:style-name="Internet_20_link" text:visited-style-name="Visited_20_Internet_20_Link">
358045655_617478900565192_5729922868701877884_n-150x150.jpg</text:a>
', '<text:a xlink:type="simple" xlink:href="https://armyinform.com.ua/wp-content/uploads/2023/07/357737019_617478657231883_1514584755096150531_n-150x150.jpg" text:style-name="Internet_20_link" text:visited-style-name="Visited_20_Internet_20_Link">
357737019_617478657231883_1514584755096150531_n-150x150.jpg</text:a>
']</text:p>
      <text:p text:style-name="P4">
Tags: ['STOPRUSSIA', 'АГРЕСІЯ РФ', 'ВЕЛИКА БРИТАНІЯ', 'ВТОРГНЕННЯ РФ', 'НАВЧАННЯ ВІЙСЬКОВИХ', 'НОВА ЗЕЛАНДІЯ']</text:p>
      <text:p text:style-name="P4">
Category: News</text:p>
      <!--METADATA-->
      <text:p text:style-name="P4">
<draw:frame draw:style-name="fr1" draw:name="Image354" text:anchor-type="as-char" svg:width="6.9236in" svg:height="4.615733in" draw:z-index="0">
<draw:image xlink:href="../Images/AРМІЯINFORM/2023-07-05T85-00-00-04-00/357744901_617478810565201_9047229078958100107_n.jpg" xlink:type="simple" xlink:show="embed" xlink:actuate="onLoad" draw:mime-type="image/jpeg"/>
</draw:frame>
</text:p>
      <text:p text:style-name="P4">
У рамках багатонаціональної навчальної операції «Інтерфлекс» військовіінструктори Сил оборони Нової Зеландії <text:a xlink:type="simple" xlink:href="https://armyinform.com.ua/2022/08/15/oleksij-reznikov-nova-zelandiya-pryyednuyetsya-do-programy-navchannya-zsu-u-velykij-brytaniyi/" text:style-name="Internet_20_link" text:visited-style-name="Visited_20_Internet_20_Link">
проводятьзаняття</text:a>
 з вогневоїпідготовки із військовослужбовцями Збройних Сил України. Навчання відбуваютьсяу Великій Британії та сприяють професійній підготовці українських воїнів дозахисту країни від російської агресії.</text:p>
      <text:p text:style-name="P4">
Про це<text:a xlink:type="simple" xlink:href="https://www.facebook.com/GeneralStaff.ua/posts/pfbid0x34fXfApHVx1BBVRCATwLvhau9jfQkC8EUMDw97QHn8pW9aV3GnrHBM1JvbtfjiFl" text:style-name="Internet_20_link" text:visited-style-name="Visited_20_Internet_20_Link">
інформує</text:a>
Генеральний штаб ЗС України.</text:p>
      <text:p text:style-name="P4">
Загалом військовослужбовці Сил оборони Нової Зеландії навчають українськихновобранців таким навичкам, як поводження зі зброєю, влучна стрільба, наданняпершої медичної допомоги на полі бою, а також наступальні й оборонні операціїв різних умовах.</text:p>
      <text:p text:style-name="P4">
<text:a xlink:type="simple" xlink:href="https://armyinform.com.ua/wp-content/uploads/2023/07/357484263_617478553898560_6343093778823410072_n.jpg" text:style-name="Internet_20_link" text:visited-style-name="Visited_20_Internet_20_Link">
<draw:frame draw:style-name="fr1" draw:name="Image355" text:anchor-type="as-char" svg:width="6.9236in" svg:height="6.9236in" draw:z-index="0">
<draw:image xlink:href="../Images/AРМІЯINFORM/2023-07-05T85-00-00-04-00/357484263_617478553898560_6343093778823410072_n-150x150.jpg" xlink:type="simple" xlink:show="embed" xlink:actuate="onLoad" draw:mime-type="image/jpeg"/>
</draw:frame>
</text:a>
</text:p>
      <text:p text:style-name="P4">
<text:a xlink:type="simple" xlink:href="https://armyinform.com.ua/wp-content/uploads/2023/07/357743901_617478570565225_8188534419441621014_n.jpg" text:style-name="Internet_20_link" text:visited-style-name="Visited_20_Internet_20_Link">
<draw:frame draw:style-name="fr1" draw:name="Image356" text:anchor-type="as-char" svg:width="6.9236in" svg:height="6.9236in" draw:z-index="0">
<draw:image xlink:href="../Images/AРМІЯINFORM/2023-07-05T85-00-00-04-00/357743901_617478570565225_8188534419441621014_n-150x150.jpg" xlink:type="simple" xlink:show="embed" xlink:actuate="onLoad" draw:mime-type="image/jpeg"/>
</draw:frame>
</text:a>
</text:p>
      <text:p text:style-name="P4">
Нагадаємо, що минулого року Уряд та Сили оборони Нової Зеландії повідомили прорішення щодо «здійснення подальшого значного розгортання 120військовослужбовців Сил оборони Нової Зеландії у Сполученому Королівстві длядопомоги в навчанні українських військовослужбовців у рамках міжнароднихзусиль, щоб допомогти Україні продовжувати захищатися від незаконної війниросії».</text:p>
      <text:p text:style-name="P4">
<text:a xlink:type="simple" xlink:href="https://armyinform.com.ua/wp-content/uploads/2023/07/358045655_617478900565192_5729922868701877884_n.jpg" text:style-name="Internet_20_link" text:visited-style-name="Visited_20_Internet_20_Link">
<draw:frame draw:style-name="fr1" draw:name="Image357" text:anchor-type="as-char" svg:width="6.9236in" svg:height="6.9236in" draw:z-index="0">
<draw:image xlink:href="../Images/AРМІЯINFORM/2023-07-05T85-00-00-04-00/358045655_617478900565192_5729922868701877884_n-150x150.jpg" xlink:type="simple" xlink:show="embed" xlink:actuate="onLoad" draw:mime-type="image/jpeg"/>
</draw:frame>
</text:a>
</text:p>
      <text:p text:style-name="P4">
<text:a xlink:type="simple" xlink:href="https://armyinform.com.ua/wp-content/uploads/2023/07/357737019_617478657231883_1514584755096150531_n.jpg" text:style-name="Internet_20_link" text:visited-style-name="Visited_20_Internet_20_Link">
<draw:frame draw:style-name="fr1" draw:name="Image358" text:anchor-type="as-char" svg:width="6.9236in" svg:height="6.9236in" draw:z-index="0">
<draw:image xlink:href="../Images/AРМІЯINFORM/2023-07-05T85-00-00-04-00/357737019_617478657231883_1514584755096150531_n-150x150.jpg" xlink:type="simple" xlink:show="embed" xlink:actuate="onLoad" draw:mime-type="image/jpeg"/>
</draw:frame>
</text:a>
</text:p>
      <text:p text:style-name="P4">
Водночас міністр оборони Нової Зеландії Пені Хенаре зазначив: «Навчанняпроводитиметься виключно в одному з місць у Сполученому Королівстві і особовийсклад Сил оборони Нової Зеландії не в’їжджатиме в Україну».</text:p>
      <text:p text:style-name="P4">
Головнокомандувач Сил оборони Нової Зеландії маршал авіації Кевін Шорт заявив,що рішення Кабінету міністрів Нової Зеландії було ухвалене після запрошеннявід Збройних сил Сполученого Королівства до Сил оборони Нової Зеландії взятиучасть у програмі навчання піхоти: «Мені дуже приємно, що це розгортання булосхвалено, особливо для армії, оскільки це дає можливість нашим людям зробитиподальший вагомий внесок, оскільки ми відповідаємо на запит близькогопартнера. Наш внесок у попередні зусилля вже допоміг і це рішення продовжуєнадавати нашу допомогу Україні, оскільки вона захищається від невиправданогота незаконного вторгнення росії. Розгортання є гарним свідченням високоїповаги наших партнерів до нашого професіоналізму як військової сили».</text:p>
      <text:p text:style-name="P4">
Source: <text:a xlink:type="simple" xlink:href="https://armyinform.com.ua/2023/07/05/ukrayinski-vijskovi-prohodyat-navchannya-v-instruktoriv-syl-oborony-novoyi-zelandiyi/" text:style-name="Internet_20_link" text:visited-style-name="Visited_20_Internet_20_Link">
https://armyinform.com.ua/2023/07/05/ukrayinski-vijskovi-prohodyat-navchannya-v-instruktoriv-syl-oborony-novoyi-zelandiyi/</text:a>
</text:p>
      <!--NEWS-->
      <text:h text:style-name="P10" text:outline-level="1">
<text:span text:style-name="T4">
15-річна волонтерка «Мишка» отримала відзнаку Головнокомандувача ЗС України</text:span>
</text:h>
      <text:p text:style-name="P4">
Author: ['Володимир Віват']</text:p>
      <text:p text:style-name="P4">
Time: 2023-07-05T86:00:00-04:00</text:p>
      <text:p text:style-name="P4">
Description: В Одесі командувач Військово-Морських Сил Збройних Сил України віцеадмірал Олекс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osnovna-1.jpg" text:style-name="Internet_20_link" text:visited-style-name="Visited_20_Internet_20_Link">
osnovna-1.jpg</text:a>
', '<text:a xlink:type="simple" xlink:href="https://armyinform.com.ua/wp-content/uploads/2023/07/5-4-1-150x150.jpg" text:style-name="Internet_20_link" text:visited-style-name="Visited_20_Internet_20_Link">
5-4-1-150x150.jpg</text:a>
', '<text:a xlink:type="simple" xlink:href="https://armyinform.com.ua/wp-content/uploads/2023/07/1-4-1-150x150.jpg" text:style-name="Internet_20_link" text:visited-style-name="Visited_20_Internet_20_Link">
1-4-1-150x150.jpg</text:a>
', '<text:a xlink:type="simple" xlink:href="https://armyinform.com.ua/wp-content/uploads/2023/07/2-4-1-150x150.jpg" text:style-name="Internet_20_link" text:visited-style-name="Visited_20_Internet_20_Link">
2-4-1-150x150.jpg</text:a>
', '<text:a xlink:type="simple" xlink:href="https://armyinform.com.ua/wp-content/uploads/2023/07/3-150x150.jpeg" text:style-name="Internet_20_link" text:visited-style-name="Visited_20_Internet_20_Link">
3-150x150.jpeg</text:a>
', '<text:a xlink:type="simple" xlink:href="https://armyinform.com.ua/wp-content/uploads/2023/07/3-8-150x150.jpg" text:style-name="Internet_20_link" text:visited-style-name="Visited_20_Internet_20_Link">
3-8-150x150.jpg</text:a>
', '<text:a xlink:type="simple" xlink:href="https://armyinform.com.ua/wp-content/uploads/2023/07/4-150x150.jpeg" text:style-name="Internet_20_link" text:visited-style-name="Visited_20_Internet_20_Link">
4-150x150.jpeg</text:a>
', '<text:a xlink:type="simple" xlink:href="https://armyinform.com.ua/wp-content/uploads/2023/07/4-6-150x150.jpg" text:style-name="Internet_20_link" text:visited-style-name="Visited_20_Internet_20_Link">
4-6-150x150.jpg</text:a>
']</text:p>
      <text:p text:style-name="P4">
Tags: []</text:p>
      <text:p text:style-name="P4">
Category: News</text:p>
      <!--METADATA-->
      <text:p text:style-name="P4">
<draw:frame draw:style-name="fr1" draw:name="Image359" text:anchor-type="as-char" svg:width="6.9236in" svg:height="4.615733in" draw:z-index="0">
<draw:image xlink:href="../Images/AРМІЯINFORM/2023-07-05T86-00-00-04-00/osnovna-1.jpg" xlink:type="simple" xlink:show="embed" xlink:actuate="onLoad" draw:mime-type="image/jpeg"/>
</draw:frame>
</text:p>
      <text:p text:style-name="P4">
В Одесі командувач Військово-Морських Сил Збройних Сил України віцеадміралОлексій Неїжпапа провів зустріч із представниками та волонтерами Благодійногофонду сприяння розвитку ВМС ЗС України.</text:p>
      <text:p text:style-name="P4">
— Сьогодні тут зібралися люди, які справами, душею і серцем завжди разом звітчизняним флотом. Які допомагають нам робити ту роботу, на яку у військовихчасто не вистачає часу — це соціальна, фізична та психологічна реабілітаціянаших воїнів. Можна купити найсучасніше озброєння, але в пріоритеті у насзавжди залишатимуться люди. Особливо ті військовослужбовці, які зазнали травмабо поранень, пройшли полон, мають посттравматичний синдром розладу. Їхповернення до повноцінного життя — це дуже важка робота, яку ви на себе взялиі з честю виконуєте, — звертаючись до присутніх, наголосив віцеадмірал ОлексійНеїжпапа.</text:p>
      <text:p text:style-name="P4">
<text:a xlink:type="simple" xlink:href="https://armyinform.com.ua/wp-content/uploads/2023/07/5-4-1.jpg" text:style-name="Internet_20_link" text:visited-style-name="Visited_20_Internet_20_Link">
<draw:frame draw:style-name="fr1" draw:name="Image360" text:anchor-type="as-char" svg:width="6.9236in" svg:height="6.9236in" draw:z-index="0">
<draw:image xlink:href="../Images/AРМІЯINFORM/2023-07-05T86-00-00-04-00/5-4-1-150x150.jpg" xlink:type="simple" xlink:show="embed" xlink:actuate="onLoad" draw:mime-type="image/jpeg"/>
</draw:frame>
</text:a>
</text:p>
      <text:p text:style-name="P4">
<text:a xlink:type="simple" xlink:href="https://armyinform.com.ua/wp-content/uploads/2023/07/1-4-1.jpg" text:style-name="Internet_20_link" text:visited-style-name="Visited_20_Internet_20_Link">
<draw:frame draw:style-name="fr1" draw:name="Image361" text:anchor-type="as-char" svg:width="6.9236in" svg:height="6.9236in" draw:z-index="0">
<draw:image xlink:href="../Images/AРМІЯINFORM/2023-07-05T86-00-00-04-00/1-4-1-150x150.jpg" xlink:type="simple" xlink:show="embed" xlink:actuate="onLoad" draw:mime-type="image/jpeg"/>
</draw:frame>
</text:a>
</text:p>
      <text:p text:style-name="P4">
<text:a xlink:type="simple" xlink:href="https://armyinform.com.ua/wp-content/uploads/2023/07/2-4-1.jpg" text:style-name="Internet_20_link" text:visited-style-name="Visited_20_Internet_20_Link">
<draw:frame draw:style-name="fr1" draw:name="Image362" text:anchor-type="as-char" svg:width="6.9236in" svg:height="6.9236in" draw:z-index="0">
<draw:image xlink:href="../Images/AРМІЯINFORM/2023-07-05T86-00-00-04-00/2-4-1-150x150.jpg" xlink:type="simple" xlink:show="embed" xlink:actuate="onLoad" draw:mime-type="image/jpeg"/>
</draw:frame>
</text:a>
</text:p>
      <text:p text:style-name="P4">
<text:a xlink:type="simple" xlink:href="https://armyinform.com.ua/wp-content/uploads/2023/07/3.jpeg" text:style-name="Internet_20_link" text:visited-style-name="Visited_20_Internet_20_Link">
<draw:frame draw:style-name="fr1" draw:name="Image363" text:anchor-type="as-char" svg:width="6.9236in" svg:height="6.9236in" draw:z-index="0">
<draw:image xlink:href="../Images/AРМІЯINFORM/2023-07-05T86-00-00-04-00/3-150x150.jpeg" xlink:type="simple" xlink:show="embed" xlink:actuate="onLoad" draw:mime-type="image/jpeg"/>
</draw:frame>
</text:a>
</text:p>
      <text:p text:style-name="P4">
<text:a xlink:type="simple" xlink:href="https://armyinform.com.ua/wp-content/uploads/2023/07/3-8.jpg" text:style-name="Internet_20_link" text:visited-style-name="Visited_20_Internet_20_Link">
<draw:frame draw:style-name="fr1" draw:name="Image364" text:anchor-type="as-char" svg:width="6.9236in" svg:height="6.9236in" draw:z-index="0">
<draw:image xlink:href="../Images/AРМІЯINFORM/2023-07-05T86-00-00-04-00/3-8-150x150.jpg" xlink:type="simple" xlink:show="embed" xlink:actuate="onLoad" draw:mime-type="image/jpeg"/>
</draw:frame>
</text:a>
</text:p>
      <text:p text:style-name="P4">
<text:a xlink:type="simple" xlink:href="https://armyinform.com.ua/wp-content/uploads/2023/07/4.jpeg" text:style-name="Internet_20_link" text:visited-style-name="Visited_20_Internet_20_Link">
<draw:frame draw:style-name="fr1" draw:name="Image365" text:anchor-type="as-char" svg:width="6.9236in" svg:height="6.9236in" draw:z-index="0">
<draw:image xlink:href="../Images/AРМІЯINFORM/2023-07-05T86-00-00-04-00/4-150x150.jpeg" xlink:type="simple" xlink:show="embed" xlink:actuate="onLoad" draw:mime-type="image/jpeg"/>
</draw:frame>
</text:a>
</text:p>
      <text:p text:style-name="P4">
<text:a xlink:type="simple" xlink:href="https://armyinform.com.ua/wp-content/uploads/2023/07/4-6.jpg" text:style-name="Internet_20_link" text:visited-style-name="Visited_20_Internet_20_Link">
<draw:frame draw:style-name="fr1" draw:name="Image366" text:anchor-type="as-char" svg:width="6.9236in" svg:height="6.9236in" draw:z-index="0">
<draw:image xlink:href="../Images/AРМІЯINFORM/2023-07-05T86-00-00-04-00/4-6-150x150.jpg" xlink:type="simple" xlink:show="embed" xlink:actuate="onLoad" draw:mime-type="image/jpeg"/>
</draw:frame>
</text:a>
</text:p>
      <text:p text:style-name="P4">
Під час зустрічі він вручив нагороди найкращим активістам фонду. Зокрема,почесні нагрудні знаки Головнокомандувача Збройних Сил України «За сприяннявійську» отримали 15-річна Лідія Немлій, яка у волонтерському середовищі маєпозивний «Мишка», її мати — волонтерка Юлія Немлій, а також виконавчийдиректор Благодійного фонду сприяння розвитку ВМС ЗС України Алла Бочевар.Подяками командувача ВМС ЗС України також було відзначено низку волонтерів,які опікуються допомогою вітчизняному флоту.</text:p>
      <text:p text:style-name="P4">
— Я ще з 2015 року приєдналася до волонтерської діяльності моєї матері. Наразіж я шию іграшки і через аукціони продаю їх, а всі виручені кошти передаю наблагодійні потреби, — розповіла нам Лідія «Мишка» Немлій. — Щиро вдячна, щонашу працю цінують. І дуже пишаюся, що я живу в країні таких дуже сильнихлюдей.</text:p>
      <text:p text:style-name="P4">
<text:span text:style-name="T5">
Фото автора</text:span>
</text:p>
      <text:p text:style-name="P4">
Source: <text:a xlink:type="simple" xlink:href="https://armyinform.com.ua/2023/07/05/15-richna-volonterka-myshka-otrymala-vidznaku-golovnokomanduvacha-zs-ukrayiny/" text:style-name="Internet_20_link" text:visited-style-name="Visited_20_Internet_20_Link">
https://armyinform.com.ua/2023/07/05/15-richna-volonterka-myshka-otrymala-vidznaku-golovnokomanduvacha-zs-ukrayiny/</text:a>
</text:p>
      <!--NEWS-->
      <text:h text:style-name="P10" text:outline-level="1">
<text:span text:style-name="T4">
Судитимуть військовослужбовця зс рф, який розстріляв цивільну особу в автомобілі на Київщині</text:span>
</text:h>
      <text:p text:style-name="P4">
Author: ['АРМІЯINFORM']</text:p>
      <text:p text:style-name="P4">
Time: 2023-07-05T87:00:00-04:00</text:p>
      <text:p text:style-name="P4">
Description: Офіс Генерального прокурора скерував до суду обвинувальний акт стосовно старш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05_12-01-43.jpg" text:style-name="Internet_20_link" text:visited-style-name="Visited_20_Internet_20_Link">
photo_2023-07-05_12-01-43.jpg</text:a>
']</text:p>
      <text:p text:style-name="P4">
Tags: ['STOPRUSSIA', 'АГРЕСІЯ РФ']</text:p>
      <text:p text:style-name="P4">
Category: News</text:p>
      <!--METADATA-->
      <text:p text:style-name="P4">
<draw:frame draw:style-name="fr1" draw:name="Image367" text:anchor-type="as-char" svg:width="6.9236in" svg:height="4.662612in" draw:z-index="0">
<draw:image xlink:href="../Images/AРМІЯINFORM/2023-07-05T87-00-00-04-00/photo_2023-07-05_12-01-43.jpg" xlink:type="simple" xlink:show="embed" xlink:actuate="onLoad" draw:mime-type="image/jpeg"/>
</draw:frame>
</text:p>
      <text:p text:style-name="P4">
Офіс Генерального прокурора скерував до суду обвинувальний акт стосовностаршого навідника 2-го батальйону 5-ї окремої танкової бригади 36-їзагальновійськової армії східного військового округу зс рф за фактом порушеннязаконів та звичаїв війни, поєднаного з умисним убивство (ч. 2 ст. 28 ч. 2 ст.438 КК України).</text:p>
      <text:p text:style-name="P4">
«Слідством встановлено, що 2 березня 2022 року під час окупації села БерезівкаБучанського району Київської області обвинувачений разом з іншимиспівслужбовцями без будь-яких попереджень розстріляв цивільний легковийавтомобіль, який рухався по автодорозі населеного пункту. В результаті цьоговодія було поранено.  Потім обвинувачений спільно з іншим російським військовим витяг з пошкодженогоавтомобіля пораненого чоловіка. Він завдав йому удару прикладом та здійснивпостріл в голову. Від отриманих вогнепальних поранень цивільний загинув намісці», — йдеться в повідомленні.</text:p>
      <text:p text:style-name="P4">
Джерело: <text:a xlink:type="simple" xlink:href="https://t.me/pgo_gov_ua" text:style-name="Internet_20_link" text:visited-style-name="Visited_20_Internet_20_Link">
Офіс Генерального прокурора</text:a>
</text:p>
      <text:p text:style-name="P4">
Source: <text:a xlink:type="simple" xlink:href="https://armyinform.com.ua/2023/07/05/sudytymut-vijskovosluzhbovczya-zs-rf-yakyj-rozstrilyav-czyvilnu-osobu-v-avtomobili-na-kyyivshhyni/" text:style-name="Internet_20_link" text:visited-style-name="Visited_20_Internet_20_Link">
https://armyinform.com.ua/2023/07/05/sudytymut-vijskovosluzhbovczya-zs-rf-yakyj-rozstrilyav-czyvilnu-osobu-v-avtomobili-na-kyyivshhyni/</text:a>
</text:p>
      <!--NEWS-->
      <text:h text:style-name="P10" text:outline-level="1">
<text:span text:style-name="T4">
У Бахмуті ворог потрапив у пастку — Ганна Маляр</text:span>
</text:h>
      <text:p text:style-name="P4">
Author: ['Дмитро Горбунов']</text:p>
      <text:p text:style-name="P4">
Time: 2023-07-05T88:00:00-04:00</text:p>
      <text:p text:style-name="P4">
Description: Про дії окупантів на різних напрямках та ситуацію навколо Запорізької АЕС розпові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malyar-ganna-1.jpg" text:style-name="Internet_20_link" text:visited-style-name="Visited_20_Internet_20_Link">
malyar-ganna-1.jpg</text:a>
']</text:p>
      <text:p text:style-name="P4">
Tags: ['STOPRUSSIA', 'АГРЕСІЯ РФ']</text:p>
      <text:p text:style-name="P4">
Category: News</text:p>
      <!--METADATA-->
      <text:p text:style-name="P4">
<draw:frame draw:style-name="fr1" draw:name="Image368" text:anchor-type="as-char" svg:width="6.9236in" svg:height="5.532059in" draw:z-index="0">
<draw:image xlink:href="../Images/AРМІЯINFORM/2023-07-05T88-00-00-04-00/malyar-ganna-1.jpg" xlink:type="simple" xlink:show="embed" xlink:actuate="onLoad" draw:mime-type="image/jpeg"/>
</draw:frame>
</text:p>
      <text:p text:style-name="P4">
Про дії окупантів на різних напрямках та ситуацію навколо Запорізької АЕСрозповіла заступник Міністра оборони України Ганна Маляр у студії телемарафону«Єдині новини».</text:p>
      <text:p text:style-name="P4">
— Все, що зараз роблять росіяни, спрямовано на те, щоб переломити хід війни наїхню користь. Вони використовують не тільки військові засоби: мінують,стріляють, ракети запускають тощо. Зараз вони ще використовують цю паніку чизалякування навколо Запорізької АЕС. Це також є їхнім інструментом війни, задопомогою якого намагаються вплинути на хід війни, — зауважила Ганна Маляр.</text:p>
      <text:p text:style-name="P4">
Вона відмітила, що наразі можна розглядати два основні сценарії щодо подій наЗапорізькій АЕС.</text:p>
      <text:p text:style-name="P4">
— Перший сценарій полягає у виключно залякуванні та шантажі. Другий — цевчинення терористичного акту. Обидва сценарії росіяни можуть використати длядосягнення своїх військових задач, — поінформувала заступник Міністра оборониУкраїни.</text:p>
      <text:p text:style-name="P4">
За її словами, окупанти доволі часто використовують створення певних панічнихнастроїв як платформу для проведення інформаційно-психологічних операцій.</text:p>
      <text:p text:style-name="P4">
— По-перше, стан та настрій серед населення може впливати на прийняттярішення, особливо якщо йдеться про демократичну країну. По-друге, цепсихологічна дестабілізація як військово-політичного керівництва, так і всіхтих, хто бере учать у цій війні, скажімо, бійців на фронті. Адже останні такожє мішенями для російської федерації під час здійснення ними інформаційно-психологічних операцій, — розповіла заступник Міністра оборони України.</text:p>
      <text:p text:style-name="P4">
Вона запевнила, що захисники та захисниці України готуються до всіх імовірнихсценаріїв під час цієї війни.</text:p>
      <text:p text:style-name="P4">
— У нинішній ситуації важливо зберігати спокій, хоча ми вже навчились церобити. Також варто довіряти тільки офіційним джерелам інформації, — порадилаГанна Маляр.</text:p>
      <text:p text:style-name="P4">
Повертаючись до подій на фронті, Ганна Маляр повідомила, що наразі наБахмутському напрямку ситуація дещо активізувалася.</text:p>
      <text:p text:style-name="P4">
— Зараз фактично з двох боків йде боротьба за ініціативу. Якщо казати про самБахмут, то там ворог знаходиться в пастці. Хоча росіяни більшу частину міста йконтролюють, та вони не можуть пересуватися населеним пунктом, бо наші ЗбройніСили не дають їм це робити. Ба більше, окупанти й вийти з нього не можуть, боми їм це також не дозволяємо. Довкола Бахмута по флангах ситуація наступна: попівденному флангу ми дещо просуваємось, а по північному флангу — тривають бої,і назвати це просуванням буде поки передчасно. Адже протягом доби ситуаціяможе змінюватися кілька разів. Поки наші війська не закріплені, ми не говоримопро те, що відбулося просування, — пояснила Ганна Маляр.</text:p>
      <text:p text:style-name="P4">
За її інформацією, на Бахмутському напрямку ворог підтягує всі своєї резерви іне збирається здаватися.</text:p>
      <text:p text:style-name="P4">
— Вони не відмовляються від планів вийти на адмінмежі Донецької та Луганськоїобластей. Тому довкола Бахмута дуже гаряче. Так, останнім часом вониперекинули свої повітрянодесантні війська. Проте й вони цілими підрозділамивідмовляються йти в бій. Тому окупанти вимушені виставляти «загороджувальнізагони». Така паніка серед них є результатом успішної роботи наших військових,— зауважила Ганна Маляр.</text:p>
      <text:p text:style-name="P4">
Щодо ситуації на півдні, то там також все складається на нашу користь.</text:p>
      <text:p text:style-name="P4">
— На Таврійському напрямку на деяких ділянках у нас є певні просування. Посуті, це вигризання кожного метра землі, або, як кажуть військові, є важкоючоловічою роботою. Спочатку треба все розмінувати. Не забувайте, що тамвідбуваються постійні обстріли з боку противника. Тому в таких важких умовахнаші хоча й поступово, але просуваються вперед. Ключовий результат всьогоцього в тому, що ми знищуємо ворога та знищуємо його здатність просуватисятериторією України, — зазначила заступник Міністра оборони України.</text:p>
      <text:p text:style-name="P4">
Вона попросила не забувати, що у ворога і на півдні, і на сході є певнаперевага щодо озброєння. Тобто наші армійці рухаються вперед і в такихскладних умовах.</text:p>
      <text:p text:style-name="P4">
— Професійність, вмотивованість та мужність наших військових — всі ці чинникиросія не врахувала, коли здійснювала свій наступ. Також, на відміну відворога, в нас швидше відбувається прийняття важливих рішень. Нагадаю, що нашляху вступу до НАТО значну частину стандартів вже виконано. Якщо підсумувативсе сказане, то ми поступово, але просуваємось вперед. Натомість ворог нажодному напрямку, де намагався штурмувати, не зміг просунутися, — насамкінецьзауважила Ганна Маляр.</text:p>
      <text:p text:style-name="P4">
Source: <text:a xlink:type="simple" xlink:href="https://armyinform.com.ua/2023/07/05/u-bahmuti-vorog-potrapyv-u-pastku-ganna-malyar/" text:style-name="Internet_20_link" text:visited-style-name="Visited_20_Internet_20_Link">
https://armyinform.com.ua/2023/07/05/u-bahmuti-vorog-potrapyv-u-pastku-ganna-malyar/</text:a>
</text:p>
      <!--NEWS-->
      <text:h text:style-name="P10" text:outline-level="1">
<text:span text:style-name="T4">
Протягом доби росіяни завдали 48 авіаційних ударів по Україні</text:span>
</text:h>
      <text:p text:style-name="P4">
Author: ['АРМІЯINFORM']</text:p>
      <text:p text:style-name="P4">
Time: 2023-07-05T89:00:00-04:00</text:p>
      <text:p text:style-name="P4">
Description: Про це повідомляє Генеральний штаб ЗС України.    «Триває чотириста дев’яносто сьом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aviacziya-rf.jpg" text:style-name="Internet_20_link" text:visited-style-name="Visited_20_Internet_20_Link">
aviacziya-rf.jpg</text:a>
']</text:p>
      <text:p text:style-name="P4">
Tags: ['STOPRUSSIA', 'АГРЕСІЯ РФ', 'ВТОРГНЕННЯ РФ', 'ГШ ЗСУ']</text:p>
      <text:p text:style-name="P4">
Category: News</text:p>
      <!--METADATA-->
      <text:p text:style-name="P4">
<draw:frame draw:style-name="fr1" draw:name="Image369" text:anchor-type="as-char" svg:width="6.9236in" svg:height="4.431104in" draw:z-index="0">
<draw:image xlink:href="../Images/AРМІЯINFORM/2023-07-05T89-00-00-04-00/aviacziya-rf.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3HDS7K1KE9Hfb2TxuCBNELLAJxypKH6ycpByaggYXr7AZjuBSxGk2dpHBFFsFQmNl" text:style-name="Internet_20_link" text:visited-style-name="Visited_20_Internet_20_Link">
повідомляє</text:a>
Генеральний штаб ЗС України.</text:p>
      <text:p text:style-name="P4">
«Триває чотириста дев’яносто сьома доба широкомасштабної збройної агресіїросійської федерації проти нашої країни.</text:p>
      <text:p text:style-name="P4">
Сьогодні вночі російські окупанти завдали удару п’ятьма іранськими ударнимиБПЛА типу „Shahed“. Два дрони-камікадзе було знищено нашою ППО.</text:p>
      <text:p text:style-name="P4">
Протягом доби противник завдав 48 авіаційних ударів та здійснив 54 обстріли зреактивних систем залпового вогню по позиціях наших військ та населенихпунктах.</text:p>
      <text:p text:style-name="P4">
Ймовірність завдання ракетних та авіаційних ударів по всій території Українизалишається високою», — йдеться в повідомленні.</text:p>
      <text:p text:style-name="P4">
Source: <text:a xlink:type="simple" xlink:href="https://armyinform.com.ua/2023/07/05/protyagom-doby-rosiyany-zavdaly-48-aviaczijnyh-udariv-po-ukrayini/" text:style-name="Internet_20_link" text:visited-style-name="Visited_20_Internet_20_Link">
https://armyinform.com.ua/2023/07/05/protyagom-doby-rosiyany-zavdaly-48-aviaczijnyh-udariv-po-ukrayini/</text:a>
</text:p>
      <!--NEWS-->
      <text:h text:style-name="P10" text:outline-level="1">
<text:span text:style-name="T4">
Китай відмовився від російських авіадвигунів</text:span>
</text:h>
      <text:p text:style-name="P4">
Author: ['АРМІЯINFORM']</text:p>
      <text:p text:style-name="P4">
Time: 2023-07-05T8:00:00-04:00</text:p>
      <text:p text:style-name="P4">
Description: Авіаційна галузь рф не спроможна випускати конкуренту продукцію. У своєму повідомленні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zhuhai-3xj-20-fbrevot.webp" text:style-name="Internet_20_link" text:visited-style-name="Visited_20_Internet_20_Link">
zhuhai-3xj-20-fbrevot.webp</text:a>
']</text:p>
      <text:p text:style-name="P4">
Tags: ['АВІАЦІЯ РФ', 'КИТАЙ', 'НОВИНИ']</text:p>
      <text:p text:style-name="P4">
Category: News</text:p>
      <!--METADATA-->
      <text:p text:style-name="P4">
<draw:frame draw:style-name="fr1" draw:name="Image370" text:anchor-type="as-char" svg:width="6.9236in" svg:height="4.165699in" draw:z-index="0">
<draw:image xlink:href="../ConvertedIMGs/AРМІЯINFORM/2023-07-05T8-00-00-04-00/zhuhai-3xj-20-fbrevot.png" xlink:type="simple" xlink:show="embed" xlink:actuate="onLoad" draw:mime-type="image/png"/>
</draw:frame>
</text:p>
      <text:p text:style-name="P4">
Авіаційна галузь рф не спроможна випускати конкуренту продукцію. У своєму<text:a xlink:type="simple" xlink:href="https://www.facebook.com/SZRUkraine/posts/pfbid02mMd5MfmsJUyGXEx6x7Df7h82AEcpDBKz5wHFrz9QXhdR2R3GZu3cRyS7Zb9AE5dYl" text:style-name="Internet_20_link" text:visited-style-name="Visited_20_Internet_20_Link">
повідомленні</text:a>
на Facebook Служба зовнішньої розвідки України розповіла, що Китай замінив уновітніх винищувачах J-20 B російські двигуни АЛ-31ФН на власні WS-15, абизбільшити його маневреність.</text:p>
      <text:p text:style-name="P4">
Тяга китайського двигуна становить 166 кілоньютонів, що на 29 кілоньютонівбільше, ніж у російського АЛ-31ФН.</text:p>
      <text:p text:style-name="P4">
Source: <text:a xlink:type="simple" xlink:href="https://armyinform.com.ua/2023/07/05/kytaj-vidmovyvsya-vid-rosijskyh-aviadvyguniv/" text:style-name="Internet_20_link" text:visited-style-name="Visited_20_Internet_20_Link">
https://armyinform.com.ua/2023/07/05/kytaj-vidmovyvsya-vid-rosijskyh-aviadvyguniv/</text:a>
</text:p>
      <!--NEWS-->
      <text:h text:style-name="P10" text:outline-level="1">
<text:span text:style-name="T4">
Президент прокоментував можливість примирення українців та росіян</text:span>
</text:h>
      <text:p text:style-name="P4">
Authors: Ukrinform (Person)</text:p>
      <text:p text:style-name="P4">
Publisher: Укринформ (Organization)</text:p>
      <text:p text:style-name="P4">
Published Time: 2023-07-05T8:23:00+03:00</text:p>
      <text:p text:style-name="P4">
Modified Time: 2023-07-05T22:23:00+03:00</text:p>
      <text:p text:style-name="P4">
Description: Вбивці мають сісти за ґрати, агресор має визнати, що він агресор і вийти, а не чекати, коли його витисне зброя та армія. — Укрінформ.</text:p>
      <text:p text:style-name="P4">
Images: ['<text:a xlink:type="simple" xlink:href="https://static.ukrinform.com/photos/2023_07/thumb_files/630_360_1688502148-599.jpeg" text:style-name="Internet_20_link" text:visited-style-name="Visited_20_Internet_20_Link">
630_360_16885...</text:a>
']</text:p>
      <text:p text:style-name="P4">
Tags: ['Агресія РФ', 'Зеленський', 'Війна з Росією']</text:p>
      <text:p text:style-name="P4">
Type: Article</text:p>
      <!--METADATA-->
      <text:p text:style-name="P4">
<draw:frame draw:style-name="fr1" draw:name="Image371" text:anchor-type="as-char" svg:width="6.9236in" svg:height="3.956343in" draw:z-index="0">
<draw:image xlink:href="../Images/yкринформ/2023-07-05T8-23-00-03-00/630_360_1688502148-599.jpeg" xlink:type="simple" xlink:show="embed" xlink:actuate="onLoad" draw:mime-type="image/jpeg"/>
</draw:frame>
 Вбивцімають сісти за ґрати, агресор має визнати, що він агресор і вийти, а нечекати, коли його витисне зброя та армія.</text:p>
      <text:p text:style-name="P4">
Про це Президент Володимир Зеленський сказав під час звернення до студентівАргентини, відповідаючи на запитання коли може відбутись відновлення відносинз РФ.</text:p>
      <text:p text:style-name="P4">
«Якщо прийшли до вас в дім вбили когось з рідних. Ґвалтували когось із вашихзнайомих, спалили вашу землю, замінували землі, щоб ми не могли вирощуватихліб, атакували всю зиму нас ракетами. Нам на голову прилетіло близько 4 тисячракет, і це на цивільне населення. Я не рахую ті снаряди та ракети, які летілина військових. Вони вбили людей, вбиті діти й після цього можна відновитивідносини з цими людьми і є ліки цьому?», - запитав журналіста Зеленський.</text:p>
      <text:p text:style-name="P4">
<text:span text:style-name="T4">
Читайте також:</text:span>
 <text:span text:style-name="T4">
<text:a xlink:type="simple" xlink:href="https://www.ukrinform.ua/rubric-ato/3730904-vijna-ne-zakincitsa-poki-krim-bude-pid-okupacieu-zelenskij.html" text:style-name="Internet_20_link" text:visited-style-name="Visited_20_Internet_20_Link">
 Війна не закінчиться, поки Крим буде під окупацією –Зеленський </text:a>
 </text:span>
</text:p>
      <text:p text:style-name="P4">
Президент зауважив, що історія показує, що справедливість повинна бути –вбивці мають сісти за ґрати. Агресор повинен визнати, що він агресор і "вийти,не чекати коли його витисне зброя та армія".</text:p>
      <text:p text:style-name="P4">
Зеленський припустив, що колись будуть, мабуть, нові люди на території РФ івони мають визнати, що це трагедія, яку вони принесли на нашу країну і вцілому на землю.</text:p>
      <text:p text:style-name="P4">
«Має пройти довгий час. Інших ліків у мене немає», - сказав Зеленський.</text:p>
      <text:p text:style-name="P4">
<text:span text:style-name="T4">
Читайте також:</text:span>
 <text:span text:style-name="T4">
<text:a xlink:type="simple" xlink:href="https://www.ukrinform.ua/rubric-ato/3731042-ubezpeciti-evropu-vid-agresii-mozna-lise-z-ukrainou-v-nato-zelenskij.html" text:style-name="Internet_20_link" text:visited-style-name="Visited_20_Internet_20_Link">
 Убезпечити Європу від агресії можна лише з Україною вНАТО - Зеленський </text:a>
 </text:span>
</text:p>
      <text:p text:style-name="P4">
Як раніше повідомляло агентство, в Україні наразі _<text:span text:style-name="T4">
<text:a xlink:type="simple" xlink:href="https://www.ukrinform.ua/rubric-ato/3731373-policia-rozslidue-ponad-84-tisac-provadzen-sodo-voennih-zlociniv-rosian-zelenskij.html" text:style-name="Internet_20_link" text:visited-style-name="Visited_20_Internet_20_Link">
 порушено понад 84 тис.кримінальних проваджень щодо воєнних злочинів російських загарбників</text:a>
 </text:span>
 _ , є1838 повідомлень про підозру.</text:p>
      <text:p text:style-name="P4">
Source: <text:a xlink:type="simple" xlink:href="https://www.ukrinform.ua/rubric-society/3732016-prezident-prokomentuvav-mozlivist-primirenna-ukrainciv-ta-rosian.html" text:style-name="Internet_20_link" text:visited-style-name="Visited_20_Internet_20_Link">
https://www.ukrinform.ua/rubric-society/3732016-prezident-prokomentuvav-mozlivist-primirenna-ukrainciv-ta-rosian.html</text:a>
</text:p>
      <!--NEWS-->
      <text:h text:style-name="P10" text:outline-level="1">
<text:span text:style-name="T4">
Андрій Шевченко зустрівся з делегацією команди та експертів Варшавського безпекового форуму</text:span>
</text:h>
      <text:p text:style-name="P4">
Author: ['АРМІЯINFORM']</text:p>
      <text:p text:style-name="P4">
Time: 2023-07-05T90:00:00-04:00</text:p>
      <text:p text:style-name="P4">
Description: Заступник Міністра оборони України з питань європейської інтеграції Андрій Шевченко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c030f67645fa7a73d59e27e3738fc8bb0509606.jpeg" text:style-name="Internet_20_link" text:visited-style-name="Visited_20_Internet_20_Link">
6c030f67645fa7a73d59e27e3738fc8bb0509606.jpeg</text:a>
']</text:p>
      <text:p text:style-name="P4">
Tags: ['АНДРІЙ ШЕВЧЕНКО', 'ВАРШАВСЬКИЙ БЕЗПЕКОВИЙ ФОРУМ', 'ЗАСТУПНИК МІНІСТРА ОБОРОНИ УКРАЇНИ']</text:p>
      <text:p text:style-name="P4">
Category: News</text:p>
      <!--METADATA-->
      <text:p text:style-name="P4">
<draw:frame draw:style-name="fr1" draw:name="Image372" text:anchor-type="as-char" svg:width="6.9236in" svg:height="4.617987in" draw:z-index="0">
<draw:image xlink:href="../Images/AРМІЯINFORM/2023-07-05T90-00-00-04-00/6c030f67645fa7a73d59e27e3738fc8bb0509606.jpeg" xlink:type="simple" xlink:show="embed" xlink:actuate="onLoad" draw:mime-type="image/jpeg"/>
</draw:frame>
</text:p>
      <text:p text:style-name="P4">
Заступник Міністра оборони України з питань європейської інтеграції АндрійШевченко у Києві провів зустріч з делегацією команди та експертів Варшавськогобезпекового форуму. Про це<text:a xlink:type="simple" xlink:href="https://www.mil.gov.ua/news/2023/07/05/andrij-shevchenko-zustrivsya-z-delegaczieyu-komandi-ta-ekspertiv-varshavskogo-bezpekovogo-forumu/" text:style-name="Internet_20_link" text:visited-style-name="Visited_20_Internet_20_Link">
повідомляє</text:a>
 пресслужба МОУ.</text:p>
      <text:p text:style-name="P4">
До складу іноземної делегації увійшли начальник Генерального штабу ЗбройнихСил Великої Британії в 2018-2022 рр. Марк Карлетон Сміт, Міністр закордоннихсправ і оборони Литовської Республіки в 2012-2020 рр. Лінас Лінкевичус,Міністр закордонних справ Польщі в 2018-2020 рр. Яцек Чапутович, заступникначальника Генерального Штабу ЗС Республіки Польща в 2011-2013рр. АнджейФалковський, головуюча Warsaw Security Forum Катажина Пісарська, а також іншічлени команди Форуму.</text:p>
      <text:p text:style-name="P4">
Андрій Шевченко подякував делегатам за візит і підтримку України тавідстоювання інтересів нашої держави на міжнародних дипломатичних майданчиках.</text:p>
      <text:p text:style-name="P4">
Іноземних гостей було поінформовано про ситуацію на фронті та останні подіївсередині росії, а також про підготовку російськими окупаційними військаминебезпечних провокацій на Запорізькій АЕС.  Було обговорено актуальні питання підтримки України напередодні Вільнюськогосаміту НАТО 11-12 липня. Іноземні делегати засвідчили свою солідарністьУкраїні та висловили підтримку на шляху досягнення нашою державою перемоги надкраїною-агресором.</text:p>
      <text:p text:style-name="P4">
Варшавський безпековий форум (Warsaw Security Forum) — щорічна міжнароднаконференція, яку у 2014 році започаткував Фонд Казимира Пуласького. ВБФ єплатформою для обміну думками між найвищими представниками урядів, міжнароднихінституцій, промисловості, аналітичних центрів, а також експертів у галузіполітики та оборони.</text:p>
      <text:p text:style-name="P4">
Source: <text:a xlink:type="simple" xlink:href="https://armyinform.com.ua/2023/07/05/andrij-shevchenko-zustrivsya-z-delegacziyeyu-komandy-ta-ekspertiv-varshavskogo-bezpekovogo-forumu/" text:style-name="Internet_20_link" text:visited-style-name="Visited_20_Internet_20_Link">
https://armyinform.com.ua/2023/07/05/andrij-shevchenko-zustrivsya-z-delegacziyeyu-komandy-ta-ekspertiv-varshavskogo-bezpekovogo-forumu/</text:a>
</text:p>
      <!--NEWS-->
      <text:h text:style-name="P10" text:outline-level="1">
<text:span text:style-name="T4">
Максимально працюємо з партнерами, щоб наша спільна безпека у Вільнюсі перемогла; усе залежить від партнерів — звернення Президента України</text:span>
</text:h>
      <text:p text:style-name="P4">
Author: ['АРМІЯINFORM']</text:p>
      <text:p text:style-name="P4">
Time: 2023-07-05T91:00:00-04:00</text:p>
      <text:p text:style-name="P4">
Description: Дорогі українці, українки!    Звіт за цей день.    Перше: Ставка – особливо тривал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f6b337ffd2b6cf824d7ba0341cc51dc_1688573101_extra_large.png" text:style-name="Internet_20_link" text:visited-style-name="Visited_20_Internet_20_Link">
1f6b337ffd2b6cf824d7ba0341cc51dc_1688573101_extra_large.png</text:a>
']</text:p>
      <text:p text:style-name="P4">
Tags: ['STOPRUSSIA', 'АГРЕСІЯ РФ', 'ВОЛОДИМИР ЗЕЛЕНСЬКИЙ', 'ЗВЕРНЕННЯ ПРЕЗИДЕНТА УКРАЇНИ']</text:p>
      <text:p text:style-name="P4">
Category: News</text:p>
      <!--METADATA-->
      <text:p text:style-name="P4">
<draw:frame draw:style-name="fr1" draw:name="Image373" text:anchor-type="as-char" svg:width="6.9236in" svg:height="5.157451in" draw:z-index="0">
<draw:image xlink:href="../Images/AРМІЯINFORM/2023-07-05T91-00-00-04-00/1f6b337ffd2b6cf824d7ba0341cc51dc_1688573101_extra_large.png" xlink:type="simple" xlink:show="embed" xlink:actuate="onLoad" draw:mime-type="image/png"/>
</draw:frame>
</text:p>
      <text:p text:style-name="P4">
<text:span text:style-name="T4">
<text:span text:style-name="T5">
Дорогі українці, українки!</text:span>
</text:span>
</text:p>
      <text:p text:style-name="P4">
Звіт за цей день.</text:p>
      <text:p text:style-name="P4">
Перше: Ставка – особливо тривале, особливо детальне засідання. Зокрема, щодобезпеки наших стратегічних обʼєктів, наших атомних станцій. Були відповіднідоповіді, відповідні рішення і – дуже важливо – контроль за виконанням рішень.</text:p>
      <text:p text:style-name="P4">
До речі, максимально контактуємо з партнерами для того, щоб ні в кого у світіне було навіть найменшого дефіциту інформації щодо ситуації на Запорізькій АЕСта створених росією загроз.</text:p>
      <text:p text:style-name="P4">
На Ставці, як завжди, детально розглянули ключові напрямки Сходу та Півдня.Дякую, воїни, за вашу хоробрість!</text:p>
      <text:p text:style-name="P4">
Тримаємо увагу й на Північному напрямку – усі потенційні загрози бачимо, іГоловкому доручено продовжувати посилення «Півночі».</text:p>
      <text:p text:style-name="P4">
Дуже важливо: на кожному засіданні Ставки знову й знову повертаємося допитання боєприпасів, зокрема для нашої артилерії. І це стосується не лишепостачання від партнерів, а й виробництва в Україні. Я дякую кожному й кожній,хто працює заради виконання цього нашого стратегічного, життєво важливогозавдання. Постійно є прогрес у виробництві зброї в Україні.</text:p>
      <text:p text:style-name="P4">
Друге важливе, що було сьогодні. Готуємо нові санкції, санкційні кроки нашоїдержави, і сьогодні провів нараду щодо цього з першою віце-премʼєр-міністромСвириденко та секретарем РНБО Даніловим. Рішення – незабаром.</text:p>
      <text:p text:style-name="P4">
Третє: провів окрему нараду щодо ситуації з укриттями в різних областях нашоїдержави, у різних містах. Доповідали **** міністр стратегпрому Камишін,профільний заступник керівника Офісу щодо регіональної політики Кулеба.</text:p>
      <text:p text:style-name="P4">
На жаль, у різних містах України й досі є значна неготовність укриттів… Післявсього. Держава не терпітиме такої бездіяльності. І це – відповідальністьмісцевих керівників. Ресурс у місцевої влади в країні на укриття є.</text:p>
      <text:p text:style-name="P4">
Ще одне.</text:p>
      <text:p text:style-name="P4">
Залишається рівно тиждень до ключового дня саміту НАТО у Вільнюсі. А отже,тиждень до ключового моменту для нашої спільної безпеки у Європі. Максимальнопрацюємо з партнерами, щоб наша спільна безпека у Вільнюсі перемогла. Всезалежить від партнерів.</text:p>
      <text:p text:style-name="P4">
Слава всім українським героям! Слава кожній нашій бойовій бригаді, усімпідрозділам наших сил оборони й безпеки!</text:p>
      <text:p text:style-name="P4">
<text:span text:style-name="T4">
<text:span text:style-name="T5">
Слава Україні!</text:span>
</text:span>
</text:p>
      <text:p text:style-name="P4">
Джерело: <text:a xlink:type="simple" xlink:href="https://www.president.gov.ua/news/maksimalno-pracyuyemo-z-partnerami-shob-nasha-spilna-bezpeka-84077" text:style-name="Internet_20_link" text:visited-style-name="Visited_20_Internet_20_Link">
Офіційне інтернет-представництво ПрезидентаУкраїни</text:a>
</text:p>
      <text:p text:style-name="P4">
Source: <text:a xlink:type="simple" xlink:href="https://armyinform.com.ua/2023/07/05/maksymalno-praczyuyemo-z-partneramy-shhob-nasha-spilna-bezpeka-u-vilnyusi-peremogla-use-zalezhyt-vid-partneriv-zvernennya-prezydenta-ukrayiny/" text:style-name="Internet_20_link" text:visited-style-name="Visited_20_Internet_20_Link">
https://armyinform.com.ua/2023/07/05/maksymalno-praczyuyemo-z-partneramy-shhob-nasha-spilna-bezpeka-u-vilnyusi-peremogla-use-zalezhyt-vid-partneriv-zvernennya-prezydenta-ukrayiny/</text:a>
</text:p>
      <!--NEWS-->
      <text:h text:style-name="P10" text:outline-level="1">
<text:span text:style-name="T4">
Російські війська продовжують обстрілювати Херсонщину — правоохоронці документують наслідки</text:span>
</text:h>
      <text:p text:style-name="P4">
Author: ['АРМІЯINFORM']</text:p>
      <text:p text:style-name="P4">
Time: 2023-07-05T92:00:00-04:00</text:p>
      <text:p text:style-name="P4">
Description: За процесуального керівництва окружних прокуратур Херсонської області розпочато досудов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05_17-37-52.jpg" text:style-name="Internet_20_link" text:visited-style-name="Visited_20_Internet_20_Link">
photo_2023-07-05_17-37-52.jpg</text:a>
']</text:p>
      <text:p text:style-name="P4">
Tags: ['STOPRUSSIA', 'АГРЕСІЯ РФ', 'ВТОРГНЕННЯ РФ']</text:p>
      <text:p text:style-name="P4">
Category: News</text:p>
      <!--METADATA-->
      <text:p text:style-name="P4">
<draw:frame draw:style-name="fr1" draw:name="Image374" text:anchor-type="as-char" svg:width="6.9236in" svg:height="5.1927in" draw:z-index="0">
<draw:image xlink:href="../Images/AРМІЯINFORM/2023-07-05T92-00-00-04-00/photo_2023-07-05_17-37-52.jpg" xlink:type="simple" xlink:show="embed" xlink:actuate="onLoad" draw:mime-type="image/jpeg"/>
</draw:frame>
</text:p>
      <text:p text:style-name="P4">
За процесуального керівництва окружних прокуратур Херсонської областірозпочато досудові розслідування за фактами порушення законів та звичаїв війни(ч. 1 ст. 438 КК України).</text:p>
      <text:p text:style-name="P4">
Про це <text:a xlink:type="simple" xlink:href="https://t.me/pgo_gov_ua" text:style-name="Internet_20_link" text:visited-style-name="Visited_20_Internet_20_Link">
повідомляє</text:a>
 Офіс Генерального прокурора.</text:p>
      <text:p text:style-name="P4">
«За даними слідства, 5 липня 2023 року російські військові вчергове обстрілялинаселені пункти Херсонського та Бериславського районів. Вранці черезартобстріл с. Антонівка біля будинку поранення отримав місцевий чоловік.Близько 13:20 окупанти обстріляли с. Іванівка у Дар’ївській сільській громадіХерсонської області.</text:p>
      <text:p text:style-name="P4">
Поранення отримав місцевий житель.Вдень під час роздачі гуманітарної допомогиокупанти атакували с. Садове, постраждала жінка. Внаслідок обстрілівпошкоджено будинки, господарські споруди, лінії електропередач, газопроводи,автотранспорт. Наслідки збройної агресії рф документують прокурори спільно зіслідчими ГУНП в Херсонській області», — йдеться в повідомленні.</text:p>
      <text:p text:style-name="P4">
Source: <text:a xlink:type="simple" xlink:href="https://armyinform.com.ua/2023/07/05/rosijski-vijska-prodovzhuyut-obstrilyuvaty-hersonshhynu-pravoohoronczi-dokumentuyut-naslidky/" text:style-name="Internet_20_link" text:visited-style-name="Visited_20_Internet_20_Link">
https://armyinform.com.ua/2023/07/05/rosijski-vijska-prodovzhuyut-obstrilyuvaty-hersonshhynu-pravoohoronczi-dokumentuyut-naslidky/</text:a>
</text:p>
      <!--NEWS-->
      <text:h text:style-name="P10" text:outline-level="1">
<text:span text:style-name="T4">
Досвід українських CIMIC у суворих реаліях російсько-української війни переймали у Фінляндії</text:span>
</text:h>
      <text:p text:style-name="P4">
Author: ['АРМІЯINFORM']</text:p>
      <text:p text:style-name="P4">
Time: 2023-07-05T93:00:00-04:00</text:p>
      <text:p text:style-name="P4">
Description: На острові Сантахаміна, що на півдні Фінляндської Республіки, офіцери запасу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078784_617621737217575_392751931065730186_n.jpg" text:style-name="Internet_20_link" text:visited-style-name="Visited_20_Internet_20_Link">
358078784_617621737217575_392751931065730186_n.jpg</text:a>
', '<text:a xlink:type="simple" xlink:href="https://armyinform.com.ua/wp-content/uploads/2023/07/358085495_617621750550907_4182837175614948026_n-150x150.jpg" text:style-name="Internet_20_link" text:visited-style-name="Visited_20_Internet_20_Link">
358085495_617621750550907_4182837175614948026_n-150x150.jpg</text:a>
', '<text:a xlink:type="simple" xlink:href="https://armyinform.com.ua/wp-content/uploads/2023/07/357727138_617621777217571_5178771752120769343_n-150x150.jpg" text:style-name="Internet_20_link" text:visited-style-name="Visited_20_Internet_20_Link">
357727138_617621777217571_5178771752120769343_n-150x150.jpg</text:a>
', '<text:a xlink:type="simple" xlink:href="https://armyinform.com.ua/wp-content/uploads/2023/07/358405779_617621523884263_5854833362508151824_n-150x150.jpg" text:style-name="Internet_20_link" text:visited-style-name="Visited_20_Internet_20_Link">
358405779_617621523884263_5854833362508151824_n-150x150.jpg</text:a>
', '<text:a xlink:type="simple" xlink:href="https://armyinform.com.ua/wp-content/uploads/2023/07/358446426_617621570550925_6381293176301722593_n-150x150.jpg" text:style-name="Internet_20_link" text:visited-style-name="Visited_20_Internet_20_Link">
358446426_617621570550925_6381293176301722593_n-150x150.jpg</text:a>
', '<text:a xlink:type="simple" xlink:href="https://armyinform.com.ua/wp-content/uploads/2023/07/358072698_617621487217600_6682542948263613899_n-150x150.jpg" text:style-name="Internet_20_link" text:visited-style-name="Visited_20_Internet_20_Link">
358072698_617621487217600_6682542948263613899_n-150x150.jpg</text:a>
']</text:p>
      <text:p text:style-name="P4">
Tags: ['СІМІС', 'ФІНЛЯНДІЯ', 'ЦИВІЛЬНО-ВІЙСЬКОВЕ СПІВРОБІТНИЦТВО']</text:p>
      <text:p text:style-name="P4">
Category: News</text:p>
      <!--METADATA-->
      <text:p text:style-name="P4">
<draw:frame draw:style-name="fr1" draw:name="Image375" text:anchor-type="as-char" svg:width="6.9236in" svg:height="4.744927in" draw:z-index="0">
<draw:image xlink:href="../Images/AРМІЯINFORM/2023-07-05T93-00-00-04-00/358078784_617621737217575_392751931065730186_n.jpg" xlink:type="simple" xlink:show="embed" xlink:actuate="onLoad" draw:mime-type="image/jpeg"/>
</draw:frame>
</text:p>
      <text:p text:style-name="P4">
На острові Сантахаміна, що на півдні Фінляндської Республіки, офіцери запасута регулярної армії країн-партнерів НАТО взяли участь в навчаннях з цивільно-військового співробітництва CIMEX 2023. Про це<text:a xlink:type="simple" xlink:href="https://www.facebook.com/GeneralStaff.ua/posts/pfbid0eUgNsnGRErSNfuVBtdkZu2cLojVca9CRAwahdXR7CFaUuce7zNa11yJnDnP8W2LQl" text:style-name="Internet_20_link" text:visited-style-name="Visited_20_Internet_20_Link">
інформує</text:a>
 Генеральний штаб ЗСУ.</text:p>
      <text:p text:style-name="P4">
Впродовж навчань учасники мали можливість ділитися власним досвідом участі вміжнародних миротворчих та воєнних операціях, найкращими практиками занапрямком ЦВС та планування дій на випадок надзвичайних ситуацій.</text:p>
      <text:p text:style-name="P4">
<text:a xlink:type="simple" xlink:href="https://armyinform.com.ua/wp-content/uploads/2023/07/358085495_617621750550907_4182837175614948026_n.jpg" text:style-name="Internet_20_link" text:visited-style-name="Visited_20_Internet_20_Link">
<draw:frame draw:style-name="fr1" draw:name="Image376" text:anchor-type="as-char" svg:width="6.9236in" svg:height="6.9236in" draw:z-index="0">
<draw:image xlink:href="../Images/AРМІЯINFORM/2023-07-05T93-00-00-04-00/358085495_617621750550907_4182837175614948026_n-150x150.jpg" xlink:type="simple" xlink:show="embed" xlink:actuate="onLoad" draw:mime-type="image/jpeg"/>
</draw:frame>
</text:a>
</text:p>
      <text:p text:style-name="P4">
Щорічні навчання відбувалися в межах літнього конгресу офіцерів запасу НАТОCIOR Summer Congress 2023, який цьогоріч зібрав понад 500 учасників у м.Хельсінкі.</text:p>
      <text:p text:style-name="P4">
Символічним було й місце його проведення, а саме Фінляндія, яка була прийнятаяк повноправний член НАТО в квітні поточного року.</text:p>
      <text:p text:style-name="P4">
Представник Центрального управління ЦВС Генерального штабу ЗСУ підполковникВладислав Тичина мав можливість поділитись власним досвідом з учасникамиCIMEX, взяти участь в панельній дискусії з молодшим офіцерським складомконгресу, а також виступити на симпозіумі перед широкою аудиторією з доповіддюпро поточну ситуацію, роль і місце ЦВС в умовах відбиття широкомасштабноїзбройної агресії російської федерації проти України.</text:p>
      <text:p text:style-name="P4">
<text:a xlink:type="simple" xlink:href="https://armyinform.com.ua/wp-content/uploads/2023/07/357727138_617621777217571_5178771752120769343_n.jpg" text:style-name="Internet_20_link" text:visited-style-name="Visited_20_Internet_20_Link">
<draw:frame draw:style-name="fr1" draw:name="Image377" text:anchor-type="as-char" svg:width="6.9236in" svg:height="6.9236in" draw:z-index="0">
<draw:image xlink:href="../Images/AРМІЯINFORM/2023-07-05T93-00-00-04-00/357727138_617621777217571_5178771752120769343_n-150x150.jpg" xlink:type="simple" xlink:show="embed" xlink:actuate="onLoad" draw:mime-type="image/jpeg"/>
</draw:frame>
</text:a>
</text:p>
      <text:p text:style-name="P4">
<text:a xlink:type="simple" xlink:href="https://armyinform.com.ua/wp-content/uploads/2023/07/358405779_617621523884263_5854833362508151824_n.jpg" text:style-name="Internet_20_link" text:visited-style-name="Visited_20_Internet_20_Link">
<draw:frame draw:style-name="fr1" draw:name="Image378" text:anchor-type="as-char" svg:width="6.9236in" svg:height="6.9236in" draw:z-index="0">
<draw:image xlink:href="../Images/AРМІЯINFORM/2023-07-05T93-00-00-04-00/358405779_617621523884263_5854833362508151824_n-150x150.jpg" xlink:type="simple" xlink:show="embed" xlink:actuate="onLoad" draw:mime-type="image/jpeg"/>
</draw:frame>
</text:a>
</text:p>
      <text:p text:style-name="P4">
<text:a xlink:type="simple" xlink:href="https://armyinform.com.ua/wp-content/uploads/2023/07/358446426_617621570550925_6381293176301722593_n.jpg" text:style-name="Internet_20_link" text:visited-style-name="Visited_20_Internet_20_Link">
<draw:frame draw:style-name="fr1" draw:name="Image379" text:anchor-type="as-char" svg:width="6.9236in" svg:height="6.9236in" draw:z-index="0">
<draw:image xlink:href="../Images/AРМІЯINFORM/2023-07-05T93-00-00-04-00/358446426_617621570550925_6381293176301722593_n-150x150.jpg" xlink:type="simple" xlink:show="embed" xlink:actuate="onLoad" draw:mime-type="image/jpeg"/>
</draw:frame>
</text:a>
</text:p>
      <text:p text:style-name="P4">
<text:a xlink:type="simple" xlink:href="https://armyinform.com.ua/wp-content/uploads/2023/07/358072698_617621487217600_6682542948263613899_n.jpg" text:style-name="Internet_20_link" text:visited-style-name="Visited_20_Internet_20_Link">
<draw:frame draw:style-name="fr1" draw:name="Image380" text:anchor-type="as-char" svg:width="6.9236in" svg:height="6.9236in" draw:z-index="0">
<draw:image xlink:href="../Images/AРМІЯINFORM/2023-07-05T93-00-00-04-00/358072698_617621487217600_6682542948263613899_n-150x150.jpg" xlink:type="simple" xlink:show="embed" xlink:actuate="onLoad" draw:mime-type="image/jpeg"/>
</draw:frame>
</text:a>
</text:p>
      <text:p text:style-name="P4">
Під час презентації також ішлося про регулярні порушення правил ведення війниі норм міжнародного гуманітарного права російськими військами та висловленослова вдячності міжнародній спільноті за надану допомогу та підтримкуукраїнського війська в боротьбі проти агресора.</text:p>
      <text:p text:style-name="P4">
Source: <text:a xlink:type="simple" xlink:href="https://armyinform.com.ua/2023/07/05/dosvid-ukrayinskyh-cimic-u-suvoryh-realiyah-rosijsko-ukrayinskoyi-vijny-perejmaly-u-finlyandiyi/" text:style-name="Internet_20_link" text:visited-style-name="Visited_20_Internet_20_Link">
https://armyinform.com.ua/2023/07/05/dosvid-ukrayinskyh-cimic-u-suvoryh-realiyah-rosijsko-ukrayinskoyi-vijny-perejmaly-u-finlyandiyi/</text:a>
</text:p>
      <!--NEWS-->
      <text:h text:style-name="P10" text:outline-level="1">
<text:span text:style-name="T4">
Ми хочемо, щоб Латинська Америка долучилася до підтримки Формули миру — Володимир Зеленський</text:span>
</text:h>
      <text:p text:style-name="P4">
Author: ['АРМІЯINFORM']</text:p>
      <text:p text:style-name="P4">
Time: 2023-07-05T94:00:00-04:00</text:p>
      <text:p text:style-name="P4">
Description: Україна прагне збільшення підтримки Формули миру з боку держав Латинської Амери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7b9fd2cbdecf49f4175500fc0c5cc085_1688575177_extra_large.jpeg" text:style-name="Internet_20_link" text:visited-style-name="Visited_20_Internet_20_Link">
7b9fd2cbdecf49f4175500fc0c5cc085_1688575177_extra_large.jpeg</text:a>
', '<text:a xlink:type="simple" xlink:href="https://armyinform.com.ua/wp-content/uploads/2023/07/461e1641c12d68eab9bf411d540bd8f6_1688575179_extra_large.jpeg" text:style-name="Internet_20_link" text:visited-style-name="Visited_20_Internet_20_Link">
461e1641c12d68eab9bf411d540bd8f6_1688575179_extra_large.jpeg</text:a>
', '<text:a xlink:type="simple" xlink:href="https://armyinform.com.ua/wp-content/uploads/2023/07/91c1efe01e554cd6849d679d26c2d672_1688575177_extra_large.jpeg" text:style-name="Internet_20_link" text:visited-style-name="Visited_20_Internet_20_Link">
91c1efe01e554cd6849d679d26c2d672_1688575177_extra_large.jpeg</text:a>
']</text:p>
      <text:p text:style-name="P4">
Tags: ['STOPRUSSIA', 'АГРЕСІЯ РФ', 'ВОЛОДИМИР ЗЕЛЕНСЬКИЙ', 'ВТОРГНЕННЯ РФ', 'ОФІС ПРЕЗИДЕНТА УКРАЇНИ', 'ПРЕЗИДЕНТ УКРАЇНИ']</text:p>
      <text:p text:style-name="P4">
Category: News</text:p>
      <!--METADATA-->
      <text:p text:style-name="P4">
<draw:frame draw:style-name="fr1" draw:name="Image381" text:anchor-type="as-char" svg:width="6.9236in" svg:height="4.604691in" draw:z-index="0">
<draw:image xlink:href="../Images/AРМІЯINFORM/2023-07-05T94-00-00-04-00/7b9fd2cbdecf49f4175500fc0c5cc085_1688575177_extra_large.jpeg" xlink:type="simple" xlink:show="embed" xlink:actuate="onLoad" draw:mime-type="image/jpeg"/>
</draw:frame>
</text:p>
      <text:p text:style-name="P4">
Україна прагне збільшення підтримки Формули миру з боку держав ЛатинськоїАмерики, зокрема й Аргентини, адже пункти Формули стосуються подолання всіхкриз, спричинених російською агресією. Про це<text:a xlink:type="simple" xlink:href="https://www.president.gov.ua/news/volodimir-zelenskij-pid-chas-spilkuvannya-z-universitetskoyu-84085" text:style-name="Internet_20_link" text:visited-style-name="Visited_20_Internet_20_Link">
заявив</text:a>
 Президент Володимир Зеленський під часспілкування в режимі відеоконференції зі студентами та професорсько-викладацьким складом Університету Буенос-Айреса та інших аргентинських вишів.</text:p>
      <text:p text:style-name="P4">
В онлайн-зустрічі взяли участь близько 400 студентів, керівники закладівосвіти, професорсько-викладацький склад, голови іноземних дипломатичнихпредставництв тощо.</text:p>
      <text:p text:style-name="P4">
«Ми запропонували Формулу миру й хочемо, щоб навколо цього об’єдналися всідержави. Наші військові зброєю витісняють ворога, а політики й суспільстваінших держав можуть нас підтримувати в різних мирних ініціативах. Ми хочемо,щоб Латинська Америка долучилася, щоб долучилася Аргентина. Це дуже важливо»,— зазначив Володимир Зеленський, відповідаючи на запитання студентів.</text:p>
      <text:p text:style-name="P4">
Президент акцентував, що всі пункти Української формули миру конкретні йстосуються подолання всіх тих криз, які українці пережили або переживаютьвнаслідок агресії РФ.<draw:frame draw:style-name="fr1" draw:name="Image382" text:anchor-type="as-char" svg:width="6.9236in" svg:height="4.604691in" draw:z-index="0">
<draw:image xlink:href="../Images/AРМІЯINFORM/2023-07-05T94-00-00-04-00/461e1641c12d68eab9bf411d540bd8f6_1688575179_extra_large.jpeg" xlink:type="simple" xlink:show="embed" xlink:actuate="onLoad" draw:mime-type="image/jpeg"/>
</draw:frame>
</text:p>
      <text:p text:style-name="P4">
«Якщо ми говоримо про пункт щодо ядерної безпеки, то не лише тому, що боїмосяпідриву на Запорізькій АЕС, оскільки це виклик не лише для України, а й длявсього світу. Ми всі ці кризи переживаємо, ділимося, на жаль, цим трагічнимдосвідом, і в нас є рішення щодо цих пунктів. Але для цього нам потрібнеоб’єднання світу навколо цих проблем, політичний тиск на Росію й рішення щодовсіх цих криз», — пояснив він.</text:p>
      <text:p text:style-name="P4">
Володимир Зеленський також наголосив на необхідності приєднання державЛатинської Америки до санкцій проти Росії, поки не буде досягнутосправедливості й поки РФ не припинить своєї агресії.</text:p>
      <text:p text:style-name="P4">
«Керівництво Росії має відчувати, що воно ізольоване. Не можна їх приймати вдеяких державах Африканського континенту, не можна їм мати бізнес ізЛатинською Америкою. Не можна тиснути руку лідеру Росії, яка в крові. Тому щовін віддавав усі ці накази. І тут країни Латинської Америки можуть зайнятибільш активну позицію», — переконаний Президент.</text:p>
      <text:p text:style-name="P4">
Крім того, Володимир Зеленський закликав країни Латинської Америки політичнопідтримувати Україну, зокрема під час розгляду ініційованих нашою державоюрезолюцій ООН, надавати гуманітарну допомогу цивільним українцям, якістраждають від наслідків повномасштабного російського вторгнення.</text:p>
      <text:p text:style-name="P4">
«Ми точно не хотіли цієї війни. Український народ проходить через цівипробування, і це велика трагедія. Бо війна — це тільки втрати. Але, щоб невтратити всього, що в нас є, ми маємо здобути перемогу. Тому ми почалиборотися, щоб нас не знищили. Ми не заходили на територію Росії — вони зайшлив наші домівки, вбивали, ґвалтували дітей», — наголосив Глава держави.</text:p>
      <text:p text:style-name="P4">
Президент зазначив, що закінчення війни — це відновлення Україною своєїтериторіальної цілісності та встановлення справедливості шляхом притягнення довідповідальності всіх винних у воєнних злочинах.</text:p>
      <text:p text:style-name="P4">
«Батьки, які втратили дітей, діти, які втратили батьків, чоловіки — жінок,жінки — своїх чоловіків, кохані люди втрачали одне одного… Не можна простотак: ось, усе, ми закінчили, вже ніхто не стріляє. Закінчення війни — цесправедливість. А це насамперед — вироки вбивцям. І ось коли все це будезроблено, тоді закінчиться війна. Ми наближатимемо цей час. Історія показує,що справедливість має бути, убивці мають сісти за ґрати, має бути відновленоконтроль України над своєю землею, агресор, як це було в багатьох війнах усвіті, має визнати, що він агресор», — переконаний Володимир Зеленський.</text:p>
      <text:p text:style-name="P4">
Говорячи про відносини з Аргентиною, він виступив за розвиток більш тіснихвзаємин.</text:p>
      <text:p text:style-name="P4">
«Україна може бути гарним партнером у багатьох напрямках, різних сферах. І яхотів би більше спілкуватися, і щоб наші уряди також спільно працювали», —сказав Глава держави.</text:p>
      <text:p text:style-name="P4">
Президент також зауважив, що для України сьогодні надзвичайно важливаекономічна стабільність, і наша країна вітатиме кроки бізнесменів з усьогосвіту, які готові інвестувати в Україну та створювати робочі місця.</text:p>
      <text:p text:style-name="P4">
Звертаючись до аргентинських студентів, Володимир Зеленський наголосив, щомолодь має поширювати правду.</text:p>
      <text:p text:style-name="P4">
<draw:frame draw:style-name="fr1" draw:name="Image383" text:anchor-type="as-char" svg:width="6.9236in" svg:height="4.604691in" draw:z-index="0">
<draw:image xlink:href="../Images/AРМІЯINFORM/2023-07-05T94-00-00-04-00/91c1efe01e554cd6849d679d26c2d672_1688575177_extra_large.jpeg" xlink:type="simple" xlink:show="embed" xlink:actuate="onLoad" draw:mime-type="image/jpeg"/>
</draw:frame>
</text:p>
      <text:p text:style-name="P4">
«Нам важливо підтримувати відносини між студентами, зв’язок з людьми вашоговіку, які вам дуже цікаві. Важлива постійна комунікація. А коли ви відчуєтепоклик серця і не боїтеся, ви можете приїхати й подивитися, що таке Україна,якими є наші люди. Ви самі зробите висновки, побачите наслідки війни йнестимете це у своє суспільство», — зазначив Глава держави.</text:p>
      <text:p text:style-name="P4">
Наприкінці зустрічі Володимир Зеленський висловив побажання, щоб Українупочули в Аргентині та всій Латинській Америці.</text:p>
      <text:p text:style-name="P4">
«І я дуже хотів би, щоб лідери вашого континенту дали нам змогу зустрічатисячастіше. Я думаю, що наша зустріч наживо була б дуже важливою», — сказав він.</text:p>
      <text:p text:style-name="P4">
Університет Буенос-Айреса — найбільший університет Аргентини й один ізнайпрестижніших у Латинській Америці. На 13 факультетах у закладі навчаєтьсяпонад 300 тисяч студентів. Близько 30% наукових досліджень в Аргентиніпроводиться в Університеті Буенос-Айреса. У світовому рейтингу QS WorldUniversity Rankings 2023: Top global universities заклад посів 67-ме місце.</text:p>
      <text:p text:style-name="P4">
Source: <text:a xlink:type="simple" xlink:href="https://armyinform.com.ua/2023/07/05/my-hochemo-shhob-latynska-ameryka-doluchylasya-do-pidtrymky-formuly-myru-volodymyr-zelenskyj/" text:style-name="Internet_20_link" text:visited-style-name="Visited_20_Internet_20_Link">
https://armyinform.com.ua/2023/07/05/my-hochemo-shhob-latynska-ameryka-doluchylasya-do-pidtrymky-formuly-myru-volodymyr-zelenskyj/</text:a>
</text:p>
      <!--NEWS-->
      <text:h text:style-name="P10" text:outline-level="1">
<text:span text:style-name="T4">
Сьогодні немає альтернативи багатофункціональному літаку типу F-16 — Юрій Ігнат</text:span>
</text:h>
      <text:p text:style-name="P4">
Author: ['Дмитро Горбунов']</text:p>
      <text:p text:style-name="P4">
Time: 2023-07-05T95:00:00-04:00</text:p>
      <text:p text:style-name="P4">
Description: Про отримання Україною літаків типу F-16 та випуск росією сучасних бойових дронів у ефір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yurij-ignat-1.jpg" text:style-name="Internet_20_link" text:visited-style-name="Visited_20_Internet_20_Link">
yurij-ignat-1.jpg</text:a>
']</text:p>
      <text:p text:style-name="P4">
Tags: ['STOPRUSSIA', 'ЮРІЙ ІГНАТ']</text:p>
      <text:p text:style-name="P4">
Category: News</text:p>
      <!--METADATA-->
      <text:p text:style-name="P4">
<draw:frame draw:style-name="fr1" draw:name="Image384" text:anchor-type="as-char" svg:width="6.9236in" svg:height="3.883237in" draw:z-index="0">
<draw:image xlink:href="../Images/AРМІЯINFORM/2023-07-05T95-00-00-04-00/yurij-ignat-1.jpg" xlink:type="simple" xlink:show="embed" xlink:actuate="onLoad" draw:mime-type="image/jpeg"/>
</draw:frame>
</text:p>
      <text:p text:style-name="P4">
Про отримання Україною літаків типу F-16 та випуск росією сучасних бойовихдронів у ефірі телемарафону <text:a xlink:type="simple" xlink:href="https://www.youtube.com/watch" text:style-name="Internet_20_link" text:visited-style-name="Visited_20_Internet_20_Link">
«Єдиніновини»</text:a>
 розповів речникКомандування Повітряних Сил ЗСУ полковник Юрій Ігнат.</text:p>
      <text:p text:style-name="P4">
— Ми успішно використовуємо проти окупантів ті засоби ППО та ракети, що вжепередали нам закордонні партнери. Але буде зовсім добре, коли українськіпілоти керуватимуть F-16. Тоді би ми в рази ефективніше виконували всіпоставлені завдання. Поки ж наші льотчики на своїй техніці, ризикуючи власнимжиттям, заходять якомога ближче до лінії фронту, щоб завдати ударів окупантам,— повідомив офіцер ЗСУ.</text:p>
      <text:p text:style-name="P4">
Він додав, що чим швидше надійдуть до нас літаки F-16, тим більше ми збережеможиттів і цивільних людей, і військових.</text:p>
      <text:p text:style-name="P4">
— Українські пілоти готові в будь-який момент взяти речі і поїхати нанавчання. Ну, немає сьогодні альтернативи багатофункціональному літаку типуF-16, що може бити по землі та по морю. Не може бути в одному підрозділілітаків різних типів. Це питання вивчали дуже багато експертів, — розповівЮрій Ігнат.</text:p>
      <text:p text:style-name="P4">
Офіцер досить скептично поставився до інформації стосовно можливоговиготовлення на території росії дронів за іранською технологією.</text:p>
      <text:p text:style-name="P4">
— Хочу нагадати, що вже приблизно 1200 іранських дронів ми знищили. Тобтовиробництво було потужне, і налагодити щось подібне на московії буде вкрайважко. Тому, можливо, росія просто буде збирати їх, а Іран — спробує зняти ізсебе відповідальність. У будь-якому випадку Повітряні Сили ЗСУ готові й надалінищити окупантів та їхню зброю, — насамкінець зазначив Юрій Ігнат.</text:p>
      <text:p text:style-name="P4">
Source: <text:a xlink:type="simple" xlink:href="https://armyinform.com.ua/2023/07/05/sogodni-nemaye-alternatyvy-bagatofunkczionalnomu-litaku-typu-f-16-yurij-ignat/" text:style-name="Internet_20_link" text:visited-style-name="Visited_20_Internet_20_Link">
https://armyinform.com.ua/2023/07/05/sogodni-nemaye-alternatyvy-bagatofunkczionalnomu-litaku-typu-f-16-yurij-ignat/</text:a>
</text:p>
      <!--NEWS-->
      <text:h text:style-name="P10" text:outline-level="1">
<text:span text:style-name="T4">
На Миколаївщині знищено 8 ворожих безпілотників</text:span>
</text:h>
      <text:p text:style-name="P4">
Author: ['АРМІЯINFORM']</text:p>
      <text:p text:style-name="P4">
Time: 2023-07-05T96:00:00-04:00</text:p>
      <text:p text:style-name="P4">
Description: Про це повідомляє Повітряне командування «Південь».    «5 липня 2023 року,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779645.jpg" text:style-name="Internet_20_link" text:visited-style-name="Visited_20_Internet_20_Link">
779645.jpg</text:a>
']</text:p>
      <text:p text:style-name="P4">
Tags: ['STOPRUSSIA', 'АГРЕСІЯ РФ', 'ВТОРГНЕННЯ РФ']</text:p>
      <text:p text:style-name="P4">
Category: News</text:p>
      <!--METADATA-->
      <text:p text:style-name="P4">
<draw:frame draw:style-name="fr1" draw:name="Image385" text:anchor-type="as-char" svg:width="6.9236in" svg:height="3.888487in" draw:z-index="0">
<draw:image xlink:href="../Images/AРМІЯINFORM/2023-07-05T96-00-00-04-00/779645.jpg" xlink:type="simple" xlink:show="embed" xlink:actuate="onLoad" draw:mime-type="image/jpeg"/>
</draw:frame>
Ілюстративне фото</text:p>
      <text:p text:style-name="P4">
Про це<text:a xlink:type="simple" xlink:href="https://www.facebook.com/PvKPivden" text:style-name="Internet_20_link" text:visited-style-name="Visited_20_Internet_20_Link">
повідомляє</text:a>
Повітряне командування «Південь».</text:p>
      <text:p text:style-name="P4">
«5 липня 2023 року, на Миколаївщині, силами та засобами протиповітряноїоборони повітряного командування „Південь“ знищено 8 ворожих БПЛА: 4 БПЛА„Ланцет“, 2 БПЛА „Мерлін-ВР“, 1 БПЛА „Zala“ та 1 БПЛА „Орлан-10“», — йдеться вповідомленні.</text:p>
      <text:p text:style-name="P4">
Source: <text:a xlink:type="simple" xlink:href="https://armyinform.com.ua/2023/07/05/na-mykolayivshhyni-znyshheno-8-vorozhyh-bezpilotnykiv/" text:style-name="Internet_20_link" text:visited-style-name="Visited_20_Internet_20_Link">
https://armyinform.com.ua/2023/07/05/na-mykolayivshhyni-znyshheno-8-vorozhyh-bezpilotnykiv/</text:a>
</text:p>
      <!--NEWS-->
      <text:h text:style-name="P10" text:outline-level="1">
<text:span text:style-name="T4">
Перша лінія оборони окупантів на лівому березі Дніпра зруйнована водою — Наталія Гуменюк</text:span>
</text:h>
      <text:p text:style-name="P4">
Author: ['Дмитро Горбунов']</text:p>
      <text:p text:style-name="P4">
Time: 2023-07-05T97:00:00-04:00</text:p>
      <text:p text:style-name="P4">
Description: Про характер дій окупантів на лівому берегу Дніпра в ефірі телемарафону «Єдині нов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74219728275099024_y.jpg" text:style-name="Internet_20_link" text:visited-style-name="Visited_20_Internet_20_Link">
photo_5274219728275099024_y.jpg</text:a>
']</text:p>
      <text:p text:style-name="P4">
Tags: ['БОЙОВІ ДІЇ', 'КАХОВСЬКА ГЕС', 'НАТАЛІЯ ГУМЕНЮК', 'ОК «ПІВДЕНЬ»', 'СИЛИ ОБОРОНИ ПІВДНЯ']</text:p>
      <text:p text:style-name="P4">
Category: News</text:p>
      <!--METADATA-->
      <text:p text:style-name="P4">
<draw:frame draw:style-name="fr1" draw:name="Image386" text:anchor-type="as-char" svg:width="6.9236in" svg:height="4.615733in" draw:z-index="0">
<draw:image xlink:href="../Images/AРМІЯINFORM/2023-07-05T97-00-00-04-00/photo_5274219728275099024_y.jpg" xlink:type="simple" xlink:show="embed" xlink:actuate="onLoad" draw:mime-type="image/jpeg"/>
</draw:frame>
</text:p>
      <text:p text:style-name="P4">
Про характер дій окупантів на лівому берегу Дніпра в ефірі телемарафону<text:a xlink:type="simple" xlink:href="https://www.youtube.com/watch" text:style-name="Internet_20_link" text:visited-style-name="Visited_20_Internet_20_Link">
«Єдині новини»</text:a>
 розповіланачальник об’єднаного координаційного пресцентру Сил оборони півдня НаталіяГуменюк.</text:p>
      <text:p text:style-name="P4">
— Окупанти намагаються повернутися на позиції, що були затоплені після підривуКаховської ГЕС. Тут треба розуміти, що йдеться про повернення на дистанцію до15 кілометрів. Тож зараз, коли вода відходить вони переміщуються, щоб матикоротшу дистанцію до правого берега. Проте їхня перша лінія оборони зруйнованаводою і вони перелякані, не знаючи чого очікувати від нас, — поінформувалавона.</text:p>
      <text:p text:style-name="P4">
За її інформацією, в такій ситуації окупанти збільшили кількість своїхартобстрілів на південному напрямку.</text:p>
      <text:p text:style-name="P4">
— Всі сьогоднішні удари окупантів спрямовані на логістику та місця, що надумку росіян є зосередженням якихось наших ресурсів. При цьому, часто влучаютьпо складах приватних підприємств, абсолютно далеких від армії. На жаль,страждають цивільні люди. Але наша робота доволі результативна. Так, засьогодні ми знищили два БПЛА оперативно-тактичного рівня, що збиралиінформацію, та ще три ударних дрона типу «Ланцет». Також нам вдалосяліквідувати на лівому березі три артустановки, кілька зразків автомобільної таброньованої техніки ворога, — зазначила Наталія Гуменюк.</text:p>
      <text:p text:style-name="P4">
Source: <text:a xlink:type="simple" xlink:href="https://armyinform.com.ua/2023/07/05/persha-liniya-oborony-okupantiv-na-livomu-berezi-dnipra-zrujnovana-vodoyu-nataliya-gumenyuk/" text:style-name="Internet_20_link" text:visited-style-name="Visited_20_Internet_20_Link">
https://armyinform.com.ua/2023/07/05/persha-liniya-oborony-okupantiv-na-livomu-berezi-dnipra-zrujnovana-vodoyu-nataliya-gumenyuk/</text:a>
</text:p>
      <!--NEWS-->
      <text:h text:style-name="P10" text:outline-level="1">
<text:span text:style-name="T4">
Центр дослідження воєнної історії Збройних Сил України відзначив свою першу річницю</text:span>
</text:h>
      <text:p text:style-name="P4">
Author: ['АРМІЯINFORM']</text:p>
      <text:p text:style-name="P4">
Time: 2023-07-05T98:00:00-04:00</text:p>
      <text:p text:style-name="P4">
Description: Рік тому було сформовано Центр досліджень воєнної історії Збройних Сил України. За це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img_0829.jpg" text:style-name="Internet_20_link" text:visited-style-name="Visited_20_Internet_20_Link">
img_0829.jpg</text:a>
', '<text:a xlink:type="simple" xlink:href="https://armyinform.com.ua/wp-content/uploads/2023/07/img_0351-150x150.jpg" text:style-name="Internet_20_link" text:visited-style-name="Visited_20_Internet_20_Link">
img_0351-150x150.jpg</text:a>
', '<text:a xlink:type="simple" xlink:href="https://armyinform.com.ua/wp-content/uploads/2023/07/img_0362-150x150.jpg" text:style-name="Internet_20_link" text:visited-style-name="Visited_20_Internet_20_Link">
img_0362-150x150.jpg</text:a>
', '<text:a xlink:type="simple" xlink:href="https://armyinform.com.ua/wp-content/uploads/2023/07/img_0365-150x150.jpg" text:style-name="Internet_20_link" text:visited-style-name="Visited_20_Internet_20_Link">
img_0365-150x150.jpg</text:a>
', '<text:a xlink:type="simple" xlink:href="https://armyinform.com.ua/wp-content/uploads/2023/07/img_0617-2-150x150.jpg" text:style-name="Internet_20_link" text:visited-style-name="Visited_20_Internet_20_Link">
img_0617-2-150x150.jpg</text:a>
', '<text:a xlink:type="simple" xlink:href="https://armyinform.com.ua/wp-content/uploads/2023/07/img_0672-2-150x150.jpg" text:style-name="Internet_20_link" text:visited-style-name="Visited_20_Internet_20_Link">
img_0672-2-150x150.jpg</text:a>
', '<text:a xlink:type="simple" xlink:href="https://armyinform.com.ua/wp-content/uploads/2023/07/img_0807-2-150x150.jpg" text:style-name="Internet_20_link" text:visited-style-name="Visited_20_Internet_20_Link">
img_0807-2-150x150.jpg</text:a>
', '<text:a xlink:type="simple" xlink:href="https://armyinform.com.ua/wp-content/uploads/2023/07/img_0797-2-150x150.jpg" text:style-name="Internet_20_link" text:visited-style-name="Visited_20_Internet_20_Link">
img_0797-2-150x150.jpg</text:a>
', '<text:a xlink:type="simple" xlink:href="https://armyinform.com.ua/wp-content/uploads/2023/07/img_0784-150x150.jpg" text:style-name="Internet_20_link" text:visited-style-name="Visited_20_Internet_20_Link">
img_0784-150x150.jpg</text:a>
', '<text:a xlink:type="simple" xlink:href="https://armyinform.com.ua/wp-content/uploads/2023/07/img_0417.jpg" text:style-name="Internet_20_link" text:visited-style-name="Visited_20_Internet_20_Link">
img_0417.jpg</text:a>
', '<text:a xlink:type="simple" xlink:href="https://armyinform.com.ua/wp-content/uploads/2023/07/357566360_617682843878131_3956780889856136032_n.jpg" text:style-name="Internet_20_link" text:visited-style-name="Visited_20_Internet_20_Link">
357566360_617682843878131_3956780889856136032_n.jpg</text:a>
', '<text:a xlink:type="simple" xlink:href="https://armyinform.com.ua/wp-content/uploads/2023/07/img_0461-150x150.jpg" text:style-name="Internet_20_link" text:visited-style-name="Visited_20_Internet_20_Link">
img_0461-150x150.jpg</text:a>
', '<text:a xlink:type="simple" xlink:href="https://armyinform.com.ua/wp-content/uploads/2023/07/img_0446-150x150.jpg" text:style-name="Internet_20_link" text:visited-style-name="Visited_20_Internet_20_Link">
img_0446-150x150.jpg</text:a>
', '<text:a xlink:type="simple" xlink:href="https://armyinform.com.ua/wp-content/uploads/2023/07/img_0486-150x150.jpg" text:style-name="Internet_20_link" text:visited-style-name="Visited_20_Internet_20_Link">
img_0486-150x150.jpg</text:a>
']</text:p>
      <text:p text:style-name="P4">
Tags: ['STOPRUSSIA', 'АГРЕСІЯ РФ', 'ЦЕНТР ДОСЛІДЖЕННЯ ВОЄННОЇ ІСТОРІЇ ЗБРОЙНИХ СИЛ УКРАЇНИ']</text:p>
      <text:p text:style-name="P4">
Category: News</text:p>
      <!--METADATA-->
      <text:p text:style-name="P4">
<draw:frame draw:style-name="fr1" draw:name="Image387" text:anchor-type="as-char" svg:width="6.9236in" svg:height="4.609964in" draw:z-index="0">
<draw:image xlink:href="../Images/AРМІЯINFORM/2023-07-05T98-00-00-04-00/img_0829.jpg" xlink:type="simple" xlink:show="embed" xlink:actuate="onLoad" draw:mime-type="image/jpeg"/>
</draw:frame>
</text:p>
      <text:p text:style-name="P4">
Рік тому було сформовано Центр досліджень воєнної історії Збройних СилУкраїни. За цей період часу військова наукова установа набула спроможностей тауспішно виконує завдання, що визначені керівництвом Збройних Сил України.</text:p>
      <text:p text:style-name="P4">
Зокрема, за рік існування колективом Центру було видано 8 нарисів з історіїросійсько-української війни, 8 наукових статей, розроблено 2 монографії та 1збірник документів. Також організовано та проведено 7 наукових конференцій,семінарів і круглих столів. Крім того, реалізовано 6 виставкових проєктів.Розроблено та розіслано до органів військового управління, наукових установ таВВНЗ 11 випусків щомісячних «Воєнно-історичних описів російсько- українськоївійни».</text:p>
      <text:p text:style-name="P4">
<text:a xlink:type="simple" xlink:href="https://armyinform.com.ua/wp-content/uploads/2023/07/img_0351.jpg" text:style-name="Internet_20_link" text:visited-style-name="Visited_20_Internet_20_Link">
<draw:frame draw:style-name="fr1" draw:name="Image388" text:anchor-type="as-char" svg:width="6.9236in" svg:height="6.9236in" draw:z-index="0">
<draw:image xlink:href="../Images/AРМІЯINFORM/2023-07-05T98-00-00-04-00/img_0351-150x150.jpg" xlink:type="simple" xlink:show="embed" xlink:actuate="onLoad" draw:mime-type="image/jpeg"/>
</draw:frame>
</text:a>
</text:p>
      <text:p text:style-name="P4">
<text:a xlink:type="simple" xlink:href="https://armyinform.com.ua/wp-content/uploads/2023/07/img_0362.jpg" text:style-name="Internet_20_link" text:visited-style-name="Visited_20_Internet_20_Link">
<draw:frame draw:style-name="fr1" draw:name="Image389" text:anchor-type="as-char" svg:width="6.9236in" svg:height="6.9236in" draw:z-index="0">
<draw:image xlink:href="../Images/AРМІЯINFORM/2023-07-05T98-00-00-04-00/img_0362-150x150.jpg" xlink:type="simple" xlink:show="embed" xlink:actuate="onLoad" draw:mime-type="image/jpeg"/>
</draw:frame>
</text:a>
</text:p>
      <text:p text:style-name="P4">
<text:a xlink:type="simple" xlink:href="https://armyinform.com.ua/wp-content/uploads/2023/07/img_0365.jpg" text:style-name="Internet_20_link" text:visited-style-name="Visited_20_Internet_20_Link">
<draw:frame draw:style-name="fr1" draw:name="Image390" text:anchor-type="as-char" svg:width="6.9236in" svg:height="6.9236in" draw:z-index="0">
<draw:image xlink:href="../Images/AРМІЯINFORM/2023-07-05T98-00-00-04-00/img_0365-150x150.jpg" xlink:type="simple" xlink:show="embed" xlink:actuate="onLoad" draw:mime-type="image/jpeg"/>
</draw:frame>
</text:a>
</text:p>
      <text:p text:style-name="P4">
За словами заступника начальника Генерального штабу Збройних Сил Українигенерал-майора Володимира Коваля, Центр досліджень воєнної історії ЗбройнихСил України щодня робить свій вклад в нашу перемогу. Його колектив формуєвоєнну ідеологію України та поширює історичну правду.</text:p>
      <text:p text:style-name="P4">
<text:a xlink:type="simple" xlink:href="https://armyinform.com.ua/wp-content/uploads/2023/07/img_0617-2.jpg" text:style-name="Internet_20_link" text:visited-style-name="Visited_20_Internet_20_Link">
<draw:frame draw:style-name="fr1" draw:name="Image391" text:anchor-type="as-char" svg:width="6.9236in" svg:height="6.9236in" draw:z-index="0">
<draw:image xlink:href="../Images/AРМІЯINFORM/2023-07-05T98-00-00-04-00/img_0617-2-150x150.jpg" xlink:type="simple" xlink:show="embed" xlink:actuate="onLoad" draw:mime-type="image/jpeg"/>
</draw:frame>
</text:a>
</text:p>
      <text:p text:style-name="P4">
<text:a xlink:type="simple" xlink:href="https://armyinform.com.ua/wp-content/uploads/2023/07/img_0672-2.jpg" text:style-name="Internet_20_link" text:visited-style-name="Visited_20_Internet_20_Link">
<draw:frame draw:style-name="fr1" draw:name="Image392" text:anchor-type="as-char" svg:width="6.9236in" svg:height="6.9236in" draw:z-index="0">
<draw:image xlink:href="../Images/AРМІЯINFORM/2023-07-05T98-00-00-04-00/img_0672-2-150x150.jpg" xlink:type="simple" xlink:show="embed" xlink:actuate="onLoad" draw:mime-type="image/jpeg"/>
</draw:frame>
</text:a>
</text:p>
      <text:p text:style-name="P4">
<text:a xlink:type="simple" xlink:href="https://armyinform.com.ua/wp-content/uploads/2023/07/img_0807-2.jpg" text:style-name="Internet_20_link" text:visited-style-name="Visited_20_Internet_20_Link">
<draw:frame draw:style-name="fr1" draw:name="Image393" text:anchor-type="as-char" svg:width="6.9236in" svg:height="6.9236in" draw:z-index="0">
<draw:image xlink:href="../Images/AРМІЯINFORM/2023-07-05T98-00-00-04-00/img_0807-2-150x150.jpg" xlink:type="simple" xlink:show="embed" xlink:actuate="onLoad" draw:mime-type="image/jpeg"/>
</draw:frame>
</text:a>
</text:p>
      <text:p text:style-name="P4">
<text:a xlink:type="simple" xlink:href="https://armyinform.com.ua/wp-content/uploads/2023/07/img_0797-2.jpg" text:style-name="Internet_20_link" text:visited-style-name="Visited_20_Internet_20_Link">
<draw:frame draw:style-name="fr1" draw:name="Image394" text:anchor-type="as-char" svg:width="6.9236in" svg:height="6.9236in" draw:z-index="0">
<draw:image xlink:href="../Images/AРМІЯINFORM/2023-07-05T98-00-00-04-00/img_0797-2-150x150.jpg" xlink:type="simple" xlink:show="embed" xlink:actuate="onLoad" draw:mime-type="image/jpeg"/>
</draw:frame>
</text:a>
</text:p>
      <text:p text:style-name="P4">
<text:a xlink:type="simple" xlink:href="https://armyinform.com.ua/wp-content/uploads/2023/07/img_0784.jpg" text:style-name="Internet_20_link" text:visited-style-name="Visited_20_Internet_20_Link">
<draw:frame draw:style-name="fr1" draw:name="Image395" text:anchor-type="as-char" svg:width="6.9236in" svg:height="6.9236in" draw:z-index="0">
<draw:image xlink:href="../Images/AРМІЯINFORM/2023-07-05T98-00-00-04-00/img_0784-150x150.jpg" xlink:type="simple" xlink:show="embed" xlink:actuate="onLoad" draw:mime-type="image/jpeg"/>
</draw:frame>
</text:a>
</text:p>
      <text:p text:style-name="P4">
— Колектив центру вдало поєднує теорію з практикою, став осередком, дефіксують головні та значущі для Збройних Сил і держави історичні події, щодуже важливо для подальшого становлення України як сучасної європейськоїдержави та відзначення ролі Українського Війська у цьому історичному процесі,— наголосив генерал-майор Володимир Коваль під час урочистостей.</text:p>
      <text:p text:style-name="P4">
<draw:frame draw:style-name="fr1" draw:name="Image396" text:anchor-type="as-char" svg:width="6.9236in" svg:height="4.609964in" draw:z-index="0">
<draw:image xlink:href="../Images/AРМІЯINFORM/2023-07-05T98-00-00-04-00/img_0417.jpg" xlink:type="simple" xlink:show="embed" xlink:actuate="onLoad" draw:mime-type="image/jpeg"/>
</draw:frame>
Заступник начальника Генерального штабуЗбройних Сил України генерал-майора Володимир Коваль</text:p>
      <text:p text:style-name="P4">
З нагоди річниці Центру кращих науковців та працівників відзначено нагородамиМіністра оборони та Головнокомандувача Збройних Сил України. Також військовіісторики продемонстрували виставку «Сучасне військо крізь призму минулого»,яку невдовзі презентуватимуть у військових навчальних закладах та установахЗбройних Сил України.</text:p>
      <text:p text:style-name="P4">
<draw:frame draw:style-name="fr1" draw:name="Image397" text:anchor-type="as-char" svg:width="6.9236in" svg:height="4.615733in" draw:z-index="0">
<draw:image xlink:href="../Images/AРМІЯINFORM/2023-07-05T98-00-00-04-00/357566360_617682843878131_3956780889856136032_n.jpg" xlink:type="simple" xlink:show="embed" xlink:actuate="onLoad" draw:mime-type="image/jpeg"/>
</draw:frame>
</text:p>
      <text:p text:style-name="P4">
Також до слів привітань долучилися начальник центрального воєнно-науковогоуправління Генерального штабу ЗС України полковник Микола Сень, начальникЦентру досліджень трофейного та перспективного озброєння та військової технікиполковник полковник Сергій Бачурін, заступник начальника Державного науково-дослідного інституту випробувань і сертифікації озброєння та військовоїтехніки з наукової роботи полковник Андрій Тристан. Кожен з них відзначивважливий внесок Центру дослідження воєнної історії України у поширення воєнно-історичних знань та дослідження воєної історії України.</text:p>
      <text:p text:style-name="P4">
<text:a xlink:type="simple" xlink:href="https://armyinform.com.ua/wp-content/uploads/2023/07/img_0461.jpg" text:style-name="Internet_20_link" text:visited-style-name="Visited_20_Internet_20_Link">
<draw:frame draw:style-name="fr1" draw:name="Image398" text:anchor-type="as-char" svg:width="6.9236in" svg:height="6.9236in" draw:z-index="0">
<draw:image xlink:href="../Images/AРМІЯINFORM/2023-07-05T98-00-00-04-00/img_0461-150x150.jpg" xlink:type="simple" xlink:show="embed" xlink:actuate="onLoad" draw:mime-type="image/jpeg"/>
</draw:frame>
</text:a>
</text:p>
      <text:p text:style-name="P4">
<text:a xlink:type="simple" xlink:href="https://armyinform.com.ua/wp-content/uploads/2023/07/img_0446.jpg" text:style-name="Internet_20_link" text:visited-style-name="Visited_20_Internet_20_Link">
<draw:frame draw:style-name="fr1" draw:name="Image399" text:anchor-type="as-char" svg:width="6.9236in" svg:height="6.9236in" draw:z-index="0">
<draw:image xlink:href="../Images/AРМІЯINFORM/2023-07-05T98-00-00-04-00/img_0446-150x150.jpg" xlink:type="simple" xlink:show="embed" xlink:actuate="onLoad" draw:mime-type="image/jpeg"/>
</draw:frame>
</text:a>
</text:p>
      <text:p text:style-name="P4">
<text:a xlink:type="simple" xlink:href="https://armyinform.com.ua/wp-content/uploads/2023/07/img_0486.jpg" text:style-name="Internet_20_link" text:visited-style-name="Visited_20_Internet_20_Link">
<draw:frame draw:style-name="fr1" draw:name="Image400" text:anchor-type="as-char" svg:width="6.9236in" svg:height="6.9236in" draw:z-index="0">
<draw:image xlink:href="../Images/AРМІЯINFORM/2023-07-05T98-00-00-04-00/img_0486-150x150.jpg" xlink:type="simple" xlink:show="embed" xlink:actuate="onLoad" draw:mime-type="image/jpeg"/>
</draw:frame>
</text:a>
</text:p>
      <text:p text:style-name="P4">
Крім того, на відзначення річниці завітав кавер-бенд Wellband оркеструПочесної варти окремої президентської бригади імені Богдана Хмельницького.</text:p>
      <text:p text:style-name="P4">
<text:span text:style-name="T5">
Фото Валентини Вілюри</text:span>
</text:p>
      <text:p text:style-name="P4">
Source: <text:a xlink:type="simple" xlink:href="https://armyinform.com.ua/2023/07/05/czentr-doslidzhennya-voyennoyi-istoriyi-zbrojnyh-syl-ukrayiny-vidznachyv-svoyu-pershu-richnyczyu/" text:style-name="Internet_20_link" text:visited-style-name="Visited_20_Internet_20_Link">
https://armyinform.com.ua/2023/07/05/czentr-doslidzhennya-voyennoyi-istoriyi-zbrojnyh-syl-ukrayiny-vidznachyv-svoyu-pershu-richnyczyu/</text:a>
</text:p>
      <!--NEWS-->
      <text:h text:style-name="P10" text:outline-level="1">
<text:span text:style-name="T4">
До 10 років за ґратами засуджено інформаторку фсб, яка шпигувала за оборонцями Бахмута</text:span>
</text:h>
      <text:p text:style-name="P4">
Author: ['АРМІЯINFORM']</text:p>
      <text:p text:style-name="P4">
Time: 2023-07-05T99:00:00-04:00</text:p>
      <text:p text:style-name="P4">
Description: На основі доказової бази, яку зібрала Служба безпеки, засуджено ще одну ворож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648196368_613x321_3_0_nw.jpeg" text:style-name="Internet_20_link" text:visited-style-name="Visited_20_Internet_20_Link">
1648196368_613x321_3_0_nw.jpeg</text:a>
']</text:p>
      <text:p text:style-name="P4">
Tags: ['STOPRUSSIA']</text:p>
      <text:p text:style-name="P4">
Category: News</text:p>
      <!--METADATA-->
      <text:p text:style-name="P4">
<draw:frame draw:style-name="fr1" draw:name="Image401" text:anchor-type="as-char" svg:width="6.9236in" svg:height="3.625572in" draw:z-index="0">
<draw:image xlink:href="../Images/AРМІЯINFORM/2023-07-05T99-00-00-04-00/1648196368_613x321_3_0_nw.jpeg" xlink:type="simple" xlink:show="embed" xlink:actuate="onLoad" draw:mime-type="image/jpeg"/>
</draw:frame>
 Ілюстративне фото</text:p>
      <text:p text:style-name="P4">
На основі доказової бази, яку зібрала Служба безпеки, засуджено ще одну ворожупоплічницю, що «зливала» до фсб локації Сил оборони на східному фронті.Контррозвідники СБУ затримали інформаторку російської спецслужби під часконтрдиверсійних заходів у фронтових районах Донеччини у січні 2023 року.</text:p>
      <text:p text:style-name="P4">
Про це<text:a xlink:type="simple" xlink:href="https://www.facebook.com/SecurSerUkraine/posts/pfbid0bgwSwdWCKq9nf7NVVR8r1HWFgLfBoSBk4UdwCrgmVtUNCYfr2piJqjt7CfzoCHTDl" text:style-name="Internet_20_link" text:visited-style-name="Visited_20_Internet_20_Link">
повідомляє</text:a>
Служба безпеки України.</text:p>
      <text:p text:style-name="P4">
«За матеріалами української спецслужби суд призначив їй 10 років тюремногоув’язнення. Насамперед зловмисниця намагалась виявити і передати агресорумісця базування та переміщення військової техніки ЗСУ поблизу Бахмута. Яквстановили слідчі, фігуранткою є мешканка Дружківки Донецької області. У липні2022 року її залучив до співпраці представник фсб.</text:p>
      <text:p text:style-name="P4">
Комунікацію з ним підтримувала через месенджер, а передава розвіддані увигляді текстових повідомлень і скріншотів з „Google Maps“, на яких позначалаукраїнські об’єкти. При затриманні у зловмисниці виявлено мобільний телефон іздоказами листування з представником спецслужби рф. На підставі зібранихдоказів суд визнав зловмисницю винною за ч. 3 ст. 114-2 Кримінального кодексуУкраїни (несанкціоноване поширення інформації про направлення, переміщеннязброї, озброєння та бойових припасів в Україну, рух, переміщення аборозміщення ЗСУ)», — йдеться в повідомленні.</text:p>
      <text:p text:style-name="P4">
Source: <text:a xlink:type="simple" xlink:href="https://armyinform.com.ua/2023/07/05/do-10-rokiv-za-gratamy-zasudzheno-informatorku-fsb-yaka-shpyguvala-za-oboronczyamy-bahmuta/" text:style-name="Internet_20_link" text:visited-style-name="Visited_20_Internet_20_Link">
https://armyinform.com.ua/2023/07/05/do-10-rokiv-za-gratamy-zasudzheno-informatorku-fsb-yaka-shpyguvala-za-oboronczyamy-bahmuta/</text:a>
</text:p>
      <!--NEWS-->
      <text:h text:style-name="P10" text:outline-level="1">
<text:span text:style-name="T4">
В Україні економічно активними є лише близько 11,7 мільйона людей</text:span>
</text:h>
      <text:p text:style-name="P4">
Authors: Ukrinform (Person)</text:p>
      <text:p text:style-name="P4">
Publisher: Укринформ (Organization)</text:p>
      <text:p text:style-name="P4">
Published Time: 2023-07-05T9:29:00+03:00</text:p>
      <text:p text:style-name="P4">
Modified Time: 2023-07-05T22:29:00+03:00</text:p>
      <text:p text:style-name="P4">
Description: Наразі в Україні економічно активними є близько 11,7 млн українців, з яких працюють орієнтовно до 9,3 млн. Ще майже 2,7 млн є безробітними. — Укрінформ.</text:p>
      <text:p text:style-name="P4">
Images: ['<text:a xlink:type="simple" xlink:href="https://static.ukrinform.com/photos/2023_07/thumb_files/630_360_1688215887-155.jpg" text:style-name="Internet_20_link" text:visited-style-name="Visited_20_Internet_20_Link">
630_360_16882...</text:a>
']</text:p>
      <text:p text:style-name="P4">
Tags: ['Економіка', 'Україна', 'Безробіття', 'дослідження']</text:p>
      <text:p text:style-name="P4">
Type: Article</text:p>
      <!--METADATA-->
      <text:p text:style-name="P4">
<draw:frame draw:style-name="fr1" draw:name="Image402" text:anchor-type="as-char" svg:width="6.9236in" svg:height="3.956343in" draw:z-index="0">
<draw:image xlink:href="../Images/yкринформ/2023-07-05T9-29-00-03-00/630_360_1688215887-155.jpg" xlink:type="simple" xlink:show="embed" xlink:actuate="onLoad" draw:mime-type="image/jpeg"/>
</draw:frame>
 Наразі вУкраїні економічно активними є близько 11,7 млн українців, з яких працюютьорієнтовно до 9,3 млн. Ще майже 2,7 млн є безробітними.</text:p>
      <text:p text:style-name="P4">
Такі дані оприлюднили експерти <text:a xlink:type="simple" xlink:href="https://www.facebook.com/UkrainianIF/videos/1619640075197535" text:style-name="Internet_20_link" text:visited-style-name="Visited_20_Internet_20_Link">
 Українського інституту майбутнього</text:a>
 (UIF) під часпрезентації Прогнозу економіки України на 2023-2024 роки.</text:p>
      <text:p text:style-name="P4">
«За нашими підрахунками, наразі в Україні є близько 28,5 млн людей. Алеважлива не загальна цифра, а структура. Серед усіх цих 28,5 мільйонів у нас16,8 мільйона це <text:a xlink:type="simple" xlink:href="https://www.ukrinform.ua/tag-ekonomika" text:style-name="Internet_20_link" text:visited-style-name="Visited_20_Internet_20_Link">
 економічно </text:a>
неактивне населення – пенсіонери, діти. Економічно активними є десь 11,7мільйона, але працюють реально з них тільки орієнтовно 9-9,3 мільйона. Якщовід цієї цифри відняти ще бюджетників, то залишається 6-7 мільйонів людей,які, по суті, є тією «упряжкою», яка везе на собі всю економіку», - розповілаекспертка економічних програм UIF Яна Лаврик.</text:p>
      <text:p text:style-name="P4">
Вона підкреслила, що ситуація надалі може погіршуватися. Якщо населенняпродовжить і далі емігрувати, не буде кому створювати ВВП в Україні,сплачувати податки, а відтак – країна неспроможна буде не лише обслуговуватибюджет, а й виконувати соціальні зобов’язання.</text:p>
      <text:p text:style-name="P4">
«Дефіцит трудових ресурсів призведе до підвищення податків, бо це природньо:якщо на одну працюючу людину припадатиме дві непрацюючих, щоб їх забезпечити,доведеться посилювати податкове навантаження. Відтак, звідси матимемофіскалізацію економіки», - підкреслила дослідниця.</text:p>
      <text:p text:style-name="P4">
Тому, на її переконання, міграційна політика України, а саме питанняповернення українців з-за кордону та залучення нових мігрантів, має стати дляуряду пріоритетом номер один.</text:p>
      <text:p text:style-name="P4">
<text:span text:style-name="T4">
Читайте також:</text:span>
 <text:a xlink:type="simple" xlink:href="https://www.ukrinform.ua/rubric-economy/3724982-oon-ocinila-naslidki-rosijskogo-vtorgnenna-dla-ukrainciv-ak-vpali-dohodi.html" text:style-name="Internet_20_link" text:visited-style-name="Visited_20_Internet_20_Link">
 ООН оцінила наслідки російського вторгнення для українців- як впали доходи </text:a>
</text:p>
      <text:p text:style-name="P4">
«Бо це буквально питання виживання нації», - підкреслила Лаврик.</text:p>
      <text:p text:style-name="P4">
Як повідомлялося, в Міністерстві економіки України вважають, що припиненнявійни, розвиток економіки та відбудова інфраструктури й житла, а такожможливості для працевлаштування є основними факторами, які сприятимутьповерненню українців додому. А повернення наших громадян є важливим длязабезпечення швидкого та стійкого економічного відновлення України, адже післяперемоги потреба в трудових ресурсах суттєво зросте.</text:p>
      <text:p text:style-name="P4">
<text:span text:style-name="T5">
Фото: НБУ</text:span>
</text:p>
      <text:p text:style-name="P4">
Source: <text:a xlink:type="simple" xlink:href="https://www.ukrinform.ua/rubric-economy/3732011-v-ukraini-ekonomicno-aktivnimi-e-lise-blizko-117-miljona-ludej.html" text:style-name="Internet_20_link" text:visited-style-name="Visited_20_Internet_20_Link">
https://www.ukrinform.ua/rubric-economy/3732011-v-ukraini-ekonomicno-aktivnimi-e-lise-blizko-117-miljona-ludej.html</text:a>
</text:p>
      <!--NEWS-->
      <text:h text:style-name="P10" text:outline-level="1">
<text:span text:style-name="T4">
Гуменюк про ситуацію на ЗАЕС: Диверсія цілком ймовірна</text:span>
</text:h>
      <text:p text:style-name="P4">
Authors: Ukrinform (Person)</text:p>
      <text:p text:style-name="P4">
Publisher: Укринформ (Organization)</text:p>
      <text:p text:style-name="P4">
Published Time: 2023-07-06T-2:29:00+03:00</text:p>
      <text:p text:style-name="P4">
Modified Time: 2023-07-06T00:29:00+03:00</text:p>
      <text:p text:style-name="P4">
Description: Диверсія росіян на Запорізькій атомній електростанції досі цілком ймовірна, влада та військові ретельно стежать за ситуацією. — Укрінформ.</text:p>
      <text:p text:style-name="P4">
Images: ['<text:a xlink:type="simple" xlink:href="https://static.ukrinform.com/photos/2022_08/thumb_files/630_360_1661542844-154.jpeg" text:style-name="Internet_20_link" text:visited-style-name="Visited_20_Internet_20_Link">
630_360_16615...</text:a>
']</text:p>
      <text:p text:style-name="P4">
Tags: ['Теракт', 'Агресія РФ', 'Запорізька АЕС', 'Війна з Росією', 'Єдині новини', 'Наталія Гуменюк']</text:p>
      <text:p text:style-name="P4">
Type: Article</text:p>
      <!--METADATA-->
      <text:p text:style-name="P4">
<draw:frame draw:style-name="fr1" draw:name="Image403" text:anchor-type="as-char" svg:width="6.9236in" svg:height="3.956343in" draw:z-index="0">
<draw:image xlink:href="../Images/yкринформ/2023-07-06T-2-29-00-03-00/630_360_1661542844-154.jpeg" xlink:type="simple" xlink:show="embed" xlink:actuate="onLoad" draw:mime-type="image/jpeg"/>
</draw:frame>
 Диверсіяросіян на Запорізькій атомній електростанції досі цілком ймовірна, влада тавійськові ретельно стежать за ситуацією.</text:p>
      <text:p text:style-name="P4">
Про це в ефірі телемарафону сказала речниця Сил оборони півдня України НаталіяГуменюк, передає Укрінформ.</text:p>
      <text:p text:style-name="P4">
"Диверсія цілком ймовірна. Ми розуміємо, що вона може бути використана якдовготривалий шантаж, так і безпосередній тиск під виглядом таких дій, якібудуть вчинені, типу підриву чи нагнітання обстановки", - сказала Гуменюк.</text:p>
      <text:p text:style-name="P4">
<text:span text:style-name="T4">
Читайте також:</text:span>
 <text:span text:style-name="T4">
<text:a xlink:type="simple" xlink:href="https://www.ukrinform.ua/rubric-polytics/3731970-ukraina-maksimalno-kontaktue-z-partnerami-sodo-situacii-na-zaporizkij-aes-zelenskij.html" text:style-name="Internet_20_link" text:visited-style-name="Visited_20_Internet_20_Link">
 Україна максимально контактує з партнерами щодоситуації на ЗАЕС – Зеленський </text:a>
 </text:span>
</text:p>
      <text:p text:style-name="P4">
Вона також зазначила, що влада та військові ретельно стежать за ситуацією наЗАЕС й інформують населення відповідно до тої небезпеки, яка може бути.</text:p>
      <text:p text:style-name="P4">
Як повідомляв Укрінформ, 4 березня 2022 року російські війська захопили ЗАЕС.22 червня 2023 року Президент Володимир Зеленський заявив про плани Росіївлаштувати теракт на станції.</text:p>
      <text:p text:style-name="P4">
<text:span text:style-name="T4">
Читайте також:</text:span>
 <text:span text:style-name="T4">
<text:a xlink:type="simple" xlink:href="https://www.ukrinform.ua/rubric-ato/3731700-rosia-nagnitae-situaciu-iz-zaes-sob-perelomiti-hid-vijni-na-svou-korist-malar.html" text:style-name="Internet_20_link" text:visited-style-name="Visited_20_Internet_20_Link">
 Росія нагнітає ситуацію із ЗАЕС, щоб переломити хідвійни на свою користь - Маляр </text:a>
 </text:span>
</text:p>
      <text:p text:style-name="P4">
Секретар Ради національної безпеки та оборони Олексій Данілов повідомив, щоУкраїна ретельно готується до будь-яких сценаріїв розвитку подій навколоЗапорізької АЕС.</text:p>
      <text:p text:style-name="P4">
Головне управління розвідки Міністерства оборони 30 червня повідомило про те,що російський контингент поступово залишає територію Запорізької атомноїелектростанції.</text:p>
      <text:p text:style-name="P4">
<text:span text:style-name="T4">
Читайте також:</text:span>
 <text:span text:style-name="T4">
<text:a xlink:type="simple" xlink:href="https://www.ukrinform.ua/rubric-ato/3731532-u-razi-vibuhu-na-zaes-meskanci-zoni-radiacijnoi-avarii-maut-buti-gotovimi-do-evakuacii-moz.html" text:style-name="Internet_20_link" text:visited-style-name="Visited_20_Internet_20_Link">
 У разі вибуху на ЗАЕС мешканці зони радіаційної аваріїмають бути готовими до евакуації - МОЗ </text:a>
 </text:span>
</text:p>
      <text:p text:style-name="P4">
Наприкінці червня 2023 року в Миколаївській, Херсонській, Запорізькій,Дніпропетровській областях провели масштабні навчання екстрених служб зподолання наслідків можливого теракту на ЗАЕС.</text:p>
      <text:p text:style-name="P4">
<text:span text:style-name="T4">
Читайте також:</text:span>
 <text:span text:style-name="T4">
<text:a xlink:type="simple" xlink:href="https://www.ukrinform.ua/rubric-ato/3731668-garaca-linia-zitknenna-zaraz-perevisue-1200-kilometriv-gromov.html" text:style-name="Internet_20_link" text:visited-style-name="Visited_20_Internet_20_Link">
 «Гаряча» лінія зіткнення зараз перевищує 1200кілометрів – Громов </text:a>
 </text:span>
</text:p>
      <text:p text:style-name="P4">
4 липня Збройні сили України офіційно попередили про можливу підготовкуросійськими загарбниками провокації на <text:span text:style-name="T4">
<text:a xlink:type="simple" xlink:href="https://www.ukrinform.ua/tag-zaporizka-aes" text:style-name="Internet_20_link" text:visited-style-name="Visited_20_Internet_20_Link">
 Запорізькій АЕС.</text:a>
 </text:span>
</text:p>
      <text:p text:style-name="P4">
Source: <text:a xlink:type="simple" xlink:href="https://www.ukrinform.ua/rubric-ato/3732028-gumenuk-pro-situaciu-na-zaes-diversia-cilkom-jmovirna.html" text:style-name="Internet_20_link" text:visited-style-name="Visited_20_Internet_20_Link">
https://www.ukrinform.ua/rubric-ato/3732028-gumenuk-pro-situaciu-na-zaes-diversia-cilkom-jmovirna.html</text:a>
</text:p>
      <!--NEWS-->
      <text:h text:style-name="P10" text:outline-level="1">
<text:span text:style-name="T4">
У Байдена прокоментували позицію США щодо членства України в НАТО</text:span>
</text:h>
      <text:p text:style-name="P4">
Authors: Ukrinform (Person)</text:p>
      <text:p text:style-name="P4">
Publisher: Укринформ (Organization)</text:p>
      <text:p text:style-name="P4">
Published Time: 2023-07-06T-3:17:00+03:00</text:p>
      <text:p text:style-name="P4">
Modified Time: 2023-07-06T00:17:00+03:00</text:p>
      <text:p text:style-name="P4">
Description: Сполучені Штати вважають, що двері НАТО для України відчинені, й рішення про це буде прийняте за згоди всіх країн-членів після того, як Україна проведе реформи й відповідатиме всім вимогам Альянсу. — Укрінформ.</text:p>
      <text:p text:style-name="P4">
Images: ['<text:a xlink:type="simple" xlink:href="https://static.ukrinform.com/photos/2023_06/thumb_files/630_360_1687497729-428.jpg" text:style-name="Internet_20_link" text:visited-style-name="Visited_20_Internet_20_Link">
630_360_16874...</text:a>
']</text:p>
      <text:p text:style-name="P4">
Tags: ['Байден', 'НАТО', 'США', 'Україна']</text:p>
      <text:p text:style-name="P4">
Type: Article</text:p>
      <!--METADATA-->
      <text:p text:style-name="P4">
<draw:frame draw:style-name="fr1" draw:name="Image404" text:anchor-type="as-char" svg:width="6.9236in" svg:height="3.956343in" draw:z-index="0">
<draw:image xlink:href="../Images/yкринформ/2023-07-06T-3-17-00-03-00/630_360_1687497729-428.jpg" xlink:type="simple" xlink:show="embed" xlink:actuate="onLoad" draw:mime-type="image/jpeg"/>
</draw:frame>
 СполученіШтати вважають, що двері НАТО для України відчинені, й рішення про це будеприйняте за згоди всіх країн-членів після того, як Україна проведе реформи йвідповідатиме всім вимогам Альянсу.</text:p>
      <text:p text:style-name="P4">
Про це заявила в середу під час пресбрифінгу речниця Білого дому КарінЖан-П’єр, передає власний кореспондент Укрінформу.</text:p>
      <text:p text:style-name="P4">
«Ми дуже чітко заявили, що ми віддані політиці відкритих дверей НАТО»,-акцентувала представниця Білого дому.</text:p>
      <text:p text:style-name="P4">
<text:span text:style-name="T4">
Читайте також:</text:span>
 <text:span text:style-name="T4">
<text:a xlink:type="simple" xlink:href="https://www.ukrinform.ua/rubric-polytics/3731937-tekst-dokumentu-samitu-nato-u-vilnusi-stae-silnisim-u-pitanni-ukraini-nauseda.html" text:style-name="Internet_20_link" text:visited-style-name="Visited_20_Internet_20_Link">
 Текст документу саміту НАТО у Вільнюсі стає «сильнішим»у питанні України - Науседа </text:a>
 </text:span>
</text:p>
      <text:p text:style-name="P4">
При цьому вона нагадала, що будь-яке рішення щодо членства вПівнічноатлантичному альянсі приймається між 31 союзником, а також країною-претенденткою на членство.</text:p>
      <text:p text:style-name="P4">
«Тож, у цьому випадку, коли йдеться про Україну, ми обговорювали з нашимисоюзниками по НАТО й Україною, як ми можемо колективно підтримати прагненняУкраїни до євроатлантичної інтеграції»,- зауважила представниця адміністраціїСША.</text:p>
      <text:p text:style-name="P4">
<text:span text:style-name="T4">
Читайте також:</text:span>
 <text:span text:style-name="T4">
<text:a xlink:type="simple" xlink:href="https://www.ukrinform.ua/rubric-polytics/3731765-nauseda-domovlenosti-na-samiti-nato-u-vilnusi-ne-rozcaruut-ukrainciv.html" text:style-name="Internet_20_link" text:visited-style-name="Visited_20_Internet_20_Link">
 Науседа: Домовленості на саміті НАТО у Вільнюсі нерозчарують українців </text:a>
 </text:span>
</text:p>
      <text:p text:style-name="P4">
Жан-П’єр зазначила, що не вдаватиметься до подробиць дипломатичних перемовин.Водночас вона нагадала висловлювання президента Байдена про те, що «Українідоведеться провести реформи, щоби відповідати таким самим стандартам, як ібудь-якій іншій країні НАТО, перш ніж приєднатися (до Альянсу – ред.)».</text:p>
      <text:p text:style-name="P4">
"Президент США вважає, що Україна може це зробити", - додала речницяадміністрації Байдена.</text:p>
      <text:p text:style-name="P4">
<text:span text:style-name="T4">
Читайте також:</text:span>
 <text:span text:style-name="T4">
<text:a xlink:type="simple" xlink:href="https://www.ukrinform.ua/rubric-polytics/3731052-calij-skazav-koli-mozut-prijnati-klucovi-risenna-sodo-vstupu-ukraini-do-nato.html" text:style-name="Internet_20_link" text:visited-style-name="Visited_20_Internet_20_Link">
 Чалий сказав, коли можуть прийняти ключові рішення щодовступу України до НАТО </text:a>
 </text:span>
</text:p>
      <text:p text:style-name="P4">
Як повідомляв Укрінформ, 11-12 липня у Вільнюсі відбудеться саміт <text:span text:style-name="T4">
<text:a xlink:type="simple" xlink:href="https://www.ukrinform.ua/tag-nato" text:style-name="Internet_20_link" text:visited-style-name="Visited_20_Internet_20_Link">
 НАТО</text:a>
 </text:span>
 , під час якого Україна хоче отриматичіткі гарантії безпеки та зрозумілу перспективу членства в Альянсі.</text:p>
      <text:p text:style-name="P4">
Source: <text:a xlink:type="simple" xlink:href="https://www.ukrinform.ua/rubric-polytics/3732027-u-bajdena-prokomentuvali-poziciu-ssa-sodo-clenstva-ukraini-v-nato.html" text:style-name="Internet_20_link" text:visited-style-name="Visited_20_Internet_20_Link">
https://www.ukrinform.ua/rubric-polytics/3732027-u-bajdena-prokomentuvali-poziciu-ssa-sodo-clenstva-ukraini-v-nato.html</text:a>
</text:p>
      <!--NEWS-->
      <text:h text:style-name="P10" text:outline-level="1">
<text:span text:style-name="T4">
У Байдена прокоментували позицію США щодо членства України в НАТО</text:span>
</text:h>
      <text:p text:style-name="P4">
Authors: Ukrinform (Person)</text:p>
      <text:p text:style-name="P4">
Publisher: Укринформ (Organization)</text:p>
      <text:p text:style-name="P4">
Published Time: 2023-07-06T00:17:00+03:00</text:p>
      <text:p text:style-name="P4">
Modified Time: 2023-07-06T00:17:00+03:00</text:p>
      <text:p text:style-name="P4">
Description: Сполучені Штати вважають, що двері НАТО для України відчинені, й рішення про це буде прийняте за згоди всіх країн-членів після того, як Україна проведе реформи й відповідатиме всім вимогам Альянсу. — Укрінформ.</text:p>
      <text:p text:style-name="P4">
Images: ['<text:a xlink:type="simple" xlink:href="https://static.ukrinform.com/photos/2023_06/thumb_files/630_360_1687497729-428.jpg" text:style-name="Internet_20_link" text:visited-style-name="Visited_20_Internet_20_Link">
630_360_16874...</text:a>
']</text:p>
      <text:p text:style-name="P4">
Tags: ['Байден', 'НАТО', 'США', 'Україна']</text:p>
      <text:p text:style-name="P4">
Type: Article</text:p>
      <!--METADATA-->
      <text:p text:style-name="P4">
<draw:frame draw:style-name="fr1" draw:name="Image405" text:anchor-type="as-char" svg:width="6.9236in" svg:height="3.956343in" draw:z-index="0">
<draw:image xlink:href="../Images/yкринформ/2023-07-06T00-17-00-03-00/630_360_1687497729-428.jpg" xlink:type="simple" xlink:show="embed" xlink:actuate="onLoad" draw:mime-type="image/jpeg"/>
</draw:frame>
 СполученіШтати вважають, що двері НАТО для України відчинені, й рішення про це будеприйняте за згоди всіх країн-членів після того, як Україна проведе реформи йвідповідатиме всім вимогам Альянсу.</text:p>
      <text:p text:style-name="P4">
Про це заявила в середу під час пресбрифінгу речниця Білого дому КарінЖан-П’єр, передає власний кореспондент Укрінформу.</text:p>
      <text:p text:style-name="P4">
«Ми дуже чітко заявили, що ми віддані політиці відкритих дверей НАТО»,-акцентувала представниця Білого дому.</text:p>
      <text:p text:style-name="P4">
<text:span text:style-name="T4">
Читайте також:</text:span>
 <text:span text:style-name="T4">
<text:a xlink:type="simple" xlink:href="https://www.ukrinform.ua/rubric-polytics/3731937-tekst-dokumentu-samitu-nato-u-vilnusi-stae-silnisim-u-pitanni-ukraini-nauseda.html" text:style-name="Internet_20_link" text:visited-style-name="Visited_20_Internet_20_Link">
 Текст документу саміту НАТО у Вільнюсі стає «сильнішим»у питанні України - Науседа </text:a>
 </text:span>
</text:p>
      <text:p text:style-name="P4">
При цьому вона нагадала, що будь-яке рішення щодо членства вПівнічноатлантичному альянсі приймається між 31 союзником, а також країною-претенденткою на членство.</text:p>
      <text:p text:style-name="P4">
«Тож, у цьому випадку, коли йдеться про Україну, ми обговорювали з нашимисоюзниками по НАТО й Україною, як ми можемо колективно підтримати прагненняУкраїни до євроатлантичної інтеграції»,- зауважила представниця адміністраціїСША.</text:p>
      <text:p text:style-name="P4">
<text:span text:style-name="T4">
Читайте також:</text:span>
 <text:span text:style-name="T4">
<text:a xlink:type="simple" xlink:href="https://www.ukrinform.ua/rubric-polytics/3731765-nauseda-domovlenosti-na-samiti-nato-u-vilnusi-ne-rozcaruut-ukrainciv.html" text:style-name="Internet_20_link" text:visited-style-name="Visited_20_Internet_20_Link">
 Науседа: Домовленості на саміті НАТО у Вільнюсі нерозчарують українців </text:a>
 </text:span>
</text:p>
      <text:p text:style-name="P4">
Жан-П’єр зазначила, що не вдаватиметься до подробиць дипломатичних перемовин.Водночас вона нагадала висловлювання президента Байдена про те, що «Українідоведеться провести реформи, щоби відповідати таким самим стандартам, як ібудь-якій іншій країні НАТО, перш ніж приєднатися (до Альянсу – ред.)».</text:p>
      <text:p text:style-name="P4">
"Президент США вважає, що Україна може це зробити", - додала речницяадміністрації Байдена.</text:p>
      <text:p text:style-name="P4">
<text:span text:style-name="T4">
Читайте також:</text:span>
 <text:span text:style-name="T4">
<text:a xlink:type="simple" xlink:href="https://www.ukrinform.ua/rubric-polytics/3731052-calij-skazav-koli-mozut-prijnati-klucovi-risenna-sodo-vstupu-ukraini-do-nato.html" text:style-name="Internet_20_link" text:visited-style-name="Visited_20_Internet_20_Link">
 Чалий сказав, коли можуть прийняти ключові рішення щодовступу України до НАТО </text:a>
 </text:span>
</text:p>
      <text:p text:style-name="P4">
Як повідомляв Укрінформ, 11-12 липня у Вільнюсі відбудеться саміт <text:span text:style-name="T4">
<text:a xlink:type="simple" xlink:href="https://www.ukrinform.ua/tag-nato" text:style-name="Internet_20_link" text:visited-style-name="Visited_20_Internet_20_Link">
 НАТО</text:a>
 </text:span>
 , під час якого Україна хоче отриматичіткі гарантії безпеки та зрозумілу перспективу членства в Альянсі.</text:p>
      <text:p text:style-name="P4">
Source: <text:a xlink:type="simple" xlink:href="https://www.ukrinform.ua/rubric-polytics/3732027-u-bajdena-prokomentuvali-poziciu-ssa-sodo-clenstva-ukraini-v-nato.html" text:style-name="Internet_20_link" text:visited-style-name="Visited_20_Internet_20_Link">
https://www.ukrinform.ua/rubric-polytics/3732027-u-bajdena-prokomentuvali-poziciu-ssa-sodo-clenstva-ukraini-v-nato.html</text:a>
</text:p>
      <!--NEWS-->
      <text:h text:style-name="P10" text:outline-level="1">
<text:span text:style-name="T4">
Гуменюк про ситуацію на ЗАЕС: Диверсія цілком ймовірна</text:span>
</text:h>
      <text:p text:style-name="P4">
Authors: Ukrinform (Person)</text:p>
      <text:p text:style-name="P4">
Publisher: Укринформ (Organization)</text:p>
      <text:p text:style-name="P4">
Published Time: 2023-07-06T00:29:00+03:00</text:p>
      <text:p text:style-name="P4">
Modified Time: 2023-07-06T00:29:00+03:00</text:p>
      <text:p text:style-name="P4">
Description: Диверсія росіян на Запорізькій атомній електростанції досі цілком ймовірна, влада та військові ретельно стежать за ситуацією. — Укрінформ.</text:p>
      <text:p text:style-name="P4">
Images: ['<text:a xlink:type="simple" xlink:href="https://static.ukrinform.com/photos/2022_08/thumb_files/630_360_1661542844-154.jpeg" text:style-name="Internet_20_link" text:visited-style-name="Visited_20_Internet_20_Link">
630_360_16615...</text:a>
']</text:p>
      <text:p text:style-name="P4">
Tags: ['Теракт', 'Агресія РФ', 'Запорізька АЕС', 'Війна з Росією', 'Єдині новини', 'Наталія Гуменюк']</text:p>
      <text:p text:style-name="P4">
Type: Article</text:p>
      <!--METADATA-->
      <text:p text:style-name="P4">
<draw:frame draw:style-name="fr1" draw:name="Image406" text:anchor-type="as-char" svg:width="6.9236in" svg:height="3.956343in" draw:z-index="0">
<draw:image xlink:href="../Images/yкринформ/2023-07-06T00-29-00-03-00/630_360_1661542844-154.jpeg" xlink:type="simple" xlink:show="embed" xlink:actuate="onLoad" draw:mime-type="image/jpeg"/>
</draw:frame>
 Диверсіяросіян на Запорізькій атомній електростанції досі цілком ймовірна, влада тавійськові ретельно стежать за ситуацією.</text:p>
      <text:p text:style-name="P4">
Про це в ефірі телемарафону сказала речниця Сил оборони півдня України НаталіяГуменюк, передає Укрінформ.</text:p>
      <text:p text:style-name="P4">
"Диверсія цілком ймовірна. Ми розуміємо, що вона може бути використана якдовготривалий шантаж, так і безпосередній тиск під виглядом таких дій, якібудуть вчинені, типу підриву чи нагнітання обстановки", - сказала Гуменюк.</text:p>
      <text:p text:style-name="P4">
<text:span text:style-name="T4">
Читайте також:</text:span>
 <text:span text:style-name="T4">
<text:a xlink:type="simple" xlink:href="https://www.ukrinform.ua/rubric-polytics/3731970-ukraina-maksimalno-kontaktue-z-partnerami-sodo-situacii-na-zaporizkij-aes-zelenskij.html" text:style-name="Internet_20_link" text:visited-style-name="Visited_20_Internet_20_Link">
 Україна максимально контактує з партнерами щодоситуації на ЗАЕС – Зеленський </text:a>
 </text:span>
</text:p>
      <text:p text:style-name="P4">
Вона також зазначила, що влада та військові ретельно стежать за ситуацією наЗАЕС й інформують населення відповідно до тої небезпеки, яка може бути.</text:p>
      <text:p text:style-name="P4">
Як повідомляв Укрінформ, 4 березня 2022 року російські війська захопили ЗАЕС.22 червня 2023 року Президент Володимир Зеленський заявив про плани Росіївлаштувати теракт на станції.</text:p>
      <text:p text:style-name="P4">
<text:span text:style-name="T4">
Читайте також:</text:span>
 <text:span text:style-name="T4">
<text:a xlink:type="simple" xlink:href="https://www.ukrinform.ua/rubric-ato/3731700-rosia-nagnitae-situaciu-iz-zaes-sob-perelomiti-hid-vijni-na-svou-korist-malar.html" text:style-name="Internet_20_link" text:visited-style-name="Visited_20_Internet_20_Link">
 Росія нагнітає ситуацію із ЗАЕС, щоб переломити хідвійни на свою користь - Маляр </text:a>
 </text:span>
</text:p>
      <text:p text:style-name="P4">
Секретар Ради національної безпеки та оборони Олексій Данілов повідомив, щоУкраїна ретельно готується до будь-яких сценаріїв розвитку подій навколоЗапорізької АЕС.</text:p>
      <text:p text:style-name="P4">
Головне управління розвідки Міністерства оборони 30 червня повідомило про те,що російський контингент поступово залишає територію Запорізької атомноїелектростанції.</text:p>
      <text:p text:style-name="P4">
<text:span text:style-name="T4">
Читайте також:</text:span>
 <text:span text:style-name="T4">
<text:a xlink:type="simple" xlink:href="https://www.ukrinform.ua/rubric-ato/3731532-u-razi-vibuhu-na-zaes-meskanci-zoni-radiacijnoi-avarii-maut-buti-gotovimi-do-evakuacii-moz.html" text:style-name="Internet_20_link" text:visited-style-name="Visited_20_Internet_20_Link">
 У разі вибуху на ЗАЕС мешканці зони радіаційної аваріїмають бути готовими до евакуації - МОЗ </text:a>
 </text:span>
</text:p>
      <text:p text:style-name="P4">
Наприкінці червня 2023 року в Миколаївській, Херсонській, Запорізькій,Дніпропетровській областях провели масштабні навчання екстрених служб зподолання наслідків можливого теракту на ЗАЕС.</text:p>
      <text:p text:style-name="P4">
<text:span text:style-name="T4">
Читайте також:</text:span>
 <text:span text:style-name="T4">
<text:a xlink:type="simple" xlink:href="https://www.ukrinform.ua/rubric-ato/3731668-garaca-linia-zitknenna-zaraz-perevisue-1200-kilometriv-gromov.html" text:style-name="Internet_20_link" text:visited-style-name="Visited_20_Internet_20_Link">
 «Гаряча» лінія зіткнення зараз перевищує 1200кілометрів – Громов </text:a>
 </text:span>
</text:p>
      <text:p text:style-name="P4">
4 липня Збройні сили України офіційно попередили про можливу підготовкуросійськими загарбниками провокації на <text:span text:style-name="T4">
<text:a xlink:type="simple" xlink:href="https://www.ukrinform.ua/tag-zaporizka-aes" text:style-name="Internet_20_link" text:visited-style-name="Visited_20_Internet_20_Link">
 Запорізькій АЕС.</text:a>
 </text:span>
</text:p>
      <text:p text:style-name="P4">
Source: <text:a xlink:type="simple" xlink:href="https://www.ukrinform.ua/rubric-ato/3732028-gumenuk-pro-situaciu-na-zaes-diversia-cilkom-jmovirna.html" text:style-name="Internet_20_link" text:visited-style-name="Visited_20_Internet_20_Link">
https://www.ukrinform.ua/rubric-ato/3732028-gumenuk-pro-situaciu-na-zaes-diversia-cilkom-jmovirna.html</text:a>
</text:p>
      <!--NEWS-->
      <text:h text:style-name="P10" text:outline-level="1">
<text:span text:style-name="T4">
Єрмак провів консультації з послами щодо реалізації української Формули миру</text:span>
</text:h>
      <text:p text:style-name="P4">
Authors: Ukrinform (Person)</text:p>
      <text:p text:style-name="P4">
Publisher: Укринформ (Organization)</text:p>
      <text:p text:style-name="P4">
Published Time: 2023-07-06T00:42:00+03:00</text:p>
      <text:p text:style-name="P4">
Modified Time: 2023-07-06T00:42:00+03:00</text:p>
      <text:p text:style-name="P4">
Description: Керівник Офісу Президента Андрій Єрмак провів консультації щодо реалізації Формули миру Володимира Зеленського з послами країн G7, G19, головою Представництва ЄС в Україні та очільниками дипломатичних представництв. — Укрінформ.</text:p>
      <text:p text:style-name="P4">
Images: ['<text:a xlink:type="simple" xlink:href="https://static.ukrinform.com/photos/2023_07/thumb_files/630_360_1688593656-174.jpg" text:style-name="Internet_20_link" text:visited-style-name="Visited_20_Internet_20_Link">
630_360_16885...</text:a>
']</text:p>
      <text:p text:style-name="P4">
Tags: ['МАГАТЕ', 'Агресія РФ', 'Єрмак', 'Запорізька АЕС', 'Війна з Росією', 'Формула миру']</text:p>
      <text:p text:style-name="P4">
Type: Article</text:p>
      <!--METADATA-->
      <text:p text:style-name="P4">
<draw:frame draw:style-name="fr1" draw:name="Image407" text:anchor-type="as-char" svg:width="6.9236in" svg:height="3.956343in" draw:z-index="0">
<draw:image xlink:href="../Images/yкринформ/2023-07-06T00-42-00-03-00/630_360_1688593656-174.jpg" xlink:type="simple" xlink:show="embed" xlink:actuate="onLoad" draw:mime-type="image/jpeg"/>
</draw:frame>
 КерівникОфісу Президента Андрій Єрмак провів консультації щодо реалізації Формули мируВолодимира Зеленського з послами країн G7, G19, головою Представництва ЄС вУкраїні та очільниками дипломатичних представництв.</text:p>
      <text:p text:style-name="P4">
Про це передає Укрінформ із посиланням на радника з питань комунікаційКерівника Офісу Президента України Дарію Зарівну.</text:p>
      <text:p text:style-name="P4">
"Зустріч стала продовженням попередніх консультацій, які відбулися 30 червняпоточного року. В межах зустрічі обговорили питання радіаційної, ядерної,продовольчої та енергетичної безпеки, а також територіальної цілісностіУкраїни. Окрему увагу приділили консультаціям щодо звільнення військових іцивільних бранців, яких утримує рф", - йдеться у повідомленні.</text:p>
      <text:p text:style-name="P4">
<text:span text:style-name="T4">
Читайте також:</text:span>
 <text:span text:style-name="T4">
<text:a xlink:type="simple" xlink:href="https://www.ukrinform.ua/rubric-polytics/3732015-zelenskij-zaklikav-latinsku-ameriku-i-argentinu-pidtrimati-formulu-miru.html" text:style-name="Internet_20_link" text:visited-style-name="Visited_20_Internet_20_Link">
 Зеленський закликав Латинську Америку і Аргентинупідтримати Формулу миру </text:a>
 </text:span>
</text:p>
      <text:p text:style-name="P4">
На захід були запрошені офіцер управління бригади Національної гвардії України«Азов» майор Дмитро Андрющенко та лейтенант Державної прикордонної службиОлександра Крученко – захисники Маріуполя та «Азовсталі», які пережилиросійський полон і були звільнені в жовтні 2022 року.</text:p>
      <text:p text:style-name="P4">
У ході консультацій було вкотре наголошено, що звільнення всіх полонених ідепортованих – це один із пунктів <text:span text:style-name="T4">
<text:a xlink:type="simple" xlink:href="https://www.ukrinform.ua/tag-formula-miru" text:style-name="Internet_20_link" text:visited-style-name="Visited_20_Internet_20_Link">
 Формули миру.</text:a>
 </text:span>
</text:p>
      <text:p text:style-name="P4">
"Також Кирило Буданов поінформував учасників про ситуацію на Запорізькійатомній електростанції та наголосив: єдиний спосіб убезпечити Україну й світвід ядерної загрози – вивести російські війська зі станції й допустити тудиМАГАТЕ та українських експертів", - зазначила Зарівна.</text:p>
      <text:p text:style-name="P4">
<text:span text:style-name="T4">
Читайте також:</text:span>
 <text:span text:style-name="T4">
<text:a xlink:type="simple" xlink:href="https://www.ukrinform.ua/rubric-polytics/3728938-samit-formuli-miru-zelenskij-rozpoviv-koli-budut-domovlenosti-pro-datu-ta-misce-provedenna.html" text:style-name="Internet_20_link" text:visited-style-name="Visited_20_Internet_20_Link">
 Саміт формули миру: Зеленський розповів, коли будутьдомовленості про дату та місце проведення </text:a>
 </text:span>
</text:p>
      <text:p text:style-name="P4">
У заході взяли участь посли країн G7, G19, голова Представництва ЄС в Україніта очільники дипломатичних представництв Туреччини, Південно-АфриканськоїРеспубліки, КНР, Данії, Бразилії, Індії, Індонезії, Республіки Корея,Австралії, Саудівської Аравії, Мексики, Польщі, Словаччини, Чехії та Ватикану.</text:p>
      <text:p text:style-name="P4">
Source: <text:a xlink:type="simple" xlink:href="https://www.ukrinform.ua/rubric-polytics/3732029-ermak-proviv-konsultacii-z-poslami-sodo-realizacii-ukrainskoi-formuli-miru.html" text:style-name="Internet_20_link" text:visited-style-name="Visited_20_Internet_20_Link">
https://www.ukrinform.ua/rubric-polytics/3732029-ermak-proviv-konsultacii-z-poslami-sodo-realizacii-ukrainskoi-formuli-miru.html</text:a>
</text:p>
      <!--NEWS-->
      <text:h text:style-name="P10" text:outline-level="1">
<text:span text:style-name="T4">
Штати уважно стежать за розвитком ситуації на ЗАЕС – Білий дім</text:span>
</text:h>
      <text:p text:style-name="P4">
Authors: Ukrinform (Person)</text:p>
      <text:p text:style-name="P4">
Publisher: Укринформ (Organization)</text:p>
      <text:p text:style-name="P4">
Published Time: 2023-07-06T00:54:00+03:00</text:p>
      <text:p text:style-name="P4">
Modified Time: 2023-07-06T00:54:00+03:00</text:p>
      <text:p text:style-name="P4">
Description: Американська сторона запевнила, що ретельно відстежує ситуацію навколо Запорізької атомної електростанції та наголошує, що АЕС не може бути об’єктом у зоні бойових дій. — Укрінформ.</text:p>
      <text:p text:style-name="P4">
Images: ['<text:a xlink:type="simple" xlink:href="https://static.ukrinform.com/photos/2022_12/thumb_files/630_360_1670502324-846.jpg" text:style-name="Internet_20_link" text:visited-style-name="Visited_20_Internet_20_Link">
630_360_16705...</text:a>
']</text:p>
      <text:p text:style-name="P4">
Tags: ['США', 'Агресія РФ', 'Запорізька АЕС', 'Війна з Росією']</text:p>
      <text:p text:style-name="P4">
Type: Article</text:p>
      <!--METADATA-->
      <text:p text:style-name="P4">
<draw:frame draw:style-name="fr1" draw:name="Image408" text:anchor-type="as-char" svg:width="6.9236in" svg:height="3.956343in" draw:z-index="0">
<draw:image xlink:href="../Images/yкринформ/2023-07-06T00-54-00-03-00/630_360_1670502324-846.jpg" xlink:type="simple" xlink:show="embed" xlink:actuate="onLoad" draw:mime-type="image/jpeg"/>
</draw:frame>
Американська сторона запевнила, що ретельно відстежує ситуацію навколоЗапорізької атомної електростанції та наголошує, що АЕС не може бути об’єктому зоні бойових дій.</text:p>
      <text:p text:style-name="P4">
Про це заявила в середу під час пресбрифінгу в Вашингтоні речниця Білого домуКарін Жан-П’єр, передає власний кореспондент Укрінформу.</text:p>
      <text:p text:style-name="P4">
«Ми продовжуємо уважно стежити за станом речей на електростанції»,- зауважилапредставниця адміністрації Байдена.</text:p>
      <text:p text:style-name="P4">
<text:span text:style-name="T4">
Читайте також:</text:span>
 <text:span text:style-name="T4">
<text:a xlink:type="simple" xlink:href="https://www.ukrinform.ua/rubric-polytics/3731970-ukraina-maksimalno-kontaktue-z-partnerami-sodo-situacii-na-zaporizkij-aes-zelenskij.html" text:style-name="Internet_20_link" text:visited-style-name="Visited_20_Internet_20_Link">
 Україна максимально контактує з партнерами щодоситуації на ЗАЕС – Зеленський </text:a>
 </text:span>
</text:p>
      <text:p text:style-name="P4">
Вона зазначила, що американська сторона веде цей моніторинг від початкуросійської окупації українського ядерного об'єкта. За її словами, подальшавійськова окупація Запорізької АЕС є небезпечною. У цьому зв’язку вонапідкреслила, що там не повинно відбуватися бойових дій.</text:p>
      <text:p text:style-name="P4">
<text:span text:style-name="T4">
Читайте також:</text:span>
 <text:span text:style-name="T4">
<text:a xlink:type="simple" xlink:href="https://www.ukrinform.ua/rubric-ato/3731700-rosia-nagnitae-situaciu-iz-zaes-sob-perelomiti-hid-vijni-na-svou-korist-malar.html" text:style-name="Internet_20_link" text:visited-style-name="Visited_20_Internet_20_Link">
 Росія нагнітає ситуацію із ЗАЕС, щоб переломити хідвійни на свою користь - Маляр </text:a>
 </text:span>
</text:p>
      <text:p text:style-name="P4">
Як повідомляв Укрінформ, у середу Володимир Зеленський запевнив, що українськавлада максимально контактує з міжнародними партнерами, щоби уникнути дефіцитуінформації щодо ситуації на <text:span text:style-name="T4">
<text:a xlink:type="simple" xlink:href="https://www.ukrinform.ua/tag-zaporizka-aes" text:style-name="Internet_20_link" text:visited-style-name="Visited_20_Internet_20_Link">
 Запорізькій АЕС</text:a>
 </text:span>
 та створених Росією загроз.</text:p>
      <text:p text:style-name="P4">
Source: <text:a xlink:type="simple" xlink:href="https://www.ukrinform.ua/rubric-ato/3732030-stati-uvazno-stezat-za-rozvitkom-situacii-na-zaes-bilij-dim.html" text:style-name="Internet_20_link" text:visited-style-name="Visited_20_Internet_20_Link">
https://www.ukrinform.ua/rubric-ato/3732030-stati-uvazno-stezat-za-rozvitkom-situacii-na-zaes-bilij-dim.html</text:a>
</text:p>
      <!--NEWS-->
      <text:h text:style-name="P10" text:outline-level="1">
<text:span text:style-name="T4">
За підтримки Програми НАТО у ЗСУ стартував проєкт з психологічної реабілітації та стійкості військових</text:span>
</text:h>
      <text:p text:style-name="P4">
Author: ['АРМІЯINFORM']</text:p>
      <text:p text:style-name="P4">
Time: 2023-07-06T98:00:00-04:00</text:p>
      <text:p text:style-name="P4">
Description: У відповідь на запити Збройних Сил України та МВС України, за підтрим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071365_617566673889748_3909766647668716297_n.jpg" text:style-name="Internet_20_link" text:visited-style-name="Visited_20_Internet_20_Link">
358071365_617566673889748_3909766647668716297_n.jpg</text:a>
', '<text:a xlink:type="simple" xlink:href="https://armyinform.com.ua/wp-content/uploads/2023/07/358074551_617566707223078_6754904855657052342_n-150x150.jpg" text:style-name="Internet_20_link" text:visited-style-name="Visited_20_Internet_20_Link">
358074551_617566707223078_6754904855657052342_n-150x150.jpg</text:a>
', '<text:a xlink:type="simple" xlink:href="https://armyinform.com.ua/wp-content/uploads/2023/07/358070700_617566733889742_626487461313208622_n-150x150.jpg" text:style-name="Internet_20_link" text:visited-style-name="Visited_20_Internet_20_Link">
358070700_617566733889742_626487461313208622_n-150x150.jpg</text:a>
']</text:p>
      <text:p text:style-name="P4">
Tags: []</text:p>
      <text:p text:style-name="P4">
Category: News</text:p>
      <!--METADATA-->
      <text:p text:style-name="P4">
<draw:frame draw:style-name="fr1" draw:name="Image409" text:anchor-type="as-char" svg:width="6.9236in" svg:height="5.1927in" draw:z-index="0">
<draw:image xlink:href="../Images/AРМІЯINFORM/2023-07-06T98-00-00-04-00/358071365_617566673889748_3909766647668716297_n.jpg" xlink:type="simple" xlink:show="embed" xlink:actuate="onLoad" draw:mime-type="image/jpeg"/>
</draw:frame>
</text:p>
      <text:p text:style-name="P4">
У відповідь на запити Збройних Сил України та МВС України, за підтримкиПрограми NATO з переходу з військової кар’єри на цивільну, в рамкахКомплексного пакету допомоги Україні (КПД), розпочалася реалізація проєкту зпсихологічної реабілітації та відновлення психологічної стійкості табоєздатності військовослужбовців. Про це<text:a xlink:type="simple" xlink:href="https://www.facebook.com/GeneralStaff.ua/posts/pfbid0nt5smXHgPerNbyiipJ78BcyZHCq73ACfCTC1dUWwS8CggXSvvKhjXRtgr1UJU39rl" text:style-name="Internet_20_link" text:visited-style-name="Visited_20_Internet_20_Link">
повідомляє</text:a>
 Генштаб ЗСУ.</text:p>
      <text:p text:style-name="P4">
<text:a xlink:type="simple" xlink:href="https://armyinform.com.ua/wp-content/uploads/2023/07/358074551_617566707223078_6754904855657052342_n.jpg" text:style-name="Internet_20_link" text:visited-style-name="Visited_20_Internet_20_Link">
<draw:frame draw:style-name="fr1" draw:name="Image410" text:anchor-type="as-char" svg:width="6.9236in" svg:height="6.9236in" draw:z-index="0">
<draw:image xlink:href="../Images/AРМІЯINFORM/2023-07-06T98-00-00-04-00/358074551_617566707223078_6754904855657052342_n-150x150.jpg" xlink:type="simple" xlink:show="embed" xlink:actuate="onLoad" draw:mime-type="image/jpeg"/>
</draw:frame>
</text:a>
</text:p>
      <text:p text:style-name="P4">
<text:a xlink:type="simple" xlink:href="https://armyinform.com.ua/wp-content/uploads/2023/07/358070700_617566733889742_626487461313208622_n.jpg" text:style-name="Internet_20_link" text:visited-style-name="Visited_20_Internet_20_Link">
<draw:frame draw:style-name="fr1" draw:name="Image411" text:anchor-type="as-char" svg:width="6.9236in" svg:height="6.9236in" draw:z-index="0">
<draw:image xlink:href="../Images/AРМІЯINFORM/2023-07-06T98-00-00-04-00/358070700_617566733889742_626487461313208622_n-150x150.jpg" xlink:type="simple" xlink:show="embed" xlink:actuate="onLoad" draw:mime-type="image/jpeg"/>
</draw:frame>
</text:a>
</text:p>
      <text:p text:style-name="P4">
Зазначається, що практичну реалізацію проєкту забезпечує ГО «Ліга офіцерів»,яка з 2014 року системно працює у напрямку психологічної підтримкивійськовослужбовців.</text:p>
      <text:p text:style-name="P4">
У 2023 році заплановано проведення 65 триденних тренінгів для особовогоскладу, залученого до виконання завдань в районах бойових дій. Тренінгиспрямовані на відпрацювання учасниками практичних психологічних навичок,підкріплених теоретичними знаннями.</text:p>
      <text:p text:style-name="P4">
Військовослужбовці опановують методи надання першої психологічної самодопомогита допомоги побратимам у бойових умовах згідно визнаних міжнародних практик тапротоколів. У ході тренінгів передбачено проведення заходів з подоланнянегативних психічних станів, навчання прийомам емоційно-вольової мобілізаціїта індивідуальне психологічне консультування військовослужбовців, які цьогопотребують.</text:p>
      <text:p text:style-name="P4">
Даний проєкт є продовженням діяльності Представництва НАТО в Україні у сферіпсихологічної реабілітації для суб’єктів сектору безпеки та оборони, успішнореалізованої протягом 2014-2019 рр.</text:p>
      <text:p text:style-name="P4">
Новий проєкт є відповіддю на гостру потребу у навчанні та психологічнійпідготовці особового складу Сил Оборони України та спрямований на набуття нимижиттєво важливих навичок психологічної допомоги в умовах бойових дій.</text:p>
      <text:p text:style-name="P4">
Source: <text:a xlink:type="simple" xlink:href="https://armyinform.com.ua/2023/07/06/za-pidtrymky-programy-nato-u-zsu-startuvav-proyekt-z-psyhologichnoyi-reabilitacziyi-ta-stijkosti-vijskovyh/" text:style-name="Internet_20_link" text:visited-style-name="Visited_20_Internet_20_Link">
https://armyinform.com.ua/2023/07/06/za-pidtrymky-programy-nato-u-zsu-startuvav-proyekt-z-psyhologichnoyi-reabilitacziyi-ta-stijkosti-vijskovyh/</text:a>
</text:p>
      <!--NEWS-->
      <text:h text:style-name="P10" text:outline-level="1">
<text:span text:style-name="T4">
Основний наратив, що просувають російські ЗМІ: «Київ готується атакувати ЗАЕС»</text:span>
</text:h>
      <text:p text:style-name="P4">
Author: ['АРМІЯINFORM']</text:p>
      <text:p text:style-name="P4">
Time: 2023-07-06T99:00:00-04:00</text:p>
      <text:p text:style-name="P4">
Description: Центр протидії дезінформації при РНБО Україна інформує: основний наратив, що сьогод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015467_285054914043581_3078857032499238768_n.jpg" text:style-name="Internet_20_link" text:visited-style-name="Visited_20_Internet_20_Link">
358015467_285054914043581_3078857032499238768_n.jpg</text:a>
']</text:p>
      <text:p text:style-name="P4">
Tags: ['ПЄСКОВ', 'ПРОПАГАНДА РФ', 'ЦЕНТР ПРОТИДІЇ ДЕЗІНФОРМАЦІЇ ПРИ РНБО УКРАЇНИ']</text:p>
      <text:p text:style-name="P4">
Category: News</text:p>
      <!--METADATA-->
      <text:p text:style-name="P4">
<draw:frame draw:style-name="fr1" draw:name="Image412" text:anchor-type="as-char" svg:width="6.9236in" svg:height="6.9236in" draw:z-index="0">
<draw:image xlink:href="../Images/AРМІЯINFORM/2023-07-06T99-00-00-04-00/358015467_285054914043581_3078857032499238768_n.jpg" xlink:type="simple" xlink:show="embed" xlink:actuate="onLoad" draw:mime-type="image/jpeg"/>
</draw:frame>
</text:p>
      <text:p text:style-name="P4">
Центр протидії дезінформації при РНБО Україна<text:a xlink:type="simple" xlink:href="https://www.facebook.com/hashtag/%D1%86%D0%BF%D0%B4_%D1%96%D0%BD%D1%84%D0%BE%D1%80%D0%BC%D1%83%D1%94" text:style-name="Internet_20_link" text:visited-style-name="Visited_20_Internet_20_Link">
інформує</text:a>
: основнийнаратив, що сьогодні просувають російські ЗМІ ніби то про те, що Українаготується атакувати Запорізьку АЕС.</text:p>
      <text:p text:style-name="P4">
Так речник путіна пєсков заявляє, що «загроза диверсій збоку Києва на ЗАЕСвелика, наслідки можуть бути катастрофічними».</text:p>
      <text:p text:style-name="P4">
Також «рот» путіна заявив, що начебто «росія вживає всіх заходів щодо протидіїзагрозам на станції».</text:p>
      <text:p text:style-name="P4">
Звинувачуючи Україну в можливих терактах та диверсіях на ЗАЕС, кремль готуєсобі інфоалібі перед черговим злочином російських окупантів.</text:p>
      <text:p text:style-name="P4">
Влада країни-агресорки не полишає спроб підвищити рівень напруги, вплинути наУкраїну та проукраїнську коаліцію за допомогою ядерного шантажу.</text:p>
      <text:p text:style-name="P4">
Подібні заяви є маніпуляцією кремлівського режиму, мета яких — змусити Українупіти на поступки.</text:p>
      <text:p text:style-name="P4">
Також, за словами глави Військового комітету НАТО Роба Бауера, якщо росіяниздійснять удар по ЗАЕС, то «це буде набагато більша проблема, ніж простовійськова проблема або щось тільки для НАТО».</text:p>
      <text:p text:style-name="P4">
Source: <text:a xlink:type="simple" xlink:href="https://armyinform.com.ua/2023/07/06/osnovnyj-naratyv-shho-prosuvayut-rosijski-zmi-kyyiv-gotuyetsya-atakuvaty-zaes/" text:style-name="Internet_20_link" text:visited-style-name="Visited_20_Internet_20_Link">
https://armyinform.com.ua/2023/07/06/osnovnyj-naratyv-shho-prosuvayut-rosijski-zmi-kyyiv-gotuyetsya-atakuvaty-zaes/</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